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4c7f42"/>
    </style:style>
    <style:style style:name="P3" style:family="paragraph" style:parent-style-name="Standard">
      <style:text-properties style:font-name="Times New Roman" officeooo:rsid="004c7f42" officeooo:paragraph-rsid="004c7f42"/>
    </style:style>
    <style:style style:name="P4" style:family="paragraph" style:parent-style-name="Standard">
      <style:text-properties style:font-name="Times New Roman" fo:font-size="11pt" fo:font-weight="normal" officeooo:rsid="004c7f42" officeooo:paragraph-rsid="004c7f42" style:font-size-asian="11pt" style:font-weight-asian="normal" style:font-size-complex="11pt" style:font-weight-complex="normal"/>
    </style:style>
    <style:style style:name="P5" style:family="paragraph" style:parent-style-name="Footnote">
      <style:text-properties officeooo:rsid="004c7f42" officeooo:paragraph-rsid="004c7f42"/>
    </style:style>
    <style:style style:name="P6" style:family="paragraph" style:parent-style-name="Standard">
      <style:text-properties officeooo:paragraph-rsid="005554e0"/>
    </style:style>
    <style:style style:name="P7" style:family="paragraph" style:parent-style-name="_5f_endp_5f_person-list" style:list-style-name="L1"/>
    <style:style style:name="P8" style:family="paragraph" style:parent-style-name="_5f_endp_5f_person-list" style:list-style-name="L1">
      <style:text-properties officeooo:paragraph-rsid="005554e0"/>
    </style:style>
    <style:style style:name="P9" style:family="paragraph" style:parent-style-name="_5f_endp_5f_person-list" style:list-style-name=""/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1pt" officeooo:rsid="0017caaf" style:font-size-asian="11pt" style:font-size-complex="11pt"/>
    </style:style>
    <style:style style:name="T3" style:family="text">
      <style:text-properties style:font-name="Times New Roman" officeooo:rsid="004c7f42"/>
    </style:style>
    <style:style style:name="T4" style:family="text">
      <style:text-properties style:font-name="Times New Roman" fo:font-weight="bold" officeooo:rsid="004c7f42" style:font-weight-asian="bold" style:font-weight-complex="bold"/>
    </style:style>
    <style:style style:name="T5" style:family="text">
      <style:text-properties fo:color="#000000" loext:opacity="100%" style:text-position="super 58%" fo:font-weight="normal" officeooo:rsid="00413aa8" style:font-weight-asian="normal" style:font-weight-complex="normal"/>
    </style:style>
    <style:style style:name="T6" style:family="text">
      <style:text-properties fo:color="#000000" loext:opacity="100%" fo:font-weight="normal" officeooo:rsid="00413aa8" style:font-weight-asian="normal" style:font-weight-complex="normal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ize="11pt" fo:font-weight="normal" officeooo:rsid="004c7f42" style:font-size-asian="11pt" style:font-weight-asian="normal" style:font-size-complex="11pt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413aa8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1b435a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413aa8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4c7f42" style:font-size-asian="11pt" style:font-weight-asian="normal" style:font-size-complex="11pt" style:font-weight-complex="normal"/>
    </style:style>
    <style:style style:name="T15" style:family="text">
      <style:text-properties fo:font-size="11pt" fo:font-weight="bold" officeooo:rsid="00413aa8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4c7f42" style:font-size-asian="11pt" style:font-weight-asian="bold" style:font-size-complex="11pt" style:font-weight-complex="bold"/>
    </style:style>
    <style:style style:name="T17" style:family="text">
      <style:text-properties officeooo:rsid="00413aa8"/>
    </style:style>
    <style:style style:name="T18" style:family="text">
      <style:text-properties style:text-position="super 58%" officeooo:rsid="00413aa8"/>
    </style:style>
    <style:style style:name="T19" style:family="text">
      <style:text-properties style:text-position="super 58%" fo:font-size="11pt" fo:font-weight="normal" officeooo:rsid="004c7f42" style:font-size-asian="11pt" style:font-weight-asian="normal" style:font-size-complex="11pt" style:font-weight-complex="normal"/>
    </style:style>
    <style:style style:name="T20" style:family="text">
      <style:text-properties officeooo:rsid="004c7f42"/>
    </style:style>
    <style:style style:name="T21" style:family="text">
      <style:text-properties officeooo:rsid="005098bb"/>
    </style:style>
    <style:style style:name="T22" style:family="text">
      <style:text-properties officeooo:rsid="00533c11"/>
    </style:style>
    <style:style style:name="T23" style:family="text">
      <style:text-properties officeooo:rsid="0054e68b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=</text:span><text:a xlink:type="simple" xlink:href="https://nakala.fr/path/to/FRAN_0393_05300_L.jpg/" text:style-name="Internet_20_link" text:visited-style-name="Visited_20_Internet_20_Link"><text:span text:style-name="T1">90</text:span></text:a><text:span text:style-name="T2">=</text:span><text:span text:style-name="T2"><office:annotation loext:resolved="false"><dc:creator>e-NDP</dc:creator><dc:date>2023-05-03T09:46:31.921463802</dc:date><meta:creator-initials>e-NDP</meta:creator-initials><text:p text:style-name="P10"><text:span text:style-name="T24">Saut de page, pagination Sarasin + lien à l’image nakala</text:span></text:p></office:annotation></text:span></text:p>
      <text:h text:style-name="Titre1" text:outline-level="1"><text:span text:style-name="T22">Mémo saisie é</text:span><text:span text:style-name="T23">dition/</text:span>L<text:span text:style-name="T17">undi 1</text:span><text:span text:style-name="T18">er</text:span><text:span text:style-name="T17"> mai 2023</text:span><text:span text:style-name="T17"><office:annotation loext:resolved="false"><dc:creator>e-NDP</dc:creator><dc:date>2023-05-03T09:47:13.372063507</dc:date><meta:creator-initials>e-NDP</meta:creator-initials><text:p text:style-name="P10"><text:span text:style-name="T24">Titre forgé (</text:span></text:p><text:p text:style-name="P10"><text:span text:style-name="T24">date modernisée), </text:span></text:p><text:p text:style-name="P10"><text:span text:style-name="T24">Style Titre1. Rappel : </text:span></text:p><text:p text:style-name="P10"><text:span text:style-name="T24">- Par défaut, l’unité documentaire correspond au «chapitre » ;</text:span></text:p><text:p text:style-name="P10"><text:span text:style-name="T24">- « chapitre général » : CG/Lundi 1er mai ;</text:span></text:p><text:p text:style-name="P10"><text:span text:style-name="T24">- « réunion » : R/Lundi 1er mai ;</text:span></text:p><text:p text:style-name="P10"><text:span text:style-name="T24">- « annexe »  : A/Titre de l’annexe </text:span></text:p></office:annotation></text:span></text:h>
      <text:p text:style-name="P1"><text:span text:style-name="_5f_endp_5f_date"><text:span text:style-name="T6">En ce I</text:span></text:span><text:span text:style-name="_5f_endp_5f_date"><text:span text:style-name="T5">er</text:span></text:span><text:span text:style-name="_5f_endp_5f_date"><text:span text:style-name="T6"> mai 2023</text:span></text:span><text:span text:style-name="_5f_endp_5f_date"><text:span text:style-name="T6"><office:annotation loext:resolved="false"><dc:creator>e-NDP</dc:creator><dc:date>2023-05-03T09:48:00.105192629</dc:date><meta:creator-initials>e-NDP</meta:creator-initials><text:p text:style-name="P10"><text:span text:style-name="T24">Date transcrite, style de caractère _endp_date</text:span></text:p></office:annotation></text:span></text:span><text:span text:style-name="T9">, </text:span><text:span text:style-name="T10">sont réunis les partenaires du projet e-NDP :</text:span></text:p>
      <text:list text:style-name="L1">
        <text:list-item>
          <text:p text:style-name="P7">J<text:span text:style-name="T17">ulie Claustre ;</text:span></text:p>
        </text:list-item>
        <text:list-item>
          <text:p text:style-name="P7">D<text:span text:style-name="T17">arwin Smith ;</text:span></text:p>
        </text:list-item>
        <text:list-item>
          <text:p text:style-name="P7">O<text:span text:style-name="T17">livier Canteaut ;</text:span></text:p>
        </text:list-item>
        <text:list-item>
          <text:p text:style-name="P8">@<office:annotation loext:resolved="false"><dc:creator>e-NDP</dc:creator><dc:date>2023-05-03T09:48:26.261103985</dc:date><meta:creator-initials>e-NDP</meta:creator-initials><text:p text:style-name="P10"><text:span text:style-name="T24">Symbole @ pour figurer le point de présence.</text:span></text:p></office:annotation> Lucas Terriel ;</text:p>
        </text:list-item>
        <text:list-item>
          <text:p text:style-name="P8"><text:span text:style-name="T7">@</text:span><text:span text:style-name="T7"><office:annotation loext:resolved="false"><dc:creator>e-NDP</dc:creator><dc:date>2023-05-03T09:48:48.052092641</dc:date><meta:creator-initials>e-NDP</meta:creator-initials><text:p text:style-name="P10"><text:span text:style-name="T24">Symbole @ barré pour indiquer la correction par le chanoine.</text:span></text:p></office:annotation></text:span><text:span text:style-name="T7"> </text:span>Vincent Jolivet<office:annotation loext:resolved="false"><dc:creator>e-NDP</dc:creator><dc:date>2023-05-03T09:49:14.885078576</dc:date><meta:creator-initials>e-NDP</meta:creator-initials><text:p text:style-name="P10"><text:span text:style-name="T24">Liste des chanoines, style _endp_person-list pour chaque item</text:span></text:p></office:annotation></text:p>
        </text:list-item>
      </text:list>
      <text:p text:style-name="P9"/>
      <text:p text:style-name="_5f_endp_5f_non-deliberation">Ceci constitue <text:span text:style-name="T21">la</text:span> <text:span text:style-name="T21">structure</text:span> <text:span text:style-name="T20">et </text:span><text:span text:style-name="T21">la</text:span><text:span text:style-name="T20"> documentation </text:span>d<text:span text:style-name="T21">u</text:span> modèle éditorial <text:span text:style-name="T21">e-NDP</text:span> basé sur un exemple fictif<office:annotation loext:resolved="false"><dc:creator>e-NDP</dc:creator><dc:date>2023-05-03T09:49:53.414326492</dc:date><meta:creator-initials>e-NDP</meta:creator-initials><text:p text:style-name="P10"><text:span text:style-name="T24">Paragraphe hors-délibération, style _endp_non-deliberation</text:span></text:p></office:annotation></text:p>
      <text:p text:style-name="P1"><office:annotation office:name="__Annotation__228_1896992729" loext:resolved="false"><dc:creator>e-NDP</dc:creator><dc:date>2023-05-03T09:50:24.071824334</dc:date><meta:creator-initials>e-NDP</meta:creator-initials><text:p text:style-name="P10"><text:span text:style-name="T24">Numérotation forgée des délibérations .</text:span></text:p></office:annotation>(1)<office:annotation-end office:name="__Annotation__228_1896992729"/> <office:annotation office:name="__Annotation__229_1896992729" loext:resolved="false"><dc:creator>e-NDP</dc:creator><dc:date>2023-05-03T09:50:41.837463929</dc:date><meta:creator-initials>e-NDP</meta:creator-initials><text:p text:style-name="P10"><text:span text:style-name="T24">Mise en valeur de l’entrée (</text:span><text:span text:style-name="T26">Gras</text:span><text:span text:style-name="T24">). </text:span></text:p><text:p text:style-name="P10"><text:span text:style-name="T24">Attention : ne pas formater la numérotation forgée.</text:span></text:p></office:annotation><text:span text:style-name="T15">Définition du modèle éditorial</text:span><office:annotation-end office:name="__Annotation__229_1896992729"/><text:span text:style-name="T11"> </text:span><text:span text:style-name="T13">par l’ensemble du groupe de travail qui valide la version définitive des normes TEI</text:span><text:span text:style-name="T9">.</text:span></text:p>
      <text:p text:style-name="P2"><text:span text:style-name="T12">(</text:span><text:span text:style-name="T14">2</text:span><text:span text:style-name="T12">) </text:span><text:span text:style-name="T15">Réflexion sur le worklow</text:span><text:span text:style-name="T13">. Le groupe travaille à la définition d’un modèle traitement de texte.</text:span></text:p>
      <text:p text:style-name="P2"><text:span text:style-name="T12">(</text:span><text:span text:style-name="T14">3</text:span><text:span text:style-name="T12">) </text:span><text:span text:style-name="T15">É</text:span><text:span text:style-name="T16">léments de typographie</text:span><text:span text:style-name="T13">. </text:span><text:span text:style-name="T14">Le modèle doit permettre d’utiliser les exposants principalement dans les dates par exemple I</text:span><text:span text:style-name="T19">er</text:span><text:span text:style-name="T14"> mai 2023 et de restituer le </text:span><office:annotation office:name="__Annotation__230_1896992729" loext:resolved="false"><dc:creator>e-NDP</dc:creator><dc:date>2023-05-03T09:51:03.751516974</dc:date><meta:creator-initials>e-NDP</meta:creator-initials><text:p text:style-name="P10"><text:span text:style-name="T24">Texte raturé, mise en forme </text:span><text:span text:style-name="T25">Barré</text:span><text:span text:style-name="T24"> </text:span></text:p></office:annotation><text:span text:style-name="T14">t</text:span><text:span text:style-name="T8">exte raturé</text:span><office:annotation-end office:name="__Annotation__230_1896992729"/><text:span text:style-name="T14">. Les ajouts (mentions interlinéaires et marginales) sont transcrits mais pas signalés. De même, les abréviations sont résolues mais pas signalées.</text:span></text:p>
      <text:p text:style-name="P1"><text:span text:style-name="T12">(</text:span><text:span text:style-name="T14">4</text:span><text:span text:style-name="T12">) </text:span><text:span text:style-name="T16">Apparat et interventions éditoriales</text:span><text:span text:style-name="T14">.</text:span><text:span text:style-name="T13"> </text:span><text:span text:style-name="T14">Ces règles portent sur la casse et le signalement des corrections.</text:span></text:p>
      <text:p text:style-name="P2"><text:span text:style-name="T13"><office:annotation loext:resolved="false"><dc:creator>e-NDP</dc:creator><dc:date>2023-05-03T09:51:23.137769078</dc:date><meta:creator-initials>e-NDP</meta:creator-initials><text:p text:style-name="P10"><text:span text:style-name="T24">e 2e paragraphe de la délibération n’est pas numéroté.</text:span></text:p></office:annotation></text:span><text:span text:style-name="T13">Ce modèle doit permettre de distinguer les [restitutions certaines] des [ ?restitutions incertaines]. </text:span><text:span text:style-name="T14">Les corrections éditoriales sont </text:span><office:annotation office:name="__Annotation__231_1896992729" loext:resolved="false"><dc:creator>e-NDP</dc:creator><dc:date>2023-05-03T09:51:40.624129756</dc:date><meta:creator-initials>e-NDP</meta:creator-initials><text:p text:style-name="P10"><text:span text:style-name="T24">Correction éditoriale : <text:s/>[texte corrigé](texte dans le registre).</text:span></text:p></office:annotation><text:span text:style-name="T14">[également](égalemen) </text:span><office:annotation-end office:name="__Annotation__231_1896992729"/><text:span text:style-name="T14">signalées. Les lacunes sont </text:span><office:annotation office:name="__Annotation__232_1896992729" loext:resolved="false"><dc:creator>e-NDP</dc:creator><dc:date>2023-05-03T09:52:01.540504079</dc:date><meta:creator-initials>e-NDP</meta:creator-initials><text:p text:style-name="P10"><text:span text:style-name="T24">Lacune : « … »</text:span></text:p></office:annotation><text:span text:style-name="T14">…</text:span><office:annotation-end office:name="__Annotation__232_1896992729"/><text:span text:style-name="T14"> signalées. <text:s/></text:span></text:p>
      <text:p text:style-name="P4">Les capitales sont maintenus et « Dominus » est capitalisé quand il s’agit de Dieu. Les chiffres des dates en romain sont en majuscules, par exemple : « XX augusti ». </text:p>
      <text:p text:style-name="P3">Ce modèle permet d’ajouter des note<text:span text:style-name="T21">s</text:span> libre<text:span text:style-name="T21">s</text:span> d’apparat<office:annotation office:name="__Annotation__233_1896992729" loext:resolved="false"><dc:creator>e-NDP</dc:creator><dc:date>2023-05-03T09:52:25.752297504</dc:date><meta:creator-initials>e-NDP</meta:creator-initials><text:p text:style-name="P10"><text:span text:style-name="T24">Note de bas de page, le contenu est standardisé entre éditeurs.</text:span></text:p></office:annotation><text:note text:id="ftn1" text:note-class="footnote"><text:note-citation>1</text:note-citation><text:note-body><text:p text:style-name="P5"><text:s/>Note libre de bas de page. </text:p></text:note-body></text:note><office:annotation-end office:name="__Annotation__233_1896992729"/>.</text:p>
      <text:p text:style-name="P6"><text:span text:style-name="T3">(5) </text:span><text:span text:style-name="T4">La question des enrichissements.</text:span><text:span text:style-name="T3"> Certaines règles porte sur annotations spécifiques : On distingue le </text:span><text:span text:style-name="_5f_endp_5f_frm"><text:span text:style-name="T20">texte en moyen français</text:span></text:span><text:span text:style-name="_5f_endp_5f_frm"><text:span text:style-name="T20"><office:annotation loext:resolved="false"><dc:creator>e-NDP</dc:creator><dc:date>2023-05-03T09:52:45.977423940</dc:date><meta:creator-initials>e-NDP</meta:creator-initials><text:p text:style-name="P10"><text:span text:style-name="T24">Texte en moyen français marqué par le style de caractère  _endp_frm</text:span></text:p></office:annotation></text:span></text:span><text:span text:style-name="T3"> du texte en latin. En revanche les entités nommées (personnes, par exemple) seront ajoutées en post-traitement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Standard">=FRAN_0393_10715_L.jpg=</text:p>
      <text:p text:style-name="Standard">1 - esi</text:p>
      <text:p text:style-name="Standard">2 - 1</text:p>
      <text:p text:style-name="Standard">3 - festum Hyem BeaeM</text:p>
      <text:p text:style-name="Standard">4 - dia</text:p>
      <text:p text:style-name="Standard">5 - nalt</text:p>
      <text:p text:style-name="Standard">6 - ecoG n capt solvi</text:p>
      <text:p text:style-name="Standard">7 - Magistr P. de Castro lon sz</text:p>
      <text:p text:style-name="Standard">8 - enteram Janu</text:p>
      <text:p text:style-name="Standard">9 - capituli an preceiti finente</text:p>
      <text:p text:style-name="Standard">10 - presenci capitulo sancti Johannis</text:p>
      <text:p text:style-name="Standard">11 - nichil debes et bi cesto</text:p>
      <text:p text:style-name="Standard">12 - ss cr</text:p>
      <text:p text:style-name="Standard">13 - Mepi Tomine Ameu Boc est registrum Secreti</text:p>
      <text:p text:style-name="Standard">14 - apostoli venenerabis ecclesie parisiensis inceptu per me Guillelmum Symonelli presbyterum</text:p>
      <text:p text:style-name="Standard">15 - Nivernensis diocesis publicum auctoritate apostolica et imperiali notarium ac ejusdem capellani</text:p>
      <text:p text:style-name="Standard">16 - Scribam. Anno Domini mmo CCCmo nonagesimo secundo In ictoe xva mensis</text:p>
      <text:p text:style-name="Standard">17 - junii die xxv in crastinum Nativitatis beati Johannis Bapite qua</text:p>
      <text:p text:style-name="Standard">18 - die fuit capitulum generale Pontificatus sanctissimi in Christo patris</text:p>
      <text:p text:style-name="Standard">19 - et domini nostri domini Clementis dia providenci pape viii anno xiiii°</text:p>
      <text:p text:style-name="Standard">20 - presentibus dominis capitulantibus</text:p>
      <text:p text:style-name="Standard">21 - Capitulum genera</text:p>
      <text:p text:style-name="Standard">22 - Decano.</text:p>
      <text:p text:style-name="Standard">23 - H. Centore</text:p>
      <text:p text:style-name="Standard">24 - Dominus decanus suo et capituli parisiensis nomine optavit ta</text:p>
      <text:p text:style-name="Standard">25 - xum omnum grossorum fructuum prebendam forante et in deportu</text:p>
      <text:p text:style-name="Standard">26 - G. archidiacono ecclesie</text:p>
      <text:p text:style-name="Standard">27 - existencium et specialiter prebendam que fuit magistr N. e Villamar condam</text:p>
      <text:p text:style-name="Standard">28 - T. Archidiacono Brie infirmo</text:p>
      <text:p text:style-name="Standard">29 - cantori parisiensi ut canonici que nunrc est domini P. Mignoti</text:p>
      <text:p text:style-name="Standard">30 - Sy succentore</text:p>
      <text:p text:style-name="Standard">31 - L. de Mongeria</text:p>
      <text:p text:style-name="Standard">32 - Deputati sunt custodes arche anniversarioum ecclesie prar</text:p>
      <text:p text:style-name="Standard">33 - .Kaillay</text:p>
      <text:p text:style-name="Standard">34 - domini decanus parisiensis et N. de Ordeomonte prout anteaerat</text:p>
      <text:p text:style-name="Standard"><text:soft-page-break/>35 - le Diseur</text:p>
      <text:p text:style-name="Standard">36 - B. de Thierno</text:p>
      <text:p text:style-name="Standard">37 - Et custornides fabrico magistri L. de Mongeria et Ph. de Salione</text:p>
      <text:p text:style-name="Standard">38 - J. de Bordis</text:p>
      <text:p text:style-name="Standard">39 - P. Prepositi</text:p>
      <text:p text:style-name="Standard">40 - Et provisores domus Dei / succentor L. de Mongeria et P. de Castro</text:p>
      <text:p text:style-name="Standard">41 - P. Mignoti</text:p>
      <text:p text:style-name="Standard">42 - R. de Lorriaco</text:p>
      <text:p text:style-name="Standard">43 - N. Le Discur et J. de Soco ibunt apud Vivacum et se informabunt</text:p>
      <text:p text:style-name="Standard">44 - G. de Veraco</text:p>
      <text:p text:style-name="Standard">45 - ibidem si est utilius dare majoriam dicti loci alicui sufficiene persones</text:p>
      <text:p text:style-name="Standard">46 - P. Cancellario</text:p>
      <text:p text:style-name="Standard">47 - eam vendere / et eciam qui videbitur sufficiente ad exercicium dicti officiali</text:p>
      <text:p text:style-name="Standard">48 - J. de Pompedorio</text:p>
      <text:p text:style-name="Standard">49 - Prepositi prebendarii</text:p>
      <text:p text:style-name="Standard">50 - J. Hue pro presente</text:p>
      <text:p text:style-name="Standard">51 - t no</text:p>
      <text:p text:style-name="Standard">52 - . de Mongeria</text:p>
      <text:p text:style-name="Standard">53 - J. de Pompedorio</text:p>
      <text:p text:style-name="Standard">54 - In monado per electionem cum pr</text:p>
      <text:p text:style-name="Standard">55 - N. Chaudart infirmo et presente</text:p>
      <text:p text:style-name="Standard">56 - J. de Bordis</text:p>
      <text:p text:style-name="Standard">57 - In Civilliaco</text:p>
      <text:p text:style-name="Standard">58 - Ar. Jausserand</text:p>
      <text:p text:style-name="Standard">59 - R. de Putheolis</text:p>
      <text:p text:style-name="Standard">60 - N. de Ordeomonte</text:p>
      <text:p text:style-name="Standard">61 - In Christolio</text:p>
      <text:p text:style-name="Standard">62 - Ja. Cosson</text:p>
      <text:p text:style-name="Standard">63 - P. Roberti</text:p>
      <text:p text:style-name="Standard">64 - n Ytevilla</text:p>
      <text:p text:style-name="Standard">65 - G. Fedelli</text:p>
      <text:p text:style-name="Standard">66 - R. de Lorriaco</text:p>
      <text:p text:style-name="Standard">67 - J. Voignon</text:p>
      <text:p text:style-name="Standard">68 - n Liricantu</text:p>
      <text:p text:style-name="Standard">69 - H. de Chanaco</text:p>
      <text:p text:style-name="Standard">70 - Ja. Cosson</text:p>
      <text:p text:style-name="Standard"><text:soft-page-break/>71 - in Orliaco per electionem</text:p>
      <text:p text:style-name="Standard">72 - R. de Putheolis</text:p>
      <text:p text:style-name="Standard">73 - Cantor</text:p>
      <text:p text:style-name="Standard">74 - L. de Maignaco</text:p>
      <text:p text:style-name="Standard">75 - In Andresiaco</text:p>
      <text:p text:style-name="Standard">76 - P. de Castro infirmo</text:p>
      <text:p text:style-name="Standard">77 - J. de Sanctis</text:p>
      <text:p text:style-name="Standard">78 - In Viriaco</text:p>
      <text:p text:style-name="Standard">79 - T. de Sancto Petro</text:p>
      <text:p text:style-name="Standard">80 - J. de Soco</text:p>
      <text:p text:style-name="Standard">81 - J. de Guignicurte</text:p>
      <text:p text:style-name="Standard">82 - In Spedona</text:p>
      <text:p text:style-name="Standard">83 - Decanus</text:p>
      <text:p text:style-name="Standard">84 - Ph. de Salion</text:p>
      <text:p text:style-name="Standard">85 - In Vernoto</text:p>
      <text:p text:style-name="Standard">86 - P. Forteti</text:p>
      <text:p text:style-name="Standard">87 - T. Hocie</text:p>
      <text:p text:style-name="Standard">88 - N. Corberosa</text:p>
      <text:p text:style-name="Standard">89 - P. Roberti</text:p>
      <text:p text:style-name="Standard">90 - Chanteprimo</text:p>
      <text:p text:style-name="Standard">91 - Rosayo</text:p>
      <text:p text:style-name="Standard">92 - . de Sanctis</text:p>
      <text:p text:style-name="Standard">93 - Chanteprime</text:p>
      <text:p text:style-name="Standard">94 - esr</text:p>
      <text:p text:style-name="Standard">=FRAN_0393_10716_L.jpg=</text:p>
      <text:p text:style-name="Standard">1 - vg° seundi</text:p>
      <text:p text:style-name="Standard">2 - Anno predicto die mercurii xxvia junii potet nati beati Johannis secudi Capituli genenera i eprents dominiaptulitiui</text:p>
      <text:p text:style-name="Standard">3 - Renunciacio clericorum matucinalium</text:p>
      <text:p text:style-name="Standard">4 - P. decano</text:p>
      <text:p text:style-name="Standard">5 - H. Cantore</text:p>
      <text:p text:style-name="Standard">6 - Renunciaverunt clerici matutinales et macicoti ecclesie</text:p>
      <text:p text:style-name="Standard">7 - G. Archidiacono ecclesie</text:p>
      <text:p text:style-name="Standard">8 - quorum nomina sunt hec / Egidius Pinelli Tassinus</text:p>
      <text:p text:style-name="Standard">9 - P. Archidiacono Brie infirmo</text:p>
      <text:p text:style-name="Standard">10 - Vacherii G. Auffert P. Gillardi Laurencius de Foro</text:p>
      <text:p text:style-name="Standard"><text:soft-page-break/>11 - Sy. succentore</text:p>
      <text:p text:style-name="Standard">12 - J. Constancini dicte ecclesie macicoti et Aubertus Billardi</text:p>
      <text:p text:style-name="Standard">13 - J. Brennenu J Caillart Nicols de Dola Martinu mii</text:p>
      <text:p text:style-name="Standard">14 - Ar Ausserandi</text:p>
      <text:p text:style-name="Standard">15 - tonis / per Valeti G. Aleaume Thomas Le Pele Hebertus</text:p>
      <text:p text:style-name="Standard">16 - J. de Pompedorio</text:p>
      <text:p text:style-name="Standard">17 - J. de Soco</text:p>
      <text:p text:style-name="Standard">18 - Besangerii et Stephanus Theobaldi clerici matutinarum</text:p>
      <text:p text:style-name="Standard">19 - L. de Mongeria</text:p>
      <text:p text:style-name="Standard">20 - Item renunciaverunt cappellani celebrantes pro rege ad altare</text:p>
      <text:p text:style-name="Standard">21 - N. Chaudart</text:p>
      <text:p text:style-name="Standard">22 - ad m</text:p>
      <text:p text:style-name="Standard">23 - J. de Karolay</text:p>
      <text:p text:style-name="Standard">24 - Sancti Sebastiani / quorum nomina sunt hec videlicet domini Johannes</text:p>
      <text:p text:style-name="Standard">25 - P. Roberti</text:p>
      <text:p text:style-name="Standard">26 - Bienvenu Johannes La Buffe / seguinus vigerii Aubertus</text:p>
      <text:p text:style-name="Standard">27 - B. de Thierno</text:p>
      <text:p text:style-name="Standard">28 - Billardi / Eustacius Vacherii et G. de Quercu</text:p>
      <text:p text:style-name="Standard">29 - G. de Veraco</text:p>
      <text:p text:style-name="Standard">30 - P. Forteti</text:p>
      <text:p text:style-name="Standard">31 - Et P. Burgondi et J. de Quirisi capellani revocabiles ad</text:p>
      <text:p text:style-name="Standard">32 - R. de Lorriaco</text:p>
      <text:p text:style-name="Standard">33 - nitum capelanie fundatae per condam archidiaconum Actrebatensi canonicum parisiensis ad al</text:p>
      <text:p text:style-name="Standard">34 - J. Hue</text:p>
      <text:p text:style-name="Standard">35 - tare sinistre partis primagisi beate Mari que est in introitu chori qui</text:p>
      <text:p text:style-name="Standard">36 - P. Prepositi</text:p>
      <text:p text:style-name="Standard">37 - de novo fuerunt usque ad beneplacitum capituli instiartis et eciam alii predicti</text:p>
      <text:p text:style-name="Standard">38 - B. de Mutheolis</text:p>
      <text:p text:style-name="Standard">39 - Et capellani celebrantes puo domino episcopo parisiensis ad dictum altare videlicet</text:p>
      <text:p text:style-name="Standard">40 - T. de Sancto Petro</text:p>
      <text:p text:style-name="Standard">41 - G. Symonelli pro se ipso et Symon Hubelin pro domino P. Mangis</text:p>
      <text:p text:style-name="Standard">42 - J. Voignon</text:p>
      <text:p text:style-name="Standard">43 - altero deputato ad dictum celebracionem qui eciam de nono fuerunt</text:p>
      <text:p text:style-name="Standard">44 - Ph. de Salione</text:p>
      <text:p text:style-name="Standard">45 - instituti ad simile beneplacionem</text:p>
      <text:p text:style-name="Standard">46 - Ja. Cosson</text:p>
      <text:p text:style-name="Standard"><text:soft-page-break/>47 - Concesse fucetu due prebene Casteneti domino Thome Boullardi capellanie</text:p>
      <text:p text:style-name="Standard">48 - T. Hocie</text:p>
      <text:p text:style-name="Standard">49 - in ecclesia parisiensis usque ad ix annos pro C. l. par. quolibet anno / solvendis quolibet</text:p>
      <text:p text:style-name="Standard">50 - G. Fedelli</text:p>
      <text:p text:style-name="Standard">51 - anno mediatim in festis Purificiones et ascencionis sub hac condicione quod</text:p>
      <text:p text:style-name="Standard">52 - J. de Guignicurte</text:p>
      <text:p text:style-name="Standard">53 - dabit singulis tribus annis capitulo per declaracionem in uno re</text:p>
      <text:p text:style-name="Standard">54 - N. de Ordeomonte</text:p>
      <text:p text:style-name="Standard">55 - gistero redditus particularius dictarum prebendam / et quod omnes confiscacionem etciam</text:p>
      <text:p text:style-name="Standard">56 - H. de Chanaco</text:p>
      <text:p text:style-name="Standard">57 - hereditagia confistacionum ac emende excedentes . lx. s. fuit causa</text:p>
      <text:p text:style-name="Standard">58 - L. de Maignaco</text:p>
      <text:p text:style-name="Standard">59 - J. de Bordis</text:p>
      <text:p text:style-name="Standard">60 - Dominus Thomas Boullardi predictus ut procuratore J. de Salebruche cao</text:p>
      <text:p text:style-name="Standard">61 - P. de Castro infirm</text:p>
      <text:p text:style-name="Standard">62 - semprent ecclesie parisiensis consenciit procuratore nomine et pro parte dicti J. quo</text:p>
      <text:p text:style-name="Standard">63 - granumt fructus dicte semi prebende sue augustis proximo preteriti conra</text:p>
      <text:p text:style-name="Standard">64 - tantur in reparacioneus in quibus tenetur</text:p>
      <text:p text:style-name="Standard">65 - Vocentur ad crastinum matricularii clerici et laici et eciam macicoti ecclesie ut provide</text:p>
      <text:p text:style-name="Standard">66 - atur super deffectibus qui commictuntur in dicta ecclesia</text:p>
      <text:p text:style-name="Standard">67 - Deliberatum est quod assistentis prelato celebrantes in festis pontificae in quibus rasura non debet</text:p>
      <text:p text:style-name="Standard">68 - teneantur et debeant interesse rasi nisi per trduum fuerint rasi aute</text:p>
      <text:p text:style-name="Standard">69 - Placet capitulo quod statutum olim factum super faciendum prepositis prebendaus servet videlicet quod fiant per</text:p>
      <text:p text:style-name="Standard">70 - Statutum</text:p>
      <text:p text:style-name="Standard">71 - electionem comprebendum suorum et quod ubi non fuerint concordes capitulum eligat in deffectum</text:p>
      <text:p text:style-name="Standard">72 - eorumdem quos maluent / Et fuit protestatus magister J. de Karolay prebendam in moriaco</text:p>
      <text:p text:style-name="Standard">73 - quod cum debeat esse prepositus prebendats ut antiquior canonicus non intendat consentire / Et</text:p>
      <text:p text:style-name="Standard">74 - capitulum de contrario et in contrium</text:p>
      <text:p text:style-name="Standard">=FRAN_0393_10717_L.jpg=</text:p>
      <text:p text:style-name="Standard">1 - magestaumo secund</text:p>
      <text:p text:style-name="Standard">2 - mi</text:p>
      <text:p text:style-name="Standard">3 - Anno predicto die jovis xxviia juniii post natvati bati J. bapalite ercia capituli generalis presentibus dominis capitei</text:p>
      <text:p text:style-name="Standard">4 - P. Decano</text:p>
      <text:p text:style-name="Standard">5 - H. cantore</text:p>
      <text:p text:style-name="Standard"><text:soft-page-break/>6 - anumictatur J. Hueti filius Gileti Hueti parrochie de Cruce</text:p>
      <text:p text:style-name="Standard">7 - G. Archidiacono ecclesie</text:p>
      <text:p text:style-name="Standard">8 - commorane in commarniaco in Bria pauperrini viri volentes astribi</text:p>
      <text:p text:style-name="Standard">9 - J. Arhldiaco</text:p>
      <text:p text:style-name="Standard">10 - Sy. succentore</text:p>
      <text:p text:style-name="Standard">11 - milicie clericali et ad sacerdocium promoveri / mediante finencia</text:p>
      <text:p text:style-name="Standard">12 - Brie infirmo</text:p>
      <text:p text:style-name="Standard">13 - sex fectorum auri ita quod si convolaverit ad nupcias revertatu</text:p>
      <text:p text:style-name="Standard">14 - L. de Mongeria</text:p>
      <text:p text:style-name="Standard">15 - P. Roberti</text:p>
      <text:p text:style-name="Standard">16 - in pristinam servitutem</text:p>
      <text:p text:style-name="Standard">17 - J. de Pompedorio</text:p>
      <text:p text:style-name="Standard">18 - facta fuit manumissio super hoc prout continetur in pe</text:p>
      <text:p text:style-name="Standard">19 - N. Chaudart</text:p>
      <text:p text:style-name="Standard">20 - nultimo folio presentis libri</text:p>
      <text:p text:style-name="Standard">21 - B. de Thierno</text:p>
      <text:p text:style-name="Standard">22 - G. de Veraco</text:p>
      <text:p text:style-name="Standard">23 - Preceptum fuit macicotis et clericis mattirs et aliis de choro ecclesie quod</text:p>
      <text:p text:style-name="Standard">24 - J. de Karolay</text:p>
      <text:p text:style-name="Standard">25 - .de cetero melius se habeant in officio divini</text:p>
      <text:p text:style-name="Standard">26 - P. Forteti</text:p>
      <text:p text:style-name="Standard">27 - Prrrogatus est terminus corrigendi bullas suas magistro R. de Vausaillon</text:p>
      <text:p text:style-name="Standard">28 - Ar. Jausserandi</text:p>
      <text:p text:style-name="Standard">29 - matriculario clerico ecclesie Sancti Mederici Parisiensis usque ad instrietim festum Sancti Remigi</text:p>
      <text:p text:style-name="Standard">30 - P. Prepositi</text:p>
      <text:p text:style-name="Standard">31 - et quod faciat interim deserviri dicto beneficio laudum in divinis et aliis que sui</text:p>
      <text:p text:style-name="Standard">32 - J. Hue</text:p>
      <text:p text:style-name="Standard">33 - beneficio incumbunt per sufficieante et ydoneam personam per capitulum acceptandum si bid</text:p>
      <text:p text:style-name="Standard">34 - R. de Putheolis</text:p>
      <text:p text:style-name="Standard">35 - bitur bona</text:p>
      <text:p text:style-name="Standard">36 - J. de Bordis</text:p>
      <text:p text:style-name="Standard">37 - Placet capitulo quod concedatur imperpetuum magistro Nicasio Brugie notari regio quad</text:p>
      <text:p text:style-name="Standard">38 - T. de Sancto Petro</text:p>
      <text:p text:style-name="Standard">39 - J. Voignon</text:p>
      <text:p text:style-name="Standard">40 - parva placea ecclesie que est supra portum Sancti Landrici juxta domum dicti magistri Nicasi</text:p>
      <text:p text:style-name="Standard">41 - Ph. de Salione</text:p>
      <text:p text:style-name="Standard"><text:soft-page-break/>42 - pro precio xvi s. redditus et ii d. fondaes terre solvendi quolibet anno in festo Sancti Remigii</text:p>
      <text:p text:style-name="Standard">43 - Ja. Cosson</text:p>
      <text:p text:style-name="Standard">44 - qui plus inde non poterit habere / dum tamen fiant lictere super hoc ad dictam capituli</text:p>
      <text:p text:style-name="Standard">45 - T. Hocie</text:p>
      <text:p text:style-name="Standard">46 - N. de Ordeomonte</text:p>
      <text:p text:style-name="Standard">47 - Deputati et ordinati sunct domini Archidiaconis ecclesie Jacobus Cosson et Ph. de Salione canonici</text:p>
      <text:p text:style-name="Standard">48 - J. de Guignicurte</text:p>
      <text:p text:style-name="Standard">49 - parisienses ad tractandum cum illis de Christolio super facto taillio</text:p>
      <text:p text:style-name="Standard">50 - L. de Maignaco</text:p>
      <text:p text:style-name="Standard">51 - Dicatur per me G. Firmario et matriculariis ecclesie parrochai Sancti Pauli</text:p>
      <text:p text:style-name="Standard">52 - G. Fedelli</text:p>
      <text:p text:style-name="Standard">53 - atr quod domini non ibut processiones ad dictam ecclesiam inprximo festo Commenesis Sancti Paus</text:p>
      <text:p text:style-name="Standard">54 - R. de Lorriaco pro prese</text:p>
      <text:p text:style-name="Standard">55 - P. de Castro infirmo nec alias sidicatur ibidem aliqua missa cantris post missam processionus capituli que</text:p>
      <text:p text:style-name="Standard">56 - debet esse maior missa cujus misse processioniis habeat dictus firmarius oblacins</text:p>
      <text:p text:style-name="Standard">57 - licet deberent esse capituli de rigori</text:p>
      <text:p text:style-name="Standard">58 - Deliberatum est quod octo franci quos ego G. habui pro capitulo die xvi fibruarii a magistro J. Voignon pro compl</text:p>
      <text:p text:style-name="Standard">59 - solucionis medi prebende sue forane causa distribuendi inter ipsos tradentur per me prebenda Sancti Victoriis pro per</text:p>
      <text:p text:style-name="Standard">60 - foran domini Cardinalis de Mantenayo et R. de Dangello / qui octo franci traditi fuerunt per me ut confra</text:p>
      <text:p text:style-name="Standard">61 - per quictanciam dicti prebend</text:p>
      <text:p text:style-name="Standard">62 - magistris Ph. de Salione R. de Putheolis et Ja. Cosson commissum est quod videant rotulum traditum per a</text:p>
      <text:p text:style-name="Standard">63 - G</text:p>
      <text:p text:style-name="Standard">64 - J. Commitis olim magistri puerorum chori ecclesie parisiensis et objecta traditu contra positis compotisui et referant</text:p>
      <text:p text:style-name="Standard">65 - Fiat quictanciam magistro R. de Lorriaco nuper preposito prebendam in Bernoto de xxvi frrum per eum tradicatim domiu fructibus domii</text:p>
      <text:p text:style-name="Standard">66 - gusti ultimo preteriti prebende forant que fuit magisteri N. de Villamaris condam cantoriis et canonici ecclesie parisiensis ut canonici qua</text:p>
      <text:p text:style-name="Standard">67 - recipiebat in Vernoto distributis inter dominos capitates et de iiiir fer. tradit de dictis fructibus per taillia et</text:p>
      <text:p text:style-name="Standard">68 - t non quod residuum dicte prebende fuit traditis succollectis pape</text:p>
      <text:p text:style-name="Standard">69 - De xxi</text:p>
      <text:p text:style-name="Standard"><text:soft-page-break/>70 - Concessi sunt xxi dies recreacionis illis dumtaxat que fecerunt stagium in ecclesia parisiensis per xxv</text:p>
      <text:p text:style-name="Standard">71 - diebus</text:p>
      <text:p text:style-name="Standard">72 - septimus ante festm natviatis beati J. Baptiste proximo pretert / quibus durantibus habebunt omns distribucines suas exceptis</text:p>
      <text:p text:style-name="Standard">73 - recreacions</text:p>
      <text:p text:style-name="Standard">74 - Pane capituli / albo processionis / anniversariorum regia Karoli et distribucionibus minu$ aliarum horarum in quibus</text:p>
      <text:p text:style-name="Standard">75 - non consueverunt interesse . exceptis eciam distribucinis n aliis emolumtu apitularibus</text:p>
      <text:p text:style-name="Standard">76 - Scribatur Johanni Le Quien quod informet se si reparaciones d'Oultreboys contente in ultimo folio</text:p>
      <text:p text:style-name="Standard">77 - presentis libri sunt bene et debite facte / et rescribat super hoc debite capitulo</text:p>
      <text:p text:style-name="Standard">=FRAN_0393_10718_L.jpg=</text:p>
      <text:p text:style-name="Standard">1 - Anno predicto die veneris xxvii junii quarta capituli generalis prentibus dominis capituantbus</text:p>
      <text:p text:style-name="Standard">2 - P. decanoz</text:p>
      <text:p text:style-name="Standard">3 - H. cantore</text:p>
      <text:p text:style-name="Standard">4 - Deliberatum est quod Guillelmus Aufert celebret de cetero missas regis</text:p>
      <text:p text:style-name="Standard">5 - G. archidiacono ecclesie</text:p>
      <text:p text:style-name="Standard">6 - ad altare sancti Sebastiani loco domini Johannis Labuffe inde amoti</text:p>
      <text:p text:style-name="Standard">7 - P. archidiacono Brie infirmo</text:p>
      <text:p text:style-name="Standard">8 - Sy. succentore</text:p>
      <text:p text:style-name="Standard">9 - Ordinatum et statutum est quod amodo fiant distribuciones in ecclesia</text:p>
      <text:p text:style-name="Standard">10 - J. de Pompadorio</text:p>
      <text:p text:style-name="Standard">11 - Sancti Mederici parisiensis modo et forma contentis in litteris ordinacionis</text:p>
      <text:p text:style-name="Standard">12 - G. de Veraco</text:p>
      <text:p text:style-name="Standard">13 - et statuti predictorum in ultimo folio presentis libri scriptis</text:p>
      <text:p text:style-name="Standard">14 - L. de Mongeria</text:p>
      <text:p text:style-name="Standard">15 - J. de Karolay</text:p>
      <text:p text:style-name="Standard">16 - P. Prepositi</text:p>
      <text:p text:style-name="Standard">17 - Hodie magister Johannes de Pompedorio summavit magistrum Guillelmum Fedelli</text:p>
      <text:p text:style-name="Standard">18 - J. Hue</text:p>
      <text:p text:style-name="Standard">19 - P. Forteti</text:p>
      <text:p text:style-name="Standard">20 - de faciendo fieri reparaciones in Ytevilla prout ad hoc tenetur</text:p>
      <text:p text:style-name="Standard">21 - R. de Putheolis</text:p>
      <text:p text:style-name="Standard">22 - J. de Bordis</text:p>
      <text:p text:style-name="Standard">23 - Magister N. de Ordeomonte hodie tradidit xxv. libr.s par. que fuerant</text:p>
      <text:p text:style-name="Standard">24 - T. de Sancto Petro</text:p>
      <text:p text:style-name="Standard">25 - sibi tradite in custodia de prebenda foranea que nunc est magistri Ro.</text:p>
      <text:p text:style-name="Standard"><text:soft-page-break/>26 - N. Chaudart</text:p>
      <text:p text:style-name="Standard">27 - Berti de Dangello / que peces fuit distributines inter dominos capituli</text:p>
      <text:p text:style-name="Standard">28 - N. de Ordeomonte</text:p>
      <text:p text:style-name="Standard">29 - J. Voignon</text:p>
      <text:p text:style-name="Standard">30 - Ja. Cosson</text:p>
      <text:p text:style-name="Standard">31 - Ordinatum est quod chassa antiqua que est in thesauro / pona</text:p>
      <text:p text:style-name="Standard">32 - T. Hocie</text:p>
      <text:p text:style-name="Standard">33 - tur in uno coffro et conservetur ibidem in ipso coffro</text:p>
      <text:p text:style-name="Standard">34 - G. Fedelli</text:p>
      <text:p text:style-name="Standard">35 - Ph. de Salione</text:p>
      <text:p text:style-name="Standard">36 - J. de Soco</text:p>
      <text:p text:style-name="Standard">37 - Viso raporto magistri Remondi de Templo lathomi jurati ecclesie</text:p>
      <text:p text:style-name="Standard">38 - L. de Maignaco sz</text:p>
      <text:p text:style-name="Standard">39 - parisiensi continente quod reparaciones duorum molendinorum prebendarium de</text:p>
      <text:p text:style-name="Standard">40 - R. de Lorriaco pro presente</text:p>
      <text:p text:style-name="Standard">41 - Rosayo olim taxate ad xl l. xiiii s. videlicet die jovis ultima</text:p>
      <text:p text:style-name="Standard">42 - P. de Castri infio</text:p>
      <text:p text:style-name="Standard">43 - Augusti anni millesimi CCCCCm nonagesim primi . fuerunt bene et debito</text:p>
      <text:p text:style-name="Standard">44 - facte et perfecte capitulum Quictavit dictos prebendarius etc. de dictis</text:p>
      <text:p text:style-name="Standard">45 - reparacionibus etc.</text:p>
      <text:p text:style-name="Standard">=FRAN_0393_10719_L.jpg=</text:p>
      <text:p text:style-name="Standard">1 - nonagesimo scundo</text:p>
      <text:p text:style-name="Standard">2 - JLLaele</text:p>
      <text:p text:style-name="Standard">3 - Anno predicto dieune posi festa sanctorum Per Panu apostolorum Quinta et ultima</text:p>
      <text:p text:style-name="Standard">4 - die capituli generalis p p dominis capiculantibus</text:p>
      <text:p text:style-name="Standard">5 - P. decano</text:p>
      <text:p text:style-name="Standard">6 - H. Cantor</text:p>
      <text:p text:style-name="Standard">7 - G. Archidiacono ecclesie</text:p>
      <text:p text:style-name="Standard">8 - Raouletus Haye juravit ex cercere officium sergenterie de</text:p>
      <text:p text:style-name="Standard">9 - P. archidiacono Brie infirmo</text:p>
      <text:p text:style-name="Standard">10 - Vernoto / et fuit factus serviens ibidem et fuit institutus</text:p>
      <text:p text:style-name="Standard">11 - Sy. succentore</text:p>
      <text:p text:style-name="Standard">12 - J. de Pompedorio</text:p>
      <text:p text:style-name="Standard">13 - procuratr ad regendum hospicium loco deffuncti Gileti Blondeau</text:p>
      <text:p text:style-name="Standard">14 - N. Chaudart</text:p>
      <text:p text:style-name="Standard">15 - Ar. Jausserandi</text:p>
      <text:p text:style-name="Standard"><text:soft-page-break/>16 - B. de Thierno</text:p>
      <text:p text:style-name="Standard">17 - P. Forteti</text:p>
      <text:p text:style-name="Standard">18 - juravit ille qui ordinatus est pro organis in formam consucta</text:p>
      <text:p text:style-name="Standard">19 - L. de Mongeria</text:p>
      <text:p text:style-name="Standard">20 - P. Prepositi</text:p>
      <text:p text:style-name="Standard">21 - s</text:p>
      <text:p text:style-name="Standard">22 - Dominus Lauencius Pocouleti receptus est vicarius</text:p>
      <text:p text:style-name="Standard">23 - J. Hue</text:p>
      <text:p text:style-name="Standard">24 - Sancti Mederici pro magistro Guillelmo Brunelli canonico Sancti Mederici</text:p>
      <text:p text:style-name="Standard">25 - R. de Putheolis</text:p>
      <text:p text:style-name="Standard">26 - Et fuit installatus in ecclesiis parisiensis et Sancti Mederici</text:p>
      <text:p text:style-name="Standard">27 - J. de Bordis</text:p>
      <text:p text:style-name="Standard">28 - P. Cancellario</text:p>
      <text:p text:style-name="Standard">29 - T. de Sancto Petro</text:p>
      <text:p text:style-name="Standard">30 - N. de Ordeomonte</text:p>
      <text:p text:style-name="Standard">31 - Ph. de Salione</text:p>
      <text:p text:style-name="Standard">32 - G. Fedelli</text:p>
      <text:p text:style-name="Standard">33 - J. de Guignicurte</text:p>
      <text:p text:style-name="Standard">34 - L. de Maignaco</text:p>
      <text:p text:style-name="Standard">35 - R. de Lorriaco pro prente</text:p>
      <text:p text:style-name="Standard">36 - J. de Soco per presente</text:p>
      <text:p text:style-name="Standard">=FRAN_0393_10720_L.jpg=</text:p>
      <text:p text:style-name="Standard">1 - ee</text:p>
      <text:p text:style-name="Standard">=FRAN_0393_10721_L.jpg=</text:p>
      <text:p text:style-name="Standard">1 - M</text:p>
      <text:p text:style-name="Standard">2 - d se</text:p>
      <text:p text:style-name="Standard">3 - illius</text:p>
      <text:p text:style-name="Standard">4 - l</text:p>
      <text:p text:style-name="Standard">5 - Anno predicto die mercurii iiiia jullii post capitulum generale presentibus dominis capitulantibus</text:p>
      <text:p text:style-name="Standard">6 - P. decano</text:p>
      <text:p text:style-name="Standard">7 - H. Cantore</text:p>
      <text:p text:style-name="Standard">8 - Domini Cantor et archidiaconus ecclesie de Josayo nuncupatus ac magister</text:p>
      <text:p text:style-name="Standard">9 - G. archidiacono ecclesie</text:p>
      <text:p text:style-name="Standard">10 - Theobaldus Hocie sunt commissi et deputati ad inquirendum et</text:p>
      <text:p text:style-name="Standard">11 - P. Archidiacono Brie</text:p>
      <text:p text:style-name="Standard">12 - reformandum statum ecclesie Sancti Mederici Parisiensi summarie et de plano</text:p>
      <text:p text:style-name="Standard"><text:soft-page-break/>13 - Sy. succentore</text:p>
      <text:p text:style-name="Standard">14 - ita quod ubi tres non poterunt vacare duo possint / et manderut</text:p>
      <text:p text:style-name="Standard">15 - R. de Lorriaco</text:p>
      <text:p text:style-name="Standard">16 - B. de Thierno</text:p>
      <text:p text:style-name="Standard">17 - domino Matheo serviente et firmario alterius capicerii quod die veneris proxime</text:p>
      <text:p text:style-name="Standard">18 - J. de Pompadorio</text:p>
      <text:p text:style-name="Standard">19 - viii hora primo compareant coram dictis commissariis in domo</text:p>
      <text:p text:style-name="Standard">20 - J. de Karolay</text:p>
      <text:p text:style-name="Standard">21 - predicti domini archidiaconi / et eciam matricularii laici dicti loci</text:p>
      <text:p text:style-name="Standard">22 - P. Forteti</text:p>
      <text:p text:style-name="Standard">23 - N. Chaudart</text:p>
      <text:p text:style-name="Standard">24 - Noco emende suspenditur a divinis dominus Petrus Sauvage</text:p>
      <text:p text:style-name="Standard">25 - P. Prepositi</text:p>
      <text:p text:style-name="Standard">26 - usque ad instans festum omnum sanctorum sic equidem quod si interim</text:p>
      <text:p text:style-name="Standard">27 - R. de Putheolis</text:p>
      <text:p text:style-name="Standard">28 - J. de Bordis</text:p>
      <text:p text:style-name="Standard">29 - celebraverit incurret irregularitatem / et eciam quod faciat interim</text:p>
      <text:p text:style-name="Standard">30 - T. Hocie</text:p>
      <text:p text:style-name="Standard">31 - deserviri beneficio suo suis expensis</text:p>
      <text:p text:style-name="Standard">32 - L. de Mongeria</text:p>
      <text:p text:style-name="Standard">33 - F</text:p>
      <text:p text:style-name="Standard">34 - G. Fedelli</text:p>
      <text:p text:style-name="Standard">35 - Caxata est Emenda nuper plicata per dominum Johannem de Quinisi</text:p>
      <text:p text:style-name="Standard">36 - J. Hue</text:p>
      <text:p text:style-name="Standard">37 - super adulterio seu concubints / ad tres francos auri</text:p>
      <text:p text:style-name="Standard">38 - T. Hocie</text:p>
      <text:p text:style-name="Standard">39 - J. de Guignicurte</text:p>
      <text:p text:style-name="Standard">40 - Item soit mis hors de procés Jehan Luquet sergent pour</text:p>
      <text:p text:style-name="Standard">41 - J. Voignon</text:p>
      <text:p text:style-name="Standard">42 - Le fait de la Barriere d'encosté le terrais</text:p>
      <text:p text:style-name="Standard">43 - L. de Maignaco</text:p>
      <text:p text:style-name="Standard">44 - Ph. de Salione</text:p>
      <text:p text:style-name="Standard">45 - Magister Jacobus de Villajndea canonicus Sancti Aniani in ecclesia</text:p>
      <text:p text:style-name="Standard">46 - N. de Ordeomonte</text:p>
      <text:p text:style-name="Standard">47 - J. de Soco pro par</text:p>
      <text:p text:style-name="Standard">48 - parisiensi Emendavit scandalum per eum noviter factum in choro</text:p>
      <text:p text:style-name="Standard"><text:soft-page-break/>49 - rixando cum corialibus dicte ecclesie</text:p>
      <text:p text:style-name="Standard">50 - P. de Castro</text:p>
      <text:p text:style-name="Standard">51 - Concessus est terminus unius anni domino Johanni de Mesnilio</text:p>
      <text:p text:style-name="Standard">52 - dicto Martellet militi ut infra ipsum annum possit redime et</text:p>
      <text:p text:style-name="Standard">53 - Rehabere xxa libratur parisiensis terre per capitulum ab eo empts pro iiC l.</text:p>
      <text:p text:style-name="Standard">54 - Francoum auri quos simul et semel habuit in bono auro ita</text:p>
      <text:p text:style-name="Standard">55 - tame quod ubi voluerit rehabere dictum redditum infra dictum tempus</text:p>
      <text:p text:style-name="Standard">56 - restituet dictam pecuniam in simili specie vel ita bona et simul</text:p>
      <text:p text:style-name="Standard">=FRAN_0393_10722_L.jpg=</text:p>
      <text:p text:style-name="Standard">1 - SMartin</text:p>
      <text:p text:style-name="Standard">2 - Anno predicto die jovis in festo transiaciris beati Martini iiia mensis julii venrabilisit cutumspeci</text:p>
      <text:p text:style-name="Standard">3 - vir magister Hugo Blancheti cantor ecclesie parisiensis et nonnulli alii canonici parisiensis post decantus</text:p>
      <text:p text:style-name="Standard">4 - misse processionalis per eos decants in ecclesia Sancti Martini de Campis parisiensis unacum religiosis dicti</text:p>
      <text:p text:style-name="Standard">5 - loci ut est moris / venientes ad locum capituli dicti loci petierunt per organum dicti domini cantris a</text:p>
      <text:p text:style-name="Standard">6 - dompno Johanne subpriore dicti loci ibidem reperto cum pluribus monachis ipsius loci si essent ibidem</text:p>
      <text:p text:style-name="Standard">7 - aliqui religiosi prisionariis ut restitaus eisdem ut erat racionis / qui quidem subpror rpondit per suum</text:p>
      <text:p text:style-name="Standard">8 - juramentum quod nulle erant et quod si essent aliqui fieret dictis dominis quod deberet fieri quo ad dictam resti</text:p>
      <text:p text:style-name="Standard">9 - Johanne Prefroy dicto</text:p>
      <text:p text:style-name="Standard">10 - presentes ad hoc domino Almerrico Charrete capplanie in ecclesia Sancti Thome de Luppera perdene</text:p>
      <text:p text:style-name="Standard">11 - Chalemanine porterio predictorum dominorum capituli et dompnis Guidone de Molinis ac Petro Brunel</text:p>
      <text:p text:style-name="Standard">12 - religiosis dicti loci cum nonullis aliis testabibus et me Symone</text:p>
      <text:p text:style-name="Standard">13 - Anno predicto die veneris quita julii preninbus dominis capitulantibus</text:p>
      <text:p text:style-name="Standard">14 - P. decano</text:p>
      <text:p text:style-name="Standard">15 - A la riequeste de messsire Guillaume de Saint Remy</text:p>
      <text:p text:style-name="Standard">16 - H. Cantore</text:p>
      <text:p text:style-name="Standard">17 - G. archidiacono ecclesie</text:p>
      <text:p text:style-name="Standard">18 - messeigneurs ont esté adjournez par Jehan le Bigois a demain</text:p>
      <text:p text:style-name="Standard">19 - P. archidiacono Brie</text:p>
      <text:p text:style-name="Standard">20 - devant le prevost de Parisis</text:p>
      <text:p text:style-name="Standard">21 - Sy. succentore</text:p>
      <text:p text:style-name="Standard">22 - J. de Pompadorio</text:p>
      <text:p text:style-name="Standard"><text:soft-page-break/>23 - Ad supplicacionem prioris Sancti Dyonisii de Carce Parisiens</text:p>
      <text:p text:style-name="Standard">24 - J. de Karolay</text:p>
      <text:p text:style-name="Standard">25 - N. Chaudart</text:p>
      <text:p text:style-name="Standard">26 - asserentis quod non habet ad presens monachos per quos possit</text:p>
      <text:p text:style-name="Standard">27 - P. Forteti</text:p>
      <text:p text:style-name="Standard">28 - facere fieri Ebdomadam suam in ecclesia parisiensis eidem priori</text:p>
      <text:p text:style-name="Standard">29 - R. de Lorriaco</text:p>
      <text:p text:style-name="Standard">30 - pro hac vice dumtaxat de gracia speciali conceditur sine prejudicio</text:p>
      <text:p text:style-name="Standard">31 - P. Prepositi</text:p>
      <text:p text:style-name="Standard">32 - quod per unum de vicariis ecclesie parisiensis possit facere fieri dictam eb</text:p>
      <text:p text:style-name="Standard">33 - An. Grangerii</text:p>
      <text:p text:style-name="Standard">34 - domadam suam mediante salario competentes</text:p>
      <text:p text:style-name="Standard">35 - R. de Putheolis</text:p>
      <text:p text:style-name="Standard">36 - J. de Bordis</text:p>
      <text:p text:style-name="Standard">37 - J. de Sanctis</text:p>
      <text:p text:style-name="Standard">38 - Colin chevecier sergent a cheval a intime a messeigneurs</text:p>
      <text:p text:style-name="Standard">39 - N. de Ordeomonte</text:p>
      <text:p text:style-name="Standard">40 - l'arrest qu'il a fait des biens d'un homme serf de monseigneur de la Ruvere</text:p>
      <text:p text:style-name="Standard">41 - T. de Sancto Petro</text:p>
      <text:p text:style-name="Standard">42 - qui demouroit en la ville d'Orli quant il vivoit / et mes seigneur</text:p>
      <text:p text:style-name="Standard">43 - Ph. de Salione</text:p>
      <text:p text:style-name="Standard">44 - G. Fedelli</text:p>
      <text:p text:style-name="Standard">45 - si si sont opposés a toutes fins et a esté assigne jour d'oppos</text:p>
      <text:p text:style-name="Standard">46 - J. de Guignicurte</text:p>
      <text:p text:style-name="Standard">47 - A de mercredi en viii jours devant le prevost de Paris</text:p>
      <text:p text:style-name="Standard">48 - L. de Maignaco</text:p>
      <text:p text:style-name="Standard">49 - maistre Jehan de Karolay prevost prevend doit faire la pour suit</text:p>
      <text:p text:style-name="Standard">50 - L. de Mongeria</text:p>
      <text:p text:style-name="Standard">51 - J. de Soco</text:p>
      <text:p text:style-name="Standard">52 - J. Voignon</text:p>
      <text:p text:style-name="Standard">53 - J. Hue</text:p>
      <text:p text:style-name="Standard">54 - Magister Andreas Grangerii canonicu pParisiensis procuratore procuratorio nomine et pro parte domini</text:p>
      <text:p text:style-name="Standard">55 - P. de Castro</text:p>
      <text:p text:style-name="Standard">56 - cardinalis Aniciensis presentavit intimavit et insinuavit graciam apostolicam</text:p>
      <text:p text:style-name="Standard">57 - factam ipsi domino Cardinalis de beneficio eclelesio vacante vel vacaturo in ecclesia vel cintais</text:p>
      <text:p text:style-name="Standard"><text:soft-page-break/>58 - Parisiensi et de uno alio in diocesis parisiensie eciam si dignitas personatus vel officium existi</text:p>
      <text:p text:style-name="Standard">59 - et curam habeat animarum dum tasame non sit major digntas post pontifice in cathedralis</text:p>
      <text:p text:style-name="Standard">60 - vel principalior in collegi dumtame non sit parrcilanium ecclesia sub datm Aninon iii</text:p>
      <text:p text:style-name="Standard">61 - idus januarii pontificatus domini nostri pape Clementis anno xiiii</text:p>
      <text:p text:style-name="Standard">=FRAN_0393_10723_L.jpg=</text:p>
      <text:p text:style-name="Standard">1 - nonagesimo secundo</text:p>
      <text:p text:style-name="Standard">2 - Jullius</text:p>
      <text:p text:style-name="Standard">3 - 19</text:p>
      <text:p text:style-name="Standard">4 - cum claria quam canonicatus et prebenda ac dignitas in eadem ecclesia pro unico beneficio computais / et alia sequent</text:p>
      <text:p text:style-name="Standard">5 - Aut si aliqui super proviss sibi faciendum de hujusmodi vel aliis beneficiis eclesiati in illis partibus speciales</text:p>
      <text:p text:style-name="Standard">6 - vel generales apostolice sedis vel legat ejus litteras impetrarint eciam si per eas ad inibicionem</text:p>
      <text:p text:style-name="Standard">7 - reservacionem et decretum vel alias quomodlibet sic processum quibus omnibus eciam auctoritate nostra protquam</text:p>
      <text:p text:style-name="Standard">8 - aliis ejusdem Romane ecclesie cardinalis etc.</text:p>
      <text:p text:style-name="Standard">9 - s</text:p>
      <text:p text:style-name="Standard">10 - Anno predicto die sabbati in octavis apostolorum Petri et Pauli vi mensis julii in revestia</text:p>
      <text:p text:style-name="Standard">11 - no ecclesie parisiensis ubi erant congregati domini P. decanus H. Cantor / G. archidiaconus ecclesie / Sy succentor</text:p>
      <text:p text:style-name="Standard">12 - et plures alii canonici parisiensis / ad tractandum de eorum negociis / dicti domini deliberaverunt et ordinarerunt</text:p>
      <text:p text:style-name="Standard">13 - quod fiat forum pro parte ipsorum cum Jobonno eorum bolengerio faciende panem capituli videlicet quod</text:p>
      <text:p text:style-name="Standard">14 - habeat pro quolibet sexterio frumenti unum francum auri seu ejus valorem</text:p>
      <text:p text:style-name="Standard">=FRAN_0393_10724_L.jpg=</text:p>
      <text:p text:style-name="Standard">1 - Anno predicto die lune post Octabias apostolorum pr et i vii i iresenis dominicapitulantibus</text:p>
      <text:p text:style-name="Standard">2 - P. decano</text:p>
      <text:p text:style-name="Standard">3 - G. Archidiacono ecclesie</text:p>
      <text:p text:style-name="Standard">4 - Jeliberatum est quod redditus quos dominus Guillelmus</text:p>
      <text:p text:style-name="Standard">5 - P. archidiacono Brie infirmo</text:p>
      <text:p text:style-name="Standard">6 - de Lorriaco capellanus in ecclesia parisiensis recipit</text:p>
      <text:p text:style-name="Standard">7 - Sy. succentore</text:p>
      <text:p text:style-name="Standard">8 - in et super quadam domo sita parisiensies in vico Joculatorum</text:p>
      <text:p text:style-name="Standard">9 - J. de Pompedorio</text:p>
      <text:p text:style-name="Standard">10 - olim arrestatu pro parte capituli / Audita relacione</text:p>
      <text:p text:style-name="Standard">11 - P. Roberti</text:p>
      <text:p text:style-name="Standard"><text:soft-page-break/>12 - B. de Thierno</text:p>
      <text:p text:style-name="Standard">13 - magistri Johannis Chanteprime canonici Parisiensis cui commissum fu</text:p>
      <text:p text:style-name="Standard">14 - J. de Karolay</text:p>
      <text:p text:style-name="Standard">15 - erat quod se informaret de verits et si justa causa</text:p>
      <text:p text:style-name="Standard">16 - P. Forteti</text:p>
      <text:p text:style-name="Standard">17 - fuit arresti quod levetur et fuit levata dicta manius</text:p>
      <text:p text:style-name="Standard">18 - L. de Mongeria</text:p>
      <text:p text:style-name="Standard">19 - cum non videatur capitulum habere causam racionabilem</text:p>
      <text:p text:style-name="Standard">20 - P. Prepositi</text:p>
      <text:p text:style-name="Standard">21 - arrestandi ipsos redditus.</text:p>
      <text:p text:style-name="Standard">22 - R. de Putheolis</text:p>
      <text:p text:style-name="Standard">23 - J. de Bordis</text:p>
      <text:p text:style-name="Standard">24 - Eciam deliberatum fuit quod ementur xxa lb. pa.</text:p>
      <text:p text:style-name="Standard">25 - N. de Ordeomonte</text:p>
      <text:p text:style-name="Standard">26 - G. Fedelli</text:p>
      <text:p text:style-name="Standard">27 - redditus a domino Blancheto Braque pro iiC l. fransi</text:p>
      <text:p text:style-name="Standard">28 - J. Hue</text:p>
      <text:p text:style-name="Standard">29 - quorum viginti franc capientur de pecunia nuper soluta</text:p>
      <text:p text:style-name="Standard">30 - J. Chanteprime</text:p>
      <text:p text:style-name="Standard">31 - pro termino natvivatis beati Johannis Baptiste per comitem Bellifortis</text:p>
      <text:p text:style-name="Standard">32 - T. Hocie</text:p>
      <text:p text:style-name="Standard">33 - et residuum de pecunia thesauri et quod detur sibi</text:p>
      <text:p text:style-name="Standard">34 - J. de Guignicurte</text:p>
      <text:p text:style-name="Standard">35 - unus anns Rachati</text:p>
      <text:p text:style-name="Standard">36 - Ph. de Salione</text:p>
      <text:p text:style-name="Standard">37 - Consentit magister P. Forteti quod mictatur per</text:p>
      <text:p text:style-name="Standard">38 - J. Voignon</text:p>
      <text:p text:style-name="Standard">39 - capitulum juratus ecclesie apud Corberosam causa</text:p>
      <text:p text:style-name="Standard">40 - N. Chaudart infirmo</text:p>
      <text:p text:style-name="Standard">41 - L. de Maignaco</text:p>
      <text:p text:style-name="Standard">42 - videndi et taxandi reparaciones ibidem faciendum</text:p>
      <text:p text:style-name="Standard">43 - T. de Sancto Petro</text:p>
      <text:p text:style-name="Standard">44 - tam per ipsum magistrm P. quam per alios olim comprebendats suos</text:p>
      <text:p text:style-name="Standard">45 - R. de Lorriaco pro present</text:p>
      <text:p text:style-name="Standard">46 - ibidem</text:p>
      <text:p text:style-name="Standard">47 - J. de Soco pro presente</text:p>
      <text:p text:style-name="Standard"><text:soft-page-break/>48 - P. de Castro</text:p>
      <text:p text:style-name="Standard">49 - Ludovicus de la Platie domicellus domini Guillelmi</text:p>
      <text:p text:style-name="Standard">50 - de Bordis militis solvit pro dicto milite L. f. pro</text:p>
      <text:p text:style-name="Standard">51 - termino nativatis beati Johannis Baptiste ultimo preterit primo domino</text:p>
      <text:p text:style-name="Standard">52 - solucionis iiC lb. t. redditusus solvendis iiiiar terminis parss</text:p>
      <text:p text:style-name="Standard">53 - consuetis equaliter</text:p>
      <text:p text:style-name="Standard">=FRAN_0393_10725_L.jpg=</text:p>
      <text:p text:style-name="Standard">1 - Jullius nogersio Jc</text:p>
      <text:p text:style-name="Standard">2 - Anno predicto die mncuii xia iuli presntibus domini apituatibus</text:p>
      <text:p text:style-name="Standard">3 - P. decano</text:p>
      <text:p text:style-name="Standard">4 - H. cantore</text:p>
      <text:p text:style-name="Standard">5 - Symonet a l'espee sergent a verge a Adjourné</text:p>
      <text:p text:style-name="Standard">6 - G. Archidiacono ecclesie</text:p>
      <text:p text:style-name="Standard">7 - en Chastelet mes seigneurs a demain en viii jours</text:p>
      <text:p text:style-name="Standard">8 - P. Archidiacono Brie infirmo</text:p>
      <text:p text:style-name="Standard">9 - pour dire la cause de leur opposition sur le fait</text:p>
      <text:p text:style-name="Standard">10 - Sy. succentore</text:p>
      <text:p text:style-name="Standard">11 - J. de Pompedorio</text:p>
      <text:p text:style-name="Standard">12 - le lome ferf de monseigneur de la Riviere qui demouroit</text:p>
      <text:p text:style-name="Standard">13 - P. Roberti</text:p>
      <text:p text:style-name="Standard">14 - f</text:p>
      <text:p text:style-name="Standard">15 - a Orli</text:p>
      <text:p text:style-name="Standard">16 - N. Chaudart</text:p>
      <text:p text:style-name="Standard">17 - Fiat lictera capituli garane domino Johanni Rousselli et</text:p>
      <text:p text:style-name="Standard">18 - J. de Karolay</text:p>
      <text:p text:style-name="Standard">19 - ddomino Johanni Grant Moustier super tradicionem ad vi</text:p>
      <text:p text:style-name="Standard">20 - P. Forteti</text:p>
      <text:p text:style-name="Standard">21 - annos menuti firmari pertinentis prebenda de</text:p>
      <text:p text:style-name="Standard">22 - L. de Mongeria</text:p>
      <text:p text:style-name="Standard">23 - Cristolio cum inserta formam litterarum obligatione super</text:p>
      <text:p text:style-name="Standard">24 - P. Prepositi</text:p>
      <text:p text:style-name="Standard">25 - Hoc tadit pefirmat</text:p>
      <text:p text:style-name="Standard">26 - R. de Lorriaco</text:p>
      <text:p text:style-name="Standard">27 - J. Hue</text:p>
      <text:p text:style-name="Standard">28 - J. de Bordis</text:p>
      <text:p text:style-name="Standard">29 - N. de Ordeomonte</text:p>
      <text:p text:style-name="Standard"><text:soft-page-break/>30 - B. de Thierno</text:p>
      <text:p text:style-name="Standard">31 - T. de Sancto Petro</text:p>
      <text:p text:style-name="Standard">32 - G. Fedelli</text:p>
      <text:p text:style-name="Standard">33 - Ph. de Salione</text:p>
      <text:p text:style-name="Standard">34 - J. Chanteprime</text:p>
      <text:p text:style-name="Standard">35 - J. de Guignicurte</text:p>
      <text:p text:style-name="Standard">36 - L. de Maignaco</text:p>
      <text:p text:style-name="Standard">37 - J. de Soco pro presente</text:p>
      <text:p text:style-name="Standard">38 - R. de Putheolis</text:p>
      <text:p text:style-name="Standard">39 - P. de Castro</text:p>
      <text:p text:style-name="Standard">=FRAN_0393_10726_L.jpg=</text:p>
      <text:p text:style-name="Standard">1 - Anno predicto die veneris xi ullii presentibus dominis capitulantibus</text:p>
      <text:p text:style-name="Standard">2 - P. decano</text:p>
      <text:p text:style-name="Standard">3 - H. Cantore</text:p>
      <text:p text:style-name="Standard">4 - G. Archidiacono ecclesie</text:p>
      <text:p text:style-name="Standard">5 - Capellani comunitatis ecclesie parisiensis supplicaverunt</text:p>
      <text:p text:style-name="Standard">6 - P. archidiacono Brie infirmo</text:p>
      <text:p text:style-name="Standard">7 - capitulo quod velunt eis dare licencia constituentes dominum</text:p>
      <text:p text:style-name="Standard">8 - Sy. succentore</text:p>
      <text:p text:style-name="Standard">9 - Johannem Blain capellanum dicte comunitatis et duos vel</text:p>
      <text:p text:style-name="Standard">10 - L. de Mongeria</text:p>
      <text:p text:style-name="Standard">11 - tres alios per eos nominandis qui recipient et admi</text:p>
      <text:p text:style-name="Standard">12 - P. Roberti</text:p>
      <text:p text:style-name="Standard">13 - B. de Thierno</text:p>
      <text:p text:style-name="Standard">14 - instrent eorum jura et agant pro ipsis et eorum causis</text:p>
      <text:p text:style-name="Standard">15 - J. de Pompadorio</text:p>
      <text:p text:style-name="Standard">16 - Quod placuit dicto capitulo</text:p>
      <text:p text:style-name="Standard">17 - P. Forteti</text:p>
      <text:p text:style-name="Standard">18 - R. de Lorriaco</text:p>
      <text:p text:style-name="Standard">19 - Preceptum fuit magistro P. Forteti quod infra xva</text:p>
      <text:p text:style-name="Standard">20 - J. de Karolay</text:p>
      <text:p text:style-name="Standard">21 - J. de Soco</text:p>
      <text:p text:style-name="Standard">22 - faciat taxari repparaciones faciendi in Corberosa expensis</text:p>
      <text:p text:style-name="Standard">23 - P. Prepositi</text:p>
      <text:p text:style-name="Standard">24 - antiquorum prebendarium dicti loci / et fuit dictum novis prebyter</text:p>
      <text:p text:style-name="Standard">25 - J. de Bordis</text:p>
      <text:p text:style-name="Standard"><text:soft-page-break/>26 - dariis quod intersint si voluerint</text:p>
      <text:p text:style-name="Standard">27 - R. de Putheolis</text:p>
      <text:p text:style-name="Standard">28 - G. Fedelli</text:p>
      <text:p text:style-name="Standard">29 - T. Hocie</text:p>
      <text:p text:style-name="Standard">30 - Magister Guillelmus Fedelli antiquiis prepositus prebenda</text:p>
      <text:p text:style-name="Standard">31 - J. de Guignicurte</text:p>
      <text:p text:style-name="Standard">32 - in Ythevilla contentatur quod pecunia debita pro reparionis</text:p>
      <text:p text:style-name="Standard">33 - L. de Maignaco</text:p>
      <text:p text:style-name="Standard">34 - dicti loci tradatur magistro P. Roberti novo preposito prebend</text:p>
      <text:p text:style-name="Standard">35 - N. Chaudart</text:p>
      <text:p text:style-name="Standard">36 - pro dictis repparaciones taxari et fieri faciend</text:p>
      <text:p text:style-name="Standard">37 - T. de Sancto Petro</text:p>
      <text:p text:style-name="Standard">38 - Ph. de Salione</text:p>
      <text:p text:style-name="Standard">39 - P. de Castro</text:p>
      <text:p text:style-name="Standard">40 - Suspenditur dominus Johannes de Quirisi a celebracione</text:p>
      <text:p text:style-name="Standard">41 - missarum archidiaconus de Actrebato / et dantur dicte missi</text:p>
      <text:p text:style-name="Standard">42 - domino Guillelmo Aufert</text:p>
      <text:p text:style-name="Standard">43 - Anno predicto die xiiia mensio julii in ecclesia parisiensis et presentibus magistri T hocie et</text:p>
      <text:p text:style-name="Standard">44 - domino Almarrico Charrete / magister Robertus de Lorriaco canonicus parisiensis nuper prepositus Par.</text:p>
      <text:p text:style-name="Standard">45 - bendaris de Vernoto tradidit realiter numerando Richardo</text:p>
      <text:p text:style-name="Standard">46 - familiari</text:p>
      <text:p text:style-name="Standard">47 - magistri Armandi Jausserandi canonici parisiensis nuper prebendati in dicto loco in xvi coronis auri</text:p>
      <text:p text:style-name="Standard">48 - ad scutis / pro dicto magistro $so$ Armando et pro fructibus prebende sue augusti proximo preteriti</text:p>
      <text:p text:style-name="Standard">49 - et termino Ascencionis domini proximo preterito residuo dictorum fructuum dicti anni videlicet xii f.</text:p>
      <text:p text:style-name="Standard">50 - Remanensis penes ipsum magistrum Ro. pro parte eum contingente de reparaciones dicti loci</text:p>
      <text:p text:style-name="Standard">51 - Dictus magister Robertus de Lorriaco canonicus parisiensis Elargivit locimum familiarem suum</text:p>
      <text:p text:style-name="Standard">52 - familiaris m.</text:p>
      <text:p text:style-name="Standard">53 - Captium in carceribus capituli pro levi percussione</text:p>
      <text:p text:style-name="Standard">54 - Galarendi de Prandref magistri in theologia et medicina commorants in claustro ut dicebat</text:p>
      <text:p text:style-name="Standard">55 - facta in dicto claustro hoc mediante quod juravit et promisit comparere omnibus diebus sibi asse</text:p>
      <text:p text:style-name="Standard">56 - gnandi et stare juri etc.</text:p>
      <text:p text:style-name="Standard">=FRAN_0393_10727_L.jpg=</text:p>
      <text:p text:style-name="Standard">1 - nonagesimo secundo</text:p>
      <text:p text:style-name="Standard"><text:soft-page-break/>2 - vii</text:p>
      <text:p text:style-name="Standard">3 - Anno predicto die lune xva mensis julii presentibs dminis capitulantibus</text:p>
      <text:p text:style-name="Standard">4 - P. decano</text:p>
      <text:p text:style-name="Standard">5 - H. cantore</text:p>
      <text:p text:style-name="Standard">6 - Fiat quictacia domino Andree de Courteneto vicario Lircantus</text:p>
      <text:p text:style-name="Standard">7 - G. archidiacono ecclesie</text:p>
      <text:p text:style-name="Standard">8 - P. archidiacono Brie infirmo</text:p>
      <text:p text:style-name="Standard">9 - de per eum receptis oblatius Liricantus a festo Ascencionis domini</text:p>
      <text:p text:style-name="Standard">10 - Sy. Succentore</text:p>
      <text:p text:style-name="Standard">11 - anni ejusdem domini msim CCcmi nonagesim primi usque ad infef</text:p>
      <text:p text:style-name="Standard">12 - J. de Pompadorio</text:p>
      <text:p text:style-name="Standard">13 - inde proxio sequens simile festum presentibum annni maglesesmi CccC inomagesim</text:p>
      <text:p text:style-name="Standard">14 - L. de Mongeria</text:p>
      <text:p text:style-name="Standard">15 - secundo</text:p>
      <text:p text:style-name="Standard">16 - J. de Karolay</text:p>
      <text:p text:style-name="Standard">17 - B. de Thierno</text:p>
      <text:p text:style-name="Standard">18 - P. Forteti</text:p>
      <text:p text:style-name="Standard">19 - P. Prepositi</text:p>
      <text:p text:style-name="Standard">20 - J. Hue</text:p>
      <text:p text:style-name="Standard">21 - R. de Putheolis</text:p>
      <text:p text:style-name="Standard">22 - J. de Bordis</text:p>
      <text:p text:style-name="Standard">23 - J. Voignon</text:p>
      <text:p text:style-name="Standard">24 - T. Hocie</text:p>
      <text:p text:style-name="Standard">25 - J. de Guignicurte</text:p>
      <text:p text:style-name="Standard">26 - J. Chanteprime</text:p>
      <text:p text:style-name="Standard">27 - N. de Ordeomonte</text:p>
      <text:p text:style-name="Standard">28 - L. de Maignaco</text:p>
      <text:p text:style-name="Standard">29 - G. Fedelli</text:p>
      <text:p text:style-name="Standard">30 - Ph. de Salione</text:p>
      <text:p text:style-name="Standard">31 - R. de Lorriaco pro presente</text:p>
      <text:p text:style-name="Standard">32 - J. de Soco pro preset</text:p>
      <text:p text:style-name="Standard">33 - Nn. Chaudart infirmo</text:p>
      <text:p text:style-name="Standard">34 - P. de Castis</text:p>
      <text:p text:style-name="Standard">35 - Anno predicto die mercurii xviia julii presentbus dominis capitulantibus</text:p>
      <text:p text:style-name="Standard">36 - J. Decano</text:p>
      <text:p text:style-name="Standard">37 - H. cantore</text:p>
      <text:p text:style-name="Standard"><text:soft-page-break/>38 - Emends dominus Eustacius Vachorii macicotus eclesie qui ivit extra villam</text:p>
      <text:p text:style-name="Standard">39 - G. archidiacono ecclesie</text:p>
      <text:p text:style-name="Standard">40 - sive licencia capituli contra statutum super hoc factum</text:p>
      <text:p text:style-name="Standard">41 - P. archidiacono Brie</text:p>
      <text:p text:style-name="Standard">42 - Sy. succentore pro presente</text:p>
      <text:p text:style-name="Standard">43 - Emend eciam dominus Petrus Burgondi alter Curatus Sancti Johannis Rotundi</text:p>
      <text:p text:style-name="Standard">44 - J. de Pompedorio</text:p>
      <text:p text:style-name="Standard">45 - B. de Thierno</text:p>
      <text:p text:style-name="Standard">46 - quia similiter ivit sine licencia extra villam.</text:p>
      <text:p text:style-name="Standard">47 - de Karolay</text:p>
      <text:p text:style-name="Standard">48 - P. Forteti</text:p>
      <text:p text:style-name="Standard">49 - Deliberatum est quod de cetero capitulum congregetur et teneatur singulis diebus</text:p>
      <text:p text:style-name="Standard">50 - J. Hue</text:p>
      <text:p text:style-name="Standard">51 - non feriatis quibus capitula generalia vel ordinarius non tenentur ut in ipsi</text:p>
      <text:p text:style-name="Standard">52 - P. Prepositi</text:p>
      <text:p text:style-name="Standard">53 - capitulis tractetur de demanio ecclesie</text:p>
      <text:p text:style-name="Standard">54 - R. de Putheolis</text:p>
      <text:p text:style-name="Standard">55 - A. de Mongeria</text:p>
      <text:p text:style-name="Standard">56 - Commissa est audicio ultimi compoti magistri Johannis Fabri olim officiarii</text:p>
      <text:p text:style-name="Standard">57 - N. de Ordeomonte</text:p>
      <text:p text:style-name="Standard">58 - anniversius archidiaconus de Josayo et magistro Johannis Chauteprme</text:p>
      <text:p text:style-name="Standard">59 - P. de Sancto Petro</text:p>
      <text:p text:style-name="Standard">60 - T. Hocie</text:p>
      <text:p text:style-name="Standard">61 - J. Chateprimel</text:p>
      <text:p text:style-name="Standard">62 - G. Fedelli</text:p>
      <text:p text:style-name="Standard">63 - J. d. Guignicurte</text:p>
      <text:p text:style-name="Standard">64 - L. de Maignaco</text:p>
      <text:p text:style-name="Standard">65 - J. de Soco</text:p>
      <text:p text:style-name="Standard">66 - R. de Lorriaco pro pset</text:p>
      <text:p text:style-name="Standard">=FRAN_0393_10728_L.jpg=</text:p>
      <text:p text:style-name="Standard">1 - Anno predicto die veneris xixa mensis julii quo tresentibus dominis capitulantibus</text:p>
      <text:p text:style-name="Standard">2 - . decano</text:p>
      <text:p text:style-name="Standard">3 - H. Ccantore</text:p>
      <text:p text:style-name="Standard">4 - G. archidiacono ecclesie</text:p>
      <text:p text:style-name="Standard">5 - P. archidiacono Brie infirmo</text:p>
      <text:p text:style-name="Standard">6 - Sy. succentore</text:p>
      <text:p text:style-name="Standard"><text:soft-page-break/>7 - Remissa est penitencia olim data die quarta</text:p>
      <text:p text:style-name="Standard">8 - J. de Pompedorio</text:p>
      <text:p text:style-name="Standard">9 - juli domino Petro Sauvage beneficiato in ecclesia Sancti</text:p>
      <text:p text:style-name="Standard">10 - J. de Karolay</text:p>
      <text:p text:style-name="Standard">11 - Mederici parisiensis mediante uno fraco per eum solvendo</text:p>
      <text:p text:style-name="Standard">12 - B. de Thierno</text:p>
      <text:p text:style-name="Standard">13 - Camerario clerico ut juravit et promisit infra festum</text:p>
      <text:p text:style-name="Standard">14 - P. Forteti</text:p>
      <text:p text:style-name="Standard">15 - Assumpcionis beate Marie Virginis</text:p>
      <text:p text:style-name="Standard">16 - L. de Mongeria</text:p>
      <text:p text:style-name="Standard">17 - P. Prepositi</text:p>
      <text:p text:style-name="Standard">18 - J. de Bordis</text:p>
      <text:p text:style-name="Standard">19 - N. de Ordeomonte</text:p>
      <text:p text:style-name="Standard">20 - J. Voignon</text:p>
      <text:p text:style-name="Standard">21 - Ph. de Salione</text:p>
      <text:p text:style-name="Standard">22 - R. de Lorriaco</text:p>
      <text:p text:style-name="Standard">23 - T. de Sancto Petro</text:p>
      <text:p text:style-name="Standard">24 - R. de Putheolis</text:p>
      <text:p text:style-name="Standard">25 - J. Chanteprime</text:p>
      <text:p text:style-name="Standard">26 - T. Hocie</text:p>
      <text:p text:style-name="Standard">27 - J. de Guignicurte</text:p>
      <text:p text:style-name="Standard">28 - P. de Castro</text:p>
      <text:p text:style-name="Standard">29 - L. de Maignaco</text:p>
      <text:p text:style-name="Standard">30 - J. de Soco pro presente</text:p>
      <text:p text:style-name="Standard">31 - J. Hue</text:p>
      <text:p text:style-name="Standard">32 - Ja. Cosson</text:p>
      <text:p text:style-name="Standard">33 - N. Chaua infirmo</text:p>
      <text:p text:style-name="Standard">=FRAN_0393_10729_L.jpg=</text:p>
      <text:p text:style-name="Standard">1 - nonagesimo secundo viii</text:p>
      <text:p text:style-name="Standard">2 - ius</text:p>
      <text:p text:style-name="Standard">3 - Anno predicto die mecurii post mangdalis xxiii juli presentibus dominis capitulantibus</text:p>
      <text:p text:style-name="Standard">4 - P. decanno</text:p>
      <text:p text:style-name="Standard">5 - H. cantore</text:p>
      <text:p text:style-name="Standard">6 - Preceptum fuit domino Guillelmo Belle fame matriculario clerico</text:p>
      <text:p text:style-name="Standard">7 - G. Archidiacono ecclesie</text:p>
      <text:p text:style-name="Standard">8 - ecclesie parisiensis Curato de Villacrana quod infra octo dies det</text:p>
      <text:p text:style-name="Standard"><text:soft-page-break/>9 - P. archidiacono Brie</text:p>
      <text:p text:style-name="Standard">10 - Sy. Succentore</text:p>
      <text:p text:style-name="Standard">11 - capitulo in scriptis nomina et cognomina illorum qui in parrochiali</text:p>
      <text:p text:style-name="Standard">12 - J. de Pompadorio</text:p>
      <text:p text:style-name="Standard">13 - ecclesia sua receperunt obolum christianitatis pro fabrica et alto</text:p>
      <text:p text:style-name="Standard">14 - Po. Roberti</text:p>
      <text:p text:style-name="Standard">15 - Passu per quinque annos quibus asserit habuisse dictam dictam parroia</text:p>
      <text:p text:style-name="Standard">16 - J. de Karolay</text:p>
      <text:p text:style-name="Standard">17 - ecclesiam et eciam capppelanorum qui deservierunt dicte ecclesie dicto tempore durante</text:p>
      <text:p text:style-name="Standard">18 - J. de Soco</text:p>
      <text:p text:style-name="Standard">19 - P. Forteti</text:p>
      <text:p text:style-name="Standard">20 - L. de Mongeria</text:p>
      <text:p text:style-name="Standard">21 - Dominus Petrus Agni capellanus in ecclesia parisiensis prisionarius</text:p>
      <text:p text:style-name="Standard">22 - R. de Putheolis</text:p>
      <text:p text:style-name="Standard">23 - capituli assecuravit de se et suis / Colinum pelliparium et agne</text:p>
      <text:p text:style-name="Standard">24 - N. de Ordeomonte</text:p>
      <text:p text:style-name="Standard">25 - G. Fedelli</text:p>
      <text:p text:style-name="Standard">26 - tem ejus uxorem ad usus et consuetudium etc. / Et peciit assecu</text:p>
      <text:p text:style-name="Standard">27 - B. de Thierno</text:p>
      <text:p text:style-name="Standard">28 - ramentum ab ipsis conjugibus ante quam habeant assecura predictum</text:p>
      <text:p text:style-name="Standard">29 - J. Voignon</text:p>
      <text:p text:style-name="Standard">30 - quod fuit sibi concessum Et deindere Emendan</text:p>
      <text:p text:style-name="Standard">31 - L. de Maignaco</text:p>
      <text:p text:style-name="Standard">32 - J. de Bordis</text:p>
      <text:p text:style-name="Standard">33 - Gerberacionem dicte uxs et fuit sibi injunctum sub pena hirvacionum sau</text:p>
      <text:p text:style-name="Standard">34 - Ph. de Salione</text:p>
      <text:p text:style-name="Standard">35 - beneficii quod de cetero non misteat so cum dicta Agnete quam plures cogno</text:p>
      <text:p text:style-name="Standard">36 - N. Chaudart infirmo</text:p>
      <text:p text:style-name="Standard">37 - nisse dicitur et de hoc fuit sepe citatus et reprehensus et hoc facto</text:p>
      <text:p text:style-name="Standard">38 - R. de Lorrraco pro presente</text:p>
      <text:p text:style-name="Standard">39 - quo dicta Agnes dixit quod nichil petere volebat ab eo propter dictam</text:p>
      <text:p text:style-name="Standard">40 - P. de Castro</text:p>
      <text:p text:style-name="Standard">41 - verberacionem / deliberatus fuit a dictis carceribus</text:p>
      <text:p text:style-name="Standard">42 - Anno predicto die lune post Jacobum et Christoforum xxix julii presentibus dominis capitulantibus</text:p>
      <text:p text:style-name="Standard">43 - . deCano</text:p>
      <text:p text:style-name="Standard"><text:soft-page-break/>44 - H. cantore</text:p>
      <text:p text:style-name="Standard">45 - P. archidiacono Brie infirmo</text:p>
      <text:p text:style-name="Standard">46 - Sy. succentore</text:p>
      <text:p text:style-name="Standard">47 - R. de Lorriaco</text:p>
      <text:p text:style-name="Standard">48 - J. de Pompedorio</text:p>
      <text:p text:style-name="Standard">49 - J. de Soco</text:p>
      <text:p text:style-name="Standard">50 - R. de Putheolis</text:p>
      <text:p text:style-name="Standard">51 - J. de Karolay</text:p>
      <text:p text:style-name="Standard">52 - B. de Thierno</text:p>
      <text:p text:style-name="Standard">53 - P. Forteti</text:p>
      <text:p text:style-name="Standard">54 - L. de Mongeria</text:p>
      <text:p text:style-name="Standard">55 - J. Hue</text:p>
      <text:p text:style-name="Standard">56 - J. de Bordis</text:p>
      <text:p text:style-name="Standard">57 - T. de Sancto Petro</text:p>
      <text:p text:style-name="Standard">58 - T. Hocie</text:p>
      <text:p text:style-name="Standard">59 - N. de Ordeomonte</text:p>
      <text:p text:style-name="Standard">60 - G. Fedelli</text:p>
      <text:p text:style-name="Standard">61 - R. de Dangello</text:p>
      <text:p text:style-name="Standard">62 - L. de Maignaco</text:p>
      <text:p text:style-name="Standard">63 - N. Chaudart</text:p>
      <text:p text:style-name="Standard">64 - J. Voignon</text:p>
      <text:p text:style-name="Standard">65 - Ph. de Salione</text:p>
      <text:p text:style-name="Standard">66 - p. de Caro pro pst</text:p>
      <text:p text:style-name="Standard">=FRAN_0393_10730_L.jpg=</text:p>
      <text:p text:style-name="Standard">1 - Anno predicto die mercurii ultima mensis julii presentibus dominis capitulantibus</text:p>
      <text:p text:style-name="Standard">2 - s</text:p>
      <text:p text:style-name="Standard">3 - Deputati sunt ad vrsitandum ecclesiam Sancti Sepulcri Parisiensis de canonici</text:p>
      <text:p text:style-name="Standard">4 - G. archidiacono ecclesie</text:p>
      <text:p text:style-name="Standard">5 - G. archidiacono de Josayo P. Forteti R. de Lorriaco. L. de Mongeria</text:p>
      <text:p text:style-name="Standard">6 - P. archidiacono Brie infirmo</text:p>
      <text:p text:style-name="Standard">7 - et Ph. de Salione qui deliberaverunt et lluc propter hoc accedere dine</text:p>
      <text:p text:style-name="Standard">8 - Sy. succentore</text:p>
      <text:p text:style-name="Standard">9 - Martis proxima.</text:p>
      <text:p text:style-name="Standard">10 - de Pompadorio</text:p>
      <text:p text:style-name="Standard">11 - J. de Karolay</text:p>
      <text:p text:style-name="Standard">12 - B. de Thierno</text:p>
      <text:p text:style-name="Standard"><text:soft-page-break/>13 - L. de Mongerice</text:p>
      <text:p text:style-name="Standard">14 - J. de Bordis</text:p>
      <text:p text:style-name="Standard">15 - R. de Lorriaco</text:p>
      <text:p text:style-name="Standard">16 - P. Forteti</text:p>
      <text:p text:style-name="Standard">17 - R. de Putheolio</text:p>
      <text:p text:style-name="Standard">18 - J. de Guignicurte Chantepim</text:p>
      <text:p text:style-name="Standard">19 - J. Hue</text:p>
      <text:p text:style-name="Standard">20 - T. Hocie</text:p>
      <text:p text:style-name="Standard">21 - T. de Sancto Petro</text:p>
      <text:p text:style-name="Standard">22 - G. Fedelli</text:p>
      <text:p text:style-name="Standard">23 - N. de Ordeomonte</text:p>
      <text:p text:style-name="Standard">24 - L. de Maignaco</text:p>
      <text:p text:style-name="Standard">25 - R. de Dangello</text:p>
      <text:p text:style-name="Standard">26 - N. Chaudart infirmo</text:p>
      <text:p text:style-name="Standard">27 - P. de Castro pro presente</text:p>
      <text:p text:style-name="Standard">28 - uillelm</text:p>
      <text:p text:style-name="Standard">29 - Anno predicto die veneris post festum Sancti Petri ad vincla ii augusti presentibus dominis capitulantbus</text:p>
      <text:p text:style-name="Standard">30 - P. Decano</text:p>
      <text:p text:style-name="Standard">31 - Audito proposito promotorum capituli facto contra domiunum Johannem de Qurisiaco</text:p>
      <text:p text:style-name="Standard">32 - G. archidiacono ecclesie</text:p>
      <text:p text:style-name="Standard">33 - Canonico Sancti Dyonisii de Passu in ecclesia parisiensis ad finem quod reputare tu</text:p>
      <text:p text:style-name="Standard">34 - P. archidiacono Brie infirmo</text:p>
      <text:p text:style-name="Standard">35 - irregularius et puniretur secundum canonicas Sanctiones quia ut dicebat dictui</text:p>
      <text:p text:style-name="Standard">36 - Sy. succentore</text:p>
      <text:p text:style-name="Standard">37 - promotor celebraverat et se mistuerat divinis / suspencionis / ac eciam respnsi</text:p>
      <text:p text:style-name="Standard">38 - J. de Pompedorio</text:p>
      <text:p text:style-name="Standard">39 - ne dicti domini Johannis per majorem et samorem partem dicti capituli declaratum</text:p>
      <text:p text:style-name="Standard">40 - J. de Karolay</text:p>
      <text:p text:style-name="Standard">41 - B. de Thierno</text:p>
      <text:p text:style-name="Standard">42 - ipsum non incurrisse / suspencionis nec irreglacitatem</text:p>
      <text:p text:style-name="Standard">43 - P. Forteti</text:p>
      <text:p text:style-name="Standard">44 - Regiialdus de Chichem factus est major et procurator de Viriaco ad beneplaciti</text:p>
      <text:p text:style-name="Standard">45 - R. de Putheolis</text:p>
      <text:p text:style-name="Standard">46 - capituli ita tamen preter et ultra gagia sibi competentes racione hujusmodi procuratore solva</text:p>
      <text:p text:style-name="Standard">47 - T. de Sancto Petro</text:p>
      <text:p text:style-name="Standard"><text:soft-page-break/>48 - officiario anniversarioum centum solidoum parisiensies racione dicte majorie quolibet anno / et quo</text:p>
      <text:p text:style-name="Standard">49 - G. Fedelli</text:p>
      <text:p text:style-name="Standard">50 - N. de Ordeomonte</text:p>
      <text:p text:style-name="Standard">51 - possit substinere alium loco sui suis periculis et expensis quo ad majoriam</text:p>
      <text:p text:style-name="Standard">52 - T. Hocie</text:p>
      <text:p text:style-name="Standard">53 - Concedatur certa medietis cujusdem domus / domus Dei parisiensis lli qui offert</text:p>
      <text:p text:style-name="Standard">54 - Ph. de Salione</text:p>
      <text:p text:style-name="Standard">55 - C fetum pro ipsa nisi infra viii. dies apparuverit plus offeies illo et quod interi</text:p>
      <text:p text:style-name="Standard">56 - J. Voignon</text:p>
      <text:p text:style-name="Standard">57 - subhastet in ecclesia Sancti Mederici</text:p>
      <text:p text:style-name="Standard">58 - L. de Maignaco</text:p>
      <text:p text:style-name="Standard">59 - R. de Dangello</text:p>
      <text:p text:style-name="Standard">60 - Statutum et deliberatum est quod serviendim capituli possint et debeant pone</text:p>
      <text:p text:style-name="Standard">61 - N. Chaudart infirmo</text:p>
      <text:p text:style-name="Standard">62 - carcere omnes ludentes ad pilam in claustro et portantes famum ad terrale vi</text:p>
      <text:p text:style-name="Standard">63 - Ja. Cosso</text:p>
      <text:p text:style-name="Standard">64 - juxta ipsum terrale et si non fuerunt serviendem satrum fortes ad hoc quod injungant sic ludere</text:p>
      <text:p text:style-name="Standard">65 - J. de Bordis</text:p>
      <text:p text:style-name="Standard">66 - et portantis ad penam x s. per quemlibet solvendi quod reddatur se prisionaius statim.</text:p>
      <text:p text:style-name="Standard">67 - L. de Mongeria</text:p>
      <text:p text:style-name="Standard">68 - carteribus capituli</text:p>
      <text:p text:style-name="Standard">69 - J. de Soco</text:p>
      <text:p text:style-name="Standard">70 - Preceptum fuit domino P. Burgondi alteri curato Sancti Johannis Rotondi quod infrm</text:p>
      <text:p text:style-name="Standard">71 - R. de Louiaco r poseus</text:p>
      <text:p text:style-name="Standard">72 - diem crastinam hora prandii faciat portari ad campos gravesium et fumut</text:p>
      <text:p text:style-name="Standard">73 - sistencs ne dominuo sua causteras eus peii amissene suarum distributis</text:p>
      <text:p text:style-name="Standard">=FRAN_0393_10731_L.jpg=</text:p>
      <text:p text:style-name="Standard">1 - Lagastus</text:p>
      <text:p text:style-name="Standard">2 - nonagesimo secundo</text:p>
      <text:p text:style-name="Standard">3 - Anno predicto dielune post festum Santi Sustachii V. mensis iungusti presentibus dominis capitulantibus</text:p>
      <text:p text:style-name="Standard">4 - P. decano</text:p>
      <text:p text:style-name="Standard">5 - *</text:p>
      <text:p text:style-name="Standard">6 - G. Archidiacono ecclesie ad auditum compot</text:p>
      <text:p text:style-name="Standard">7 - P. archidiacono Brie infirmo</text:p>
      <text:p text:style-name="Standard"><text:soft-page-break/>8 - Sy. succentore</text:p>
      <text:p text:style-name="Standard">9 - P Roberti</text:p>
      <text:p text:style-name="Standard">10 - B. de Thierno</text:p>
      <text:p text:style-name="Standard">11 - J. de Karolay</text:p>
      <text:p text:style-name="Standard">12 - N. Chaudart</text:p>
      <text:p text:style-name="Standard">13 - P. Forteti</text:p>
      <text:p text:style-name="Standard">14 - L. de Mongeria</text:p>
      <text:p text:style-name="Standard">15 - J. Hue</text:p>
      <text:p text:style-name="Standard">16 - J. de Bordis</text:p>
      <text:p text:style-name="Standard">17 - N. de Ordeomonte</text:p>
      <text:p text:style-name="Standard">18 - G. Fedelli</text:p>
      <text:p text:style-name="Standard">19 - T. de Sancto Petro</text:p>
      <text:p text:style-name="Standard">20 - Ph. de Salione</text:p>
      <text:p text:style-name="Standard">21 - J. de Guignicurte</text:p>
      <text:p text:style-name="Standard">22 - L. de Maignaco</text:p>
      <text:p text:style-name="Standard">23 - R. de Dangello sz</text:p>
      <text:p text:style-name="Standard">24 - R. de Lorriaco pro presente</text:p>
      <text:p text:style-name="Standard">25 - J. de Soco pro presente</text:p>
      <text:p text:style-name="Standard">26 - J. de Pompedorio</text:p>
      <text:p text:style-name="Standard">27 - P. de Castro</text:p>
      <text:p text:style-name="Standard">28 - J. Voignon</text:p>
      <text:p text:style-name="Standard">29 - Anno predicto die mercurii post festum inventati Sanci Stephani estinalis presentibus dominis capitulantibus</text:p>
      <text:p text:style-name="Standard">30 - P. decano</text:p>
      <text:p text:style-name="Standard">31 - Deliberatum est quod oblaciones misse processionalis ecclesie</text:p>
      <text:p text:style-name="Standard">32 - G. archidiacono ecclesie</text:p>
      <text:p text:style-name="Standard">33 - P. archidiacono Brie infirmo</text:p>
      <text:p text:style-name="Standard">34 - parisiensi celebrate in ecclesia Sancti Stephani de Gressibus Parsiensi</text:p>
      <text:p text:style-name="Standard">35 - Sy. succentore</text:p>
      <text:p text:style-name="Standard">36 - In die invencionis dicti Sancti Stephani / per vicarium ecclesie parisiensis tunc</text:p>
      <text:p text:style-name="Standard">37 - P. Roberti</text:p>
      <text:p text:style-name="Standard">38 - celebrane dictam missam et macicotos ac clericos matutinaum dicte ecclesie</text:p>
      <text:p text:style-name="Standard">39 - J. de Pompadorio</text:p>
      <text:p text:style-name="Standard">40 - J. de Soco</text:p>
      <text:p text:style-name="Standard">41 - S Stephani</text:p>
      <text:p text:style-name="Standard">42 - Parisiensie teradite e s re depositis domino Egidio Magde capellano in ecclesia</text:p>
      <text:p text:style-name="Standard"><text:soft-page-break/>43 - P. Farteti</text:p>
      <text:p text:style-name="Standard">44 - de Gressibus parisiensi canonicoque dicti loci / canonicis dicte ecclesie Sancti Stephani Resti</text:p>
      <text:p text:style-name="Standard">45 - B. de Thierno</text:p>
      <text:p text:style-name="Standard">46 - R. de Putheolis</text:p>
      <text:p text:style-name="Standard">47 - tuantur vigore quarumdem litterarum compositm capituli parisiensis quarum</text:p>
      <text:p text:style-name="Standard">48 - L. de Mongeria</text:p>
      <text:p text:style-name="Standard">49 - Tenor Talis est</text:p>
      <text:p text:style-name="Standard">50 - J. de Bordis</text:p>
      <text:p text:style-name="Standard">51 - N. de Ordeomonte</text:p>
      <text:p text:style-name="Standard">52 - Universis presentes litteras inspecturis. LDecanus Totam</text:p>
      <text:p text:style-name="Standard">53 - T. Hocie</text:p>
      <text:p text:style-name="Standard">54 - J. de Bordis</text:p>
      <text:p text:style-name="Standard">55 - que capitulum ecclesie parisiensi ecernam in domino Salutem. Noverint</text:p>
      <text:p text:style-name="Standard">56 - J. de Guignicurte</text:p>
      <text:p text:style-name="Standard">57 - universi quod cum nos nostro et ecclesie parisiensis nomine haberemus et teneremus</text:p>
      <text:p text:style-name="Standard">58 - L. de Maignaco</text:p>
      <text:p text:style-name="Standard">59 - R. de Dangello</text:p>
      <text:p text:style-name="Standard">60 - quoddam jarditum sive plateam sitis ad capicium ecclesie</text:p>
      <text:p text:style-name="Standard">61 - N. Chaudart infirmo</text:p>
      <text:p text:style-name="Standard">62 - . de Car de Lonriaco pro present</text:p>
      <text:p text:style-name="Standard">=FRAN_0393_10732_L.jpg=</text:p>
      <text:p text:style-name="Standard">1 - Sancti Stephani de Gressibus circa eandem ecclesiam ac percipemus annis singulis</text:p>
      <text:p text:style-name="Standard">2 - induobus festis Beati Stephani proThomartiris in hyeme videlicet et estate medietatem</text:p>
      <text:p text:style-name="Standard">3 - oblacionum omnium que offerebantur in eadem ecclesia ad altare Nos de omuti assensu</text:p>
      <text:p text:style-name="Standard">4 - in capitulo Parisiensi habito / considerata nostra et ecclesie nostre utilitate dictum jardinum</text:p>
      <text:p text:style-name="Standard">5 - sive platea et medietatem oblacionum ipsarum ad nos ut dictum est pertinencium / ecclesie</text:p>
      <text:p text:style-name="Standard">6 - beati Stephani predicti et ejusdem ecclesie canenicis ipsius ecclesie nomine omnino remisimus et</text:p>
      <text:p text:style-name="Standard">7 - quictavimus in futurum et adhuc remittimus et quittamus promittentes de com</text:p>
      <text:p text:style-name="Standard">8 - sensu unanimi quod contra quictacionem et remissionem hujusmodi per nos sive per alios jure</text:p>
      <text:p text:style-name="Standard">9 - aliquo sive racione quacunque nullatenus veniemus et quod dictos canonico seu successores eorum</text:p>
      <text:p text:style-name="Standard">10 - futuros canonicos ecclesie ejusdem Sancti Stephani / occasione jardini sive platee predictis aut</text:p>
      <text:p text:style-name="Standard">11 - oblacionum ipsarum per nos sive per alios de cetero nullatenus impetemus / Salva</text:p>
      <text:p text:style-name="Standard">12 - nobis et ecclesie parisiensis processione more solito facienda et jure nobis debito pro</text:p>
      <text:p text:style-name="Standard">13 - eadem ab eisdem canonico Sancti Stephani reddendo Ad ecclesiam Sancti Stephani predicti invencio</text:p>
      <text:p text:style-name="Standard">14 - ne ejusdem Sancti Stephani prout hactenus in ipsa ecclesia fieri consuevit In quorum vmnim</text:p>
      <text:p text:style-name="Standard"><text:soft-page-break/>15 - recompensacionem prefati canonici Sancti Stephani predicti et successores eorum futuri ejusdem</text:p>
      <text:p text:style-name="Standard">16 - ecclesie canonici sex libras parisiensis / annui redditus videlicet quatuor libraus parisiensi in festo</text:p>
      <text:p text:style-name="Standard">17 - beati Stephani quod est in crastino natvivitatis domini et quadraginta solidorus par. in invencione ejusdem</text:p>
      <text:p text:style-name="Standard">18 - sancti nobis et successoribus nostris et ecclesie parisiensis annis singulis solvere tenebuntur. In</text:p>
      <text:p text:style-name="Standard">19 - cujus rei testimonium et perpetuam rei memoriam sigillum nostrum presentibus litteris</text:p>
      <text:p text:style-name="Standard">20 - duximus apponendum Actum et datum in capitulo parisiensi anno domini mi° ducenterimo</text:p>
      <text:p text:style-name="Standard">21 - quinquagesimo septimo die jovis proxima ante purificacionem beate Marie Virginis</text:p>
      <text:p text:style-name="Standard">22 - Deliberatum est quod per me tradentur domino Laurencio de Mengeria canonicus et Ca</text:p>
      <text:p text:style-name="Standard">23 - merario clerico ecclesie Pars.ns lxx. lb. et xix s. par. quos et quas habeo de pecunia</text:p>
      <text:p text:style-name="Standard">24 - bonorum deffunctum magistri Johannis de Hamo condam canonici curati Sancti Johannis Rotondi in</text:p>
      <text:p text:style-name="Standard">25 - ecclesia parisiensis pro repparacionibus domus claustralis que fuit dicti deffuncti et nunc</text:p>
      <text:p text:style-name="Standard">26 - est domini Petri Burgondi successoris dicti domini Johannis in beneficio et domo predictis</text:p>
      <text:p text:style-name="Standard">27 - Agidius Tinice et Gaufridus de Molinis clerici prisionari elargiti Emend</text:p>
      <text:p text:style-name="Standard">28 - id quod fuerunt repperti ludentes ad pilam in claustro parisiensies / preter et contra sta</text:p>
      <text:p text:style-name="Standard">29 - tutum ecclesie Et fuit eis remissa emenda qui juventis et ignorante sunt</text:p>
      <text:p text:style-name="Standard">30 - 2</text:p>
      <text:p text:style-name="Standard">=FRAN_0393_10733_L.jpg=</text:p>
      <text:p text:style-name="Standard">1 - Augustus</text:p>
      <text:p text:style-name="Standard">2 - nonagesimo secundo</text:p>
      <text:p text:style-name="Standard">3 - v</text:p>
      <text:p text:style-name="Standard">4 - 10</text:p>
      <text:p text:style-name="Standard">5 - s</text:p>
      <text:p text:style-name="Standard">6 - Anno predicto diedenis in vigilia Sancti Laurencii presentibus dominis capitulantibus</text:p>
      <text:p text:style-name="Standard">7 - P. decano</text:p>
      <text:p text:style-name="Standard">8 - H. cantore</text:p>
      <text:p text:style-name="Standard">9 - G. archidiacono ecclesie pro presente</text:p>
      <text:p text:style-name="Standard">10 - Magister Robertus de Hamnello canonicus ecclesie Sancti Sepulcri</text:p>
      <text:p text:style-name="Standard">11 - P. archidiacono Brie infirmo</text:p>
      <text:p text:style-name="Standard">12 - parisiensis auditis promotore et parte lesa fuit declaratus</text:p>
      <text:p text:style-name="Standard">13 - Sy. succentore</text:p>
      <text:p text:style-name="Standard">14 - excomunicatus per capitulum a canone propter injectionem magistar</text:p>
      <text:p text:style-name="Standard">15 - J. de Pompedorio</text:p>
      <text:p text:style-name="Standard">16 - L. de Mongeria</text:p>
      <text:p text:style-name="Standard">17 - nium in Natalem pulcri clericum dicte ecclesie Sepulcri</text:p>
      <text:p text:style-name="Standard"><text:soft-page-break/>18 - P. Forteti</text:p>
      <text:p text:style-name="Standard">19 - Et Emendavit dictam injectionem que fuit le</text:p>
      <text:p text:style-name="Standard">20 - J. Hue</text:p>
      <text:p text:style-name="Standard">21 - nis et eciam ebrietatiis suas que emenda fuit</text:p>
      <text:p text:style-name="Standard">22 - G. Fedelli</text:p>
      <text:p text:style-name="Standard">23 - taxata ad hoc quod non bibat de cetero viium sine aqua</text:p>
      <text:p text:style-name="Standard">24 - N. de Ordeomonte</text:p>
      <text:p text:style-name="Standard">25 - Ph. de Salione</text:p>
      <text:p text:style-name="Standard">26 - et fuit absoliaus per dominum decanum</text:p>
      <text:p text:style-name="Standard">27 - J. de Guignicurte</text:p>
      <text:p text:style-name="Standard">28 - Et quo ad questionem iiiior solidorum visa fundacione resus</text:p>
      <text:p text:style-name="Standard">29 - J. Voignon</text:p>
      <text:p text:style-name="Standard">30 - pondebitur et providebirtur</text:p>
      <text:p text:style-name="Standard">31 - L. de Maignaco</text:p>
      <text:p text:style-name="Standard">32 - R. de Dangello</text:p>
      <text:p text:style-name="Standard">33 - B. de Putheolis</text:p>
      <text:p text:style-name="Standard">34 - J. de Bordis</text:p>
      <text:p text:style-name="Standard">35 - P. de Castro</text:p>
      <text:p text:style-name="Standard">36 - T. de Sancto Petro</text:p>
      <text:p text:style-name="Standard">37 - N. Chaudart infirmo</text:p>
      <text:p text:style-name="Standard">38 - J. de Soco pro presente</text:p>
      <text:p text:style-name="Standard">39 - R. de Lorriaco pro presente</text:p>
      <text:p text:style-name="Standard">40 - T. Hocie</text:p>
      <text:p text:style-name="Standard">41 - J. de Karolay.</text:p>
      <text:p text:style-name="Standard">42 - Anno predicto die uune post Laurencium xiia augusti presentibus dominis capitulantibus</text:p>
      <text:p text:style-name="Standard">43 - P. Decano</text:p>
      <text:p text:style-name="Standard">44 - G. Archidiaconuo ecclesie</text:p>
      <text:p text:style-name="Standard">45 - H. Cantore</text:p>
      <text:p text:style-name="Standard">46 - L. de Mongeria</text:p>
      <text:p text:style-name="Standard">47 - J. Hue</text:p>
      <text:p text:style-name="Standard">48 - J. de Pompedorio</text:p>
      <text:p text:style-name="Standard">49 - T. Houcie</text:p>
      <text:p text:style-name="Standard">50 - J. de Soco</text:p>
      <text:p text:style-name="Standard">51 - R. de Putheolis</text:p>
      <text:p text:style-name="Standard">52 - N. de Ordeomonte</text:p>
      <text:p text:style-name="Standard">53 - G. Fedelli</text:p>
      <text:p text:style-name="Standard"><text:soft-page-break/>54 - R. de Dangello</text:p>
      <text:p text:style-name="Standard">55 - P. Forteti</text:p>
      <text:p text:style-name="Standard">56 - R. de Lorriaco</text:p>
      <text:p text:style-name="Standard">57 - J. de Bordis</text:p>
      <text:p text:style-name="Standard">58 - P. de Salion</text:p>
      <text:p text:style-name="Standard">=FRAN_0393_10734_L.jpg=</text:p>
      <text:p text:style-name="Standard">1 - nno predicto die Mercurii in vigilia ssumpracionis Be eat mern unis presentibs dominis capitulnibus</text:p>
      <text:p text:style-name="Standard">2 - P. decano</text:p>
      <text:p text:style-name="Standard">3 - Stephanus Broeti qui accepit ad firmam Torcular mandeti</text:p>
      <text:p text:style-name="Standard">4 - H. cantore</text:p>
      <text:p text:style-name="Standard">5 - dixit quod nichil petebat nec volebat petere in vindemia vi</text:p>
      <text:p text:style-name="Standard">6 - G. archidiacono ecclesie</text:p>
      <text:p text:style-name="Standard">7 - 8</text:p>
      <text:p text:style-name="Standard">8 - nearum dicti mandeti presentes anni / et quod dicta vindemia non erat</text:p>
      <text:p text:style-name="Standard">9 - P. archidiacono Brie infirmo</text:p>
      <text:p text:style-name="Standard">10 - Sy. succentore</text:p>
      <text:p text:style-name="Standard">11 - de firma sua</text:p>
      <text:p text:style-name="Standard">12 - L. de Mongeria</text:p>
      <text:p text:style-name="Standard">13 - J. de Pompadorio</text:p>
      <text:p text:style-name="Standard">14 - Ar. Jausserandi</text:p>
      <text:p text:style-name="Standard">15 - Dominus Robertus Mercerii factus est vicarius Sancti Mederis</text:p>
      <text:p text:style-name="Standard">16 - J. de Karolayy</text:p>
      <text:p text:style-name="Standard">17 - pro magistro Guillelmo Brunelli canonico dicti loci ad presentats canonicis dincti</text:p>
      <text:p text:style-name="Standard">18 - J. de Soco</text:p>
      <text:p text:style-name="Standard">19 - loci / absente predicto magistro Guillelmi</text:p>
      <text:p text:style-name="Standard">20 - P. Soueti</text:p>
      <text:p text:style-name="Standard">21 - J. Hue</text:p>
      <text:p text:style-name="Standard">22 - Scribatur Regnardo de Chicheny quod ipse sit hic in capitulo</text:p>
      <text:p text:style-name="Standard">23 - R. de Putheolis</text:p>
      <text:p text:style-name="Standard">24 - J. de Bordis</text:p>
      <text:p text:style-name="Standard">25 - presenti hora capituli infra octo dies quia capitulum habet conferre cun</text:p>
      <text:p text:style-name="Standard">26 - N. de Ordeomonte</text:p>
      <text:p text:style-name="Standard">27 - eo super aliquibus et quod ipse defferat secum / vines papiros antiques</text:p>
      <text:p text:style-name="Standard">28 - J. Voignon</text:p>
      <text:p text:style-name="Standard">29 - et novos tangentes preposituram</text:p>
      <text:p text:style-name="Standard"><text:soft-page-break/>30 - T. de Sancto Petro</text:p>
      <text:p text:style-name="Standard">31 - Ph. de Salione</text:p>
      <text:p text:style-name="Standard">32 - T. Hocie</text:p>
      <text:p text:style-name="Standard">33 - G. Fedelli</text:p>
      <text:p text:style-name="Standard">34 - L. de Maignaco</text:p>
      <text:p text:style-name="Standard">35 - R. de Dangello</text:p>
      <text:p text:style-name="Standard">36 - R. de Lorriaco pro presente</text:p>
      <text:p text:style-name="Standard">37 - N. Chaudart infirmo</text:p>
      <text:p text:style-name="Standard">38 - Ja. Cosson</text:p>
      <text:p text:style-name="Standard">39 - J. de Castro pro presente</text:p>
      <text:p text:style-name="Standard">40 - Anno domini predicto die veneris post ssumpcionem beate Mrirvrgenis presentibus dominis capitulantibus</text:p>
      <text:p text:style-name="Standard">41 - P. Decano</text:p>
      <text:p text:style-name="Standard">42 - Regnardus de Chincheny / de Viriaco in Viromendia olim proposeis</text:p>
      <text:p text:style-name="Standard">43 - H. cantore</text:p>
      <text:p text:style-name="Standard">44 - ibidem presens in presenti capitulo dixit quod non erat necssarium eum facere</text:p>
      <text:p text:style-name="Standard">45 - citari in requestis palacii sicut fuerat promo parte ecclesie parisiensis nam</text:p>
      <text:p text:style-name="Standard">46 - P. archidiacono Brie infirmo</text:p>
      <text:p text:style-name="Standard">47 - paratus erat et paratum se offerebat stare juri coram ipso capitulo</text:p>
      <text:p text:style-name="Standard">48 - Sy. succentore</text:p>
      <text:p text:style-name="Standard">49 - J. de Pompedorio</text:p>
      <text:p text:style-name="Standard">50 - Supplicans quod non procederetur contra eum nisi hic cum paratus esset facere</text:p>
      <text:p text:style-name="Standard">51 - Ar. Jausserandi</text:p>
      <text:p text:style-name="Standard">52 - quicquid per ipsum capitulum videbitur faciendum per eum</text:p>
      <text:p text:style-name="Standard">53 - J. de Karolay</text:p>
      <text:p text:style-name="Standard">54 - Et fuit mandatum sibi quod a domnica proxima in octo dm tradat preposito dicti loci</text:p>
      <text:p text:style-name="Standard">55 - J. de Soco</text:p>
      <text:p text:style-name="Standard">56 - bene et fideliter omnes papiros quos habet et habere debet de redditibus et juribus</text:p>
      <text:p text:style-name="Standard">57 - P. Forteti</text:p>
      <text:p text:style-name="Standard">58 - dicte prepositure quos papiros recusaverat tradere / prout propositum fuit hontr eum</text:p>
      <text:p text:style-name="Standard">59 - L. de Mongeria</text:p>
      <text:p text:style-name="Standard">60 - per magistrum J. de Soco officialis ecclesie parisiensis</text:p>
      <text:p text:style-name="Standard">61 - J. Hue</text:p>
      <text:p text:style-name="Standard">62 - Propositum eciam fuit contra eum quod per culpam suam non recollegit nc recepit A dium</text:p>
      <text:p text:style-name="Standard">63 - R. de Putheolis</text:p>
      <text:p text:style-name="Standard">64 - J. de Bordis</text:p>
      <text:p text:style-name="Standard"><text:soft-page-break/>65 - ducissa antiqua currealanis xx s. redditus quos debet qualibet ano / ad quod respondum quod m</text:p>
      <text:p text:style-name="Standard">66 - Ph. de Salione</text:p>
      <text:p text:style-name="Standard">67 - potuit inde habere aliquid et quod nichil fuit inde receptum a xxxiii an</text:p>
      <text:p text:style-name="Standard">68 - N. de Ordeoimonte</text:p>
      <text:p text:style-name="Standard">69 - Items super deffectus agrorum refert se ad laboratores et de deffectu bladi</text:p>
      <text:p text:style-name="Standard">70 - G. Fodelli</text:p>
      <text:p text:style-name="Standard">71 - promisit solvere quicqud laborat super hoc dicent eciam quo ad calmam cost</text:p>
      <text:p text:style-name="Standard">72 - J. Voignon</text:p>
      <text:p text:style-name="Standard">73 - ture murorum refert se ad illos quei croperturam fecerunt / et eciam que ad alii</text:p>
      <text:p text:style-name="Standard">74 - J. Chateprime</text:p>
      <text:p text:style-name="Standard">75 - opera ad alios operarios respondum ad objecta dixit quod bene scit quod non teras</text:p>
      <text:p text:style-name="Standard">76 - T. Hocie</text:p>
      <text:p text:style-name="Standard">77 - solvit in dictis operibus sicut pro ipsis recepit</text:p>
      <text:p text:style-name="Standard">78 - L. de Maignaco</text:p>
      <text:p text:style-name="Standard">=FRAN_0393_10735_L.jpg=</text:p>
      <text:p text:style-name="Standard">1 - Augustus</text:p>
      <text:p text:style-name="Standard">2 - ogi secundo</text:p>
      <text:p text:style-name="Standard">3 - Anno domini predicto die lune post Assumpcinem xix. augusti presentibus dominis capitulantibus</text:p>
      <text:p text:style-name="Standard">4 - decano</text:p>
      <text:p text:style-name="Standard">5 - H. Cantore</text:p>
      <text:p text:style-name="Standard">6 - Magister Stephanus Boussardi Succolletor domini nostri pape</text:p>
      <text:p text:style-name="Standard">7 - G. Archidiacono ecclesie</text:p>
      <text:p text:style-name="Standard">8 - presentis et ostendtus in capitulo dominis capitulantibus / bullas aposlica</text:p>
      <text:p text:style-name="Standard">9 - P. Archidiacono Brie infimuond</text:p>
      <text:p text:style-name="Standard">10 - imposicionis unius decime integre ac eciam processum inde emana</text:p>
      <text:p text:style-name="Standard">11 - N. de Ordeomonte</text:p>
      <text:p text:style-name="Standard">12 - tum quequidem lictere fuerunt in dicto capitulo per dominum decanum alta</text:p>
      <text:p text:style-name="Standard">13 - T. Houcie</text:p>
      <text:p text:style-name="Standard">14 - et intelligibili voce lecte et per quas uult dominus noster predictus</text:p>
      <text:p text:style-name="Standard">15 - L. de Mongeria</text:p>
      <text:p text:style-name="Standard">16 - dictam decimam solvi succollectoribus suis duobus terminis equaliter</text:p>
      <text:p text:style-name="Standard">17 - Ar. Jausserandi</text:p>
      <text:p text:style-name="Standard">18 - videlicet in festis Sancti Remigii et Purificacionis Beatem Marie medri</text:p>
      <text:p text:style-name="Standard">19 - R. de Lorriaco</text:p>
      <text:p text:style-name="Standard">20 - presentis anni / Datum dictarum bullarum est / Datum Avinon id</text:p>
      <text:p text:style-name="Standard">21 - J. de Soco</text:p>
      <text:p text:style-name="Standard"><text:soft-page-break/>22 - maii pontificiaus nostri anno xiiii / De quibus peciit instrmentum</text:p>
      <text:p text:style-name="Standard">23 - T. de Sancto Petro</text:p>
      <text:p text:style-name="Standard">24 - J. de Karolay</text:p>
      <text:p text:style-name="Standard">25 - Decanus H. Cantor L. de Mongeria Ph. de Salione</text:p>
      <text:p text:style-name="Standard">26 - Ph. de Salione</text:p>
      <text:p text:style-name="Standard">27 - N. de Ordeomonte R. de Lorriaco sunt deputati super</text:p>
      <text:p text:style-name="Standard">28 - J. de Bordis</text:p>
      <text:p text:style-name="Standard">29 - facto arreragirum et interfuit J. de Soco. N. Chaudart</text:p>
      <text:p text:style-name="Standard">30 - R. de Dangello</text:p>
      <text:p text:style-name="Standard">31 - J. Fabri Stephanus Johannis et G. Anglici hora tercia hic post</text:p>
      <text:p text:style-name="Standard">32 - J. Voignon</text:p>
      <text:p text:style-name="Standard">33 - Prandium</text:p>
      <text:p text:style-name="Standard">34 - L. de Magnaco</text:p>
      <text:p text:style-name="Standard">35 - J. de Pompedorio</text:p>
      <text:p text:style-name="Standard">36 - G. Fedelli</text:p>
      <text:p text:style-name="Standard">37 - N. Chaudart infirmo</text:p>
      <text:p text:style-name="Standard">38 - P. de Castro pro presente</text:p>
      <text:p text:style-name="Standard">39 - Anno predicto die mercurii post Assumpcionem beate Marie xxi augusti presentibus dominis capitulantibus</text:p>
      <text:p text:style-name="Standard">40 - J. Decano</text:p>
      <text:p text:style-name="Standard">41 - Deputati sunt per capitulum R. de Lorriaco</text:p>
      <text:p text:style-name="Standard">42 - Cantore</text:p>
      <text:p text:style-name="Standard">43 - Hearchidiacono ecclesie Archidiacono Brie infimo</text:p>
      <text:p text:style-name="Standard">44 - Chanteprime Ja. Cosson / et archidiaconus ecclesie</text:p>
      <text:p text:style-name="Standard">45 - . Sy. Succenttore N. Chaudart infirmo</text:p>
      <text:p text:style-name="Standard">46 - si vult interesse / vel duo ipsorum sid tractam</text:p>
      <text:p text:style-name="Standard">47 - L. de Mongeria J. de Soco puro presente</text:p>
      <text:p text:style-name="Standard">48 - dumcum illis de Sancto Benedicto</text:p>
      <text:p text:style-name="Standard">49 - P Forteti.</text:p>
      <text:p text:style-name="Standard">50 - P. de Castro</text:p>
      <text:p text:style-name="Standard">51 - et ad referendum</text:p>
      <text:p text:style-name="Standard">52 - P. de Putheolis</text:p>
      <text:p text:style-name="Standard">53 - T. de Sancto Petro</text:p>
      <text:p text:style-name="Standard">54 - J. de Bordis</text:p>
      <text:p text:style-name="Standard">55 - R. de Putheolis</text:p>
      <text:p text:style-name="Standard">56 - N. de Ordeomonte</text:p>
      <text:p text:style-name="Standard"><text:soft-page-break/>57 - Ph. de Salione</text:p>
      <text:p text:style-name="Standard">58 - G. Fedelli</text:p>
      <text:p text:style-name="Standard">59 - de Pompedorio</text:p>
      <text:p text:style-name="Standard">60 - de Karolay</text:p>
      <text:p text:style-name="Standard">61 - J. Voignon</text:p>
      <text:p text:style-name="Standard">62 - L. de Magnaco</text:p>
      <text:p text:style-name="Standard">63 - R. de Lorriaco</text:p>
      <text:p text:style-name="Standard">64 - T. Houcie</text:p>
      <text:p text:style-name="Standard">65 - . de Casto pr</text:p>
      <text:p text:style-name="Standard">=FRAN_0393_10736_L.jpg=</text:p>
      <text:p text:style-name="Standard">1 - ui</text:p>
      <text:p text:style-name="Standard">2 - Vuels Dieide</text:p>
      <text:p text:style-name="Standard">3 - n</text:p>
      <text:p text:style-name="Standard">4 - afesti dite parigoromei spsum anni domini mlcco dionueim</text:p>
      <text:p text:style-name="Standard">5 - Aicundi. In quo fun suoscript omini capituanced</text:p>
      <text:p text:style-name="Standard">6 - P. decano</text:p>
      <text:p text:style-name="Standard">7 - H. cantore</text:p>
      <text:p text:style-name="Standard">8 - Concorditer est electus in Camerarium clericum ecclesie Par.s</text:p>
      <text:p text:style-name="Standard">9 - G. archidiacono ecclesie</text:p>
      <text:p text:style-name="Standard">10 - N. de Ordeomonte canonicu Parisiens</text:p>
      <text:p text:style-name="Standard">11 - P. Archidiacono Brie infirmo</text:p>
      <text:p text:style-name="Standard">12 - vel Php. de Salioni eciam canonicus arininsis in casu etc. et die</text:p>
      <text:p text:style-name="Standard">13 - Sy. succentore</text:p>
      <text:p text:style-name="Standard">14 - Jo. de Pompedorio</text:p>
      <text:p text:style-name="Standard">15 - lune proxima rspondebunt super hoc deliberate</text:p>
      <text:p text:style-name="Standard">16 - N. Chaudart</text:p>
      <text:p text:style-name="Standard">17 - P. Forteti</text:p>
      <text:p text:style-name="Standard">18 - Deliberatum est quod archidiaconus ecclesie accedatur ad dominum</text:p>
      <text:p text:style-name="Standard">19 - J. de Soco</text:p>
      <text:p text:style-name="Standard">20 - Cancellarium Francie / ut impetrentr ab eo litteras</text:p>
      <text:p text:style-name="Standard">21 - L. de Mongeria</text:p>
      <text:p text:style-name="Standard">22 - regias per quas possint frauctus cappellanorum ecclesie</text:p>
      <text:p text:style-name="Standard">23 - R. de Putheolis</text:p>
      <text:p text:style-name="Standard">24 - parisiensis non deserviencium capellaniis suis arrestari</text:p>
      <text:p text:style-name="Standard">25 - J. Chanteprime</text:p>
      <text:p text:style-name="Standard">26 - N. de Ordeomonte</text:p>
      <text:p text:style-name="Standard"><text:soft-page-break/>27 - et quod Tabula dictorum capellanorum renovetur et</text:p>
      <text:p text:style-name="Standard">28 - G. Fedelli</text:p>
      <text:p text:style-name="Standard">29 - ponantur in ea visitatiois illi domini canonici presentes qui nulla</text:p>
      <text:p text:style-name="Standard">30 - J. Voignon</text:p>
      <text:p text:style-name="Standard">31 - capellanis habent visitais</text:p>
      <text:p text:style-name="Standard">32 - L. de Maignaco</text:p>
      <text:p text:style-name="Standard">33 - Ph. de Salione</text:p>
      <text:p text:style-name="Standard">34 - P. Roberti</text:p>
      <text:p text:style-name="Standard">35 - cc</text:p>
      <text:p text:style-name="Standard">36 - R. de Dangello infirmo</text:p>
      <text:p text:style-name="Standard">37 - R. de Lorriaco pro presente</text:p>
      <text:p text:style-name="Standard">38 - Fiasti.</text:p>
      <text:p text:style-name="Standard">39 - P. de Castro</text:p>
      <text:p text:style-name="Standard">40 - ch s</text:p>
      <text:p text:style-name="Standard">41 - tardus T. de Sancto Petro</text:p>
      <text:p text:style-name="Standard">42 - oslez</text:p>
      <text:p text:style-name="Standard">43 - G</text:p>
      <text:p text:style-name="Standard">44 - Anno et die predictis hora terriarum in loco Barre ecclesie parisiensis coram magistro</text:p>
      <text:p text:style-name="Standard">45 - Forteti canonico parisiensis ad infrascripta deputato Johannes Eschart clericus Emiendum</text:p>
      <text:p text:style-name="Standard">46 - rebellionem per ipsum factam in ecclesia Paris.iensi videlicet in matutinis vigilie Assumpcionis</text:p>
      <text:p text:style-name="Standard">47 - beate Marie Virginis proximo preteris contra armigeros pro parte capituli parisiensis dictam ecclesiam custodm</text:p>
      <text:p text:style-name="Standard">48 - volente eum ducere ad carceres dicti capituli / eo quod dicebatur ipsum fiatimo heuisse</text:p>
      <text:p text:style-name="Standard">49 - ab uno ipsorum unam dagam / Et fuit elargitus per civitatem et diocess Parsie et</text:p>
      <text:p text:style-name="Standard">50 - juravit comparere singulis diebus sibi assignandis et primo a die crastila in octo di</text:p>
      <text:p text:style-name="Standard">51 - hora terciarum ad penam C. l. pa. et excomuncaoinis / et stare jurit comram dicto capitulo</text:p>
      <text:p text:style-name="Standard">52 - Et promisit Andreas Giffart cuvis parisiensis et Guillemeta matr dictis prisionarii fidem</text:p>
      <text:p text:style-name="Standard">53 - eum reducere etc. Sub pena xx l. per quemlibet et renuncianus etc. et specialiter dicta</text:p>
      <text:p text:style-name="Standard">54 - mater legi velayano etc. presentibus cantore sancti Germaniim et greolario capituli etc.</text:p>
      <text:p text:style-name="Standard">=FRAN_0393_10737_L.jpg=</text:p>
      <text:p text:style-name="Standard">1 - Augusti</text:p>
      <text:p text:style-name="Standard">2 - go secundo xii</text:p>
      <text:p text:style-name="Standard">3 - Anno predicto die lane post Berholoneum sencto des capituli genrelali presentibus dominis capitulantibus</text:p>
      <text:p text:style-name="Standard">4 - T. decano</text:p>
      <text:p text:style-name="Standard">5 - H. cantore</text:p>
      <text:p text:style-name="Standard"><text:soft-page-break/>6 - Magister N. de Ordeomonte canonicum parisiensis / pridie electus in</text:p>
      <text:p text:style-name="Standard">7 - G. archidiacono ecclesie</text:p>
      <text:p text:style-name="Standard">8 - Camerarium clericum ecclesie parisiensis. Sponte sua gratenter</text:p>
      <text:p text:style-name="Standard">9 - P. archidiacono Brie infirmo</text:p>
      <text:p text:style-name="Standard">10 - in se assumpsit dictum officium camere et juravit etc.</text:p>
      <text:p text:style-name="Standard">11 - Sy. succentore</text:p>
      <text:p text:style-name="Standard">12 - J. de Pompedorio</text:p>
      <text:p text:style-name="Standard">13 - J. de Karolay</text:p>
      <text:p text:style-name="Standard">14 - magister Robertus de Lorriaco canonicus parisiensis solicitator carrum</text:p>
      <text:p text:style-name="Standard">15 - Ar. Jausserandi</text:p>
      <text:p text:style-name="Standard">16 - palamenti renunciavit hujusmodi officio</text:p>
      <text:p text:style-name="Standard">17 - R. de Lorriaco</text:p>
      <text:p text:style-name="Standard">18 - L. de Mongeria</text:p>
      <text:p text:style-name="Standard">19 - Et fuit concorditer nominatus et electus ad hoc L. de Maigna</text:p>
      <text:p text:style-name="Standard">20 - P. Prepositi</text:p>
      <text:p text:style-name="Standard">21 - canonicus parisiensis qui juravit etc.</text:p>
      <text:p text:style-name="Standard">22 - R. de Putheolis</text:p>
      <text:p text:style-name="Standard">23 - J. de Bordis</text:p>
      <text:p text:style-name="Standard">24 - Dompiuis Guydo de Molinis monachas prioratus Sancti Martini</text:p>
      <text:p text:style-name="Standard">25 - J. Chanteprime</text:p>
      <text:p text:style-name="Standard">26 - de Campis parisiensi vocatus et presens ad hoc in capitulo dixit et affir</text:p>
      <text:p text:style-name="Standard">27 - Ja. Cosson</text:p>
      <text:p text:style-name="Standard">28 - mavit in consciencia sua / quod heri ipse Quivenerat ad ecclesiam</text:p>
      <text:p text:style-name="Standard">29 - G. Fedelli</text:p>
      <text:p text:style-name="Standard">30 - parisiensi causa celebrandi missam magnam dicte ecclesie / et incipiendi</text:p>
      <text:p text:style-name="Standard">31 - Ph. de Salione</text:p>
      <text:p text:style-name="Standard">32 - N. de Ordeomonte</text:p>
      <text:p text:style-name="Standard">33 - ebdi dicti prioratus ut est moris / non potuit dicere dictam missam</text:p>
      <text:p text:style-name="Standard">34 - causa cujusdam infirmitaties que sibi supervenit / et quod dominus Guillelmus</text:p>
      <text:p text:style-name="Standard">35 - T. Hocie</text:p>
      <text:p text:style-name="Standard">36 - J. Voignon</text:p>
      <text:p text:style-name="Standard">37 - Anglici canonicus Sancti Dyonisii de Passu in ecclesia parisiensis ad preces suas</text:p>
      <text:p text:style-name="Standard">38 - L. de Maignaco</text:p>
      <text:p text:style-name="Standard">39 - dixit dictam missam supplicacionem ut dictum capitulum pro malo non habens</text:p>
      <text:p text:style-name="Standard">40 - J. de Soco</text:p>
      <text:p text:style-name="Standard">41 - hoc sibi indulgeret / quod fecit capitulum ipsum considerata predicta sua</text:p>
      <text:p text:style-name="Standard"><text:soft-page-break/>42 - R. de Dangello</text:p>
      <text:p text:style-name="Standard">43 - excusacione</text:p>
      <text:p text:style-name="Standard">44 - N. Chaudart infirmo</text:p>
      <text:p text:style-name="Standard">45 - tardus P. Roberti</text:p>
      <text:p text:style-name="Standard">46 - Memoras loquendi cum P. clerico domini cantoris causa Colligendi</text:p>
      <text:p text:style-name="Standard">47 - P. Forteti</text:p>
      <text:p text:style-name="Standard">48 - arreragisu etc.</text:p>
      <text:p text:style-name="Standard">49 - P. de Castro pro present</text:p>
      <text:p text:style-name="Standard">50 - Item quod debet fieri unus liber de omnibus redditibus ecclesie etc</text:p>
      <text:p text:style-name="Standard">=FRAN_0393_10738_L.jpg=</text:p>
      <text:p text:style-name="Standard">1 - Anno predicto die martis post festum beati Reholone apostoli xvii Aingusti dmnami</text:p>
      <text:p text:style-name="Standard">2 - capitulo generali presentibus dominis</text:p>
      <text:p text:style-name="Standard">3 - P. decano</text:p>
      <text:p text:style-name="Standard">4 - Deputati sunt ad audiendum compotis magistri puerorum</text:p>
      <text:p text:style-name="Standard">5 - H. cantore</text:p>
      <text:p text:style-name="Standard">6 - N. de Ordeomote et L. de Mongeria vel R. de Putheols</text:p>
      <text:p text:style-name="Standard">7 - G. Archidiacono ecclesie</text:p>
      <text:p text:style-name="Standard">8 - P. archidiacono Brie infirmo</text:p>
      <text:p text:style-name="Standard">9 - Et dicatur sibi quod paret se ad computandum</text:p>
      <text:p text:style-name="Standard">10 - Sy. succentore</text:p>
      <text:p text:style-name="Standard">11 - P. Roberti</text:p>
      <text:p text:style-name="Standard">12 - Diliberatum est concorditer et ordinatum ac preceptu fuit</text:p>
      <text:p text:style-name="Standard">13 - J. de Pompadorio</text:p>
      <text:p text:style-name="Standard">14 - J. de Karolay</text:p>
      <text:p text:style-name="Standard">15 - omnibus quorum interest quod quilibet qui non fecerit faciat fieri</text:p>
      <text:p text:style-name="Standard">16 - J. de Soco</text:p>
      <text:p text:style-name="Standard">17 - P. Forteti</text:p>
      <text:p text:style-name="Standard">18 - repparaciones loci in quo fuit ultimo prebenda hinc ad festit</text:p>
      <text:p text:style-name="Standard">19 - Ar. Jausserandi</text:p>
      <text:p text:style-name="Standard">20 - instans festum hyemale Sancti Martini / et quod si sit aliqus</text:p>
      <text:p text:style-name="Standard">21 - R. de Lorriaco</text:p>
      <text:p text:style-name="Standard">22 - L. de Mongeria</text:p>
      <text:p text:style-name="Standard">23 - P. Prepositi</text:p>
      <text:p text:style-name="Standard">24 - R. de Putheolis</text:p>
      <text:p text:style-name="Standard">25 - Dicatur pro parte capituli personis ecclesie qui consueverunt</text:p>
      <text:p text:style-name="Standard">26 - J. de Sanctis</text:p>
      <text:p text:style-name="Standard"><text:soft-page-break/>27 - et debent celebrare magnas missas in ecclesia parisiensis</text:p>
      <text:p text:style-name="Standard">28 - J. de Bordis</text:p>
      <text:p text:style-name="Standard">29 - quod quilibet ipsorum dicat de profundim in exitu dicte magne</text:p>
      <text:p text:style-name="Standard">30 - T. de Sancto Petro</text:p>
      <text:p text:style-name="Standard">31 - N. de Ordeomonte</text:p>
      <text:p text:style-name="Standard">32 - misse supra tumbam deffuncti archidiaconis Actrebatensis prout</text:p>
      <text:p text:style-name="Standard">33 - Ja. Cosson</text:p>
      <text:p text:style-name="Standard">34 - alias fuit ordinatum</text:p>
      <text:p text:style-name="Standard">35 - G. Fedelli</text:p>
      <text:p text:style-name="Standard">36 - J. Voignon</text:p>
      <text:p text:style-name="Standard">37 - Ph. de Salione</text:p>
      <text:p text:style-name="Standard">38 - L. de Maignaco pro presente</text:p>
      <text:p text:style-name="Standard">39 - Deliberatum et preceptum fuit quod quilibet canonicus parisens</text:p>
      <text:p text:style-name="Standard">40 - N. Chaudart infirmo</text:p>
      <text:p text:style-name="Standard">41 - debens capam suam solvat eam infra instans festum</text:p>
      <text:p text:style-name="Standard">42 - R. de Dangello</text:p>
      <text:p text:style-name="Standard">43 - Sancti Martini sub pena amissious distribucionies suarum</text:p>
      <text:p text:style-name="Standard">44 - T. Hocie</text:p>
      <text:p text:style-name="Standard">45 - Po. de Castro per presente</text:p>
      <text:p text:style-name="Standard">=FRAN_0393_10739_L.jpg=</text:p>
      <text:p text:style-name="Standard">1 - Augustus</text:p>
      <text:p text:style-name="Standard">2 - xiii</text:p>
      <text:p text:style-name="Standard">3 - agesto secundo</text:p>
      <text:p text:style-name="Standard">4 - Anno predicto die mercurii xxviiia angufi tnl apostoli durante capitulo generali</text:p>
      <text:p text:style-name="Standard">5 - presentibus dominis capitulantibus</text:p>
      <text:p text:style-name="Standard">6 - P. decano</text:p>
      <text:p text:style-name="Standard">7 - H. cantore pro presntque Nicile disposais</text:p>
      <text:p text:style-name="Standard">8 - Preceptum fuit officiario stacionum quod nichil</text:p>
      <text:p text:style-name="Standard">9 - G. archidiacono ecclesie</text:p>
      <text:p text:style-name="Standard">10 - quod nichil solvat matriculariius laicis de stacionibus</text:p>
      <text:p text:style-name="Standard">11 - P. Archidiacono Brie infirmo</text:p>
      <text:p text:style-name="Standard">12 - quas consueverunt percipere nisi cum mandato capituli</text:p>
      <text:p text:style-name="Standard">13 - Sy. succentore</text:p>
      <text:p text:style-name="Standard">14 - P. Roberti</text:p>
      <text:p text:style-name="Standard">15 - J. de Pompedorio</text:p>
      <text:p text:style-name="Standard">16 - Et similiter fuit preceptum camerario clerico quod de</text:p>
      <text:p text:style-name="Standard"><text:soft-page-break/>17 - N. Chaudart</text:p>
      <text:p text:style-name="Standard">18 - hiis que consueverunt percipere matricularii clerici</text:p>
      <text:p text:style-name="Standard">19 - J. de Karolay</text:p>
      <text:p text:style-name="Standard">20 - P. Forteti</text:p>
      <text:p text:style-name="Standard">21 - nichil solvat sive mandato capituli</text:p>
      <text:p text:style-name="Standard">22 - J. de Soco</text:p>
      <text:p text:style-name="Standard">23 - Ar. Jausserandi</text:p>
      <text:p text:style-name="Standard">24 - estit</text:p>
      <text:p text:style-name="Standard">25 - L. de Mongeria</text:p>
      <text:p text:style-name="Standard">26 - Preceptum est domino Johanni de Villaribus quod de cetero</text:p>
      <text:p text:style-name="Standard">27 - liqu</text:p>
      <text:p text:style-name="Standard">28 - R. de Lorriaco</text:p>
      <text:p text:style-name="Standard">29 - disitet quod pulsatores Campanarum a modo non</text:p>
      <text:p text:style-name="Standard">30 - P. Prepositi</text:p>
      <text:p text:style-name="Standard">31 - R. de Putheolis</text:p>
      <text:p text:style-name="Standard">32 - pulsant nisi ab aula in qua fuit solitum pul</text:p>
      <text:p text:style-name="Standard">33 - N. Chaudart</text:p>
      <text:p text:style-name="Standard">34 - sari et quod non ascendant supra dictam Aulam etc.</text:p>
      <text:p text:style-name="Standard">35 - J. de Sanctis</text:p>
      <text:p text:style-name="Standard">36 - Lt</text:p>
      <text:p text:style-name="Standard">37 - T. de Sancto Petro</text:p>
      <text:p text:style-name="Standard">38 - Dicatur omnibus matriculariis clericis et laicis quod</text:p>
      <text:p text:style-name="Standard">39 - N. de Ordeomonte</text:p>
      <text:p text:style-name="Standard">40 - Ph. de Salione</text:p>
      <text:p text:style-name="Standard">41 - die veneris proxima sint in capitulo auditis etc.</text:p>
      <text:p text:style-name="Standard">42 - Ja. Cosson</text:p>
      <text:p text:style-name="Standard">43 - G. Fedelli</text:p>
      <text:p text:style-name="Standard">44 - Videatur in papiou iiix vi si magister J. de</text:p>
      <text:p text:style-name="Standard">45 - T. Hocie</text:p>
      <text:p text:style-name="Standard">46 - Bordis solvit panem capituli.</text:p>
      <text:p text:style-name="Standard">47 - J. Voignon</text:p>
      <text:p text:style-name="Standard">48 - L. de Maignaco</text:p>
      <text:p text:style-name="Standard">49 - R. de Dangello</text:p>
      <text:p text:style-name="Standard">50 - Cardus J. de Bordis</text:p>
      <text:p text:style-name="Standard">51 - P. de Castro pro presente</text:p>
      <text:p text:style-name="Standard">=FRAN_0393_10740_L.jpg=</text:p>
      <text:p text:style-name="Standard"><text:soft-page-break/>1 - Anno predicto die jovis post Brtholomeum ulcia capiterius generals presentibus dominis capitulantis</text:p>
      <text:p text:style-name="Standard">2 - P. decano</text:p>
      <text:p text:style-name="Standard">3 - H. Cantore</text:p>
      <text:p text:style-name="Standard">4 - G. Archidiacono ecclesie</text:p>
      <text:p text:style-name="Standard">5 - Quia dominus episcopus parisiensis vult videre quo</text:p>
      <text:p text:style-name="Standard">6 - P. archidiacono Brie infirmo</text:p>
      <text:p text:style-name="Standard">7 - modo tenetur ad ropparacionem campanarum et cordm</text:p>
      <text:p text:style-name="Standard">8 - Sy. succentore</text:p>
      <text:p text:style-name="Standard">9 - ac trabium et aliarum neccessaniarum pro pulsaciom</text:p>
      <text:p text:style-name="Standard">10 - P. Roberti</text:p>
      <text:p text:style-name="Standard">11 - J. de Pompedorio</text:p>
      <text:p text:style-name="Standard">12 - dictarum campanarum deliberatum est quod ostendatur</text:p>
      <text:p text:style-name="Standard">13 - R. de Lorriaco</text:p>
      <text:p text:style-name="Standard">14 - dicto domino episcopo / amicabiliter quomodo ad predictis</text:p>
      <text:p text:style-name="Standard">15 - J. de Karolay</text:p>
      <text:p text:style-name="Standard">16 - tenetur</text:p>
      <text:p text:style-name="Standard">17 - J. de Soco</text:p>
      <text:p text:style-name="Standard">18 - P. Foitoti</text:p>
      <text:p text:style-name="Standard">19 - Ar. Jausserandi</text:p>
      <text:p text:style-name="Standard">20 - L. de Mongeria</text:p>
      <text:p text:style-name="Standard">21 - P. Prepositi</text:p>
      <text:p text:style-name="Standard">22 - Comparuerunt in capitulo domini Guillelmus Bellefame</text:p>
      <text:p text:style-name="Standard">23 - R. de Putheolis</text:p>
      <text:p text:style-name="Standard">24 - Johannes Blain et Symon Hubelin et P. Prugereti</text:p>
      <text:p text:style-name="Standard">25 - J. de Bordis</text:p>
      <text:p text:style-name="Standard">26 - D</text:p>
      <text:p text:style-name="Standard">27 - N. de Ordeomonte</text:p>
      <text:p text:style-name="Standard">28 - Ph. de Salione</text:p>
      <text:p text:style-name="Standard">29 - Et eciam magister J. Barbitonsor Johannes Buicheti Jaqueto</text:p>
      <text:p text:style-name="Standard">30 - Ja. Cosson</text:p>
      <text:p text:style-name="Standard">31 - Berberius et P. Buticularium domini parisiensis episcopi / matrio</text:p>
      <text:p text:style-name="Standard">32 - T. Hocie</text:p>
      <text:p text:style-name="Standard">33 - larii laici dicte ecclesie / et fuit eis injunctum et preceptum</text:p>
      <text:p text:style-name="Standard">34 - J. Chanteprime</text:p>
      <text:p text:style-name="Standard">35 - expresse quod de cetero non defficiant in excercicio eorum os</text:p>
      <text:p text:style-name="Standard"><text:soft-page-break/>36 - G. Fedelli</text:p>
      <text:p text:style-name="Standard">37 - ciorum subiungendo quod si defecerint de cetero solvernt pen</text:p>
      <text:p text:style-name="Standard">38 - J. Voignon</text:p>
      <text:p text:style-name="Standard">39 - stabilitam pro eorum deffunctum / Et fuit preceptum Johanni Caillat</text:p>
      <text:p text:style-name="Standard">40 - L. de Maignaco pro presente</text:p>
      <text:p text:style-name="Standard">41 - deputato ad scribendum et notandum deffunctis quod scribat a</text:p>
      <text:p text:style-name="Standard">42 - N. Chaudart infirmo</text:p>
      <text:p text:style-name="Standard">43 - modo et notet deffuncti predictos et pen irremissibiliter ab</text:p>
      <text:p text:style-name="Standard">44 - J. de Sncoo</text:p>
      <text:p text:style-name="Standard">45 - P. de Castro pro preset</text:p>
      <text:p text:style-name="Standard">46 - eis exigentis</text:p>
      <text:p text:style-name="Standard">47 - 7</text:p>
      <text:p text:style-name="Standard">48 - ecis</text:p>
      <text:p text:style-name="Standard">49 - Preceptum fuit predicto domino Petro Prugereti quod infra octo dies adducat sufficientus</text:p>
      <text:p text:style-name="Standard">50 - fidejussorem cum ille quem dedit non sufficiat / ad quod respondit quod faciet libenter id ad quod</text:p>
      <text:p text:style-name="Standard">51 - nebitur racionabiliter / et quod fidejussor per cum datus bene sufficiente Et deinde</text:p>
      <text:p text:style-name="Standard">52 - prndigeri</text:p>
      <text:p text:style-name="Standard">53 - Quia predictus dominus P. Prugereti asserebat fecisse citari coram preposito par. i</text:p>
      <text:p text:style-name="Standard">54 - barbitonsorem contra privilegim ecclesie / inhibitum fuit sibi ad penam C. libram et excustat me</text:p>
      <text:p text:style-name="Standard">55 - de cetero trahat aliquem de matricularis laicis ien coram dicto preposito parisiensi vel aliqua alio indici</text:p>
      <text:p text:style-name="Standard">56 - seculari iiiem prejudicium juridiconem ecclesie cum dicti matricularii sint exempti specialiter et expresse</text:p>
      <text:p text:style-name="Standard">57 - a jurisidciconem dicti prepositi parisiensi Dixit eciam idem dominus Par. quod nunquam Jaceret in ecclesia parisien</text:p>
      <text:p text:style-name="Standard">58 - Donec injuria sibi facta et remendarentr eidem</text:p>
      <text:p text:style-name="Standard">59 - oncorditer est nominatus et electus in promotorus capituli ecclesie parisiensis prononetus de Fageto</text:p>
      <text:p text:style-name="Standard">60 - usque ad beneplacitum dicti capituli / qui Ynonetus veniet die crastina ad prestandum solitum juri</text:p>
      <text:p text:style-name="Standard">61 - Amodo scribatur in libro capituli juramenta que prestabunt singuli recipiente de verbo ad verbum</text:p>
      <text:p text:style-name="Standard">62 - Placet capitulo / quod prior de Maignaco sine fidejusss habeat illam domum Sancti Stephani de Gressius</text:p>
      <text:p text:style-name="Standard">63 - Par. quam inhabitis prout canonici dicti loci eam sibi tradideri quia exhibuit litteras licenciat sui ab</text:p>
      <text:p text:style-name="Standard">64 - pro quas potest se obligare que lictere incorporabuntur in licteris obligationis quas faciet super reparaciones et aliis</text:p>
      <text:p text:style-name="Standard">65 - Fdicatu olim promotom quod det novo camerario ra t ies emendius taxatis non solutis et taxandiu</text:p>
      <text:p text:style-name="Standard">66 - Et camerario antiquo taxatis et receptis</text:p>
      <text:p text:style-name="Standard"><text:soft-page-break/>=FRAN_0393_10741_L.jpg=</text:p>
      <text:p text:style-name="Standard">1 - nonagesimo secundo</text:p>
      <text:p text:style-name="Standard">2 - xiiii</text:p>
      <text:p text:style-name="Standard">3 - Augustus</text:p>
      <text:p text:style-name="Standard">4 - Anno predicto duin deneris post decolacionem Sancti Jhanis Baptiste presentibus dominis capitulntbus</text:p>
      <text:p text:style-name="Standard">5 - resignato promotorie Officio per N. Charionis.</text:p>
      <text:p text:style-name="Standard">6 - P. decano</text:p>
      <text:p text:style-name="Standard">7 - H. Cantore</text:p>
      <text:p text:style-name="Standard">8 - Pvo de Fageto pridie Electus et nominatus in</text:p>
      <text:p text:style-name="Standard">9 - G. Archidiacono eccesie</text:p>
      <text:p text:style-name="Standard">10 - promotorem / fuit receptus et juravit in forma</text:p>
      <text:p text:style-name="Standard">11 - P. archidiacono Brie infirmo</text:p>
      <text:p text:style-name="Standard">12 - videlicet honore et reveranciam ac obediantia capitulo et</text:p>
      <text:p text:style-name="Standard">13 - P. Roberti</text:p>
      <text:p text:style-name="Standard">14 - non gravare subditos indebite nec parcere alicui</text:p>
      <text:p text:style-name="Standard">15 - J. de Pompedorio</text:p>
      <text:p text:style-name="Standard">16 - puniendo racionabiliter et quod causas incipiendis</text:p>
      <text:p text:style-name="Standard">17 - L. de Mongeria</text:p>
      <text:p text:style-name="Standard">18 - J. de Karolay</text:p>
      <text:p text:style-name="Standard">19 - non dimictet / sed eas deducet ad fine / nisi jussu</text:p>
      <text:p text:style-name="Standard">20 - R. de Lorriaco</text:p>
      <text:p text:style-name="Standard">21 - capituli contrarium mandantis eidem / et quod solicite</text:p>
      <text:p text:style-name="Standard">22 - P. Forteti</text:p>
      <text:p text:style-name="Standard">23 - excercebit officium suum et moram faciet prope ecclesiam</text:p>
      <text:p text:style-name="Standard">24 - P. Prepositi</text:p>
      <text:p text:style-name="Standard">25 - R. de Putheolis</text:p>
      <text:p text:style-name="Standard">26 - in aliquo loco ubi poterit repperiri</text:p>
      <text:p text:style-name="Standard">27 - J. de Bordis</text:p>
      <text:p text:style-name="Standard">28 - Dominus Johannes Moqueti Elliendavit injurias per eu</text:p>
      <text:p text:style-name="Standard">29 - G. Fedelli</text:p>
      <text:p text:style-name="Standard">30 - dictas Johanni Cailleti / quia notabat deffunct suos prout</text:p>
      <text:p text:style-name="Standard">31 - P. de Castro</text:p>
      <text:p text:style-name="Standard">32 - sibi incumbebat ex officio suo et fuit sibi moquieto</text:p>
      <text:p text:style-name="Standard">33 - Ar. Jausserandi</text:p>
      <text:p text:style-name="Standard">34 - preceptum et inhibitum quod de cetero non dicat nec faciat</text:p>
      <text:p text:style-name="Standard"><text:soft-page-break/>35 - Ph. de Salione</text:p>
      <text:p text:style-name="Standard">36 - pricteni J. aliquam injuriam</text:p>
      <text:p text:style-name="Standard">37 - G. Fedelli</text:p>
      <text:p text:style-name="Standard">38 - Ja. Cosson</text:p>
      <text:p text:style-name="Standard">39 - T. Hocie</text:p>
      <text:p text:style-name="Standard">40 - Magister Guillelmus de Alneolo fuit neceptus ad</text:p>
      <text:p text:style-name="Standard">41 - J. Voignon</text:p>
      <text:p text:style-name="Standard">42 - prebendam parisiense quam tenebat deffunctus J. poterii et</text:p>
      <text:p text:style-name="Standard">43 - L. de Maignaco</text:p>
      <text:p text:style-name="Standard">44 - fuit installatus in ecclesia per dominum cantorem et habuit</text:p>
      <text:p text:style-name="Standard">45 - N. Chaudart infirmo</text:p>
      <text:p text:style-name="Standard">46 - locum in capitulo presentibus magistro P. Roberti canonico Pa.</text:p>
      <text:p text:style-name="Standard">47 - J. de Soco pro presente</text:p>
      <text:p text:style-name="Standard">48 - N. de Ordeimonte montem pro persent</text:p>
      <text:p text:style-name="Standard">49 - domino Dyonisio regis cappellano in ecclesia Par.</text:p>
      <text:p text:style-name="Standard">50 - e d</text:p>
      <text:p text:style-name="Standard">51 - ad pluribus aliis testits et solvit dictus magister G.</text:p>
      <text:p text:style-name="Standard">52 - Etem franc pro jocundo adventu et dedit fideiussm per capa</text:p>
      <text:p text:style-name="Standard">53 - dominum cantorem parisiensem Et eciam juravit in forma consueta</text:p>
      <text:p text:style-name="Standard">54 - f regis ac</text:p>
      <text:p text:style-name="Standard">55 - Et fuit receptus auctoritate licterarum</text:p>
      <text:p text:style-name="Standard">56 - esstis ad nominacionem regiam et est data dictarum</text:p>
      <text:p text:style-name="Standard">57 - ccaarum reg. Datum apud Montempessulanum xvii</text:p>
      <text:p text:style-name="Standard">58 - die mensis novembris anno Domini mmo ccc octuagesimo nonno</text:p>
      <text:p text:style-name="Standard">59 - t regni nostri decimo et data bullarum apostolicarum Datum Anno</text:p>
      <text:p text:style-name="Standard">60 - viii° adus novembris pontificaus nostri anno xii° e atam processus</text:p>
      <text:p text:style-name="Standard">61 - Datum et actum in domo habitacionis nostre sita in vico sy</text:p>
      <text:p text:style-name="Standard">62 - tis anno domini mlsmo Ccc nonagesimo indictione xiii die xiiia</text:p>
      <text:p text:style-name="Standard">63 - mensis aprilis pontifiatus etc. anno xii°</text:p>
      <text:p text:style-name="Standard">64 - Quia magister Johannes Poterii quondam canonicus parisiensis migravit ad dominum deputati sunt</text:p>
      <text:p text:style-name="Standard">65 - magistri Jacobus Cosson et Robertus d Lorriaco canonici parisiensis ad visitandum domum claustrali</text:p>
      <text:p text:style-name="Standard">66 - Sancti magistri Johannis quam inhabitat titulo locati archidiaconus parisiensis et videndum que reparaciones</text:p>
      <text:p text:style-name="Standard">67 - ruit ibidem neccessarius una cum magistris in talibus experti</text:p>
      <text:p text:style-name="Standard">=FRAN_0393_10742_L.jpg=</text:p>
      <text:p text:style-name="Standard"><text:soft-page-break/>1 - Olpallib</text:p>
      <text:p text:style-name="Standard">2 - Anno predicto die lune post festum Sectorum Egrdii lupii in depecelis rentibus domin aptulantibus</text:p>
      <text:p text:style-name="Standard">3 - P. decano</text:p>
      <text:p text:style-name="Standard">4 - Scribatur Cantori et Cancellario ecclesie parisiensis qui</text:p>
      <text:p text:style-name="Standard">5 - G. archidiacono ecclesie</text:p>
      <text:p text:style-name="Standard">6 - sunt apud dum nostrum regem quod cum ecclesie parisiensi et ca</text:p>
      <text:p text:style-name="Standard">7 - P. archidiacono Brie infirmo</text:p>
      <text:p text:style-name="Standard">8 - pitulum ipsius sint a deo granati et facultatis extenu</text:p>
      <text:p text:style-name="Standard">9 - Sy. succentore</text:p>
      <text:p text:style-name="Standard">10 - ati propter guerras et gentem armicteram quod non possunt</text:p>
      <text:p text:style-name="Standard">11 - J. de Pompadorio</text:p>
      <text:p text:style-name="Standard">12 - Ar. Jausserandi</text:p>
      <text:p text:style-name="Standard">13 - solvere decimam papalem eis impositis solitere quod velint</text:p>
      <text:p text:style-name="Standard">14 - J. de Soco</text:p>
      <text:p text:style-name="Standard">15 - impetrare a dicto domino nostro rege licteras graciosas per quas</text:p>
      <text:p text:style-name="Standard">16 - P. Forteti</text:p>
      <text:p text:style-name="Standard">17 - scribat domino nostro pape / quod velit ipsi capitulo dictam decima</text:p>
      <text:p text:style-name="Standard">18 - L. de Mongeria</text:p>
      <text:p text:style-name="Standard">19 - graciose remictoe et collectori suo mandare quod ipsius de dicta</text:p>
      <text:p text:style-name="Standard">20 - P. Prepositi</text:p>
      <text:p text:style-name="Standard">21 - decima teneat pacificum et quietum</text:p>
      <text:p text:style-name="Standard">22 - J. Hue</text:p>
      <text:p text:style-name="Standard">23 - J. de Bordis</text:p>
      <text:p text:style-name="Standard">24 - N. de Ordeomonte</text:p>
      <text:p text:style-name="Standard">25 - Dicatur pro parte capituli distributoribus ecclesie quod nich</text:p>
      <text:p text:style-name="Standard">26 - Ph. de Salione</text:p>
      <text:p text:style-name="Standard">27 - solvat matriculariis laicis ecclesie Pa. nisi faciant eorum</text:p>
      <text:p text:style-name="Standard">28 - R. de Putheolis</text:p>
      <text:p text:style-name="Standard">29 - debitum in pulsacionem Campanarum ecclesie melius quam fecer</text:p>
      <text:p text:style-name="Standard">30 - G. de Alneyo</text:p>
      <text:p text:style-name="Standard">31 - usque modo et prout preceptum fuit eis per capitulum novite</text:p>
      <text:p text:style-name="Standard">32 - G. Fedelli</text:p>
      <text:p text:style-name="Standard">33 - et aliud super hoc habuerint in mandatis</text:p>
      <text:p text:style-name="Standard">34 - N. Chaudardi infirmo</text:p>
      <text:p text:style-name="Standard">35 - L. de Maignaco pr presente</text:p>
      <text:p text:style-name="Standard">36 - Et fuit preceptum clerico fabrice quod ominii sero claudat</text:p>
      <text:p text:style-name="Standard"><text:soft-page-break/>37 - J. de Karolay</text:p>
      <text:p text:style-name="Standard">38 - portam per quam ascenditur de sala superius ad campanium</text:p>
      <text:p text:style-name="Standard">39 - R. de Lorriaco infirmo</text:p>
      <text:p text:style-name="Standard">40 - P. de Castro pro presenta</text:p>
      <text:p text:style-name="Standard">41 - ine predicti pulsatis ascendant de nocto ad dictas capitlulia</text:p>
      <text:p text:style-name="Standard">42 - propter periculum ignis</text:p>
      <text:p text:style-name="Standard">43 - Dominis Stephano Johannis officiaris anniversarius P. Valleti et</text:p>
      <text:p text:style-name="Standard">44 - Hugoni Caprie distribucines ecclesie fuit predicta ordinacis</text:p>
      <text:p text:style-name="Standard">45 - publicas et significata et preceptum expresse quod nec merella</text:p>
      <text:p text:style-name="Standard">46 - nec pecuniam dictis matriculariis tradita jusche in casu</text:p>
      <text:p text:style-name="Standard">47 - premisso</text:p>
      <text:p text:style-name="Standard">48 - Deliberatum est quod ostendatur consilio lictera composit</text:p>
      <text:p text:style-name="Standard">49 - facte dudum inter dum par. episcopum et capitulum pa. super</text:p>
      <text:p text:style-name="Standard">50 - hiis que dictus episcopus debet facere in ecclesia Parins</text:p>
      <text:p text:style-name="Standard">51 - Magister Radulphus Episcopi de Vaussilion matriculari</text:p>
      <text:p text:style-name="Standard">52 - clericus Sancti Mederici fecit corrigi bullas dicte matis</text:p>
      <text:p text:style-name="Standard">53 - et ostendit eas correctas sufficit</text:p>
      <text:p text:style-name="Standard">=FRAN_0393_10743_L.jpg=</text:p>
      <text:p text:style-name="Standard">1 - September nonagesim sad</text:p>
      <text:p text:style-name="Standard">2 - Anno predicto die mercurii post Egidium et lupum iiii septembris presentibus dominis capitulantius</text:p>
      <text:p text:style-name="Standard">3 - P. decano</text:p>
      <text:p text:style-name="Standard">4 - Nacet capitulo quod si dous Thomas Boullardi voluerit</text:p>
      <text:p text:style-name="Standard">5 - G. Archidiacono ecclesie</text:p>
      <text:p text:style-name="Standard">6 - P. Archidiacono Brie infirmo</text:p>
      <text:p text:style-name="Standard">7 - dimictere forum cum eo factum de prebendi Castaneti / quod pro</text:p>
      <text:p text:style-name="Standard">8 - Sy succentore</text:p>
      <text:p text:style-name="Standard">9 - simili precio minus quinque franc traderitur Johanni de Ulmo</text:p>
      <text:p text:style-name="Standard">10 - J. de Pompedorio</text:p>
      <text:p text:style-name="Standard">11 - et ad simile temporus et sub similibus condiciae et fuit deputis</text:p>
      <text:p text:style-name="Standard">12 - L. de Mongeria</text:p>
      <text:p text:style-name="Standard">13 - P. Roberti</text:p>
      <text:p text:style-name="Standard">14 - ad loquendum super hoc cum dicto Boullardo Ph. de Salione</text:p>
      <text:p text:style-name="Standard">15 - J. Hue</text:p>
      <text:p text:style-name="Standard">16 - R. de Putheolis</text:p>
      <text:p text:style-name="Standard">17 - G. de Alneolo</text:p>
      <text:p text:style-name="Standard">18 - Deliberatum est quod quilibet canonicus faciat relaciones suam infra</text:p>
      <text:p text:style-name="Standard"><text:soft-page-break/>19 - P. Forteti</text:p>
      <text:p text:style-name="Standard">20 - J. de Karolay</text:p>
      <text:p text:style-name="Standard">21 - primum capitulum generale de et super deffectibus capellanorum ca</text:p>
      <text:p text:style-name="Standard">22 - J. de Bordis</text:p>
      <text:p text:style-name="Standard">23 - pellante in quibus sunt deputatis alioquin dicto tempore elapso</text:p>
      <text:p text:style-name="Standard">24 - N. de Ordeomonte</text:p>
      <text:p text:style-name="Standard">25 - non habebunt aliquas distribucois donec fecerint</text:p>
      <text:p text:style-name="Standard">26 - Ph. de Salione</text:p>
      <text:p text:style-name="Standard">27 - G. Fedelli</text:p>
      <text:p text:style-name="Standard">28 - N. Chaudardi infirmo</text:p>
      <text:p text:style-name="Standard">29 - L. de Maignaco pro presente</text:p>
      <text:p text:style-name="Standard">30 - Ar. Jausserandi</text:p>
      <text:p text:style-name="Standard">31 - R. de Lorriaco ad missam</text:p>
      <text:p text:style-name="Standard">32 - R. de Castro pro present</text:p>
      <text:p text:style-name="Standard">33 - Anno predicto die veneris post Egidium et lupum vi septembris. presentibus dominis capitulantibus</text:p>
      <text:p text:style-name="Standard">34 - P. decano</text:p>
      <text:p text:style-name="Standard">35 - Martinus Loustre commorans in parrochia ecclesia Sepulcri</text:p>
      <text:p text:style-name="Standard">36 - G. archidiacono ecclesie</text:p>
      <text:p text:style-name="Standard">37 - parisiensi Emendavit quia uxor sua portavit et posuit</text:p>
      <text:p text:style-name="Standard">38 - P. archidiacono Brie infirmo</text:p>
      <text:p text:style-name="Standard">39 - in choro dicte ecclesie auctoritate propria sine licencia cleri dicti loci</text:p>
      <text:p text:style-name="Standard">40 - Sy. succentore</text:p>
      <text:p text:style-name="Standard">41 - et sine ipso clero et solennitatis in talibus requisitus</text:p>
      <text:p text:style-name="Standard">42 - J. de Pompadorio</text:p>
      <text:p text:style-name="Standard">43 - Ar. Jausserandi</text:p>
      <text:p text:style-name="Standard">44 - R. de Lorriaco</text:p>
      <text:p text:style-name="Standard">45 - Requisitis provisoribus et gubernats ecclesie predicte quod restituent</text:p>
      <text:p text:style-name="Standard">46 - J. de Karolay</text:p>
      <text:p text:style-name="Standard">47 - J. de Soco</text:p>
      <text:p text:style-name="Standard">48 - capitulo licteras dicti capituli quas habent continentes quod lictere et privilegir</text:p>
      <text:p text:style-name="Standard">49 - dicte ecclesie sunt et custoduuntur in thesauro ecclesie parisiensis cum privilegi</text:p>
      <text:p text:style-name="Standard">50 - P. Forteti</text:p>
      <text:p text:style-name="Standard">51 - P. Prepositi</text:p>
      <text:p text:style-name="Standard">52 - et lictere predictis fuerunt eisdem advi restitutis / dicti provisores</text:p>
      <text:p text:style-name="Standard">53 - J. de Bordis</text:p>
      <text:p text:style-name="Standard"><text:soft-page-break/>54 - dixerunt quod libenter dictas litteras restitis cum sit verum quod habuerint</text:p>
      <text:p text:style-name="Standard">55 - T. de Sancto Petro</text:p>
      <text:p text:style-name="Standard">56 - litteras et privilegiim predicta</text:p>
      <text:p text:style-name="Standard">57 - N. de Ordeomonte</text:p>
      <text:p text:style-name="Standard">58 - L. de Mongeria</text:p>
      <text:p text:style-name="Standard">59 - Petrus Lothoringi clericus domini Cantoris parisiensis nominatus et</text:p>
      <text:p text:style-name="Standard">60 - G. Fedelli</text:p>
      <text:p text:style-name="Standard">61 - electus ad recipiendum arreragia etc. juravit etc. Et</text:p>
      <text:p text:style-name="Standard">62 - Ph. de Salione</text:p>
      <text:p text:style-name="Standard">63 - fuit preceptum quod fiat sibi procuratr etc.</text:p>
      <text:p text:style-name="Standard">64 - J. Voignon</text:p>
      <text:p text:style-name="Standard">65 - N. Chaudart infirmo</text:p>
      <text:p text:style-name="Standard">66 - Suspensus est a celebracione missarum archidiaconus Actrebatensis</text:p>
      <text:p text:style-name="Standard">67 - L. de Maignaco pro presente</text:p>
      <text:p text:style-name="Standard">68 - Dominus P. Burgondi canonicus curatus ecclesie Sancti Johannis Rotondi</text:p>
      <text:p text:style-name="Standard">69 - R. de Puntheolis</text:p>
      <text:p text:style-name="Standard">70 - J. Hue. ad missam</text:p>
      <text:p text:style-name="Standard">71 - P. de Castro pro presonte</text:p>
      <text:p text:style-name="Standard">=FRAN_0393_10744_L.jpg=</text:p>
      <text:p text:style-name="Standard">1 - Anno predicto / die lune post Natuvitur be Magrie Viginis presentibus dominis capitulantibus</text:p>
      <text:p text:style-name="Standard">2 - P. Decano</text:p>
      <text:p text:style-name="Standard">3 - G. archidiacono ecclesie</text:p>
      <text:p text:style-name="Standard">4 - Ad instanciam domini parisiensi episcopi hoc in propria persina</text:p>
      <text:p text:style-name="Standard">5 - Sy. Succentore</text:p>
      <text:p text:style-name="Standard">6 - suam requirentes / Deliberatum est quod moneantur ones</text:p>
      <text:p text:style-name="Standard">7 - P. Archidiacono Brie infirmo</text:p>
      <text:p text:style-name="Standard">8 - capellani et alii beneficiati et presbyteri celebrantis in ecclesia</text:p>
      <text:p text:style-name="Standard">9 - N. Chaudart infirmo</text:p>
      <text:p text:style-name="Standard">10 - parisiensis ne candelas dicti episcopi que offeruntur ibidem capiant</text:p>
      <text:p text:style-name="Standard">11 - Ar. Jaussran</text:p>
      <text:p text:style-name="Standard">12 - J. de Soco</text:p>
      <text:p text:style-name="Standard">13 - prout dicitur eos fecisse sub pena suspencionis et excomcunicacionis</text:p>
      <text:p text:style-name="Standard">14 - J. Forteti</text:p>
      <text:p text:style-name="Standard">15 - exceptiis tantumodo una candela in celebracione cujusdam</text:p>
      <text:p text:style-name="Standard">16 - L. de Mongeria</text:p>
      <text:p text:style-name="Standard">17 - misse.</text:p>
      <text:p text:style-name="Standard"><text:soft-page-break/>18 - P. Prepositi</text:p>
      <text:p text:style-name="Standard">19 - R. de Putheolis</text:p>
      <text:p text:style-name="Standard">20 - J. Hue</text:p>
      <text:p text:style-name="Standard">21 - J. de Bordis</text:p>
      <text:p text:style-name="Standard">22 - T. de Sancto Petro</text:p>
      <text:p text:style-name="Standard">23 - Ph. de Salione</text:p>
      <text:p text:style-name="Standard">24 - N. de Ordeomonte</text:p>
      <text:p text:style-name="Standard">25 - J. de Karolay</text:p>
      <text:p text:style-name="Standard">26 - G. Fedelli</text:p>
      <text:p text:style-name="Standard">27 - L. de Maignaco pro presente</text:p>
      <text:p text:style-name="Standard">28 - J. de Pompadorio</text:p>
      <text:p text:style-name="Standard">29 - R. de Lorriaco ifinus</text:p>
      <text:p text:style-name="Standard">30 - P. de Custio pro presone</text:p>
      <text:p text:style-name="Standard">31 - Anno predicto die mercurii post natvivatis beate Marie presentibus dominis capitulantis</text:p>
      <text:p text:style-name="Standard">32 - P. decano</text:p>
      <text:p text:style-name="Standard">33 - G. Archidiacono ecclesie</text:p>
      <text:p text:style-name="Standard">34 - Data est licencia eundi apud compendium domino Johanni de</text:p>
      <text:p text:style-name="Standard">35 - P. archidiacono Brie infirmo</text:p>
      <text:p text:style-name="Standard">36 - quirisiaco canonico Sancti Dyonisii de Passu ad instantam suam</text:p>
      <text:p text:style-name="Standard">37 - Sy. Succentore</text:p>
      <text:p text:style-name="Standard">38 - cum sit ibidem facturus nectsario et fuit sibi injunctum quod quamcitius</text:p>
      <text:p text:style-name="Standard">39 - L. de Mongeria</text:p>
      <text:p text:style-name="Standard">40 - poterit renertatur</text:p>
      <text:p text:style-name="Standard">41 - N. Chaudart</text:p>
      <text:p text:style-name="Standard">42 - J. de Soco</text:p>
      <text:p text:style-name="Standard">43 - Deliberatum est quod clericus fabrice solvat panatori id</text:p>
      <text:p text:style-name="Standard">44 - T. de Sancto Petro</text:p>
      <text:p text:style-name="Standard">45 - quod debetur sibi pro panatura Ruelle Sancti Dyonisii de</text:p>
      <text:p text:style-name="Standard">46 - N. de Ordeomonte</text:p>
      <text:p text:style-name="Standard">47 - Passu infra claustram</text:p>
      <text:p text:style-name="Standard">48 - P. Forteti</text:p>
      <text:p text:style-name="Standard">49 - P. Prepositi</text:p>
      <text:p text:style-name="Standard">50 - R. de Putheolis</text:p>
      <text:p text:style-name="Standard">51 - factum est forum eum Johanne de Carnoto pulsatore campanaum</text:p>
      <text:p text:style-name="Standard">52 - A. Regine</text:p>
      <text:p text:style-name="Standard">53 - ecclesie quod ipse per se et suos pulsabit per unum annum omnes capelilui</text:p>
      <text:p text:style-name="Standard"><text:soft-page-break/>54 - J. Chanteprime</text:p>
      <text:p text:style-name="Standard">55 - nas pulsand tam de die quod de nocte pro precio pro quo conventu</text:p>
      <text:p text:style-name="Standard">56 - G. Fidelli</text:p>
      <text:p text:style-name="Standard">57 - L. de Maignaco pro presente fuit cum eo alias / hoc acto quod omni nocte pulsabuntur campas</text:p>
      <text:p text:style-name="Standard">58 - pulsantes secundum diem et festum ab aula / et de die a parte super</text:p>
      <text:p text:style-name="Standard">59 - R. de Lorriaco</text:p>
      <text:p text:style-name="Standard">60 - Ph. de Salione</text:p>
      <text:p text:style-name="Standard">61 - Et quia prius pulsabantur dicte Campane a parte superior</text:p>
      <text:p text:style-name="Standard">62 - J. Hue</text:p>
      <text:p text:style-name="Standard">63 - tam de nocte quom de die / quod sublatum fuit quo ad nocte</text:p>
      <text:p text:style-name="Standard">64 - J. de Karolay</text:p>
      <text:p text:style-name="Standard">65 - periculum ignis / et erit major pena in dicta pulsacione fai</text:p>
      <text:p text:style-name="Standard">66 - J. de Pompadorio</text:p>
      <text:p text:style-name="Standard">67 - P. de Castro pro presente</text:p>
      <text:p text:style-name="Standard">68 - de nocte a dicta aula ut premittitur / peromittuntur et prov</text:p>
      <text:p text:style-name="Standard">=FRAN_0393_10745_L.jpg=</text:p>
      <text:p text:style-name="Standard">1 - nonagesimo secundo xvi</text:p>
      <text:p text:style-name="Standard">2 - September</text:p>
      <text:p text:style-name="Standard">3 - 10</text:p>
      <text:p text:style-name="Standard">4 - sunt sibi preter et ultra omnia illa que prius percipiebat ut predicitur propter dictum</text:p>
      <text:p text:style-name="Standard">5 - labore majorem quindecim francoum auri / quibus mediantes faciet dictam pulsacoum</text:p>
      <text:p text:style-name="Standard">6 - per se et suos bene et debite ut premittitur suis sumptibus et expensis et ita promisit</text:p>
      <text:p text:style-name="Standard">7 - tjuravit in manibus dictorum dominorum.</text:p>
      <text:p text:style-name="Standard">8 - Anno predicto / die veneris post Natiuvtr bate Magie Viginis presentibus dominis capitulantibus.</text:p>
      <text:p text:style-name="Standard">9 - P. decano</text:p>
      <text:p text:style-name="Standard">10 - G. archidiacono ecclesie</text:p>
      <text:p text:style-name="Standard">11 - Domus claustralis.</text:p>
      <text:p text:style-name="Standard">12 - P. archidiacono Brie infirmo</text:p>
      <text:p text:style-name="Standard">13 - Sy. Succentore</text:p>
      <text:p text:style-name="Standard">14 - R. de Lorriaco</text:p>
      <text:p text:style-name="Standard">15 - Que fuit deffuncti magistri Johannis Poterii condam canonici Par.ien</text:p>
      <text:p text:style-name="Standard">16 - P. Prepositi</text:p>
      <text:p text:style-name="Standard">17 - exposita est vendicioni per vi franc auri repparata secundum</text:p>
      <text:p text:style-name="Standard">18 - P. Forteti</text:p>
      <text:p text:style-name="Standard">19 - J. Hue</text:p>
      <text:p text:style-name="Standard">20 - rapportum juratarum qui dictas repparactiore extimaverunt ad</text:p>
      <text:p text:style-name="Standard"><text:soft-page-break/>21 - R. de Putheolis</text:p>
      <text:p text:style-name="Standard">22 - iiiC xlv l. xii s. par. et incepit nunc licitr</text:p>
      <text:p text:style-name="Standard">23 - J. de Bordis</text:p>
      <text:p text:style-name="Standard">24 - N. de Ordeomonte</text:p>
      <text:p text:style-name="Standard">25 - Scribatur heredibus et exequutoribus predicti deffuncti qummodo dicte repera</text:p>
      <text:p text:style-name="Standard">26 - T. de Sancto Petro</text:p>
      <text:p text:style-name="Standard">27 - G. Fedelli</text:p>
      <text:p text:style-name="Standard">28 - deffunctis et quod quancicius mittant dictam pecet pro ipsis repparaciones faciendi</text:p>
      <text:p text:style-name="Standard">29 - N. Chaudart infirmo</text:p>
      <text:p text:style-name="Standard">30 - vel eas fieri faciat secundum rapportum factum per juratos ecclesie</text:p>
      <text:p text:style-name="Standard">31 - L. de Maignaco pro present</text:p>
      <text:p text:style-name="Standard">32 - et qommodo dicta domus exposita est vendiatis pro vi fr. repparata</text:p>
      <text:p text:style-name="Standard">33 - J. de Pompedorio</text:p>
      <text:p text:style-name="Standard">34 - qui debet conti in anniversarou dicti deffuncti</text:p>
      <text:p text:style-name="Standard">35 - J. de Soco</text:p>
      <text:p text:style-name="Standard">36 - A. Regine</text:p>
      <text:p text:style-name="Standard">37 - Prior de Nemosio videlicet</text:p>
      <text:p text:style-name="Standard">38 - J. de Karolay</text:p>
      <text:p text:style-name="Standard">39 - P. de Castre pro presente</text:p>
      <text:p text:style-name="Standard">40 - dominus Guillelmus de Ferreriis citatus pro decanis per eum debitis</text:p>
      <text:p text:style-name="Standard">41 - promisit solvere capitulo pro terris de Tremevilla integram decimam anni nonagisio primi qua</text:p>
      <text:p text:style-name="Standard">42 - proinde solvit et medietatem dicte decime pro anno presenti qua non solvit nisi medietati</text:p>
      <text:p text:style-name="Standard">43 - pro eo quod dicebat ad aliam medi non tenr propter primvilegi suum / sive tamen novi juris sui par</text:p>
      <text:p text:style-name="Standard">44 - judicio sic tamere quod ubi de dicto privilegio suo debitam fidem faciet dicto capitulo infra just</text:p>
      <text:p text:style-name="Standard">45 - festum naticatus domini / dicta medictas quam sic solvet sibi restituatur dumtamie privilegium</text:p>
      <text:p text:style-name="Standard">46 - ymm sic bonum et validum</text:p>
      <text:p text:style-name="Standard">47 - Molendin</text:p>
      <text:p text:style-name="Standard">48 - De subtus magnum pontem tradentur per Camerarm clericum ad tres annos pro</text:p>
      <text:p text:style-name="Standard">49 - ducente francorum per annum</text:p>
      <text:p text:style-name="Standard">=FRAN_0393_10746_L.jpg=</text:p>
      <text:p text:style-name="Standard">1 - 2217</text:p>
      <text:p text:style-name="Standard">2 - Anno predicto die lune post festum Exalitem Sancti Cracis xviaersis eseneitits eribus dominis capitibus</text:p>
      <text:p text:style-name="Standard">3 - P. decano</text:p>
      <text:p text:style-name="Standard">4 - Major et pcriton</text:p>
      <text:p text:style-name="Standard"><text:soft-page-break/>5 - Fiat unus sufficiens major et procurator in Vinaco de</text:p>
      <text:p text:style-name="Standard">6 - P. Mchias ore firmo</text:p>
      <text:p text:style-name="Standard">7 - Vnromendia / quem officiarius horarum ad quem spectat</text:p>
      <text:p text:style-name="Standard">8 - Sy. Succentore</text:p>
      <text:p text:style-name="Standard">9 - perquiret et nominabit capitulo / ut per ipsum capitulum just</text:p>
      <text:p text:style-name="Standard">10 - L. de Mongeria</text:p>
      <text:p text:style-name="Standard">11 - Vendatur</text:p>
      <text:p text:style-name="Standard">12 - tuatur</text:p>
      <text:p text:style-name="Standard">13 - J. de Karolay</text:p>
      <text:p text:style-name="Standard">14 - morum de Casta</text:p>
      <text:p text:style-name="Standard">15 - J. de Pompadorio</text:p>
      <text:p text:style-name="Standard">16 - Per Camerarium clericum / coprum</text:p>
      <text:p text:style-name="Standard">17 - R. de Lorriaco</text:p>
      <text:p text:style-name="Standard">18 - neto pro ixa franc ita quod habeat emens quinque annos de</text:p>
      <text:p text:style-name="Standard">19 - P. Forteti</text:p>
      <text:p text:style-name="Standard">20 - coppoa et ubidengia procuratore</text:p>
      <text:p text:style-name="Standard">21 - Ar. Jausserandi</text:p>
      <text:p text:style-name="Standard">22 - nata eorum procuratores</text:p>
      <text:p text:style-name="Standard">23 - P. Prepositi</text:p>
      <text:p text:style-name="Standard">24 - fiat procuratorium in quo domini ex</text:p>
      <text:p text:style-name="Standard">25 - T. de Sancto Petro</text:p>
      <text:p text:style-name="Standard">26 - dominum Johannem de Molendino Anthonium de Sancto Manrcis</text:p>
      <text:p text:style-name="Standard">27 - N. de Ordeomonte</text:p>
      <text:p text:style-name="Standard">28 - Johannem de Blesis et dominum Michaelem Chambon presbyterum</text:p>
      <text:p text:style-name="Standard">29 - J. Cosson</text:p>
      <text:p text:style-name="Standard">30 - unacum magistro N. de Ordeomonte camerario clerico ecclesie</text:p>
      <text:p text:style-name="Standard">31 - G. Fedelli</text:p>
      <text:p text:style-name="Standard">32 - Parisiensis ad petendum et recipiitem et quictanciam et ad alia necsesaria</text:p>
      <text:p text:style-name="Standard">33 - J. Hue</text:p>
      <text:p text:style-name="Standard">34 - ut in fora etc.</text:p>
      <text:p text:style-name="Standard">35 - A. Regine</text:p>
      <text:p text:style-name="Standard">36 - commissarii</text:p>
      <text:p text:style-name="Standard">37 - Ph. de Salione</text:p>
      <text:p text:style-name="Standard">38 - J. Voignon</text:p>
      <text:p text:style-name="Standard">39 - Sunt dati et deputati / exequutur deffuncti domini Johanis</text:p>
      <text:p text:style-name="Standard">40 - N. Chaudart infirmo</text:p>
      <text:p text:style-name="Standard"><text:soft-page-break/>41 - serviente quondam canonici ecclesie Sancti Stephani de Gresss parisiens</text:p>
      <text:p text:style-name="Standard">42 - J. de Soco</text:p>
      <text:p text:style-name="Standard">43 - magister J. de Soco et dominus G. Anglici ad audiendum</text:p>
      <text:p text:style-name="Standard">44 - R. de Putheolis</text:p>
      <text:p text:style-name="Standard">45 - L. de Maignaco</text:p>
      <text:p text:style-name="Standard">46 - ipsum compotam. et referendum</text:p>
      <text:p text:style-name="Standard">47 - J. de Bordis</text:p>
      <text:p text:style-name="Standard">48 - P. de Castro pro prentis</text:p>
      <text:p text:style-name="Standard">49 - Anno predicto die vercuri anti festum beati Mathei apstixiii seneti resius domins capitulntibus</text:p>
      <text:p text:style-name="Standard">50 - P. decano</text:p>
      <text:p text:style-name="Standard">51 - H. cantore</text:p>
      <text:p text:style-name="Standard">52 - G. archidiacono Ecclesie</text:p>
      <text:p text:style-name="Standard">53 - P. archidiacono Brie infimo</text:p>
      <text:p text:style-name="Standard">54 - Sy. succentore</text:p>
      <text:p text:style-name="Standard">55 - J. de Pompedorio</text:p>
      <text:p text:style-name="Standard">56 - Ato Jausserandi</text:p>
      <text:p text:style-name="Standard">57 - J. de Karolay</text:p>
      <text:p text:style-name="Standard">58 - R. de Lorriaco</text:p>
      <text:p text:style-name="Standard">59 - J. de Soco</text:p>
      <text:p text:style-name="Standard">60 - P. Forteti</text:p>
      <text:p text:style-name="Standard">61 - L. de Mongeria</text:p>
      <text:p text:style-name="Standard">62 - P. Prepositi</text:p>
      <text:p text:style-name="Standard">63 - J. Hue</text:p>
      <text:p text:style-name="Standard">64 - An. Grangerii sz</text:p>
      <text:p text:style-name="Standard">65 - R. de Putheolis</text:p>
      <text:p text:style-name="Standard">66 - N. de Ordeimonte</text:p>
      <text:p text:style-name="Standard">67 - T. de Sancto Petro</text:p>
      <text:p text:style-name="Standard">68 - Ph. de Salione</text:p>
      <text:p text:style-name="Standard">69 - Chanteprime</text:p>
      <text:p text:style-name="Standard">70 - *</text:p>
      <text:p text:style-name="Standard">=FRAN_0393_10747_L.jpg=</text:p>
      <text:p text:style-name="Standard">1 - nonagesimo secundo</text:p>
      <text:p text:style-name="Standard">2 - September</text:p>
      <text:p text:style-name="Standard">3 - xvii</text:p>
      <text:p text:style-name="Standard">4 - s</text:p>
      <text:p text:style-name="Standard">5 - Anno predicto die veneris in viglia festi beati Miei tili nim xisio Cextenusi eiesi diciulantibus</text:p>
      <text:p text:style-name="Standard"><text:soft-page-break/>6 - P. decano</text:p>
      <text:p text:style-name="Standard">7 - Placet dominis quod pror de Maignaco habeat domum canonicus Sancti Stephani</text:p>
      <text:p text:style-name="Standard">8 - de Gressibus parisiensis quam nunc inhabitat prout transportata fuit</text:p>
      <text:p text:style-name="Standard">9 - G. archidiacono ecclesie</text:p>
      <text:p text:style-name="Standard">10 - P. archidiacono Berie infirmo</text:p>
      <text:p text:style-name="Standard">11 - in eum et de gracia ampliori ad vitam suam dictis dominis priuens infor</text:p>
      <text:p text:style-name="Standard">12 - Sy. Succentore</text:p>
      <text:p text:style-name="Standard">13 - matr quod cedit in utiliter dicte ecclesie et canonico ejusdem in hoc consenciencium</text:p>
      <text:p text:style-name="Standard">14 - J. de Pompedorio</text:p>
      <text:p text:style-name="Standard">15 - pro majori et sanori parte</text:p>
      <text:p text:style-name="Standard">16 - P. Roberti</text:p>
      <text:p text:style-name="Standard">17 - J. de Karolay.</text:p>
      <text:p text:style-name="Standard">18 - Canonici Sancti Johannis eotundi fecerunt eorum procuratorem Huguetum Carpencrii</text:p>
      <text:p text:style-name="Standard">19 - J. de Soco</text:p>
      <text:p text:style-name="Standard">20 - canonicum dicti loci ad petendum et recipien etc.</text:p>
      <text:p text:style-name="Standard">21 - R. de Lorriaco</text:p>
      <text:p text:style-name="Standard">22 - P. Forteti</text:p>
      <text:p text:style-name="Standard">23 - Placet dominis quod Johannis de Ulmo habeat prebendam de Castaneto ad</text:p>
      <text:p text:style-name="Standard">24 - L. de Mongeria</text:p>
      <text:p text:style-name="Standard">25 - firmam prout continebunt lictere super hoc faciende</text:p>
      <text:p text:style-name="Standard">26 - P. Prepositi</text:p>
      <text:p text:style-name="Standard">27 - J. Hue</text:p>
      <text:p text:style-name="Standard">28 - Fiat lictera Sgentie Mahieto Heronardi apud Orliacum et</text:p>
      <text:p text:style-name="Standard">29 - R. de Putheolis</text:p>
      <text:p text:style-name="Standard">30 - et pertinenciis suas cum potestatem requirentes hospites usque ad</text:p>
      <text:p text:style-name="Standard">31 - A. Regine</text:p>
      <text:p text:style-name="Standard">32 - N. de Ordeomonte</text:p>
      <text:p text:style-name="Standard">33 - benplacitum capituli</text:p>
      <text:p text:style-name="Standard">34 - T. de Sancto Petro</text:p>
      <text:p text:style-name="Standard">35 - Ja. Cosson</text:p>
      <text:p text:style-name="Standard">36 - Conditer apposit per illum qui tradidit denarius Dei domus claustralis</text:p>
      <text:p text:style-name="Standard">37 - G. Fedelli</text:p>
      <text:p text:style-name="Standard">38 - fuit deffuncti magistri Johannis Poterii / die jovis externa non fuerunt acceptis</text:p>
      <text:p text:style-name="Standard">39 - J. Chanteprime</text:p>
      <text:p text:style-name="Standard">40 - quia contra statutu ecclesie et fuit preceptum in notario quod non reciperem denariom di</text:p>
      <text:p text:style-name="Standard">41 - T. Hocie</text:p>
      <text:p text:style-name="Standard"><text:soft-page-break/>42 - ab aliquo nisi simpliciter offerret absque aliquibus conditas etc.</text:p>
      <text:p text:style-name="Standard">43 - J. Voignon</text:p>
      <text:p text:style-name="Standard">44 - L. de Maignaco solicit pro prosent</text:p>
      <text:p text:style-name="Standard">45 - N. Chaudart infirmo</text:p>
      <text:p text:style-name="Standard">46 - Ar. Jausserandi</text:p>
      <text:p text:style-name="Standard">47 - P. de Castro pro presente</text:p>
      <text:p text:style-name="Standard">48 - Anno pre dicto / die luere prost festum beati Mathe apostoli xxiiia mensis deptembris</text:p>
      <text:p text:style-name="Standard">49 - P. decano</text:p>
      <text:p text:style-name="Standard">50 - Placet capitulo quod manus ipsius capituli posits in vincis et vindeia curati</text:p>
      <text:p text:style-name="Standard">51 - de Balneolis levetur si dederit vel dare voluerit sufficiente et ydoneam cant</text:p>
      <text:p text:style-name="Standard">52 - G. Archidiacono ecclesie</text:p>
      <text:p text:style-name="Standard">53 - de alio quam de se ipso / de solvendo totum id ad quod racionabiliter tenebitur racione presso</text:p>
      <text:p text:style-name="Standard">54 - P. Archidiacono Brie infirmo</text:p>
      <text:p text:style-name="Standard">55 - Sy. succentore</text:p>
      <text:p text:style-name="Standard">56 - ragii Alioquin vadat ad camerarium laicum et recipiat ibidem super hoc justiciariis</text:p>
      <text:p text:style-name="Standard">57 - P. Roberti</text:p>
      <text:p text:style-name="Standard">58 - Claves</text:p>
      <text:p text:style-name="Standard">59 - J. de Pompadorio</text:p>
      <text:p text:style-name="Standard">60 - Domus claustralis que fuit deffuncti magistri Johannis Poteri in quta archidiaconu Par.</text:p>
      <text:p text:style-name="Standard">61 - N. Chaudart</text:p>
      <text:p text:style-name="Standard">62 - nunc moratur per modum locagii / et que exposita est vendraus / fuerunt nunc</text:p>
      <text:p text:style-name="Standard">63 - L. de Mongeri</text:p>
      <text:p text:style-name="Standard">64 - Traditer capitulo per sigilliferum ipsius archidiaconus et per dictum capitulum tradt</text:p>
      <text:p text:style-name="Standard">65 - A. Jausserandi</text:p>
      <text:p text:style-name="Standard">66 - eidem sigillifero de gracia speciali usque ad insticiaotim festum Sancti Dyonisii et fuit</text:p>
      <text:p text:style-name="Standard">67 - J. de Karolay</text:p>
      <text:p text:style-name="Standard">68 - ipsi sigillifis dictum expresse quod interim querato domum pro dicto archidiaconu si vo</text:p>
      <text:p text:style-name="Standard">69 - J. de Soco</text:p>
      <text:p text:style-name="Standard">70 - P. Forteti</text:p>
      <text:p text:style-name="Standard">71 - luenitur cum non possit plus ibidem manerem</text:p>
      <text:p text:style-name="Standard">72 - P. Prepositi</text:p>
      <text:p text:style-name="Standard">73 - Senaius Dei</text:p>
      <text:p text:style-name="Standard">74 - R. de Lorriaco</text:p>
      <text:p text:style-name="Standard">75 - J. Hue</text:p>
      <text:p text:style-name="Standard">76 - Domus que fuit deffuncti magistri J. Poterii datus per dominos canonico successorbus emansis</text:p>
      <text:p text:style-name="Standard">77 - An Grangrii</text:p>
      <text:p text:style-name="Standard"><text:soft-page-break/>78 - Ph. de Salione</text:p>
      <text:p text:style-name="Standard">79 - pro antiquion lict sic ultimus consine quodm dedent ipsum cn eciam antiqu</text:p>
      <text:p text:style-name="Standard">80 - J. de Bordis</text:p>
      <text:p text:style-name="Standard">81 - J. Voignon</text:p>
      <text:p text:style-name="Standard">82 - ot debeat preferu juniori in talibus secundum statum ecclesie Pars.</text:p>
      <text:p text:style-name="Standard">83 - T. de Sancto Petro</text:p>
      <text:p text:style-name="Standard">84 - N. de Ordeimonte</text:p>
      <text:p text:style-name="Standard">85 - L. de Maignaco pro presente</text:p>
      <text:p text:style-name="Standard">86 - J. Chantemprime</text:p>
      <text:p text:style-name="Standard">87 - R. de Putheolis</text:p>
      <text:p text:style-name="Standard">88 - Ja. Cosson</text:p>
      <text:p text:style-name="Standard">89 - p de ustequo ies</text:p>
      <text:p text:style-name="Standard">90 - G. Fedeli</text:p>
      <text:p text:style-name="Standard">=FRAN_0393_10748_L.jpg=</text:p>
      <text:p text:style-name="Standard">1 - Anno predicto die mestrum post festum beati Mathei apostoli xxvia septearis</text:p>
      <text:p text:style-name="Standard">2 - P. Decano</text:p>
      <text:p text:style-name="Standard">3 - Depulcru</text:p>
      <text:p text:style-name="Standard">4 - G. archidiacono ecclesie</text:p>
      <text:p text:style-name="Standard">5 - Provisores et Gubernat ecclesie Sancti Sepulcri Par.</text:p>
      <text:p text:style-name="Standard">6 - P. archidiaconus Brie infirmo</text:p>
      <text:p text:style-name="Standard">7 - Tradiderunt capitulo licteras quis habebant sub sigillo</text:p>
      <text:p text:style-name="Standard">8 - Sy. succentore</text:p>
      <text:p text:style-name="Standard">9 - P. Roberti</text:p>
      <text:p text:style-name="Standard">10 - dicti capituli continentes quod littere dicte ecclesie erant</text:p>
      <text:p text:style-name="Standard">11 - J. de Pompedorio</text:p>
      <text:p text:style-name="Standard">12 - in chauro ecclesie Parisiensis in custod / cum a</text:p>
      <text:p text:style-name="Standard">13 - J. de Karolay</text:p>
      <text:p text:style-name="Standard">14 - diu habuerint dictis licteras suas que quidem licteri</text:p>
      <text:p text:style-name="Standard">15 - N. Chaudart</text:p>
      <text:p text:style-name="Standard">16 - capituli sic traditur capitulo fuerunt statim lace</text:p>
      <text:p text:style-name="Standard">17 - P. Forteti</text:p>
      <text:p text:style-name="Standard">18 - rate coma nulliu esset valonis</text:p>
      <text:p text:style-name="Standard">19 - L. de Mongeria</text:p>
      <text:p text:style-name="Standard">20 - J. Hue</text:p>
      <text:p text:style-name="Standard">21 - R. de Putheolis</text:p>
      <text:p text:style-name="Standard">22 - T. de Sancto Petro</text:p>
      <text:p text:style-name="Standard"><text:soft-page-break/>23 - N. de Ordeomonte</text:p>
      <text:p text:style-name="Standard">24 - J. Voignon</text:p>
      <text:p text:style-name="Standard">25 - L. de Maignac pro presente</text:p>
      <text:p text:style-name="Standard">26 - G. Fedelli</text:p>
      <text:p text:style-name="Standard">27 - Ph. de Salione</text:p>
      <text:p text:style-name="Standard">28 - J. de Soco</text:p>
      <text:p text:style-name="Standard">29 - R. de Lorriaco</text:p>
      <text:p text:style-name="Standard">30 - P. Prepositi</text:p>
      <text:p text:style-name="Standard">31 - J. Chanteprime</text:p>
      <text:p text:style-name="Standard">32 - P. de Casturo per presente</text:p>
      <text:p text:style-name="Standard">33 - Anno predicto / die veneris protet festum beati Mathei apostoli xxviia septes</text:p>
      <text:p text:style-name="Standard">34 - P. decano</text:p>
      <text:p text:style-name="Standard">35 - tempus licitacionis</text:p>
      <text:p text:style-name="Standard">36 - G. Archidiacono ecclesie</text:p>
      <text:p text:style-name="Standard">37 - Deliberatum est quod licitacio domus claustralis que fuit</text:p>
      <text:p text:style-name="Standard">38 - P. archidiacono Brie infirmo</text:p>
      <text:p text:style-name="Standard">39 - deffuncti magistri Johannis Poteri nuper exposita venditus per capitulum</text:p>
      <text:p text:style-name="Standard">40 - Sy. succentore</text:p>
      <text:p text:style-name="Standard">41 - ut est moris / duret / a die lune proxima iii viii denier</text:p>
      <text:p text:style-name="Standard">42 - N. Chaudart</text:p>
      <text:p text:style-name="Standard">43 - in cortu capituli</text:p>
      <text:p text:style-name="Standard">44 - J. de Pompadorio</text:p>
      <text:p text:style-name="Standard">45 - J. de Karolay</text:p>
      <text:p text:style-name="Standard">46 - Dispensatum</text:p>
      <text:p text:style-name="Standard">47 - N. Le Diseur</text:p>
      <text:p text:style-name="Standard">48 - T. decorriaco</text:p>
      <text:p text:style-name="Standard">49 - est cum domino Stephano bon Broet capellano in ecclesia parisiens</text:p>
      <text:p text:style-name="Standard">50 - P. Prepositi</text:p>
      <text:p text:style-name="Standard">51 - L. de Mongeria d. Super non residuum usque ad proxime futurum Synodum proviso</text:p>
      <text:p text:style-name="Standard">52 - pos quad nunc presentet capitulo y doneum presbyterum qui deserviat</text:p>
      <text:p text:style-name="Standard">53 - Jde Bondrip</text:p>
      <text:p text:style-name="Standard">54 - proco</text:p>
      <text:p text:style-name="Standard">55 - T. de Sancto Petro anofrde domneri ossie v</text:p>
      <text:p text:style-name="Standard">56 - Sommacio</text:p>
      <text:p text:style-name="Standard">57 - N. de Ordeimonte</text:p>
      <text:p text:style-name="Standard">58 - magistri Nicolay . Le Diseur apostolic sedis notarii canonici et v</text:p>
      <text:p text:style-name="Standard"><text:soft-page-break/>59 - R. de Putnsi a</text:p>
      <text:p text:style-name="Standard">60 - dicente et expoiits qued dudum in penultius particione grossorum fructi</text:p>
      <text:p text:style-name="Standard">61 - Hul d Bt A</text:p>
      <text:p text:style-name="Standard">62 - prebendam ecclesie parisiensis que quidem particio duravit ut est consuetur</text:p>
      <text:p text:style-name="Standard">63 - N. Cosso</text:p>
      <text:p text:style-name="Standard">64 - Adicac</text:p>
      <text:p text:style-name="Standard">65 - nonvemo jam finito / ipse ad causam sue prebendas parisiensis grossos fur</text:p>
      <text:p text:style-name="Standard">66 - G. Fedelli</text:p>
      <text:p text:style-name="Standard">67 - Maignaco</text:p>
      <text:p text:style-name="Standard">68 - collo</text:p>
      <text:p text:style-name="Standard">=FRAN_0393_10749_L.jpg=</text:p>
      <text:p text:style-name="Standard">1 - September Nonagerim</text:p>
      <text:p text:style-name="Standard">2 - x</text:p>
      <text:p text:style-name="Standard">3 - 35.</text:p>
      <text:p text:style-name="Standard">4 - suos in loco de Vinaco in uiro mendia nomioni diocesis dicta novennali particione durantes recepit et</text:p>
      <text:p text:style-name="Standard">5 - elegit / et ob hoc ad reparatoem cujusdam molendini mibi consistenctias pro medietis juxta morem in talibus observatum</text:p>
      <text:p text:style-name="Standard">6 - in dicta ecclesia ipse magister N. vel ejus firmamus qui hujusmodi molendium tenuerat pro ipso occasione cujusdam obligacio</text:p>
      <text:p text:style-name="Standard">7 - tenetur / idem magistr N. dictum capitulum et omnes quorum interciat sommabat ista vice pro omnibus et cun qua poterat</text:p>
      <text:p text:style-name="Standard">8 - uberion instante requirebat / quatinus ad videndum et adjudicandum legitime repparationum in dicto molendino juxta ritum</text:p>
      <text:p text:style-name="Standard">9 - et fomimam in similibus observatis neceras vel eciam oppoicunas / aliquos peritos in talibus et ydoneos infra</text:p>
      <text:p text:style-name="Standard">10 - instans festum omnium sanctorum destinarent nam et repparaciones ipsas quamtocico adjudicatem forent offebat</text:p>
      <text:p text:style-name="Standard">11 - pro qualitas pateretur tempors prochinus se factinum protestans palam et publice eo casu quo dictum capitulum ad</text:p>
      <text:p text:style-name="Standard">12 - dictum locum infra predictum tempors prefixum non micteret ut prefertir / ad ulteriores repparationes dicti molendins</text:p>
      <text:p text:style-name="Standard">13 - et mantea successuras minime teneatur cum per ipsum non scet etc. / de quibus omnibus et sunguns</text:p>
      <text:p text:style-name="Standard">14 - si opus fuerit petiit puilicum instumentum Ame SSymonel asteantis in testimonium invetando</text:p>
      <text:p text:style-name="Standard">15 - Anno predicto die lune post festum Beati Michaelis / ultina mensis deptembris presentbus dimis capitulantibus</text:p>
      <text:p text:style-name="Standard">16 - P. decano</text:p>
      <text:p text:style-name="Standard">17 - G. archidiacono ecclesie</text:p>
      <text:p text:style-name="Standard"><text:soft-page-break/>18 - P. archidiacono Brie infirmo</text:p>
      <text:p text:style-name="Standard">19 - Sy. succentore ad missam</text:p>
      <text:p text:style-name="Standard">20 - Ph. de Salione ad evangm</text:p>
      <text:p text:style-name="Standard">21 - T. Hocie infirmo</text:p>
      <text:p text:style-name="Standard">22 - N. Chaudart infirmo</text:p>
      <text:p text:style-name="Standard">23 - L. de Maignaco pro presente</text:p>
      <text:p text:style-name="Standard">24 - J. de Karolay.</text:p>
      <text:p text:style-name="Standard">25 - J. de Soco</text:p>
      <text:p text:style-name="Standard">26 - R. de Lorriaco</text:p>
      <text:p text:style-name="Standard">27 - P. Forteti</text:p>
      <text:p text:style-name="Standard">28 - P. Prepositi</text:p>
      <text:p text:style-name="Standard">29 - J. Hue</text:p>
      <text:p text:style-name="Standard">30 - R. de Putheolis</text:p>
      <text:p text:style-name="Standard">31 - An. Grangeriio</text:p>
      <text:p text:style-name="Standard">32 - P. de Castro</text:p>
      <text:p text:style-name="Standard">33 - G. Fedelli</text:p>
      <text:p text:style-name="Standard">34 - J. Voignon</text:p>
      <text:p text:style-name="Standard">35 - P. Roberti</text:p>
      <text:p text:style-name="Standard">36 - R. de Dangello</text:p>
      <text:p text:style-name="Standard">37 - L. de Mongeria</text:p>
      <text:p text:style-name="Standard">38 - de Pompadirio infirmo</text:p>
      <text:p text:style-name="Standard">39 - N. de Ordeomonte</text:p>
      <text:p text:style-name="Standard">40 - Ja. Cosson</text:p>
      <text:p text:style-name="Standard">41 - J Lc</text:p>
      <text:p text:style-name="Standard">=FRAN_0393_10750_L.jpg=</text:p>
      <text:p text:style-name="Standard">1 - usphic solvi</text:p>
      <text:p text:style-name="Standard">2 - *xi</text:p>
      <text:p text:style-name="Standard">3 - capitula d Archidiacon</text:p>
      <text:p text:style-name="Standard">4 - bne et N. Chaudart</text:p>
      <text:p text:style-name="Standard">5 - infirmis</text:p>
      <text:p text:style-name="Standard">6 - Dubar</text:p>
      <text:p text:style-name="Standard">7 - sz</text:p>
      <text:p text:style-name="Standard">8 - Inno prefato / die mercurii post festum bati Michablis Lrchangei psentes dominis capitulantis.</text:p>
      <text:p text:style-name="Standard">9 - P. decac</text:p>
      <text:p text:style-name="Standard">10 - Sonacio</text:p>
      <text:p text:style-name="Standard">11 - P. archidiacono Brie girmo</text:p>
      <text:p text:style-name="Standard"><text:soft-page-break/>12 - Magistri Jacobus Cosson prepositus prebenda de Orliaco</text:p>
      <text:p text:style-name="Standard">13 - Sy. Succentore</text:p>
      <text:p text:style-name="Standard">14 - et P. Roberti prepositus prebendatus de Ytevilla sommaverunt</text:p>
      <text:p text:style-name="Standard">15 - P. Roberti</text:p>
      <text:p text:style-name="Standard">16 - magistrum Johannem de Karolay canonici parisiensis ultimum prepositum</text:p>
      <text:p text:style-name="Standard">17 - J. de Soco</text:p>
      <text:p text:style-name="Standard">18 - J. de Karolay</text:p>
      <text:p text:style-name="Standard">19 - prebenda dicti loci de Orliaco Et magistrum G. Fedelli ultimum</text:p>
      <text:p text:style-name="Standard">20 - P. Forteti</text:p>
      <text:p text:style-name="Standard">21 - prepositum de Ytevilla predicta ut per se et suos tunc comprebendam</text:p>
      <text:p text:style-name="Standard">22 - R. de Lorriaco</text:p>
      <text:p text:style-name="Standard">23 - faciatr fieri repparaciones faciendi de tempore suo in predictus locis et</text:p>
      <text:p text:style-name="Standard">24 - L. de Mongeria</text:p>
      <text:p text:style-name="Standard">25 - pertinenciis suis / alias protestant de Dampnis et interesse etc.</text:p>
      <text:p text:style-name="Standard">26 - P. Prepositi</text:p>
      <text:p text:style-name="Standard">27 - R. de Putheolis</text:p>
      <text:p text:style-name="Standard">28 - T. de Sancto Petro</text:p>
      <text:p text:style-name="Standard">29 - N. de Ordeomonte</text:p>
      <text:p text:style-name="Standard">30 - Ja. Cosson</text:p>
      <text:p text:style-name="Standard">31 - G. Fedelli</text:p>
      <text:p text:style-name="Standard">32 - J. Voignon</text:p>
      <text:p text:style-name="Standard">33 - L. de Maignaco</text:p>
      <text:p text:style-name="Standard">34 - R. de Dangello</text:p>
      <text:p text:style-name="Standard">35 - N. Chaudart infirmo</text:p>
      <text:p text:style-name="Standard">36 - T. Hocie infirmo</text:p>
      <text:p text:style-name="Standard">37 - Ph. de Salione</text:p>
      <text:p text:style-name="Standard">38 - An Grangrii</text:p>
      <text:p text:style-name="Standard">39 - J. Hue</text:p>
      <text:p text:style-name="Standard">40 - P. de Casteri pro presente</text:p>
      <text:p text:style-name="Standard">41 - Anno predicto die veneris post festum Beati Michaelis iiia scetobis rpenibus domini capitulantibus</text:p>
      <text:p text:style-name="Standard">42 - P. decano</text:p>
      <text:p text:style-name="Standard">43 - adjournement</text:p>
      <text:p text:style-name="Standard">44 - H. Cantore</text:p>
      <text:p text:style-name="Standard">45 - Jehan du Boys audiencier du Chastellet de Pais a adjourné</text:p>
      <text:p text:style-name="Standard">46 - G. archidiacono ecclesie</text:p>
      <text:p text:style-name="Standard"><text:soft-page-break/>47 - mes seigneurs a demain ou dit chastellet / devant le prevost de</text:p>
      <text:p text:style-name="Standard">48 - P. archidiacono Brie infirmo</text:p>
      <text:p text:style-name="Standard">49 - pans / A la requeste de Jehan Barrau pour hoster entain empse</text:p>
      <text:p text:style-name="Standard">50 - Sy. succentore</text:p>
      <text:p text:style-name="Standard">51 - J. de Karolay</text:p>
      <text:p text:style-name="Standard">52 - chemnit mis par eulx ou de par eulx en certainnes vignes et</text:p>
      <text:p text:style-name="Standard">53 - J. de Pompadorio</text:p>
      <text:p text:style-name="Standard">54 - jardins du dit Barrau en disant qu'il ne savoit ou les</text:p>
      <text:p text:style-name="Standard">55 - R. de Lorriaco</text:p>
      <text:p text:style-name="Standard">56 - diz jaidins et vignes estoient assiz quar on ne li en avoit</text:p>
      <text:p text:style-name="Standard">57 - P. Prepositi</text:p>
      <text:p text:style-name="Standard">58 - nes dit / et si ne fesoit point de mencion sa commission</text:p>
      <text:p text:style-name="Standard">59 - P. Forteti</text:p>
      <text:p text:style-name="Standard">60 - R. de Putheolis</text:p>
      <text:p text:style-name="Standard">61 - Retulit magister J. Hue canonicus parisiensis quod in capellania Sanctorum Brtholomei</text:p>
      <text:p text:style-name="Standard">62 - J. de Bordis</text:p>
      <text:p text:style-name="Standard">63 - de</text:p>
      <text:p text:style-name="Standard">64 - Vincencii in ecclesia parisiensis s commissa ad visitantem / in qua debetur esse</text:p>
      <text:p text:style-name="Standard">65 - Visit</text:p>
      <text:p text:style-name="Standard">66 - T. de Sancto Petro</text:p>
      <text:p text:style-name="Standard">67 - capelli tres cappelani / non invenitur nisi unus videlicet dominus Stephanus quedriga</text:p>
      <text:p text:style-name="Standard">68 - in scitur qui sunt alii duo / ia reppitur quod aliqui celebrant pro eis ibi</text:p>
      <text:p text:style-name="Standard">69 - J. Voignon</text:p>
      <text:p text:style-name="Standard">70 - Supplicacione quod cum debeat se absenter de presente committeretur mn notario capituli quod loc</text:p>
      <text:p text:style-name="Standard">71 - G. Fedelli</text:p>
      <text:p text:style-name="Standard">72 - Ph. de Salione</text:p>
      <text:p text:style-name="Standard">73 - sui perficerem dictam visitae / quod placuit dictis dominis.</text:p>
      <text:p text:style-name="Standard">74 - L. de Mongeri</text:p>
      <text:p text:style-name="Standard">75 - Thocie infirmo</text:p>
      <text:p text:style-name="Standard">76 - N. Chaudart infirmo</text:p>
      <text:p text:style-name="Standard">77 - Lde</text:p>
      <text:p text:style-name="Standard">=FRAN_0393_10751_L.jpg=</text:p>
      <text:p text:style-name="Standard">1 - xix</text:p>
      <text:p text:style-name="Standard">2 - Octobes omgeio secundo</text:p>
      <text:p text:style-name="Standard"><text:soft-page-break/>3 - Anno pro dicto die lune ante festum Sancti Dyonisii viia octobris presentibus dominis capitulantibus</text:p>
      <text:p text:style-name="Standard">4 - . Molenoz</text:p>
      <text:p text:style-name="Standard">5 - P. decano ad missam</text:p>
      <text:p text:style-name="Standard">6 - Deliberatum est quod molendinum Corberose olim traditum certo modo</text:p>
      <text:p text:style-name="Standard">7 - H. Cantore</text:p>
      <text:p text:style-name="Standard">8 - domino Thome Boullardi cappelano in ecclesia Parisiensis tradatur magistro</text:p>
      <text:p text:style-name="Standard">9 - G. archidiacono ecclesie</text:p>
      <text:p text:style-name="Standard">10 - Theobaldo Hocie canonico Parisiensis / Eo modo quo traditum fuit dicto domino Thoe</text:p>
      <text:p text:style-name="Standard">11 - P. archidiacono Brie infirmo</text:p>
      <text:p text:style-name="Standard">12 - et sub ita bonis contraplegiis et obligacio dmintame velit dictus de Thomias</text:p>
      <text:p text:style-name="Standard">13 - Sy. succentere</text:p>
      <text:p text:style-name="Standard">14 - se de hoc desistere et illi quorum propotas dicti molendini est vel deicet esse / se</text:p>
      <text:p text:style-name="Standard">15 - P. Roberti</text:p>
      <text:p text:style-name="Standard">16 - in hoc consensiant</text:p>
      <text:p text:style-name="Standard">17 - J. de Pompadorio</text:p>
      <text:p text:style-name="Standard">18 - de domo</text:p>
      <text:p text:style-name="Standard">19 - J. de Karolay</text:p>
      <text:p text:style-name="Standard">20 - P. Forteti</text:p>
      <text:p text:style-name="Standard">21 - Claustrali que fuit deffuncti magistri Johannis Poterii in qua nunc moratur</text:p>
      <text:p text:style-name="Standard">22 - Archidiaconus Parisiensi titulo locati</text:p>
      <text:p text:style-name="Standard">23 - L. de Mongeria</text:p>
      <text:p text:style-name="Standard">24 - Hodie est ultimus terminus licitats dicte domus durantes presentes capitulo duntaxm</text:p>
      <text:p text:style-name="Standard">25 - R. de Lorriaco</text:p>
      <text:p text:style-name="Standard">26 - An. Grangeri</text:p>
      <text:p text:style-name="Standard">27 - P. Prepositi</text:p>
      <text:p text:style-name="Standard">28 - Magister Audius Grangrii canonicus parisiensis qui primum denarioum Dei dedit sub certis</text:p>
      <text:p text:style-name="Standard">29 - J. Regis de Boedis</text:p>
      <text:p text:style-name="Standard">30 - modis et condice post multas raciones per eum propositas contra magistrum P.</text:p>
      <text:p text:style-name="Standard">31 - P. de Castro</text:p>
      <text:p text:style-name="Standard">32 - Roberti canonicum parisiensis decanumque Sancti Germani Antisiodus qui post ipsum</text:p>
      <text:p text:style-name="Standard">33 - N. de Ordeomonte</text:p>
      <text:p text:style-name="Standard">34 - dederat alium denarious Dei qui eciam secundum statuta ecclesie parisiensis debebat</text:p>
      <text:p text:style-name="Standard">35 - G. Fedelli</text:p>
      <text:p text:style-name="Standard">36 - preferi in empcione dicte domus ut antiquior / et post allegacionem alique</text:p>
      <text:p text:style-name="Standard">37 - J. Voignon</text:p>
      <text:p text:style-name="Standard"><text:soft-page-break/>38 - statutis dicte ecclesie pro eo faciencium ad finere quod dicta domus sau Audum rema</text:p>
      <text:p text:style-name="Standard">39 - Ph. de Salione ad missam</text:p>
      <text:p text:style-name="Standard">40 - nret vigore primi sui denarious traditi et prime oblacionum per eum facte / dixit quod</text:p>
      <text:p text:style-name="Standard">41 - N. Chaudart infirmo</text:p>
      <text:p text:style-name="Standard">42 - in casu quo per raciones suas et statutus per eum ut premictitur allegata dicta</text:p>
      <text:p text:style-name="Standard">43 - J. de Soco officialis pro presentes</text:p>
      <text:p text:style-name="Standard">44 - L. de Maignaco solicitatus pre prsente domus non debet remanere sibi iio sufficeret primus denarius suus predictus / in carisi</text:p>
      <text:p text:style-name="Standard">45 - sabat et augmentabat precium per eum et eciam per dictum magistrum P. Oblatum de dico</text:p>
      <text:p text:style-name="Standard">46 - T. Hocie infirmo</text:p>
      <text:p text:style-name="Standard">47 - fran vel de viginti ubi dicti dectem non sufficerent pro augmento seu incausi</text:p>
      <text:p text:style-name="Standard">48 - P. Cancellario ecclesie</text:p>
      <text:p text:style-name="Standard">49 - samento predicto secundum ordinaum seu statutum capituli</text:p>
      <text:p text:style-name="Standard">50 - Et dictus magister P. Hoc audito de aliis decem seu de viginti in causu</text:p>
      <text:p text:style-name="Standard">51 - premisso eciam eam incaussunt et augmentavit</text:p>
      <text:p text:style-name="Standard">52 - Quibus per dictum capitulum auditis capitulum ipsum deliberavit et ordinavit</text:p>
      <text:p text:style-name="Standard">53 - quod infra capitulum diei veneris proxime quilibet predictorum Andium et P. ostendat tam</text:p>
      <text:p text:style-name="Standard">54 - statuta quam dispensis allega et alia que voluerint producere ut in dicto capitulo</text:p>
      <text:p text:style-name="Standard">55 - dicti diei veneris proxime venientis capitulum ipsum super hiis deceriminet et poudeat</text:p>
      <text:p text:style-name="Standard">56 - quid agendum / et eciam deliberavit capitulum predictum et voluit quod tempos licitatis</text:p>
      <text:p text:style-name="Standard">57 - hujusmodi domus ut premictitur prefixum usque ad et per totum presens capitulum rema</text:p>
      <text:p text:style-name="Standard">58 - neat in suo esse sic quod post capitulum ipsum presens nullus possit in causa</text:p>
      <text:p text:style-name="Standard">59 - reet.</text:p>
      <text:p text:style-name="Standard">60 - g</text:p>
      <text:p text:style-name="Standard">61 - i6</text:p>
      <text:p text:style-name="Standard">62 - los</text:p>
      <text:p text:style-name="Standard">=FRAN_0393_10752_L.jpg=</text:p>
      <text:p text:style-name="Standard">1 - Anno predicto die veneris post festum beati Dyonisii marti presentis dominispiulantui</text:p>
      <text:p text:style-name="Standard">2 - elons</text:p>
      <text:p text:style-name="Standard">3 - P. decano ad missam</text:p>
      <text:p text:style-name="Standard">4 - Johannis Tabour commoras in Mictriaco / est hodie factus major</text:p>
      <text:p text:style-name="Standard">5 - de Mictriaco / ad beneplacitum capituli et juravit in forma</text:p>
      <text:p text:style-name="Standard">6 - G. Archidiacono ecclesie</text:p>
      <text:p text:style-name="Standard">7 - licencia</text:p>
      <text:p text:style-name="Standard">8 - P. archidiacono Brie ad missa</text:p>
      <text:p text:style-name="Standard">9 - Sy. Succentore</text:p>
      <text:p text:style-name="Standard"><text:soft-page-break/>10 - data est / domino Dyonisi de Cursone vicario in ecclesia Parisiensis</text:p>
      <text:p text:style-name="Standard">11 - L. de Mongeria</text:p>
      <text:p text:style-name="Standard">12 - eundem ad parrocha ecclesiam suam ita quod quamcicius poterit et ad tar</text:p>
      <text:p text:style-name="Standard">13 - P. Roberti</text:p>
      <text:p text:style-name="Standard">14 - dominus infra instans festum omnium sanctorum revertatur</text:p>
      <text:p text:style-name="Standard">15 - J. de Pompedorio</text:p>
      <text:p text:style-name="Standard">16 - J. de Karolay</text:p>
      <text:p text:style-name="Standard">17 - Reducta</text:p>
      <text:p text:style-name="Standard">18 - R. de Lorriaco</text:p>
      <text:p text:style-name="Standard">19 - est emenda per dominum P. Cristalli beneficiatum in ecclesia Sancti</text:p>
      <text:p text:style-name="Standard">20 - P. Forteti</text:p>
      <text:p text:style-name="Standard">21 - P. Prepositi</text:p>
      <text:p text:style-name="Standard">22 - benedicti bneversi par. nuper plicata et taxata pro concubinatu</text:p>
      <text:p text:style-name="Standard">23 - n Grangrii</text:p>
      <text:p text:style-name="Standard">24 - ad iiiior francm / conside paupertie dicti domini Par. ad unum francum</text:p>
      <text:p text:style-name="Standard">25 - R. de Putheolis</text:p>
      <text:p text:style-name="Standard">26 - dumcameren statim solvat ipsum / quemquidem festum statim solvit</text:p>
      <text:p text:style-name="Standard">27 - T. de Sancto Petro</text:p>
      <text:p text:style-name="Standard">28 - camerario clerico eccere Par.</text:p>
      <text:p text:style-name="Standard">29 - A. de Ordeomonte</text:p>
      <text:p text:style-name="Standard">30 - obtulit</text:p>
      <text:p text:style-name="Standard">31 - G. Fedelli</text:p>
      <text:p text:style-name="Standard">32 - Magister P. Roberti canonicus Parisiensis et de facto tradiditr peccuniam.</text:p>
      <text:p text:style-name="Standard">33 - J. Voignon</text:p>
      <text:p text:style-name="Standard">34 - per eum oblatam pro domo claustrali que fuit deffuncti magistri Johannis Poterii</text:p>
      <text:p text:style-name="Standard">35 - N. Chaudart</text:p>
      <text:p text:style-name="Standard">36 - Et fuit ordinatie et apunctuatum quod eciam magister Audionis Grangerii canonicum ha</text:p>
      <text:p text:style-name="Standard">37 - L. de Maignaco</text:p>
      <text:p text:style-name="Standard">38 - qui eciam traditu denarious Dei et vult habere dictam domum similiter tradat</text:p>
      <text:p text:style-name="Standard">39 - J. de Soco pro presente</text:p>
      <text:p text:style-name="Standard">40 - deponat precium per eum oblatum ante primam pulsactioem vesporum presentus diei</text:p>
      <text:p text:style-name="Standard">41 - T. Hocie infirmo</text:p>
      <text:p text:style-name="Standard">42 - alioqui privabit jure per eum in ea petito et hoc facto videbitur cujusdem</text:p>
      <text:p text:style-name="Standard">43 - P. de Castro pro presonte</text:p>
      <text:p text:style-name="Standard">44 - cese et pndebit partibus die lune proxima quid juis Claves</text:p>
      <text:p text:style-name="Standard">45 - dicte domus fuerunt tradita capitulo per failia archidiaconus Parisiensi cui fuerunt prestito</text:p>
      <text:p text:style-name="Standard"><text:soft-page-break/>46 - usque ad line proxime</text:p>
      <text:p text:style-name="Standard">47 - Anno predicto / die lune post s festis beati Dyonisii martiiesis xiiia octo bris presentibs dominis capititei</text:p>
      <text:p text:style-name="Standard">48 - P. decano</text:p>
      <text:p text:style-name="Standard">49 - de predicta domo</text:p>
      <text:p text:style-name="Standard">50 - Deliberatum est quod predicta domus claustralis deffuncti magistri Johannis Poteri</text:p>
      <text:p text:style-name="Standard">51 - G. Archidiacono ecclesie</text:p>
      <text:p text:style-name="Standard">52 - sic magistri Petri Roberti canonici parisiensis predicti pro precio pro eum oblato</text:p>
      <text:p text:style-name="Standard">53 - P. Archidiacono Brie infirmo</text:p>
      <text:p text:style-name="Standard">54 - tanquam plus offerenti et ultimo licitat non obstantibus quibuscunque aliis</text:p>
      <text:p text:style-name="Standard">55 - Sy. Succentore</text:p>
      <text:p text:style-name="Standard">56 - propositur in contriam per prefatum magistrum audium Grangerii considen et debi</text:p>
      <text:p text:style-name="Standard">57 - P. Roberti</text:p>
      <text:p text:style-name="Standard">58 - attentis statutis et comibus observanciis ecclesie parisiensis Tamere ad in</text:p>
      <text:p text:style-name="Standard">59 - An Grangii</text:p>
      <text:p text:style-name="Standard">60 - criendum bonam pacere inter dictis P. et in requiretur dictus an pro</text:p>
      <text:p text:style-name="Standard">61 - J. de Pompadorio</text:p>
      <text:p text:style-name="Standard">62 - parte capituli quod superdedeat et amicabiliter dimittat dictam domum</text:p>
      <text:p text:style-name="Standard">63 - J. de Karolay</text:p>
      <text:p text:style-name="Standard">64 - dicto magistri P. Quiquid magister An. sic per dictum capitulum statim requnisitus</text:p>
      <text:p text:style-name="Standard">65 - J. de Soco</text:p>
      <text:p text:style-name="Standard">66 - annuic votis dicti capituli et dictam domum eidem magistro P. dimisit qui sibi</text:p>
      <text:p text:style-name="Standard">67 - P. Forteti</text:p>
      <text:p text:style-name="Standard">68 - retulit ob hoc acciones graciarum</text:p>
      <text:p text:style-name="Standard">69 - L. de Mongeria</text:p>
      <text:p text:style-name="Standard">70 - Et hoc facto claves dicte domus tradite capitulo per dominum Reginaldum</text:p>
      <text:p text:style-name="Standard">71 - P. Preposito</text:p>
      <text:p text:style-name="Standard">72 - sigilli ferum archidiaconus Par. ibidem commodrin / fuerunt tradite dicto magistro P.</text:p>
      <text:p text:style-name="Standard">73 - R. de Putheolis</text:p>
      <text:p text:style-name="Standard">74 - in signatum possessonem E fuit decretum quod soluto capitulo pvo vmio n</text:p>
      <text:p text:style-name="Standard">75 - J. de Bordis</text:p>
      <text:p text:style-name="Standard">76 - est moris / per dictum magistrm P. Fiat sibi quictancia de vi ixo fran</text:p>
      <text:p text:style-name="Standard">77 - T. de Sancto Petro</text:p>
      <text:p text:style-name="Standard">78 - per eum soluts pro dicta domo comntants in anniversariorum predicti deffuncti magistri</text:p>
      <text:p text:style-name="Standard">79 - N. de Ordeimont</text:p>
      <text:p text:style-name="Standard">80 - Contentantur capitulum quod J. de Sancto Benedicto tamquam plus offriens habeat unam plu</text:p>
      <text:p text:style-name="Standard"><text:soft-page-break/>81 - Ph. de Salione</text:p>
      <text:p text:style-name="Standard">82 - Jde saco</text:p>
      <text:p text:style-name="Standard">83 - team unniversariom sitam in vico Sancti Jacobi Parisiensis que fuit magistri Johannis de Pisis motiim</text:p>
      <text:p text:style-name="Standard">84 - G. Fedelli</text:p>
      <text:p text:style-name="Standard">85 - Benedeco</text:p>
      <text:p text:style-name="Standard">86 - mum Galli sitam pro xl s. annui et perpetui reddits solvendis diciis anniversarioru et d</text:p>
      <text:p text:style-name="Standard">87 - J. Voignon</text:p>
      <text:p text:style-name="Standard">88 - solvendi illis de Sancto Benedicto pro fuendo terre remcnsis ecclesia aicta de misiis per</text:p>
      <text:p text:style-name="Standard">89 - L. de Maignaco</text:p>
      <text:p text:style-name="Standard">90 - facts ad mundandum et claudra dictam plateam</text:p>
      <text:p text:style-name="Standard">91 - N. Chaudart infirmo</text:p>
      <text:p text:style-name="Standard">92 - R. Regie</text:p>
      <text:p text:style-name="Standard">=FRAN_0393_10753_L.jpg=</text:p>
      <text:p text:style-name="Standard">1 - Pctober nonagesimo secundo</text:p>
      <text:p text:style-name="Standard">2 - ent</text:p>
      <text:p text:style-name="Standard">3 - magister Lamencius de Mongeria canonici parisiensis dixit capitulo quam perndebat deventis ad quas tend</text:p>
      <text:p text:style-name="Standard">4 - ecclesie dominus Dansenacur pro empte cujasdam domus site in porcu Sancti Landerici parisiens</text:p>
      <text:p text:style-name="Standard">5 - distis</text:p>
      <text:p text:style-name="Standard">6 - Deliberatum est quod me G. notario capituli dicatur magistri Johanni de Sactis canonico Parisensis quod infra octo dis solvat id</text:p>
      <text:p text:style-name="Standard">7 - ad quod tenetur pro duplicibus ventis dicte domus alias servabitur sibi statutum / quod in crustana</text:p>
      <text:p text:style-name="Standard">8 - visitaas</text:p>
      <text:p text:style-name="Standard">9 - ego predictus G. feci</text:p>
      <text:p text:style-name="Standard">10 - retulit magister J. de Bordis canonicus parisiensis vificasse duas capellani in ecclesia parisiensis ibi commissais ad</text:p>
      <text:p text:style-name="Standard">11 - visitandi juxta foream cijusdem cedem per eum traditus</text:p>
      <text:p text:style-name="Standard">12 - Magister P. Forteti</text:p>
      <text:p text:style-name="Standard">13 - canonicus parisiensis qui per aliquos dies cessaverat vacare circa auditis causarum capituli et eassumprtus est</text:p>
      <text:p text:style-name="Standard">14 - ad dictam audicionem ut prius et fuit per capitulum instanter nogatus quod in hoc diligent vacart</text:p>
      <text:p text:style-name="Standard">15 - adjunati slat capitulo quod prens cambium deponatur pers quam dominus admiratus vult tradere pro emendum x l. redditus loco illarum decem</text:p>
      <text:p text:style-name="Standard">16 - quas percipit ecclesia in et super domo sua Par.s sita ita tamen quod fiat diligenm hincinde de habentis ita bonis redditus in terra episcopi admort</text:p>
      <text:p text:style-name="Standard">17 - et quod quousque dicti reddita suit empti solvratur dicte xl. redditus per dictum adjunat quolibetano</text:p>
      <text:p text:style-name="Standard"><text:soft-page-break/>18 - Anno predicto in octabis Sancti Dyonisii xvi. oiobiis prestes domnp</text:p>
      <text:p text:style-name="Standard">19 - de missis</text:p>
      <text:p text:style-name="Standard">20 - P. decano</text:p>
      <text:p text:style-name="Standard">21 - Placet dominis quod duiubus Guillelmus Anfert qui habet missas regias in parte</text:p>
      <text:p text:style-name="Standard">22 - que celebrantur in ecclesia Par. ad alter Sancti Sebastiani habeat parte suam missarum que in</text:p>
      <text:p text:style-name="Standard">23 - G. archidiacono ecclesie</text:p>
      <text:p text:style-name="Standard">24 - dicta Gram celebrantur ad aliud alteri prope ymagie beate Magistro p. Archidiacono Accrebats conda</text:p>
      <text:p text:style-name="Standard">25 - P. archidiacono Brie infirmo</text:p>
      <text:p text:style-name="Standard">26 - canonico Par.</text:p>
      <text:p text:style-name="Standard">27 - de domo</text:p>
      <text:p text:style-name="Standard">28 - Sy. succentore</text:p>
      <text:p text:style-name="Standard">29 - R. de Lorriaco</text:p>
      <text:p text:style-name="Standard">30 - Claustrali que novite erat magister Petri Roberti decani Sancti Germani Autisoronis anoisis</text:p>
      <text:p text:style-name="Standard">31 - P. Prepositi</text:p>
      <text:p text:style-name="Standard">32 - que Parisiensis quam vendidisse dicitur magistro Stephano Boussardi cappellania in ecclesia parisiensi plar</text:p>
      <text:p text:style-name="Standard">33 - R. de Putheolis</text:p>
      <text:p text:style-name="Standard">34 - et dictis dominis quod dictus magister Stephus habeat eam secundum et pr convenerunt sumu</text:p>
      <text:p text:style-name="Standard">35 - P. de Castro</text:p>
      <text:p text:style-name="Standard">36 - dummodo aliquis canonictus Parisiensis infra viii dies non pecient eausa quo casu prese</text:p>
      <text:p text:style-name="Standard">37 - G. Fedelli</text:p>
      <text:p text:style-name="Standard">38 - pro notar</text:p>
      <text:p text:style-name="Standard">39 - ratiur dictus canonictum</text:p>
      <text:p text:style-name="Standard">40 - J. de Karolay</text:p>
      <text:p text:style-name="Standard">41 - Et quod in casu quoa dictus magister Stephanus habebit dictam domum ego G. notaris vom</text:p>
      <text:p text:style-name="Standard">42 - L. de Mongeria</text:p>
      <text:p text:style-name="Standard">43 - dominorum haberea domum claustralem quam idem magister Stephanus inhabitat modo et precio quibus</text:p>
      <text:p text:style-name="Standard">44 - J. Voignon</text:p>
      <text:p text:style-name="Standard">45 - tenet eam</text:p>
      <text:p text:style-name="Standard">46 - T. de Sancto Petro</text:p>
      <text:p text:style-name="Standard">47 - magistro</text:p>
      <text:p text:style-name="Standard">48 - J. de Sanctis</text:p>
      <text:p text:style-name="Standard">49 - J. de Sanctis canonico parisiensis brose remictitur ad instantus suam residuum duarum</text:p>
      <text:p text:style-name="Standard">50 - N. Chaudart infirmo</text:p>
      <text:p text:style-name="Standard"><text:soft-page-break/>51 - L. de Maignaco pro presentis ventarum / domus site in portu Sancti Land ad quod residueum tenebant</text:p>
      <text:p text:style-name="Standard">52 - J. de Soco pro prosente</text:p>
      <text:p text:style-name="Standard">53 - Emendavit</text:p>
      <text:p text:style-name="Standard">54 - Johannis Pulcri clericus parrochialis ecclesie Sancti Senerini Parisiensis qu non fuit erequatu</text:p>
      <text:p text:style-name="Standard">55 - iiC voluit exequi quisdam licteras aggravatonias contra dominum Philippum burgensim subdictnus ecclesie</text:p>
      <text:p text:style-name="Standard">56 - excommuniconis pro contra per capitulum / dicendo quam quia no fuerat coconit licteras excomnitoe et alias precedend</text:p>
      <text:p text:style-name="Standard">57 - non debebat eas exequi libcet mandaretr auctoritate apostolica igis privilegii etc. et fuit Emenda</text:p>
      <text:p text:style-name="Standard">58 - ipsa sanct graciose remissa pro hac vice hoc medi quod simpliciter fecit et promisit decetero non</text:p>
      <text:p text:style-name="Standard">59 - defficere sed obedint etc.</text:p>
      <text:p text:style-name="Standard">60 - in revestianio</text:p>
      <text:p text:style-name="Standard">61 - at</text:p>
      <text:p text:style-name="Standard">62 - Anno predicto die veneris in festo beati Lace euang xviiia octasis dominis pr. decano G. archidiaconus ecclesie Sy succentore e de Sancto</text:p>
      <text:p text:style-name="Standard">63 - J. de Seco e regiere P. prepositi P. Forteti L. de Mongeria J. de Karolay J. de Pompadorio N. Chaudart J. de Sanctis N. de Ordeomonte</text:p>
      <text:p text:style-name="Standard">64 - t de Lorriacophi de Salione congrgats in renest ecclesie ipsi domini deliberaverunt quod redditus quotuas percipit ecclesia in et super quodam domi</text:p>
      <text:p text:style-name="Standard">65 - domini admurati Pariens qu vellet dictus admratus emr non gendeliter ii pro alio redditus dentur nisi tradit ita bonos redditus ad</text:p>
      <text:p text:style-name="Standard">66 - morciant / Et eciam quod xl l. redditus quo dmicet dominus de La Tremoille in et super juris consluendis quo redditus dicts dominus vellet alibi assit</text:p>
      <text:p text:style-name="Standard">67 - non traderentur pro alio redditu simili nisi sunt redditus boni et in terra regis vel ecclesie et sutur deputionti J. de Lorriaco et prilion</text:p>
      <text:p text:style-name="Standard">68 - de Salioni ad confendum super hoc com domino cancellario burgondis qui super hoc est medius pro parte dicti domini</text:p>
      <text:p text:style-name="Standard">=FRAN_0393_10754_L.jpg=</text:p>
      <text:p text:style-name="Standard">1 - Anno domini m. cccmo nonagio secundo die lune post fostum beati Luce evageat xxia octobris present at</text:p>
      <text:p text:style-name="Standard">2 - P. decano</text:p>
      <text:p text:style-name="Standard">3 - G. Archidiacono ecclesie</text:p>
      <text:p text:style-name="Standard">4 - Deputati sunt</text:p>
      <text:p text:style-name="Standard">5 - P. Archidiacono Brie infirmo</text:p>
      <text:p text:style-name="Standard">6 - ad tractandum cum illis de Sancto Benedicto dominus decanus Parisi et R. de</text:p>
      <text:p text:style-name="Standard">7 - Sy. succentore</text:p>
      <text:p text:style-name="Standard">8 - Lorriaco et ad refeendum capitulo tractatum hujusmodi</text:p>
      <text:p text:style-name="Standard">9 - L. de Mongeria</text:p>
      <text:p text:style-name="Standard"><text:soft-page-break/>10 - J. de Pompadorio</text:p>
      <text:p text:style-name="Standard">11 - Eciam sunt deputati</text:p>
      <text:p text:style-name="Standard">12 - R. de Lorriaco</text:p>
      <text:p text:style-name="Standard">13 - ad tractandum cum curato Sancti Nicolay de Cardonneto domini</text:p>
      <text:p text:style-name="Standard">14 - P. Forteti</text:p>
      <text:p text:style-name="Standard">15 - G. archidiaconos ecclesie et P. Forteti et ad referendum etc.</text:p>
      <text:p text:style-name="Standard">16 - R. de Putheolis</text:p>
      <text:p text:style-name="Standard">17 - J. de Sanctis</text:p>
      <text:p text:style-name="Standard">18 - Loquentur</text:p>
      <text:p text:style-name="Standard">19 - P. Prepositi</text:p>
      <text:p text:style-name="Standard">20 - cum magistro Oddardo de Molinis super facto carte</text:p>
      <text:p text:style-name="Standard">21 - T. de Sancto Petro</text:p>
      <text:p text:style-name="Standard">22 - N. de Ordeomonte</text:p>
      <text:p text:style-name="Standard">23 - regie capitulo concesse P. de Ordeomonte et R. de Lorriaco</text:p>
      <text:p text:style-name="Standard">24 - G. Fedelli</text:p>
      <text:p text:style-name="Standard">25 - L. de Maignaco</text:p>
      <text:p text:style-name="Standard">26 - contra matriculanos laycos ecclesie</text:p>
      <text:p text:style-name="Standard">27 - N. Chaudart infirmo</text:p>
      <text:p text:style-name="Standard">28 - procedatur prout fuerit racionis et fiat contunancia contra noviter</text:p>
      <text:p text:style-name="Standard">29 - J. de Soco pro presente</text:p>
      <text:p text:style-name="Standard">30 - reputacione contunacos ex ipsis</text:p>
      <text:p text:style-name="Standard">31 - Ph. de Salione</text:p>
      <text:p text:style-name="Standard">32 - Po. de Castro pro presentis</text:p>
      <text:p text:style-name="Standard">33 - duo Franci</text:p>
      <text:p text:style-name="Standard">34 - Tradentur pulsator campanes ecclesie in deduct xv far.</text:p>
      <text:p text:style-name="Standard">35 - i f.</text:p>
      <text:p text:style-name="Standard">36 - sibi promissorum pro pulsactire noturna videlicet per officiarius ecclesie de</text:p>
      <text:p text:style-name="Standard">37 - pecite que per eos debetur matriculariis laycis</text:p>
      <text:p text:style-name="Standard">38 - Emenda</text:p>
      <text:p text:style-name="Standard">39 - Johannis cordigeri clerici Sancti Mederici olin taxata ad xx s.</text:p>
      <text:p text:style-name="Standard">40 - graciose reducta est ad xii ad petit dicti Johannis dummodo</text:p>
      <text:p text:style-name="Standard">41 - statim eos solvat et fuit decercum quod absolvatur hoc meditem a</text:p>
      <text:p text:style-name="Standard">42 - sente excomcunicacionis quam inturrit ob deffuncti solutios</text:p>
      <text:p text:style-name="Standard">43 - Anno predicto die mercurii post festum beati Lace emisans xxii iati prtibus dominis captuibis</text:p>
      <text:p text:style-name="Standard">44 - P. dDecano</text:p>
      <text:p text:style-name="Standard">45 - G. Archidiacono ecclesie</text:p>
      <text:p text:style-name="Standard"><text:soft-page-break/>46 - de domo que fuit magistri Petri Roberti canonicus Par. sita</text:p>
      <text:p text:style-name="Standard">47 - P. archidiacono Brie infirmo</text:p>
      <text:p text:style-name="Standard">48 - in claustro quam eunt ab eo magister Stephanus Boussardi</text:p>
      <text:p text:style-name="Standard">49 - Sy. succentore</text:p>
      <text:p text:style-name="Standard">50 - deliberatum est quod remaneat dicta domus predicto magistr Stephano</text:p>
      <text:p text:style-name="Standard">51 - R. de Lorriaco</text:p>
      <text:p text:style-name="Standard">52 - prot convenerunt simul / quia nullus canonicatum apparuit qui vellet</text:p>
      <text:p text:style-name="Standard">53 - J. de Pompadrio</text:p>
      <text:p text:style-name="Standard">54 - J. de Karolay</text:p>
      <text:p text:style-name="Standard">55 - causa habere</text:p>
      <text:p text:style-name="Standard">56 - P. Forteti</text:p>
      <text:p text:style-name="Standard">57 - Et quia magister Stephanus Dusseau vicarius in ecclesia</text:p>
      <text:p text:style-name="Standard">58 - L. de Mongeria</text:p>
      <text:p text:style-name="Standard">59 - Parisiensis volebat domum claustralem quam nunc inhabitat</text:p>
      <text:p text:style-name="Standard">60 - P. Prepositi</text:p>
      <text:p text:style-name="Standard">61 - R. de Putheolis</text:p>
      <text:p text:style-name="Standard">62 - dictus magistri Stephanus sicut ego G. lice fuerit mn promissae</text:p>
      <text:p text:style-name="Standard">63 - T. de Sancto Petro</text:p>
      <text:p text:style-name="Standard">64 - deliberatum est quod ille nostrum dminorum qui plus voluerit dan</text:p>
      <text:p text:style-name="Standard">65 - N. de Ordeomonte</text:p>
      <text:p text:style-name="Standard">66 - de ea ad presu hbebat ecsm hiic ad diem mutis proum hbeant</text:p>
      <text:p text:style-name="Standard">67 - Ph. de Salione</text:p>
      <text:p text:style-name="Standard">68 - G. Fedelli</text:p>
      <text:p text:style-name="Standard">69 - Thocie</text:p>
      <text:p text:style-name="Standard">70 - J. Voignon</text:p>
      <text:p text:style-name="Standard">71 - J. Regis</text:p>
      <text:p text:style-name="Standard">=FRAN_0393_10755_L.jpg=</text:p>
      <text:p text:style-name="Standard">1 - October nonagesimo sano</text:p>
      <text:p text:style-name="Standard">2 - xxi</text:p>
      <text:p text:style-name="Standard">3 - 2</text:p>
      <text:p text:style-name="Standard">4 - 1</text:p>
      <text:p text:style-name="Standard">5 - Anno predicto / die veneris ante festum beaorum Symonis et Jude apostolorum xxv ocutesis presenteu die capitais</text:p>
      <text:p text:style-name="Standard">6 - P. decano</text:p>
      <text:p text:style-name="Standard">7 - J</text:p>
      <text:p text:style-name="Standard">8 - Magistri P. Forteti et JVoignon canonicus Parisiensis debent docere infra instas</text:p>
      <text:p text:style-name="Standard"><text:soft-page-break/>9 - G. archidiacono ecclesie</text:p>
      <text:p text:style-name="Standard">10 - P. Archidiacono Brie infirmo</text:p>
      <text:p text:style-name="Standard">11 - Hyenois festum Sancti Martini / que e epparaciones fuerunt facte in corbero</text:p>
      <text:p text:style-name="Standard">12 - Sy. succentore</text:p>
      <text:p text:style-name="Standard">13 - sa cam per ipsum magistrum P. quod per magistrum Guydonem Floris cuijius</text:p>
      <text:p text:style-name="Standard">14 - J. de Pompedorio</text:p>
      <text:p text:style-name="Standard">15 - fuit semprebenda quam tenet dictus Scoignon</text:p>
      <text:p text:style-name="Standard">16 - P. Forteti</text:p>
      <text:p text:style-name="Standard">17 - P. Roberti prepositi</text:p>
      <text:p text:style-name="Standard">18 - N. Chaudart</text:p>
      <text:p text:style-name="Standard">19 - Quiquidem Voignon tradidit et deposuit pen me de manic capituli</text:p>
      <text:p text:style-name="Standard">20 - T. de Sancto Petro</text:p>
      <text:p text:style-name="Standard">21 - vi franc iiii s. pro c. solidorus ad quos tenebantur prebenda deSpedona pro</text:p>
      <text:p text:style-name="Standard">22 - L. de Mongeria</text:p>
      <text:p text:style-name="Standard">23 - N. de Ordeomonte</text:p>
      <text:p text:style-name="Standard">24 - bendrni de Corberosa</text:p>
      <text:p text:style-name="Standard">25 - R. de Putheolis</text:p>
      <text:p text:style-name="Standard">26 - G. Fedelli</text:p>
      <text:p text:style-name="Standard">27 - J. de Soco pro presente</text:p>
      <text:p text:style-name="Standard">28 - Deputati et ordinati sunt magister R. de Lorriaco N. de Ordeomonte</text:p>
      <text:p text:style-name="Standard">29 - L. de Maignaco pro presente</text:p>
      <text:p text:style-name="Standard">30 - et G. Fedelli ad visitandum domum de combisvilla et referendum</text:p>
      <text:p text:style-name="Standard">31 - J. Voignon</text:p>
      <text:p text:style-name="Standard">32 - R. de Lorriaco</text:p>
      <text:p text:style-name="Standard">33 - Magister P. Forteti canonicus parisiensis alias deputatus circa audicionem causarum</text:p>
      <text:p text:style-name="Standard">34 - R. de Dangello</text:p>
      <text:p text:style-name="Standard">35 - Ph. de Salione</text:p>
      <text:p text:style-name="Standard">36 - capituli acceptavit et promisit vacare in dicta Audicione usque ad die</text:p>
      <text:p text:style-name="Standard">37 - T. Hocie</text:p>
      <text:p text:style-name="Standard">38 - Jovis post instans festum Cpilaius Domini</text:p>
      <text:p text:style-name="Standard">39 - P. de Casteri pro presente</text:p>
      <text:p text:style-name="Standard">=FRAN_0393_10756_L.jpg=</text:p>
      <text:p text:style-name="Standard">1 - T</text:p>
      <text:p text:style-name="Standard">2 - Cupeilulli Senerals in die sabbati xxvia octobris qui fuit</text:p>
      <text:p text:style-name="Standard">3 - vigiliam jeniabilis Beatorum apostolorum Symonis et Jude / inceptum</text:p>
      <text:p text:style-name="Standard">4 - Anno quo supra. In quoquidam capitulo interfuerunt domini sequente.</text:p>
      <text:p text:style-name="Standard"><text:soft-page-break/>5 - ce officiaris horarum etc.</text:p>
      <text:p text:style-name="Standard">6 - P</text:p>
      <text:p text:style-name="Standard">7 - G. Archidiacono ecclesie</text:p>
      <text:p text:style-name="Standard">8 - Delibatum est in absentiam magistri Johannis de Soco canonici</text:p>
      <text:p text:style-name="Standard">9 - P. archidiacono Brie infirmo</text:p>
      <text:p text:style-name="Standard">10 - Parisiensis officiarii horarum matutinarum stacionum et vini</text:p>
      <text:p text:style-name="Standard">11 - Sy. succentore</text:p>
      <text:p text:style-name="Standard">12 - ecclesie parisiensis quod ipse magister Johannes remaneat adhuc</text:p>
      <text:p text:style-name="Standard">13 - J. de Pompadorio</text:p>
      <text:p text:style-name="Standard">14 - in dicto officio</text:p>
      <text:p text:style-name="Standard">15 - J. de Guignicurte infirmo</text:p>
      <text:p text:style-name="Standard">16 - N. Chaudart infirmo</text:p>
      <text:p text:style-name="Standard">17 - R. de Lorriaco</text:p>
      <text:p text:style-name="Standard">18 - L. de Mongeria</text:p>
      <text:p text:style-name="Standard">19 - Eciam deliberatum est prout fuit nuper / quod de decem libras</text:p>
      <text:p text:style-name="Standard">20 - R. de Putheolis</text:p>
      <text:p text:style-name="Standard">21 - redditus admortizatis quas percipit ecclesia in et super domo</text:p>
      <text:p text:style-name="Standard">22 - P. Prepositi</text:p>
      <text:p text:style-name="Standard">23 - admirati regni pro quodam anniversario dicta domus</text:p>
      <text:p text:style-name="Standard">24 - T. de Sancto Petro</text:p>
      <text:p text:style-name="Standard">25 - non exonveretur licet dictus admiratus vellet dare</text:p>
      <text:p text:style-name="Standard">26 - J. de Soco officiario pro presente</text:p>
      <text:p text:style-name="Standard">27 - P. Forteti</text:p>
      <text:p text:style-name="Standard">28 - peccuniam causa emendi alios similes redditus alibi</text:p>
      <text:p text:style-name="Standard">29 - T. Hocie</text:p>
      <text:p text:style-name="Standard">30 - Et quod arrestum Datum pro ecclesia contra dictum admiratum</text:p>
      <text:p text:style-name="Standard">31 - G. Fedelli</text:p>
      <text:p text:style-name="Standard">32 - exequucioni demandetur.</text:p>
      <text:p text:style-name="Standard">33 - J. Voignon</text:p>
      <text:p text:style-name="Standard">34 - L. de Maignaco</text:p>
      <text:p text:style-name="Standard">35 - R. de Dangello</text:p>
      <text:p text:style-name="Standard">36 - J. de Karolay</text:p>
      <text:p text:style-name="Standard">37 - Ph. de Salione</text:p>
      <text:p text:style-name="Standard">38 - N. de Ordeomonte</text:p>
      <text:p text:style-name="Standard">39 - Cardis sz</text:p>
      <text:p text:style-name="Standard">40 - A. Regine</text:p>
      <text:p text:style-name="Standard"><text:soft-page-break/>41 - P. de Castro pro present</text:p>
      <text:p text:style-name="Standard">42 - commissio exequintur</text:p>
      <text:p text:style-name="Standard">43 - Anno predicto in vigilia beatorum apostolorum Symonis et Jnde et in revesterio ecclesie parisiensis ibi</text:p>
      <text:p text:style-name="Standard">44 - erat congregata major et Sanior pars capituli</text:p>
      <text:p text:style-name="Standard">45 - Quia dominus Guillelmus Anglici</text:p>
      <text:p text:style-name="Standard">46 - et quidem alius nominati et electi executores deffuncti magistri Andree de Sancto Clodoaldo canonici Sancti</text:p>
      <text:p text:style-name="Standard">47 - Dyonisii de Passu in ecclesia parisiensis moluerunt assume omnus dicte exequitoes dicti domini</text:p>
      <text:p text:style-name="Standard">48 - commiserunt ipsam executcores dicto domino Guillelmo / et Johanni Maille auifabro consangis dicti</text:p>
      <text:p text:style-name="Standard">49 - deffuncti commorn parisiensis in fossato Sancti Germani ad Banderiam Flandrense qui promiserunt dictam</text:p>
      <text:p text:style-name="Standard">50 - executonies per beneficium invencii bene et fideliter facere et bonam racionem inde reddere capitulo vel suis depu</text:p>
      <text:p text:style-name="Standard">=FRAN_0393_10757_L.jpg=</text:p>
      <text:p text:style-name="Standard">1 - 2</text:p>
      <text:p text:style-name="Standard">2 - October nonagesimo Sancto</text:p>
      <text:p text:style-name="Standard">3 - 43</text:p>
      <text:p text:style-name="Standard">4 - Axtraordinar</text:p>
      <text:p text:style-name="Standard">5 - xxii</text:p>
      <text:p text:style-name="Standard">6 - P</text:p>
      <text:p text:style-name="Standard">7 - Anno predicto dicluane in felto borum apolorum Symonis et jnde xxvii mensis Octabis prsnts us</text:p>
      <text:p text:style-name="Standard">8 - P. decano z</text:p>
      <text:p text:style-name="Standard">9 - G. archidiacono ecclesie</text:p>
      <text:p text:style-name="Standard">10 - Deliberatum et ordinatum est quod canonicatus et prebenda sacerdotis</text:p>
      <text:p text:style-name="Standard">11 - Sancti Dyonisii de Passu in ecclesia Parisiensi / quos noviter obtine</text:p>
      <text:p text:style-name="Standard">12 - Sy. Succentore</text:p>
      <text:p text:style-name="Standard">13 - bac dum vivebat et decessit deffuncti magister Andreas de Sancto Clodoaldo</text:p>
      <text:p text:style-name="Standard">14 - N. Chaudart</text:p>
      <text:p text:style-name="Standard">15 - Conferantur dominuo Roberto Harembouit canonico dyaconalis prebende</text:p>
      <text:p text:style-name="Standard">16 - R. de Lorriaco</text:p>
      <text:p text:style-name="Standard">17 - dicti loci / Et quod dicti canonicatus et prebenda dyacone conferantur</text:p>
      <text:p text:style-name="Standard">18 - P. Prepositi</text:p>
      <text:p text:style-name="Standard">19 - domino Andree de Courtenayo canonico Sancti Johannis Rotundi in ecclesia Par.iensi</text:p>
      <text:p text:style-name="Standard">20 - P. de Castro</text:p>
      <text:p text:style-name="Standard">21 - Et dicti canonicatus et prebenda Sancti Johannis Petro Gilardi dicto Lasne</text:p>
      <text:p text:style-name="Standard"><text:soft-page-break/>22 - J. de Karolay</text:p>
      <text:p text:style-name="Standard">23 - macicoto dicte ecclesie / Et dicta macicocia Colino de Dola clerico matiris</text:p>
      <text:p text:style-name="Standard">24 - J. de Soco</text:p>
      <text:p text:style-name="Standard">25 - dicte ecclesie</text:p>
      <text:p text:style-name="Standard">26 - J. de Pompedorio</text:p>
      <text:p text:style-name="Standard">27 - P. Forteti</text:p>
      <text:p text:style-name="Standard">28 - L. de Mongeria</text:p>
      <text:p text:style-name="Standard">29 - An. Grangrii</text:p>
      <text:p text:style-name="Standard">30 - R. de Putheolis</text:p>
      <text:p text:style-name="Standard">31 - T. de Sancto Petro</text:p>
      <text:p text:style-name="Standard">32 - J. de Sanctis</text:p>
      <text:p text:style-name="Standard">33 - Thocie</text:p>
      <text:p text:style-name="Standard">34 - N. de Ordeomonte</text:p>
      <text:p text:style-name="Standard">35 - Ph. de Salione</text:p>
      <text:p text:style-name="Standard">36 - G. Fedelli</text:p>
      <text:p text:style-name="Standard">37 - J. Voignon</text:p>
      <text:p text:style-name="Standard">38 - J Regis</text:p>
      <text:p text:style-name="Standard">39 - LL. de Maignaco</text:p>
      <text:p text:style-name="Standard">40 - R. de Dangello.</text:p>
      <text:p text:style-name="Standard">=FRAN_0393_10758_L.jpg=</text:p>
      <text:p text:style-name="Standard">1 - Anno predicto / die martis post festum borum apostolorum Symonis et Jnde xxviia octobris</text:p>
      <text:p text:style-name="Standard">2 - P. de Cro</text:p>
      <text:p text:style-name="Standard">3 - Collata</text:p>
      <text:p text:style-name="Standard">4 - G. Archidiacono ecclesie</text:p>
      <text:p text:style-name="Standard">5 - fuit prebenda Sacert dotalis Sancti Dyonisii de Passu in</text:p>
      <text:p text:style-name="Standard">6 - P. archidiacono Brie infirmo</text:p>
      <text:p text:style-name="Standard">7 - ecclesia parisiensis / quos obtinebat dum vivebat et dece</text:p>
      <text:p text:style-name="Standard">8 - Sy. Succentore</text:p>
      <text:p text:style-name="Standard">9 - sit dominus Andreas de Sancto Clodaldo / domino Roberto dicto</text:p>
      <text:p text:style-name="Standard">10 - J. de Pompedorio</text:p>
      <text:p text:style-name="Standard">11 - Harembourt canonico dyaconsis prebenda dicti loci / et fuit</text:p>
      <text:p text:style-name="Standard">12 - J. de Karolay</text:p>
      <text:p text:style-name="Standard">13 - nestis etc. et habuit possessiones prestito priuns per eum</text:p>
      <text:p text:style-name="Standard">14 - J. de Soco</text:p>
      <text:p text:style-name="Standard">15 - in capitulo juraento subscripto.</text:p>
      <text:p text:style-name="Standard">16 - P. Forteti</text:p>
      <text:p text:style-name="Standard"><text:soft-page-break/>17 - L. de Mongeria</text:p>
      <text:p text:style-name="Standard">18 - Ego Robertus Harembonit presbyter canonicus saceti docalis</text:p>
      <text:p text:style-name="Standard">19 - R. de Lorriaco</text:p>
      <text:p text:style-name="Standard">20 - prebende Sancti Dyonisi de Passu in ecclesia parisiensis juro ad hec</text:p>
      <text:p text:style-name="Standard">21 - P. Prepositi</text:p>
      <text:p text:style-name="Standard">22 - sacta Dei evaageni et in verbo sater dotis / vobis dominis meis decano</text:p>
      <text:p text:style-name="Standard">23 - T. de Sancto Petro</text:p>
      <text:p text:style-name="Standard">24 - et capitulo ecclesie Par. fidelitatem reverenciam et honorem</text:p>
      <text:p text:style-name="Standard">25 - P. de Castro</text:p>
      <text:p text:style-name="Standard">26 - exhibere et impendere / ac residenciam et assiduitatem servcii</text:p>
      <text:p text:style-name="Standard">27 - L. de Maignaco</text:p>
      <text:p text:style-name="Standard">28 - in majori ecclesia vesta me factium bona fide / et in capella</text:p>
      <text:p text:style-name="Standard">29 - J. Regis</text:p>
      <text:p text:style-name="Standard">30 - Sancti Dyonisii in ordine meo debite ministrare / Et quod compebo</text:p>
      <text:p text:style-name="Standard">31 - N. Chaudart</text:p>
      <text:p text:style-name="Standard">32 - J. Voignon</text:p>
      <text:p text:style-name="Standard">33 - singulis cotrs in Sancta Synodo viam / nisi racionabilis</text:p>
      <text:p text:style-name="Standard">34 - G. Fedelli</text:p>
      <text:p text:style-name="Standard">35 - excusacio impediat / quam excusacionem significabo vobis</text:p>
      <text:p text:style-name="Standard">36 - T. Hocie</text:p>
      <text:p text:style-name="Standard">37 - infra quindenam post Synodum sub pena contra defficientes</text:p>
      <text:p text:style-name="Standard">38 - P. de Salione</text:p>
      <text:p text:style-name="Standard">39 - stabilita / et sic me Deus adjuvet / et hoc sancta Dei euvagis</text:p>
      <text:p text:style-name="Standard">40 - N. de Ordeomonte</text:p>
      <text:p text:style-name="Standard">41 - R. de Putheolis</text:p>
      <text:p text:style-name="Standard">42 - R. de Dangello</text:p>
      <text:p text:style-name="Standard">43 - J. de Guignicurte infirmo</text:p>
      <text:p text:style-name="Standard">44 - Collata</text:p>
      <text:p text:style-name="Standard">45 - fuit eodem in instantam dyacon prebenda Sancti Dyonisii predicti / domino Andree de Cortenayo canonico Sancti</text:p>
      <text:p text:style-name="Standard">46 - Johannis Rotundi / qui fuit eciam investaius et habuit possessone per installacionem ut est moris prestito preius per</text:p>
      <text:p text:style-name="Standard">47 - eum predicto juramo vel quasi / sua protestant facta pro fecitur dictus dominus Robertus sibi salva remanentes</text:p>
      <text:p text:style-name="Standard">48 - Collata fuit</text:p>
      <text:p text:style-name="Standard">49 - Eciam prebendas Sancti Johannis predicta Petro Gilardi dicto lasne macicoto ecclesie qui fuit investaris etc.</text:p>
      <text:p text:style-name="Standard"><text:soft-page-break/>50 - et juravit ut precederes imedi</text:p>
      <text:p text:style-name="Standard">51 - Eciam Collata</text:p>
      <text:p text:style-name="Standard">52 - fuit dictoa macicocia Colino de Dola clerico matutiar qui juravit in forma</text:p>
      <text:p text:style-name="Standard">53 - De quorum juraentum prestatus et aliis premissis predicti domini capiter pecierunt instrumentum a me. Symonel</text:p>
      <text:p text:style-name="Standard">54 - presentus ad hoc magistro Regio Freron medico regio et</text:p>
      <text:p text:style-name="Standard">55 - Ordeimonte fuit</text:p>
      <text:p text:style-name="Standard">56 - quod Guasius de Ytevilla</text:p>
      <text:p text:style-name="Standard">57 - exnunc recipiantur in clerici mativiatus ecclesie sued non percipient merellos</text:p>
      <text:p text:style-name="Standard">58 - Guillelmus Casse / et</text:p>
      <text:p text:style-name="Standard">59 - usque ad nativatus domini p ut interim reddat succentor ecclesie cordetis</text:p>
      <text:p text:style-name="Standard">60 - Enguerrandus Guillardi spe ecclesie id quod debent reddere</text:p>
      <text:p text:style-name="Standard">=FRAN_0393_10759_L.jpg=</text:p>
      <text:p text:style-name="Standard">1 - October etlo hs</text:p>
      <text:p text:style-name="Standard">2 - xxii</text:p>
      <text:p text:style-name="Standard">3 - Anno predicto / die mercurii ante festum omnium sanctorum presenibus dominis captiteris</text:p>
      <text:p text:style-name="Standard">4 - non tesid</text:p>
      <text:p text:style-name="Standard">5 - P. decano</text:p>
      <text:p text:style-name="Standard">6 - usque ad beneplacionem capituli est graciose concessa / domino Audu de Courtenayo</text:p>
      <text:p text:style-name="Standard">7 - G. archidiacono ecclesie</text:p>
      <text:p text:style-name="Standard">8 - P. archidiacono Brie infirmo</text:p>
      <text:p text:style-name="Standard">9 - canonico dyacon prebenda Sancti Dyonisi de Passu in ecclesia Parisiensi cum pro negociis ece</text:p>
      <text:p text:style-name="Standard">10 - Sy. succentore</text:p>
      <text:p text:style-name="Standard">11 - habeat necesario esse in ecclesia Lincancium</text:p>
      <text:p text:style-name="Standard">12 - L. de Mongeria</text:p>
      <text:p text:style-name="Standard">13 - N. Chaudart</text:p>
      <text:p text:style-name="Standard">14 - Calicere</text:p>
      <text:p text:style-name="Standard">15 - J. de Karolay</text:p>
      <text:p text:style-name="Standard">16 - J. de Penpadio</text:p>
      <text:p text:style-name="Standard">17 - J. de Soco</text:p>
      <text:p text:style-name="Standard">18 - unum presentavit et traditum capitulo Andtum Leureux freperius commoranis in</text:p>
      <text:p text:style-name="Standard">19 - P. Forteti</text:p>
      <text:p text:style-name="Standard">20 - cadrunio Sancti Senerini Parisiensis quem sibi tradita in custalintis domini est magister Philippus</text:p>
      <text:p text:style-name="Standard">21 - P. Preposit</text:p>
      <text:p text:style-name="Standard">22 - burgensis beneficiotum tunc in ecclesia parisiensis quiquidem calix fuit tradita custodi chau</text:p>
      <text:p text:style-name="Standard">23 - R. de Lorriaco</text:p>
      <text:p text:style-name="Standard"><text:soft-page-break/>24 - R. de Sancto Petro</text:p>
      <text:p text:style-name="Standard">25 - ecclesie custodus donis sivetur quid de eo agendum eesm</text:p>
      <text:p text:style-name="Standard">26 - Ph. de Salione</text:p>
      <text:p text:style-name="Standard">27 - Receptus</text:p>
      <text:p text:style-name="Standard">28 - N. de Ordeomonte</text:p>
      <text:p text:style-name="Standard">29 - fuit in propria parm sua Egidius Bugnet</text:p>
      <text:p text:style-name="Standard">30 - G. Fedelli</text:p>
      <text:p text:style-name="Standard">31 - In ecclesia Parisiens cappellani ad altaris</text:p>
      <text:p text:style-name="Standard">32 - T. Hocie</text:p>
      <text:p text:style-name="Standard">33 - sancti Jacobi qui alias fuit receptus per procurator et juravit et fuit installatus</text:p>
      <text:p text:style-name="Standard">34 - . Chanteprime</text:p>
      <text:p text:style-name="Standard">35 - etc dices de hoc interrogeri quod di lierricus charrete deserviebat pro eo et quod amo</text:p>
      <text:p text:style-name="Standard">36 - J. Regi</text:p>
      <text:p text:style-name="Standard">37 - L. de Maignaco</text:p>
      <text:p text:style-name="Standard">38 - do ipse met deservicet</text:p>
      <text:p text:style-name="Standard">39 - Quictancia</text:p>
      <text:p text:style-name="Standard">40 - J. Voignon</text:p>
      <text:p text:style-name="Standard">41 - J. de Guignicurte infirmo</text:p>
      <text:p text:style-name="Standard">42 - Fiat illis de Rothomago / de Ciiii l. xvi s. vi d. t. soluter pro processini pape per</text:p>
      <text:p text:style-name="Standard">43 - P. de Canstro</text:p>
      <text:p text:style-name="Standard">44 - maiis domini Guideous Rabasterii / pro termino Sancti Michaelis poxime precerto</text:p>
      <text:p text:style-name="Standard">45 - d</text:p>
      <text:p text:style-name="Standard">46 - R. de Dangello</text:p>
      <text:p text:style-name="Standard">47 - Anno predicto / die jovis in vigilia festi omnim santorum ultia octoberis finentis cpituli genera penibus dominiapititis</text:p>
      <text:p text:style-name="Standard">48 - P. decano</text:p>
      <text:p text:style-name="Standard">49 - Deputati</text:p>
      <text:p text:style-name="Standard">50 - Sunt domini Secanus et archidiaconus ecclesie ad taxandum unniversirou ecclesie a die sababis</text:p>
      <text:p text:style-name="Standard">51 - G. archidiacono ecclesie</text:p>
      <text:p text:style-name="Standard">52 - proxima in viii d. pro septembris precedat / qui tunc nominabunt dunos alios qui sum</text:p>
      <text:p text:style-name="Standard">53 - Sy Freron Succentor</text:p>
      <text:p text:style-name="Standard">54 - liter faciat in alio sequenti sabbato et peri foram tenebuntur taxare anniversario</text:p>
      <text:p text:style-name="Standard">55 - J. de Pompodorio</text:p>
      <text:p text:style-name="Standard">56 - septimiris tunc preceden et sici successive etc.</text:p>
      <text:p text:style-name="Standard">57 - J. de Boulay</text:p>
      <text:p text:style-name="Standard">58 - L. de Mongeria</text:p>
      <text:p text:style-name="Standard"><text:soft-page-break/>59 - Deputatus</text:p>
      <text:p text:style-name="Standard">60 - P. Prepositi</text:p>
      <text:p text:style-name="Standard">61 - Est magister Phippu de Salion canonicus Panisinsis ad scribendum in uno caterno omnes</text:p>
      <text:p text:style-name="Standard">62 - J. Chantemprime</text:p>
      <text:p text:style-name="Standard">63 - redditus ecclesie / qui habebit distribucines suas fran quamdiu in hoc vacabit / qui</text:p>
      <text:p text:style-name="Standard">64 - N. Chaudart</text:p>
      <text:p text:style-name="Standard">65 - respndum quod super hoc volebat deliberare ante quam acceptis</text:p>
      <text:p text:style-name="Standard">66 - G. Fedelli</text:p>
      <text:p text:style-name="Standard">67 - Tho de Sancto Petro</text:p>
      <text:p text:style-name="Standard">68 - J. Regis</text:p>
      <text:p text:style-name="Standard">69 - An. Grangrii</text:p>
      <text:p text:style-name="Standard">70 - R. de Lorriaco</text:p>
      <text:p text:style-name="Standard">71 - R. de Putheolis</text:p>
      <text:p text:style-name="Standard">72 - J. Voignon</text:p>
      <text:p text:style-name="Standard">73 - Phi. de Salione</text:p>
      <text:p text:style-name="Standard">74 - P. Forteti</text:p>
      <text:p text:style-name="Standard">75 - L. de Magnaco</text:p>
      <text:p text:style-name="Standard">76 - N. de Ordeomonte</text:p>
      <text:p text:style-name="Standard">77 - mente infirmis</text:p>
      <text:p text:style-name="Standard">78 - P. de Castro</text:p>
      <text:p text:style-name="Standard">=FRAN_0393_10760_L.jpg=</text:p>
      <text:p text:style-name="Standard">1 - Txtraordois.</text:p>
      <text:p text:style-name="Standard">2 - Anno predicto die sabbati scunta mensis novembris pentibus dominis capitaris</text:p>
      <text:p text:style-name="Standard">3 - resignatis</text:p>
      <text:p text:style-name="Standard">4 - Sy. Freron succentor</text:p>
      <text:p text:style-name="Standard">5 - J. de Karolay</text:p>
      <text:p text:style-name="Standard">6 - Per magistrum Johannem Canardi Electum Actrebatis</text:p>
      <text:p text:style-name="Standard">7 - R. de Lorriaco</text:p>
      <text:p text:style-name="Standard">8 - Lcanonicum parisiensis tsuos canonicaum et prebendam / ipsisque canonicatum et prebendam</text:p>
      <text:p text:style-name="Standard">9 - L. de Mongeria</text:p>
      <text:p text:style-name="Standard">10 - collatis de Manonico pape magistro Johann de Nulliaco in utroque</text:p>
      <text:p text:style-name="Standard">11 - P. Prepositi</text:p>
      <text:p text:style-name="Standard">12 - jure licenciam per magistrum Radulphum de Harpis decanum Sancti</text:p>
      <text:p text:style-name="Standard">13 - R. de Putheolis</text:p>
      <text:p text:style-name="Standard">14 - P. de Castro</text:p>
      <text:p text:style-name="Standard">15 - Marcelli prope Parisiens</text:p>
      <text:p text:style-name="Standard"><text:soft-page-break/>16 - J. de Sanctis</text:p>
      <text:p text:style-name="Standard">17 - R exip</text:p>
      <text:p text:style-name="Standard">18 - G. Fedelli</text:p>
      <text:p text:style-name="Standard">19 - Ali.</text:p>
      <text:p text:style-name="Standard">20 - N. de Ordeomonte</text:p>
      <text:p text:style-name="Standard">21 - fuit dictus magister Johannis de Nulliaco ad dictum canonictum</text:p>
      <text:p text:style-name="Standard">22 - J. Chanteprime</text:p>
      <text:p text:style-name="Standard">23 - J. Voignon</text:p>
      <text:p text:style-name="Standard">24 - et predendam / et fuit installatus in ecclesia Par. per</text:p>
      <text:p text:style-name="Standard">25 - L. de Maignaco</text:p>
      <text:p text:style-name="Standard">26 - succentori et juratut in forma etc. salvo juris cuiuslibet</text:p>
      <text:p text:style-name="Standard">27 - Et eciam solvit decem fran camerario clerico pro jocundo</text:p>
      <text:p text:style-name="Standard">28 - adventu suo / et promisit solvere cappa infra annum</text:p>
      <text:p text:style-name="Standard">29 - et dedit fidem propter hoc dominos succentore et P. de Castro etc.</text:p>
      <text:p text:style-name="Standard">30 - presentibus ad hoc magistris G. de Marchia jurisperito Stephano</text:p>
      <text:p text:style-name="Standard">31 - Boussardi canonico Senonsi et G. de Cergiam procurator in parlamenim</text:p>
      <text:p text:style-name="Standard">32 - cum pluri aliis testimentus et me</text:p>
      <text:p text:style-name="Standard">33 - Symonel notario publico a quo</text:p>
      <text:p text:style-name="Standard">34 - petiit dictus de Nullyaco iInstrumentum super premissis etc.</text:p>
      <text:p text:style-name="Standard">35 - et deinde solvit pro paresisi capituli xv fran.</text:p>
      <text:p text:style-name="Standard">36 - ut est moris</text:p>
      <text:p text:style-name="Standard">37 - Douant</text:p>
      <text:p text:style-name="Standard">38 - 3</text:p>
      <text:p text:style-name="Standard">39 - Ecclesie paririsensis grose predictus magister Johannis Canardi recpinit licenciam a capitulo unum</text:p>
      <text:p text:style-name="Standard">40 - pultrum et grossum Breviarum ad usum ecclesie parisensis ut ponatur in cho</text:p>
      <text:p text:style-name="Standard">41 - ro dicte ecclesie pro pauperibus bievarium proprium non habente videlicet in duebus volu</text:p>
      <text:p text:style-name="Standard">42 - minibus quorum unum volumen tradidit in promptu et reliquum nondum perfet</text:p>
      <text:p text:style-name="Standard">43 - tum tradia circa instans festum Sancti Andiis apostoli. Rogaus capitulum ut habemiet</text:p>
      <text:p text:style-name="Standard">44 - eum regiaam etc. offrudo se etc.</text:p>
      <text:p text:style-name="Standard">=FRAN_0393_10761_L.jpg=</text:p>
      <text:p text:style-name="Standard">1 - xxiiii</text:p>
      <text:p text:style-name="Standard">2 - November nonagesimo secndo</text:p>
      <text:p text:style-name="Standard">3 - Anno pre dicto die lune post festum omnium Sanctorum iii mansis n onesieite sentibus dominis caputaibus</text:p>
      <text:p text:style-name="Standard">4 - . deCrno</text:p>
      <text:p text:style-name="Standard"><text:soft-page-break/>5 - teoprens</text:p>
      <text:p text:style-name="Standard">6 - G. archidiacono ecclesie</text:p>
      <text:p text:style-name="Standard">7 - Grose fuit concessa usque ad Symoduni domino Egidio Bugneti</text:p>
      <text:p text:style-name="Standard">8 - P. archidiacono Brie infirmo</text:p>
      <text:p text:style-name="Standard">9 - cappellano in ecclesia parisiensis ad altero Sancti Jacobi pro quo deservit dominus Alvacus</text:p>
      <text:p text:style-name="Standard">10 - Sy. succentore ad missam</text:p>
      <text:p text:style-name="Standard">11 - Charrete capellanis in ecclesia Sancti Thome de Luppera parisiensis</text:p>
      <text:p text:style-name="Standard">12 - J. de Pompadorio</text:p>
      <text:p text:style-name="Standard">13 - P. Forteti</text:p>
      <text:p text:style-name="Standard">14 - pro exequit</text:p>
      <text:p text:style-name="Standard">15 - L. de Mongeria</text:p>
      <text:p text:style-name="Standard">16 - P. Prepositi</text:p>
      <text:p text:style-name="Standard">17 - deffuncti magistri Johannis Petri qui tenentur ad repparacionem domus claustralis</text:p>
      <text:p text:style-name="Standard">18 - R. de Putheolis</text:p>
      <text:p text:style-name="Standard">19 - que fuit dicti deffuncti fuit concessa copia erapporti juratorum ecclesie</text:p>
      <text:p text:style-name="Standard">20 - N. de Ordeomonte</text:p>
      <text:p text:style-name="Standard">21 - super ipsis repparacione faciendis facti</text:p>
      <text:p text:style-name="Standard">22 - T. Hocie</text:p>
      <text:p text:style-name="Standard">23 - J. Chanteprime</text:p>
      <text:p text:style-name="Standard">24 - Panis</text:p>
      <text:p text:style-name="Standard">25 - J. Voignon</text:p>
      <text:p text:style-name="Standard">26 - L. de Maignaco</text:p>
      <text:p text:style-name="Standard">27 - Capitularis fuit concessus magistro Johanni de Milliaco canonico parisiens</text:p>
      <text:p text:style-name="Standard">28 - N. Chaudart infirmo</text:p>
      <text:p text:style-name="Standard">29 - J. de Soco pro presente</text:p>
      <text:p text:style-name="Standard">30 - consiliario ecclesie in parlamento / petenti graciose quamdiu ent parisiensis et</text:p>
      <text:p text:style-name="Standard">31 - o venerieg</text:p>
      <text:p text:style-name="Standard">32 - R. de Lorriaco</text:p>
      <text:p text:style-name="Standard">33 - placuerit capituloiem sive tamere aliquibus distribucionis eclesie aliis quam illis</text:p>
      <text:p text:style-name="Standard">34 - J. Hue</text:p>
      <text:p text:style-name="Standard">35 - ppra persona sua lucrabitur / hoc tamere medit quod pror se facturum</text:p>
      <text:p text:style-name="Standard">36 - Ph. de Salione</text:p>
      <text:p text:style-name="Standard">37 - promisit serviet dicte ecclesie in parlamento pre dicto ut melius poterit et ent</text:p>
      <text:p text:style-name="Standard">38 - G. Fedelli</text:p>
      <text:p text:style-name="Standard">39 - ut prsues de consilio ecclesie idelicet pro erat ante quam esset canonicum parisiense et faciet</text:p>
      <text:p text:style-name="Standard">40 - A. Regie</text:p>
      <text:p text:style-name="Standard"><text:soft-page-break/>41 - J. de Karolay</text:p>
      <text:p text:style-name="Standard">42 - scripts neccessai pro ecclesia / quiquidem magister Johannis antea solverat</text:p>
      <text:p text:style-name="Standard">43 - R. d. DAuge</text:p>
      <text:p text:style-name="Standard">44 - xv f. pro dicto paresnis capituli pro facit quilibet alius canonicatus voles habere</text:p>
      <text:p text:style-name="Standard">45 - J. de Guignincurte infirmo</text:p>
      <text:p text:style-name="Standard">46 - P. de Castro pro pretente</text:p>
      <text:p text:style-name="Standard">47 - pane qui lucratur certis horis</text:p>
      <text:p text:style-name="Standard">48 - Resignatis</text:p>
      <text:p text:style-name="Standard">49 - Per dominum Johannem Parvi canonicum ecclesie Sancti Stephani de Gressibus Parisiensis suvo canonicu et prebenda predict causa permut</text:p>
      <text:p text:style-name="Standard">50 - de ipsis faciende cum Johanne Grenon elic dyacono ad Cappellantum Sancte Kathei Montis martum</text:p>
      <text:p text:style-name="Standard">51 - ipsaque resignacione admissa per capitulaumm / dicti canonicus et prebenda sic vacantes Colltli fuerunt per</text:p>
      <text:p text:style-name="Standard">52 - dictum capitulum predicto Johanni greno qui juravit in fora et fuit installatus in eclsi parisiensis per domio</text:p>
      <text:p text:style-name="Standard">53 - centri et deinde in predicta ecclesia Sepulcii per me notaium dicti capituli</text:p>
      <text:p text:style-name="Standard">54 - Jaquetus Berbitis</text:p>
      <text:p text:style-name="Standard">55 - Petrus Buticis</text:p>
      <text:p text:style-name="Standard">56 - Domini Parisiensis episcopi matricularii Layci ecclesie parisiensis habeant distribucte suas que erant impeditne</text:p>
      <text:p text:style-name="Standard">57 - velicet dum venient ad ecclesiam pro alii socii sui matricis habent</text:p>
      <text:p text:style-name="Standard">58 - Camerario clerico</text:p>
      <text:p text:style-name="Standard">59 - preceptum fuit quod de pecese per eum debita materculs clericis retieant pro quolibet ifrant per eos debrit pro quadam emenda per</text:p>
      <text:p text:style-name="Standard">60 - eos gagiata propter desus pero eos commissais et quod nichil habeant de residn dicti debiti sante magisto capituli et ex causa</text:p>
      <text:p text:style-name="Standard">=FRAN_0393_10762_L.jpg=</text:p>
      <text:p text:style-name="Standard">1 - Anno predicto die mercuii post festum omniam sfacio ia i einsi i i natituantibus dominis</text:p>
      <text:p text:style-name="Standard">2 - P. decano</text:p>
      <text:p text:style-name="Standard">3 - romidit</text:p>
      <text:p text:style-name="Standard">4 - G. archidiacono ecclesie</text:p>
      <text:p text:style-name="Standard">5 - P. archidiacono Brie infirmo</text:p>
      <text:p text:style-name="Standard">6 - hic magister Radulphus de hrberis decanicus Sancti Marcelli</text:p>
      <text:p text:style-name="Standard">7 - Sy. succentore</text:p>
      <text:p text:style-name="Standard">8 - jxta Parisiensi de Manninto apostolco super hoc sibi facto / magistro Johannm</text:p>
      <text:p text:style-name="Standard">9 - J. de Pompadorio</text:p>
      <text:p text:style-name="Standard">10 - de Nulliaco in utroque jure licenciat / de Canonicu et prebenda</text:p>
      <text:p text:style-name="Standard"><text:soft-page-break/>11 - J. de Soco</text:p>
      <text:p text:style-name="Standard">12 - Parisiensis quos nuper obtinebat reverendus in Christo pat</text:p>
      <text:p text:style-name="Standard">13 - P. Forteti</text:p>
      <text:p text:style-name="Standard">14 - et dominus magister Johannis Canardi episcopus Actrebatensis / tanquam</text:p>
      <text:p text:style-name="Standard">15 - L. de Mongeria</text:p>
      <text:p text:style-name="Standard">16 - de pro dicto de Nulliaco per dominum nostrum papam / reservatis / ac</text:p>
      <text:p text:style-name="Standard">17 - P. Prepositi</text:p>
      <text:p text:style-name="Standard">18 - Jyy</text:p>
      <text:p text:style-name="Standard">19 - R. de Putheolis</text:p>
      <text:p text:style-name="Standard">20 - liberis et vacantibus per promocionem dicti magistri Johannis et min</text:p>
      <text:p text:style-name="Standard">21 - J. Chanteprime</text:p>
      <text:p text:style-name="Standard">22 - Lully</text:p>
      <text:p text:style-name="Standard">23 - ipsius consetratis requirens dominos capitulantbus ut eum ad ipsos</text:p>
      <text:p text:style-name="Standard">24 - N. de Ordeimonte</text:p>
      <text:p text:style-name="Standard">25 - canonicatum et prebendam cum plenerit juris canonici ipsorumque juribus et pertinenciis</text:p>
      <text:p text:style-name="Standard">26 - Ph. de Salione</text:p>
      <text:p text:style-name="Standard">27 - Universisine de quo eciam dictus magister J. de Milliaco supplica</text:p>
      <text:p text:style-name="Standard">28 - . Hue</text:p>
      <text:p text:style-name="Standard">29 - bat / Quibus sic pactis dicti domini capitulantbus ipsum de mil</text:p>
      <text:p text:style-name="Standard">30 - T. Hocie</text:p>
      <text:p text:style-name="Standard">31 - licico ad dictos canonicatum prebendam graciose receperunt et admiserunt</text:p>
      <text:p text:style-name="Standard">32 - G. Fedelli</text:p>
      <text:p text:style-name="Standard">33 - J. Voignon</text:p>
      <text:p text:style-name="Standard">34 - cum pleneit juris canonici ac juribus universis ipsorum canonicatusm prebende</text:p>
      <text:p text:style-name="Standard">35 - R. de Dangello</text:p>
      <text:p text:style-name="Standard">36 - R. de Lorriaco</text:p>
      <text:p text:style-name="Standard">37 - prenominatum succerntor parisiensius adhibit solenniter in talibus requisuies</text:p>
      <text:p text:style-name="Standard">38 - L. de Maignaco</text:p>
      <text:p text:style-name="Standard">39 - prestitoque juramento per dictum de Nulliaco in manibus dictorum capiculam</text:p>
      <text:p text:style-name="Standard">40 - N. Chaudart</text:p>
      <text:p text:style-name="Standard">41 - J. de Karolay</text:p>
      <text:p text:style-name="Standard">42 - et in formam per canonico parisiensis prestari solitam / de quibus omnibus</text:p>
      <text:p text:style-name="Standard">43 - J. de Guignicurte infirmo</text:p>
      <text:p text:style-name="Standard">44 - premissis dictus de Milliaco petiit sibi fieri per me Symonel</text:p>
      <text:p text:style-name="Standard">45 - Jo. de Castro pro presentis</text:p>
      <text:p text:style-name="Standard">46 - publicum instrumentum presentus ad hoc magistro Radulpho de Ulmonte in utroque</text:p>
      <text:p text:style-name="Standard"><text:soft-page-break/>47 - Jure licenciat magistro Adam de Sancto Amiando notario proublico Remensis et tor</text:p>
      <text:p text:style-name="Standard">48 - nanc dyocesis cum plui aliis testament etc. et notario quod die ii present</text:p>
      <text:p text:style-name="Standard">49 - mesis qua fuit eciam recemptus ad istam prebendam solvit x f. pro jocundo</text:p>
      <text:p text:style-name="Standard">50 - adventu Et xv franc pro pane capitulari</text:p>
      <text:p text:style-name="Standard">51 - Jerviens</text:p>
      <text:p text:style-name="Standard">52 - Ecclesie et capituli fuit factus et creatus Giletus Le Roy in Vernoto et pertinentes suis</text:p>
      <text:p text:style-name="Standard">53 - ad commoda et emolumus consueta / $Quiq$ duram beneplacito capituli / Quiquidem Giletus</text:p>
      <text:p text:style-name="Standard">54 - juravit bene et diligenter conce officium sergenterie hujusmodi ut in forma</text:p>
      <text:p text:style-name="Standard">=FRAN_0393_10763_L.jpg=</text:p>
      <text:p text:style-name="Standard">1 - 1</text:p>
      <text:p text:style-name="Standard">2 - xx</text:p>
      <text:p text:style-name="Standard">3 - November nonagesimo secundo</text:p>
      <text:p text:style-name="Standard">4 - Anno prefato diebenis in octabis festi omimscriviia novembris prentibus domins capitulantibus</text:p>
      <text:p text:style-name="Standard">5 - P. decano</text:p>
      <text:p text:style-name="Standard">6 - G. archidiacono ecclesie</text:p>
      <text:p text:style-name="Standard">7 - Cmendavit</text:p>
      <text:p text:style-name="Standard">8 - dominus Baldoynus de Bonneriis capellani in ecclesia Parisiensi firmariusque ecclesie parochiris</text:p>
      <text:p text:style-name="Standard">9 - P. archidiacono Brie infirmo</text:p>
      <text:p text:style-name="Standard">10 - Sy. succentore</text:p>
      <text:p text:style-name="Standard">11 - Sancti Christofori Parisiensis inectionem manunsuarum violenciam positis citra sanguis</text:p>
      <text:p text:style-name="Standard">12 - J. de Pompadorio</text:p>
      <text:p text:style-name="Standard">13 - effusai in dominum Guillelmum Symonis presbyterum / super quo fuerat citatus ex os</text:p>
      <text:p text:style-name="Standard">14 - N. Chaudart</text:p>
      <text:p text:style-name="Standard">15 - ficio</text:p>
      <text:p text:style-name="Standard">16 - J. de Soco</text:p>
      <text:p text:style-name="Standard">17 - P. Forteti</text:p>
      <text:p text:style-name="Standard">18 - Restituantur</text:p>
      <text:p text:style-name="Standard">19 - L. de Mongeria</text:p>
      <text:p text:style-name="Standard">20 - P. Prepositi</text:p>
      <text:p text:style-name="Standard">21 - J. Hue</text:p>
      <text:p text:style-name="Standard">22 - J. de Sanctis</text:p>
      <text:p text:style-name="Standard">23 - Magistro Philiberto de Salion cnonicos Parseni x lb. pr. super arreragi</text:p>
      <text:p text:style-name="Standard">24 - T. de Sancto Petro</text:p>
      <text:p text:style-name="Standard">25 - Camere Si constitit magistris N. de Ordeomonte et Laurencio de</text:p>
      <text:p text:style-name="Standard">26 - N. de Ordeomonte</text:p>
      <text:p text:style-name="Standard">27 - Mongeria canonicus parisiensis ad infrascripta per capitulum deputa / quod sibi debeant</text:p>
      <text:p text:style-name="Standard"><text:soft-page-break/>28 - Ph. de Salione</text:p>
      <text:p text:style-name="Standard">29 - J. Chanteprime</text:p>
      <text:p text:style-name="Standard">30 - prout asserit de tempore quo fuit camerarius clericus ecclesie parisiensis pr eo quod</text:p>
      <text:p text:style-name="Standard">31 - G. Fedelli</text:p>
      <text:p text:style-name="Standard">32 - eas tunc solvit de duobus annis ut camerarius et ad causam camere</text:p>
      <text:p text:style-name="Standard">33 - J. Voignon</text:p>
      <text:p text:style-name="Standard">34 - domino Guillelmo Anglici tunc officiario horarum ecclesie predicte cui camera</text:p>
      <text:p text:style-name="Standard">35 - L. de Maignaco</text:p>
      <text:p text:style-name="Standard">36 - R. de Dangello</text:p>
      <text:p text:style-name="Standard">37 - hoc debebat ad causam insularum pro dictis duobus annis ii. de</text:p>
      <text:p text:style-name="Standard">38 - J. de Guignicurte infirmo</text:p>
      <text:p text:style-name="Standard">39 - hoc fecit mencionem in compoto suo propter enorem seu oblivionem</text:p>
      <text:p text:style-name="Standard">40 - R. de Lorriaco pro presente</text:p>
      <text:p text:style-name="Standard">41 - prout per compotum dicti domini G. qui point eas recepisse et per compo</text:p>
      <text:p text:style-name="Standard">42 - R. de Putheolis</text:p>
      <text:p text:style-name="Standard">43 - tum dicti magistri Phip ubi de hoc nulla mencio facta est poterit apparere</text:p>
      <text:p text:style-name="Standard">44 - J. de Karolay.</text:p>
      <text:p text:style-name="Standard">45 - Pr. de castro pro presents</text:p>
      <text:p text:style-name="Standard">46 - dictur deputis.</text:p>
      <text:p text:style-name="Standard">=FRAN_0393_10764_L.jpg=</text:p>
      <text:p text:style-name="Standard">1 - VpiNNIIii Venerale Sancti Martini prasienem predicti ani</text:p>
      <text:p text:style-name="Standard">2 - inceptum die maris in crast festi Sancti Martini pi.</text:p>
      <text:p text:style-name="Standard">3 - Luel</text:p>
      <text:p text:style-name="Standard">4 - P. decano</text:p>
      <text:p text:style-name="Standard">5 - Pacet capitulo quod magister Johnnes Filler / advocatus</text:p>
      <text:p text:style-name="Standard">6 - G. archidiacono ecclesie infirmo</text:p>
      <text:p text:style-name="Standard">7 - pensionem ecclesie possit facere portari ad terrale certum</text:p>
      <text:p text:style-name="Standard">8 - P. archidiacono Brie infirmo</text:p>
      <text:p text:style-name="Standard">9 - granesium quod de presenti habet in domo sua</text:p>
      <text:p text:style-name="Standard">10 - Sy. succentore</text:p>
      <text:p text:style-name="Standard">11 - P. Roberti</text:p>
      <text:p text:style-name="Standard">12 - P. Burgendi</text:p>
      <text:p text:style-name="Standard">13 - J. de Pompedorio</text:p>
      <text:p text:style-name="Standard">14 - Anestate sunt distribuciones domini P. Burgondi alterius</text:p>
      <text:p text:style-name="Standard">15 - J. de Karolay</text:p>
      <text:p text:style-name="Standard">16 - Curati Sancti Johnis Rotundi / quia non deservit beneficio suo</text:p>
      <text:p text:style-name="Standard"><text:soft-page-break/>17 - N. Chaudart</text:p>
      <text:p text:style-name="Standard">18 - Et nunc extra sive licencia / donec ec / Et fuit inhibitis</text:p>
      <text:p text:style-name="Standard">19 - P. Forteti</text:p>
      <text:p text:style-name="Standard">20 - R. de Lorriaco</text:p>
      <text:p text:style-name="Standard">21 - dominis P. Balloti H. Capierii et J. Caillardi distributories</text:p>
      <text:p text:style-name="Standard">22 - et H. Carpentarii procurat canonicoum Sancti Johannis Rotundi quod</text:p>
      <text:p text:style-name="Standard">23 - P. Prepositi</text:p>
      <text:p text:style-name="Standard">24 - R. de Putheolis</text:p>
      <text:p text:style-name="Standard">25 - nichil dant ei i sine missu ccapituli</text:p>
      <text:p text:style-name="Standard">26 - T. de Sancto Petro</text:p>
      <text:p text:style-name="Standard">27 - N. de Ordeomonte</text:p>
      <text:p text:style-name="Standard">28 - . Porlli f</text:p>
      <text:p text:style-name="Standard">29 - Ph. de Salione</text:p>
      <text:p text:style-name="Standard">30 - T. Hocie</text:p>
      <text:p text:style-name="Standard">31 - G. Fedelli</text:p>
      <text:p text:style-name="Standard">32 - N. de Ordeomonte / Ad vecandum officiariu ecclesie</text:p>
      <text:p text:style-name="Standard">33 - L. de Mongeria</text:p>
      <text:p text:style-name="Standard">34 - Phi. de Salione</text:p>
      <text:p text:style-name="Standard">35 - et sciendum ab ipsis que reparaconis</text:p>
      <text:p text:style-name="Standard">36 - J. de Guignicurte infirmo</text:p>
      <text:p text:style-name="Standard">37 - necssario sunt faciende in singulis</text:p>
      <text:p text:style-name="Standard">38 - R. de Lorriaco</text:p>
      <text:p text:style-name="Standard">39 - J. de Soco officiaris pro presente</text:p>
      <text:p text:style-name="Standard">40 - L. de Mongeria</text:p>
      <text:p text:style-name="Standard">41 - locis officiaris eomdem et ordinatum cum ipsis</text:p>
      <text:p text:style-name="Standard">42 - L. de Maignaco pro presete</text:p>
      <text:p text:style-name="Standard">43 - quod dicte reparaciones fiant</text:p>
      <text:p text:style-name="Standard">44 - J. Voignon pro presente quia apud Syedu</text:p>
      <text:p text:style-name="Standard">45 - P. de Castrro pro present</text:p>
      <text:p text:style-name="Standard">46 - oms p die mercurii post Hyeneis festum Sancti Martini xiiia die mensis novembris</text:p>
      <text:p text:style-name="Standard">47 - P. decano</text:p>
      <text:p text:style-name="Standard">48 - remictutur graciose</text:p>
      <text:p text:style-name="Standard">49 - G. Archidiacono ecclesie</text:p>
      <text:p text:style-name="Standard">50 - P. Archidiacono Brie infirmo</text:p>
      <text:p text:style-name="Standard">51 - Sy. succentore</text:p>
      <text:p text:style-name="Standard">52 - domino Comiti de Longavilla ad ejus requestam omnis</text:p>
      <text:p text:style-name="Standard"><text:soft-page-break/>53 - J. de Gaignicurte infirmo</text:p>
      <text:p text:style-name="Standard">54 - arreragia et expensis per eum debitr clericis matutineam ecclesie</text:p>
      <text:p text:style-name="Standard">55 - J. de Pompadorio</text:p>
      <text:p text:style-name="Standard">56 - Par.ies racione decem far Par. quos dicti clerici percipiunt quolibet</text:p>
      <text:p text:style-name="Standard">57 - J. de Karolay</text:p>
      <text:p text:style-name="Standard">58 - anno in et super quandam domo sita parisiensis ad banram du Boc</text:p>
      <text:p text:style-name="Standard">59 - R. de Putheolis</text:p>
      <text:p text:style-name="Standard">60 - in quibus arreragisi et copensis dictus comes fuerat condempnatus</text:p>
      <text:p text:style-name="Standard">61 - P. Prepositi</text:p>
      <text:p text:style-name="Standard">62 - T. Hocie</text:p>
      <text:p text:style-name="Standard">63 - videlicet pro xxxv franc auri quos si soluturum obtulit et</text:p>
      <text:p text:style-name="Standard">64 - T. de Sancto Petro</text:p>
      <text:p text:style-name="Standard">65 - promisit in puit promcct$ per nuncium suum la modo montlaa</text:p>
      <text:p text:style-name="Standard">66 - L. de Mongeria</text:p>
      <text:p text:style-name="Standard">67 - non defficere in soluter redditus predicti</text:p>
      <text:p text:style-name="Standard">68 - G. Fedelli</text:p>
      <text:p text:style-name="Standard">69 - domino J. moqiti</text:p>
      <text:p text:style-name="Standard">70 - L. de Maignaco</text:p>
      <text:p text:style-name="Standard">71 - fuit inhibitum ne de cetero habeat socient iiC conversacies in loco suspeicacio</text:p>
      <text:p text:style-name="Standard">72 - N. Chaudart infirmo</text:p>
      <text:p text:style-name="Standard">73 - Ph. de Salione</text:p>
      <text:p text:style-name="Standard">74 - cum J. Candelaria de cujus concubnum est diffamatus sub pont privation</text:p>
      <text:p text:style-name="Standard">75 - R. de Lorriaco</text:p>
      <text:p text:style-name="Standard">76 - Beneficii sui et fuit decertum quod absolvantr a suam quam proncurut</text:p>
      <text:p text:style-name="Standard">77 - P. Forteti</text:p>
      <text:p text:style-name="Standard">78 - quia non solvit quandam emendem per eum gagiatam hoc meditem pro de distribu</text:p>
      <text:p text:style-name="Standard">79 - N. de Ordeomonte</text:p>
      <text:p text:style-name="Standard">80 - cardiale</text:p>
      <text:p text:style-name="Standard">81 - A Regine</text:p>
      <text:p text:style-name="Standard">82 - per eum lucrantem solvat pro dicta ome dicti xii s.</text:p>
      <text:p text:style-name="Standard">83 - ins P. Burgodi cui Sancti J. irpsto di</text:p>
      <text:p text:style-name="Standard">84 - J. Voignon pro presente qut apud spede</text:p>
      <text:p text:style-name="Standard">85 - Emendm deffuncti per eum commissius in servico divino et specialiter in sancnorm J. predite</text:p>
      <text:p text:style-name="Standard">86 - Pro de Castro pro present</text:p>
      <text:p text:style-name="Standard">87 - et quia ivit extra villam sancti licenciatu capituli et promisit se emendem et hoc medi fue</text:p>
      <text:p text:style-name="Standard">88 - sui distribne de satrestais non tamen sui grossi fructus usi de ipsis debet fie</text:p>
      <text:p text:style-name="Standard"><text:soft-page-break/>89 - uicum quod non fecit</text:p>
      <text:p text:style-name="Standard">=FRAN_0393_10765_L.jpg=</text:p>
      <text:p text:style-name="Standard">1 - x</text:p>
      <text:p text:style-name="Standard">2 - November conad se</text:p>
      <text:p text:style-name="Standard">3 - Anno predicto / die jovis post festum beati Martini Hyem xiiiia novembris presentibus dominis capiteri</text:p>
      <text:p text:style-name="Standard">4 - P. decano</text:p>
      <text:p text:style-name="Standard">5 - Deliberatus et expedit</text:p>
      <text:p text:style-name="Standard">6 - G. archidiacono ecclesie</text:p>
      <text:p text:style-name="Standard">7 - fuit Theveninus taberuarii clericus prisionariis capituli pro verbatur seu lesioni per eum</text:p>
      <text:p text:style-name="Standard">8 - P. Archidiacono Brie</text:p>
      <text:p text:style-name="Standard">9 - dactu Philipoto Mortier Layco discipulo Jaqueti le lon carpencri et at circa annorum</text:p>
      <text:p text:style-name="Standard">10 - Sy. succentore</text:p>
      <text:p text:style-name="Standard">11 - xiiii / de consensu et in presentes lesi et magistri sui predictorum reportato prius periculo</text:p>
      <text:p text:style-name="Standard">12 - J. de Pompadorio</text:p>
      <text:p text:style-name="Standard">13 - dicte lesionis in fiocem facte / hoc mediti quod dictus clericus satisfaciet medico etc.</text:p>
      <text:p text:style-name="Standard">14 - J. de Karolay</text:p>
      <text:p text:style-name="Standard">15 - et solvet leso xii so. pro dampnis suis seu magistri sui predicti et quod cmenda</text:p>
      <text:p text:style-name="Standard">16 - N. Chaudart</text:p>
      <text:p text:style-name="Standard">17 - dictam lesionem factam juxta magnum porcale ecclesie Paris.iensis in jjidiciones dicte ecclesie Parisiens</text:p>
      <text:p text:style-name="Standard">18 - P. Forteti</text:p>
      <text:p text:style-name="Standard">19 - Et quod dominus Guillelmus de Quercu capellani in ecclesia Par.nsi et custos chauri dicte ecclesie</text:p>
      <text:p text:style-name="Standard">20 - L. de Mongeria</text:p>
      <text:p text:style-name="Standard">21 - promisit solvere emendi xii so. predictaus / secundum quod dicta emenda fuerit racionabiliter taxact</text:p>
      <text:p text:style-name="Standard">22 - R. de Lorriaco</text:p>
      <text:p text:style-name="Standard">23 - P. Prepositi</text:p>
      <text:p text:style-name="Standard">24 - Ordinatum</text:p>
      <text:p text:style-name="Standard">25 - R. de Putheolis</text:p>
      <text:p text:style-name="Standard">26 - deliberatum est quod fiat unus solicitator et procurator in curia nomana de Nous</text:p>
      <text:p text:style-name="Standard">27 - T. de Sancto Petro</text:p>
      <text:p text:style-name="Standard">28 - non revocando adhuc aliquem qui recuperavit processus et negocia capituli am magistr Symo</text:p>
      <text:p text:style-name="Standard">29 - N. de Ordeomonte</text:p>
      <text:p text:style-name="Standard">30 - no de Burich nunc procuratore cusa non sic ipse Symo utilis ecclesie / Et quod scribatur eidem</text:p>
      <text:p text:style-name="Standard">31 - Ph. de Salione</text:p>
      <text:p text:style-name="Standard">32 - Magistr Symoni qummodo dictus solicitator solicitabit eum in neg ecclesie et occupabit causas</text:p>
      <text:p text:style-name="Standard"><text:soft-page-break/>33 - G. Fedelli</text:p>
      <text:p text:style-name="Standard">34 - in quibus non poterit vacare / Et eciam scribatur dicto solicitats quod diligeretur se habeat in</text:p>
      <text:p text:style-name="Standard">35 - T. Hocie</text:p>
      <text:p text:style-name="Standard">36 - dictis causis et in recupperatr processuum et neg predictas per bonum et honestum modum</text:p>
      <text:p text:style-name="Standard">37 - J. Voignon</text:p>
      <text:p text:style-name="Standard">38 - fingendo quod velit videre mrita processuum et neg hujusmodi quiquidem solicitis habebit prnunc</text:p>
      <text:p text:style-name="Standard">39 - J. Regis</text:p>
      <text:p text:style-name="Standard">40 - provisis esende dumtaxat et nominabit dictus solicitat et procuratur per dominum decanum.</text:p>
      <text:p text:style-name="Standard">41 - J. de Soco pro presente</text:p>
      <text:p text:style-name="Standard">42 - P. de Castro</text:p>
      <text:p text:style-name="Standard">43 - J. de Guignicurte infirmo</text:p>
      <text:p text:style-name="Standard">44 - tardus R. de Dangello</text:p>
      <text:p text:style-name="Standard">45 - P. de Castro pro presente</text:p>
      <text:p text:style-name="Standard">46 - dominis capitulanis ciocasia</text:p>
      <text:p text:style-name="Standard">47 - Imns prdominis de veneris post festum Hyemei beati Martini xva novembris</text:p>
      <text:p text:style-name="Standard">48 - dominus Stephanus Johannis</text:p>
      <text:p text:style-name="Standard">49 - P. decano</text:p>
      <text:p text:style-name="Standard">50 - G. Archidiacono ecclesie</text:p>
      <text:p text:style-name="Standard">51 - Officiarius anniversarioum ecclesie est confirmatus et denuo institutus in officiaris</text:p>
      <text:p text:style-name="Standard">52 - P. Archidiacono Brie infirmo</text:p>
      <text:p text:style-name="Standard">53 - predicto ipso presentbes et acceptantes sub spe gracie capituli etc.</text:p>
      <text:p text:style-name="Standard">54 - Sy. succentore</text:p>
      <text:p text:style-name="Standard">55 - Magister Johanns le Quien</text:p>
      <text:p text:style-name="Standard">56 - J. de Pompadorio</text:p>
      <text:p text:style-name="Standard">57 - J. de Karolay</text:p>
      <text:p text:style-name="Standard">58 - filius deffuncti Johannis Le Quien est assumptus et retentus de consilio ecclesie</text:p>
      <text:p text:style-name="Standard">59 - N. Chaudart</text:p>
      <text:p text:style-name="Standard">60 - ad pensis C solids per annum sibi solvends durante beneplacito capituli per offici</text:p>
      <text:p text:style-name="Standard">61 - P. Forteti</text:p>
      <text:p text:style-name="Standard">62 - Anniversarirum dicte ecclesie prout erat dictus pater suus dum vivebat</text:p>
      <text:p text:style-name="Standard">63 - R. de Lorriaco</text:p>
      <text:p text:style-name="Standard">64 - nominati et Electi</text:p>
      <text:p text:style-name="Standard">65 - P. Prepositi</text:p>
      <text:p text:style-name="Standard">66 - sunt taxatur anniversariorum ecclesie magistri Re Pompadori et Ph. de</text:p>
      <text:p text:style-name="Standard">67 - R. de Putheolis</text:p>
      <text:p text:style-name="Standard">68 - T. de Sancto Petro</text:p>
      <text:p text:style-name="Standard"><text:soft-page-break/>69 - Salini canonici parisiensis pro septemris sequente</text:p>
      <text:p text:style-name="Standard">70 - J. de Guignicuete infirmo</text:p>
      <text:p text:style-name="Standard">71 - Solvit</text:p>
      <text:p text:style-name="Standard">72 - N. de Ordeomonte</text:p>
      <text:p text:style-name="Standard">73 - Ph. de Salione</text:p>
      <text:p text:style-name="Standard">74 - agister Guillelmus de Alneolo canonicus Pariensi quindent fuerint pro pane</text:p>
      <text:p text:style-name="Standard">75 - G. Fedelli</text:p>
      <text:p text:style-name="Standard">76 - L. de Maignaco pro presente</text:p>
      <text:p text:style-name="Standard">77 - Ccapititli</text:p>
      <text:p text:style-name="Standard">78 - respondit</text:p>
      <text:p text:style-name="Standard">79 - J. de Soco pro presente</text:p>
      <text:p text:style-name="Standard">80 - L. de Mongeria</text:p>
      <text:p text:style-name="Standard">81 - tardne</text:p>
      <text:p text:style-name="Standard">82 - Dominus Guillelmus Ancliei pie de reparatensis ad quas potest teneris magister</text:p>
      <text:p text:style-name="Standard">83 - T. Hocie</text:p>
      <text:p text:style-name="Standard">84 - Odardus de Molinis eni tradi fuit codula fructuum debitorum</text:p>
      <text:p text:style-name="Standard">85 - J. Voignon</text:p>
      <text:p text:style-name="Standard">86 - ardi</text:p>
      <text:p text:style-name="Standard">87 - R. de Dangello</text:p>
      <text:p text:style-name="Standard">88 - de Anno nonagsio primo itere dicte sue prebede</text:p>
      <text:p text:style-name="Standard">89 - J. de Castro pro presenti</text:p>
      <text:p text:style-name="Standard">=FRAN_0393_10766_L.jpg=</text:p>
      <text:p text:style-name="Standard">1 - Anno predicto die littre prat hyeraeum festum Sancti Martini xviiia novedi presendum capitais</text:p>
      <text:p text:style-name="Standard">2 - P. decano</text:p>
      <text:p text:style-name="Standard">3 - G. archidiacono ecclesie</text:p>
      <text:p text:style-name="Standard">4 - P. Archidiacono Brie infirmo</text:p>
      <text:p text:style-name="Standard">5 - Dlacet</text:p>
      <text:p text:style-name="Standard">6 - Sy. succentore</text:p>
      <text:p text:style-name="Standard">7 - J. de Karolay</text:p>
      <text:p text:style-name="Standard">8 - Capitulo quod officiarius anniversarium tradat ceras terras que</text:p>
      <text:p text:style-name="Standard">9 - J. de Soco</text:p>
      <text:p text:style-name="Standard">10 - officii sui territorii Castaneti / que sunt in fuchia</text:p>
      <text:p text:style-name="Standard">11 - R. de Lorriaco</text:p>
      <text:p text:style-name="Standard">12 - per meliori precio quod peterit imperpetuum / ut fiant ibidem</text:p>
      <text:p text:style-name="Standard">13 - P. Forteti</text:p>
      <text:p text:style-name="Standard">14 - Vivee</text:p>
      <text:p text:style-name="Standard"><text:soft-page-break/>15 - L. de Mongeria</text:p>
      <text:p text:style-name="Standard">16 - P. Prepositi</text:p>
      <text:p text:style-name="Standard">17 - J. de Sanctis</text:p>
      <text:p text:style-name="Standard">18 - G. Fedelli</text:p>
      <text:p text:style-name="Standard">19 - T. de Sancto Petro</text:p>
      <text:p text:style-name="Standard">20 - J. Voignon</text:p>
      <text:p text:style-name="Standard">21 - Ph. de Salione</text:p>
      <text:p text:style-name="Standard">22 - N. Chaudart infirmo</text:p>
      <text:p text:style-name="Standard">23 - J. de Guignicurte infirmo</text:p>
      <text:p text:style-name="Standard">24 - L. de Maignaco pro presente</text:p>
      <text:p text:style-name="Standard">25 - N. de Ordeimonte pro presente</text:p>
      <text:p text:style-name="Standard">26 - G. de Aleolo</text:p>
      <text:p text:style-name="Standard">27 - P. de Costro pro presentis</text:p>
      <text:p text:style-name="Standard">28 - Anno predicto die mercurii post octabis festi beati Martini Habiem xx die novembris</text:p>
      <text:p text:style-name="Standard">29 - P. decano</text:p>
      <text:p text:style-name="Standard">30 - G. archidiacono ecclesie</text:p>
      <text:p text:style-name="Standard">31 - deputati</text:p>
      <text:p text:style-name="Standard">32 - P. archidiacono Brie infirmo</text:p>
      <text:p text:style-name="Standard">33 - sunt ad visitais ecclesiam et personta Sancti Medenci domini P. decanus G. Archicons</text:p>
      <text:p text:style-name="Standard">34 - Sy. succentore</text:p>
      <text:p text:style-name="Standard">35 - J. de Guignicurte infirmo ecclesie P. Forteti L. de Mongeria R. de Lorriaco et G. de CAlneolo et tunc</text:p>
      <text:p text:style-name="Standard">36 - presenties intererunt cum aliis di. M. servienti capicerius et G. de Marchia procuratr</text:p>
      <text:p text:style-name="Standard">37 - J. de Pompadorio</text:p>
      <text:p text:style-name="Standard">38 - alterius capicerii dicti loci ut intercetra audiatur controversia que est inter</text:p>
      <text:p text:style-name="Standard">39 - J. de Soco</text:p>
      <text:p text:style-name="Standard">40 - ipsos et matriculis laice dicte ecclesie</text:p>
      <text:p text:style-name="Standard">41 - N. Chaudart</text:p>
      <text:p text:style-name="Standard">42 - P. Forteti</text:p>
      <text:p text:style-name="Standard">43 - fiant</text:p>
      <text:p text:style-name="Standard">44 - L. de Mongeria</text:p>
      <text:p text:style-name="Standard">45 - Lictere traditum certarum terrarum in frichia et in futorio de Fontanetio et de Balveolis</text:p>
      <text:p text:style-name="Standard">46 - R. de Lorriaco</text:p>
      <text:p text:style-name="Standard">47 - existentium spectaum ad officialis horarum prout eas tradidit officialis dictarum horarum</text:p>
      <text:p text:style-name="Standard">48 - P. Prepositi</text:p>
      <text:p text:style-name="Standard">49 - Fiat</text:p>
      <text:p text:style-name="Standard"><text:soft-page-break/>50 - N. de Ordeimonte</text:p>
      <text:p text:style-name="Standard">51 - nstra commissaius et procuratore periimneto clerico domini cantoris deputaotis et commissais ad re</text:p>
      <text:p text:style-name="Standard">52 - Ph. de Salione</text:p>
      <text:p text:style-name="Standard">53 - T. Hocie</text:p>
      <text:p text:style-name="Standard">54 - cipiendum arreragiim officiorum ecclesie Parisiensis</text:p>
      <text:p text:style-name="Standard">55 - J. Voignon</text:p>
      <text:p text:style-name="Standard">56 - pmendi</text:p>
      <text:p text:style-name="Standard">57 - G. de Alneolo</text:p>
      <text:p text:style-name="Standard">58 - Johannis Salione prisionarius elargitus si et in quantum per inforcionem factam</text:p>
      <text:p text:style-name="Standard">59 - G. Fedelli sz</text:p>
      <text:p text:style-name="Standard">60 - per promotorem capituli repietur cupabilio Vulneracion Johannis Charon</text:p>
      <text:p text:style-name="Standard">61 - J. de Karolay</text:p>
      <text:p text:style-name="Standard">62 - L. de Maignaco</text:p>
      <text:p text:style-name="Standard">63 - boulengarii quiquidm Johannis dicit quod nichil petebat nec volebat peterea</text:p>
      <text:p text:style-name="Standard">64 - T. Hocie</text:p>
      <text:p text:style-name="Standard">65 - dicto prisonariis / ad octo dies videdum taxari dictam emendi si tapareda fuit</text:p>
      <text:p text:style-name="Standard">66 - R. de Putheolis</text:p>
      <text:p text:style-name="Standard">67 - P. de Custro pro but</text:p>
      <text:p text:style-name="Standard">68 - et interim videbitur dicta inforicio</text:p>
      <text:p text:style-name="Standard">=FRAN_0393_10767_L.jpg=</text:p>
      <text:p text:style-name="Standard">1 - xxv</text:p>
      <text:p text:style-name="Standard">2 - November nonagesim sacto</text:p>
      <text:p text:style-name="Standard">3 - Anno pre dicto die veneris ant festum beati Clemeret Martiris xxiia novembi pesntu dominis capitceris</text:p>
      <text:p text:style-name="Standard">4 - P. decano</text:p>
      <text:p text:style-name="Standard">5 - G. Archidiacono ecclesie</text:p>
      <text:p text:style-name="Standard">6 - Committitur</text:p>
      <text:p text:style-name="Standard">7 - Sy. succentore</text:p>
      <text:p text:style-name="Standard">8 - P. Archidiacono Brie infimo</text:p>
      <text:p text:style-name="Standard">9 - J. de Pompadorio</text:p>
      <text:p text:style-name="Standard">10 - B. de Lorriaco N. de Ordeomonte Phi. de Salione / examinacio compotorum</text:p>
      <text:p text:style-name="Standard">11 - J. de Karolay</text:p>
      <text:p text:style-name="Standard">12 - domini Stephani Johannis nunc officiarii anniversarirum ut sciatur / ad quid tenetur</text:p>
      <text:p text:style-name="Standard">13 - A. Chaudart</text:p>
      <text:p text:style-name="Standard">14 - ecclesie</text:p>
      <text:p text:style-name="Standard"><text:soft-page-break/>15 - J. de Soco</text:p>
      <text:p text:style-name="Standard">16 - L. de Mongeria</text:p>
      <text:p text:style-name="Standard">17 - R. de Lorriaco</text:p>
      <text:p text:style-name="Standard">18 - fu</text:p>
      <text:p text:style-name="Standard">19 - P. Prepositi</text:p>
      <text:p text:style-name="Standard">20 - T. Hocie</text:p>
      <text:p text:style-name="Standard">21 - Conclusio compotrs magistri Johannis Fabri olim officiarii dictorum universuri</text:p>
      <text:p text:style-name="Standard">22 - G. de Alneolo</text:p>
      <text:p text:style-name="Standard">23 - per ad hoc deputatis et respondeatur et super expensis per eum petitis</text:p>
      <text:p text:style-name="Standard">24 - N. de Ordeomonte</text:p>
      <text:p text:style-name="Standard">25 - secundum deliberacionem capituli</text:p>
      <text:p text:style-name="Standard">26 - G. Fedelli</text:p>
      <text:p text:style-name="Standard">27 - J. Voignon</text:p>
      <text:p text:style-name="Standard">28 - L. de Maignaco</text:p>
      <text:p text:style-name="Standard">29 - J. de Guignicurte infirmo</text:p>
      <text:p text:style-name="Standard">30 - P. Forteti</text:p>
      <text:p text:style-name="Standard">31 - Thocie</text:p>
      <text:p text:style-name="Standard">32 - A. Migneti</text:p>
      <text:p text:style-name="Standard">33 - hins ad missam</text:p>
      <text:p text:style-name="Standard">34 - Jo. de Castro pro presente</text:p>
      <text:p text:style-name="Standard">35 - Anno predto die mercurii post festum Beat Kathine Virgis xxvii novembiris presentibus dominis capiulantibus</text:p>
      <text:p text:style-name="Standard">36 - P. decano</text:p>
      <text:p text:style-name="Standard">37 - l</text:p>
      <text:p text:style-name="Standard">38 - perecepti</text:p>
      <text:p text:style-name="Standard">39 - G. Archidiacono ecclesie onete</text:p>
      <text:p text:style-name="Standard">40 - P. archidiacono Brio infirmo fuit magistris J. de Soco et R. de Putheolis canonicus parisiensis audite compotes domini</text:p>
      <text:p text:style-name="Standard">41 - Stephani Johannis nunc officialius anniversarioum ecclesie parisiensis / quod faciant conclusum dictorum</text:p>
      <text:p text:style-name="Standard">42 - Sy. succentore</text:p>
      <text:p text:style-name="Standard">43 - compotorum huic ad diem luere proximam / ut tunc / eam capitulo referant</text:p>
      <text:p text:style-name="Standard">44 - J. de Pompadorio</text:p>
      <text:p text:style-name="Standard">45 - N. Chaudart</text:p>
      <text:p text:style-name="Standard">46 - uit</text:p>
      <text:p text:style-name="Standard">47 - J. de Karolay</text:p>
      <text:p text:style-name="Standard">48 - deliberatum quod Grana de Moriaco ad cameram pertinenciis huc adducantur</text:p>
      <text:p text:style-name="Standard"><text:soft-page-break/>49 - J. de Soco</text:p>
      <text:p text:style-name="Standard">50 - expensis camere pro minori precio quo fieri poterit presentius camerario clerico.</text:p>
      <text:p text:style-name="Standard">51 - R. de Lorriaco</text:p>
      <text:p text:style-name="Standard">52 - P. Roberti</text:p>
      <text:p text:style-name="Standard">53 - L. de Mongeria</text:p>
      <text:p text:style-name="Standard">54 - P. Forteti</text:p>
      <text:p text:style-name="Standard">55 - P. Robert prepositi</text:p>
      <text:p text:style-name="Standard">56 - N. de Ordeomonte</text:p>
      <text:p text:style-name="Standard">57 - J. Voignon</text:p>
      <text:p text:style-name="Standard">58 - L. de Maignaco</text:p>
      <text:p text:style-name="Standard">59 - J. de Guignicurte infirmo</text:p>
      <text:p text:style-name="Standard">60 - R. de Putheolis</text:p>
      <text:p text:style-name="Standard">61 - G. Fedelli</text:p>
      <text:p text:style-name="Standard">62 - G. de Alneolo</text:p>
      <text:p text:style-name="Standard">63 - Lue</text:p>
      <text:p text:style-name="Standard">64 - R. de Dans</text:p>
      <text:p text:style-name="Standard">=FRAN_0393_10768_L.jpg=</text:p>
      <text:p text:style-name="Standard">1 - Anno predicto die veneris post festum beate Kachine Virginis penultunta mensis novembris</text:p>
      <text:p text:style-name="Standard">2 - P. decano</text:p>
      <text:p text:style-name="Standard">3 - Aecepti</text:p>
      <text:p text:style-name="Standard">4 - G. archidiacono ecclesie.</text:p>
      <text:p text:style-name="Standard">5 - fuit dominus Stephanus Parentis in vicarium ecclesie Sancti Segulcri</text:p>
      <text:p text:style-name="Standard">6 - P. Archidiacono Brie infirmo</text:p>
      <text:p text:style-name="Standard">7 - Sy. succentore</text:p>
      <text:p text:style-name="Standard">8 - Parisiens pro magistro Roberto de Hamello canonico dicti loci ad presentie</text:p>
      <text:p text:style-name="Standard">9 - J. de Pompadorio</text:p>
      <text:p text:style-name="Standard">10 - provisorum dicti loci / qui juravit in forma et fuit installatus</text:p>
      <text:p text:style-name="Standard">11 - J. de Karolay</text:p>
      <text:p text:style-name="Standard">12 - L. de Mongeria</text:p>
      <text:p text:style-name="Standard">13 - de maii capituli in ecclesiis parisiensis et Sancti Sepulcri predicti</text:p>
      <text:p text:style-name="Standard">14 - P. Prepositi</text:p>
      <text:p text:style-name="Standard">15 - G. de Alneolo</text:p>
      <text:p text:style-name="Standard">16 - Ecia fuit receptus.</text:p>
      <text:p text:style-name="Standard">17 - R. de Putheolis</text:p>
      <text:p text:style-name="Standard">18 - R. de Lorriaco</text:p>
      <text:p text:style-name="Standard">19 - N. de Ordeimonte</text:p>
      <text:p text:style-name="Standard"><text:soft-page-break/>20 - Dominus Johannis Massueti in vicarium ecclesie Sancti Medenici Parisiensi</text:p>
      <text:p text:style-name="Standard">21 - L. de Maignaco</text:p>
      <text:p text:style-name="Standard">22 - pro magistro G. Brunelli canonico Sancti Mediri ad presentatur domini Michaclis</text:p>
      <text:p text:style-name="Standard">23 - J. Voignon</text:p>
      <text:p text:style-name="Standard">24 - Pichardi canonicu dicti loci procuratore dicti G. absent qui eciam juravit</text:p>
      <text:p text:style-name="Standard">25 - G. Fedelli</text:p>
      <text:p text:style-name="Standard">26 - R. de Dangello</text:p>
      <text:p text:style-name="Standard">27 - et fuit similiter installatus de Maninico capituli in Ecclesiis parisiensis</text:p>
      <text:p text:style-name="Standard">28 - J. de Guignicurte infirmo</text:p>
      <text:p text:style-name="Standard">29 - et Sancti Medeire predict</text:p>
      <text:p text:style-name="Standard">30 - P. Forteti</text:p>
      <text:p text:style-name="Standard">31 - N. Chaudart infirmo</text:p>
      <text:p text:style-name="Standard">32 - Exposita vendicioni</text:p>
      <text:p text:style-name="Standard">33 - Ph. de Salione ad missa</text:p>
      <text:p text:style-name="Standard">34 - P. de Casto pro presente</text:p>
      <text:p text:style-name="Standard">35 - Domo claustrali que fuit deffuncti magistri Guillelmi</text:p>
      <text:p text:style-name="Standard">36 - de Sarnavilla / stabilitrque xv. diebus pro licitatis</text:p>
      <text:p text:style-name="Standard">37 - magister G. de Alneolo tradidum michi notario capituli</text:p>
      <text:p text:style-name="Standard">38 - denarius Dei de lx. librum Par. onerans se cum hoc de repparacion</text:p>
      <text:p text:style-name="Standard">39 - R</text:p>
      <text:p text:style-name="Standard">40 - ibidem faciendum juxta moram / et consuetudinem ecclesie nostre</text:p>
      <text:p text:style-name="Standard">41 - Culinber</text:p>
      <text:p text:style-name="Standard">42 - ad dictum ac rapportum juratorum nostorum</text:p>
      <text:p text:style-name="Standard">43 - Anno predicto / die littere iia decembris in revestianio ecclesie Parisiensis presentibus dominis capitenies</text:p>
      <text:p text:style-name="Standard">44 - P. decano</text:p>
      <text:p text:style-name="Standard">45 - domino de La Tremoille et de Confluendi</text:p>
      <text:p text:style-name="Standard">46 - G. archidiacono ecclesie</text:p>
      <text:p text:style-name="Standard">47 - Ostendentur lictere capituli faciende mencionem de xv lb. redditus super portu</text:p>
      <text:p text:style-name="Standard">48 - P. Archidiacono Brie infirmo</text:p>
      <text:p text:style-name="Standard">49 - ipsius loci de confluencio percipiendis ut inducatur dictus dominus ad</text:p>
      <text:p text:style-name="Standard">50 - Sy. succentore pro presente</text:p>
      <text:p text:style-name="Standard">51 - solvendi dictuis quindem $lb$ quas usque modo solvere recusavit et reci</text:p>
      <text:p text:style-name="Standard">52 - J. de Pompadorio</text:p>
      <text:p text:style-name="Standard">53 - P. Roberti</text:p>
      <text:p text:style-name="Standard">54 - R. de Lorriaco</text:p>
      <text:p text:style-name="Standard"><text:soft-page-break/>55 - J. Hue</text:p>
      <text:p text:style-name="Standard">56 - Ph. de Salione</text:p>
      <text:p text:style-name="Standard">57 - G. fedi</text:p>
      <text:p text:style-name="Standard">58 - P. Prepositi</text:p>
      <text:p text:style-name="Standard">59 - P. Forreti</text:p>
      <text:p text:style-name="Standard">60 - J. de Soco</text:p>
      <text:p text:style-name="Standard">61 - R. de Puthais</text:p>
      <text:p text:style-name="Standard">62 - N. de Ordeimonte pro presente</text:p>
      <text:p text:style-name="Standard">63 - G. de Alneolo pro preste</text:p>
      <text:p text:style-name="Standard">64 - J. de Guignao infirmo</text:p>
      <text:p text:style-name="Standard">65 - L. de Maignaco pro presente</text:p>
      <text:p text:style-name="Standard">66 - La</text:p>
      <text:p text:style-name="Standard">=FRAN_0393_10769_L.jpg=</text:p>
      <text:p text:style-name="Standard">1 - 28</text:p>
      <text:p text:style-name="Standard">2 - xxvii</text:p>
      <text:p text:style-name="Standard">3 - Deccember nonagesimo secundo</text:p>
      <text:p text:style-name="Standard">4 - Anno predicto die mercuri ante festum beati Nicolay ii mensis dcembris presenti du apituibus</text:p>
      <text:p text:style-name="Standard">5 - G. archidiacono ecclesie</text:p>
      <text:p text:style-name="Standard">6 - P. archidiacono Brie infirmo</text:p>
      <text:p text:style-name="Standard">7 - Sy. succentor infirmo</text:p>
      <text:p text:style-name="Standard">8 - J. de Pompadorio</text:p>
      <text:p text:style-name="Standard">9 - J. de Karolay</text:p>
      <text:p text:style-name="Standard">10 - P. Forteti$</text:p>
      <text:p text:style-name="Standard">11 - L. de Mongeria</text:p>
      <text:p text:style-name="Standard">12 - P. prepositi</text:p>
      <text:p text:style-name="Standard">13 - R. de Putheolis</text:p>
      <text:p text:style-name="Standard">14 - G. de Alneolo</text:p>
      <text:p text:style-name="Standard">15 - N. de Ordeomonte</text:p>
      <text:p text:style-name="Standard">16 - L. de Maignaco</text:p>
      <text:p text:style-name="Standard">17 - G. Fedelli</text:p>
      <text:p text:style-name="Standard">18 - Ph. de Salione</text:p>
      <text:p text:style-name="Standard">19 - J. Hue</text:p>
      <text:p text:style-name="Standard">20 - J. Voignon</text:p>
      <text:p text:style-name="Standard">21 - J. Regis</text:p>
      <text:p text:style-name="Standard">22 - J. de Guignicurte infirmo</text:p>
      <text:p text:style-name="Standard">23 - N. Chaudart infirmo</text:p>
      <text:p text:style-name="Standard"><text:soft-page-break/>24 - J. de Soco pro presente</text:p>
      <text:p text:style-name="Standard">25 - J. de Sanctis</text:p>
      <text:p text:style-name="Standard">26 - Jo. de Caster pro presenti</text:p>
      <text:p text:style-name="Standard">27 - Anno predicto / die mercurii post festum concepties beat Mgistro Vigi prentibus dominis capitiris</text:p>
      <text:p text:style-name="Standard">28 - P. decano</text:p>
      <text:p text:style-name="Standard">29 - Dom de Corberosa</text:p>
      <text:p text:style-name="Standard">30 - H. cantore</text:p>
      <text:p text:style-name="Standard">31 - G. Archidiacono ecclesie</text:p>
      <text:p text:style-name="Standard">32 - Que vocatur la sale discoporiat propter ipsius ruivnam</text:p>
      <text:p text:style-name="Standard">33 - P. Archidiacono Brie infirmo</text:p>
      <text:p text:style-name="Standard">34 - Dy. succentor ad missam</text:p>
      <text:p text:style-name="Standard">35 - xom</text:p>
      <text:p text:style-name="Standard">36 - J. de Pompedorio</text:p>
      <text:p text:style-name="Standard">37 - J. de Karolay</text:p>
      <text:p text:style-name="Standard">38 - Capiceri et canonicorum Sancti Stephani de Gressibus parisiensis sita in claustro sencti</text:p>
      <text:p text:style-name="Standard">39 - P. Roberti</text:p>
      <text:p text:style-name="Standard">40 - benedicti parisiensis prope portam infiorem dicti claustri quia patitur magna</text:p>
      <text:p text:style-name="Standard">41 - R. de Lorriaco</text:p>
      <text:p text:style-name="Standard">42 - N. Chaudart</text:p>
      <text:p text:style-name="Standard">43 - rivina tradatur per procuratorem dictorum de Sancto Stephano prout melius et</text:p>
      <text:p text:style-name="Standard">44 - J. de Soco</text:p>
      <text:p text:style-name="Standard">45 - utilius poterit tradi pro dicta ecclesia</text:p>
      <text:p text:style-name="Standard">46 - P. Forteti</text:p>
      <text:p text:style-name="Standard">47 - L. de Mongeria</text:p>
      <text:p text:style-name="Standard">48 - vendatur Cera</text:p>
      <text:p text:style-name="Standard">49 - P. Prepositi</text:p>
      <text:p text:style-name="Standard">50 - R. de Putheol</text:p>
      <text:p text:style-name="Standard">51 - Que novit venit de Liricantu / ad racionem de xvi f. pro quolibet C.</text:p>
      <text:p text:style-name="Standard">52 - G. de Alneolo</text:p>
      <text:p text:style-name="Standard">53 - qui non poterit plus inde habere</text:p>
      <text:p text:style-name="Standard">54 - P. de Castro</text:p>
      <text:p text:style-name="Standard">55 - Videatur</text:p>
      <text:p text:style-name="Standard">56 - G. Fedelli</text:p>
      <text:p text:style-name="Standard">57 - J. Chanteprimo</text:p>
      <text:p text:style-name="Standard">58 - Si per magistri J. de Nulliaco canonicum et cnsiliarius ecclesie parisiensis et per unum alius</text:p>
      <text:p text:style-name="Standard">59 - J. Voignon</text:p>
      <text:p text:style-name="Standard"><text:soft-page-break/>60 - eligendum per thaurarium capelle regie et per magistrum Odardum de Mo</text:p>
      <text:p text:style-name="Standard">61 - Ph. Fedelli de Salion</text:p>
      <text:p text:style-name="Standard">62 - linis advocis regium canonicique ppe tanquam medium poterit poterit fier</text:p>
      <text:p text:style-name="Standard">63 - L. de Maigna</text:p>
      <text:p text:style-name="Standard">64 - aliqua bona concord inter capitulum et dictum thesis videlicet super jjidiciones quam quilibet</text:p>
      <text:p text:style-name="Standard">65 - T. Hocie</text:p>
      <text:p text:style-name="Standard">66 - asserit debere habere in subdati suos ubique fuerit delictum commissum etc. et speciali</text:p>
      <text:p text:style-name="Standard">67 - J. de Guignic infimto</text:p>
      <text:p text:style-name="Standard">68 - dictus thosurs in dominum R. Charronti canonicus Sancti Mederai et capellanam in predicta capella</text:p>
      <text:p text:style-name="Standard">69 - N. de Ordemonte camerario pro presente</text:p>
      <text:p text:style-name="Standard">70 - J. Hue</text:p>
      <text:p text:style-name="Standard">71 - licet commiserit delictum in dicta Ecalsia Sancti Mederi et juridictis capituli predicti</text:p>
      <text:p text:style-name="Standard">72 - An. Grangeri</text:p>
      <text:p text:style-name="Standard">=FRAN_0393_10770_L.jpg=</text:p>
      <text:p text:style-name="Standard">1 - Quo ad reparaciones domus caustralio que fuit deffuncti magistri Johanis Poterii quondam canonici Parisins</text:p>
      <text:p text:style-name="Standard">2 - petitas ab executoris dicti deffunctis / Deliberatum est quod familiares domine ducisse burgondie cujus dictus</text:p>
      <text:p text:style-name="Standard">3 - deffunctis erat familiaris / qui nuper venerunt ad dictum capitulum cum licteris dicte dicte domine ducisse / et</text:p>
      <text:p text:style-name="Standard">4 - domini ducio Burgondie super facto dictarum reparacionum / qui redierunt ad dictam dominam ducissam et promisserunt</text:p>
      <text:p text:style-name="Standard">5 - essehic infra octo dies / expectentur / per ipsos octo dies / et quod ubi noluerint facere debitu suum</text:p>
      <text:p text:style-name="Standard">6 - pro dictis executoris dicti deffuncti fiat impetracio contra ipsos executors ut fiant reparacionies hujusmodi</text:p>
      <text:p text:style-name="Standard">7 - Quo ad requestam domini Johannis Biennenu presbyteri clerici matitiaus ecclesie parisiensis petantis matitiaus suas in</text:p>
      <text:p text:style-name="Standard">8 - sui absencia cumpropter debilitatem suam non possit jie ad ipsius matititare / placet capitulo quod</text:p>
      <text:p text:style-name="Standard">9 - habeat eas dum modo non deambulet per ecclesiam ut consuevisse dicitur dum dicitur</text:p>
      <text:p text:style-name="Standard">10 - officium in choro sed sit in ipso choro cum aliis cum fuerit in dicta ecclesia</text:p>
      <text:p text:style-name="Standard">11 - Anno predicto die jovis xiia mensis decembris post festum concepcionim beate Marie Virginis in</text:p>
      <text:p text:style-name="Standard">12 - revestario ecclesie Parisiensi ubi erant congregati domini Po. decanus G. Archidiaconus ecclesie Sy.</text:p>
      <text:p text:style-name="Standard">13 - succentor et plures alii canonici dicte ecclesie ad instantiaum domini Laurencii de Mongeria canonici Parisiens</text:p>
      <text:p text:style-name="Standard">14 - p archidiaconus Par. supplicantbes fuit eidem archidiaconus graciose concessum quod officialis ipsius archidiaconis</text:p>
      <text:p text:style-name="Standard">15 - possit tenere et regem curiam suam in domo claustrali que alias fuit dicti archidiaconis et predicti</text:p>
      <text:p text:style-name="Standard"><text:soft-page-break/>16 - magistri Johannis Poteri de qua supra fit mencio et nuc est magistri Petri Roberti canonici</text:p>
      <text:p text:style-name="Standard">17 - parisiensi ubi intervenerit voluntis dicti P. Roberti usque ad Pascha proume</text:p>
      <text:p text:style-name="Standard">18 - Anno predicto / die veneris post conceptis viia detenbris prentbus dum capitulanibus</text:p>
      <text:p text:style-name="Standard">19 - P. decano</text:p>
      <text:p text:style-name="Standard">20 - H. cantore</text:p>
      <text:p text:style-name="Standard">21 - P. Archidiacono Brie infirmi</text:p>
      <text:p text:style-name="Standard">22 - Domus</text:p>
      <text:p text:style-name="Standard">23 - G. archidiacono ecclesie</text:p>
      <text:p text:style-name="Standard">24 - Sy. succentore ad missam</text:p>
      <text:p text:style-name="Standard">25 - Claustrabis que fuit magistri Guillelmuum de Sarnavilla olim</text:p>
      <text:p text:style-name="Standard">26 - R. de Lorriaco</text:p>
      <text:p text:style-name="Standard">27 - exposita venditui videlicet die veneris post festum Beate Katherne</text:p>
      <text:p text:style-name="Standard">28 - J. de Pompadorio</text:p>
      <text:p text:style-name="Standard">29 - virginis / infra tempous licitacionis fuit vendita et concessa</text:p>
      <text:p text:style-name="Standard">30 - J. de Karolay</text:p>
      <text:p text:style-name="Standard">31 - P. Forteti</text:p>
      <text:p text:style-name="Standard">32 - Magistro P. Beauble utusque juris professori canonico Sancti Mederi par</text:p>
      <text:p text:style-name="Standard">33 - L. de Mongeria</text:p>
      <text:p text:style-name="Standard">34 - Ac eciam justiciariis et de choro ecclesie parisiensis sub modis et condicidi</text:p>
      <text:p text:style-name="Standard">35 - cerc</text:p>
      <text:p text:style-name="Standard">36 - certo modo extra</text:p>
      <text:p text:style-name="Standard">37 - infrascriptis / Qua magister Guillelmus de Olveolo canonicum iips</text:p>
      <text:p text:style-name="Standard">38 - P. Prepositi</text:p>
      <text:p text:style-name="Standard">39 - qui tradita denarius Dei et emerat ipsam dom</text:p>
      <text:p text:style-name="Standard">40 - R. de Putheolis</text:p>
      <text:p text:style-name="Standard">41 - habebit / seud</text:p>
      <text:p text:style-name="Standard">42 - causis noluit eam habere / quequidem condicion susr iste videlicet d</text:p>
      <text:p text:style-name="Standard">43 - T. de Sancto Petro</text:p>
      <text:p text:style-name="Standard">44 - Magister Petrus in dicta domo nullam jurdicionum</text:p>
      <text:p text:style-name="Standard">45 - G. de Alneolo</text:p>
      <text:p text:style-name="Standard">46 - remanebitur dicta jurisdicio capitulo parisiensis nisi contingat ipsum ess</text:p>
      <text:p text:style-name="Standard">47 - N. de Ordeomonte</text:p>
      <text:p text:style-name="Standard">48 - canonicum Parisiensie prebendat / quu casu tenebit ipsam domum eo modo qu</text:p>
      <text:p text:style-name="Standard">49 - G. Fedelli</text:p>
      <text:p text:style-name="Standard">50 - ceteri canonici prebenda Par.ns habentes domum claustrale / tenent Item se</text:p>
      <text:p text:style-name="Standard">51 - Ph. de Salione</text:p>
      <text:p text:style-name="Standard"><text:soft-page-break/>52 - contingat eum promovni ad prelaturam ante quam habeat dictum prebendam Par.</text:p>
      <text:p text:style-name="Standard">53 - J. Voignon</text:p>
      <text:p text:style-name="Standard">54 - vel ingredi religionem / vel dictam domum alienare quod facere non</text:p>
      <text:p text:style-name="Standard">55 - L. de Maignaco</text:p>
      <text:p text:style-name="Standard">56 - poterit sne licencia capituli / medietis precii dicte domus cun vendet dividetur</text:p>
      <text:p text:style-name="Standard">57 - J. de Guignicurte / infirmo</text:p>
      <text:p text:style-name="Standard">58 - mediatim inter capitulum et ipsum dominos habentis domos claustra</text:p>
      <text:p text:style-name="Standard">59 - N. Chaudart infirmo</text:p>
      <text:p text:style-name="Standard">60 - et ipsum / vel si contingat eum decedere precium dicte domus convendes</text:p>
      <text:p text:style-name="Standard">61 - eneb</text:p>
      <text:p text:style-name="Standard">62 - J. de Soco</text:p>
      <text:p text:style-name="Standard">63 - comntetur in anniversaioum suum pro qua domo solvet lx l. par. in presen</text:p>
      <text:p text:style-name="Standard">64 - T. Hocie</text:p>
      <text:p text:style-name="Standard">65 - Matan Iemps de consecrante episcopis cotam precis</text:p>
      <text:p text:style-name="Standard">66 - s</text:p>
      <text:p text:style-name="Standard">67 - J. Chanteprime</text:p>
      <text:p text:style-name="Standard">68 - fai</text:p>
      <text:p text:style-name="Standard">69 - Fiat domino Laurencio de Mongeria dem vic l iiiii xii d.</text:p>
      <text:p text:style-name="Standard">70 - Pro. de Casterio pro present</text:p>
      <text:p text:style-name="Standard">71 - sibi traditer pro repparactones domus claustralis que fuit domini J. de Hamo alterims</text:p>
      <text:p text:style-name="Standard">72 - urati sacti</text:p>
      <text:p text:style-name="Standard">=FRAN_0393_10771_L.jpg=</text:p>
      <text:p text:style-name="Standard">1 - xxii</text:p>
      <text:p text:style-name="Standard">2 - December noagesimo sancto</text:p>
      <text:p text:style-name="Standard">3 - Anno predicto die lune post festum beat lucie ungis xvia decembris.</text:p>
      <text:p text:style-name="Standard">4 - P. decano</text:p>
      <text:p text:style-name="Standard">5 - H. Cantore</text:p>
      <text:p text:style-name="Standard">6 - Deliberatum est quod in celebracionibus missarum ad manis altare / et in</text:p>
      <text:p text:style-name="Standard">7 - G. archidiacono ecclesie</text:p>
      <text:p text:style-name="Standard">8 - omni officio divino canonici parisiensis preferantur vicariis / hoc dictis vicariis</text:p>
      <text:p text:style-name="Standard">9 - P. archidiacono Brie infirmo</text:p>
      <text:p text:style-name="Standard">10 - debite notificato/</text:p>
      <text:p text:style-name="Standard">11 - Sy. succentore</text:p>
      <text:p text:style-name="Standard">12 - J. de Pompedorio</text:p>
      <text:p text:style-name="Standard">13 - Et quod dicatur illis de Sancto Mederico quod continue vitant dominum Robertum</text:p>
      <text:p text:style-name="Standard">14 - N. Chaudart</text:p>
      <text:p text:style-name="Standard"><text:soft-page-break/>15 - Charoni canonici dicti loci exconucionis pro parte capituli doneniis constiterit eis quod fuerit</text:p>
      <text:p text:style-name="Standard">16 - J. de Soco</text:p>
      <text:p text:style-name="Standard">17 - L. de Mongeria</text:p>
      <text:p text:style-name="Standard">18 - per ipsum capitulum absolutus</text:p>
      <text:p text:style-name="Standard">19 - P. Prepositi</text:p>
      <text:p text:style-name="Standard">20 - R. de Putheolis</text:p>
      <text:p text:style-name="Standard">21 - T. de Sancto Petro</text:p>
      <text:p text:style-name="Standard">22 - J. de Karolay</text:p>
      <text:p text:style-name="Standard">23 - P. de Castro</text:p>
      <text:p text:style-name="Standard">24 - J. Voignon</text:p>
      <text:p text:style-name="Standard">25 - L. de Maignaco</text:p>
      <text:p text:style-name="Standard">26 - P. Forteti</text:p>
      <text:p text:style-name="Standard">27 - J. de Guignicurte infirmo</text:p>
      <text:p text:style-name="Standard">28 - N. de Ordeomonte camerario clerico pro presentis veit deide</text:p>
      <text:p text:style-name="Standard">29 - J. Hue</text:p>
      <text:p text:style-name="Standard">30 - Ph. de Salione</text:p>
      <text:p text:style-name="Standard">31 - G. Fedelli</text:p>
      <text:p text:style-name="Standard">32 - G. de Alneyo</text:p>
      <text:p text:style-name="Standard">33 - R. de Lorriaco</text:p>
      <text:p text:style-name="Standard">34 - J. Chaute prime</text:p>
      <text:p text:style-name="Standard">35 - Anno predicto / die mercuri protest festum beate Lucie vignns xviiia decembris penitbus domini capitibis</text:p>
      <text:p text:style-name="Standard">36 - P. decano</text:p>
      <text:p text:style-name="Standard">37 - Picariis</text:p>
      <text:p text:style-name="Standard">38 - H. cantore.</text:p>
      <text:p text:style-name="Standard">39 - Ecclesie parisiensis per capitulum fuit preceptum ut alias in persones dominorum Ja. Halle et Pr.</text:p>
      <text:p text:style-name="Standard">40 - G. Archidiacono ecclesie</text:p>
      <text:p text:style-name="Standard">41 - Valleti quod de cetero dicant et dicat eorum quilibet supra sepulcrum seu tumbam deffuncti</text:p>
      <text:p text:style-name="Standard">42 - P. Archidiacono Brie iufiimo</text:p>
      <text:p text:style-name="Standard">43 - Archidiaconuo Accrebatis canonici parisiensis in exitu chori / eundo de choro ad revestianum post</text:p>
      <text:p text:style-name="Standard">44 - Sy. succentore</text:p>
      <text:p text:style-name="Standard">45 - celebracioe magne misse de profundat cum oracione sub pen contemptus et inobediente</text:p>
      <text:p text:style-name="Standard">46 - J. de Pompadorio</text:p>
      <text:p text:style-name="Standard">47 - J. de Karolay</text:p>
      <text:p text:style-name="Standard">48 - et quod predicti domino vicarii hoc significetur aliis sociis suis nunc a capitulo absenties subsi</text:p>
      <text:p text:style-name="Standard">49 - N. Chaudart</text:p>
      <text:p text:style-name="Standard"><text:soft-page-break/>50 - mili pena</text:p>
      <text:p text:style-name="Standard">51 - Dominus episcopus Actrebatensis</text:p>
      <text:p text:style-name="Standard">52 - R. de Lorriaco</text:p>
      <text:p text:style-name="Standard">53 - P. Forreti</text:p>
      <text:p text:style-name="Standard">54 - Misit et fecit capitulo tradi medietatem brevarii per eum donaci ecclesie et dona</text:p>
      <text:p text:style-name="Standard">55 - L. de Mongeria</text:p>
      <text:p text:style-name="Standard">56 - int ac tradidit alias aliam medi in alio volumie die iia novembris proxime precentis ut</text:p>
      <text:p text:style-name="Standard">57 - P. Prepositi</text:p>
      <text:p text:style-name="Standard">58 - poneratur juxta chorum Parsii in uno pulpito ferres pro illis qui ibidem dicete voluerit officium</text:p>
      <text:p text:style-name="Standard">59 - R. de Putheolis</text:p>
      <text:p text:style-name="Standard">60 - divinum</text:p>
      <text:p text:style-name="Standard">61 - magistro puerorum chori</text:p>
      <text:p text:style-name="Standard">62 - G. de Alneolo</text:p>
      <text:p text:style-name="Standard">63 - N. de Ordeomonte</text:p>
      <text:p text:style-name="Standard">64 - Dicatur quod infra purificione proximo futuram paret compota sua / ut possiti computare magistr R.</text:p>
      <text:p text:style-name="Standard">65 - J. Voignon</text:p>
      <text:p text:style-name="Standard">66 - de Louraco et N. de Ordeimonte ad hoc deputantis</text:p>
      <text:p text:style-name="Standard">67 - L. de Maignaco</text:p>
      <text:p text:style-name="Standard">68 - et domino Johanni bene Venu</text:p>
      <text:p text:style-name="Standard">69 - J. de Guignicurte infirmo</text:p>
      <text:p text:style-name="Standard">70 - quod eciam paret se ad comproutam predictus dominis de hiis que habuit pro nostra dominus de Adenti</text:p>
      <text:p text:style-name="Standard">71 - J. de Soco pro presete</text:p>
      <text:p text:style-name="Standard">72 - Ph. de Salione</text:p>
      <text:p text:style-name="Standard">73 - H. sed</text:p>
      <text:p text:style-name="Standard">74 - J. Hue</text:p>
      <text:p text:style-name="Standard">=FRAN_0393_10772_L.jpg=</text:p>
      <text:p text:style-name="Standard">1 - Anno predeo / die veneris ant festum Natuvitr domini xa decebris pentibus dominis capitulantbus</text:p>
      <text:p text:style-name="Standard">2 - P. decano</text:p>
      <text:p text:style-name="Standard">3 - H. cantore</text:p>
      <text:p text:style-name="Standard">4 - G. Archidiacono Ecclesie</text:p>
      <text:p text:style-name="Standard">5 - P. archidiacono Brie infirmo</text:p>
      <text:p text:style-name="Standard">6 - Homag</text:p>
      <text:p text:style-name="Standard">7 - Sy. succentore</text:p>
      <text:p text:style-name="Standard">8 - N. Chaudart</text:p>
      <text:p text:style-name="Standard"><text:soft-page-break/>9 - J. de Karolay</text:p>
      <text:p text:style-name="Standard">10 - J. de Soco</text:p>
      <text:p text:style-name="Standard">11 - Fecit Pecius militis pro quadam como sita A damart</text:p>
      <text:p text:style-name="Standard">12 - Ar. Jausserandi</text:p>
      <text:p text:style-name="Standard">13 - ut in forma et fuit sibi injuctum quod infra vl dies det in script</text:p>
      <text:p text:style-name="Standard">14 - P. Forteti</text:p>
      <text:p text:style-name="Standard">15 - amimbramus suum ut in talibus est fieri consuetum.</text:p>
      <text:p text:style-name="Standard">16 - L. de Mongeria</text:p>
      <text:p text:style-name="Standard">17 - P. Prepositi</text:p>
      <text:p text:style-name="Standard">18 - R. de Putheolis</text:p>
      <text:p text:style-name="Standard">19 - Domus de Viriaco</text:p>
      <text:p text:style-name="Standard">20 - G. de Alneolo</text:p>
      <text:p text:style-name="Standard">21 - Ph. de Salione</text:p>
      <text:p text:style-name="Standard">22 - Cum terris omnibus spectantes ad preposituram dicti loci / tradentur ad</text:p>
      <text:p text:style-name="Standard">23 - G. Fedelli</text:p>
      <text:p text:style-name="Standard">24 - firma usque ad xii annos videlicet pro quolibet sexterio terre in bladd</text:p>
      <text:p text:style-name="Standard">25 - T. Hocie</text:p>
      <text:p text:style-name="Standard">26 - duo sextaria bladi et pro quolibet sexterio terre in avenam / duo sexteria dvene</text:p>
      <text:p text:style-name="Standard">27 - J. de Sanctis</text:p>
      <text:p text:style-name="Standard">28 - quolibet anno quo portabunt / Et pro dicta domo cum viii faltibus prati</text:p>
      <text:p text:style-name="Standard">29 - J. Voigins</text:p>
      <text:p text:style-name="Standard">30 - viii libs quolibet anno / et cum hoc debet substinre / durant firma dictam do</text:p>
      <text:p text:style-name="Standard">31 - L. de Maignac</text:p>
      <text:p text:style-name="Standard">32 - muni de Croptura</text:p>
      <text:p text:style-name="Standard">33 - J. de Guignicurte</text:p>
      <text:p text:style-name="Standard">34 - Dedietas molendini</text:p>
      <text:p text:style-name="Standard">35 - J. de Pompedorio</text:p>
      <text:p text:style-name="Standard">36 - dicti loci de Viriaco tradatur pro vi lb. redditus</text:p>
      <text:p text:style-name="Standard">37 - N. Chaudart de Ordeomonte Damano cerico pro pesent</text:p>
      <text:p text:style-name="Standard">38 - annui et perpetui hoc mediantes quod accimiens tene</text:p>
      <text:p text:style-name="Standard">39 - J. Hue ad missa</text:p>
      <text:p text:style-name="Standard">40 - bit dictum molendinum ee justiciam pro capitulo</text:p>
      <text:p text:style-name="Standard">41 - et quom teebit dictum molendinum in sic bono scatu quod</text:p>
      <text:p text:style-name="Standard">42 - continue possit molii causa vitandi dampnum et</text:p>
      <text:p text:style-name="Standard">43 - expensi illorum qui consueverunt Venere ad dictum inclendum</text:p>
      <text:p text:style-name="Standard">44 - et de hoc se obligabit et dabit bonum contraplegium</text:p>
      <text:p text:style-name="Standard"><text:soft-page-break/>45 - magister organorum habeat pensiensi solitam dari pro erganis ita quod</text:p>
      <text:p text:style-name="Standard">46 - Placet capitulo quod</text:p>
      <text:p text:style-name="Standard">47 - ludat et faciat bene debitum suum et solvat pro quolibet deffuncti xx. sols proviso quod sibi vel in domo sua</text:p>
      <text:p text:style-name="Standard">48 - sibi significetur qualibet die qua debebit ludere exrcadem et quod de dictis deffuncti solvendis se obliget</text:p>
      <text:p text:style-name="Standard">=FRAN_0393_10773_L.jpg=</text:p>
      <text:p text:style-name="Standard">1 - Decemn Brognsc</text:p>
      <text:p text:style-name="Standard">2 - xi</text:p>
      <text:p text:style-name="Standard">3 - Anno predico dielunemante festum Natuitr domuini venesi decembrnoresnibus dominiaiulantibus</text:p>
      <text:p text:style-name="Standard">4 - sz</text:p>
      <text:p text:style-name="Standard">5 - . decano</text:p>
      <text:p text:style-name="Standard">6 - G. archidiacono ecclesie</text:p>
      <text:p text:style-name="Standard">7 - Conceduntur mutuo canonici Sancti Stephani de Gressibus Parisiensis certa per ameinta ecclesie</text:p>
      <text:p text:style-name="Standard">8 - P. archidiacono Brie infirmo</text:p>
      <text:p text:style-name="Standard">9 - Parisiensis prestari eis solita causa parendi predictam ecclesiam Sancti Stephani in instanti</text:p>
      <text:p text:style-name="Standard">10 - Syo succentore</text:p>
      <text:p text:style-name="Standard">11 - festo suo Sancti Stephani de quibus paramentis magister J. Comitis canonicus dicti loci</text:p>
      <text:p text:style-name="Standard">12 - J. de Pomyedorio</text:p>
      <text:p text:style-name="Standard">13 - qui fecit requestam randet et debet Rudere similiter dominus Egidius magde canonici</text:p>
      <text:p text:style-name="Standard">14 - J. de Karolay</text:p>
      <text:p text:style-name="Standard">15 - dicti loc</text:p>
      <text:p text:style-name="Standard">16 - L. de Mongeria</text:p>
      <text:p text:style-name="Standard">17 - P. Prepositi</text:p>
      <text:p text:style-name="Standard">18 - R. de Lorriaco</text:p>
      <text:p text:style-name="Standard">19 - Johannis le Biconte promisit solvere pro Johanne Fusee duo scuta auri infra</text:p>
      <text:p text:style-name="Standard">20 - G. de Alniolo</text:p>
      <text:p text:style-name="Standard">21 - quindenam magistro Laurencio de Mongeria canonico Parisiensis nuperque camerario clerico ecclesie</text:p>
      <text:p text:style-name="Standard">22 - J. Hue</text:p>
      <text:p text:style-name="Standard">23 - Parisiensis per quad emenda per dictum fuste plicata de tempore officii dictiL. Quibus</text:p>
      <text:p text:style-name="Standard">24 - R. de Putheolis</text:p>
      <text:p text:style-name="Standard">25 - meditibus quictabitur dictus fuste de dicta emenda et deliberabuntur sibi bona sua</text:p>
      <text:p text:style-name="Standard">26 - J. Voignon</text:p>
      <text:p text:style-name="Standard">27 - propter hoc arrestata</text:p>
      <text:p text:style-name="Standard">28 - L. de Maignaco</text:p>
      <text:p text:style-name="Standard">29 - Ph. de Salione</text:p>
      <text:p text:style-name="Standard"><text:soft-page-break/>30 - Gracioi</text:p>
      <text:p text:style-name="Standard">31 - J. de Soco pro presente</text:p>
      <text:p text:style-name="Standard">32 - J. de Guignicurte infirmo</text:p>
      <text:p text:style-name="Standard">33 - Conceditur magistro Johannam de Nulliaco canonico Parisiensis non in sacris constituto</text:p>
      <text:p text:style-name="Standard">34 - N. Chaudart infirmo</text:p>
      <text:p text:style-name="Standard">35 - quod in perximo futuris festis solennibus possit esse in choro dum dicetur officium</text:p>
      <text:p text:style-name="Standard">36 - N. de Ordeomonte ea clerico</text:p>
      <text:p text:style-name="Standard">37 - e capitulous G. Fedelli</text:p>
      <text:p text:style-name="Standard">38 - ibidem capite cooperto licet ipse ut ceteri canonici in minoribus constituti deberet esse</text:p>
      <text:p text:style-name="Standard">39 - que nne</text:p>
      <text:p text:style-name="Standard">40 - P. Forteti</text:p>
      <text:p text:style-name="Standard">41 - capite discroparto</text:p>
      <text:p text:style-name="Standard">42 - tesfeci</text:p>
      <text:p text:style-name="Standard">43 - Mandi J. Chanteprime</text:p>
      <text:p text:style-name="Standard">44 - preceptum est</text:p>
      <text:p text:style-name="Standard">45 - Anno predicto</text:p>
      <text:p text:style-name="Standard">46 - die lune prot Nati</text:p>
      <text:p text:style-name="Standard">47 - Johanam de Ulmo procuratori ecclesie in foro seculari quod procuratorio nomine ecclesie et pro</text:p>
      <text:p text:style-name="Standard">48 - intur domini presentibus dominis capiteri</text:p>
      <text:p text:style-name="Standard">49 - ipsa sic cum firmario Boiarie de Fontareto in quadam causa tangente firma</text:p>
      <text:p text:style-name="Standard">50 - P. Decano</text:p>
      <text:p text:style-name="Standard">51 - suam quam habet ab ecclesia</text:p>
      <text:p text:style-name="Standard">52 - Sy. succentore adi</text:p>
      <text:p text:style-name="Standard">53 - H. Cantore</text:p>
      <text:p text:style-name="Standard">54 - P. Archidiacono Brie</text:p>
      <text:p text:style-name="Standard">55 - G. archidiacono ecclesie</text:p>
      <text:p text:style-name="Standard">56 - infirmo</text:p>
      <text:p text:style-name="Standard">57 - J. de Pompadorio</text:p>
      <text:p text:style-name="Standard">58 - Quia rapportum factum ad instanciam executores deffuncti magistri Johannis Poterii</text:p>
      <text:p text:style-name="Standard">59 - J. de Karolay</text:p>
      <text:p text:style-name="Standard">60 - J. Chantepimo</text:p>
      <text:p text:style-name="Standard">61 - quodam canonici Par. super reparaconsis faciendum in domo claustrali que fuit dicti</text:p>
      <text:p text:style-name="Standard">62 - J. de Soco</text:p>
      <text:p text:style-name="Standard">63 - G. de Alneolo</text:p>
      <text:p text:style-name="Standard">64 - P. Forteti</text:p>
      <text:p text:style-name="Standard">65 - deffuncti / differt multum a rapporto facto per juratos ecclesie Paris.e / nec</text:p>
      <text:p text:style-name="Standard"><text:soft-page-break/>66 - Ar Jausserandi</text:p>
      <text:p text:style-name="Standard">67 - ascendit ad medi raporti facti per dictos juratis ecclesie / deliberatum est</text:p>
      <text:p text:style-name="Standard">68 - quod magistri R. de Lorriaco et J. de Socte canonici Par. oscendant magistro</text:p>
      <text:p text:style-name="Standard">69 - L. de Mongeria</text:p>
      <text:p text:style-name="Standard">70 - R. de Lorriaco</text:p>
      <text:p text:style-name="Standard">71 - Remondo de Templo juramento dicte ecclesie rapportum diffrentis a suo ut</text:p>
      <text:p text:style-name="Standard">72 - P. Prepositi</text:p>
      <text:p text:style-name="Standard">73 - videatur si sic in aliquo corigedis / et ubi vellet sustinere ipsum suum</text:p>
      <text:p text:style-name="Standard">74 - R. de Putheolis</text:p>
      <text:p text:style-name="Standard">75 - Rapportum / quod de consensu dictorum executorum per dictos dominos commissarios</text:p>
      <text:p text:style-name="Standard">76 - J. Hue</text:p>
      <text:p text:style-name="Standard">77 - tres sufficientes jurati videant supra locum reparacionem faciendum in presencia</text:p>
      <text:p text:style-name="Standard">78 - T. de Sancto Petro</text:p>
      <text:p text:style-name="Standard">79 - J. de Guignicurte infimuo</text:p>
      <text:p text:style-name="Standard">80 - aliorum juratorum qui predicta rapporta fererunt / tam pro parte ecclesie /quod pro parte dictorum</text:p>
      <text:p text:style-name="Standard">81 - N. Chaudart infirmo</text:p>
      <text:p text:style-name="Standard">82 - execurores / et corrgant deffectus quos repperient in dictis taxacionis</text:p>
      <text:p text:style-name="Standard">83 - Ph. de Salione</text:p>
      <text:p text:style-name="Standard">84 - Deputati sunt</text:p>
      <text:p text:style-name="Standard">85 - P. de Castro</text:p>
      <text:p text:style-name="Standard">86 - G. Fedelli</text:p>
      <text:p text:style-name="Standard">87 - Sunt domini Cantor G. de Alneolo et J. Hue ad loquendum cum domino de La tramotis</text:p>
      <text:p text:style-name="Standard">88 - L. de Maig</text:p>
      <text:p text:style-name="Standard">89 - Tremoville domino de confluecio et procuratorm. Dere ab ex xv. lb. redditus quas ecclesia percipi</text:p>
      <text:p text:style-name="Standard">90 - . de Ordinone cio clerito pro prod</text:p>
      <text:p text:style-name="Standard">91 - a diu in dicto confluencio / et quas eccsavit et recusat solvere ipse de la Tremoville</text:p>
      <text:p text:style-name="Standard">=FRAN_0393_10774_L.jpg=</text:p>
      <text:p text:style-name="Standard">1 - 3</text:p>
      <text:p text:style-name="Standard">2 - Anne predicto die martis post Natitis domini in revestiario ecclesie Parisiensis per dominos capituelantes ibidem presentes</text:p>
      <text:p text:style-name="Standard">3 - fuit deliberatum quod procedatur coutra Dyonisium Gilloti et dominum Johannem de Claromonte recusante solvere</text:p>
      <text:p text:style-name="Standard">4 - ad ad quod tenentur ecclesie / et quod officiarius anniversarum dicte ecclesie faciit prosequetis contra eos</text:p>
      <text:p text:style-name="Standard">5 - ad expensium ecclesie / et de qu peccunia possessione super qua agitur</text:p>
      <text:p text:style-name="Standard">6 - Jumer</text:p>
      <text:p text:style-name="Standard">7 - Anno predicto die mercurii post ephaniam domini viiia januarii</text:p>
      <text:p text:style-name="Standard"><text:soft-page-break/>8 - P. decano</text:p>
      <text:p text:style-name="Standard">9 - H. cantore</text:p>
      <text:p text:style-name="Standard">10 - Cantor archidiaconus de Josayo et Ja Cosson seu duo ex ipsis die dominica proxitice</text:p>
      <text:p text:style-name="Standard">11 - sint in ecclesia Parisiensis unacum executorum $domini deffuncti domini N. de Villamnar</text:p>
      <text:p text:style-name="Standard">12 - P. Archidiacono Brie infirmo</text:p>
      <text:p text:style-name="Standard">13 - quondam cantor eclesie Parisienis ad videndum cum ipsis executoris quod residuum</text:p>
      <text:p text:style-name="Standard">14 - Dy. succentor</text:p>
      <text:p text:style-name="Standard">15 - possint habere de bonis dicti deffuncti completa ipsa execucionis cum ipsum residum</text:p>
      <text:p text:style-name="Standard">16 - P. Roberti</text:p>
      <text:p text:style-name="Standard">17 - J. de Pompadorio</text:p>
      <text:p text:style-name="Standard">18 - ad capitulum debeat pertinere</text:p>
      <text:p text:style-name="Standard">19 - J. de Karolay</text:p>
      <text:p text:style-name="Standard">20 - N. Chaudart</text:p>
      <text:p text:style-name="Standard">21 - P. Forteti</text:p>
      <text:p text:style-name="Standard">22 - P. Prepositi</text:p>
      <text:p text:style-name="Standard">23 - Fiat quicancas e xs fratr soluti uod magistrum desebium Regine canoicio pu.</text:p>
      <text:p text:style-name="Standard">24 - J. Hue</text:p>
      <text:p text:style-name="Standard">25 - pro pane suo capitulari</text:p>
      <text:p text:style-name="Standard">26 - s</text:p>
      <text:p text:style-name="Standard">27 - J. de Bordis</text:p>
      <text:p text:style-name="Standard">28 - G. de Alneolo</text:p>
      <text:p text:style-name="Standard">29 - R. de Putheolis</text:p>
      <text:p text:style-name="Standard">30 - Ja. de Soco</text:p>
      <text:p text:style-name="Standard">31 - R. de Lorriaco</text:p>
      <text:p text:style-name="Standard">32 - J. Voignon</text:p>
      <text:p text:style-name="Standard">33 - L. de Maignaco</text:p>
      <text:p text:style-name="Standard">34 - J. de Guignicurte infirmo</text:p>
      <text:p text:style-name="Standard">35 - N. de Ordeomonte capitul lerico pro presente</text:p>
      <text:p text:style-name="Standard">36 - A. Regine</text:p>
      <text:p text:style-name="Standard">37 - J. de Soco pro presente</text:p>
      <text:p text:style-name="Standard">38 - T. de Sancto Petro</text:p>
      <text:p text:style-name="Standard">39 - Ph. de Salione</text:p>
      <text:p text:style-name="Standard">40 - L. de Mongeria</text:p>
      <text:p text:style-name="Standard">41 - G. Fedelli</text:p>
      <text:p text:style-name="Standard">=FRAN_0393_10775_L.jpg=</text:p>
      <text:p text:style-name="Standard">1 - Januarius nongesimo secundo</text:p>
      <text:p text:style-name="Standard"><text:soft-page-break/>2 - xxx</text:p>
      <text:p text:style-name="Standard">3 - Anno predicto die deieris x mensis januarii capitulantibus dominis</text:p>
      <text:p text:style-name="Standard">4 - P. decano</text:p>
      <text:p text:style-name="Standard">5 - Deputati</text:p>
      <text:p text:style-name="Standard">6 - G. Archidiacono de Josayy</text:p>
      <text:p text:style-name="Standard">7 - G. Archidiacono Brie infirmo</text:p>
      <text:p text:style-name="Standard">8 - Sy. Freton pro missa</text:p>
      <text:p text:style-name="Standard">9 - Sunt domini Ganerus Guerondi archidiaconus de Josayo et Robrtus</text:p>
      <text:p text:style-name="Standard">10 - P. Aberti</text:p>
      <text:p text:style-name="Standard">11 - de Lorriaco canonici pro loquendo $de cum domino Abbate Sancte Genonefe</text:p>
      <text:p text:style-name="Standard">12 - L. de Mongeria</text:p>
      <text:p text:style-name="Standard">13 - super facto processionum generalis ordinate die dominica proxime ventina</text:p>
      <text:p text:style-name="Standard">14 - J. de Pompodorio</text:p>
      <text:p text:style-name="Standard">15 - ne fiat dissencio in processiones super modo procedendi inter dominos</text:p>
      <text:p text:style-name="Standard">16 - Ni. Chaudardi</text:p>
      <text:p text:style-name="Standard">17 - de capitulo / et illos de sancta Genonefa</text:p>
      <text:p text:style-name="Standard">18 - R. de Lorriaco</text:p>
      <text:p text:style-name="Standard">19 - J. de Socco</text:p>
      <text:p text:style-name="Standard">20 - P. Forteti</text:p>
      <text:p text:style-name="Standard">21 - Absoluco</text:p>
      <text:p text:style-name="Standard">22 - P. Prepositim</text:p>
      <text:p text:style-name="Standard">23 - Dominus Robertus Chanonis presbyter canonicus Sancti Medici Par. genibus</text:p>
      <text:p text:style-name="Standard">24 - R. de Putheolis</text:p>
      <text:p text:style-name="Standard">25 - flexis / et cum humilina supplicacione peciit absolvi a quadam excbicois</text:p>
      <text:p text:style-name="Standard">26 - T. de Sancto Petro</text:p>
      <text:p text:style-name="Standard">27 - G. de Nueolo</text:p>
      <text:p text:style-name="Standard">28 - sentences in ipsa auctoritate dominorum de capitulo lita pro contuacia ad</text:p>
      <text:p text:style-name="Standard">29 - Phi. de Salione</text:p>
      <text:p text:style-name="Standard">30 - instueti promotorum ipsorum dominorum / exhibuit insuper quasdam licteras</text:p>
      <text:p text:style-name="Standard">31 - G. Fedelli</text:p>
      <text:p text:style-name="Standard">32 - absolutorum a magistro Johanne Goulari auctoritate apostolice impetiatis et</text:p>
      <text:p text:style-name="Standard">33 - L. de Maignaco</text:p>
      <text:p text:style-name="Standard">34 - obtentis sigillo ipsius magistr Johannis Goulain in cera Rubeu sigillatis</text:p>
      <text:p text:style-name="Standard">35 - J. Voignon</text:p>
      <text:p text:style-name="Standard">36 - a canone late sinem propter injectionem manium in dictum Johannem Dunelli</text:p>
      <text:p text:style-name="Standard">37 - J. de Bordis</text:p>
      <text:p text:style-name="Standard"><text:soft-page-break/>38 - presbyterum matriculitim clericoi Sancti Mederici / presentibus magistro Johanne Cardonis</text:p>
      <text:p text:style-name="Standard">39 - J. Hue</text:p>
      <text:p text:style-name="Standard">40 - de crona magistr in artibus publicis noturius apostolicas Johanne de Ulio fiancio</text:p>
      <text:p text:style-name="Standard">41 - R. de Dangello</text:p>
      <text:p text:style-name="Standard">42 - serviente motro / et Johanne</text:p>
      <text:p text:style-name="Standard">43 - alias Charbemaine</text:p>
      <text:p text:style-name="Standard">44 - J. de Kaulay</text:p>
      <text:p text:style-name="Standard">45 - A Regine</text:p>
      <text:p text:style-name="Standard">46 - permutacion</text:p>
      <text:p text:style-name="Standard">47 - de Guignieurei defirmo</text:p>
      <text:p text:style-name="Standard">48 - Dominus Petrus Burgondi presbyter resignavit in manibus domunorum</text:p>
      <text:p text:style-name="Standard">49 - canonicum et prebendam curats Sancti Johannis Rotudi quos obtinebut</text:p>
      <text:p text:style-name="Standard">50 - causa permutucionis cum magistro Petro de Morentinia ad caplulam</text:p>
      <text:p text:style-name="Standard">51 - quam obtinet in ecclesia Sancti Jucobi de Hospiculi fudiat ad ultine</text:p>
      <text:p text:style-name="Standard">52 - beate et ipsis canonicau et prebebum sic resignatione / domini contuluerint</text:p>
      <text:p text:style-name="Standard">53 - ipsos predicto magistro Petro ex cum predica</text:p>
      <text:p text:style-name="Standard">=FRAN_0393_10776_L.jpg=</text:p>
      <text:p text:style-name="Standard">1 - Anno predito die lune iuist otais epilolanes omini xiia vesis jurnaris capapitulantibus dominis</text:p>
      <text:p text:style-name="Standard">2 - P. decano</text:p>
      <text:p text:style-name="Standard">3 - Dvenol</text:p>
      <text:p text:style-name="Standard">4 - H. Cantore</text:p>
      <text:p text:style-name="Standard">5 - G. Archidiacono ecclesie</text:p>
      <text:p text:style-name="Standard">6 - G. Archidiacono Brie</text:p>
      <text:p text:style-name="Standard">7 - Magister Robertus Bolengii in ecclesia Sancti Mederici Pa.</text:p>
      <text:p text:style-name="Standard">8 - capellanus emendum exeo quod impetuose venit</text:p>
      <text:p text:style-name="Standard">9 - Sy. succentore</text:p>
      <text:p text:style-name="Standard">10 - ad magistrum Jacobum Parii canonicum dicte ecclesie Sancti Madrici</text:p>
      <text:p text:style-name="Standard">11 - P. Fortete</text:p>
      <text:p text:style-name="Standard">12 - dum dicebat oraciones in ecclesia ipsu / dicentem quod dicebit</text:p>
      <text:p text:style-name="Standard">13 - L. de Mongeria</text:p>
      <text:p text:style-name="Standard">14 - P. Prepositi</text:p>
      <text:p text:style-name="Standard">15 - contr sacuficium suum</text:p>
      <text:p text:style-name="Standard">16 - J. Hue</text:p>
      <text:p text:style-name="Standard">17 - T. Hocie</text:p>
      <text:p text:style-name="Standard">18 - N. de Ordeomonte</text:p>
      <text:p text:style-name="Standard">19 - Collata</text:p>
      <text:p text:style-name="Standard"><text:soft-page-break/>20 - R. de Lorriaco</text:p>
      <text:p text:style-name="Standard">21 - Ph. de Salione</text:p>
      <text:p text:style-name="Standard">22 - Ja. Cosson</text:p>
      <text:p text:style-name="Standard">23 - Lint concorditer domino de ndree de Couotenayo vicaudis Liicaniiis</text:p>
      <text:p text:style-name="Standard">24 - J. Chanteprime</text:p>
      <text:p text:style-name="Standard">25 - Canonico dyaconss L prebende Sancti Dionisis de Passu in</text:p>
      <text:p text:style-name="Standard">26 - ecclesia parisiensis sacerdotalis prebenda dicti Sancti vacans per</text:p>
      <text:p text:style-name="Standard">27 - G. Fedelli</text:p>
      <text:p text:style-name="Standard">28 - N. Chaudart</text:p>
      <text:p text:style-name="Standard">29 - obitum deffuncti domini Johannis de Bacra</text:p>
      <text:p text:style-name="Standard">30 - J. Voignon</text:p>
      <text:p text:style-name="Standard">31 - L. de Maignaco</text:p>
      <text:p text:style-name="Standard">32 - ollato</text:p>
      <text:p text:style-name="Standard">33 - J. de Pompadorio</text:p>
      <text:p text:style-name="Standard">34 - J. de Sanctis</text:p>
      <text:p text:style-name="Standard">35 - J. de Guignicurte infirmo</text:p>
      <text:p text:style-name="Standard">36 - Feiam fuit dyaconalis prebenda dici Sancti quam tenebat</text:p>
      <text:p text:style-name="Standard">37 - J. de Soco pro presente</text:p>
      <text:p text:style-name="Standard">38 - G. de Alneolo</text:p>
      <text:p text:style-name="Standard">39 - predicius dominus Andreas Johanni Parvi canenico subzidiac</text:p>
      <text:p text:style-name="Standard">40 - P. Cancellarius</text:p>
      <text:p text:style-name="Standard">41 - prebende dicti loci</text:p>
      <text:p text:style-name="Standard">42 - usoue nunc satisfeci</text:p>
      <text:p text:style-name="Standard">43 - N. de Ordeimonte videlicet a die</text:p>
      <text:p text:style-name="Standard">44 - fuit assumptitus in causam</text:p>
      <text:p text:style-name="Standard">45 - Collecta</text:p>
      <text:p text:style-name="Standard">46 - Eciam sunt dicta subdyacion prebenda Colano de Dola</text:p>
      <text:p text:style-name="Standard">47 - macieoto ecclesie psbeblice</text:p>
      <text:p text:style-name="Standard">48 - Collata</text:p>
      <text:p text:style-name="Standard">49 - Eciam faict dicta macicocia Jo. Cailleti clerico maruts dicte et</text:p>
      <text:p text:style-name="Standard">50 - Auguerrando</text:p>
      <text:p text:style-name="Standard">51 - ut clerico matutinarum P. tradentur a nudo denartiis matitini</text:p>
      <text:p text:style-name="Standard">52 - ii s. vi d.</text:p>
      <text:p text:style-name="Standard">=FRAN_0393_10777_L.jpg=</text:p>
      <text:p text:style-name="Standard">1 - xxv</text:p>
      <text:p text:style-name="Standard">2 - januarius nongesimo sacntdi</text:p>
      <text:p text:style-name="Standard"><text:soft-page-break/>3 - Anno predicto die mercui xvia mensis aituanibus</text:p>
      <text:p text:style-name="Standard">4 - P. decano</text:p>
      <text:p text:style-name="Standard">5 - G. Archidiacono ecclesie</text:p>
      <text:p text:style-name="Standard">6 - P. Archidiacono Brit infirmo</text:p>
      <text:p text:style-name="Standard">7 - Sy. succentore</text:p>
      <text:p text:style-name="Standard">8 - P. Roberti</text:p>
      <text:p text:style-name="Standard">9 - J. de Pompodorio</text:p>
      <text:p text:style-name="Standard">10 - J. de Karolay</text:p>
      <text:p text:style-name="Standard">11 - N. Chaudart</text:p>
      <text:p text:style-name="Standard">12 - P. Forteti</text:p>
      <text:p text:style-name="Standard">13 - P. Prepositi</text:p>
      <text:p text:style-name="Standard">14 - J. de Bordis</text:p>
      <text:p text:style-name="Standard">15 - T. de Sancto Petro</text:p>
      <text:p text:style-name="Standard">16 - G. de Alneolo</text:p>
      <text:p text:style-name="Standard">17 - L. de Mongeria</text:p>
      <text:p text:style-name="Standard">18 - J. Chanteprime</text:p>
      <text:p text:style-name="Standard">19 - J. de Guignicurte infirmo</text:p>
      <text:p text:style-name="Standard">20 - J. de Soco pro presente</text:p>
      <text:p text:style-name="Standard">21 - N. de Ordeomonte causua clerico pro presente</text:p>
      <text:p text:style-name="Standard">22 - Anno predicto die xviiia mensis januarii capitulansis</text:p>
      <text:p text:style-name="Standard">23 - P. decano</text:p>
      <text:p text:style-name="Standard">24 - H. Cantore</text:p>
      <text:p text:style-name="Standard">25 - P. Archidiacono Brie inlimno</text:p>
      <text:p text:style-name="Standard">26 - Sy. Freioni</text:p>
      <text:p text:style-name="Standard">27 - P. Roberti</text:p>
      <text:p text:style-name="Standard">28 - J. de Pampodoro</text:p>
      <text:p text:style-name="Standard">29 - J. de Booulay.</text:p>
      <text:p text:style-name="Standard">30 - N. Chaudardi</text:p>
      <text:p text:style-name="Standard">31 - L. de Mongeria</text:p>
      <text:p text:style-name="Standard">32 - J. de Saceo</text:p>
      <text:p text:style-name="Standard">33 - J. Hue</text:p>
      <text:p text:style-name="Standard">34 - E. de Sancto Pecro</text:p>
      <text:p text:style-name="Standard">35 - G. de Alnicolo</text:p>
      <text:p text:style-name="Standard">36 - J. Chanteprime</text:p>
      <text:p text:style-name="Standard">37 - J. Boignon</text:p>
      <text:p text:style-name="Standard">38 - G. Fedelli</text:p>
      <text:p text:style-name="Standard"><text:soft-page-break/>39 - N. de Ordeimonte</text:p>
      <text:p text:style-name="Standard">40 - L. de Maignaco</text:p>
      <text:p text:style-name="Standard">41 - Per. prepositi</text:p>
      <text:p text:style-name="Standard">42 - Jo. Forreti</text:p>
      <text:p text:style-name="Standard">43 - J. de Guigaicc nst</text:p>
      <text:p text:style-name="Standard">=FRAN_0393_10778_L.jpg=</text:p>
      <text:p text:style-name="Standard">1 - Anno predicto die xxiii mensis jJanurii capitulantibus dominis</text:p>
      <text:p text:style-name="Standard">2 - P. decano</text:p>
      <text:p text:style-name="Standard">3 - H. Blancheti cantore</text:p>
      <text:p text:style-name="Standard">4 - G. Archidiacono ecclesie</text:p>
      <text:p text:style-name="Standard">5 - P. Archidiacono Brie infirmo</text:p>
      <text:p text:style-name="Standard">6 - Sy. succentore</text:p>
      <text:p text:style-name="Standard">7 - J. de Pompodorro</text:p>
      <text:p text:style-name="Standard">8 - Ar. Jausserandi</text:p>
      <text:p text:style-name="Standard">9 - J. de Boalay</text:p>
      <text:p text:style-name="Standard">10 - N. Chaudardi</text:p>
      <text:p text:style-name="Standard">11 - J. de Sacto</text:p>
      <text:p text:style-name="Standard">12 - P. Forteti</text:p>
      <text:p text:style-name="Standard">13 - L. de Mongeria</text:p>
      <text:p text:style-name="Standard">14 - per prepositi</text:p>
      <text:p text:style-name="Standard">15 - R. de Putheolis</text:p>
      <text:p text:style-name="Standard">16 - J. de Bordis</text:p>
      <text:p text:style-name="Standard">17 - T. de Sancto Petro</text:p>
      <text:p text:style-name="Standard">18 - G. de Alicolo</text:p>
      <text:p text:style-name="Standard">19 - G. Fedelli</text:p>
      <text:p text:style-name="Standard">20 - L. de Maignaco</text:p>
      <text:p text:style-name="Standard">21 - N. de Ordeimonte</text:p>
      <text:p text:style-name="Standard">22 - Phi. de Salione</text:p>
      <text:p text:style-name="Standard">23 - J. Voignon</text:p>
      <text:p text:style-name="Standard">24 - J. Chanteprime</text:p>
      <text:p text:style-name="Standard">25 - J. Hue</text:p>
      <text:p text:style-name="Standard">26 - deGuge</text:p>
      <text:p text:style-name="Standard">=FRAN_0393_10779_L.jpg=</text:p>
      <text:p text:style-name="Standard">1 - xxxii</text:p>
      <text:p text:style-name="Standard">2 - januarius nonagesimo sa</text:p>
      <text:p text:style-name="Standard">3 - Anno nomagesimo seno die xxviia janucii capitulantibus dominis</text:p>
      <text:p text:style-name="Standard"><text:soft-page-break/>4 - P. Decano</text:p>
      <text:p text:style-name="Standard">5 - Concessum est domino Parisiensis episcopo quod habeat admortizacionem quatuor libraus</text:p>
      <text:p text:style-name="Standard">6 - H. Blancheti cantore</text:p>
      <text:p text:style-name="Standard">7 - Parisiensi de admortizacione decem liberas deffuncti magistri Thome Tornatores</text:p>
      <text:p text:style-name="Standard">8 - G. Auchdiaono ecclesie</text:p>
      <text:p text:style-name="Standard">9 - quondam canonici Parisiensi de admortizat decem liberas itatamen quod dominus episcopus</text:p>
      <text:p text:style-name="Standard">10 - SyFieron</text:p>
      <text:p text:style-name="Standard">11 - concedet dominis de capitulo admortizacionim iiiior librarus parisienis in terra dicti</text:p>
      <text:p text:style-name="Standard">12 - J. de Pompodrio</text:p>
      <text:p text:style-name="Standard">13 - domini episcopi Parisensi acquisitarum vel acquirendum</text:p>
      <text:p text:style-name="Standard">14 - Nr. Jausserandi</text:p>
      <text:p text:style-name="Standard">15 - Nr. Chaudardi</text:p>
      <text:p text:style-name="Standard">16 - J. de Koulay</text:p>
      <text:p text:style-name="Standard">17 - J. de Soctor</text:p>
      <text:p text:style-name="Standard">18 - Ordinatum est / prout alias fuit quod de ix xix francorem quos illi de</text:p>
      <text:p text:style-name="Standard">19 - Jo. Forteti</text:p>
      <text:p text:style-name="Standard">20 - Sancto Fangelli debebant officiario anniversariorum quod remittantur</text:p>
      <text:p text:style-name="Standard">21 - L. de Mongeria</text:p>
      <text:p text:style-name="Standard">22 - P. Prepositi</text:p>
      <text:p text:style-name="Standard">23 - eis novem / et per hoc solvent predicto officiario decem Franca</text:p>
      <text:p text:style-name="Standard">24 - R. de Putheolis</text:p>
      <text:p text:style-name="Standard">25 - T. de Sancto Petro</text:p>
      <text:p text:style-name="Standard">26 - Aneragia debita officio horarum deliberentut et tradantur officiarius</text:p>
      <text:p text:style-name="Standard">27 - G. de Ahneolo</text:p>
      <text:p text:style-name="Standard">28 - anniversarioum pro implicando in reparacionium neccessam faciendum in villa</text:p>
      <text:p text:style-name="Standard">29 - R. de Lorriaco</text:p>
      <text:p text:style-name="Standard">30 - de Couberosa / et maxime in molendino de</text:p>
      <text:p text:style-name="Standard">31 - J. de Bordis</text:p>
      <text:p text:style-name="Standard">32 - G. Fedelli</text:p>
      <text:p text:style-name="Standard">33 - J. Boignon</text:p>
      <text:p text:style-name="Standard">34 - L. de Maignaco</text:p>
      <text:p text:style-name="Standard">35 - A. Regime</text:p>
      <text:p text:style-name="Standard">36 - J. de Sanctis</text:p>
      <text:p text:style-name="Standard">37 - J. de Guig</text:p>
      <text:p text:style-name="Standard">38 - xiii s.</text:p>
      <text:p text:style-name="Standard">39 - Jo. de Salione</text:p>
      <text:p text:style-name="Standard"><text:soft-page-break/>40 - Anno predicto die ultumo januari cpitulntibus dominis Ordinatum est quod capellanie qum ad presens obtiret dominus</text:p>
      <text:p text:style-name="Standard">41 - Martinus le Prinsie deserviatur in doimius / de pecunia</text:p>
      <text:p text:style-name="Standard">42 - P. Decano</text:p>
      <text:p text:style-name="Standard">43 - debita per Camerarium clerico / et residuum delibretur</text:p>
      <text:p text:style-name="Standard">44 - domine Agneti</text:p>
      <text:p text:style-name="Standard">45 - H. Cantore</text:p>
      <text:p text:style-name="Standard">46 - J recepcio capellani</text:p>
      <text:p text:style-name="Standard">47 - G. Archiacono ecclesie Par</text:p>
      <text:p text:style-name="Standard">48 - Dominus Jacobus de Villa judea procuratori magistri Johannis Le Begne per licteras procuratore hodie</text:p>
      <text:p text:style-name="Standard">49 - Sy Freron</text:p>
      <text:p text:style-name="Standard">50 - exhibits resignavit cappellaniam quam idem magister Johannes in ecclesia Par obtinebat causa</text:p>
      <text:p text:style-name="Standard">51 - N. Chaudardi</text:p>
      <text:p text:style-name="Standard">52 - permutacone de ipsa factis cum magistro Philipo de Begne ejus frere ad cappellanuam beati Ludovici in colleg</text:p>
      <text:p text:style-name="Standard">53 - Jo. de Pompodorio</text:p>
      <text:p text:style-name="Standard">54 - scolaio de Campania / ita quod juravit prosequi causam quam fiatr suis incepit ad casm reddius</text:p>
      <text:p text:style-name="Standard">55 - Jo Forreti</text:p>
      <text:p text:style-name="Standard">56 - dicte cappellanie / eciam quia calix dicte cappellanie fuit amissus / fuit ordinatum de consensu dicte</text:p>
      <text:p text:style-name="Standard">57 - L. de Mongeria</text:p>
      <text:p text:style-name="Standard">58 - magistri Philippi Le Begne quod de sex librum puri deserviatur capellanie $de Balore vi funcor</text:p>
      <text:p text:style-name="Standard">59 - R. de Lorriaco</text:p>
      <text:p text:style-name="Standard">60 - et residuit custodiatur pro calice hujuod quousque habeatur unus culix pro dicta capellanie</text:p>
      <text:p text:style-name="Standard">61 - P. Prepocti</text:p>
      <text:p text:style-name="Standard">62 - R. de Putheolis</text:p>
      <text:p text:style-name="Standard">63 - Magister Johannes Hue canonicus Parisiensis presentavit hodie processum / et nominacius re domini due Burgodis</text:p>
      <text:p text:style-name="Standard">64 - sibi auctoritate apostolicum concessis ad dicti domini dixtis nominacionem ad dignitatem personat</text:p>
      <text:p text:style-name="Standard">65 - J. de Bordis</text:p>
      <text:p text:style-name="Standard">66 - vel officiai diee ecclesie Pars.nis / et illam intimuitm insuimavit et intimavit dominis</text:p>
      <text:p text:style-name="Standard">67 - Gu. Jausserandi</text:p>
      <text:p text:style-name="Standard">68 - capitulum / et de hoc periit ita Datm processionus dicti magistri Johannis Hue xxiii januarii</text:p>
      <text:p text:style-name="Standard">69 - J. de Socto</text:p>
      <text:p text:style-name="Standard">70 - anno nonagesimo seundo</text:p>
      <text:p text:style-name="Standard"><text:soft-page-break/>71 - N. de Ordeimonte</text:p>
      <text:p text:style-name="Standard">72 - P. de Salione</text:p>
      <text:p text:style-name="Standard">73 - G. Fedelli</text:p>
      <text:p text:style-name="Standard">74 - L. de Maignaco</text:p>
      <text:p text:style-name="Standard">75 - J. de Boulay</text:p>
      <text:p text:style-name="Standard">76 - J. Hue</text:p>
      <text:p text:style-name="Standard">77 - 9</text:p>
      <text:p text:style-name="Standard">78 - d G. de Cauero</text:p>
      <text:p text:style-name="Standard">79 - pl et ad altare decollacione beati Johannis Bapticte fundatis per df</text:p>
      <text:p text:style-name="Standard">=FRAN_0393_10780_L.jpg=</text:p>
      <text:p text:style-name="Standard">1 - 1</text:p>
      <text:p text:style-name="Standard">2 - Anno nonagesimo funtdo die tertia februrrii capitulantibus dominis</text:p>
      <text:p text:style-name="Standard">3 - P. decano Ph Gantors</text:p>
      <text:p text:style-name="Standard">4 - G. archidiacono ecclesie</text:p>
      <text:p text:style-name="Standard">5 - Sy. Freron</text:p>
      <text:p text:style-name="Standard">6 - P. Roberti</text:p>
      <text:p text:style-name="Standard">7 - J. de Pompodoro</text:p>
      <text:p text:style-name="Standard">8 - Ar. Jausserandi</text:p>
      <text:p text:style-name="Standard">9 - J. de Banlay</text:p>
      <text:p text:style-name="Standard">10 - N. Chardardi</text:p>
      <text:p text:style-name="Standard">11 - P. Forteti</text:p>
      <text:p text:style-name="Standard">12 - R. de Lorriz</text:p>
      <text:p text:style-name="Standard">13 - P. Prepositi</text:p>
      <text:p text:style-name="Standard">14 - T. de Sancopetio</text:p>
      <text:p text:style-name="Standard">15 - A. Regine</text:p>
      <text:p text:style-name="Standard">16 - J. de Socco</text:p>
      <text:p text:style-name="Standard">17 - G. Fedelli</text:p>
      <text:p text:style-name="Standard">18 - L. de Maignaco</text:p>
      <text:p text:style-name="Standard">19 - L. de Mongeria</text:p>
      <text:p text:style-name="Standard">20 - Hue</text:p>
      <text:p text:style-name="Standard">21 - N. de Ordeomonte</text:p>
      <text:p text:style-name="Standard">22 - J. Boignon</text:p>
      <text:p text:style-name="Standard">23 - . de Alneolo</text:p>
      <text:p text:style-name="Standard">24 - hic incepi</text:p>
      <text:p text:style-name="Standard">25 - Anno predicto die quainta predicti mensis capitulantibus dominis</text:p>
      <text:p text:style-name="Standard">26 - exerce</text:p>
      <text:p text:style-name="Standard"><text:soft-page-break/>27 - P. Decano</text:p>
      <text:p text:style-name="Standard">28 - Domini ordinaverunt quod de conseru procuratoris parlamenti</text:p>
      <text:p text:style-name="Standard">29 - de procuratore</text:p>
      <text:p text:style-name="Standard">30 - H. Cantore</text:p>
      <text:p text:style-name="Standard">31 - recipietur alius procurator qui sollicitabit causas capituli</text:p>
      <text:p text:style-name="Standard">32 - Parlamenti</text:p>
      <text:p text:style-name="Standard">33 - G. Archiadiacono ecclesie</text:p>
      <text:p text:style-name="Standard">34 - et habebit pensionem iiiior b. parisiensis</text:p>
      <text:p text:style-name="Standard">35 - Sy. subcentore</text:p>
      <text:p text:style-name="Standard">36 - de Pompodoro</text:p>
      <text:p text:style-name="Standard">37 - J</text:p>
      <text:p text:style-name="Standard">38 - de matrcularum. Item quod matricularii clerici solventur pro termino omnium</text:p>
      <text:p text:style-name="Standard">39 - R. Jossandi</text:p>
      <text:p text:style-name="Standard">40 - clericis</text:p>
      <text:p text:style-name="Standard">41 - sanctorum proxime lapso eis debito / proviso quod prius jaceant</text:p>
      <text:p text:style-name="Standard">42 - de Karolay</text:p>
      <text:p text:style-name="Standard">43 - J</text:p>
      <text:p text:style-name="Standard">44 - de Socto</text:p>
      <text:p text:style-name="Standard">45 - +</text:p>
      <text:p text:style-name="Standard">46 - et promittant de octerio Jacere in ecclesia.</text:p>
      <text:p text:style-name="Standard">47 - N. Chaudardi</text:p>
      <text:p text:style-name="Standard">48 - P. Forteti</text:p>
      <text:p text:style-name="Standard">49 - Item quod emetur a capitulo sergenteria quam obtiret</text:p>
      <text:p text:style-name="Standard">50 - Sergenteria</text:p>
      <text:p text:style-name="Standard">51 - L. de Mongeria</text:p>
      <text:p text:style-name="Standard">52 - Symon de Boseriis ut exronentur camera de xvi</text:p>
      <text:p text:style-name="Standard">53 - P. Prepositi</text:p>
      <text:p text:style-name="Standard">54 - sextariis bladi spectantes ad dictum officium.</text:p>
      <text:p text:style-name="Standard">55 - Hue</text:p>
      <text:p text:style-name="Standard">56 - G. de Alneolo</text:p>
      <text:p text:style-name="Standard">57 - Voignon</text:p>
      <text:p text:style-name="Standard">58 - L. de Maignaco</text:p>
      <text:p text:style-name="Standard">59 - dde Gugnturte infirmo</text:p>
      <text:p text:style-name="Standard">60 - Anno nonagesimo scundo et die vta februarii prescriptis capitulantibus dictis</text:p>
      <text:p text:style-name="Standard">61 - x.</text:p>
      <text:p text:style-name="Standard">62 - dominis immedi scriptis / sui ego Nicolaus Sellarii presbyter Parisiensis per eousdem</text:p>
      <text:p text:style-name="Standard"><text:soft-page-break/>63 - in scribam venerblis capituli Parisieni receptus / et ibidem in presente eo priedem</text:p>
      <text:p text:style-name="Standard">64 - J. Sellarii</text:p>
      <text:p text:style-name="Standard">=FRAN_0393_10781_L.jpg=</text:p>
      <text:p text:style-name="Standard">1 - Rormarius nongusmo sacento</text:p>
      <text:p text:style-name="Standard">2 - i isto capitulo solvi pro quinque capitulis</text:p>
      <text:p text:style-name="Standard">3 - Anno domini m° ccc nonagesimo scundo die viia februarii capitulantibus dominis videlet proisto et quatuor precebentes quia</text:p>
      <text:p text:style-name="Standard">4 - domini non fuerant persoluti per prometore</text:p>
      <text:p text:style-name="Standard">5 - P. Decano</text:p>
      <text:p text:style-name="Standard">6 - qui excebat officium notarium ob deffectu</text:p>
      <text:p text:style-name="Standard">7 - peccunie</text:p>
      <text:p text:style-name="Standard">8 - H. Cantore</text:p>
      <text:p text:style-name="Standard">9 - Domini ordinaverunt quod mittantur magistro Symoni de Burich</text:p>
      <text:p text:style-name="Standard">10 - G. archidiacono ecclesie</text:p>
      <text:p text:style-name="Standard">11 - Symon de</text:p>
      <text:p text:style-name="Standard">12 - xxx franci videlicet decem pro pensionem sua sibi debita pro terimo</text:p>
      <text:p text:style-name="Standard">13 - De pompodoro</text:p>
      <text:p text:style-name="Standard">14 - Bourych</text:p>
      <text:p text:style-name="Standard">15 - purificacionis beate Marie anni presentes / et xv pro prosecucione caraum</text:p>
      <text:p text:style-name="Standard">16 - Ar. Chausserandi</text:p>
      <text:p text:style-name="Standard">17 - capituli et ecclesie pendentes in curia romana fienda per dictum magistrum</text:p>
      <text:p text:style-name="Standard">18 - N. Chaudardi</text:p>
      <text:p text:style-name="Standard">19 - Symonem.</text:p>
      <text:p text:style-name="Standard">20 - R. de Lorriaco</text:p>
      <text:p text:style-name="Standard">21 - Et camerarius clericus tradet illos xxa frn. Cui tradetur</text:p>
      <text:p text:style-name="Standard">22 - P. Forteti</text:p>
      <text:p text:style-name="Standard">23 - lictera exoneracionis et quictanciam.</text:p>
      <text:p text:style-name="Standard">24 - de Mongeria</text:p>
      <text:p text:style-name="Standard">25 - s</text:p>
      <text:p text:style-name="Standard">26 - prepositi</text:p>
      <text:p text:style-name="Standard">27 - P.</text:p>
      <text:p text:style-name="Standard">28 - Magistri J. Chanteprime / et Phil. de Salione sunt deputati</text:p>
      <text:p text:style-name="Standard">29 - Cas</text:p>
      <text:p text:style-name="Standard">30 - Huue</text:p>
      <text:p text:style-name="Standard">31 - ad audiendum compotum clericorum matutinaliam.</text:p>
      <text:p text:style-name="Standard">32 - T. de Sancto Petro</text:p>
      <text:p text:style-name="Standard"><text:soft-page-break/>33 - Ph. de Salione</text:p>
      <text:p text:style-name="Standard">34 - de Maignaco</text:p>
      <text:p text:style-name="Standard">35 - L</text:p>
      <text:p text:style-name="Standard">36 - G. de Alneolo</text:p>
      <text:p text:style-name="Standard">37 - G. de Karolay</text:p>
      <text:p text:style-name="Standard">38 - G. Fedelli</text:p>
      <text:p text:style-name="Standard">39 - N. de Ordeomonte camerarius clericus</text:p>
      <text:p text:style-name="Standard">40 - de Guignicurte infirmo</text:p>
      <text:p text:style-name="Standard">41 - .</text:p>
      <text:p text:style-name="Standard">42 - . de Socto officiarius</text:p>
      <text:p text:style-name="Standard">43 - Anno predicto die decima dicti mensis capitulantibus dominis</text:p>
      <text:p text:style-name="Standard">44 - P. Decano</text:p>
      <text:p text:style-name="Standard">45 - Domini ordinaverunt quod provisores ecclesie debeant vendere certas ymagies</text:p>
      <text:p text:style-name="Standard">46 - de falvre</text:p>
      <text:p text:style-name="Standard">47 - G. archiacdniacono</text:p>
      <text:p text:style-name="Standard">48 - à labastri que sunt in ipsa ecclesia ad utilitate fabrice ipsius ecclesie</text:p>
      <text:p text:style-name="Standard">49 - Sy. subccentore</text:p>
      <text:p text:style-name="Standard">50 - Ordinaverunt eciam quod Tabellio capituli recipiat xviii fr. de prebenda</text:p>
      <text:p text:style-name="Standard">51 - Ar. Jausserandi</text:p>
      <text:p text:style-name="Standard">52 - magistri Petri Mignoti apud Orliacum a magistro Johanne de Bordis preposito</text:p>
      <text:p text:style-name="Standard">53 - J. de Pompodoro</text:p>
      <text:p text:style-name="Standard">54 - Orrlaco</text:p>
      <text:p text:style-name="Standard">55 - prebenda dicti loci / et de dictis xviii fr. solventur magistro Roberto Dangeul</text:p>
      <text:p text:style-name="Standard">56 - J.</text:p>
      <text:p text:style-name="Standard">57 - de Karolay</text:p>
      <text:p text:style-name="Standard">58 - xxv s. pro decima illius anni quo domini receperut fructus prebend foranee</text:p>
      <text:p text:style-name="Standard">59 - R. de Lorriaco</text:p>
      <text:p text:style-name="Standard">60 - dicti magistri Roberti apud Moriacum.</text:p>
      <text:p text:style-name="Standard">61 - L. de Mongeria</text:p>
      <text:p text:style-name="Standard">62 - P. Prepositi</text:p>
      <text:p text:style-name="Standard">63 - Item quod religiosis de Sancto Victore habeant panem / de O. et quadragesime</text:p>
      <text:p text:style-name="Standard">64 - G. Victor</text:p>
      <text:p text:style-name="Standard">65 - J. de Socco</text:p>
      <text:p text:style-name="Standard">66 - ad causam prebende magistri Johannis de Nullyaco.</text:p>
      <text:p text:style-name="Standard">67 - J. Hue</text:p>
      <text:p text:style-name="Standard">68 - Magister Robertus de Hamello rothomagsis magister in artibus canonics prebendas in ecclesia</text:p>
      <text:p text:style-name="Standard"><text:soft-page-break/>69 - Au. Regine</text:p>
      <text:p text:style-name="Standard">70 - J. Voignon</text:p>
      <text:p text:style-name="Standard">71 - Sancti Sepulcri resignavit in manibus dominorum dictam suam prebenda. causa permutacionis</text:p>
      <text:p text:style-name="Standard">72 - Resignacione</text:p>
      <text:p text:style-name="Standard">73 - Phi. de Salione</text:p>
      <text:p text:style-name="Standard">74 - fiende et non alias cum magistro Guillelmo denisete magistro in artibus et bacallis in</text:p>
      <text:p text:style-name="Standard">75 - legibus canonici Sancti Sepulcri de Cadoo diocesis Baiocensis ad eandem prebendam</text:p>
      <text:p text:style-name="Standard">76 - L. de Maignaco</text:p>
      <text:p text:style-name="Standard">77 - de Cadeo. Quam resignacionem / domini gratam habentes / dictam prebenda sic</text:p>
      <text:p text:style-name="Standard">78 - N. Chaudardi</text:p>
      <text:p text:style-name="Standard">79 - Collacio</text:p>
      <text:p text:style-name="Standard">80 - resignata ut vacantem predicto Guillelmo contulerunt. et juramentm ab ipso reciperunt</text:p>
      <text:p text:style-name="Standard">81 - P. Forteti</text:p>
      <text:p text:style-name="Standard">82 - de Guignicurte infirmo</text:p>
      <text:p text:style-name="Standard">83 - Resignaion magister Stephanus Boussardi canonici Senonensis procuratorio nomine magistri Guillelmi Symonnelli notri public etc.</text:p>
      <text:p text:style-name="Standard">84 - Collacio</text:p>
      <text:p text:style-name="Standard">85 - resignavit capellaniam fundatum in ecclesia Parisiensis ad altare Sanctorum Georgii et Blasii pure et simpliter</text:p>
      <text:p text:style-name="Standard">86 - quam resignacionem domini acceptantes ipsam capellaniam domino Johanni Dyonisii contulerunt cum juramento ab ipsodatorm</text:p>
      <text:p text:style-name="Standard">87 - ecepcio receptus fuit dominus Stephanus de Molendino presbyter ad capella fundatum in ecclesia Sancti Mederici Parisiensis ad altare beati Michaelis vacantem</text:p>
      <text:p text:style-name="Standard">88 - permortem domini N. tate deffuncti / virtute cudam gracie per sedum apostolicam facte dicto Stephano. Qui noto debito juramentu prestitit etc.</text:p>
      <text:p text:style-name="Standard">89 - cepcio receptus fuit dominus gofredus ducis presbyter et constitutus vicarius in ipsa ecclesia Sancti Mederici cum juramento per cum prestito etc.</text:p>
      <text:p text:style-name="Standard">90 - Domini ordinaverunt quod quocienscunque à moro aliqui fuerint in congrgacionibus seu processonibus solempnibus quod talis</text:p>
      <text:p text:style-name="Standard">91 - debeant percipere distribucionem capitulares sic astantibus pro dicta die in capellano</text:p>
      <text:p text:style-name="Standard">=FRAN_0393_10782_L.jpg=</text:p>
      <text:p text:style-name="Standard">1 - Anno quo supra et die xiia dicti mensis capitulantibus dominis</text:p>
      <text:p text:style-name="Standard">2 - P. Decano</text:p>
      <text:p text:style-name="Standard">3 - H. Cantore</text:p>
      <text:p text:style-name="Standard">4 - Conquestus est curatus de Spedona de quibusdam</text:p>
      <text:p text:style-name="Standard">5 - G. Archidiacono ecclesie</text:p>
      <text:p text:style-name="Standard">6 - gravanibus illatis et factis tam sibi quam personis dicti</text:p>
      <text:p text:style-name="Standard">7 - Sy. succentore</text:p>
      <text:p text:style-name="Standard"><text:soft-page-break/>8 - qurimonia</text:p>
      <text:p text:style-name="Standard">9 - loci per majorem ipsius loci ordulatum ibidem per</text:p>
      <text:p text:style-name="Standard">10 - de Pompodoro</text:p>
      <text:p text:style-name="Standard">11 - magistrum Johannem de Socto prebenda ejusdem loci / et per noullus</text:p>
      <text:p text:style-name="Standard">12 - P. Roberti</text:p>
      <text:p text:style-name="Standard">13 - alios . Et ibidem ipse magister Johannes replicans ad</text:p>
      <text:p text:style-name="Standard">14 - L. de Mongeria</text:p>
      <text:p text:style-name="Standard">15 - dicta ipsius curati / respondit ipse curatus quod se</text:p>
      <text:p text:style-name="Standard">16 - Phi. de Salione</text:p>
      <text:p text:style-name="Standard">17 - refferebat in totum et pro toto de jure quod intendit</text:p>
      <text:p text:style-name="Standard">18 - N. Chaudardi</text:p>
      <text:p text:style-name="Standard">19 - R. de Lorriaco</text:p>
      <text:p text:style-name="Standard">20 - hire ad registra / que penes dominos sunt de talibus</text:p>
      <text:p text:style-name="Standard">21 - J. de Karolay</text:p>
      <text:p text:style-name="Standard">22 - faciende mencionem.</text:p>
      <text:p text:style-name="Standard">23 - N. de Socco</text:p>
      <text:p text:style-name="Standard">24 - P. Forteti</text:p>
      <text:p text:style-name="Standard">25 - Ar. Jausserandi</text:p>
      <text:p text:style-name="Standard">26 - P. Prepositi</text:p>
      <text:p text:style-name="Standard">27 - R. de Puteolis</text:p>
      <text:p text:style-name="Standard">28 - T. de Sancto Petro</text:p>
      <text:p text:style-name="Standard">29 - An. Regine</text:p>
      <text:p text:style-name="Standard">30 - G. de Alneolo</text:p>
      <text:p text:style-name="Standard">31 - J. Voignon</text:p>
      <text:p text:style-name="Standard">32 - L. de Maignaco</text:p>
      <text:p text:style-name="Standard">33 - J. de Guignicurte infirmo</text:p>
      <text:p text:style-name="Standard">34 - +N. de Ordeomonte</text:p>
      <text:p text:style-name="Standard">35 - J. Hue</text:p>
      <text:p text:style-name="Standard">36 - 7</text:p>
      <text:p text:style-name="Standard">=FRAN_0393_10783_L.jpg=</text:p>
      <text:p text:style-name="Standard">1 - xx</text:p>
      <text:p text:style-name="Standard">2 - februarius nongesimo sancti</text:p>
      <text:p text:style-name="Standard">3 - Anno quo supra et die xiii sebruarii capitulantibus dominis</text:p>
      <text:p text:style-name="Standard">4 - P. Decano</text:p>
      <text:p text:style-name="Standard">5 - Placet dominis quod Johannes Fromont serviens de Machau in</text:p>
      <text:p text:style-name="Standard">6 - G. Archidiacono ecclesie</text:p>
      <text:p text:style-name="Standard"><text:soft-page-break/>7 - prepositura de Vernone percipiat xl. so. turonensium quos debet</text:p>
      <text:p text:style-name="Standard">8 - Sy. Succentore</text:p>
      <text:p text:style-name="Standard">9 - Roberti</text:p>
      <text:p text:style-name="Standard">10 - Pensio sermientanuatim Johannes regis dicti loci de Machau pro quadam domo</text:p>
      <text:p text:style-name="Standard">11 - P.</text:p>
      <text:p text:style-name="Standard">12 - de Machau</text:p>
      <text:p text:style-name="Standard">13 - B. de Thierno</text:p>
      <text:p text:style-name="Standard">14 - ipsis dominis pertinenciis sita in dicto loco et quam possidet ipse Johannes</text:p>
      <text:p text:style-name="Standard">15 - R.</text:p>
      <text:p text:style-name="Standard">16 - de Lorriaco</text:p>
      <text:p text:style-name="Standard">17 - regis / et quod dictos xl. sol. cum arreragiis per eum debitis tradat</text:p>
      <text:p text:style-name="Standard">18 - Chaudardi</text:p>
      <text:p text:style-name="Standard">19 - N</text:p>
      <text:p text:style-name="Standard">20 - dicto firmont serviente racione sue sergenterie</text:p>
      <text:p text:style-name="Standard">21 - Forteti</text:p>
      <text:p text:style-name="Standard">22 - P</text:p>
      <text:p text:style-name="Standard">23 - *.</text:p>
      <text:p text:style-name="Standard">24 - De Pompodoro</text:p>
      <text:p text:style-name="Standard">25 - P. Prepositi</text:p>
      <text:p text:style-name="Standard">26 - Ad audiendum compotum magistri L. De Mongeria / sunt</text:p>
      <text:p text:style-name="Standard">27 - Con</text:p>
      <text:p text:style-name="Standard">28 - Regine</text:p>
      <text:p text:style-name="Standard">29 - Ar</text:p>
      <text:p text:style-name="Standard">30 - deputati / venenerabilis viri ac magistri Phi. de Salione et</text:p>
      <text:p text:style-name="Standard">31 - de Mongeria</text:p>
      <text:p text:style-name="Standard">32 - 2</text:p>
      <text:p text:style-name="Standard">33 - P. Roberti decanus Sancti Gerimani Altissiodorensis</text:p>
      <text:p text:style-name="Standard">34 - Fedelli</text:p>
      <text:p text:style-name="Standard">35 - G</text:p>
      <text:p text:style-name="Standard">36 - De Maignaco</text:p>
      <text:p text:style-name="Standard">37 - 2</text:p>
      <text:p text:style-name="Standard">38 - 44.</text:p>
      <text:p text:style-name="Standard">39 - De socto</text:p>
      <text:p text:style-name="Standard">40 - Domini Ordinaverunt quod Decanus Ambiansis faciat informacionem</text:p>
      <text:p text:style-name="Standard">41 - G. de Alneolo</text:p>
      <text:p text:style-name="Standard">42 - super certis articulis per curatum de Spedona datis et traditis</text:p>
      <text:p text:style-name="Standard"><text:soft-page-break/>43 - Jausserandi</text:p>
      <text:p text:style-name="Standard">44 - Arondo</text:p>
      <text:p text:style-name="Standard">45 - de Spedona in quodam rotulo papiret / et quod infra mediam quadragete</text:p>
      <text:p text:style-name="Standard">46 - S ixs.</text:p>
      <text:p text:style-name="Standard">47 - .</text:p>
      <text:p text:style-name="Standard">48 - de Karolay</text:p>
      <text:p text:style-name="Standard">49 - referat . Lucrabitur quoque distribuciones suas dum in predicta</text:p>
      <text:p text:style-name="Standard">50 - informacione vacabit</text:p>
      <text:p text:style-name="Standard">51 - Liceniar</text:p>
      <text:p text:style-name="Standard">52 - Data fuit licenciaum Johanni Caillardi macicoto de adendo extra civitatem in certis suis negociis et quod revertatur</text:p>
      <text:p text:style-name="Standard">53 - ad ecclesiam infra primam dominicam xe dum nosro per eum prius provideatur de persona ydonea qui loco sui resideat</text:p>
      <text:p text:style-name="Standard">54 - inecclesia et officii suum exerceat</text:p>
      <text:p text:style-name="Standard">55 - Item domino G. archico eclesie debet lequi cum domino episcopi Carnotensis super certo jure quod per cipit ipse dominu episcope</text:p>
      <text:p text:style-name="Standard">56 - Coisss</text:p>
      <text:p text:style-name="Standard">57 - in ecclesia parisiensis</text:p>
      <text:p text:style-name="Standard">58 - Dominus Johannes Fabri confessus fuit debere dominis per restam compoti sui de recepta anivsariorum ecclesie per</text:p>
      <text:p text:style-name="Standard">59 - Obligacione</text:p>
      <text:p text:style-name="Standard">60 - eum distributa / summam centum septem librarum octo solidorum et aliquorum denariorum Parisiensum / presentibus</text:p>
      <text:p text:style-name="Standard">61 - magistro magistr Yvone de Fageto prometore capituli / magistro Johanne Gaigne / canonico Sancti Stephani de Gressibi</text:p>
      <text:p text:style-name="Standard">62 - et domino Guillelmo Jausserandi curato sancti prpoliti prope Parisis</text:p>
      <text:p text:style-name="Standard">=FRAN_0393_10784_L.jpg=</text:p>
      <text:p text:style-name="Standard">1 - februar</text:p>
      <text:p text:style-name="Standard">2 - 49</text:p>
      <text:p text:style-name="Standard">3 - Anno quo supra die xxia dicti mensis capitulantibus dominis</text:p>
      <text:p text:style-name="Standard">4 - Oenenia pronunciata per organum domini cantoris contra magistrum Johannem</text:p>
      <text:p text:style-name="Standard">5 - P. Decano infirmo</text:p>
      <text:p text:style-name="Standard">6 - fabri in modum qui sequitur.</text:p>
      <text:p text:style-name="Standard">7 - H. Cantore</text:p>
      <text:p text:style-name="Standard">8 - G. Archidiacono ecclesie</text:p>
      <text:p text:style-name="Standard">9 - Et quia vos magister Johannes Fabri vicarius ecclesie nostre parisiensis confessus</text:p>
      <text:p text:style-name="Standard">10 - J. de Socto.</text:p>
      <text:p text:style-name="Standard"><text:soft-page-break/>11 - . Fabri</text:p>
      <text:p text:style-name="Standard">12 - estis vos tener procuratori ecclesie nostre ad causam officiorum antiphae felicis</text:p>
      <text:p text:style-name="Standard">13 - N. Chaudardi</text:p>
      <text:p text:style-name="Standard">14 - recordacionis domini grgorii pape / et anniversariorum dicte ecclesie nostre in summa</text:p>
      <text:p text:style-name="Standard">15 - . De Karolay</text:p>
      <text:p text:style-name="Standard">16 - centum septem librarum / et octo solidorum parisiensium ex compoto facto finali</text:p>
      <text:p text:style-name="Standard">17 - P. Forteti</text:p>
      <text:p text:style-name="Standard">18 - de Mongeria</text:p>
      <text:p text:style-name="Standard">19 - cum certis comissariis nostris super hoc per nos deputatis racione officii</text:p>
      <text:p text:style-name="Standard">20 - de Bordis</text:p>
      <text:p text:style-name="Standard">21 - anniversariorum dicte ecclesie nostre quod gessistis per biennnum / videlicet pro</text:p>
      <text:p text:style-name="Standard">22 - de Sancto Petro</text:p>
      <text:p text:style-name="Standard">23 - compoto anniversariorum xl la. xii s. viii d. p. Item pro</text:p>
      <text:p text:style-name="Standard">24 - G. de Ahneolo</text:p>
      <text:p text:style-name="Standard">25 - compoto processionem pape Gergorii lxvi lb. xviii s. iii. dob. vos in</text:p>
      <text:p text:style-name="Standard">26 - A. de Maignaco</text:p>
      <text:p text:style-name="Standard">27 - dicta summa Cvii librarum et viii. so. solvendiis et reddendorum dicto</text:p>
      <text:p text:style-name="Standard">28 - R. de Lorriaco</text:p>
      <text:p text:style-name="Standard">29 - procuratori nostro condempnamus.</text:p>
      <text:p text:style-name="Standard">30 - *.</text:p>
      <text:p text:style-name="Standard">31 - de Pompodoro</text:p>
      <text:p text:style-name="Standard">32 - *.</text:p>
      <text:p text:style-name="Standard">33 - de Guignicurte infirmo</text:p>
      <text:p text:style-name="Standard">34 - Arrestati sunt grossi fructus prebenda decasi Belvacensis donec solverit</text:p>
      <text:p text:style-name="Standard">35 - G. Fedelli</text:p>
      <text:p text:style-name="Standard">36 - H d</text:p>
      <text:p text:style-name="Standard">37 - Phi. de Salione Chanaco ea que debet officiis ecclesie et specialiter officis anniversariorum racione</text:p>
      <text:p text:style-name="Standard">38 - domus sue de claustro.</text:p>
      <text:p text:style-name="Standard">39 - N. de Ordeomonte</text:p>
      <text:p text:style-name="Standard">40 - B. de Thierno</text:p>
      <text:p text:style-name="Standard">41 - Johannes Berterii recipit plateam quandam sitam in cristolio coram</text:p>
      <text:p text:style-name="Standard">42 - J. Voignon</text:p>
      <text:p text:style-name="Standard">43 - domo prepositure pro precio octo solidorum anui redditus cum hoc quod</text:p>
      <text:p text:style-name="Standard">44 - Sy. succentor ebdorius.</text:p>
      <text:p text:style-name="Standard">45 - S. x s. vi d.</text:p>
      <text:p text:style-name="Standard"><text:soft-page-break/>46 - cristolium tenebitur solvere tailliam debitam.</text:p>
      <text:p text:style-name="Standard">47 - Memoire de Parler a maistre Jehan Chanteprime et de Savoir de Ly / pour quoy pieça furent</text:p>
      <text:p text:style-name="Standard">48 - arrestz par chapitre / les gros frais de la prouvende qui fut maistre Jehan de Raisieres</text:p>
      <text:p text:style-name="Standard">49 - Castolium</text:p>
      <text:p text:style-name="Standard">50 - Deputati sunt G. archicon eclesie Phi de Salione et G. de Alneolo ad loquendum cum consilio</text:p>
      <text:p text:style-name="Standard">51 - ecclesie super taillia de Cristolio et de Fussiaco / pro inveniendo aliquam bonam viam sine prejudicio</text:p>
      <text:p text:style-name="Standard">52 - ecclesie super solacione et modo solvendi ipsam tailliam de cetero in adjutorium hujusmoinim ipsius ecclesie in dictis</text:p>
      <text:p text:style-name="Standard">53 - locis commorant</text:p>
      <text:p text:style-name="Standard">54 - Arrestati sunt fructus prebenda magistri Petri de Ailliaco Cancellarii in Vernone / et eciam fructas prebende</text:p>
      <text:p text:style-name="Standard">55 - P. de Ailliaco</text:p>
      <text:p text:style-name="Standard">56 - magistri Mathei de Trye Mnrosayo pro certis reparacionibus per eos debitis et habebut recursum ad predecte</text:p>
      <text:p text:style-name="Standard">57 - cessores suos</text:p>
      <text:p text:style-name="Standard">=FRAN_0393_10785_L.jpg=</text:p>
      <text:p text:style-name="Standard">1 - tebris nogesimo santi</text:p>
      <text:p text:style-name="Standard">2 - xxx</text:p>
      <text:p text:style-name="Standard">3 - Anno quo supra die xxvta febrim capituantbus dominis</text:p>
      <text:p text:style-name="Standard">4 - P. Decano</text:p>
      <text:p text:style-name="Standard">5 - Deputati</text:p>
      <text:p text:style-name="Standard">6 - H. Cantore</text:p>
      <text:p text:style-name="Standard">7 - Sy. Succentore</text:p>
      <text:p text:style-name="Standard">8 - Magistri Phi de Salione et G. de Aneolo cum eis vocato procuratore comitatis</text:p>
      <text:p text:style-name="Standard">9 - Archidiacono ecclesie</text:p>
      <text:p text:style-name="Standard">10 - .</text:p>
      <text:p text:style-name="Standard">11 - ad cognoscendum et refferendum si est utilitas ecclesie in hoco quod magister Reginaldus</text:p>
      <text:p text:style-name="Standard">12 - N. Chaudardi</text:p>
      <text:p text:style-name="Standard">13 - Ar. Jausserandi</text:p>
      <text:p text:style-name="Standard">14 - freron requirit super empcione vi. librarum redditus anui / alibi fienda / ad</text:p>
      <text:p text:style-name="Standard">15 - de Pompodoro</text:p>
      <text:p text:style-name="Standard">16 - exoneracionem domus sue super quam debet dictas vi lb.</text:p>
      <text:p text:style-name="Standard">17 - 3</text:p>
      <text:p text:style-name="Standard">18 - L. de Mongeria</text:p>
      <text:p text:style-name="Standard">19 - De socto</text:p>
      <text:p text:style-name="Standard">20 - P. Decanus et H. Cantor facient informacionem super capucus gallice</text:p>
      <text:p text:style-name="Standard"><text:soft-page-break/>21 - B. de Thierno</text:p>
      <text:p text:style-name="Standard">22 - deputati dicti camailo qui non debent poitari subtus capas cenceas in officio misse</text:p>
      <text:p text:style-name="Standard">23 - de Alneolo</text:p>
      <text:p text:style-name="Standard">24 - G</text:p>
      <text:p text:style-name="Standard">25 - nec aliis horis / et super hoc refferent</text:p>
      <text:p text:style-name="Standard">26 - G. Fedelli</text:p>
      <text:p text:style-name="Standard">27 - Phi. de Salione</text:p>
      <text:p text:style-name="Standard">28 - Distribuciones domini Crepini relaxantur usque duim fuerit facta informacio proxima</text:p>
      <text:p text:style-name="Standard">29 - L. de Maignaco</text:p>
      <text:p text:style-name="Standard">30 - Relayac</text:p>
      <text:p text:style-name="Standard">31 - de capuciis per dominos Decanum et Cantorem.</text:p>
      <text:p text:style-name="Standard">32 - R. de Lorriaco</text:p>
      <text:p text:style-name="Standard">33 - P. Forteti</text:p>
      <text:p text:style-name="Standard">34 - J. de Bordis</text:p>
      <text:p text:style-name="Standard">35 - Concessum est procurator aniversariorum quod recipiat turonensum pro parisiensis vel valorem</text:p>
      <text:p text:style-name="Standard">36 - Au. Regine</text:p>
      <text:p text:style-name="Standard">37 - Licentia</text:p>
      <text:p text:style-name="Standard">38 - de venditis debitis per filium majoris Sancti Mederici racione cujusdam domus</text:p>
      <text:p text:style-name="Standard">39 - J. Voignon</text:p>
      <text:p text:style-name="Standard">40 - empte per cum a magistro Johanne de Socto que domus est in censiva ecclesie parisis</text:p>
      <text:p text:style-name="Standard">41 - J. de Larolay</text:p>
      <text:p text:style-name="Standard">42 - L. de Guigniate infirmo</text:p>
      <text:p text:style-name="Standard">43 - Anno quo supra et die vicesia septima dicti mensis capitulantibus dominis</text:p>
      <text:p text:style-name="Standard">44 - P. Decano</text:p>
      <text:p text:style-name="Standard">45 - Ordinatum est quod grefferius parlamenti et sui clerici pro quarta ressorti</text:p>
      <text:p text:style-name="Standard">46 - H. Cantore</text:p>
      <text:p text:style-name="Standard">47 - ecclesie concessi et pro scripturis inde factis / habebunt sex francos quos tradet</text:p>
      <text:p text:style-name="Standard">48 - Solucio</text:p>
      <text:p text:style-name="Standard">49 - Sy. Succentore</text:p>
      <text:p text:style-name="Standard">50 - camerarius. Tradet eciam clerico magistri Guillelmi de Villaribus pro pergameno</text:p>
      <text:p text:style-name="Standard">51 - Johan. de Pompodoro</text:p>
      <text:p text:style-name="Standard">52 - Ar. Jausserandi</text:p>
      <text:p text:style-name="Standard">53 - inqueste facte in causa Sancti Benedicti vi. so.</text:p>
      <text:p text:style-name="Standard">54 - L. de Mongeria</text:p>
      <text:p text:style-name="Standard">55 - B. de Thierno</text:p>
      <text:p text:style-name="Standard">56 - de archidiacono Domini fuerunt concordes quod sigillifer domini Archidiaconi Parisiensis</text:p>
      <text:p text:style-name="Standard"><text:soft-page-break/>57 - G. de Alneolo</text:p>
      <text:p text:style-name="Standard">58 - habeat cameram et teneat curiam in domo magistri P. Roberti decani</text:p>
      <text:p text:style-name="Standard">59 - R. de Lorriaco</text:p>
      <text:p text:style-name="Standard">60 - Par.</text:p>
      <text:p text:style-name="Standard">61 - + N. de Ordeomonte</text:p>
      <text:p text:style-name="Standard">62 - Sancti Germani Autissiodorensis que est in claustro ab hinc usque ad diem Pasche</text:p>
      <text:p text:style-name="Standard">63 - +P. de Castro.</text:p>
      <text:p text:style-name="Standard">64 - proximo venturum dominum modo placeat eidem magistro Petro.</text:p>
      <text:p text:style-name="Standard">65 - G. Fedelli</text:p>
      <text:p text:style-name="Standard">66 - Ordinatum est quod commissarii loquantur cum domino Aniciensis super facto</text:p>
      <text:p text:style-name="Standard">67 - Ph. de Salione</text:p>
      <text:p text:style-name="Standard">68 - de domino eper</text:p>
      <text:p text:style-name="Standard">69 - domini Guidonis de La Termoille / et audita ejus responsiones / procedetur</text:p>
      <text:p text:style-name="Standard">70 - L. de Maignaco</text:p>
      <text:p text:style-name="Standard">71 - Aniciensis</text:p>
      <text:p text:style-name="Standard">72 - J. de Guignicurtis infirmo</text:p>
      <text:p text:style-name="Standard">73 - super illo facto at melius videbitur</text:p>
      <text:p text:style-name="Standard">74 - J. de Socco</text:p>
      <text:p text:style-name="Standard">75 - J. Volgnon</text:p>
      <text:p text:style-name="Standard">76 - vocabitur procurator comuitatis et exponetur ei factum magistri Reginaldi</text:p>
      <text:p text:style-name="Standard">77 - An. Regine</text:p>
      <text:p text:style-name="Standard">78 - R. Freron</text:p>
      <text:p text:style-name="Standard">79 - Freron / de empcione vi. libraum anni redditus et super hoc ipse ipse procurator</text:p>
      <text:p text:style-name="Standard">80 - P. Forteti</text:p>
      <text:p text:style-name="Standard">81 - habebit consiliam in comitato / et refferet dominis quepiorem eorum</text:p>
      <text:p text:style-name="Standard">82 - P. Roberti</text:p>
      <text:p text:style-name="Standard">83 - R. de Puteolis</text:p>
      <text:p text:style-name="Standard">84 - J. Hue</text:p>
      <text:p text:style-name="Standard">85 - 8</text:p>
      <text:p text:style-name="Standard">86 - N. Chaudardi infirmus</text:p>
      <text:p text:style-name="Standard">=FRAN_0393_10786_L.jpg=</text:p>
      <text:p text:style-name="Standard">1 - Marci</text:p>
      <text:p text:style-name="Standard">2 - Anno quo supra die prima mensis marcii capitulantibus dominis</text:p>
      <text:p text:style-name="Standard">3 - domus Des</text:p>
      <text:p text:style-name="Standard">4 - P. Decano</text:p>
      <text:p text:style-name="Standard">5 - Horor Johanna la Grande post annum probacionis</text:p>
      <text:p text:style-name="Standard"><text:soft-page-break/>6 - H. Cantore</text:p>
      <text:p text:style-name="Standard">7 - Hodie fecit vota sua</text:p>
      <text:p text:style-name="Standard">8 - G. archidiacono ecclesie</text:p>
      <text:p text:style-name="Standard">9 - Et ibidem soror Gileta Loyzelle fuit velata</text:p>
      <text:p text:style-name="Standard">10 - Sy. Succentore</text:p>
      <text:p text:style-name="Standard">11 - Vendicio</text:p>
      <text:p text:style-name="Standard">12 - P. Roberti</text:p>
      <text:p text:style-name="Standard">13 - de Pompodorio</text:p>
      <text:p text:style-name="Standard">14 - Domini vocato procuratore commitatis cui super hoco dederunt licenciam et</text:p>
      <text:p text:style-name="Standard">15 - Ar. Jausserandi</text:p>
      <text:p text:style-name="Standard">16 - N. Chaudardi</text:p>
      <text:p text:style-name="Standard">17 - prebuerunt assenssum / in quantum eos tangit vel tangere potest</text:p>
      <text:p text:style-name="Standard">18 - de Karolay</text:p>
      <text:p text:style-name="Standard">19 - vendiderunt magistro Reginaldo Freron vi lb. parisienes quas percipiebat</text:p>
      <text:p text:style-name="Standard">20 - de socto</text:p>
      <text:p text:style-name="Standard">21 - ipsa commitas super quadam sua domo sita parisensis in vico</text:p>
      <text:p text:style-name="Standard">22 - L. de Mongeria</text:p>
      <text:p text:style-name="Standard">23 - pro precio. centum sexaginta francorum auri / cum pacto quod teneretur</text:p>
      <text:p text:style-name="Standard">24 - B. de Thierno</text:p>
      <text:p text:style-name="Standard">25 - solvere predictas sex libras pro anno presenti damtaxat et semel predicte commitati</text:p>
      <text:p text:style-name="Standard">26 - R. de Lorriaco</text:p>
      <text:p text:style-name="Standard">27 - G. de Alneolo</text:p>
      <text:p text:style-name="Standard">28 - Qui magister Reginaldus facta ipsa vendicione et coram dubbus notaris</text:p>
      <text:p text:style-name="Standard">29 - Regis</text:p>
      <text:p text:style-name="Standard">30 - Castalleti sic transacta . solvit predictam summam Clx. fr.</text:p>
      <text:p text:style-name="Standard">31 - T</text:p>
      <text:p text:style-name="Standard">32 - Chanteprime</text:p>
      <text:p text:style-name="Standard">33 - P</text:p>
      <text:p text:style-name="Standard">34 - et septemfrancos cum dimidio pro vi lib. predictis per eum pro anno</text:p>
      <text:p text:style-name="Standard">35 - G. Fedelli</text:p>
      <text:p text:style-name="Standard">36 - presenti dumtaxa ut dicitur supra debitis.</text:p>
      <text:p text:style-name="Standard">37 - Ph. de Salione</text:p>
      <text:p text:style-name="Standard">38 - Que totalis summa Clxvii francorum auri cum didio fuit in</text:p>
      <text:p text:style-name="Standard">39 - +P. de Castro</text:p>
      <text:p text:style-name="Standard">40 - De Sancto Petro</text:p>
      <text:p text:style-name="Standard">41 - N. Sellarii scribe ipsius veneneaitis capelani tradita in custodia / data</text:p>
      <text:p text:style-name="Standard"><text:soft-page-break/>42 - *</text:p>
      <text:p text:style-name="Standard">43 - de Maignaco</text:p>
      <text:p text:style-name="Standard">44 - *.</text:p>
      <text:p text:style-name="Standard">45 - vero fuit in licenciatum tradendi procuratori predicto / dictos vii. fr. auri cum</text:p>
      <text:p text:style-name="Standard">46 - Hue</text:p>
      <text:p text:style-name="Standard">47 - adio pro vi. lb. predictis / remanentis penes me dictis Cho. fr.</text:p>
      <text:p text:style-name="Standard">48 - *</text:p>
      <text:p text:style-name="Standard">49 - de Guignicurte infirmo</text:p>
      <text:p text:style-name="Standard">50 - quos postmonium tradidi in thesauro ecclesie procuratori comitatis in presentes L. de Mongeri</text:p>
      <text:p text:style-name="Standard">51 - P. Forteti</text:p>
      <text:p text:style-name="Standard">52 - Ph. de Salibni canonicorum et plurim capellanorum cclesi</text:p>
      <text:p text:style-name="Standard">53 - +N. de Ordeimonte</text:p>
      <text:p text:style-name="Standard">54 - Commissio</text:p>
      <text:p text:style-name="Standard">55 - Gis.</text:p>
      <text:p text:style-name="Standard">56 - Magistr Johannes Hue commissus est ad informandum se de quodam hritagio prope insulam in flandria</text:p>
      <text:p text:style-name="Standard">57 - Coissio</text:p>
      <text:p text:style-name="Standard">58 - sito an sciendum si pertinet ecclesie an non. Et fuit ordinatum quod aliqui dominorum supplicarent domino duci</text:p>
      <text:p text:style-name="Standard">59 - Burgondie ut vellet dare licenciatm ad hoc magistro Johanni Hue predicto quando esset in partibus ills</text:p>
      <text:p text:style-name="Standard">60 - Commissio</text:p>
      <text:p text:style-name="Standard">61 - Dominuo Cantor Commissus est ad loquendum domino Parisiensi piscopo super amortiacione iiiiur librum sibi tradenda</text:p>
      <text:p text:style-name="Standard">62 - Commissio</text:p>
      <text:p text:style-name="Standard">63 - et de componendo cum eo meliori modo quo poterit</text:p>
      <text:p text:style-name="Standard">64 - De molendino de Viry concordatum est quod tradatur Johanni de Viriaco dit le faisseur obligando vivani</text:p>
      <text:p text:style-name="Standard">65 - Vy ryacum</text:p>
      <text:p text:style-name="Standard">66 - suum et partem quam habet in predicto molendino cum cleria defournir et faire valoir et de faire bonne et solva</text:p>
      <text:p text:style-name="Standard">67 - et bien paiable / la rente que il devra pour ce / qui est de</text:p>
      <text:p text:style-name="Standard">68 - promoti ad ordines</text:p>
      <text:p text:style-name="Standard">69 - Guillelmus oliveri capelalni i ecclesia ariens ad altare beatorum Michaelis et Authonii ad dyaconatus ordinem fuit promotus</text:p>
      <text:p text:style-name="Standard">70 - et cum ipso ad eundem ordinem . Johannes Furnerii canonicus Sancti Dyonisii de Passu in ecclesia Parisiensi</text:p>
      <text:p text:style-name="Standard">71 - Nicolaus de Dola canonicus Sancti Dyonisii de Passu ad ordinem subdiacionatus</text:p>
      <text:p text:style-name="Standard"><text:soft-page-break/>72 - Johannes Agni ad acolitatus ecterosque minores ordines fuit promotus.</text:p>
      <text:p text:style-name="Standard">=FRAN_0393_10787_L.jpg=</text:p>
      <text:p text:style-name="Standard">1 - xvi</text:p>
      <text:p text:style-name="Standard">2 - a</text:p>
      <text:p text:style-name="Standard">3 - Anno quo supra die tercia dicti mene capitulantibus dominis pro ad infrascripta exordinarie tanen ordinama</text:p>
      <text:p text:style-name="Standard">4 - P. Decano</text:p>
      <text:p text:style-name="Standard">5 - Aloueau fuit ordinatum quod tradantur viii. frori Dyonisio Aloueau procuratori constituti</text:p>
      <text:p text:style-name="Standard">6 - H. cantore</text:p>
      <text:p text:style-name="Standard">7 - nomine ecclesie ad eundem apud Fistanum pro respondendo articulis et videndo</text:p>
      <text:p text:style-name="Standard">8 - G. archidiacono ecclesie</text:p>
      <text:p text:style-name="Standard">9 - jurare testes / in ea mota inter abbatem fiscanties et ecclesiam</text:p>
      <text:p text:style-name="Standard">10 - Sy. Succentore</text:p>
      <text:p text:style-name="Standard">11 - J. de Pompodorio</text:p>
      <text:p text:style-name="Standard">12 - Cormenis loquatur cum officiario aniversariorum super recepta iiiior modiorum de Cormelus</text:p>
      <text:p text:style-name="Standard">13 - R. de Lorriaco</text:p>
      <text:p text:style-name="Standard">14 - ut prosequatur viriliter contra non solventes</text:p>
      <text:p text:style-name="Standard">15 - T. de Sancto Petro</text:p>
      <text:p text:style-name="Standard">16 - Item loquatur magistro Johanni Le Feure de xvi lb. par. quas recepit pro facto</text:p>
      <text:p text:style-name="Standard">17 - de Karolay</text:p>
      <text:p text:style-name="Standard">18 - fabri</text:p>
      <text:p text:style-name="Standard">19 - Hue</text:p>
      <text:p text:style-name="Standard">20 - camere.</text:p>
      <text:p text:style-name="Standard">21 - L. de Maignaco</text:p>
      <text:p text:style-name="Standard">22 - Mandetur major de Cuilyaco et quod loquatur cum domino Archiacns de Josayo</text:p>
      <text:p text:style-name="Standard">23 - de Alneolo</text:p>
      <text:p text:style-name="Standard">24 - Fedelli</text:p>
      <text:p text:style-name="Standard">25 - Cavlya Item in quantum concerint articulum de nmoribus ordinetur tlr quod certa porcio</text:p>
      <text:p text:style-name="Standard">26 - L. de Mongeria</text:p>
      <text:p text:style-name="Standard">27 - scindatur anno quolibet</text:p>
      <text:p text:style-name="Standard">28 - P. Forteti</text:p>
      <text:p text:style-name="Standard">29 - Mandetur major de Orliaco.</text:p>
      <text:p text:style-name="Standard">30 - Emenda</text:p>
      <text:p text:style-name="Standard">31 - Anno quo supra die quarta dict mensis capitulantibus dominis</text:p>
      <text:p text:style-name="Standard">32 - P. Decano</text:p>
      <text:p text:style-name="Standard">33 - Petrus Valeti clericus matutinali gagiavit emendam in maibus dominorum</text:p>
      <text:p text:style-name="Standard"><text:soft-page-break/>34 - Emenda</text:p>
      <text:p text:style-name="Standard">35 - H. Cantore</text:p>
      <text:p text:style-name="Standard">36 - pro deffectu quod fecerat / non verendo ad ecclesiam per plures dies ante</text:p>
      <text:p text:style-name="Standard">37 - G. archidiacono ecclesie</text:p>
      <text:p text:style-name="Standard">38 - Sy. succentore</text:p>
      <text:p text:style-name="Standard">39 - L. de Mongeria accomodavit viii francos ecclesie pro tradendo Dyonisio</text:p>
      <text:p text:style-name="Standard">40 - Mongeria</text:p>
      <text:p text:style-name="Standard">41 - P. Roberti</text:p>
      <text:p text:style-name="Standard">42 - Aloneau procurator ecclesie constituto ad eundem apud Fistanum</text:p>
      <text:p text:style-name="Standard">43 - L. de Mongeria</text:p>
      <text:p text:style-name="Standard">44 - B. de Thierno</text:p>
      <text:p text:style-name="Standard">45 - Episcopus Par.iensi dominus Cantor retulit quod dominus Episcopus parisiensis vult tradere xxx vel saltum</text:p>
      <text:p text:style-name="Standard">46 - J.</text:p>
      <text:p text:style-name="Standard">47 - de Pompodoroo</text:p>
      <text:p text:style-name="Standard">48 - xxv. francos pro amortizacione iiiir libram par.</text:p>
      <text:p text:style-name="Standard">49 - J. de Socto</text:p>
      <text:p text:style-name="Standard">50 - P. Forteti</text:p>
      <text:p text:style-name="Standard">51 - Domini consensierunt in tradicione cujusdam domus dicte la tour Rolant parisiensis in</text:p>
      <text:p text:style-name="Standard">52 - L. de Maignaco</text:p>
      <text:p text:style-name="Standard">53 - Latour</text:p>
      <text:p text:style-name="Standard">54 - Regis</text:p>
      <text:p text:style-name="Standard">55 - vico Veteris Pelliparie site in rvella Johannis Notiau. facta per dominum Johannem Boillardi</text:p>
      <text:p text:style-name="Standard">56 - Rolant</text:p>
      <text:p text:style-name="Standard">57 - R. de Lorriaco</text:p>
      <text:p text:style-name="Standard">58 - capellanum ecclesie Parisiensi / Johanni Herni Lacono et ejus uxr pro precio et crisa anuaus</text:p>
      <text:p text:style-name="Standard">59 - G. Fedelli</text:p>
      <text:p text:style-name="Standard">60 - decem libraris Parisiense / quarum ipse capellanus per cipiet duas partes et religiosis de Sancto eligio</text:p>
      <text:p text:style-name="Standard">61 - J. de Karolay</text:p>
      <text:p text:style-name="Standard">62 - Parisiensis terciam partem / quia dicta domus est in eorum censiva / et pro amortizacione ipsarum</text:p>
      <text:p text:style-name="Standard">63 - . Hue</text:p>
      <text:p text:style-name="Standard">64 - x. librarum</text:p>
      <text:p text:style-name="Standard">65 - P. Voignon</text:p>
      <text:p text:style-name="Standard">66 - N. Chaudardi</text:p>
      <text:p text:style-name="Standard">67 - Ordinatum est quod procedatur contra dominum Guidonem de la Termoille</text:p>
      <text:p text:style-name="Standard"><text:soft-page-break/>68 - L. de Guignicurte infirmo</text:p>
      <text:p text:style-name="Standard">69 - et quod causa vocetur in parlamento si possit fieri</text:p>
      <text:p text:style-name="Standard">70 - ollc</text:p>
      <text:p text:style-name="Standard">71 - G. de Alneolo</text:p>
      <text:p text:style-name="Standard">72 - Ph. de Salione</text:p>
      <text:p text:style-name="Standard">73 - i. so. vi T. de Sancto Petro</text:p>
      <text:p text:style-name="Standard">74 - fsta du su capitulum G</text:p>
      <text:p text:style-name="Standard">=FRAN_0393_10788_L.jpg=</text:p>
      <text:p text:style-name="Standard">1 - 0</text:p>
      <text:p text:style-name="Standard">2 - Marciu</text:p>
      <text:p text:style-name="Standard">3 - Anno quo supra die vita marcii capitulantibus dominis</text:p>
      <text:p text:style-name="Standard">4 - Relacio</text:p>
      <text:p text:style-name="Standard">5 - P. Decano</text:p>
      <text:p text:style-name="Standard">6 - H. Cantore</text:p>
      <text:p text:style-name="Standard">7 - Domini Decanus et cantor retulerunt quod de consuetudine antiqua</text:p>
      <text:p text:style-name="Standard">8 - G. Archiaconocle De Canio</text:p>
      <text:p text:style-name="Standard">9 - nulls cujuscumque status sit in ecclesia parisiensis debet portare camalia</text:p>
      <text:p text:style-name="Standard">10 - lis</text:p>
      <text:p text:style-name="Standard">11 - Sy. succentore</text:p>
      <text:p text:style-name="Standard">12 - subtus capas cericeas dum dicitur officialum in ecclesia</text:p>
      <text:p text:style-name="Standard">13 - p</text:p>
      <text:p text:style-name="Standard">14 - De Pompodorio</text:p>
      <text:p text:style-name="Standard">15 - Commissio</text:p>
      <text:p text:style-name="Standard">16 - N. Chaudardi</text:p>
      <text:p text:style-name="Standard">17 - R.</text:p>
      <text:p text:style-name="Standard">18 - de Lorriaco</text:p>
      <text:p text:style-name="Standard">19 - Ar. Jausserandi</text:p>
      <text:p text:style-name="Standard">20 - Magister L. de Mongera ducet juratos in domo de Moriaco et reffet</text:p>
      <text:p text:style-name="Standard">21 - P. Roberti</text:p>
      <text:p text:style-name="Standard">22 - ea que facta sunt in predicta domo ut domini provideant ut melius</text:p>
      <text:p text:style-name="Standard">23 - de Socto</text:p>
      <text:p text:style-name="Standard">24 - 4</text:p>
      <text:p text:style-name="Standard">25 - poterunt</text:p>
      <text:p text:style-name="Standard">26 - de Camailliis</text:p>
      <text:p text:style-name="Standard">27 - de Mongeria</text:p>
      <text:p text:style-name="Standard">28 - mandabuntur capellani et vicarii ecclesie et loquetur cum eis graciose</text:p>
      <text:p text:style-name="Standard"><text:soft-page-break/>29 - HHue</text:p>
      <text:p text:style-name="Standard">30 - super facio camailliorum</text:p>
      <text:p text:style-name="Standard">31 - G. de Alneolo</text:p>
      <text:p text:style-name="Standard">32 - J. Voignio</text:p>
      <text:p text:style-name="Standard">33 - fuit conclusum quod restituerentur perrotino merelli sui pro percipiendo</text:p>
      <text:p text:style-name="Standard">34 - Ja. Cosson</text:p>
      <text:p text:style-name="Standard">35 - distribuciones suas</text:p>
      <text:p text:style-name="Standard">36 - 8</text:p>
      <text:p text:style-name="Standard">37 - T</text:p>
      <text:p text:style-name="Standard">38 - de Sancto Petro</text:p>
      <text:p text:style-name="Standard">39 - de Karolay</text:p>
      <text:p text:style-name="Standard">40 - Domini decanus cantor et archiaou uerunt ordinati ad loquendum cum magistro</text:p>
      <text:p text:style-name="Standard">41 - +P. de Castro</text:p>
      <text:p text:style-name="Standard">42 - Recepcio capellani</text:p>
      <text:p text:style-name="Standard">43 - Petro de Castro super hoc quod requirebat</text:p>
      <text:p text:style-name="Standard">44 - Au. Regine</text:p>
      <text:p text:style-name="Standard">45 - de Chierno</text:p>
      <text:p text:style-name="Standard">46 - Recepcio magister firminus Vavassorum fuit receptus ad capellaniam beati Michalis in ecclesia</text:p>
      <text:p text:style-name="Standard">47 - Fedelli</text:p>
      <text:p text:style-name="Standard">48 - G.</text:p>
      <text:p text:style-name="Standard">49 - sancti Mederici Parisiensis viracte codam gracie sibi facte per dominum nostrum papam</text:p>
      <text:p text:style-name="Standard">50 - de Ordeomonte</text:p>
      <text:p text:style-name="Standard">51 - +7.</text:p>
      <text:p text:style-name="Standard">52 - et fecit juramentum fuit quod installatus in ecclesia Parisienses per succentorem et per notariuo</text:p>
      <text:p text:style-name="Standard">53 - L. de Maignaco</text:p>
      <text:p text:style-name="Standard">54 - nostrum in facto Mederico prius tamen ad istam eandem fuerat receptus Stephanus de Molenn</text:p>
      <text:p text:style-name="Standard">55 - *</text:p>
      <text:p text:style-name="Standard">56 - de Guige infirmo</text:p>
      <text:p text:style-name="Standard">57 - sxii s.</text:p>
      <text:p text:style-name="Standard">58 - s</text:p>
      <text:p text:style-name="Standard">59 - Sed non remanset eique iste firminus habebat Anferri.</text:p>
      <text:p text:style-name="Standard">60 - Anno quo supra die vii dicti menss</text:p>
      <text:p text:style-name="Standard">61 - J</text:p>
      <text:p text:style-name="Standard">62 - P. Decano</text:p>
      <text:p text:style-name="Standard">63 - Ordinatum fuit quod amplius pro nunc non prosequentur contra geolarium</text:p>
      <text:p text:style-name="Standard">64 - archidiacono cclesie</text:p>
      <text:p text:style-name="Standard"><text:soft-page-break/>65 - G</text:p>
      <text:p text:style-name="Standard">66 - qi vocatus promisit nichil indebite vel muste petere vel aliquid</text:p>
      <text:p text:style-name="Standard">67 - Sy. succentore</text:p>
      <text:p text:style-name="Standard">68 - geolarius extorauere a prisionariis et fuit ei dictum per organum domini decani</text:p>
      <text:p text:style-name="Standard">69 - P</text:p>
      <text:p text:style-name="Standard">70 - De Pompodorio</text:p>
      <text:p text:style-name="Standard">71 - quod si hoc fecit procedetur contra ipsum et renovabi itorum primus processus</text:p>
      <text:p text:style-name="Standard">72 - R. de Lorriaco</text:p>
      <text:p text:style-name="Standard">73 - Ar. Jausserandi</text:p>
      <text:p text:style-name="Standard">74 - Item quod magister L. de Mongeria debeat tradere ii scuta auri cum vi s.</text:p>
      <text:p text:style-name="Standard">75 - J. de Socto</text:p>
      <text:p text:style-name="Standard">76 - P. Forteti</text:p>
      <text:p text:style-name="Standard">77 - pro sigillo cujusdam quarte</text:p>
      <text:p text:style-name="Standard">78 - P. de Castro</text:p>
      <text:p text:style-name="Standard">79 - B. de Thierno</text:p>
      <text:p text:style-name="Standard">80 - G. Fedelli</text:p>
      <text:p text:style-name="Standard">81 - Et aliquibus aliis</text:p>
      <text:p text:style-name="Standard">=FRAN_0393_10789_L.jpg=</text:p>
      <text:p text:style-name="Standard">1 - inst febis nongesi san</text:p>
      <text:p text:style-name="Standard">2 - don</text:p>
      <text:p text:style-name="Standard">3 - Commissarii</text:p>
      <text:p text:style-name="Standard">4 - Anno quo supra die viii dicti mensis capitulantibus dominis</text:p>
      <text:p text:style-name="Standard">5 - Decano</text:p>
      <text:p text:style-name="Standard">6 - P*</text:p>
      <text:p text:style-name="Standard">7 - Domini Cantor et R. de Lorriaco dati sunt commissarii ad</text:p>
      <text:p text:style-name="Standard">8 - H. Cantore</text:p>
      <text:p text:style-name="Standard">9 - audiendum compotum domini Johannis de Villaribus</text:p>
      <text:p text:style-name="Standard">10 - G. Archidiacono</text:p>
      <text:p text:style-name="Standard">11 - Sy. Succentore</text:p>
      <text:p text:style-name="Standard">12 - Et domini P. Roberti et Philippi de Salione dati sut commissarii ad</text:p>
      <text:p text:style-name="Standard">13 - Phi. de Salione</text:p>
      <text:p text:style-name="Standard">14 - audiendum compotum magistri Johannis de Socto.</text:p>
      <text:p text:style-name="Standard">15 - de Karolay</text:p>
      <text:p text:style-name="Standard">16 - N. Chaudard</text:p>
      <text:p text:style-name="Standard">17 - pro pulsatoribus campanarum</text:p>
      <text:p text:style-name="Standard">18 - Roberti</text:p>
      <text:p text:style-name="Standard"><text:soft-page-break/>19 - P</text:p>
      <text:p text:style-name="Standard">20 - Officium fabrice tradet vi lb. officiaum aniversariorum iii. lb.s et</text:p>
      <text:p text:style-name="Standard">21 - de Lorriaco</text:p>
      <text:p text:style-name="Standard">22 - R.</text:p>
      <text:p text:style-name="Standard">23 - officium matutinarum xl. soldoim pro solvendis pulsatis campanarum</text:p>
      <text:p text:style-name="Standard">24 - P. Forteti</text:p>
      <text:p text:style-name="Standard">25 - .</text:p>
      <text:p text:style-name="Standard">26 - de Mongeria</text:p>
      <text:p text:style-name="Standard">27 - B. de Thierno</text:p>
      <text:p text:style-name="Standard">28 - Au. Regine</text:p>
      <text:p text:style-name="Standard">29 - Relacio</text:p>
      <text:p text:style-name="Standard">30 - L. de Maignaco</text:p>
      <text:p text:style-name="Standard">31 - T. de Sancto Petro</text:p>
      <text:p text:style-name="Standard">32 - Magistri P. Roberti et Phpp de Salione retulerunt statum compoti magistri</text:p>
      <text:p text:style-name="Standard">33 - Fedelli</text:p>
      <text:p text:style-name="Standard">34 - D</text:p>
      <text:p text:style-name="Standard">35 - Laurencii de Mongeria / et ipsum statum tradiderunt in scriptis</text:p>
      <text:p text:style-name="Standard">36 - G. de Alneolo</text:p>
      <text:p text:style-name="Standard">37 - notario capituli / et debuit ipse magister L. per fine sui compoti predicti</text:p>
      <text:p text:style-name="Standard">38 - J. de Pompodorio</text:p>
      <text:p text:style-name="Standard">39 - lxx. lb. xviii s. i d. ob. cum prictis / quas debet solvere et habe</text:p>
      <text:p text:style-name="Standard">40 - +N. de Ordeomonte</text:p>
      <text:p text:style-name="Standard">41 - suam quictanciam</text:p>
      <text:p text:style-name="Standard">42 - N. de Socto</text:p>
      <text:p text:style-name="Standard">43 - Ja. Cosson</text:p>
      <text:p text:style-name="Standard">44 - de furno pro furuo faciendo commissi sunt G. archidiaconus ecclesie L. de Mongeria</text:p>
      <text:p text:style-name="Standard">45 - J. de Guigns afirmonis</text:p>
      <text:p text:style-name="Standard">46 - Robertus de Lorriaco et N. de Ordeomonte camerarius</text:p>
      <text:p text:style-name="Standard">47 - Magister Jacobus Parvi canonicus Sancti Mederici presentavit hodie ex parte consociorum suorum canonicoum dominum</text:p>
      <text:p text:style-name="Standard">48 - presentacio</text:p>
      <text:p text:style-name="Standard">49 - Jacobum equi presbyterum ad vicariam quam solebat obtinere in ipsa ecclesia dominus Baldovinus curatus</text:p>
      <text:p text:style-name="Standard">50 - Sancti Christofori / quem domini non acceptaverunt usque dum vidissent instrmentum factum super modo</text:p>
      <text:p text:style-name="Standard">51 - resignacionis ipsius vicarie facte per dictum ballovinum. Sed dederunt ei licencia deserviendi in dicta</text:p>
      <text:p text:style-name="Standard"><text:soft-page-break/>52 - vicaria si voluit usque ad octo dies tamen modo.</text:p>
      <text:p text:style-name="Standard">53 - Magistri Johannes defc in sende capituli particulas infrascriptas in quadam cedula paputa contentas</text:p>
      <text:p text:style-name="Standard">54 - pro inregistrando</text:p>
      <text:p text:style-name="Standard">55 - Censaies les partes deues a l'offlice des heures et matines a corbereuse baillees et</text:p>
      <text:p text:style-name="Standard">56 - assignées a l'office des aniversaires pour faire les repparacions du die lieu</text:p>
      <text:p text:style-name="Standard">57 - x lb. viiii s.</text:p>
      <text:p text:style-name="Standard">58 - Jehan Roussel</text:p>
      <text:p text:style-name="Standard">59 - Jehan Charpentier</text:p>
      <text:p text:style-name="Standard">60 - iiii lb.</text:p>
      <text:p text:style-name="Standard">61 - Les fermiers de la prevosté</text:p>
      <text:p text:style-name="Standard">62 - Le maire</text:p>
      <text:p text:style-name="Standard">63 - xxx s.</text:p>
      <text:p text:style-name="Standard">64 - Gautier Anquatin.</text:p>
      <text:p text:style-name="Standard">65 - xxiii lb.</text:p>
      <text:p text:style-name="Standard">66 - Somme xliiii. lb. xv . p.</text:p>
      <text:p text:style-name="Standard">=FRAN_0393_10790_L.jpg=</text:p>
      <text:p text:style-name="Standard">1 - P</text:p>
      <text:p text:style-name="Standard">2 - Anno quo supra die xia marcii capitulantibus dominis</text:p>
      <text:p text:style-name="Standard">3 - P. Decano</text:p>
      <text:p text:style-name="Standard">4 - Lescheres firmarius de Lecheris dixit dominis quod non poterat amplius tenere vineat</text:p>
      <text:p text:style-name="Standard">5 - H. Cantore</text:p>
      <text:p text:style-name="Standard">6 - quam tenebat de ipsis in dicto loco propter dampna que causa ipsius vinee erat</text:p>
      <text:p text:style-name="Standard">7 - archidiacon</text:p>
      <text:p text:style-name="Standard">8 - G</text:p>
      <text:p text:style-name="Standard">9 - Passus annis retroactis. Et super hoc fuit deliberatum quod procurator ecclesi</text:p>
      <text:p text:style-name="Standard">10 - Sy. Succentor</text:p>
      <text:p text:style-name="Standard">11 - de Aillaco cancelles</text:p>
      <text:p text:style-name="Standard">12 - P.</text:p>
      <text:p text:style-name="Standard">13 - accederet super locum et videret et inquireret / et refferret</text:p>
      <text:p text:style-name="Standard">14 - 4</text:p>
      <text:p text:style-name="Standard">15 - 3</text:p>
      <text:p text:style-name="Standard">16 - de Pompodorio</text:p>
      <text:p text:style-name="Standard">17 - de socto</text:p>
      <text:p text:style-name="Standard">18 - 16</text:p>
      <text:p text:style-name="Standard">19 - Dominus Cancellarius suplicacioe quod domini consentirent unioni quam inten</text:p>
      <text:p text:style-name="Standard"><text:soft-page-break/>20 - Chaudardi</text:p>
      <text:p text:style-name="Standard">21 - debat procurare de prebenda quam obtinebat in ecclesia Parisiensis ad officium</text:p>
      <text:p text:style-name="Standard">22 - de Karolay</text:p>
      <text:p text:style-name="Standard">23 - cancellarie ondens pluribus mediis quod ecclesia in lito ullim paciebatur</text:p>
      <text:p text:style-name="Standard">24 - Suppliacio</text:p>
      <text:p text:style-name="Standard">25 - P. Fteti</text:p>
      <text:p text:style-name="Standard">26 - interesse. Et super hoc habita matura deliberacione per dominos fuit</text:p>
      <text:p text:style-name="Standard">27 - de Lorriaco</text:p>
      <text:p text:style-name="Standard">28 - conclusum quod predicta vino bene placebat eis proviso quod canonicus</text:p>
      <text:p text:style-name="Standard">29 - de Mongeria</text:p>
      <text:p text:style-name="Standard">30 - 2</text:p>
      <text:p text:style-name="Standard">31 - Jam prebendatus non posset obtinere officiaum cancellani um prebend nisi sua</text:p>
      <text:p text:style-name="Standard">32 - B. de Thierno</text:p>
      <text:p text:style-name="Standard">33 - Hue</text:p>
      <text:p text:style-name="Standard">34 - prima prebenda vacaret . Et in ista forma libenter supplicarent propse</text:p>
      <text:p text:style-name="Standard">35 - de Sancto Petro</text:p>
      <text:p text:style-name="Standard">36 - per ipsa unione fienda</text:p>
      <text:p text:style-name="Standard">37 - de Alneolo</text:p>
      <text:p text:style-name="Standard">38 - Recepctio capli</text:p>
      <text:p text:style-name="Standard">39 - de Maignaco</text:p>
      <text:p text:style-name="Standard">40 - Voignon</text:p>
      <text:p text:style-name="Standard">41 - Dominus Guillelmo Villardi vicarius in ecclesia Parisiensi virtute cujusdam</text:p>
      <text:p text:style-name="Standard">42 - Fedelli</text:p>
      <text:p text:style-name="Standard">43 - procuracionis exhibite resignavit in maibus dominorum capellaniam ad altat</text:p>
      <text:p text:style-name="Standard">44 - de Ordeomonte</text:p>
      <text:p text:style-name="Standard">45 - +P.</text:p>
      <text:p text:style-name="Standard">46 - Beate Katherine / quam obtinebat in ecclesia Sancti Mederici dominus Robertus Cooperto</text:p>
      <text:p text:style-name="Standard">47 - Ph. de Salione</text:p>
      <text:p text:style-name="Standard">48 - causa permutaciones et non alias cum domino Johanne Londelli capellano in ecclesia Sanci</text:p>
      <text:p text:style-name="Standard">49 - 37</text:p>
      <text:p text:style-name="Standard">50 - de Guigns infirmo</text:p>
      <text:p text:style-name="Standard">51 - Dyonisi in francia ad altare Sancti Ypoliti ad ipsam capellaiam sncti</text:p>
      <text:p text:style-name="Standard">52 - propoliti. Qua resignacione recepta ipsa capellania Sancti Mederici ad altare</text:p>
      <text:p text:style-name="Standard">53 - Anno quo supra die xiia marcii capitulantibus dominis</text:p>
      <text:p text:style-name="Standard">54 - berte Kathine fuit collata dicto domino Johni Londelli qui juravit</text:p>
      <text:p text:style-name="Standard">55 - P. Decano</text:p>
      <text:p text:style-name="Standard"><text:soft-page-break/>56 - et per scribam</text:p>
      <text:p text:style-name="Standard">57 - et fuit installatus in ecclesia parisiensis per</text:p>
      <text:p text:style-name="Standard">58 - H. Cantore</text:p>
      <text:p text:style-name="Standard">59 - nostrum in predicta Sancti Mederici ecclesia.</text:p>
      <text:p text:style-name="Standard">60 - Cos</text:p>
      <text:p text:style-name="Standard">61 - G. archidiacono</text:p>
      <text:p text:style-name="Standard">62 - Sy. succentore</text:p>
      <text:p text:style-name="Standard">63 - Compotus magister J. de Socto commissus est cum magistro Ph. de Salione ad audiendum compotu clericorum mastum</text:p>
      <text:p text:style-name="Standard">64 - P. de Ailliaco</text:p>
      <text:p text:style-name="Standard">65 - Cou</text:p>
      <text:p text:style-name="Standard">66 - de Pompiao</text:p>
      <text:p text:style-name="Standard">67 - Domini G. archidiacono ecclesie et B. de Thierno commissi sunt ad audiendum compotum magistri Johannis</text:p>
      <text:p text:style-name="Standard">68 - J. de Socto</text:p>
      <text:p text:style-name="Standard">69 - Copotus</text:p>
      <text:p text:style-name="Standard">70 - de Karolay firmariorum prebendam de Orliaco / et religiosorum de Sancto Victore</text:p>
      <text:p text:style-name="Standard">71 - P. Forteti</text:p>
      <text:p text:style-name="Standard">72 - de Mongria</text:p>
      <text:p text:style-name="Standard">73 - Boussaigis Placet dominis quod magister Stephanus Boussardi maneat in domo decai Belvacensis usa</text:p>
      <text:p text:style-name="Standard">74 - B. de Thierno</text:p>
      <text:p text:style-name="Standard">75 - ad proxim festum beati Johannis Baptiste</text:p>
      <text:p text:style-name="Standard">76 - J. Hue</text:p>
      <text:p text:style-name="Standard">77 - Voignon</text:p>
      <text:p text:style-name="Standard">78 - Ordinatu est quod domus in qua moratur nunc magister Stephanus Boussardi si eam</text:p>
      <text:p text:style-name="Standard">79 - Boussard</text:p>
      <text:p text:style-name="Standard">80 - Fedelli</text:p>
      <text:p text:style-name="Standard">81 - dimiserit tradatur tillo pensioneum qui poterit vel titulo locacionis plus offerenti</text:p>
      <text:p text:style-name="Standard">82 - Ph. de Salione</text:p>
      <text:p text:style-name="Standard">83 - Placet dominis quod dominus Johanns de Chavanus capellani in ecclesia Parisiensis habeat domum quam</text:p>
      <text:p text:style-name="Standard">84 - L. de Maignac</text:p>
      <text:p text:style-name="Standard">85 - Chanc</text:p>
      <text:p text:style-name="Standard">86 - tradit ei magister B. de Thierno precio iiii librum parisiensem census anni sub condicione</text:p>
      <text:p text:style-name="Standard">87 - G. de Alneolo</text:p>
      <text:p text:style-name="Standard">88 - ic</text:p>
      <text:p text:style-name="Standard"><text:soft-page-break/>89 - quod infra annum ponet in ipsa domo quinquaginta francos in emendacionem ipsius et tenebu</text:p>
      <text:p text:style-name="Standard">90 - de Sanctis</text:p>
      <text:p text:style-name="Standard">91 - ipsam domum in calai statu quod annualiter poterit recipi predicts census iiii lb. parisiensies super ipsa qua</text:p>
      <text:p text:style-name="Standard">92 - R. de Lorriaco</text:p>
      <text:p text:style-name="Standard">93 - iiii lb. recipiet dicto magister B. quamdium tenebit domum suam claustralem quam nunc t</text:p>
      <text:p text:style-name="Standard">94 - N. Chaudardi</text:p>
      <text:p text:style-name="Standard">95 - x s. vi d. J. de Guigiicurte infiimo quam cum dimiserit per cessum vel decessum / predicto census iiiir l. redibit et solactur officiar</text:p>
      <text:p text:style-name="Standard">96 - stacionum / cui predicta domus quam nunc recipit ipse capellanis debebat jam xxxx s. quos</text:p>
      <text:p text:style-name="Standard">97 - magister G. tenebitur solvere ipsi officio quamdiu tenebit dictam suam demum claustrale</text:p>
      <text:p text:style-name="Standard">98 - Magister Ph. de Salione requisivit quod providertur et super errore caltuli de xv. lb. quas non posuerat in cempoto sui</text:p>
      <text:p text:style-name="Standard">99 - Phili.o de</text:p>
      <text:p text:style-name="Standard">100 - et fuit provisum quod magister L. de Mongla solvat sibi dictis xv. lbra / de denarios quos debet per finem sui compoti. Et eci</text:p>
      <text:p text:style-name="Standard">101 - Salione</text:p>
      <text:p text:style-name="Standard">102 - prout apperet in quictanciam quod</text:p>
      <text:p text:style-name="Standard">103 - pro tradat et solvat sibi duos franci quos ipse tradidit pro quadam lictera</text:p>
      <text:p text:style-name="Standard">104 - super hoc het.</text:p>
      <text:p text:style-name="Standard">105 - De Johanne de Nouy canonic</text:p>
      <text:p text:style-name="Standard">106 - fuit dictum quod dominus Johannes de Noerus obligaions</text:p>
      <text:p text:style-name="Standard">107 - De domino Cancellorio fuit conclusum ut in supra proximo capitulo</text:p>
      <text:p text:style-name="Standard">108 - d pe s aal</text:p>
      <text:p text:style-name="Standard">=FRAN_0393_10791_L.jpg=</text:p>
      <text:p text:style-name="Standard">1 - Marcius $febr nonagiso secundo</text:p>
      <text:p text:style-name="Standard">2 - xxxi</text:p>
      <text:p text:style-name="Standard">3 - Anno quo supra et die xv marci capitulantibus dominis</text:p>
      <text:p text:style-name="Standard">4 - In isto capitulo nichil fuit actum propter adventum regis ad ecclesiam</text:p>
      <text:p text:style-name="Standard">5 - PP. Decano</text:p>
      <text:p text:style-name="Standard">6 - H. cantore</text:p>
      <text:p text:style-name="Standard">7 - G. archidiacono ecclesie</text:p>
      <text:p text:style-name="Standard">8 - Sy. Succentore</text:p>
      <text:p text:style-name="Standard">9 - P. de Ailliaco</text:p>
      <text:p text:style-name="Standard">10 - de Mongeria</text:p>
      <text:p text:style-name="Standard">11 - 2.</text:p>
      <text:p text:style-name="Standard">12 - de Karolay</text:p>
      <text:p text:style-name="Standard"><text:soft-page-break/>13 - P. Forteti</text:p>
      <text:p text:style-name="Standard">14 - J. de Pompodorio</text:p>
      <text:p text:style-name="Standard">15 - J. de Socto</text:p>
      <text:p text:style-name="Standard">16 - B. de Thierno</text:p>
      <text:p text:style-name="Standard">17 - R. de Lorriaco</text:p>
      <text:p text:style-name="Standard">18 - R. de Putheolis</text:p>
      <text:p text:style-name="Standard">19 - N. de Ordemmonte</text:p>
      <text:p text:style-name="Standard">20 - de Maignaco</text:p>
      <text:p text:style-name="Standard">21 - 2</text:p>
      <text:p text:style-name="Standard">22 - Ph. de Salione</text:p>
      <text:p text:style-name="Standard">23 - *.</text:p>
      <text:p text:style-name="Standard">24 - Voignon</text:p>
      <text:p text:style-name="Standard">25 - G. Fedelli</text:p>
      <text:p text:style-name="Standard">26 - J. Chanteprime</text:p>
      <text:p text:style-name="Standard">27 - P. de Castro</text:p>
      <text:p text:style-name="Standard">28 - L. de Guignicurte infirmo</text:p>
      <text:p text:style-name="Standard">29 - N. Chandardi</text:p>
      <text:p text:style-name="Standard">30 - de Sanctis</text:p>
      <text:p text:style-name="Standard">31 - f</text:p>
      <text:p text:style-name="Standard">32 - ccsais</text:p>
      <text:p text:style-name="Standard">33 - Anno quo supra et die xviiia marcii capitulantibus dominis</text:p>
      <text:p text:style-name="Standard">34 - P. Decano</text:p>
      <text:p text:style-name="Standard">35 - Commiss Domini Bertrandus de Thierno et J. Hue commissi sunt super debato</text:p>
      <text:p text:style-name="Standard">36 - G. archidiacono ecclesie</text:p>
      <text:p text:style-name="Standard">37 - Sy. Succentore</text:p>
      <text:p text:style-name="Standard">38 - inter macicotos ecclesie et canonicos Sancti Dyonisii de Passu moto propter</text:p>
      <text:p text:style-name="Standard">39 - J. de Pompodorio</text:p>
      <text:p text:style-name="Standard">40 - denarios datos in ecclesia per dominum ducem Burgondie.</text:p>
      <text:p text:style-name="Standard">41 - P. Forteti</text:p>
      <text:p text:style-name="Standard">42 - 8</text:p>
      <text:p text:style-name="Standard">43 - Hue</text:p>
      <text:p text:style-name="Standard">44 - De maccularum. Item fuit ordinatum quod traderentur et perficerentur xii libram parisienie</text:p>
      <text:p text:style-name="Standard">45 - T. de Putheolis</text:p>
      <text:p text:style-name="Standard">46 - Laicie</text:p>
      <text:p text:style-name="Standard">47 - de Sancto Petro</text:p>
      <text:p text:style-name="Standard">48 - matriculariis laicis super hoco quod jam habuerunt de dictis xiilb. pro tradendo</text:p>
      <text:p text:style-name="Standard"><text:soft-page-break/>49 - Voignon</text:p>
      <text:p text:style-name="Standard">50 - pulsatoribus causapanarum / et faciendo eas bene et ordinate pulsare</text:p>
      <text:p text:style-name="Standard">51 - G. Fedelli</text:p>
      <text:p text:style-name="Standard">52 - usque ad proximu capellani generale quod celebrabitur in festo beati Bartholomet</text:p>
      <text:p text:style-name="Standard">53 - L. de Maignaco</text:p>
      <text:p text:style-name="Standard">54 - J. de Socto</text:p>
      <text:p text:style-name="Standard">55 - Et istam ordinacionem acceptavit et promisit tenere Johannis Carpentrii procuratore</text:p>
      <text:p text:style-name="Standard">56 - per licteras castalleti per ipsum presentibus</text:p>
      <text:p text:style-name="Standard">57 - B. de Thierno</text:p>
      <text:p text:style-name="Standard">58 - etnomine procuratorio sociorum suorum prou</text:p>
      <text:p text:style-name="Standard">59 - de Mongeria</text:p>
      <text:p text:style-name="Standard">60 - 3.</text:p>
      <text:p text:style-name="Standard">61 - dominis exhibitas signis duorum notariorum ipsius Castalleti signatas</text:p>
      <text:p text:style-name="Standard">62 - J.</text:p>
      <text:p text:style-name="Standard">63 - de Karolay</text:p>
      <text:p text:style-name="Standard">64 - Et in dicto capitulo generali proximo veniensis</text:p>
      <text:p text:style-name="Standard">65 - fuit per eundem facta fides</text:p>
      <text:p text:style-name="Standard">66 - N. de Ordeimonte</text:p>
      <text:p text:style-name="Standard">67 - . de Guign infirmo</text:p>
      <text:p text:style-name="Standard">68 - ordinabitur et repperietur modus per quem ipsa pulsacio potit si perpetuo</text:p>
      <text:p text:style-name="Standard">69 - R. de Lorriaco</text:p>
      <text:p text:style-name="Standard">70 - De duodecim tamen libram supra dictis quia magister Johannes de socto accomodavit parte</text:p>
      <text:p text:style-name="Standard">71 - Ph. de Salione</text:p>
      <text:p text:style-name="Standard">72 - pro tradendo pulsatoribus. recipientur / vi lb. super officious aniversariorum</text:p>
      <text:p text:style-name="Standard">73 - J. de Sanctis</text:p>
      <text:p text:style-name="Standard">74 - iiii lb. super fabrica ecclesie et xl. solidi super officili matutinarum / et</text:p>
      <text:p text:style-name="Standard">75 - N. Chandardi</text:p>
      <text:p text:style-name="Standard">76 - restitue magistro lo peodiceis quam tradidit / residuum tradetur matricularum</text:p>
      <text:p text:style-name="Standard">77 - Ordinatum est et concordatum quod suspensio magistri Johannis Fabri relaxetur usque ad quamodo</text:p>
      <text:p text:style-name="Standard">=FRAN_0393_10792_L.jpg=</text:p>
      <text:p text:style-name="Standard">1 - Part</text:p>
      <text:p text:style-name="Standard">2 - Anno quo supra die xxa marcii capitulantibus dominis</text:p>
      <text:p text:style-name="Standard">3 - P. Decano</text:p>
      <text:p text:style-name="Standard">4 - Fuit deliberatum quod tradatur magistro Petro de Messilles licenciatus in</text:p>
      <text:p text:style-name="Standard">5 - Cantore</text:p>
      <text:p text:style-name="Standard"><text:soft-page-break/>6 - l.</text:p>
      <text:p text:style-name="Standard">7 - G. archidiacono ecclesie</text:p>
      <text:p text:style-name="Standard">8 - legibus et canonico antisodis / registrum domini Johannis de Marly presbyteri quond</text:p>
      <text:p text:style-name="Standard">9 - Sy. Succentore</text:p>
      <text:p text:style-name="Standard">10 - Justieriu t subditi ecclesie Parisiensis virtute condam littere compulsorie a magistro Johann</text:p>
      <text:p text:style-name="Standard">11 - P</text:p>
      <text:p text:style-name="Standard">12 - de Pompodorio</text:p>
      <text:p text:style-name="Standard">13 - de Varemnus auditis causarum sacri palacii apostolici emanate</text:p>
      <text:p text:style-name="Standard">14 - de Karolay</text:p>
      <text:p text:style-name="Standard">15 - Coissarii</text:p>
      <text:p text:style-name="Standard">16 - P.</text:p>
      <text:p text:style-name="Standard">17 - Roberti</text:p>
      <text:p text:style-name="Standard">18 - Forteti</text:p>
      <text:p text:style-name="Standard">19 - P</text:p>
      <text:p text:style-name="Standard">20 - Domini Cantor. L. de Mongeria et J. Vorignn deputati sunt ad</text:p>
      <text:p text:style-name="Standard">21 - de Lorriaco</text:p>
      <text:p text:style-name="Standard">22 - 1</text:p>
      <text:p text:style-name="Standard">23 - audiendum compota magistri puerorum</text:p>
      <text:p text:style-name="Standard">24 - de Putheolis</text:p>
      <text:p text:style-name="Standard">25 - Re.</text:p>
      <text:p text:style-name="Standard">26 - Quictanciam generalis</text:p>
      <text:p text:style-name="Standard">27 - de Sancto Petro</text:p>
      <text:p text:style-name="Standard">28 - Magister Laurencius de Mongeria tradidit sumam lxx. lb. xviii solidose per</text:p>
      <text:p text:style-name="Standard">29 - de Maignaco</text:p>
      <text:p text:style-name="Standard">30 - quam debebat per restam compoti sui / ut supra apparet die viii. mensis</text:p>
      <text:p text:style-name="Standard">31 - 1</text:p>
      <text:p text:style-name="Standard">32 - Fedelli</text:p>
      <text:p text:style-name="Standard">33 - *</text:p>
      <text:p text:style-name="Standard">34 - Hue</text:p>
      <text:p text:style-name="Standard">35 - presentius predictamque summam recepit in custodia de preceptorum dominorum</text:p>
      <text:p text:style-name="Standard">36 - B. de Thierno</text:p>
      <text:p text:style-name="Standard">37 - ad ordinacionem ipsorum astribuendam. et fuit ordinatum quod habeat quictant</text:p>
      <text:p text:style-name="Standard">38 - de socto</text:p>
      <text:p text:style-name="Standard">39 - suam generalem</text:p>
      <text:p text:style-name="Standard">40 - Citac</text:p>
      <text:p text:style-name="Standard">41 - Voignon</text:p>
      <text:p text:style-name="Standard"><text:soft-page-break/>42 - Chandardi</text:p>
      <text:p text:style-name="Standard">43 - Ordinatum est quod citetur dominus Johannes Durelli distributor Sancti</text:p>
      <text:p text:style-name="Standard">44 - x s.</text:p>
      <text:p text:style-name="Standard">45 - Ph. de Salione in euvangelio</text:p>
      <text:p text:style-name="Standard">46 - Mede ex officii</text:p>
      <text:p text:style-name="Standard">47 - Moniei</text:p>
      <text:p text:style-name="Standard">48 - Fiet monicio contra subditos ecclesie qui portant innundicias ad terralus</text:p>
      <text:p text:style-name="Standard">49 - Recepcio</text:p>
      <text:p text:style-name="Standard">50 - Hic magister Stephanus Boussardi sub collicor apostolicis in civitate et diocesi Parisiensis requisivit ut procuratore et</text:p>
      <text:p text:style-name="Standard">51 - canonici</text:p>
      <text:p text:style-name="Standard">52 - procuratorio nomine domini Johannis Fortin Belvacensis et Baiocensis ecclesiarum canonicaui prebendati ac elemosinarii et capellani domini</text:p>
      <text:p text:style-name="Standard">53 - dacis Bituricensis / ut per litteras procuratorias sub signo et sub scerptione magistri Johannis Olearii de Monte lucio Bituns</text:p>
      <text:p text:style-name="Standard">54 - diocesis publici appellaca et imperiali auctoritate notarius / anno nonagesim primo et die xxviii aprilis receptis et signatas apparebatus</text:p>
      <text:p text:style-name="Standard">55 - virtute cujusdam de</text:p>
      <text:p text:style-name="Standard">56 - per dominum nostrum regem et peciit / dominis capitulantibus supradictis quatius ipsum nomine quo supra ad canonicati et prebenda quam nuper in ecclesia Par.</text:p>
      <text:p text:style-name="Standard">57 - obtinebat magister Johannes de Guignicurte et per mortem ipsius magistri Johannis Vacantem cum suis juris e</text:p>
      <text:p text:style-name="Standard">58 - sibi facte.</text:p>
      <text:p text:style-name="Standard">59 - pertientis universis ad reciperent et admitterent. Quibus sic visus et auditis ipsi domini capitulantibes prefati / ipsum magis</text:p>
      <text:p text:style-name="Standard">60 - Stephanum nomine quo supra ad ipsam prebenda admiserunt cum ipsius juribus et pertieniis universis. Qui juravit nomine</text:p>
      <text:p text:style-name="Standard">61 - quo supra in forma consueta / et solvit decem francm pro jocundo adventu et promisit solvere capam infra annum</text:p>
      <text:p text:style-name="Standard">62 - magisterque Bertrandus de Thierno huo idem promisit / et sic utrque ipsorum et ambo sili promiserunt dictam capellaia</text:p>
      <text:p text:style-name="Standard">63 - solvere tam principalies debitores Cum protestacionibus in tlibus fieri consuetis. fuit quod installatus in choro per dominum</text:p>
      <text:p text:style-name="Standard">64 - Cantorem / et per dominum Decanum in capitulo. De quibus omnibus ipse magister Stephano petiit ame N. Sellariy</text:p>
      <text:p text:style-name="Standard">65 - sibi fieri unum vel plura publicum seu publica instrumentum vel instrmat presentibus magistro Yvone de Fagete</text:p>
      <text:p text:style-name="Standard">66 - promotaus causararum capituli et magistro Nicolao Charronis notariu curie officil</text:p>
      <text:p text:style-name="Standard">67 - agistri Nicolai de Rancia licenciaus in legibi</text:p>
      <text:p text:style-name="Standard"><text:soft-page-break/>68 - Alia recepcios</text:p>
      <text:p text:style-name="Standard">69 - Et ibidem magister Nicolaus de Ordeimonte Camerarius clericus ecclesie parisiensis dictam prebenda sic per mortem dicti magistri Johannis de</text:p>
      <text:p text:style-name="Standard">70 - super eodem</text:p>
      <text:p text:style-name="Standard">71 - Guigniaute vacante coram magistro P. Roberti virtute$ decano Sancti Germai antisiodis virture quolum dicta licterarum procuratorem signi</text:p>
      <text:p text:style-name="Standard">72 - magistri Jacobi de Muelle etc. die decima januarii anno presenti signatarum / acceptavit quam acceptacionem ratam huiod</text:p>
      <text:p text:style-name="Standard">73 - idem dominus decanus / de dicta prebenda nomine quo supra sibi providit presentibus in capitulo dominis cantore . Succentor et Matheo rihan</text:p>
      <text:p text:style-name="Standard">74 - Qui magister Nicolaus vitate denancionis regie dicto magistro Nicolao de Rancia facte peciit et requisivint dominos capitlni</text:p>
      <text:p text:style-name="Standard">75 - ad ipsam prebendam eum admicti nomine predicto. Quem ipsi admiserunt et receperunt cum omnibus juribus et pertienciis canonic</text:p>
      <text:p text:style-name="Standard">76 - prebenda predictorum. juramento prius per eum in forma consueta prestito / Et ibidem pro jocundo adventu solvit decem</text:p>
      <text:p text:style-name="Standard">77 - ipse ouetae et dominus Cantor promiserunt tanquam principalies solutores solvere capam infra annum / Cum protestais</text:p>
      <text:p text:style-name="Standard">78 - leribus fieri consuetis fuitque ipse procuratore installatus per dominum cantorem e horo ecclesie et per dominum decan</text:p>
      <text:p text:style-name="Standard">79 - locus eidem in capitulo assignatus . De quibus peciit ad dominus procurator per me N. Sellarii d. sibi fieri pu</text:p>
      <text:p text:style-name="Standard">80 - unum vel plura presentius magistro Yudie de Fageto et Matheo ratif clericos et pluribus aliis</text:p>
      <text:p text:style-name="Standard">81 - Aureliansis deccs</text:p>
      <text:p text:style-name="Standard">=FRAN_0393_10793_L.jpg=</text:p>
      <text:p text:style-name="Standard">1 - Marcius nonai sancti</text:p>
      <text:p text:style-name="Standard">2 - Comissn</text:p>
      <text:p text:style-name="Standard">3 - In supra proximo capitulo fuit Ordinatum et concordatum quod magistri L. de Mongia et B. de Thierno</text:p>
      <text:p text:style-name="Standard">4 - loquantur cum ill de comitate et de confratria Sancti Augustini / Et si repperiatur per ipsos quod major pers</text:p>
      <text:p text:style-name="Standard">5 - Fieron</text:p>
      <text:p text:style-name="Standard">6 - eorum fuerit contors et deliberaverit / quod illi xl. solidi quos magister Reginaldus Feron voult emere precio</text:p>
      <text:p text:style-name="Standard">7 - L. Francorum / et quod hoco sit utilitas ecclesie/ quod pro illo precio tradantur eidem magistro Reginaldo</text:p>
      <text:p text:style-name="Standard">8 - Commissis</text:p>
      <text:p text:style-name="Standard">9 - Anno quo supra die xxiia mensis marcii capitulantibus dominis</text:p>
      <text:p text:style-name="Standard">10 - Domini Johannes de Socto et J. Voignon deputati sunt ad loquendum cum Dyonisio</text:p>
      <text:p text:style-name="Standard">11 - P. Decano</text:p>
      <text:p text:style-name="Standard"><text:soft-page-break/>12 - Giloti in Castalleto / et ducent cum eis officiarium aniversariorum / et refferent</text:p>
      <text:p text:style-name="Standard">13 - H. Cantore</text:p>
      <text:p text:style-name="Standard">14 - archidiacono ecclesie</text:p>
      <text:p text:style-name="Standard">15 - D</text:p>
      <text:p text:style-name="Standard">16 - Sy. succentor</text:p>
      <text:p text:style-name="Standard">17 - Lacencia. Data est licenciau Stephano Theobaldi clerico matutinarum quod vadat ad partes suas</text:p>
      <text:p text:style-name="Standard">18 - et revertatur infra mensem / et si non venerit in fine mensis dabitur officiui</text:p>
      <text:p text:style-name="Standard">19 - de Pompodoro</text:p>
      <text:p text:style-name="Standard">20 - de socto</text:p>
      <text:p text:style-name="Standard">21 - F</text:p>
      <text:p text:style-name="Standard">22 - suum alteri</text:p>
      <text:p text:style-name="Standard">23 - B. de Thierno</text:p>
      <text:p text:style-name="Standard">24 - Ordinacio religiosi de Sancto Victore habebunt de cetero panem que drigesie pro prebenda</text:p>
      <text:p text:style-name="Standard">25 - L. de Mongeria</text:p>
      <text:p text:style-name="Standard">26 - magistri Johannis de Guigns / et incipient capere ipsum panem crastina die</text:p>
      <text:p text:style-name="Standard">27 - de Putheolis</text:p>
      <text:p text:style-name="Standard">28 - que erit dominica xxiii dies marcii qua cantam in ecclesia judica me</text:p>
      <text:p text:style-name="Standard">29 - de Maignaco</text:p>
      <text:p text:style-name="Standard">30 - Voignon</text:p>
      <text:p text:style-name="Standard">31 - relacio Domini Cantor et L. de Mongeria retulerunt quod audiverant compotum clerici</text:p>
      <text:p text:style-name="Standard">32 - T. de Sancto Petro</text:p>
      <text:p text:style-name="Standard">33 - fabrice / et axerunt quod debebat per sinem sui compoti / lxi. lb. ix s. v. d..</text:p>
      <text:p text:style-name="Standard">34 - G. Fedelli</text:p>
      <text:p text:style-name="Standard">35 - et fuit concordatum quod haberet quictanciam suam reservata acta summa que ponetur</text:p>
      <text:p text:style-name="Standard">36 - P. de Castri</text:p>
      <text:p text:style-name="Standard">37 - Hu</text:p>
      <text:p text:style-name="Standard">38 - in suo compoto proxime sequenti</text:p>
      <text:p text:style-name="Standard">39 - s</text:p>
      <text:p text:style-name="Standard">40 - de Bordis</text:p>
      <text:p text:style-name="Standard">41 - Graciose Concessum est magistro P. de Castro quod super summa vt francorum vel arta</text:p>
      <text:p text:style-name="Standard">42 - Ja. Cosson</text:p>
      <text:p text:style-name="Standard">43 - in qua rex tenetur ecclesie / et de qua ecclesia habet mandamentum et</text:p>
      <text:p text:style-name="Standard">44 - R. de Lorriac</text:p>
      <text:p text:style-name="Standard">45 - assignacionem ipse percipiat C. fitnt pro servicus que temporibus retroactis</text:p>
      <text:p text:style-name="Standard">46 - P. Roberti</text:p>
      <text:p text:style-name="Standard">47 - P. Forteti</text:p>
      <text:p text:style-name="Standard"><text:soft-page-break/>48 - fecit ecclesie et adhuc facere intendit proviso quod ipse faciet aligenciam</text:p>
      <text:p text:style-name="Standard">49 - de Karolay</text:p>
      <text:p text:style-name="Standard">50 - quod predicta summa recuperetur pro ecclesia / et ecclesia similiter percipiet primo porcionem</text:p>
      <text:p text:style-name="Standard">51 - Ph. de Salione</text:p>
      <text:p text:style-name="Standard">52 - sibi contingentem de ipsa et ipse finaliter suam videlicet centum fractrm predictos.</text:p>
      <text:p text:style-name="Standard">53 - +N. de Ordeomonte</text:p>
      <text:p text:style-name="Standard">54 - Recepcio</text:p>
      <text:p text:style-name="Standard">55 - Dominus Michael Pichardi procurtor Capiceriorum et canonicoru Sancti Mederci presentavit dominis</text:p>
      <text:p text:style-name="Standard">56 - i s. vi d. N. Chaudardi</text:p>
      <text:p text:style-name="Standard">57 - vicarii</text:p>
      <text:p text:style-name="Standard">58 - ex parte ipsorum capicerue et canonicorum. Dominum Jacobum equi presbyterum ad vicariam in</text:p>
      <text:p text:style-name="Standard">59 - dicta ecclesia Sancti Mederici existentem revocabilem ad nitum / quam nuper obtinebat dominus</text:p>
      <text:p text:style-name="Standard">60 - Baldomius de Bouveriis / et eandem presbyterum domini admiserunt / et habitum ecclesie</text:p>
      <text:p text:style-name="Standard">61 - portandi licencia dederunt / fuitquem installatus per dominum Cantorem in ecclesia nostra et</text:p>
      <text:p text:style-name="Standard">62 - notari nostrum in ecclesia Sancti Mederici predicta . recepto prius ab ipso juramento solito</text:p>
      <text:p text:style-name="Standard">63 - Ordinacio Domini ordinaverunt quod dominos Johannes de Vllaribus clericus fabrice exerocat a modo officium confratrie de aidentibus</text:p>
      <text:p text:style-name="Standard">64 - impedimentum quod fuit dia est positum fuit in fructibus prebende Johannis de Noviri amotum est usque ad captam</text:p>
      <text:p text:style-name="Standard">65 - Remocio</text:p>
      <text:p text:style-name="Standard">66 - Magister Petrus de Casto presentavit dominis quadam cedulam papiream continentem quod ipse renunciabat trbus</text:p>
      <text:p text:style-name="Standard">67 - P. de Castro</text:p>
      <text:p text:style-name="Standard">68 - arpentis et uno quarteio terre vel circa quos ecclesia tradiderat sibi oneracios tunmmodo in tribus solidos et ix d. p.</text:p>
      <text:p text:style-name="Standard">69 - que sunt apud Chivllyacum / quia repperit ipsa onerata majori ocere. Et domini responderunt quod adhuc ipsi no</text:p>
      <text:p text:style-name="Standard">70 - admilctebant dictam renunciacionem / Et super hoco pecit ipse magister P. amenotis capituli N. Sellarii. publicum</text:p>
      <text:p text:style-name="Standard">71 - instrumentum Astancibus in testimonium invocando.</text:p>
      <text:p text:style-name="Standard">72 - promoti</text:p>
      <text:p text:style-name="Standard">73 - Dominus Guillelmos Oliverii capellani ad altare beatorum Michaelius et Anthonii / ad ordinem presbyteratus</text:p>
      <text:p text:style-name="Standard">74 - d ordincie</text:p>
      <text:p text:style-name="Standard">75 - Johannes Agni clericus capellanus ad altare beate Kathine in ecclesia Sancti Marcelli prout per instrmentum per Stephanum La taille super hoc</text:p>
      <text:p text:style-name="Standard">76 - confectum plenius apparet / ad ordinem subdiaconatus.</text:p>
      <text:p text:style-name="Standard"><text:soft-page-break/>=FRAN_0393_10794_L.jpg=</text:p>
      <text:p text:style-name="Standard">1 - arci</text:p>
      <text:p text:style-name="Standard">2 - Dicta pro</text:p>
      <text:p text:style-name="Standard">3 - Anno quo supra et die xxiii. marcii domini P. decanus H. Cantor G. archidicno clesie Sy succentor</text:p>
      <text:p text:style-name="Standard">4 - J. de Bordis</text:p>
      <text:p text:style-name="Standard">5 - et plures alii in revestiario ecclesie pro negociis ecclesie pertractandis congregati. Ordinaverunt quod magister</text:p>
      <text:p text:style-name="Standard">6 - Johannes de Bordis percipiat integre panem quadragesime usque ad trduum post Pascha proximum</text:p>
      <text:p text:style-name="Standard">7 - Et quamdiu fuerit in animonene recipiet et lutrabitur suas distribuciones</text:p>
      <text:p text:style-name="Standard">8 - Quictacio</text:p>
      <text:p text:style-name="Standard">9 - Anno quo supra die xxvta marcii domini Ordinaverunt quod fieret quictancia executoribus testamenti</text:p>
      <text:p text:style-name="Standard">10 - Auels dux</text:p>
      <text:p text:style-name="Standard">11 - Domine ducisse Aureliansis quondam / de sex libras parisiensi quas legaverat ecclesie pro quodam anniversario statim</text:p>
      <text:p text:style-name="Standard">12 - post ejus obitum in ecclesia nostra per nos celebrando. Item et de xl. so. per ipsam legatis fabrice ecclesie soluts</text:p>
      <text:p text:style-name="Standard">13 - per manum domini Martini Corderii alterius executorum dicti testamenti. Actum in revestiario ecclesie</text:p>
      <text:p text:style-name="Standard">14 - Anno et de quibussupra proxime . Domini P. Decanus H. Cantor G. arcidiacono R. de Lorriaco . B. de Thier</text:p>
      <text:p text:style-name="Standard">15 - Quictario pre</text:p>
      <text:p text:style-name="Standard">16 - Execuaro magistri</text:p>
      <text:p text:style-name="Standard">17 - J. Hue L. de Mongeria N. Chaudardi . J. de Socto J. de Pompodoro / et preles alii conglgati in ecclesia</text:p>
      <text:p text:style-name="Standard">18 - Johannis Poterii</text:p>
      <text:p text:style-name="Standard">19 - super troucum elemosinarum domus Dei Parisiensis Ordinaverunt quod fieret quictanciam executoribus testament</text:p>
      <text:p text:style-name="Standard">20 - Anno domini m° ccc° ios magistri Johannis Poterii. De summa tricentarum unius librarum sex denariorum Parisiensim per Philippum Courtot alter</text:p>
      <text:p text:style-name="Standard">21 - tertio. die Marti nova</text:p>
      <text:p text:style-name="Standard">22 - executorum ipsorum soluta pro repparacionibus demus claustralis dicti magistri Johannis quondam canonici Parisiensis / Et fuit</text:p>
      <text:p text:style-name="Standard">23 - mensis septembris ipse in</text:p>
      <text:p text:style-name="Standard">24 - pa summa perme tabellionem subscriptum in trecentis triginta quatuor scutis aureis ad coronam</text:p>
      <text:p text:style-name="Standard">25 - Johnes Hue restituit predicta</text:p>
      <text:p text:style-name="Standard">26 - summam iiia slbrum vi d.m occto solidis et sex denariis parisiensis iinerata et in custodia predicti magistri Johannis Hue per prefatos dominos tradita</text:p>
      <text:p text:style-name="Standard"><text:soft-page-break/>27 - Parisiensis in iiC xxxvi scutism penes autem predictos dominos remansit / littera relacionis originalis / appreciacionis et extiacionis repparacionum predicte</text:p>
      <text:p text:style-name="Standard">28 - octo seiois et vi d. ars.s prout domus / per certos magistros juratos in opere donificiorum parisiensium expertos ibidem nominatos facta et eorum sigillis</text:p>
      <text:p text:style-name="Standard">29 - ipse receperat</text:p>
      <text:p text:style-name="Standard">30 - Nu vellami prsigillata Copiam vo ipsius litere repparaciones preitas contientus huit ipse Philipps Courtot supradictus in</text:p>
      <text:p text:style-name="Standard">31 - predicta quictacionis littera de verbo ad verbum inscriptam et insertat</text:p>
      <text:p text:style-name="Standard">32 - c</text:p>
      <text:p text:style-name="Standard">33 - Sellarii.</text:p>
      <text:p text:style-name="Standard">34 - Anno predicto et die xxviia marcii capitulantibus dominis</text:p>
      <text:p text:style-name="Standard">35 - P. Decano</text:p>
      <text:p text:style-name="Standard">36 - Ordinacio / Quia commitas ecclesie et confratria Sancti Augustini in ecclesia Parisiensis</text:p>
      <text:p text:style-name="Standard">37 - H. Cantore</text:p>
      <text:p text:style-name="Standard">38 - percipint xl so. equalibus tamen porcionibus super quadam domo magistri</text:p>
      <text:p text:style-name="Standard">39 - G. archidiacono cclesie</text:p>
      <text:p text:style-name="Standard">40 - Reginaldi Freron / et ipse magister Regis vult ipsos emere et dare prir</text:p>
      <text:p text:style-name="Standard">41 - Sy. Succentore</text:p>
      <text:p text:style-name="Standard">42 - LFrauri. Domini concordaverunt in hocdo et dederunt eorum assensum</text:p>
      <text:p text:style-name="Standard">43 - J. de Pompodorio</text:p>
      <text:p text:style-name="Standard">44 - et voluerunt quod illi de comuitate possint vendere dicto magistro Reginali</text:p>
      <text:p text:style-name="Standard">45 - L. de Mongeria</text:p>
      <text:p text:style-name="Standard">46 - porcionem eis competentem que est de xx s. pro precio ecciam eis competentes</text:p>
      <text:p text:style-name="Standard">47 - B. de Thierno</text:p>
      <text:p text:style-name="Standard">48 - Hue</text:p>
      <text:p text:style-name="Standard">49 - de dicta summa / et super hoc dederunt ills de predicta comitate auctoritatemts licenciau</text:p>
      <text:p text:style-name="Standard">50 - Ph. de Salione</text:p>
      <text:p text:style-name="Standard">51 - dum moto peccunia de dicta vendicione recepta ponra in archa existenti</text:p>
      <text:p text:style-name="Standard">52 - L. de Maignaco</text:p>
      <text:p text:style-name="Standard">53 - in thesauro ecclesie de qua magisterl currencius de mon geria habet clavo</text:p>
      <text:p text:style-name="Standard">54 - G. Fedelli</text:p>
      <text:p text:style-name="Standard">55 - unam et ipsi aliam et in qua fuit reposita peccunia vendicionis</text:p>
      <text:p text:style-name="Standard">56 - T. de Sancto Petro</text:p>
      <text:p text:style-name="Standard">57 - vi libram redditus quos percipiebat ipsa comnitas super quadam domo dicti</text:p>
      <text:p text:style-name="Standard">58 - N. de Ordeomonte</text:p>
      <text:p text:style-name="Standard">59 - magistri Ro Freron</text:p>
      <text:p text:style-name="Standard">60 - R. de Putheolis</text:p>
      <text:p text:style-name="Standard"><text:soft-page-break/>61 - P. Forteti</text:p>
      <text:p text:style-name="Standard">62 - Belacio / Dominus Cantor retulit hic plura dubia super compoto Martini</text:p>
      <text:p text:style-name="Standard">63 - Vooignon</text:p>
      <text:p text:style-name="Standard">64 - Muconis magistri puerorum chori pro anno primo regimunis ipsius in</text:p>
      <text:p text:style-name="Standard">65 - P. de Castro</text:p>
      <text:p text:style-name="Standard">66 - instruccione et gubernacione puopuro predictorum. Et quia fuit visum quod si</text:p>
      <text:p text:style-name="Standard">67 - de Lorriaco</text:p>
      <text:p text:style-name="Standard">68 - J. de Socto</text:p>
      <text:p text:style-name="Standard">69 - ita subico illa dubia coirigentur ipse martius posset corigere</text:p>
      <text:p text:style-name="Standard">70 - N. Chandardi</text:p>
      <text:p text:style-name="Standard">71 - compota sequente quod forsan esset in dampnum ecclesie conclusum</text:p>
      <text:p text:style-name="Standard">72 - Ja. Cosson</text:p>
      <text:p text:style-name="Standard">73 - ordinacio et ordinatum fuit quod nichil concludetur in predictis compotis</text:p>
      <text:p text:style-name="Standard">74 - sed videbuntur omnia compota quasi ascurrendo usque ad finemm</text:p>
      <text:p text:style-name="Standard">75 - et eiam usque conclusum fuerit in compotis magistri Johannis Comitis</text:p>
      <text:p text:style-name="Standard">=FRAN_0393_10795_L.jpg=</text:p>
      <text:p text:style-name="Standard">1 - Marcius nonagesimo secundo</text:p>
      <text:p text:style-name="Standard">2 - qnagesimo secundo die xxixa marcii capitulantibus dominis</text:p>
      <text:p text:style-name="Standard">3 - magister Petrus Roberti Decanus Sancti Germai Antisiodis Parisiensis requisivit</text:p>
      <text:p text:style-name="Standard">4 - P. Decano</text:p>
      <text:p text:style-name="Standard">5 - requesti</text:p>
      <text:p text:style-name="Standard">6 - H. Cantore</text:p>
      <text:p text:style-name="Standard">7 - dominos quod ipsi vellent consentire permutacioni fiende de domo domini Decani</text:p>
      <text:p text:style-name="Standard">8 - G. archidiacono ecclesie</text:p>
      <text:p text:style-name="Standard">9 - Bolvacensis ad domum domini Decani Pictavensis / Et ad ipsius requestam</text:p>
      <text:p text:style-name="Standard">10 - Sy. Succentore</text:p>
      <text:p text:style-name="Standard">11 - Domini consensierunt . Sed quia ipse magister Petrus non habebat procuracionem</text:p>
      <text:p text:style-name="Standard">12 - Consensus</text:p>
      <text:p text:style-name="Standard">13 - N. Chaudardi</text:p>
      <text:p text:style-name="Standard">14 - ad hoc magister Philbertus de Salione et ipse promiserunt simli quod ipse doiminus</text:p>
      <text:p text:style-name="Standard">15 - B. de Thierno</text:p>
      <text:p text:style-name="Standard">16 - P. Roberti</text:p>
      <text:p text:style-name="Standard">17 - Decanus Belvacensis habebit ratam et gratam ipsam permutacionem / et</text:p>
      <text:p text:style-name="Standard">18 - R. de Lorriaco</text:p>
      <text:p text:style-name="Standard">19 - promiserunt eciam solvere parvum unium et alia debita si que sint / et ad hoco</text:p>
      <text:p text:style-name="Standard">20 - J</text:p>
      <text:p text:style-name="Standard"><text:soft-page-break/>21 - de Socto</text:p>
      <text:p text:style-name="Standard">22 - se obligaverunt bona fide N. Sellarii.</text:p>
      <text:p text:style-name="Standard">23 - Fedelli</text:p>
      <text:p text:style-name="Standard">24 - Ph. de Salione</text:p>
      <text:p text:style-name="Standard">25 - de Mongeria</text:p>
      <text:p text:style-name="Standard">26 - Philippus Polui presentavit dominis quasdam litteras canonicorum Sancti Mederici Peters</text:p>
      <text:p text:style-name="Standard">27 - Responsio</text:p>
      <text:p text:style-name="Standard">28 - Voignon</text:p>
      <text:p text:style-name="Standard">29 - virtute ipsarum admicti ad matricelariam ipsius Sancti Mederici . Sed quia littere</text:p>
      <text:p text:style-name="Standard">30 - J. de Pompodo</text:p>
      <text:p text:style-name="Standard">31 - predicte non erant in debita forma fuit rei responsum per dominum decanum</text:p>
      <text:p text:style-name="Standard">32 - Ja. Cosson</text:p>
      <text:p text:style-name="Standard">33 - quod ipse faceret conigere litteras predictas / et postmodum ipse libenter reciperetur</text:p>
      <text:p text:style-name="Standard">34 - Ar. Jausserandi</text:p>
      <text:p text:style-name="Standard">35 - et admictentur ut petebat . fuit eciam sibi dictum quod si vellet onderentur</text:p>
      <text:p text:style-name="Standard">36 - R. de Putheolis</text:p>
      <text:p text:style-name="Standard">37 - ei littere siles ills quas debebat habere que erant in thesauro ecclesie Par.</text:p>
      <text:p text:style-name="Standard">38 - J. Hue</text:p>
      <text:p text:style-name="Standard">39 - . dellarr</text:p>
      <text:p text:style-name="Standard">40 - P. Forteti</text:p>
      <text:p text:style-name="Standard">41 - de Karolay</text:p>
      <text:p text:style-name="Standard">42 - 5xi</text:p>
      <text:p text:style-name="Standard">43 - Quia dominus Johannes Durelli presbyter distributor in ecclesia Sancti Mederici Parisiensis predictis</text:p>
      <text:p text:style-name="Standard">44 - L. de Magnaco</text:p>
      <text:p text:style-name="Standard">45 - dominis immediate subjecta ipsorum eciam dominorum subditus et justiciabilis recusabat</text:p>
      <text:p text:style-name="Standard">46 - et recusaverat solvere dominis Johanni Burete et Johanni Perier presbyteris in ipsa ecclesia</text:p>
      <text:p text:style-name="Standard">47 - beneficiatis certas distribuciones quas consueverunt et debent percipere ut alii bene</text:p>
      <text:p text:style-name="Standard">48 - ficiati in eadem qa deo de mandato dominorum predictorum hic coram eis comparentis presente eciam domino Michaele Pichardi pri</text:p>
      <text:p text:style-name="Standard">49 - procuratore ipsorum capiceriorum et canonicorum / fuit petitum dicto distributori quare predictas distribuciones nolebat et noluerat solvers</text:p>
      <text:p text:style-name="Standard">50 - dictis duobus presbyteris. Qui respondens dixit quod ho fecerat de mandato predictorum capiceriorum et canonicorum . Et quia ipsi</text:p>
      <text:p text:style-name="Standard">51 - epiti</text:p>
      <text:p text:style-name="Standard">52 - Canonici et capicerii nllam habent juridicionem super beneficiatos quoscunmque in predicta Sancti Mederici ecclesia fuit dicto distributos</text:p>
      <text:p text:style-name="Standard"><text:soft-page-break/>53 - per Erganum domini decani preceptum quod predictis duobus presbyteris redderet et deliberaret ad plenum totum et quicquid de distribucioes</text:p>
      <text:p text:style-name="Standard">54 - predicts eis debebat ipse vero distributor respondit quod paratus erat ut debebat / obedire semper mandatis dominorum hic</text:p>
      <text:p text:style-name="Standard">55 - capitulariter existencium et maxime viii denaris Par. quos quilbibet ipsorum debebat percipere pro quodam obitu solempni die ultima</text:p>
      <text:p text:style-name="Standard">56 - Gellarii</text:p>
      <text:p text:style-name="Standard">57 - Et quia sili ipse dominus Michael Pichardi presbyter procurator dictorum capiceriorum et canonicoum Sancti Mederici nomine procuratoro predicto arestaverat</text:p>
      <text:p text:style-name="Standard">58 - et ex causais frmolis ipsum et magistros suos moventes impediverat grossos fructus et distribuciones domini Roberti Charonis</text:p>
      <text:p text:style-name="Standard">59 - presbyteri canonia ipsius ecclesie sancti Mederici . Et ob hoc erat lis mota inter ipsos capicerios et canonicos et ipsum dominum Robertum</text:p>
      <text:p text:style-name="Standard">60 - Quesitum fuit ab ipso procuratore quare hoco ipse fecerat / Et ipse dixit quod magistri sui capiceri et canonici predicti hoc sibi</text:p>
      <text:p text:style-name="Standard">61 - preceptrant . Sed quia preceptum illud fuerat nullum et quod predicti capicerii et Canonici nullam habent jurisdicionem in</text:p>
      <text:p text:style-name="Standard">62 - subditos et beneficiatos ipsius ecclesie quoscumque i fuit inhibitum dicto procuratori quod amplius talribus preceptis non obediret sed</text:p>
      <text:p text:style-name="Standard">63 - si ipse dominus Robertus vel aliquis aliorum aliquod delictum commicteret debebat habere recursum ad dominos hic capitulantes ad quos</text:p>
      <text:p text:style-name="Standard">64 - pertinet vioda correctio et pvnicio beueficiatorum in ipsa ecclesia Sancti Mederici quapiodintum mediate est subjecta. Fuit eciam dicto</text:p>
      <text:p text:style-name="Standard">65 - procuratori et domino Johanni Arrelli presbytero distributori ipsius ecclesie ibidem presenti et propter hoc vocato per organum dicti domini decani pre</text:p>
      <text:p text:style-name="Standard">66 - ceptum quod distribuciones et grossos fructus quoscunque dicto domino Roberto racione sue prebendats in predicta ecclesia Sancti Mederici</text:p>
      <text:p text:style-name="Standard">67 - debitos et impedites deliberarent traderent et expedient indilate / Et annullaverunt domini licem predictam propter hucmod</text:p>
      <text:p text:style-name="Standard">68 - motam ipsamque esse sopitam et anullatam pesnitus et omnio voluerunt Ipsi vero procuratore et distributor predicti et quibus</text:p>
      <text:p text:style-name="Standard">69 - ipsorum promiserunt obedue mandatis dominorum in omnibus et per omncia prout debent / nec potestatem aliquam fructus aut distri</text:p>
      <text:p text:style-name="Standard">70 - Sellani</text:p>
      <text:p text:style-name="Standard">71 - bucones beneficiorum aut in ipsa ecclesia beneficiatorum arrestandi seu impediendi quoquon</text:p>
      <text:p text:style-name="Standard">=FRAN_0393_10796_L.jpg=</text:p>
      <text:p text:style-name="Standard">1 - Garaic</text:p>
      <text:p text:style-name="Standard">2 - Quia dominus Guillelmus Bellefemme presbyter capellanus in ecclesia Parisiensis non fuit in synodo proxima</text:p>
      <text:p text:style-name="Standard">3 - De syvodo</text:p>
      <text:p text:style-name="Standard">4 - ut per suum juramentum tenebatu Hodie excusans se in capitulo coram dominis / fuit taxatus</text:p>
      <text:p text:style-name="Standard"><text:soft-page-break/>5 - ad emendam duorum solidoum parisienseum Cui emende ipse consensiit et promisit ipsos ii solids solve</text:p>
      <text:p text:style-name="Standard">6 - et tradere magistro Johanni de Socto pro fabrica</text:p>
      <text:p text:style-name="Standard">7 - N. Sellarii</text:p>
      <text:p text:style-name="Standard">8 - Supplicon pour Michel le clerc demoures en la Mortelerie de Paris a presente une supplicn pour Jehannni</text:p>
      <text:p text:style-name="Standard">9 - cousin pour le affranchir et estre clerc / et sur ce nous avons escript au prevost de resay</text:p>
      <text:p text:style-name="Standard">10 - Johann Cousin de</text:p>
      <text:p text:style-name="Standard">11 - qu'il face informacion de la puissance des amis du dit Jehaanni / et qu'il en restrive par de ca</text:p>
      <text:p text:style-name="Standard">12 - nangis</text:p>
      <text:p text:style-name="Standard">13 - Ordinatum fuit quod xxta franci qui debent dari pro repparacionibus de Moriaco tradentur et</text:p>
      <text:p text:style-name="Standard">14 - De Mory</text:p>
      <text:p text:style-name="Standard">15 - solventur prout eciam alias fuit ordinatum</text:p>
      <text:p text:style-name="Standard">16 - Magistr Guillelmus Chicardi notarius publicis procurator et procuratorio nomine magistri Johannis Clerici canonici</text:p>
      <text:p text:style-name="Standard">17 - Pro magistri</text:p>
      <text:p text:style-name="Standard">18 - Sancti Benedicti prout per procuratorm ipsius hic insertum inferius apperet pro parte ipsius magistri Johannis</text:p>
      <text:p text:style-name="Standard">19 - Johanne Clerici</text:p>
      <text:p text:style-name="Standard">20 - presentavit in capitulo coram magistro Johanne Fervicle quem propter hoco fecum duxit sine testibus tamen</text:p>
      <text:p text:style-name="Standard">21 - quamdam cedulam pergameni signo manuali ipsius Feriicle signatam Continentis hoc verba.</text:p>
      <text:p text:style-name="Standard">22 - Cum vos domini decane et capitulum hujus ecclesie Par. Jactamerntis et adhuc Jactetis ut dictum</text:p>
      <text:p text:style-name="Standard">23 - magistrum Johannem clerici domini regis clericum notarium ac canonicum prebendatum ecclesie collegiate</text:p>
      <text:p text:style-name="Standard">24 - Sancti Benedicei parisiensis ad instanciam vestram seu promotoris causarum curie vestre / fuisse et ce</text:p>
      <text:p text:style-name="Standard">25 - excommunicatum agravatum et reagravatum que dictus magister Johannes non credit / salva</text:p>
      <text:p text:style-name="Standard">26 - reverencia fore va Ego Guillelmus Viquardi dicti magistri Johannis procurator nomine ipsius magistri</text:p>
      <text:p text:style-name="Standard">27 - Johannis et pro ipso requiio et Peto a vobis et pro vos michi nomine quo supra tradi et dari infra</text:p>
      <text:p text:style-name="Standard">28 - tempus juris et sub penis juris veram copiam tocius processus contra dictum magistrum</text:p>
      <text:p text:style-name="Standard">29 - Johannem in premissis agitati / et exemplum scriptive total hujusmodi excomunicaconis continebit totum</text:p>
      <text:p text:style-name="Standard">30 - factum de verbo ad verbum et annum et diem. Item requiro quod hujusmodi copia seu exeplam sit</text:p>
      <text:p text:style-name="Standard">31 - sigillo ad causas curie vestre si quem habetis sigillata Et propter suspictiones ad tollenda</text:p>
      <text:p text:style-name="Standard">32 - omnem suspictionem rasuri et incellimarium per presentem tabellione publicum in presencia dicti magistri</text:p>
      <text:p text:style-name="Standard"><text:soft-page-break/>33 - Johannis seu ejus procuratoris collacionata / et sic et sub tali forma quod dicte copie fides sit adhibenda</text:p>
      <text:p text:style-name="Standard">34 - Sic signata. J. Feriicle Tenor vero dicti instri procuratorii seur in hec verba. in nomine</text:p>
      <text:p text:style-name="Standard">35 - domini amen. Noverint universi presens instrmentum publicum inspecturi quod anno ejusdem domini millesimo</text:p>
      <text:p text:style-name="Standard">36 - Trecentesimo nonagesimo secundo indcione decimaquita mensis septembris die vicesimasecunda</text:p>
      <text:p text:style-name="Standard">37 - Pontificatus sanctissimi in Christo patris et domini nostri domini clemerncis domina providencia pape septim</text:p>
      <text:p text:style-name="Standard">38 - Anno decimo quarto in mei norii publici et testium infrascriptorum ad hoc specialiter vocatorum</text:p>
      <text:p text:style-name="Standard">39 - et rogatorum presencia / personaliter constitutus vir venenrabatis et discretus magister Johannes Clerici illuscuss</text:p>
      <text:p text:style-name="Standard">40 - principis et domini nostri Domini regis Francie clericus nornus / ac canonicus prebendatus ecclesie</text:p>
      <text:p text:style-name="Standard">41 - collegiate Sancti Benedicti Parisiensi fecie constituit et ordinavit / facitque constituit et ordinat</text:p>
      <text:p text:style-name="Standard">42 - suos veros certos et legitimos procuratores ac nuncios speciales venenabis et discretoe viros magistros</text:p>
      <text:p text:style-name="Standard">43 - Symonem Champion dicti domini regis clericum norium Johannem de Haba / Petrum ratat Guillelmum</text:p>
      <text:p text:style-name="Standard">44 - si quardi Stephanum La Caille Johannem de Bria Guillelmum Parvi et Johannem Noel / tam presbyteros quam</text:p>
      <text:p text:style-name="Standard">45 - clericos licet absentes Et eorum quemlibet insolidum / ita quod non sit melior condicio occupantus</text:p>
      <text:p text:style-name="Standard">46 - sed quod unus eorum inceperit / alter ipsorum prosequi valeat et finire / in omnibus et singulis causm</text:p>
      <text:p text:style-name="Standard">47 - et querelis suis motis et movendu / tam agendo quam deffendendo contra quascunque personas</text:p>
      <text:p text:style-name="Standard">48 - ecclesiatias et seculares coram quibuscunque judicibus ecclesia scicis et secularibus ordinariis exr ordina</text:p>
      <text:p text:style-name="Standard">49 - delegatis conservatoribus commissariis et aliis judicibus et personis quacunque autite fugentibus</text:p>
      <text:p text:style-name="Standard">=FRAN_0393_10797_L.jpg=</text:p>
      <text:p text:style-name="Standard">1 - 270</text:p>
      <text:p text:style-name="Standard">2 - nonagesimo secund</text:p>
      <text:p text:style-name="Standard">3 - Et quocunque nomine censeantur. Dans et concedens dictus constituens dictis procuratoribus suis et eorum cuilibet per se et insolio</text:p>
      <text:p text:style-name="Standard">4 - plenam generalem et liberam potestatem ac mandatum speciale agendi pro ipso ipsumque deffendendi conveniendi reconveniendi</text:p>
      <text:p text:style-name="Standard">5 - petendi libellum seu libellos priones et articulos et quascunque peticiones summarias et alias dandi et recipiendi</text:p>
      <text:p text:style-name="Standard">6 - litem seu lites contestandi cimina et deffectus opponendi / testes jurare videndi concludendi jus iillocutor</text:p>
      <text:p text:style-name="Standard"><text:soft-page-break/>7 - et diffinitivas sentencias feru petendi et audiendi / ab ipsis et earum qualibet provocandi et appellandi beneficium absoluts</text:p>
      <text:p text:style-name="Standard">8 - sue simplicite simplicilis et ad cautelam si note furit petendi et obtinendi / petendique copiam seu copias processus</text:p>
      <text:p text:style-name="Standard">9 - seu processuum contra ipsum constituentem a quocunque seu per quemcunque factorum et faciendorum infra tempus juris et</text:p>
      <text:p text:style-name="Standard">10 - sub penis juris sub sigillo seu sigills ejus seu eorum coram quo seu quibus factus seu facti fuerint aut signo publici</text:p>
      <text:p text:style-name="Standard">11 - nomrii prout sibi placuerit / sibi tradi ac tali nostro et forma quod eidem copie seu transumpto plenaria fides ubicumque</text:p>
      <text:p text:style-name="Standard">12 - debeat adhiberi / aliumque seu alios procuratores unum vel plures semel vel pluries loco sui substituendi / qui in premissis</text:p>
      <text:p text:style-name="Standard">13 - et quolibet premissorum eandem et consimulem obtineat potestatem et eum vel eos revocandi / presenti tamen procuratorio in suo</text:p>
      <text:p text:style-name="Standard">14 - rohore duraturo Et generaliter faciendi nomine quo supra omnia alia et singula que circa premissa et ea tangentes fore</text:p>
      <text:p text:style-name="Standard">15 - noverint oportuna / et quem idem constituens faceret et facere posset si presens et personaliter interesset / licet illa mandatum</text:p>
      <text:p text:style-name="Standard">16 - exigant magis speciale / promittens idem constituens michi nomrio publico infrascripto sapulanti et recipiente vite</text:p>
      <text:p text:style-name="Standard">17 - et nomine omnium et singulorum quorum interest et intererit seu inilesse poterit se ratum gratum et firmum perpetuo et irrenonbiliter</text:p>
      <text:p text:style-name="Standard">18 - habituris totum et quicquid per dictos procuratores suos et per substitutis seu substits ab eis seu ipsorum altero et per ipsorum</text:p>
      <text:p text:style-name="Standard">19 - quemlibet per se et insolidum factum fuerit in premissis et quolibet premissorum gestumbe seu alias quolibet procuratum et contra non</text:p>
      <text:p text:style-name="Standard">20 - facere vel venire quomolibet in futurum / ac pro ipsis et eorum quolibet si opus fuerit judicio sisti et judicatum solvi cum</text:p>
      <text:p text:style-name="Standard">21 - omnibus suis cleris oportunis sub suorum omnium et singulorum epotheta et obligacione bonorum Acta fuerint hec in domo</text:p>
      <text:p text:style-name="Standard">22 - habitacionis dicti constituentes sita in claustro ecclesie Sancti Benedicti Parsiesi anno indcione mense die et pontificatu suprdicti</text:p>
      <text:p text:style-name="Standard">23 - presentibus venenrabitis et discieto viro / magistro Johanne de Bosco de Nirnis / domini regis supradicti clerico nono / Guillelmo Luce et</text:p>
      <text:p text:style-name="Standard">24 - Guillelmo de Fortemuro clericis Aureliansis et murnensis diocesis / plribusque aliis testibus ad premissa vocatis specialiter et rogatis</text:p>
      <text:p text:style-name="Standard">25 - Et egomi Johannes Sellarii clericus Parisiensis publicus apostolica et imperiali auctoritate noriis / premissis omnibus et singulis sic dictis</text:p>
      <text:p text:style-name="Standard">26 - et actis et dum dicerentur et fierent prout suprascripta sunt / una cum prenominatis testibus presens fui eaque</text:p>
      <text:p text:style-name="Standard">27 - sic facti vidi et audivi et ea in hanc publicam formam redigendo propria manu scripsi / signoque meo solito</text:p>
      <text:p text:style-name="Standard"><text:soft-page-break/>28 - signavi requisitus in testimonium veitatis omniu et singulorum premissorum.</text:p>
      <text:p text:style-name="Standard">29 - Anno quo supra et die ultima marcii capitulantibus dominis</text:p>
      <text:p text:style-name="Standard">30 - Anno quo supra et die xxiia mensis marcii predicti supra satis propingu</text:p>
      <text:p text:style-name="Standard">31 - P. Decano</text:p>
      <text:p text:style-name="Standard">32 - Renunciacio magister Petrus de Castro renunciavit vrbo et in scriptis ut per cedulam</text:p>
      <text:p text:style-name="Standard">33 - H. Cantore</text:p>
      <text:p text:style-name="Standard">34 - cuius tenor inferius est insertus apperet in manibus dominorum tribus</text:p>
      <text:p text:style-name="Standard">35 - G. archidiacono ecclesie</text:p>
      <text:p text:style-name="Standard">36 - arpentn et uno quarterio terre sitis in montem cuny propter causam in ipsa cedula</text:p>
      <text:p text:style-name="Standard">37 - Sy. Succentore</text:p>
      <text:p text:style-name="Standard">38 - N. Chandardi</text:p>
      <text:p text:style-name="Standard">39 - contentam cuijus forma sequitur. A messeigneurs doyen et chapitre</text:p>
      <text:p text:style-name="Standard">40 - de Thierno</text:p>
      <text:p text:style-name="Standard">41 - de Parisis Exposé maistre Pierre du chastel conseiller et maistre</text:p>
      <text:p text:style-name="Standard">42 - L. de Mongeria</text:p>
      <text:p text:style-name="Standard">43 - des comptes du roy nostre seigneur et vostre conchavoine / Comme en la tradicion</text:p>
      <text:p text:style-name="Standard">44 - de Sancto Petro</text:p>
      <text:p text:style-name="Standard">45 - et bail de son hostel claustral ou il dememre qu'il tient de vous</text:p>
      <text:p text:style-name="Standard">46 - de Maignaco</text:p>
      <text:p text:style-name="Standard">47 - tant qu'il plaira a dieu. Entre les autres choses luy eussies baille</text:p>
      <text:p text:style-name="Standard">48 - *</text:p>
      <text:p text:style-name="Standard">49 - de Pompodoro</text:p>
      <text:p text:style-name="Standard">50 - certaine terre en deux pieces seant ou mont civry / contents environ</text:p>
      <text:p text:style-name="Standard">51 - de Putheolis</text:p>
      <text:p text:style-name="Standard">52 - liii. arp et p quartier a la charge de iii. s. ix d. par. tant seulement</text:p>
      <text:p text:style-name="Standard">53 - Voignon</text:p>
      <text:p text:style-name="Standard">54 - de Lorriaco</text:p>
      <text:p text:style-name="Standard">55 - eivers les chanoines de la dite eglise prebendez a Chevilly sans autre</text:p>
      <text:p text:style-name="Standard">56 - P. Forteti</text:p>
      <text:p text:style-name="Standard">57 - charges quelconques. Neantmoins la dite geenre est trouvée chargee</text:p>
      <text:p text:style-name="Standard">58 - G. Fedelli</text:p>
      <text:p text:style-name="Standard">59 - de double champart envers messeigneurs Jaques halle cure de Ville juyne</text:p>
      <text:p text:style-name="Standard">60 - Hue</text:p>
      <text:p text:style-name="Standard">61 - a cause d'un hostel qu'il dit avoir de vous oi dit mont Cuny et</text:p>
      <text:p text:style-name="Standard">62 - de socto</text:p>
      <text:p text:style-name="Standard">63 - en amende de lx. sa. par. pour deffaulté dudit champt non payé non</text:p>
      <text:p text:style-name="Standard"><text:soft-page-break/>64 - mi. Johanne de Salione</text:p>
      <text:p text:style-name="Standard">=FRAN_0393_10798_L.jpg=</text:p>
      <text:p text:style-name="Standard">1 - Obstant la dicte charge des ii. sel ix des dessurdis. Et pour ce que le dit maistre Pierre</text:p>
      <text:p text:style-name="Standard">2 - ne pourroit soustenir telle excessive charge il se deporte de ladicte terre et yy renonce</text:p>
      <text:p text:style-name="Standard">3 - en vre main / car c'est leritage de l'eglise et en faictes a vsie plaisir. Toutesvoie et</text:p>
      <text:p text:style-name="Standard">4 - protestacion de son interest qu'il puet avoir a cause de ce a poursmiair quant mestire sera et selonce</text:p>
      <text:p text:style-name="Standard">5 - Ratificacio</text:p>
      <text:p text:style-name="Standard">6 - Et hic domini habuerunt gratam renuciacionem predictam . Et ipsam tenam sic oneratam ut in raison don</text:p>
      <text:p text:style-name="Standard">7 - predicta cedula continetur tradiderunt magistro Jacobo de Villa Judea predicto ibidem presenti et acceptanti</text:p>
      <text:p text:style-name="Standard">8 - vle</text:p>
      <text:p text:style-name="Standard">9 - Concessio seu</text:p>
      <text:p text:style-name="Standard">10 - promittenti solvere ultra onera predicta pro ipsa terra annis singulis xii solidorus parisiensies quamdiu ipse tenebit</text:p>
      <text:p text:style-name="Standard">11 - Tradicio</text:p>
      <text:p text:style-name="Standard">12 - eam alias quamdiu ipse magistri Petrus de Castro tenebit domum suam claustralem predictam dumtaxa</text:p>
      <text:p text:style-name="Standard">13 - Et fuit ordinatum quod dicto magistro Petro fieret lictera de renunciacione predicta / et ipsi magistro Jacobo</text:p>
      <text:p text:style-name="Standard">14 - fieret eciam littera de tradicione hujusmodi terre sibi facta ut prefertur</text:p>
      <text:p text:style-name="Standard">15 - Illa addicio et selon ce que raison doura fuit apposita A sellarii</text:p>
      <text:p text:style-name="Standard">16 - no</text:p>
      <text:p text:style-name="Standard">17 - in cedula ipsius magistri Petri de conseru ipsius die veneris xia aprilis sequente</text:p>
      <text:p text:style-name="Standard">18 - .Bellarii</text:p>
      <text:p text:style-name="Standard">19 - lictera per</text:p>
      <text:p text:style-name="Standard">20 - fuit eciam ordinatum quod fiat lictera magistro Petro de Castro de Centum frarr sibi graciose concessis</text:p>
      <text:p text:style-name="Standard">21 - de Castro</text:p>
      <text:p text:style-name="Standard">22 - pro serviciis gratis que ecclesie impendit omni die modo et forma contentis supra die xxii hujo mensis</text:p>
      <text:p text:style-name="Standard">23 - dum tamen consenciat quod vacuentur latrine domus domini Armandi jausserandi per domum suam</text:p>
      <text:p text:style-name="Standard">24 - ut moris est / et ita deponunt magister Raymondus de Templo et alii ecclesie jurati</text:p>
      <text:p text:style-name="Standard">25 - Consensus</text:p>
      <text:p text:style-name="Standard">26 - Domini consensierunt quod magister Johannes de Nullyaco provideat in facto denemoribus de Fourqueur</text:p>
      <text:p text:style-name="Standard">27 - prope poyssiacum ut ponatur concordia inter ipsos dominos et Johannem de Vullares scutiferum cum quo pro ipsis</text:p>
      <text:p text:style-name="Standard"><text:soft-page-break/>28 - nemoribus litigant in requestis palacii</text:p>
      <text:p text:style-name="Standard">29 - Glli nongesimo Santo</text:p>
      <text:p text:style-name="Standard">30 - Anno domini quo supra die secuda aprilis capitulantibus dominis</text:p>
      <text:p text:style-name="Standard">31 - P. Decano</text:p>
      <text:p text:style-name="Standard">32 - Promissio . Dominus Michael Pichardi canonicu et procurator canonicum cclesie sanctimederici</text:p>
      <text:p text:style-name="Standard">33 - Cantore</text:p>
      <text:p text:style-name="Standard">34 - s</text:p>
      <text:p text:style-name="Standard">35 - G. archidiacono ecclesie</text:p>
      <text:p text:style-name="Standard">36 - Parisiensis nobis immediatus subjecte promisit infra diem sabbati proxima</text:p>
      <text:p text:style-name="Standard">37 - Sy. Succentore</text:p>
      <text:p text:style-name="Standard">38 - portare annulloem arresti positi in frauctibus domini Roberti Charronie</text:p>
      <text:p text:style-name="Standard">39 - A. Jausserandi</text:p>
      <text:p text:style-name="Standard">40 - ad requestam ipsorum canonicorum et de hoco sit mencio lacius supra die xxii</text:p>
      <text:p text:style-name="Standard">41 - de Mongeria</text:p>
      <text:p text:style-name="Standard">42 - J. de Karolay</text:p>
      <text:p text:style-name="Standard">43 - Marcii satis proxime</text:p>
      <text:p text:style-name="Standard">44 - P. Forteti</text:p>
      <text:p text:style-name="Standard">45 - B. de Thierno</text:p>
      <text:p text:style-name="Standard">46 - De seplacio</text:p>
      <text:p text:style-name="Standard">47 - magistri Gubernatores hospitalis et ecclesie Sancti Sepulcri Parisiensis nobis</text:p>
      <text:p text:style-name="Standard">48 - +</text:p>
      <text:p text:style-name="Standard">49 - De socco</text:p>
      <text:p text:style-name="Standard">50 - de Putheolis</text:p>
      <text:p text:style-name="Standard">51 - imedinus subjecte tradiderunt nobis certas litteras fundacionis predictorum</text:p>
      <text:p text:style-name="Standard">52 - Voignon</text:p>
      <text:p text:style-name="Standard">53 - hospitalies et ecclesie videndas super certis dubus per nos motis</text:p>
      <text:p text:style-name="Standard">54 - G. Fedelli</text:p>
      <text:p text:style-name="Standard">55 - super facto capelle magistri Yvonis deporta quam in dicta</text:p>
      <text:p text:style-name="Standard">56 - +N. de Ordeomonte</text:p>
      <text:p text:style-name="Standard">57 - ecclesia obtient et de qua cupit facere canonicatum prebendalem Et</text:p>
      <text:p text:style-name="Standard">58 - Hu</text:p>
      <text:p text:style-name="Standard">59 - ipsas litteras tradidimus magistro Petro Forteti ad visitandum eas</text:p>
      <text:p text:style-name="Standard">60 - Chanteprime</text:p>
      <text:p text:style-name="Standard">61 - Ja. Cosson</text:p>
      <text:p text:style-name="Standard">62 - una cum domino G. archidiaconus ecclesie</text:p>
      <text:p text:style-name="Standard">63 - de Pompodorio</text:p>
      <text:p text:style-name="Standard"><text:soft-page-break/>64 - De granis</text:p>
      <text:p text:style-name="Standard">65 - Ordinatum est quod grana ecclesie que sunt hic prope ponantur in</text:p>
      <text:p text:style-name="Standard">66 - N. Chaudardi</text:p>
      <text:p text:style-name="Standard">67 - oireis ecclesie et alia que sunt longe vendantur ut melius</text:p>
      <text:p text:style-name="Standard">68 - Ph. de Salione</text:p>
      <text:p text:style-name="Standard">69 - de Maignaco</text:p>
      <text:p text:style-name="Standard">70 - poterunt ad utilitatem ecclesie</text:p>
      <text:p text:style-name="Standard">71 - R. de Lorriaco</text:p>
      <text:p text:style-name="Standard">72 - x</text:p>
      <text:p text:style-name="Standard">=FRAN_0393_10799_L.jpg=</text:p>
      <text:p text:style-name="Standard">1 - Aprilis nongesim Jdne</text:p>
      <text:p text:style-name="Standard">2 - l</text:p>
      <text:p text:style-name="Standard">3 - +</text:p>
      <text:p text:style-name="Standard">4 - Anno quo supra et die quinta mensis apistolis capitulantibus dominis exordinarie iann</text:p>
      <text:p text:style-name="Standard">5 - O</text:p>
      <text:p text:style-name="Standard">6 - Decano</text:p>
      <text:p text:style-name="Standard">7 - Magister Stephanus Boussardi domini ducis Bituricensis secretarius</text:p>
      <text:p text:style-name="Standard">8 - Cantore</text:p>
      <text:p text:style-name="Standard">9 - Receptis</text:p>
      <text:p text:style-name="Standard">10 - fuit receptus ad vicariam perpetuam quam in ecclesia Parisiensis solebat</text:p>
      <text:p text:style-name="Standard">11 - archidiacono ecclesie</text:p>
      <text:p text:style-name="Standard">12 - G</text:p>
      <text:p text:style-name="Standard">13 - ad vica</text:p>
      <text:p text:style-name="Standard">14 - obtinere dum vivebat deffunctus dominus Helyas sestalli ultimus</text:p>
      <text:p text:style-name="Standard">15 - Sy. Succentore</text:p>
      <text:p text:style-name="Standard">16 - Pr.</text:p>
      <text:p text:style-name="Standard">17 - De Socco</text:p>
      <text:p text:style-name="Standard">18 - possessor ipsius vicarum / virtute litterarum presentacionis prioris Sancti</text:p>
      <text:p text:style-name="Standard">19 - B. de Thierno</text:p>
      <text:p text:style-name="Standard">20 - Dyonisii de Carcere Parsis quarum tenor sequitur et est talis</text:p>
      <text:p text:style-name="Standard">21 - Hue</text:p>
      <text:p text:style-name="Standard">22 - Venerabilibus et circumsptis viris. Dominis Decano et capitulo</text:p>
      <text:p text:style-name="Standard">23 - An. Grangerii</text:p>
      <text:p text:style-name="Standard">24 - Ecclesie Parisiensis Frat Johannes de Roffeyo huilis prior prioratus</text:p>
      <text:p text:style-name="Standard">25 - Chanteprime</text:p>
      <text:p text:style-name="Standard">26 - L. de Mongeria</text:p>
      <text:p text:style-name="Standard"><text:soft-page-break/>27 - Sancti Dyonisii de Carcere Par. reverenciam debitam cum honore Ad</text:p>
      <text:p text:style-name="Standard">28 - T</text:p>
      <text:p text:style-name="Standard">29 - P. Forteti</text:p>
      <text:p text:style-name="Standard">30 - perpetuum vicariatum quem in ecclesia vra nuper dum vivebat et</text:p>
      <text:p text:style-name="Standard">31 - N. de Ordeomonte</text:p>
      <text:p text:style-name="Standard">32 - decessit obtinere solebat deffunctus dominus Helyas sescalli ultimus</text:p>
      <text:p text:style-name="Standard">33 - L. de Maignaco</text:p>
      <text:p text:style-name="Standard">34 - ejusdem vicariatus possessor. Cujus jus patronatus seu</text:p>
      <text:p text:style-name="Standard">35 - presentacio / ad nos racione / et ad causam predicti nostri prioratus / ad vos</text:p>
      <text:p text:style-name="Standard">36 - autem Collacio noscuntur pertinere liberum et vacante ad presens per obitum dicti domini Helye Venerabilem</text:p>
      <text:p text:style-name="Standard">37 - virum magistrum Stephanum Boussardi illustrissimi principis domini ducis Bituris secretarium tamquam ad hoc</text:p>
      <text:p text:style-name="Standard">38 - presentaci</text:p>
      <text:p text:style-name="Standard">39 - sufficientem et ydoneum / vobis harum serie presentamus. Rogane vos et nichilomnis supplicantes quatius</text:p>
      <text:p text:style-name="Standard">40 - Pacioni</text:p>
      <text:p text:style-name="Standard">41 - vicariatum predictum modo premisso vacantes / eidem magistro Stephano / conferre / et de eo providere / cum suis juris</text:p>
      <text:p text:style-name="Standard">42 - et pertinentis universis ipsumque in ejus possessionem corporalem actualem et realem vel quasi pone et</text:p>
      <text:p text:style-name="Standard">43 - inducere seu poni et induci / ac alia in talibus facere dignitum et velitis / adhibendo solempnitates in talribus</text:p>
      <text:p text:style-name="Standard">44 - assuetas. Datum Parisus sub sigillo nostro anno domini m° ccc. nonagesimo secundo die quinta aprilis. Collacio sit</text:p>
      <text:p text:style-name="Standard">45 - Et ibidem ipse magister Stephanus Fecit juramentum et fuit examinatus et reppertus habilis ad ipsum vicari N. Sellari</text:p>
      <text:p text:style-name="Standard">46 - Et protestatus fuit de</text:p>
      <text:p text:style-name="Standard">47 - obtiendum / et fuit installatus in choro in parte sinisira per dominum</text:p>
      <text:p text:style-name="Standard">48 - habendo recursum ad quandam capellam quam in ecclesia Parisiensi obtinebat si dictus vicariatus sibi de jure non deberetur / vacant</text:p>
      <text:p text:style-name="Standard">49 - nunc per assecucionem ipsius vicariatus et de hoco peciit instrmentum per me A. Sellarii A sibi debere fieri presentibus Johanne Morelli canonici</text:p>
      <text:p text:style-name="Standard">50 - Senonensis et</text:p>
      <text:p text:style-name="Standard">51 - Presentacio</text:p>
      <text:p text:style-name="Standard">52 - Subsequenter ibidem Petrus plumentis procuratori et nomine procuratorio magistri Johannis Seyii Canonici Laudunensis</text:p>
      <text:p text:style-name="Standard">53 - procuratois</text:p>
      <text:p text:style-name="Standard"><text:soft-page-break/>54 - presentavit dominis quemdam processum ipsius magistri Johannis super quadam gracia per sanctissimum dominum nostrum papam</text:p>
      <text:p text:style-name="Standard">55 - ad collacionem quorumcumque reverendo in x° patri domino Aymerico quondam episcopo Parisienses / et ex denominacione ipsius domini</text:p>
      <text:p text:style-name="Standard">56 - episcopi et vigore ipsius facta / confectum / una cum procuratorio suo. requirens ipsos dominos / se ipsum nomine que</text:p>
      <text:p text:style-name="Standard">57 - supra in possessionem dicti vicariatus de quo supra poni / dicens quod sufficienter ipsum acceptaverat / et de eo sibi</text:p>
      <text:p text:style-name="Standard">58 - providi fecerat competenter . Sed quia ipse procuratore non erat iunitus bullis accemptaciones et provisionis suatrum</text:p>
      <text:p text:style-name="Standard">59 - non fuit per dominos admissus nec receptus. Ad huo fuerunt presentes discriti viri dominus Stephanus Melineti</text:p>
      <text:p text:style-name="Standard">60 - presbyter mulnensis diocesis et Yrvesig seyi. domicello . et de predictis peciit ipse procurator ame notarim N. Sellarii</text:p>
      <text:p text:style-name="Standard">61 - pablicum instrumentum</text:p>
      <text:p text:style-name="Standard">62 - Promot</text:p>
      <text:p text:style-name="Standard">63 - Magister Johannes de Nillyaco canonicus Parisiensis fuit promotus ad subdyaconatus ordineium</text:p>
      <text:p text:style-name="Standard">64 - ad ordines</text:p>
      <text:p text:style-name="Standard">65 - Johanes Agni vicarius in ecclesia Parisiensis et capellanus ad altare beate Kachine in ecclesia Sat Marcelli prope Paris fuit</text:p>
      <text:p text:style-name="Standard">66 - promotus ad dyaconatus ordinem</text:p>
      <text:p text:style-name="Standard">67 - absculco domini</text:p>
      <text:p text:style-name="Standard">68 - Prefati domini et plures alii hora completerii existentes in revestiario ecclesie consensierunt quod magister Johannes Fabri absolvatur</text:p>
      <text:p text:style-name="Standard">69 - Johannis Fabri</text:p>
      <text:p text:style-name="Standard">70 - simpliter dum noo nunc tradat distributori anciphanne xvi. libras parisiensium et quod faciat litteram de nisi de solvendis xvi lb. parisiensis infeste</text:p>
      <text:p text:style-name="Standard">71 - beati Johanni proximo veneranili et alias xvi. in festo Sancti Remigii tunc sequentes sub pena excommunicacionis ex nunc prout extunt. Et ipse in</text:p>
      <text:p text:style-name="Standard">72 - Johannes sic voluit et solvit eodem die xvi lib domino Higo caprarii distribucione antiphane domini cs pape xi / et fecit hitteram d</text:p>
      <text:p text:style-name="Standard">73 - coram tabellione capituli die viii. hujo poensit</text:p>
      <text:p text:style-name="Standard">74 - ecen</text:p>
      <text:p text:style-name="Standard">75 - Data fuit licenciat domino Crispino Monnini canonico Sancti Dyonisii de Passa de eundo vis ad imperctis in partibus suis</text:p>
      <text:p text:style-name="Standard">=FRAN_0393_10800_L.jpg=</text:p>
      <text:p text:style-name="Standard">1 - mensis aprilis capitulantibs dominis post Pascha</text:p>
      <text:p text:style-name="Standard">2 - P. Decano</text:p>
      <text:p text:style-name="Standard">3 - Domini Ordinaverunt quod Petrus clericus magistri L. de Mongeria</text:p>
      <text:p text:style-name="Standard"><text:soft-page-break/>4 - G. archidiacono ecclesie</text:p>
      <text:p text:style-name="Standard">5 - sit distributor panis capituli loco domini Henrici scolario</text:p>
      <text:p text:style-name="Standard">6 - Sy. Succentore</text:p>
      <text:p text:style-name="Standard">7 - capellani domini Cantoris.</text:p>
      <text:p text:style-name="Standard">8 - *.</text:p>
      <text:p text:style-name="Standard">9 - de Karolay</text:p>
      <text:p text:style-name="Standard">10 - J. Chandardi</text:p>
      <text:p text:style-name="Standard">11 - misse domn</text:p>
      <text:p text:style-name="Standard">12 - Ordinatum est quod Nicolaus Sellarii tabellio capituli</text:p>
      <text:p text:style-name="Standard">13 - B. de Thierno</text:p>
      <text:p text:style-name="Standard">14 - Episcopi Par.</text:p>
      <text:p text:style-name="Standard">15 - a modo celebret missas domini episcopi Pars.ensi quas solebat</text:p>
      <text:p text:style-name="Standard">16 - P</text:p>
      <text:p text:style-name="Standard">17 - Forteti</text:p>
      <text:p text:style-name="Standard">18 - celebrare preactus dominus Henricus / et incipiet die dominica</text:p>
      <text:p text:style-name="Standard">19 - de Mongeria</text:p>
      <text:p text:style-name="Standard">20 - proxima que erit xiiia dies mensis apostoli qua cauntam quomodo</text:p>
      <text:p text:style-name="Standard">21 - de Pompodoro</text:p>
      <text:p text:style-name="Standard">22 - de Lorriaco</text:p>
      <text:p text:style-name="Standard">23 - Hue</text:p>
      <text:p text:style-name="Standard">24 - J x</text:p>
      <text:p text:style-name="Standard">25 - de Putheolis</text:p>
      <text:p text:style-name="Standard">26 - T. de Sancto Petro</text:p>
      <text:p text:style-name="Standard">27 - De presenti super certis repparacionibus quas petit fieri prepositus mercatorum</text:p>
      <text:p text:style-name="Standard">28 - Vooignon</text:p>
      <text:p text:style-name="Standard">29 - per ecclesiam in insula ultra pessatum / deputati sunt</text:p>
      <text:p text:style-name="Standard">30 - Fedelli</text:p>
      <text:p text:style-name="Standard">31 - ad eundem in dicta insula et videndum illa que sunt ibidem necesesaria</text:p>
      <text:p text:style-name="Standard">32 - L</text:p>
      <text:p text:style-name="Standard">33 - de Maignaco</text:p>
      <text:p text:style-name="Standard">34 - Domini G. archidiacons ecclesie R. de Lorriaco et L. de Mangria</text:p>
      <text:p text:style-name="Standard">35 - P. de Castro preset</text:p>
      <text:p text:style-name="Standard">36 - et dacent cum ipsis juratos ecclesie / predictas ub doiminus R. de</text:p>
      <text:p text:style-name="Standard">37 - Ph. de Salione</text:p>
      <text:p text:style-name="Standard">38 - Mongeria solvet transitum a que</text:p>
      <text:p text:style-name="Standard">39 - s</text:p>
      <text:p text:style-name="Standard"><text:soft-page-break/>40 - de Socco</text:p>
      <text:p text:style-name="Standard">41 - 49</text:p>
      <text:p text:style-name="Standard">42 - Magister Laurencius de Mongeria tradet sex scuta auri notario castalleti pro scriptura seu</text:p>
      <text:p text:style-name="Standard">43 - Scluaco Pecurnius</text:p>
      <text:p text:style-name="Standard">44 - litterarum de vidimus facts de cartis certorum privilegiorum ecclesie / et continet quodlibet vidimus unam</text:p>
      <text:p text:style-name="Standard">45 - pellem pergamen cum didia</text:p>
      <text:p text:style-name="Standard">46 - Domini R. de Lorriaco et Ph. de Salione sunt deputati ad visitandum loca et villas ecclesie</text:p>
      <text:p text:style-name="Standard">47 - Deputati</text:p>
      <text:p text:style-name="Standard">48 - sabjectas et inquirere statum arreragiorum debitorum ecclesie et a quibus debentur et refferre</text:p>
      <text:p text:style-name="Standard">49 - Magister Stephanus Boussardi exhiberi et presentari ac eciam intimari fecit dominis capitulantibus pro</text:p>
      <text:p text:style-name="Standard">50 - Salva guar</text:p>
      <text:p text:style-name="Standard">51 - tuicione et conservacione juris vicarie sue qua obtinet nunc in ecclesia Par. per quendam clientem</text:p>
      <text:p text:style-name="Standard">52 - dia octere bousis</text:p>
      <text:p text:style-name="Standard">53 - regium. Salvam gardiam suam. Cujus tenor sequitur. Karolus Dei gracia Francorum re</text:p>
      <text:p text:style-name="Standard">54 - universis justiciariis nostris aut eorum locatenentibus salutem. Ad suppliconem Stephani Boussardi presbitoi</text:p>
      <text:p text:style-name="Standard">55 - ecclesiarum Senonensium et de Campellanis in Bria canonici / ac vicarii Sancti Dyonisii de Carcere in ecclesia Parisiensi</text:p>
      <text:p text:style-name="Standard">56 - asserente ex certis et vissilibus conjectur a non ullis sibi time personis / mandamus vobis et vestrum c</text:p>
      <text:p text:style-name="Standard">57 - prout ad eum pertinuerit quatius dictum supplicatem quem una cum faili rebus et bonis suis</text:p>
      <text:p text:style-name="Standard">58 - universis tam ad causarum beneficiorum suorum quam alias in et sub protectione et salva et speciali gan</text:p>
      <text:p text:style-name="Standard">59 - nostres ad sui juris conservacionem dumitaxa suscipimus et ponimus per presentis in suis justis</text:p>
      <text:p text:style-name="Standard">60 - Johannes Turpin clericus filius Richardi Tupin diocesis Abrincensis prisionarius pro delicto quod commisero</text:p>
      <text:p text:style-name="Standard">61 - dicendo injurias filique trahendo cultellum et evagimando super quodam nanta in terra ecclesie fuit pr.</text:p>
      <text:p text:style-name="Standard">62 - elaigitus ad diem mercurii proximam ad quam prominsit reverti sub pena xxa librus parsie. Et dedit</text:p>
      <text:p text:style-name="Standard">63 - fidejussorem Guillelmum Blancpamn presentem Parisiensis commorantes coram Sancto Gervasio / qui promisit sub eanse</text:p>
      <text:p text:style-name="Standard">64 - pena reducere predictum Johannem ad dctam diem mencurii dominos Decanum P. Forteti B. de Cheace</text:p>
      <text:p text:style-name="Standard">65 - L. de Maignaco. et plures alios.</text:p>
      <text:p text:style-name="Standard">=FRAN_0393_10801_L.jpg=</text:p>
      <text:p text:style-name="Standard">1 - Aprilis nongesimo tero</text:p>
      <text:p text:style-name="Standard"><text:soft-page-break/>2 - 48</text:p>
      <text:p text:style-name="Standard">3 - lui</text:p>
      <text:p text:style-name="Standard">4 - possessionibus juribus usibus franchisiis libertatibus et saisinis in quibus ipsum esse suosque predecessores</text:p>
      <text:p text:style-name="Standard">5 - fuisse pacifice ab antiquo ionveneritis / manutentatis et conservetis seu manuteneri et conservari faciatis</text:p>
      <text:p text:style-name="Standard">6 - Et de personis a quibus assecuramentum habere requisienit / eidem juxta patrie consuetudinem legitimum prestari</text:p>
      <text:p text:style-name="Standard">7 - faciatis / Et ab omnibus injuris violentes gravanibus oppressions / molestais viarnorum / potencia laicorum ac in</text:p>
      <text:p text:style-name="Standard">8 - quietats et novitatibus indebitis quibuscunque deffendatis seu deffendi faciatis non permittentes contra dictam</text:p>
      <text:p text:style-name="Standard">9 - supplicantes / ejusque faili res et bona / aliquas fieri vel inferri injurias aut indebitis novitates / quas</text:p>
      <text:p text:style-name="Standard">10 - si factas esse vel fuisse in dicte salve gardie nostre et ipsius suppliatis prejudicium inveneritis ad statum pristinum et</text:p>
      <text:p text:style-name="Standard">11 - debitum reducatis aut reduci faciatis indilate / nobisque et parti condigne propter hoco emendari / presentemque</text:p>
      <text:p text:style-name="Standard">12 - salvam gardiam nostram in locis et personis ubi et prout expedierit et de quibus fuerits requisiti publicari</text:p>
      <text:p text:style-name="Standard">13 - et significari / Et in signum hujusmodi salve gardie nostre penuncellos nostros in et super domibus possessionibus</text:p>
      <text:p text:style-name="Standard">14 - rebus et bonis dicti suppliantis in causu eminent periculi apponi faciatis / inhibendo seu inhiberi faciendo</text:p>
      <text:p text:style-name="Standard">15 - nte dicto suppliantie ejusque faili rebus et bonis predictis aliqualiter forefacere presumat Et pro premissis diligentius</text:p>
      <text:p text:style-name="Standard">16 - exequendum unum vel plures serviente nostros eidem suis fumptis derutetis si super hoc fueritis requisiti / qui tamen de hiis</text:p>
      <text:p text:style-name="Standard">17 - que causae cognicionem exigunt se nllateus intromittant. Datum Par. die xii aporstol post pasta anno domini mllm</text:p>
      <text:p text:style-name="Standard">18 - cCc° nonagesimo tercio et regni nostri xiii° sub sigillo nostro in absentia magni ordinato . Sic signum per consilium</text:p>
      <text:p text:style-name="Standard">19 - P da Perier una veo cum predictis salve gardie licteris intimavit eciam et exhibuit litteras executorias</text:p>
      <text:p text:style-name="Standard">20 - Executorio</text:p>
      <text:p text:style-name="Standard">21 - super hoco necsarias sigillo Castalleti Parisiensis sibsillats sub hac forma Jehan seigneur de Foleville</text:p>
      <text:p text:style-name="Standard">22 - Canstallet</text:p>
      <text:p text:style-name="Standard">23 - Chevalier conseiller du Roy nostre seigneur et garde de la prevosté de Parisis A Jehan de Chevreuse sergent a cheal</text:p>
      <text:p text:style-name="Standard">24 - du roy nostre seigneur en son chastellet de Paris Jehan selvez sergent de la douzaine / et Jehan Raymbaut</text:p>
      <text:p text:style-name="Standard"><text:soft-page-break/>25 - sergent a verge du roy nostredit seigneur ou dit chastellet ou au premier aultre sergent a cheval de la douzaie</text:p>
      <text:p text:style-name="Standard">26 - et a verge dudite chastellet qui sur ce sera requis salut. Nous avons veu les lettres au roy nostre seigneur</text:p>
      <text:p text:style-name="Standard">27 - contenants la fourme qui s'enseiet Karolus etc. ut supra. Par vertu des quelles lettres et a la requeste de</text:p>
      <text:p text:style-name="Standard">28 - hosene home et discret messegneurs estienne eoussart prestie Chanoine de Sens et de Champeaux en Brie / et vicaire</text:p>
      <text:p text:style-name="Standard">29 - de Saint Denis de la Chartre en l'eglise de Paris nommé en ycelles nous vous mandemens et commettons que vous ou</text:p>
      <text:p text:style-name="Standard">30 - l'un de vous qui requis en seres signifiez de par le roy nostre seigneur a ceulx dont requis seres la sauvegarde</text:p>
      <text:p text:style-name="Standard">31 - du roy nostre signeur dont mention est fice ès dites lettres / en leur deffendent sur certaines et grosees paines / et sur</text:p>
      <text:p text:style-name="Standard">32 - quanque ilz sepevent meffarre envers le roy nostre dite esigneur que audit messeigneurs este / a sa famille ne a ses choses</text:p>
      <text:p text:style-name="Standard">33 - possessions et biens que lxconques ilz ne meffacent ne mesdient ne facent me ffaire ne mesdire en aucun</text:p>
      <text:p text:style-name="Standard">34 - maniere qui soit ou puist estre contre ne ou prejudice dadite messeigneurs este ne de ladicte sauvegarde / et toutes</text:p>
      <text:p text:style-name="Standard">35 - les autres choses contenant es dicts lettres / enterinez et acomplissez en les mettant a execucons deue selon leur teneur</text:p>
      <text:p text:style-name="Standard">36 - c'est assavoir vous sergens de la douz amé et a verge / en la ville et banlieue de Paris / et vous sergent a chomal</text:p>
      <text:p text:style-name="Standard">37 - en la prevosté viconte de Paris et ou ressort acelle / sans vous entermettre de chose qui requiere</text:p>
      <text:p text:style-name="Standard">38 - congnoissance de cause / Et s'aucuns soppossaions au contraire / et sur ce debat ment entre les parties / premez et</text:p>
      <text:p text:style-name="Standard">39 - mettez le debat et es chose contencieuse en cas de saisine et de nouvelleté en la main du roy nostre seigneur comme</text:p>
      <text:p text:style-name="Standard">40 - souveraine / et adjournez les opposans et empeschien a jour certain et competers a Paris par devant nous oudit chastelet</text:p>
      <text:p text:style-name="Standard">41 - pour proceder et aler avant seir leur debat empeschaien et opposion / Et pour respondre a tout ce que ledit</text:p>
      <text:p text:style-name="Standard">42 - messigneurs est leur voldra demander et contre eulx et chascun d'eulx requerre pour cause de ce en cas de</text:p>
      <text:p text:style-name="Standard">43 - sabusime et de nouvelleté et autrnent deuement se meste st et pour proceder et aler avant sunce secoe</text:p>
      <text:p text:style-name="Standard">=FRAN_0393_10802_L.jpg=</text:p>
      <text:p text:style-name="Standard">1 - prilis</text:p>
      <text:p text:style-name="Standard">2 - de raison sera. Et se ce pendant il a en la chose contencieuse aucuns la bourages a faire</text:p>
      <text:p text:style-name="Standard">3 - choses a gouverner ou fruiz et revenues a Cueillir et lever faictes ces choses faire par la main</text:p>
      <text:p text:style-name="Standard"><text:soft-page-break/>4 - du roy nostre seigneur comme souveraine / Et pour ce faire commettes et establissez certainnes personnes souffisnt</text:p>
      <text:p text:style-name="Standard">5 - et convenant qui en puissent et saich respondre et bon compte rende quant tempe sera et aqui</text:p>
      <text:p text:style-name="Standard">6 - il appartendra / Et nous rapportez souffisaent ce que fait en aures . mandemens à tous noz subgiez</text:p>
      <text:p text:style-name="Standard">7 - requerens tous autres que a vous et chascu de vous en ce faisans obeïssent et entenden dli genment</text:p>
      <text:p text:style-name="Standard">8 - Donné soulz le seel de la prevosté de Paris le vendredi xIe. jour d'avril après Pasques l'an ciil</text:p>
      <text:p text:style-name="Standard">9 - ccc iiiior et xiii anisi signatu . G. Bouart</text:p>
      <text:p text:style-name="Standard">10 - Anno quo supra die lune post quamo xiii aprilis capitulantibus dominis</text:p>
      <text:p text:style-name="Standard">11 - P. Decano</text:p>
      <text:p text:style-name="Standard">12 - G. archidiacono ecclesie</text:p>
      <text:p text:style-name="Standard">13 - Domini Succentor ecclesie et J. Hue sut deputati ad</text:p>
      <text:p text:style-name="Standard">14 - Deputari</text:p>
      <text:p text:style-name="Standard">15 - Sy. Succentore</text:p>
      <text:p text:style-name="Standard">16 - faciendaum inventarium thesauri una cum dominis</text:p>
      <text:p text:style-name="Standard">17 - Ar. Jausserandi</text:p>
      <text:p text:style-name="Standard">18 - de fabrica</text:p>
      <text:p text:style-name="Standard">19 - J. de Karolay</text:p>
      <text:p text:style-name="Standard">20 - JJ. de Socto</text:p>
      <text:p text:style-name="Standard">21 - de Pompodori</text:p>
      <text:p text:style-name="Standard">22 - *</text:p>
      <text:p text:style-name="Standard">23 - Arrestate sunt distribuciones dominorum Petri copertoris et</text:p>
      <text:p text:style-name="Standard">24 - Arrestu.</text:p>
      <text:p text:style-name="Standard">25 - P. Forteti</text:p>
      <text:p text:style-name="Standard">26 - Michaelis Chambon beneficiatorum in ecclesia Parisiensis quia iven</text:p>
      <text:p text:style-name="Standard">27 - L. de Mongeria</text:p>
      <text:p text:style-name="Standard">28 - extra villam sine licencia capituli pro tot diebus quot fuemm</text:p>
      <text:p text:style-name="Standard">29 - P. Roberti</text:p>
      <text:p text:style-name="Standard">30 - foris</text:p>
      <text:p text:style-name="Standard">31 - J. Hue</text:p>
      <text:p text:style-name="Standard">32 - R. de Lorriaco</text:p>
      <text:p text:style-name="Standard">33 - Expedicio</text:p>
      <text:p text:style-name="Standard">34 - Ordinatum est quod familus receptoris domini Parisiensis episcopi</text:p>
      <text:p text:style-name="Standard">35 - T. de Sancto Petro</text:p>
      <text:p text:style-name="Standard">36 - R. de Puteolis</text:p>
      <text:p text:style-name="Standard">37 - ponatur extra carceres capituli et expediatur oco dum n</text:p>
      <text:p text:style-name="Standard">38 - J. Voignon</text:p>
      <text:p text:style-name="Standard"><text:soft-page-break/>39 - faciat licteram de Emrenda . C. librum quam debet et ad qui</text:p>
      <text:p text:style-name="Standard">40 - .</text:p>
      <text:p text:style-name="Standard">41 - G. Fedelli</text:p>
      <text:p text:style-name="Standard">42 - fuit per camearium laicum condempnatus pro quodam delcito</text:p>
      <text:p text:style-name="Standard">43 - L. de Maignaco</text:p>
      <text:p text:style-name="Standard">44 - per eum in claustro ecclesie commisso.</text:p>
      <text:p text:style-name="Standard">45 - Ph. de Salione</text:p>
      <text:p text:style-name="Standard">46 - N. Chaudardi</text:p>
      <text:p text:style-name="Standard">47 - S ix s. vi d.</text:p>
      <text:p text:style-name="Standard">48 - P. de Castro abson</text:p>
      <text:p text:style-name="Standard">49 - Magister Gausrdus de Vero licenciaus in veroque jure procurator magistri Dyonisii Custurarii clerici sagiensis</text:p>
      <text:p text:style-name="Standard">50 - presentacio ad</text:p>
      <text:p text:style-name="Standard">51 - diocesis in legibus licenciats presentavit dominis quandam litteram sigillo prioris Sancti Martini de Campie signatli</text:p>
      <text:p text:style-name="Standard">52 - Vicariam</text:p>
      <text:p text:style-name="Standard">53 - in qua continebatur qualiter ipse prior $contulerant dictoum dyonisia vicariam quam nupprer deffunctus obtinebus</text:p>
      <text:p text:style-name="Standard">54 - dintum vivebat domino Helyas sescalli in ecclesia Parisiensis requirens ipsos dominos pro ut eciam ipse prier in</text:p>
      <text:p text:style-name="Standard">55 - predictis litteris requirebat quatius ipsum dyonisium vellent ad dictam vicariam admictere et recipieue</text:p>
      <text:p text:style-name="Standard">56 - et eam sibi conferre . Sed quia domini jam receperunt unum cui eciam dictam vicariam contulerant</text:p>
      <text:p text:style-name="Standard">=FRAN_0393_10803_L.jpg=</text:p>
      <text:p text:style-name="Standard">1 - priliens nongasii tercio</text:p>
      <text:p text:style-name="Standard">2 - xlv.</text:p>
      <text:p text:style-name="Standard">3 - el</text:p>
      <text:p text:style-name="Standard">4 - 9</text:p>
      <text:p text:style-name="Standard">5 - e denaverant fuit dicto procuratori responsum quod in dicta vicaria erat possessor quem alias ipsi receperant et</text:p>
      <text:p text:style-name="Standard">6 - cui per eos dcta vicaria fuerat collata / nichilominus tamen fuit eis assignata dies lune post jubilate ad</text:p>
      <text:p text:style-name="Standard">7 - compararendum in capitulo / et quod ibidem compareret possessor ipsius vicarie / quia ad ipsam ullum debebant recipere</text:p>
      <text:p text:style-name="Standard">8 - sceum primo non vecato. Et sic ipse fuit contentas</text:p>
      <text:p text:style-name="Standard">9 - N. Sellarii</text:p>
      <text:p text:style-name="Standard">10 - lia presentais Petrus pluvient procurator magistri Johannis Sexi canonici laudts qui alias presentaverait dominis tunc capitulantibus videct</text:p>
      <text:p text:style-name="Standard"><text:soft-page-break/>11 - super eode</text:p>
      <text:p text:style-name="Standard">12 - die quita hujus mensirnes ante Pascha / et exhibuerat cum litteris suis procuratore processum factum super gracia sibi</text:p>
      <text:p text:style-name="Standard">13 - facta ut ibidem plenius exprimitur / quia tunc non presentaverat bullas super hoco confectas / nec eciam acceptacionem</text:p>
      <text:p text:style-name="Standard">14 - et provisiones quas super hdebebat habere. hodie dictas bullas et licteras acceptaiis et provisienes prefatis presentavit</text:p>
      <text:p text:style-name="Standard">15 - requirens ipsos domcinos quatius ipsi vellent ei conferre virtute licterarum predictarum . vicariam predictam / Cui</text:p>
      <text:p text:style-name="Standard">16 - fuit responsum ut in precedenti / et dies silis assignata. Ipse vero procuratore nomine quo supra ex habudanti</text:p>
      <text:p text:style-name="Standard">17 - dixit quod sicut ipse se alias opposuerat receperi et collacioni de ipsa vicaria facte magistro Stephano Boussardi quod ad hoc</text:p>
      <text:p text:style-name="Standard">18 - se filiter opponebat Petens a me P. Sellarii notario publico et scriba capituli de predictis requisicione et opposicione</text:p>
      <text:p text:style-name="Standard">19 - sibi fieri publicum instrmenti Astantus in testaitus honvocando.</text:p>
      <text:p text:style-name="Standard">20 - Et ibidem fuit man Nicolao sellarii scule capituli preceptum quod significarem possessori predict scilicet magistro</text:p>
      <text:p text:style-name="Standard">21 - Stephano Boussardi ut dicta die lune compareret in capitulo coram dominis et partibus predictis ad deffendendum</text:p>
      <text:p text:style-name="Standard">22 - jus quod pretendit habere in dicta vicaria</text:p>
      <text:p text:style-name="Standard">23 - Die martiis veo tunc proxime sequente ego significavi eidem in ecclesia Parisiensis</text:p>
      <text:p text:style-name="Standard">24 - N. Sellarii</text:p>
      <text:p text:style-name="Standard">25 - Commissis Super lite mota seu que menri sprabatur inter dominum Robertum Chanonis Canonicum ecclesie Sancti Mederici nobis immedits</text:p>
      <text:p text:style-name="Standard">26 - subjecte ex una parte / et capiceros et Canonicos ipsius ecclesie nostrs iustieri et subdictus / commissi sunt et deputati</text:p>
      <text:p text:style-name="Standard">27 - ad cognoscendum diffiniendum indieandum concordandum et pacificandum inter ipsas partis vides domino G. archidiacono ecclesie</text:p>
      <text:p text:style-name="Standard">28 - et P. Forceti / Quibet capitulum super hoco plenarie commisit vies / ita tauem quod in hoco nego procedant summarie et</text:p>
      <text:p text:style-name="Standard">29 - de plano diebus etia nocno capitularibus. Et super hoco fuerunt eis date litctere capituli</text:p>
      <text:p text:style-name="Standard">=FRAN_0393_10804_L.jpg=</text:p>
      <text:p text:style-name="Standard">1 - prilis</text:p>
      <text:p text:style-name="Standard">2 - 1</text:p>
      <text:p text:style-name="Standard">3 - Anno quo supra die meraurii post quamodo xvi aprilis capitulantibus dominis</text:p>
      <text:p text:style-name="Standard">4 - P. Decano</text:p>
      <text:p text:style-name="Standard">5 - Prior Sancti Martini de Campis fuit publicatus</text:p>
      <text:p text:style-name="Standard">6 - H. Cantore</text:p>
      <text:p text:style-name="Standard"><text:soft-page-break/>7 - Gocoan</text:p>
      <text:p text:style-name="Standard">8 - excomitatus ex parte collacioris dominimii prope</text:p>
      <text:p text:style-name="Standard">9 - G. archidiacono ecclesie</text:p>
      <text:p text:style-name="Standard">10 - Sy. Succentore</text:p>
      <text:p text:style-name="Standard">11 - P. Forteti</text:p>
      <text:p text:style-name="Standard">12 - de socto</text:p>
      <text:p text:style-name="Standard">13 - 44</text:p>
      <text:p text:style-name="Standard">14 - Johannes Tupin Elargitus ad hanc diem rediens cum Guillelmo</text:p>
      <text:p text:style-name="Standard">15 - de Mongeria</text:p>
      <text:p text:style-name="Standard">16 - Emenda</text:p>
      <text:p text:style-name="Standard">17 - Blancpain fidejussore suo / et emendavit delictum quod</text:p>
      <text:p text:style-name="Standard">18 - de Pompodorio</text:p>
      <text:p text:style-name="Standard">19 - A</text:p>
      <text:p text:style-name="Standard">20 - commiserat ut supra xi die hujus mensineur continetur / et fuit</text:p>
      <text:p text:style-name="Standard">21 - de Karolay</text:p>
      <text:p text:style-name="Standard">22 - fz</text:p>
      <text:p text:style-name="Standard">23 - taxata emenda ad viii° solidorum par. quos ipse Johannes promisit</text:p>
      <text:p text:style-name="Standard">24 - B. de Thierno</text:p>
      <text:p text:style-name="Standard">25 - solvere infra mensem / et dixit quod morabatur cum Johanne</text:p>
      <text:p text:style-name="Standard">26 - P. Roberti</text:p>
      <text:p text:style-name="Standard">27 - Ayeuse cradiutore benticularie domini nostri regis in Mortalari</text:p>
      <text:p text:style-name="Standard">28 - Ar. Jausserandi</text:p>
      <text:p text:style-name="Standard">29 - de Lorriaco</text:p>
      <text:p text:style-name="Standard">30 - Ro</text:p>
      <text:p text:style-name="Standard">31 - prope domum magistri Guillelmui de La Fons</text:p>
      <text:p text:style-name="Standard">32 - Hue</text:p>
      <text:p text:style-name="Standard">33 - +N. de Ordeomonte</text:p>
      <text:p text:style-name="Standard">34 - *.</text:p>
      <text:p text:style-name="Standard">35 - Voignon N. de Ordemnte proposuit quod cum die lune in crastinum Pasche ipse progans</text:p>
      <text:p text:style-name="Standard">36 - G. Fedelli</text:p>
      <text:p text:style-name="Standard">37 - extra villam secum aaxisset dominum Michaelem Chambon</text:p>
      <text:p text:style-name="Standard">38 - de Putheolio</text:p>
      <text:p text:style-name="Standard">39 - R</text:p>
      <text:p text:style-name="Standard">40 - Curatum Sancti Johannis Rotundi in ecclesia Parisiensis ipsorum dominorum justrm</text:p>
      <text:p text:style-name="Standard">41 - Ph. de Salione</text:p>
      <text:p text:style-name="Standard">42 - et subditu non obtentis licenciatm per ipsum curatum a dominis sic</text:p>
      <text:p text:style-name="Standard"><text:soft-page-break/>43 - T. de Sancto Petro</text:p>
      <text:p text:style-name="Standard">44 - recedendi Et propter hoco ipsi domini arrestaverant distribuciones ipsius</text:p>
      <text:p text:style-name="Standard">45 - L. de Maignaco</text:p>
      <text:p text:style-name="Standard">46 - Curati inhibulantque distribuctoriem ecclesie ne eas dicto curato reddet</text:p>
      <text:p text:style-name="Standard">47 - N. Chandardi</text:p>
      <text:p text:style-name="Standard">48 - sine eorum mandato / dicens ipse magister N. de Ordeimonte quod arrestum</text:p>
      <text:p text:style-name="Standard">49 - predictum erat ullum qu ipse habueat licencia a Cantore cui hice paotibos</text:p>
      <text:p text:style-name="Standard">50 - ut dicebat / requisivit prefatos dominos ut ipsi vellent deliberare predictas distribuciones Submittens se</text:p>
      <text:p text:style-name="Standard">51 - ipse magister N. Emende et ordinacioni dominorum si propter absentie ipsius curati aliquis deffectus fuisset in</text:p>
      <text:p text:style-name="Standard">52 - servicio avo in ipsa ecclesia per ipsum curatum dibito volens ut dicebat reddere dictum curatum indempnemum</text:p>
      <text:p text:style-name="Standard">53 - tamquam non culpabilem. Fuerunt vo ubis ipsus magistri N. fuit sibi rensum per aliquos dominorum</text:p>
      <text:p text:style-name="Standard">54 - ibidem presencium quod ad cantorem non spectabat dare licencia absentandum vel recedendi sed solum ad decaa</text:p>
      <text:p text:style-name="Standard">55 - et capitulum simul / Et quia ibidem plura verba crescebat fuit dicto magistro N. per dominum Decanum in sua</text:p>
      <text:p text:style-name="Standard">56 - sede sedentem et officiaum suum facientem dictum quod ipse recederet a capitulo ut domini posseat deliberare</text:p>
      <text:p text:style-name="Standard">57 - super peticione sua. Quo audito ipse magister N. Rsudit quod ipse met dominuo decanus melius debebat</text:p>
      <text:p text:style-name="Standard">58 - recedere a capitulo quam ipse / et quod ipse inde recideret si ipse magister Ni. predictum capellanim exiret Asserens ipse domintu</text:p>
      <text:p text:style-name="Standard">59 - magister N. quod ipse dominu decanus hoc promoverat et ipsas astribuciones impediri fecerat tuo injuriandum</text:p>
      <text:p text:style-name="Standard">60 - ipsum met magistrum N. et quod sciebat eum esse partem formalem in hco facto contra ipsum et quod erat su</text:p>
      <text:p text:style-name="Standard">61 - inmicus mortalis / dicens eciam ipse magister N. quod ipse esset et erat filiter iniicus mortalies ipsis</text:p>
      <text:p text:style-name="Standard">62 - decani in aperto et in occlesio / et quod ipse volebat acquire ex obliquo quod non poterat de directo</text:p>
      <text:p text:style-name="Standard">=FRAN_0393_10805_L.jpg=</text:p>
      <text:p text:style-name="Standard">1 - nog cercio</text:p>
      <text:p text:style-name="Standard">2 - l</text:p>
      <text:p text:style-name="Standard">3 - Post pulura nero vba ipsius magistri N. fuit per dictum dominum decanum responsum et dictum</text:p>
      <text:p text:style-name="Standard">4 - quod salva reverend ipsis magistri N. qui tlla dixerat ipse nllum malum sibi volebat</text:p>
      <text:p text:style-name="Standard">5 - neque suis et quod non erat iinicus suus nec mortalis nec alias / et quod bene verum</text:p>
      <text:p text:style-name="Standard"><text:soft-page-break/>6 - erat quod ipse proposuerat absente ipsius curati in capitulo nec non etiam et domini Petri</text:p>
      <text:p text:style-name="Standard">7 - Copertoris vicarii Sancti Mauri in ecclesia Parisiensis qui sive licenciam recesserant a civitate</text:p>
      <text:p text:style-name="Standard">8 - Requiins ut statutum super ho alias per dominos editum servaretur et equaliter tenerentur</text:p>
      <text:p text:style-name="Standard">9 - apud omnes. Quibus omnibus sic dictis et per actis dicti domini capitulantbus deliberacione</text:p>
      <text:p text:style-name="Standard">10 - Philipita inter ipsos in presentia dictorum domini Decani et magistri N. deliberaverunt dictas</text:p>
      <text:p text:style-name="Standard">11 - distribuciones expediri dictis curato et Petro copertis vicario Cui pro consili causa</text:p>
      <text:p text:style-name="Standard">12 - fuerant distribuciones arrestate qui sive licencia capituli tesserat. Ad iipsius autem domini</text:p>
      <text:p text:style-name="Standard">13 - Petri hauilem supplicacionem et requestam fuerunt deliberate de gracia speciali</text:p>
      <text:p text:style-name="Standard">14 - Anno quo supra die veneris post quamodo xviia aprilio capitulantibus dominis</text:p>
      <text:p text:style-name="Standard">15 - P. Decano</text:p>
      <text:p text:style-name="Standard">16 - G. archidiacono ecclesie</text:p>
      <text:p text:style-name="Standard">17 - Magister Petrus de Paciaco decanus ecclesie Parisiensis proponens</text:p>
      <text:p text:style-name="Standard">18 - Sy. Succentore</text:p>
      <text:p text:style-name="Standard">19 - et refferens in sba verba injuriosa que magister Nicolaus de Ordeomonte</text:p>
      <text:p text:style-name="Standard">20 - P. Roberti</text:p>
      <text:p text:style-name="Standard">21 - Camerarius clericus ipsius ecclesie in capitulo proxime precedente in presencia dominorum</text:p>
      <text:p text:style-name="Standard">22 - J. de Pompedorio</text:p>
      <text:p text:style-name="Standard">23 - ibidem existentum sibi dexerat / asserens se nolle facere partem in aliquo contra</text:p>
      <text:p text:style-name="Standard">24 - de Karolay</text:p>
      <text:p text:style-name="Standard">25 - dictum magistrum Nicolaum Requisivit prefatos dominos quod cum alias super talribus</text:p>
      <text:p text:style-name="Standard">26 - P. de Socto</text:p>
      <text:p text:style-name="Standard">27 - controversus et debatis motis inter aliquos dominorum in capitulo fuit factum</text:p>
      <text:p text:style-name="Standard">28 - N. Chaudardi</text:p>
      <text:p text:style-name="Standard">29 - statutum quod ille qui judicaretur per ipsos esse culpabilis in tlei debato</text:p>
      <text:p text:style-name="Standard">30 - Ar. Jausserandi</text:p>
      <text:p text:style-name="Standard">31 - L. de Mongeria</text:p>
      <text:p text:style-name="Standard">32 - perderet suas distribuciones donec emendasset parti ad ordinacionem capituli</text:p>
      <text:p text:style-name="Standard">33 - B. de Thierno</text:p>
      <text:p text:style-name="Standard">34 - quod istud statutem ipsi vellent servare prout debebant et sibi facere instimam</text:p>
      <text:p text:style-name="Standard">35 - Hue</text:p>
      <text:p text:style-name="Standard">36 - R. de Putheolis</text:p>
      <text:p text:style-name="Standard">37 - Et quia claves thesauri fuerant alias tradite subti ustodia dicti domini decani</text:p>
      <text:p text:style-name="Standard">38 - T. de Sancto Petro</text:p>
      <text:p text:style-name="Standard">39 - . Vooignon</text:p>
      <text:p text:style-name="Standard">40 - amplius custodire ne de cetero conversando cum predicto magistro N. ipse magister N.</text:p>
      <text:p text:style-name="Standard">41 - Ph. de Salione</text:p>
      <text:p text:style-name="Standard"><text:soft-page-break/>42 - habet materiam vel occasionem dicendi sibi cleria verba ut predixerat / et ibidem</text:p>
      <text:p text:style-name="Standard">43 - G. Fedelli</text:p>
      <text:p text:style-name="Standard">44 - claves ipsas reddidit et dimvisit / et recessit a capitulo</text:p>
      <text:p text:style-name="Standard">45 - L. de Maignaco</text:p>
      <text:p text:style-name="Standard">46 - Post recessum veo ipsius domini decani fuit deliberatum per capitulum quod</text:p>
      <text:p text:style-name="Standard">47 - P. Forteti</text:p>
      <text:p text:style-name="Standard">48 - vocaretur ipse magister N. et loquarentur secum de ista materia. Qui magister</text:p>
      <text:p text:style-name="Standard">49 - R. de Lorriaco</text:p>
      <text:p text:style-name="Standard">50 - 5</text:p>
      <text:p text:style-name="Standard">51 - Na causum superveniens coram ipsis dominis dixit quod ad noticiam suam devenerat</text:p>
      <text:p text:style-name="Standard">52 - quod dominus decanus Parisiensis conquestus fuerat de eo in ipso capitulo et quod ipse bene</text:p>
      <text:p text:style-name="Standard">53 - voluisset ad hoc esse vocatus et presens. Qua propter tunc per dominum G. archidacnus cclesie fuit dicto magistro N. resconsum</text:p>
      <text:p text:style-name="Standard">54 - quod ipse dominus decanus non fuerat conquestus de eo sed solumno proposilat in sba verba que alias ipse magister N. dicto domino decano dixais</text:p>
      <text:p text:style-name="Standard">55 - in presencia ipsorum et in capitulo prededenti proxime et quod ipse dominos decanus nolebat se facere partem s ed comonm nostro requisiverat</text:p>
      <text:p text:style-name="Standard">=FRAN_0393_10806_L.jpg=</text:p>
      <text:p text:style-name="Standard">1 - eprilio</text:p>
      <text:p text:style-name="Standard">2 - quod statutum alias per capitulum pro consili matera editum servaretur et quod super hoc fierit justicia</text:p>
      <text:p text:style-name="Standard">3 - Dicens ipse dominus archidiaconis dicto magistro N. quod illa ilba que ipse dicto domino Decano dixerat</text:p>
      <text:p text:style-name="Standard">4 - non solum fuerant in displicendem vel injuriam ipsius domini Decani dicta sed eciam in scandalum</text:p>
      <text:p text:style-name="Standard">5 - et opprobrium tocius capituli / et sic ab omnibus dominis tenebatur. Quare ipse dominuo Archidiacous</text:p>
      <text:p text:style-name="Standard">6 - rogavit pluies et multum amicabiliter ipsum dominum vel magistrum N. ex parte tocius capituli quod ipse</text:p>
      <text:p text:style-name="Standard">7 - vellet se huiliare et veneiam a dicto domino Decano nec non eciam a toto capitulo humiliter pete</text:p>
      <text:p text:style-name="Standard">8 - et ipse per hoc faceret suum debitum Ipse vero magister N. Hiis auditis per dictum dominum archidiacocio</text:p>
      <text:p text:style-name="Standard">9 - sibi dictis respondit quod si ipse aliqua verba dixisset que cederent in vicuperium vel displicencia</text:p>
      <text:p text:style-name="Standard">10 - capituli vel aliquorum dominorum ibidem tunc existencium ipse paratus erat veniam petere / et supplicabat</text:p>
      <text:p text:style-name="Standard">11 - si ita capitulum injuriasset quod sibi parcerent domini presentes supradicti . Dicens quod dicto domino Decano</text:p>
      <text:p text:style-name="Standard">12 - nunquam veniam peteret de sibi per eum dictis qua no credebat dixisse injuriam vel displicendes</text:p>
      <text:p text:style-name="Standard">13 - aliquam dicto dmino decano in proferendo verba que alias ipse sibi dixat / nec erat intencionis sue</text:p>
      <text:p text:style-name="Standard"><text:soft-page-break/>14 - se in aliquo propter illa dicta huiliare vel submittere dicto domino decano. et qui ad hoc voellet ipsum</text:p>
      <text:p text:style-name="Standard">15 - constringere dixit ipse magister N. quod bene Sanet super hoco ivenue remedium oppertinu . Et hiis</text:p>
      <text:p text:style-name="Standard">16 - dictis dixit eciam quod patus erat reddere claves thesauri que sibi alias tradite fuerant in</text:p>
      <text:p text:style-name="Standard">17 - cortina ipsius domini Decani / quas ibidem statim post reddidit / prius tamen recessit a capitulo. Quo</text:p>
      <text:p text:style-name="Standard">18 - Recedente fuit deliberatum per dominos quod statutum servaretur ad ungirem / et de facto ex tunc</text:p>
      <text:p text:style-name="Standard">19 - pronunciaverunt distribuciones ipsius magistri N. arrestatas esse. Claves quoque thescur</text:p>
      <text:p text:style-name="Standard">20 - De clavibus the</text:p>
      <text:p text:style-name="Standard">21 - fuerunt tradite pro ipsos dominos magistris . B. de Thierno et J. Hue canonicis ibidem presentibus</text:p>
      <text:p text:style-name="Standard">22 - sauro</text:p>
      <text:p text:style-name="Standard">23 - Anno domini millesimo Ccc°o nonagesimotrcio die lune post nsina domini xxi aprilis capitulantibus dominis</text:p>
      <text:p text:style-name="Standard">24 - P. Decano</text:p>
      <text:p text:style-name="Standard">25 - G. archidiacono ecclesie</text:p>
      <text:p text:style-name="Standard">26 - agister Dyonisius Custurarii clericus Sagiensis licenciats in legibus</text:p>
      <text:p text:style-name="Standard">27 - Sy. succentore</text:p>
      <text:p text:style-name="Standard">28 - proposuit coram dominis quod cum alias procurator suvis nomine suo requisi</text:p>
      <text:p text:style-name="Standard">29 - Ar. Jausserandi</text:p>
      <text:p text:style-name="Standard">30 - ipsos duos ut virtute licterarum presentacionis priorio Sancti Martinis</text:p>
      <text:p text:style-name="Standard">31 - de Pompraio</text:p>
      <text:p text:style-name="Standard">32 - de Campis confefrent sibi vicariatam quem in ecclesia parisiens</text:p>
      <text:p text:style-name="Standard">33 - G. Chandardi</text:p>
      <text:p text:style-name="Standard">34 - possidebat dominum viveret dominus Helyas sescalli / Et ipsi domini p.</text:p>
      <text:p text:style-name="Standard">35 - . Forteti</text:p>
      <text:p text:style-name="Standard">36 - Responso super hoc habendo et audiendo assignassent tunc dicto su</text:p>
      <text:p text:style-name="Standard">37 - L. de Mongeria</text:p>
      <text:p text:style-name="Standard">38 - procuratori diem presentem et horam / ad quam ipse met propter hoc con</text:p>
      <text:p text:style-name="Standard">39 - de Karolay</text:p>
      <text:p text:style-name="Standard">40 - parebat . requirebat et ipsos dominos quod sibi vicariatum per dictum</text:p>
      <text:p text:style-name="Standard">41 - R. de Loriaco</text:p>
      <text:p text:style-name="Standard">42 - virtute licterarum predictarum conserrent et eum ad ipsum admitterent</text:p>
      <text:p text:style-name="Standard">43 - Hue</text:p>
      <text:p text:style-name="Standard">44 - de Putheolis</text:p>
      <text:p text:style-name="Standard">45 - Quo dicto in continentes magister Gaillelmus de Marchia jurisperitus fuit</text:p>
      <text:p text:style-name="Standard">46 - L. de Maignaco</text:p>
      <text:p text:style-name="Standard"><text:soft-page-break/>47 - loqutus pro magistro Stephano Boussardi qui virite bitterarum presens</text:p>
      <text:p text:style-name="Standard">48 - Voignon</text:p>
      <text:p text:style-name="Standard">49 - prioris Sancti Dyonisii de Carce fuerat prius in possessionem</text:p>
      <text:p text:style-name="Standard">50 - G. Fedelli</text:p>
      <text:p text:style-name="Standard">51 - vicariatus institutus / et dixit quod ipse magister Stephanu erat in</text:p>
      <text:p text:style-name="Standard">52 - Ja. Cosson</text:p>
      <text:p text:style-name="Standard">53 - possessione dicti vicariatus / et quod dicti domini ullum alium debent ad prelicetum</text:p>
      <text:p text:style-name="Standard">54 - P. de Castro</text:p>
      <text:p text:style-name="Standard">55 - vicariatum admictere vel ipsum cuiquem alteri confens requirens ipse magister</text:p>
      <text:p text:style-name="Standard">56 - T. de Sancto Petro</text:p>
      <text:p text:style-name="Standard">57 - Ph. de Salione</text:p>
      <text:p text:style-name="Standard">58 - J. de Socto</text:p>
      <text:p text:style-name="Standard">=FRAN_0393_10807_L.jpg=</text:p>
      <text:p text:style-name="Standard">1 - Aprilis nogersimo tercio</text:p>
      <text:p text:style-name="Standard">2 - xlvii</text:p>
      <text:p text:style-name="Standard">3 - 2</text:p>
      <text:p text:style-name="Standard">4 - *</text:p>
      <text:p text:style-name="Standard">5 - 1</text:p>
      <text:p text:style-name="Standard">6 - Se martin</text:p>
      <text:p text:style-name="Standard">7 - excmunicatus / et ibidem fecit legi et publicari litteras aggravacionis contra dictum priorem Sancti Martini per me</text:p>
      <text:p text:style-name="Standard">8 - Nicolaum Sellarii scribam capituli et tabellionem publicum una cum quodam rotulio in quo predicte lictere</text:p>
      <text:p text:style-name="Standard">9 - aggravacionis erant annexe.</text:p>
      <text:p text:style-name="Standard">10 - Psubsequenter ibidem magister Petrus plumentus procurator magistri Johannis Seyn qui ad hanc diem debebat</text:p>
      <text:p text:style-name="Standard">11 - comparere pro consili causa . Requisivit predictos dominos ut virtute licterarum aposolicarum et gracie in ipsis domino</text:p>
      <text:p text:style-name="Standard">12 - et magistro suo predicto facte ipsum ad dictum vicariatum admitterent / opponens se omnibus modis quibus potuit</text:p>
      <text:p text:style-name="Standard">13 - ad recepcionem aliorum.</text:p>
      <text:p text:style-name="Standard">14 - Quibus dictis magister Guillelmus Fortis procuratore domini prioris Sancti Martini predicti peciit copiam</text:p>
      <text:p text:style-name="Standard">15 - dictorum retuli et aggravacionis predicte dicens quod dictus prior non erat excomnicatus et quod sua presentacio</text:p>
      <text:p text:style-name="Standard">16 - erat bona et valida / et quod ipse erat in possessione presentandi ad illud beneficium / requirens quod dicti domini</text:p>
      <text:p text:style-name="Standard"><text:soft-page-break/>17 - ad dictum vicariatum virtute litterarum presentacionis ipsius domini priors admitterent et reciperent prefatum</text:p>
      <text:p text:style-name="Standard">18 - magistrum Dyonisium . Et verbis suis finitis fuit dictum omnibus partibus supradictis per dominum decanum</text:p>
      <text:p text:style-name="Standard">19 - in sua sede sedentem quod ipsi exirent capitulum ut super peticionibus ipsorum prefati domini possent deliberare</text:p>
      <text:p text:style-name="Standard">20 - Quibus extra capitulum existentibus fuit unaiter deliberatum per dominos quod dictus magister Dyonisius reciperetur</text:p>
      <text:p text:style-name="Standard">21 - et ad dictum vicariatum admitterentur. Quo magistro Dyonisio vocato et sufficienter excaumato ydoneoque</text:p>
      <text:p text:style-name="Standard">22 - repperto dictus vicariatus fuit collatus per ipsos dominos fuerunt eciam ibidem vocati omnes alii qui prius</text:p>
      <text:p text:style-name="Standard">23 - fuerant presentes et maxime ipse magister Stephanus Cui domini axeruit quod ipsi contulerant dictum vicariatum</text:p>
      <text:p text:style-name="Standard">24 - prefato magistro Dyonisio / tamen non intendebant propter hoc quovismo prejudicare collacioni et possessioni quas</text:p>
      <text:p text:style-name="Standard">25 - ipse magister Stephanus habebat de dicto vicariatu / mediante litteris presentacionis dicti prioriis Sancti Dyonisii de Carce</text:p>
      <text:p text:style-name="Standard">26 - De quo prefatus magister Stephanius pecit instrmentum astantibus in testimonium invocando</text:p>
      <text:p text:style-name="Standard">27 - N. Sello</text:p>
      <text:p text:style-name="Standard">28 - ard</text:p>
      <text:p text:style-name="Standard">29 - Et ibidem prefatus magister Petrus Pluncensi nomine procuratorio predicti magistri Johannis Sepa requisivitur prefatum magistrum</text:p>
      <text:p text:style-name="Standard">30 - Stephanum quod vellet consentire quod magister Radulsus de Ulmonte cognosceret de debato moto inter ipsos vela sperate</text:p>
      <text:p text:style-name="Standard">31 - N. Gellarii</text:p>
      <text:p text:style-name="Standard">32 - fuit eciam ibidem presens prior Sancti Dyonisii de Carcere qui virtute litterarum suarum presentaverat dctum magistrum</text:p>
      <text:p text:style-name="Standard">33 - Stephanum predictis dominis ad vicariatum predictum / et dixit quod si ibidem aliqua agerentur vel acta essent que in prejudicium</text:p>
      <text:p text:style-name="Standard">34 - sui prioratus verterentur ipse protestabatur de appellando. et super hoc volebat deffendere jus suum et de hoc</text:p>
      <text:p text:style-name="Standard">35 - ipse dominus prior petiit instrumentum a me N. Sellarii.</text:p>
      <text:p text:style-name="Standard">36 - Ex parte vero parcium predictarum et qualibet ipsarum fuerunt huumocinmquesita plura instramt de pluribus dictis et propositis per eas</text:p>
      <text:p text:style-name="Standard">37 - Et primo prefatus magister Guillelmus Fortis procuratore dicti prioreus Sancti Martini protestatus fuit quod si diceret aliqua</text:p>
      <text:p text:style-name="Standard">38 - que possent redudare in injuriam alicujus quod ea non dicebat auo injuriandi magistrum Stephanum Boussardi</text:p>
      <text:p text:style-name="Standard">39 - nec quecunque alium sed prout faciebant et poterant facere ad quamdam requestam quam pro prefato magistro</text:p>
      <text:p text:style-name="Standard"><text:soft-page-break/>40 - suo facere intendebat ibidem.</text:p>
      <text:p text:style-name="Standard">41 - Item quia dctus Boussardus acebat domum priorem Sancti Martini esse excomunicatum et aggquatu protestatus fuit</text:p>
      <text:p text:style-name="Standard">42 - de prosequendo injurias nomine magistri sui loco et tempore oppertius / et quod talris aggravacio nullius erat monienti</text:p>
      <text:p text:style-name="Standard">43 - quia erat facta nulla par existente monicione et excommunicacione et sine aliqua justa causa / quia omnia contenta in quodam</text:p>
      <text:p text:style-name="Standard">44 - Rotulo que petebat Actus Boussardus a prefato pricre tamquam debita camere apostolice / quod in illis non tenebatur ipse prior</text:p>
      <text:p text:style-name="Standard">45 - nec in aliquopporum et quod ipse non erat dicte camere nec naturaliter nec civiliter obligatus</text:p>
      <text:p text:style-name="Standard">=FRAN_0393_10808_L.jpg=</text:p>
      <text:p text:style-name="Standard">1 - Spuilis</text:p>
      <text:p text:style-name="Standard">2 - 44</text:p>
      <text:p text:style-name="Standard">3 - Item petiit nomine quo supra a dicto Boussardo quod sibi traderet copiam illius rotuli in quo</text:p>
      <text:p text:style-name="Standard">4 - dicebat contineri illa que dictus Boussardus petebat dicto magistro suo nomine camere apud</text:p>
      <text:p text:style-name="Standard">5 - et eciam copiam cujusdam aggravacionis quam faciebat publicari contra dictum priorem</text:p>
      <text:p text:style-name="Standard">6 - et quod sibi illa denegaverat et cum hec negaverat se esse subcollaciorem</text:p>
      <text:p text:style-name="Standard">7 - Item acebat dictus procuratore nomine quo supra quod paratus erat convocare amicos parintes</text:p>
      <text:p text:style-name="Standard">8 - et vicarios dicti prioris / et quod si in aliquo dictus prior teneretur efficaciter dicte camere</text:p>
      <text:p text:style-name="Standard">9 - quod paratus erat ad faciendum tantum quod deberet sibi suffice / et quod amplius non faceret</text:p>
      <text:p text:style-name="Standard">10 - dictum priorem publicare aggravatum / et quod istam aggravacionem si qua sit de facto</text:p>
      <text:p text:style-name="Standard">11 - faciebat publicari / et procuraverat fieri pro impediendo presentatum per dictum priorem</text:p>
      <text:p text:style-name="Standard">12 - ut prefertur / ad quem priorem spectabat presentacio ipsius vicarie et quod ipse prior erat in</text:p>
      <text:p text:style-name="Standard">13 - possessione presentandi ad ipsam vicariam / et quod ultinmuam possessorem presentaverant et</text:p>
      <text:p text:style-name="Standard">14 - requirebat quod domini predictum presentatum admicterent / dictam vicariam eidem conferendo</text:p>
      <text:p text:style-name="Standard">15 - Item dixit quod ipse appellaverat et adhuc appellabat / et protestabatur de tradendo in script</text:p>
      <text:p text:style-name="Standard">16 - et de prosequendo injurias nomine dicti prioris domini sui et de non recedendo ab appellacionibus jam per</text:p>
      <text:p text:style-name="Standard">17 - ipsum emissis.</text:p>
      <text:p text:style-name="Standard">18 - Item peoit instrmentum de recepcione presentati predicti per domtum priorem sanct Martini Virtute sue presentacions</text:p>
      <text:p text:style-name="Standard">19 - Lud cll</text:p>
      <text:p text:style-name="Standard">20 - Ex parte vero dicti magistri Sephani Boussardi</text:p>
      <text:p text:style-name="Standard">=FRAN_0393_10809_L.jpg=</text:p>
      <text:p text:style-name="Standard">1 - xv</text:p>
      <text:p text:style-name="Standard">2 - Aprilicio nogeasio ccc</text:p>
      <text:p text:style-name="Standard">3 - +</text:p>
      <text:p text:style-name="Standard"><text:soft-page-break/>4 - Anno quo supra die martis xxiia aprilis capitulantibus dominis in revestiario</text:p>
      <text:p text:style-name="Standard">5 - P. decano</text:p>
      <text:p text:style-name="Standard">6 - de blado Ordinatum fuit quod bladum quod est in orreis domini R. de Lorriaco ematur</text:p>
      <text:p text:style-name="Standard">7 - B. de Thierno</text:p>
      <text:p text:style-name="Standard">8 - ab illis a quibus est per ipsum se poterit precio viii° s. par. pro sextarie si pro</text:p>
      <text:p text:style-name="Standard">9 - R. de Lorriaco</text:p>
      <text:p text:style-name="Standard">10 - tanto possit haberi.</text:p>
      <text:p text:style-name="Standard">11 - Ja. Cosson</text:p>
      <text:p text:style-name="Standard">12 - J. Hue</text:p>
      <text:p text:style-name="Standard">13 - Item quod camera solvat iiiior libras parisiensi / et cura liricantus alias iiiior ibra.</text:p>
      <text:p text:style-name="Standard">14 - Stephani</text:p>
      <text:p text:style-name="Standard">15 - P. de Castro</text:p>
      <text:p text:style-name="Standard">16 - pro assignacione seu assidiacione viii librarum in quibus ecclesia tenetur execucioni</text:p>
      <text:p text:style-name="Standard">17 - episcopus parisiens</text:p>
      <text:p text:style-name="Standard">18 - J. de Pompodorio</text:p>
      <text:p text:style-name="Standard">19 - bone memorie domini Stephani quondam episcopi Parisiensis et postmedum Sancte Romane</text:p>
      <text:p text:style-name="Standard">20 - L. de Mongeria</text:p>
      <text:p text:style-name="Standard">21 - ecclesie cardilalis / quousque ecclesia possit ipsas et velit easdem viii libas alibi</text:p>
      <text:p text:style-name="Standard">22 - Ar. Jausserandi</text:p>
      <text:p text:style-name="Standard">23 - assignare dicte execuacioni seu assidiare.</text:p>
      <text:p text:style-name="Standard">24 - J. de Socto</text:p>
      <text:p text:style-name="Standard">25 - J. de Karolay</text:p>
      <text:p text:style-name="Standard">26 - R. de Putheolis</text:p>
      <text:p text:style-name="Standard">27 - Anno quo supra die mercurii xxiii aprlis capitulantibus dominis in capituli</text:p>
      <text:p text:style-name="Standard">28 - P. Decano</text:p>
      <text:p text:style-name="Standard">29 - Prfatis dominis deliberantibus super debato predicto inter dominum Decanum et N.</text:p>
      <text:p text:style-name="Standard">30 - G. archidiacono ecclesie</text:p>
      <text:p text:style-name="Standard">31 - de Ordeomonte Camerarium ecclesie clericum moto / ut pax et concordia poneretur</text:p>
      <text:p text:style-name="Standard">32 - Sy. succentore</text:p>
      <text:p text:style-name="Standard">33 - J. de Pompodorio</text:p>
      <text:p text:style-name="Standard">34 - inter eos / et ut ipse N. de Ordeimonte peteret veniam a capitulo et dicto domino decano</text:p>
      <text:p text:style-name="Standard">35 - P. Roberti</text:p>
      <text:p text:style-name="Standard">36 - supervenit ipse magister N. Cui domini dxerunt per organum G. archidiaconus prfati quod</text:p>
      <text:p text:style-name="Standard">37 - L. de Mongeria</text:p>
      <text:p text:style-name="Standard">38 - placeret ei modicum recedere a capitulo quia ipsi loquebantur de facto suo et</text:p>
      <text:p text:style-name="Standard">39 - Ar. Jausserandi</text:p>
      <text:p text:style-name="Standard"><text:soft-page-break/>40 - quod ipse statim vocaretur. Qui recessit / Et domini deliberaverunt quod ad hoc</text:p>
      <text:p text:style-name="Standard">41 - J. de Karolay</text:p>
      <text:p text:style-name="Standard">42 - Loquerentur cum ipso graciose et amicabiliter et quod requirentur de obediencia</text:p>
      <text:p text:style-name="Standard">43 - N. Chandardi</text:p>
      <text:p text:style-name="Standard">44 - ut alias fuerat requisitus / et si non vellet obedire quod donuncaretur et</text:p>
      <text:p text:style-name="Standard">45 - J. de Socto</text:p>
      <text:p text:style-name="Standard">46 - declaretur ei statutum. Qui domini mandaverunt pro eo per clientem capituli</text:p>
      <text:p text:style-name="Standard">47 - P. Forteti</text:p>
      <text:p text:style-name="Standard">48 - et ipse magister N. respondit quod ipse non poterat reverti quia ibat ad synodum</text:p>
      <text:p text:style-name="Standard">49 - B. de Thierno</text:p>
      <text:p text:style-name="Standard">50 - prefatus vo cliens sclicet Johannes Challemaine / sic retulit magistro J. Hue</text:p>
      <text:p text:style-name="Standard">51 - R. de Lorriaco</text:p>
      <text:p text:style-name="Standard">52 - R. de Putheolis</text:p>
      <text:p text:style-name="Standard">53 - qui venebat ad ipsum capitulum / et ipse magister J. Hue hoc dixit et retulit</text:p>
      <text:p text:style-name="Standard">54 - T. de Sancto Petro</text:p>
      <text:p text:style-name="Standard">55 - ex parte ipsius clricensis / dominis ibidem presentibus . Et tunc visa inobediencia ipsius</text:p>
      <text:p text:style-name="Standard">56 - G. Fedelli</text:p>
      <text:p text:style-name="Standard">57 - magistri Nicolai / domini ordinaverunt quod statutum servaretur ad ungnem / et</text:p>
      <text:p text:style-name="Standard">58 - Ph. de Salione</text:p>
      <text:p text:style-name="Standard">59 - commiserunt notario capituli quod ipse diceret dstribuciones ecclesie quod ipsi nichil tradent</text:p>
      <text:p text:style-name="Standard">60 - +. P. de Castro</text:p>
      <text:p text:style-name="Standard">61 - P. Hue</text:p>
      <text:p text:style-name="Standard">62 - Liii alicaor</text:p>
      <text:p text:style-name="Standard">63 - x s. vi i. L. de Maignaco</text:p>
      <text:p text:style-name="Standard">=FRAN_0393_10810_L.jpg=</text:p>
      <text:p text:style-name="Standard">1 - pp</text:p>
      <text:p text:style-name="Standard">2 - Die mercurii predicta hora vesperorum in revestiario capitulantibus dominis</text:p>
      <text:p text:style-name="Standard">3 - P. Decano</text:p>
      <text:p text:style-name="Standard">4 - Dominus decanus proposuit quod Anthonius de Sancto Mauricio clericus</text:p>
      <text:p text:style-name="Standard">5 - Sy. succentor</text:p>
      <text:p text:style-name="Standard">6 - magistri N. de Ordeomonte venerat ad ipsum in domo sua et dixerat</text:p>
      <text:p text:style-name="Standard">7 - B. de Thierno</text:p>
      <text:p text:style-name="Standard">8 - sibi quod solveret sex libraum quas debebat camere pro locagio domus</text:p>
      <text:p text:style-name="Standard">9 - R. de Lorriaco</text:p>
      <text:p text:style-name="Standard">10 - caude vulpis / et quod si ipse vellet tenere dctam domum in festo snci</text:p>
      <text:p text:style-name="Standard">11 - Ja. Cosson</text:p>
      <text:p text:style-name="Standard"><text:soft-page-break/>12 - *.</text:p>
      <text:p text:style-name="Standard">13 - Hue</text:p>
      <text:p text:style-name="Standard">14 - Johannis quod ipse daret pro locagio x. lbrum / quia tamen repperiebat de uno</text:p>
      <text:p text:style-name="Standard">15 - P. de Castro</text:p>
      <text:p text:style-name="Standard">16 - alio / Et dominus Decanus Respondit dicto Anthonio quod ipse consuen</text:p>
      <text:p text:style-name="Standard">17 - *.</text:p>
      <text:p text:style-name="Standard">18 - de Pompiario</text:p>
      <text:p text:style-name="Standard">19 - solvere illud quod debebat pro predicta domo super eo vel de eo quod</text:p>
      <text:p text:style-name="Standard">20 - Ar. Jausserandi</text:p>
      <text:p text:style-name="Standard">21 - Camerarius debebat sibi de capitulis generalibus / et quod sic ipse face</text:p>
      <text:p text:style-name="Standard">22 - L. de Mongeria</text:p>
      <text:p text:style-name="Standard">23 - quando computasset cum Camerario / Et de x. lb. repndit ei quod ipse</text:p>
      <text:p text:style-name="Standard">24 - N. Chandardi</text:p>
      <text:p text:style-name="Standard">25 - videret libenter illum qui daret dictas x. lbr. Et tunc dictus Anthinin</text:p>
      <text:p text:style-name="Standard">26 - P. Forreti</text:p>
      <text:p text:style-name="Standard">27 - dix quod ipse faceret ipsum gagiari / et quod hoc preceperat sibi magister suis</text:p>
      <text:p text:style-name="Standard">28 - P. de Socto</text:p>
      <text:p text:style-name="Standard">29 - Dictus vero dominus Decanus respondit ei quod se opponebat ad omnia</text:p>
      <text:p text:style-name="Standard">30 - J. de Karolay</text:p>
      <text:p text:style-name="Standard">31 - que vellet agere in hoc facto . Nichilomnus tamen dictus Archanionis statum Pr.</text:p>
      <text:p text:style-name="Standard">32 - T. de Sancto Petro</text:p>
      <text:p text:style-name="Standard">33 - munitus clience regio gagiavit in dicta domo de Cauda Vulpis</text:p>
      <text:p text:style-name="Standard">34 - R. de Putheolis</text:p>
      <text:p text:style-name="Standard">35 - feait dictum dominum decanum adjornari ad videndum vendere gagium su</text:p>
      <text:p text:style-name="Standard">36 - G. Fedelli</text:p>
      <text:p text:style-name="Standard">37 - Quare petebat ipse dominus decanus quod domini super hoc providerent</text:p>
      <text:p text:style-name="Standard">38 - Ph. de Salione</text:p>
      <text:p text:style-name="Standard">39 - de remedio oppertuo. Dominis at volente super hoc deliberare</text:p>
      <text:p text:style-name="Standard">40 - supervenit dictus Camerarius munitus consilio Officialis Parisiensi una cum magistro Johanne de Villamada</text:p>
      <text:p text:style-name="Standard">41 - et magistro Johanne Melleti. In quorum presencia ipse dominus decanus repeciit predicta Ipse vo dominus In</text:p>
      <text:p text:style-name="Standard">42 - Camerarius dixit quod bene dixerat clerico suo arcthicone quod ipse faceret se solvi a debitoribus camera</text:p>
      <text:p text:style-name="Standard">43 - tamen non preceperat ei quod duceret cleien regium in terra ecclesie et quod verum erat quod dixerat ei de x. lb.</text:p>
      <text:p text:style-name="Standard">44 - ut predicitur. Quibus dictis prefatus dominus Officialis proposuit et dxit plura tangentem factum</text:p>
      <text:p text:style-name="Standard"><text:soft-page-break/>45 - dictorum domini decani et Camerarii / susciendo quod vrba que ipse Camerarius dxerat non erant injurio sa</text:p>
      <text:p text:style-name="Standard">46 - nec animo injuriandi ea dixat . et dxit eciam quod propter hoco domini impedierant et arrestaverant</text:p>
      <text:p text:style-name="Standard">47 - distribuciones ipsius camerarii requirens quod expedirentur cum causa arresti esset nulla ut diceba</text:p>
      <text:p text:style-name="Standard">48 - petebat etiam quod domini dcerent sibi / si hoc fecissent ad requestam partiis videlicet dicti domini deccani vel de</text:p>
      <text:p text:style-name="Standard">49 - mandato capituli / dicens quod si hoc ipsi fecerant de mandato capituli ipse Camerarius offerebat</text:p>
      <text:p text:style-name="Standard">50 - se stare ordinacioni capituli / Si ate fecerant ad requestam parties / et arrestum illud non amoverent</text:p>
      <text:p text:style-name="Standard">51 - protestabatur de appellando et de facto appellavit et de hoc peciit ipse camerarius instrumentum</text:p>
      <text:p text:style-name="Standard">52 - Quibus dictis prefatus dominus Officialis cum dicto camerario et aliis secum assistentibs recessit / et domini deliberavet</text:p>
      <text:p text:style-name="Standard">53 - super peticione dicti domini decani / quod Tabellio diceret dicto Camerario et clerico suo arcthionus ut ipsi non procederente</text:p>
      <text:p text:style-name="Standard">54 - amplius contra dictum dominum decanum in hoc facto / nec non contra quoscumque alios canonicos ecclesie racioni</text:p>
      <text:p text:style-name="Standard">55 - officii sui / et quod ipsi redderent vadium dicti domini decani / nec non et procuratori ecclesie in Castalleto quod non</text:p>
      <text:p text:style-name="Standard">56 - sustineret causam pro dicto camerario contra dominum decanum. et fuit ita factum et dictum eis per me. N. G</text:p>
      <text:p text:style-name="Standard">57 - fuit eciam ibidem conclusum quod hoc actum erat et agebatur nomine decausi et capituli. Ista autem</text:p>
      <text:p text:style-name="Standard">58 - responsio non fuit dicta prefato domino Officali quia non fuit repertus in ecclesia</text:p>
      <text:p text:style-name="Standard">=FRAN_0393_10811_L.jpg=</text:p>
      <text:p text:style-name="Standard">1 - xlix</text:p>
      <text:p text:style-name="Standard">2 - Aprilis nongesimo terci</text:p>
      <text:p text:style-name="Standard">3 - Anno quo supra die jovis xxiii aprilis in capitulo extrodiarie nsio capitulantibus</text:p>
      <text:p text:style-name="Standard">4 - G. archidiacono eclesis</text:p>
      <text:p text:style-name="Standard">5 - Ego Nicolaus Sellarii scriba capituli retuli hic prefatis dominis quo</text:p>
      <text:p text:style-name="Standard">6 - Sy. succentore</text:p>
      <text:p text:style-name="Standard">7 - relacio feceram preceptum ex parte ipsorum / dicto domino Camerario quod racione officii sui</text:p>
      <text:p text:style-name="Standard">8 - B. de Thierno</text:p>
      <text:p text:style-name="Standard">9 - R. de Lorriaco</text:p>
      <text:p text:style-name="Standard">10 - non procedet amplius contra dictum dominum decanum nec quoscumque alios canonicos</text:p>
      <text:p text:style-name="Standard">11 - Hue</text:p>
      <text:p text:style-name="Standard">12 - ecclesie et quod faceret ei restituere gagium suum / Et ipse dominus Camerarius ian</text:p>
      <text:p text:style-name="Standard">13 - J. de Pompodorio</text:p>
      <text:p text:style-name="Standard">14 - dederat responsum quod domini providerent de alio camerario et quod non faceret</text:p>
      <text:p text:style-name="Standard"><text:soft-page-break/>15 - Ar. Jausserandi</text:p>
      <text:p text:style-name="Standard">16 - amplius officiaum suum / et quod super aliis servaret se a male agendo.</text:p>
      <text:p text:style-name="Standard">17 - L. de Mongeria</text:p>
      <text:p text:style-name="Standard">18 - Item quod sile preceptum feceram dicto Anthonio clerico suo / et ipse</text:p>
      <text:p text:style-name="Standard">19 - P. Forteti</text:p>
      <text:p text:style-name="Standard">20 - Axat michi quod ipse erat servitor magistri sui et quod necio prptebat ipsum</text:p>
      <text:p text:style-name="Standard">21 - De socto</text:p>
      <text:p text:style-name="Standard">22 - J. de Karolay</text:p>
      <text:p text:style-name="Standard">23 - obedire magistro suo nec aliud poterat facere</text:p>
      <text:p text:style-name="Standard">24 - T. de Sancto Petro</text:p>
      <text:p text:style-name="Standard">25 - Item quod preceperam clerico magistri Johannis Salemon procuratoris ecclesie in castalleto</text:p>
      <text:p text:style-name="Standard">26 - R. de Puthi</text:p>
      <text:p text:style-name="Standard">27 - quod ipse non sustineret tam inter dictos dominum decanum et camerarium motam et ipse</text:p>
      <text:p text:style-name="Standard">28 - Fedelli</text:p>
      <text:p text:style-name="Standard">29 - E</text:p>
      <text:p text:style-name="Standard">30 - Rendit quod magister suus erat apud Sanctum Fiacrium et quod nichil faceret in causis</text:p>
      <text:p text:style-name="Standard">31 - Ph. de Salione</text:p>
      <text:p text:style-name="Standard">32 - usque ad adventum suum</text:p>
      <text:p text:style-name="Standard">33 - Nichil aliud fuit actum in hoc capitulo</text:p>
      <text:p text:style-name="Standard">34 - Anno quo supra die veneris xxv aprilis capitulantibus dominis exrodatim an propter festum Sancti Marti euvangeliste</text:p>
      <text:p text:style-name="Standard">35 - G. Archidiacono ecclesie</text:p>
      <text:p text:style-name="Standard">36 - Sy. succentore</text:p>
      <text:p text:style-name="Standard">37 - Hic nichil fuit actum</text:p>
      <text:p text:style-name="Standard">38 - J. de Pomporo</text:p>
      <text:p text:style-name="Standard">39 - Quia domini Ar. Grangerii et J. de Nully qui fuerant loquti cum</text:p>
      <text:p text:style-name="Standard">40 - J. de Karolay</text:p>
      <text:p text:style-name="Standard">41 - P. Forteti</text:p>
      <text:p text:style-name="Standard">42 - Relaerio</text:p>
      <text:p text:style-name="Standard">43 - magistro N. de Ordeimonte super debato precedenti retulerunt hic aliqua que</text:p>
      <text:p text:style-name="Standard">44 - Ar. Jausserandi</text:p>
      <text:p text:style-name="Standard">45 - videbantur eis factibilia pro bono pacis tamen illa non fuerunt admissa</text:p>
      <text:p text:style-name="Standard">46 - L. de Mongeria</text:p>
      <text:p text:style-name="Standard">47 - per capitulum</text:p>
      <text:p text:style-name="Standard">48 - R. de Lorriaco</text:p>
      <text:p text:style-name="Standard">49 - T. de Sancto Petro</text:p>
      <text:p text:style-name="Standard"><text:soft-page-break/>50 - G. Fedelli</text:p>
      <text:p text:style-name="Standard">51 - Ja. Cosson</text:p>
      <text:p text:style-name="Standard">52 - L. de Maignaco</text:p>
      <text:p text:style-name="Standard">53 - N. Chaudardi</text:p>
      <text:p text:style-name="Standard">54 - R. de Putheolis</text:p>
      <text:p text:style-name="Standard">55 - Regis</text:p>
      <text:p text:style-name="Standard">56 - J. Hue</text:p>
      <text:p text:style-name="Standard">=FRAN_0393_10812_L.jpg=</text:p>
      <text:p text:style-name="Standard">1 - P</text:p>
      <text:p text:style-name="Standard">2 - Anno quo supra die lune xxviii aprilis capitulantibus dominis</text:p>
      <text:p text:style-name="Standard">3 - P. decano</text:p>
      <text:p text:style-name="Standard">4 - Ordinatum est quod magister R. de Lorriaco vadat apud Castanetum</text:p>
      <text:p text:style-name="Standard">5 - G. Archidiacon</text:p>
      <text:p text:style-name="Standard">6 - et informet se de jardino quem vult habere Aliaricus de ponte</text:p>
      <text:p text:style-name="Standard">7 - Sy. Succentor</text:p>
      <text:p text:style-name="Standard">8 - et refferet.</text:p>
      <text:p text:style-name="Standard">9 - de Pompao</text:p>
      <text:p text:style-name="Standard">10 - s</text:p>
      <text:p text:style-name="Standard">11 - N. Chaudardi</text:p>
      <text:p text:style-name="Standard">12 - Ordinatum est quod fiat informacio de Petro Le Macon</text:p>
      <text:p text:style-name="Standard">13 - De Dyonisio</text:p>
      <text:p text:style-name="Standard">14 - . de Karolay</text:p>
      <text:p text:style-name="Standard">15 - Giloti.</text:p>
      <text:p text:style-name="Standard">16 - Johanne Michaelis et Cassino Le Maton de Andelyaco super</text:p>
      <text:p text:style-name="Standard">17 - P. Forteti</text:p>
      <text:p text:style-name="Standard">18 - secanam / et galeero Anglici de Manta quos ipse</text:p>
      <text:p text:style-name="Standard">19 - L. de Mongeria</text:p>
      <text:p text:style-name="Standard">20 - Dyonisius vult tradere fidejussores / et est viode</text:p>
      <text:p text:style-name="Standard">21 - R. de Lorriaco</text:p>
      <text:p text:style-name="Standard">22 - R. de Putheolis</text:p>
      <text:p text:style-name="Standard">23 - appuctuatum / quod super prncipali arreragiis et expensis</text:p>
      <text:p text:style-name="Standard">24 - T. de Sancto Petro</text:p>
      <text:p text:style-name="Standard">25 - ipsi solvent anno quolibet C. fraconum auri / prius tamen</text:p>
      <text:p text:style-name="Standard">26 - J. de Socto</text:p>
      <text:p text:style-name="Standard">27 - computabitur cum ipsis ut fiat summam tocius.</text:p>
      <text:p text:style-name="Standard">28 - Ph. de Salione</text:p>
      <text:p text:style-name="Standard"><text:soft-page-break/>29 - De nemonibus</text:p>
      <text:p text:style-name="Standard">30 - G. Fedelli</text:p>
      <text:p text:style-name="Standard">31 - Commissum est officiario quod tradat tria arpenta nemorum</text:p>
      <text:p text:style-name="Standard">32 - de Fourqueux</text:p>
      <text:p text:style-name="Standard">33 - L. de Maignaco</text:p>
      <text:p text:style-name="Standard">34 - predictorum ad sciidendum pro precio x. fru auri</text:p>
      <text:p text:style-name="Standard">35 - J. Hue</text:p>
      <text:p text:style-name="Standard">36 - s vii s. vi d.</text:p>
      <text:p text:style-name="Standard">37 - J. Voignon</text:p>
      <text:p text:style-name="Standard">38 - De quoquina</text:p>
      <text:p text:style-name="Standard">39 - Respondebitur magistro An. Grangerii quanm ipse faciat</text:p>
      <text:p text:style-name="Standard">40 - Sancti Augustini</text:p>
      <text:p text:style-name="Standard">41 - requestam suam quando confratria sedebit et tunc</text:p>
      <text:p text:style-name="Standard">42 - deliberabitur super requesta sua cum voluntate confratrum</text:p>
      <text:p text:style-name="Standard">43 - magister L. de Mongeria restituet officiario anniversariorum xl s. pa. quos recepit de ventis</text:p>
      <text:p text:style-name="Standard">44 - De Ventis</text:p>
      <text:p text:style-name="Standard">45 - avusdam domus site in Vitriaco.</text:p>
      <text:p text:style-name="Standard">46 - Item procuratori ecclesie lxvi. s. pro pluribus licteris factis per dictum procuratonenum</text:p>
      <text:p text:style-name="Standard">47 - Magister P. Forteti tenebit sedem judicialem usque ad proximas vacaciones augusti</text:p>
      <text:p text:style-name="Standard">48 - faicni</text:p>
      <text:p text:style-name="Standard">49 - Dominus G. arciacus ecclesie retulit in capitulo quod magister N. de Ordeomonte Camerarius clericus axerat sibi</text:p>
      <text:p text:style-name="Standard">50 - quod nolebat amplius exercere officium camere et quod domini super hoc providerent</text:p>
      <text:p text:style-name="Standard">=FRAN_0393_10813_L.jpg=</text:p>
      <text:p text:style-name="Standard">1 - Aprilias nongesimo tercim</text:p>
      <text:p text:style-name="Standard">2 - +</text:p>
      <text:p text:style-name="Standard">3 - Anno quo supra die martis xxixa aprilis in revestiario ecclesie capitulantibus dominis.</text:p>
      <text:p text:style-name="Standard">4 - P. Decano</text:p>
      <text:p text:style-name="Standard">5 - 2</text:p>
      <text:p text:style-name="Standard">6 - G. archidiacono ecclesie</text:p>
      <text:p text:style-name="Standard">7 - Magister Nicolaus de Ordeomonte Camerarius clericus ecclesie in presencia</text:p>
      <text:p text:style-name="Standard">8 - Sy. Succentore</text:p>
      <text:p text:style-name="Standard">9 - postulacio predictorum dominorum recognoscens injuriam et dsplicentem quam fecerat nuper</text:p>
      <text:p text:style-name="Standard">10 - de Pomipia</text:p>
      <text:p text:style-name="Standard">11 - J</text:p>
      <text:p text:style-name="Standard">12 - capitulo et domino decano dicendo sibi illa verba que superius die mercurii post</text:p>
      <text:p text:style-name="Standard"><text:soft-page-break/>13 - Venie</text:p>
      <text:p text:style-name="Standard">14 - P. Roberti</text:p>
      <text:p text:style-name="Standard">15 - quamo plene sunt declarata nostro et forma quibus ea dixerat / que sunt</text:p>
      <text:p text:style-name="Standard">16 - R.</text:p>
      <text:p text:style-name="Standard">17 - de Lorriaco</text:p>
      <text:p text:style-name="Standard">18 - humiliter veniam a prefatis dominis decano et Capitulo. Et domini suam</text:p>
      <text:p text:style-name="Standard">19 - N. Chaudardi</text:p>
      <text:p text:style-name="Standard">20 - humilitatem videntes libenter ipsum ad venram et graciam receperunt</text:p>
      <text:p text:style-name="Standard">21 - J. de Karolay</text:p>
      <text:p text:style-name="Standard">22 - et peperterunt ei injuriam et Asplicendes eis factam per eum atque actam</text:p>
      <text:p text:style-name="Standard">23 - P. Forteti</text:p>
      <text:p text:style-name="Standard">24 - et fuerunt et expedite dstribuciones site. ad plenum et in toto.</text:p>
      <text:p text:style-name="Standard">25 - Ar. Jausserandi</text:p>
      <text:p text:style-name="Standard">26 - B. de Thierno</text:p>
      <text:p text:style-name="Standard">27 - R. de Putheolis</text:p>
      <text:p text:style-name="Standard">28 - J. Voignon</text:p>
      <text:p text:style-name="Standard">29 - T. de Sancto Petro</text:p>
      <text:p text:style-name="Standard">30 - G. Fedelli</text:p>
      <text:p text:style-name="Standard">31 - Ph. de Salione</text:p>
      <text:p text:style-name="Standard">32 - Anno quo supra die mercurii xxxa et ultima aprstlis capitulantibus dominis</text:p>
      <text:p text:style-name="Standard">33 - P. Decano</text:p>
      <text:p text:style-name="Standard">34 - Jaussonus alias Johannes Gaillardi clericus magistri P. de Castro receptus</text:p>
      <text:p text:style-name="Standard">35 - Recepcio</text:p>
      <text:p text:style-name="Standard">36 - G. archidiacono ecclesie</text:p>
      <text:p text:style-name="Standard">37 - Sy. succentore</text:p>
      <text:p text:style-name="Standard">38 - Capellani</text:p>
      <text:p text:style-name="Standard">39 - fuit ad capellaniam beatorum Petri et Pauli in ecclesia Parisiensi vacantes per</text:p>
      <text:p text:style-name="Standard">40 - J. de Pompao</text:p>
      <text:p text:style-name="Standard">41 - obitum domini Roberti Bertherii quam domini ibidem sibi contulerant / qui</text:p>
      <text:p text:style-name="Standard">42 - P. Roberti</text:p>
      <text:p text:style-name="Standard">43 - juravit et fuit installatus per dominum succentorm</text:p>
      <text:p text:style-name="Standard">44 - R. de Lorriaco</text:p>
      <text:p text:style-name="Standard">45 - Et ibidem magister Johannes de Karolay protestatus fuit quod illa collacio vel</text:p>
      <text:p text:style-name="Standard">46 - N. Chaudardi</text:p>
      <text:p text:style-name="Standard">47 - recepcio non faciat sibi prejudicium quia est in tamo sur.</text:p>
      <text:p text:style-name="Standard">48 - J. de Karolay</text:p>
      <text:p text:style-name="Standard"><text:soft-page-break/>49 - P. Forteti</text:p>
      <text:p text:style-name="Standard">50 - De clericis</text:p>
      <text:p text:style-name="Standard">51 - Clerici matucinales presentaverunt quandam requestam at solverentur</text:p>
      <text:p text:style-name="Standard">52 - Ar. Jausserandi</text:p>
      <text:p text:style-name="Standard">53 - Macutinarum</text:p>
      <text:p text:style-name="Standard">54 - de arreragiis per cameram eisdem debitis / et ipsam requestam tradidit notarioum</text:p>
      <text:p text:style-name="Standard">55 - B. de Chierno</text:p>
      <text:p text:style-name="Standard">56 - R. de Putheolis</text:p>
      <text:p text:style-name="Standard">57 - de mandato capituli magistro N. de Ordeimonte Camerario . qui respandit quod libenter</text:p>
      <text:p text:style-name="Standard">58 - L. de Maignaco</text:p>
      <text:p text:style-name="Standard">59 - solveret eis de tempore suo</text:p>
      <text:p text:style-name="Standard">60 - Voignon</text:p>
      <text:p text:style-name="Standard">61 - Ph. de Salione</text:p>
      <text:p text:style-name="Standard">62 - Prigenti</text:p>
      <text:p text:style-name="Standard">63 - Dominus Petrus Prugenti matriularius clericus ecclesie requisivit quod solverentur</text:p>
      <text:p text:style-name="Standard">64 - G. Fedelli</text:p>
      <text:p text:style-name="Standard">65 - sibi distribuciones sue sibi debite de vico anno. Et fuit ei rnsum</text:p>
      <text:p text:style-name="Standard">66 - T. de Sancto Petro</text:p>
      <text:p text:style-name="Standard">67 - quod ipse faciat debitum suum in officio suo et tunc habebit quod petit</text:p>
      <text:p text:style-name="Standard">68 - de Socto +</text:p>
      <text:p text:style-name="Standard">69 - 2</text:p>
      <text:p text:style-name="Standard">=FRAN_0393_10814_L.jpg=</text:p>
      <text:p text:style-name="Standard">1 - Anno quo supra die veneris secuda maii capitulantibus dominis</text:p>
      <text:p text:style-name="Standard">2 - A</text:p>
      <text:p text:style-name="Standard">3 - nonagesimo tercio</text:p>
      <text:p text:style-name="Standard">4 - J. Decano</text:p>
      <text:p text:style-name="Standard">5 - Renunciacio</text:p>
      <text:p text:style-name="Standard">6 - Magister Stephanus Boussardi procurator magistri Johannis Fortini</text:p>
      <text:p text:style-name="Standard">7 - G. archidiacono cclesie</text:p>
      <text:p text:style-name="Standard">8 - elemosinarii domini ducis Bituricensis dixit se desistitis</text:p>
      <text:p text:style-name="Standard">9 - Sy. Succentore</text:p>
      <text:p text:style-name="Standard">10 - et desistere a possessioné prebenda parisiense quam nuper</text:p>
      <text:p text:style-name="Standard">11 - de Pompodorio</text:p>
      <text:p text:style-name="Standard">12 - P</text:p>
      <text:p text:style-name="Standard">13 - acceperat dicti magistri Johannis nomine . Et ibidem magister</text:p>
      <text:p text:style-name="Standard">14 - de Karolay</text:p>
      <text:p text:style-name="Standard"><text:soft-page-break/>15 - *</text:p>
      <text:p text:style-name="Standard">16 - *</text:p>
      <text:p text:style-name="Standard">17 - N. de Ordeiomonte procurator magistri N. de Rancia qui predictam</text:p>
      <text:p text:style-name="Standard">18 - .</text:p>
      <text:p text:style-name="Standard">19 - de Thierno</text:p>
      <text:p text:style-name="Standard">20 - prebenda eciam nomine dicti magistri N. acceptaverat / de perdicta</text:p>
      <text:p text:style-name="Standard">21 - Forteti</text:p>
      <text:p text:style-name="Standard">22 - P</text:p>
      <text:p text:style-name="Standard">23 - desisticione petiit instrumentum astantinum in testimonium inocant</text:p>
      <text:p text:style-name="Standard">24 - de Lorriaco</text:p>
      <text:p text:style-name="Standard">25 - F</text:p>
      <text:p text:style-name="Standard">26 - de Mongeria</text:p>
      <text:p text:style-name="Standard">27 - 120</text:p>
      <text:p text:style-name="Standard">28 - 4</text:p>
      <text:p text:style-name="Standard">29 - collactor apostolicu</text:p>
      <text:p text:style-name="Standard">30 - R.</text:p>
      <text:p text:style-name="Standard">31 - de Putheolis</text:p>
      <text:p text:style-name="Standard">32 - Recepcio canonici magister Guigo de Albyaco fuit receptus ad prebendam</text:p>
      <text:p text:style-name="Standard">33 - sz</text:p>
      <text:p text:style-name="Standard">34 - De Sancto Petro</text:p>
      <text:p text:style-name="Standard">35 - 5</text:p>
      <text:p text:style-name="Standard">36 - vacantes permortem magistri Johannis de Guignicurte</text:p>
      <text:p text:style-name="Standard">37 - de Maignaco</text:p>
      <text:p text:style-name="Standard">38 - Virtute litterarum apostolicarum / et non fuit receptus</text:p>
      <text:p text:style-name="Standard">39 - Ph. de Salione</text:p>
      <text:p text:style-name="Standard">40 - virtute sui processus qui factus fuerat per abbatem</text:p>
      <text:p text:style-name="Standard">41 - Fedelli</text:p>
      <text:p text:style-name="Standard">42 - G.</text:p>
      <text:p text:style-name="Standard">43 - sancte Genovefe cum domini habeant privilegium quod non possun</text:p>
      <text:p text:style-name="Standard">44 - de Ordeomonte</text:p>
      <text:p text:style-name="Standard">45 - T.</text:p>
      <text:p text:style-name="Standard">46 - Voignon</text:p>
      <text:p text:style-name="Standard">47 - excomuicari ab exemptis. juravit in propria / et solvit</text:p>
      <text:p text:style-name="Standard">48 - P8</text:p>
      <text:p text:style-name="Standard">49 - Jausserandi</text:p>
      <text:p text:style-name="Standard">50 - Arimenando</text:p>
      <text:p text:style-name="Standard"><text:soft-page-break/>51 - x. fr. pro jocudo adventu / et promisit solvere capane</text:p>
      <text:p text:style-name="Standard">52 - *.</text:p>
      <text:p text:style-name="Standard">53 - Hue</text:p>
      <text:p text:style-name="Standard">54 - infra annum / pro qua solvenda dedit fideiussums magister</text:p>
      <text:p text:style-name="Standard">55 - G.</text:p>
      <text:p text:style-name="Standard">56 - de Albyaco</text:p>
      <text:p text:style-name="Standard">57 - Armandum Jausserandi et Stephanum Boussardi presentes qu</text:p>
      <text:p text:style-name="Standard">58 - d</text:p>
      <text:p text:style-name="Standard">59 - N. Chaudardi</text:p>
      <text:p text:style-name="Standard">60 - promiserunt solvere pro ipso casu quo ipse non solveret et</text:p>
      <text:p text:style-name="Standard">61 - de soco</text:p>
      <text:p text:style-name="Standard">62 - 46</text:p>
      <text:p text:style-name="Standard">63 - x sz</text:p>
      <text:p text:style-name="Standard">64 - etiam quilibet eorum insolidoum promisit . fuit eciam installatus</text:p>
      <text:p text:style-name="Standard">65 - per dominum Succentorm presentius pluribus fide dignis et me</text:p>
      <text:p text:style-name="Standard">66 - Data est licencia Gerveseto Dyoyville clerico matutinarum eundi visum</text:p>
      <text:p text:style-name="Standard">67 - Licenci</text:p>
      <text:p text:style-name="Standard">68 - paterem suum infirmum et quod revertatur infra octo dies.</text:p>
      <text:p text:style-name="Standard">69 - Sabitur domino Guillelmo Villardi Copia privilegiorum ecclesie in papiro sine signo notarii</text:p>
      <text:p text:style-name="Standard">70 - Copia</text:p>
      <text:p text:style-name="Standard">71 - Magister Nicolaus de Ordeomonte Camerarius clericus ecclesie procuratoris magistri Nicolai de Rancia</text:p>
      <text:p text:style-name="Standard">72 - Opposicio</text:p>
      <text:p text:style-name="Standard">73 - se opposuit moris omnibus quibus potuit se opponere / recepcioni quam domini prefati intendebant</text:p>
      <text:p text:style-name="Standard">74 - ut sibi videbatur facere / de prefato magistro Guigone de Albyaco ad prebendam quam nuper obtinebit</text:p>
      <text:p text:style-name="Standard">75 - magister J. de Guignicurte ulcimus possessor ejusdem / post cujus obitum ipse magister N. de Ordeimonte t</text:p>
      <text:p text:style-name="Standard">76 - procurator dicti magistri N. de Rancia nomine ipsiuus et pro ipso fuerat positus in possessionem dicte prebenda</text:p>
      <text:p text:style-name="Standard">77 - de qua oppoione petiit instrumentum ipse procuratore astantius in testimontium mocando</text:p>
      <text:p text:style-name="Standard">78 - Aposicio</text:p>
      <text:p text:style-name="Standard">79 - Matheus ratif procurator eciam prefati magistri N. de Rancia accedens in presencia dominorum quia audina</text:p>
      <text:p text:style-name="Standard">80 - de eodem</text:p>
      <text:p text:style-name="Standard">81 - dici quod ipse magister Guigo fuerat receptus ad predictam prebendam exhabundanti non obstantibus quod sor</text:p>
      <text:p text:style-name="Standard"><text:soft-page-break/>82 - prefatum magistrum N. de Ordeimonte tanquam procuratorem hujumgodi recepcioni et ante ipsam se opposuisse / adhuc se</text:p>
      <text:p text:style-name="Standard">83 - Sellariiz</text:p>
      <text:p text:style-name="Standard">=FRAN_0393_10815_L.jpg=</text:p>
      <text:p text:style-name="Standard">1 - Maius nongesio terrro</text:p>
      <text:p text:style-name="Standard">2 - *1</text:p>
      <text:p text:style-name="Standard">3 - magister</text:p>
      <text:p text:style-name="Standard">4 - requesta domini Martini Mutonis magistri puerorum chori ecclesie delibrabitur in sequente capitulo</text:p>
      <text:p text:style-name="Standard">5 - puerorum</text:p>
      <text:p text:style-name="Standard">6 - Dominus Petrus Mangio presbyter virtute litterarum apostolicarum fuit receptus ad capellaniam in ecclesia</text:p>
      <text:p text:style-name="Standard">7 - Receptio</text:p>
      <text:p text:style-name="Standard">8 - capellani</text:p>
      <text:p text:style-name="Standard">9 - Parisiensi ad altare sanctorum Ferreoli et Ferrucionis fundatam vacantes per mortem magistri Petri</text:p>
      <text:p text:style-name="Standard">10 - de Segneleyo qui juravit in propria / et fuit installatus per dominum Succentor</text:p>
      <text:p text:style-name="Standard">11 - Sracio. Domini Creaverunt hodie quamdam prebendam in ecclesia Sancti Sepulcri de redditibus cujusdam capellanie</text:p>
      <text:p text:style-name="Standard">12 - ad altare sanctorum Anthonii et Katherine in ecclesia Sancti Seplanctu predicta fundate per magistrum Yvonem</text:p>
      <text:p text:style-name="Standard">13 - de perra / et mutaverunt ipsam capellaniam in canonicatum et prebendam ipsius ecclesie seplctu</text:p>
      <text:p text:style-name="Standard">14 - Contuleruntque dictos canonicatum et prebenda prefato magistro Yvoni fundatori predicto ipsum primum canonicum</text:p>
      <text:p text:style-name="Standard">15 - Collacio</text:p>
      <text:p text:style-name="Standard">16 - ipsorum canonicatus et prebenda nominando / et eum in possessionem ipsorum per tradicionem quarumdam litterarum quas</text:p>
      <text:p text:style-name="Standard">17 - tunt dominus decanus in suis manibus tenebat ponendo et instituente. qui juravit in propria / et</text:p>
      <text:p text:style-name="Standard">18 - fuit installatus per dominum Succentorem . De quibus collacione et installacione ipse magister Yvo petiit instrmn</text:p>
      <text:p text:style-name="Standard">19 - a me N. Sellarii J. presentibus magistris Mauricio de Karrgoren decreti doctore / et magistro Hauet</text:p>
      <text:p text:style-name="Standard">20 - sulvendi sacre pagine professore / fuerunt in sibi concesse littere super ciracione et collacione predictis quarum</text:p>
      <text:p text:style-name="Standard">21 - enor statim sequitur</text:p>
      <text:p text:style-name="Standard">22 - apniio</text:p>
      <text:p text:style-name="Standard">23 - Et ibidem fuit dispensatum cum prefato magistro Yvone super non residentes non obstantibus juramento</text:p>
      <text:p text:style-name="Standard">24 - per ipsum prius facto / et super hoc fuerunt ei concesse lictere. quarum tenor inferius est insertus</text:p>
      <text:p text:style-name="Standard">25 - Eodem die fuit installatus prefatus magister Yvo in ecclesia Sancti Sepulcri per me Nicolaum Sellarii</text:p>
      <text:p text:style-name="Standard"><text:soft-page-break/>26 - scribam capituli / hora vesperorum dum in predicta ecclesia dicebantur vigilie pro deffunctis presentibus</text:p>
      <text:p text:style-name="Standard">27 - Discretis viris magistro Herneo Sulven sacre pagine professore . Dominis Johanne de Busseto Curate</text:p>
      <text:p text:style-name="Standard">28 - parrochialis ecclesie de Plooznan Corosopitensis diocesis Oliverio Rouzant / Girardo Perrineti Ja</text:p>
      <text:p text:style-name="Standard">29 - cobo Piperis Ludovico Gilberti / Johanne Laloyer Hugone faitis presbyteris et canonicis Sancti Seplanctii</text:p>
      <text:p text:style-name="Standard">30 - predicti Johanne Poterii provisore dicti seplcti et Johanne Haupon dicto de metis burgensis Parisiensis et ma</text:p>
      <text:p text:style-name="Standard">31 - J. Dellarii sz</text:p>
      <text:p text:style-name="Standard">32 - Tenorlicterarum creacionis et collacionis prece sequitur</text:p>
      <text:p text:style-name="Standard">33 - niversis presentes litteras inspecturis Decanus et capitulum ecclesie Parisiensis Ad Romantem ecclesiam ullo medio</text:p>
      <text:p text:style-name="Standard">34 - pertinenciis. Salutem in domino. Notum facimus quod cum discretus vir / dominus Yyvo de Porta presbyter noster justiciariis et subdactonus</text:p>
      <text:p text:style-name="Standard">35 - perpetuus capellanus capellanie in ecclesia Sancti Sepulcri Parisiensis nobis ime diate subjecta Ad altare sanctorum</text:p>
      <text:p text:style-name="Standard">36 - Anthonii et Kiaichine / dudum per ipsum de bonis a Deo sibi collatis / ad honorem omnipotentis Dei et gliosissime</text:p>
      <text:p text:style-name="Standard">37 - virgis Marie matris sue / sanctorumque predictorum ut ejus et parentum benefactorumque suorum auctaum / provide</text:p>
      <text:p text:style-name="Standard">38 - saluti valeret fundate et dotate. Intimum fructus et redditus ipsius capellani exps primam fundacionem predectam</text:p>
      <text:p text:style-name="Standard">39 - de bonis suis excreverit et augmntaverit quod in proventibus et emolitinentes prebenda aliis ipsius ecclesie Sancti</text:p>
      <text:p text:style-name="Standard">40 - Sepulcri effecta est quo ad valorem silis et equalis quodque ex fructibus et redditibus ipsius capellanis</text:p>
      <text:p text:style-name="Standard">41 - nostra benivolensis prius obtenta poterit commode una prebendam equalis aliis ipiscipus ecclesie prebendas noviter creari</text:p>
      <text:p text:style-name="Standard">42 - et per nos institui et ordinari Cupiens ipse dominus svo ad honorem et statum canonicorum ipsius ecclesie</text:p>
      <text:p text:style-name="Standard">43 - actingere et pervenire / novienque et possessionem canonici prebendati in ipsa ecclesia racione fundacionis et</text:p>
      <text:p text:style-name="Standard">44 - augmentacionis predicte obtinere et habere . Nobis quanto potuitur humilius unacum magistris gubernatoribus</text:p>
      <text:p text:style-name="Standard">=FRAN_0393_10816_L.jpg=</text:p>
      <text:p text:style-name="Standard">1 - Manne</text:p>
      <text:p text:style-name="Standard">2 - Administratoribus et canonicis dicte ecclesie Sancti Sepulcri hoc fieri laudantibus et huiliter postentibus</text:p>
      <text:p text:style-name="Standard">3 - supplicavit ut dictam capellania sic per ipsum fundatam et in fructuum aigum dotatam in ipsius ecclesie</text:p>
      <text:p text:style-name="Standard"><text:soft-page-break/>4 - Canonictum et prebendam tamquam superiores ipsius / sub obedientam et beniolenie domini nostri pape d nono</text:p>
      <text:p text:style-name="Standard">5 - crearemus / et ipsos sic creatos primos canonictum et prebendam ipsius ecclesie pronunciaremus et institueremus</text:p>
      <text:p text:style-name="Standard">6 - ipsosque canonicatum et prebendam sic per nos noviter creatos sibi graciose conferremus ac sibi proul</text:p>
      <text:p text:style-name="Standard">7 - demus de eisdem / ipsum primum canonicum prebendatum ipsius ecclesie nominantes / Omnesque et singulos</text:p>
      <text:p text:style-name="Standard">8 - fructus ipsius capellanie pro grossis fructibus ipsorum canonicatus et prebende stabilireus et ordinarius</text:p>
      <text:p text:style-name="Standard">9 - una cum singulis distribucionibus et aliis juribus quibuscunque silibus ab aliis canonicis in ipsa ecclesia</text:p>
      <text:p text:style-name="Standard">10 - prebenda percipi et haberi consuetis. Quocirca supplicacioni ipsius domini Yrivonis / magistrorumque gubrvatorum</text:p>
      <text:p text:style-name="Standard">11 - administratorum et canonicorum dicte ecclesie Sancti Sepulcri Benigne annuentis nostra prius et dicte ecclesie</text:p>
      <text:p text:style-name="Standard">12 - Sancti Sepulcri utilitate pensata de dicta capellania sic ut premittitur per dictum dominum provonem fundata</text:p>
      <text:p text:style-name="Standard">13 - et in fructibus augmitata canonicatum et prebendam creavimus / ipsamque in dictos canonicatum et</text:p>
      <text:p text:style-name="Standard">14 - prebendam mutavimus / creamusque et mictamus per presentes cum ipsorum capellania canonicatus et</text:p>
      <text:p text:style-name="Standard">15 - prebende Ouere utilitate et honore quibuscunque dictosque canonicatum et prebendam eidem domino</text:p>
      <text:p text:style-name="Standard">16 - Syvoni fundatori predicto tamquam sufficienti et pridoneo graciose contulimus et presencium tenore conferimus</text:p>
      <text:p text:style-name="Standard">17 - sibi de eisdem providencies ipsumque in dictos canonicatum et prebendam ipsius ecclesie primos primum</text:p>
      <text:p text:style-name="Standard">18 - Canonicum instituentes ac ipsum presencialiter in possessionem actualem et realem dictorum canonicatum</text:p>
      <text:p text:style-name="Standard">19 - et prebendere / juriumque et pertinenciarum suorum universorum ponendaum et inducente de eisdem Cam</text:p>
      <text:p text:style-name="Standard">20 - plenitudine juris canonici per tradicionem presentium investivimus et realiter investimus recepto</text:p>
      <text:p text:style-name="Standard">21 - prius ab eodem domino privone jurativento in talibus prestari consueto quod nobis prestitit</text:p>
      <text:p text:style-name="Standard">22 - sub hac forma videlicet . Ego Yrvo de Porta canonicus in ecclesia Sancti Sepulcri Parisiensis et cetera.</text:p>
      <text:p text:style-name="Standard">23 - Quo juramento sic per nos ab eodem domino privone recepto et habito / ipsum in parte dextra chori</text:p>
      <text:p text:style-name="Standard">24 - ecclesie nostre installari fecimus / Et per dilectum nostrum Nicolaum Sellarii publicum apostolica et</text:p>
      <text:p text:style-name="Standard"><text:soft-page-break/>25 - imperiali auctoritate norium Tabellionemque et scribam nostrum in choro ipsius ecclesie Sancti Sepulcri</text:p>
      <text:p text:style-name="Standard">26 - locum similem eidem domino privoni jussimus assignari Statuenti et eciam decernente singulos in dictis</text:p>
      <text:p text:style-name="Standard">27 - Canonicatu et prebenda ipsius domini Yvonis successores in eorum institucione simile juramentum</text:p>
      <text:p text:style-name="Standard">28 - prestare / et ad missas aliaque onera et servicia divina dudum dicte capellanie / nunc vero</text:p>
      <text:p text:style-name="Standard">29 - dictis canonicatui et prebende pertinenciis teneri et esse efficaciter obligatos / eaque dicere</text:p>
      <text:p text:style-name="Standard">30 - per se et facere in dictis canonicatu et prebenda continue residendo / nisi forsan</text:p>
      <text:p text:style-name="Standard">31 - gravi infirmitate vel alia legitima et receptibili excusacione debeant excusari</text:p>
      <text:p text:style-name="Standard">32 - Quo casu per alium dictas missas aliaque onera et servicia divina tenebuntur adimpple</text:p>
      <text:p text:style-name="Standard">33 - ipsos eciam successores et eorum quemlibet omnes et singulos fructus redditus</text:p>
      <text:p text:style-name="Standard">34 - exitus et proventus jura obvenciones distribuciones et alia emolumenta quecumque</text:p>
      <text:p text:style-name="Standard">35 - dictis canonicatui et prebende pertinenciis seu pertinenciis habere percipere et levare</text:p>
      <text:p text:style-name="Standard">36 - ipsisque et eorum singulis per petuo uti libere et gaudere pacifice volumus in futurum</text:p>
      <text:p text:style-name="Standard">37 - Quibus et eorum cullibet dictos canonicatum et prebendam cum vacaverint auctoritate</text:p>
      <text:p text:style-name="Standard">38 - nostra ordinaria cum fuerimus in turno nostro vel ad supplicacionem magistrorum</text:p>
      <text:p text:style-name="Standard">=FRAN_0393_10817_L.jpg=</text:p>
      <text:p text:style-name="Standard">1 - Ce nongesimo tercio</text:p>
      <text:p text:style-name="Standard">2 - lii</text:p>
      <text:p text:style-name="Standard">3 - 1210</text:p>
      <text:p text:style-name="Standard">4 - Subernatorum seu administratorum predicti hospitalis Sancti Sepulcri si fuerint in turno</text:p>
      <text:p text:style-name="Standard">5 - suo conferemus. In cujus rei testimonium presentibus litteris sigillum nostrum capitulare daximus</text:p>
      <text:p text:style-name="Standard">6 - apponendum. Datum</text:p>
      <text:p text:style-name="Standard">7 - Tenor autem aliarum licterarum sequetur et est talis</text:p>
      <text:p text:style-name="Standard">8 - 1</text:p>
      <text:p text:style-name="Standard">9 - Urriversis presentes litteras inspectuuis. Decanus et capitulim ecclesisie Pausiens ad Romanam</text:p>
      <text:p text:style-name="Standard">10 - ecclesiam nullo medio pertinenciis. Salutem in domino. Notum facimus quod nos attendentes et pie consideram</text:p>
      <text:p text:style-name="Standard">11 - laudabile et honestum servicium quod venerabilis et discretus vir / dominus privo de porta</text:p>
      <text:p text:style-name="Standard">12 - Canonicus ecclesie Sancti Sepulcri parisiensis nobis minedetis subjecte prebendatus nostri justicariis et subditus</text:p>
      <text:p text:style-name="Standard">13 - in divini cultus augmentatis fecitr et complevit / dum dudum in ipsa Sancti Sepulcri ecclesia</text:p>
      <text:p text:style-name="Standard">14 - quandam capellaniam de bonis a Deo sibi collatis fundavite et honorifice dotavit / quam expost</text:p>
      <text:p text:style-name="Standard">15 - ad ejus humilem supplicacionem in canonicatum et prebendam predictos quos nunc obtinet pacifice</text:p>
      <text:p text:style-name="Standard">16 - nuper mutavimus prout per nostras licteras super hoc confectas plene constat / Et ob ipsorum canonicatus</text:p>
      <text:p text:style-name="Standard"><text:soft-page-break/>17 - et prebende possessionis recepcionem / ipsorumque pacificam a depcionem fuerit certo juramento ut morum</text:p>
      <text:p text:style-name="Standard">18 - est per alios ejusdem ecclesie canonicos nobis prestari / et per ipsum nobis prestito . ad continuam</text:p>
      <text:p text:style-name="Standard">19 - in dicta ecclesia Sancti Sepulcri / racione suorum canonicatus et prebende predictorum residencem</text:p>
      <text:p text:style-name="Standard">20 - faciendam et ad alia in forma seu tenore ipsius juramenti contenta astrictus et efficaciter obligatus</text:p>
      <text:p text:style-name="Standard">21 - ipsum dominum pvonem occasione predictorum / et intuitu pietatis de gracia speciali ad aliquod officiam</text:p>
      <text:p text:style-name="Standard">22 - seuservicium divinum vel nocturnum in dicta ecclesia Sancti Sepulcri racione dactorum suorum canonicatum</text:p>
      <text:p text:style-name="Standard">23 - et prebende faciendum quamdiu vitam duxent in habuanis ullo nostro astringi vel teneri nolitius sibi</text:p>
      <text:p text:style-name="Standard">24 - dictum juramentum propter hoc nobis ut prefertur prestitum misericorditer remictente / et</text:p>
      <text:p text:style-name="Standard">25 - ipsum a predicto furamento auctoritate nostra ordinaria absavendi / fructibus quoque proientes juribus</text:p>
      <text:p text:style-name="Standard">26 - distribucionibus et obvencionibus dictorum suorum canonicatus et prebende quibuscunque / non obstantibus</text:p>
      <text:p text:style-name="Standard">27 - hujusmodi juramenti remissione vel absolucione / ipsum uti libere gaudereque pacifice voluimus</text:p>
      <text:p text:style-name="Standard">28 - et volumus per presentes. volumus insuper quod dictus dominus privo predictos canonicatum et percebendam</text:p>
      <text:p text:style-name="Standard">29 - non obstantes quod sit eorum fundator quamdiu sibi platuit eos possit tenere et dimittere / et ad ipsos</text:p>
      <text:p text:style-name="Standard">30 - personam aliam ydoneam nobis presentare / acs jus pacionatus habere et possidere / necnon eciam</text:p>
      <text:p text:style-name="Standard">31 - ex uberiori dono gracie ipsi domino Yvoni harum serie concedimus quod ipse possit eligere seu nominare</text:p>
      <text:p text:style-name="Standard">32 - in testamento suo una vice dumtaxat presbyterum / sufficientem et ydoneum vite laudabilis et</text:p>
      <text:p text:style-name="Standard">33 - honeste Had dictos canonicatum et prebendam tenendos possidendos et habendos / quem sui executonies</text:p>
      <text:p text:style-name="Standard">34 - vel alter eorum ipso sublaco de medio / nobis et dictis guberatoribus vlalteri nostrum qui pro</text:p>
      <text:p text:style-name="Standard">35 - tempore illo fuenit in suo turno valeat seu valeant presentarem. In cujus rei testimonium</text:p>
      <text:p text:style-name="Standard">36 - presentibus litteris sigillum nostrum capitulare diximus apponendum. Datu</text:p>
      <text:p text:style-name="Standard">=FRAN_0393_10818_L.jpg=</text:p>
      <text:p text:style-name="Standard">1 - Ayu</text:p>
      <text:p text:style-name="Standard">2 - 64</text:p>
      <text:p text:style-name="Standard">3 - Anno quo supra die lune quanta maii post Cantate capitulantibus dominis</text:p>
      <text:p text:style-name="Standard">4 - P. Decano</text:p>
      <text:p text:style-name="Standard">5 - H. Cantore</text:p>
      <text:p text:style-name="Standard">6 - proposicio Oolinus Guillelmus Bellefemme presbyter per organum magistri Johannis de</text:p>
      <text:p text:style-name="Standard">7 - Valle in foro ecclesiastico parisiensis advocati proposuit quod Cardinle</text:p>
      <text:p text:style-name="Standard"><text:soft-page-break/>8 - G. archidiacono ecclesie</text:p>
      <text:p text:style-name="Standard">9 - de lua legatus dederat et contulerat sibi quandam</text:p>
      <text:p text:style-name="Standard">10 - Sy. Succentore</text:p>
      <text:p text:style-name="Standard">11 - P. Roberti</text:p>
      <text:p text:style-name="Standard">12 - prebenda vacantes in ecclesia Sancti Stephani de Gressibus et quod possessionet</text:p>
      <text:p text:style-name="Standard">13 - de Pompodorio</text:p>
      <text:p text:style-name="Standard">14 - 3</text:p>
      <text:p text:style-name="Standard">15 - inde acceperat realiter quodque ibidem venerat pro faciendo</text:p>
      <text:p text:style-name="Standard">16 - De Thierno</text:p>
      <text:p text:style-name="Standard">17 - G</text:p>
      <text:p text:style-name="Standard">18 - juramentum. Cui fuit responsum per dmium decanum</text:p>
      <text:p text:style-name="Standard">19 - Rusio</text:p>
      <text:p text:style-name="Standard">20 - de Karolay</text:p>
      <text:p text:style-name="Standard">21 - quod ipsi non erant certificati de morte ipsius qui ultimo</text:p>
      <text:p text:style-name="Standard">22 - Forteti</text:p>
      <text:p text:style-name="Standard">23 - P0</text:p>
      <text:p text:style-name="Standard">24 - tenuit et possedit dictam prebenda sed pocius credebant</text:p>
      <text:p text:style-name="Standard">25 - quod adhuc viveret / et io ipsum non reciperent nec ad dictam</text:p>
      <text:p text:style-name="Standard">26 - N. Jausserandi</text:p>
      <text:p text:style-name="Standard">27 - Hue</text:p>
      <text:p text:style-name="Standard">28 - prebenda admicterent . Qui dominus Guillelmus ut supra fuit</text:p>
      <text:p text:style-name="Standard">29 - de Sancto Petro</text:p>
      <text:p text:style-name="Standard">30 - T</text:p>
      <text:p text:style-name="Standard">31 - protestatus de appellando . et de requesta sua petiit</text:p>
      <text:p text:style-name="Standard">32 - De socto</text:p>
      <text:p text:style-name="Standard">33 - 4J</text:p>
      <text:p text:style-name="Standard">34 - instrumentm a me N. Sellarii L Astantiis in jestaris mocando</text:p>
      <text:p text:style-name="Standard">35 - 2</text:p>
      <text:p text:style-name="Standard">36 - de Mongeria</text:p>
      <text:p text:style-name="Standard">37 - de Maignaco revocacio . Et ibidem venerabilis vir magister Guarnerius Guerons</text:p>
      <text:p text:style-name="Standard">38 - L</text:p>
      <text:p text:style-name="Standard">39 - archidiaconus ecclesie dictus de Josayo / que alias virtate</text:p>
      <text:p text:style-name="Standard">40 - Chandardi</text:p>
      <text:p text:style-name="Standard">41 - N.</text:p>
      <text:p text:style-name="Standard">42 - licterarum apostolicarum sibi concessarum / contulerat ipsam prebenda</text:p>
      <text:p text:style-name="Standard">43 - Fedelli</text:p>
      <text:p text:style-name="Standard"><text:soft-page-break/>44 - T.</text:p>
      <text:p text:style-name="Standard">45 - dicto domino Guillelmo quias in suis litteris apostolicis continetur quod post</text:p>
      <text:p text:style-name="Standard">46 - T.</text:p>
      <text:p text:style-name="Standard">47 - de Lorriaco</text:p>
      <text:p text:style-name="Standard">48 - conferre certa beneficia vel aliquod ipsorum etc. suifficienti et</text:p>
      <text:p text:style-name="Standard">49 - Ph. de Salione</text:p>
      <text:p text:style-name="Standard">50 - ydoneo / declaravit illam collacionem essevillar actaque virtu</text:p>
      <text:p text:style-name="Standard">51 - Voignon</text:p>
      <text:p text:style-name="Standard">52 - S xi.</text:p>
      <text:p text:style-name="Standard">53 - litterarum predictarum quo ad hoc reveocavit et jorgta decevit</text:p>
      <text:p text:style-name="Standard">54 - R.</text:p>
      <text:p text:style-name="Standard">55 - de Putheolis</text:p>
      <text:p text:style-name="Standard">56 - dicens predictum dominum Guillelmum non esse capatem predicti beneficii quia</text:p>
      <text:p text:style-name="Standard">57 - quia habebat aliud beneficium ad ejus sustentacionem et vitare</text:p>
      <text:p text:style-name="Standard">58 - sufficiens</text:p>
      <text:p text:style-name="Standard">59 - Excusacio</text:p>
      <text:p text:style-name="Standard">60 - Dominus Martinus le prisie presbyter in ecclesia parisiensis beneficiatus excusans se quia non fuerat in syned</text:p>
      <text:p text:style-name="Standard">61 - duxit quod non se absentaverat maliciose nec fraudulenter / requirens quod domini illum deffenctum sibi</text:p>
      <text:p text:style-name="Standard">62 - vellent indulgere / et si aliquam seneniam excomunicacionis propter hoc incurrisset quod absolveretur ab ea. seud</text:p>
      <text:p text:style-name="Standard">63 - non fuit super hoc deliberatum</text:p>
      <text:p text:style-name="Standard">64 - Ordinatum est quod fiat informacio de fidejussoribus Dyonisii Giloti prisionarii in castalleto</text:p>
      <text:p text:style-name="Standard">65 - Ordinacio</text:p>
      <text:p text:style-name="Standard">66 - per dominum Stephanum Johannis Officiarium aniversariorum.</text:p>
      <text:p text:style-name="Standard">67 - Relacio</text:p>
      <text:p text:style-name="Standard">68 - Dominus Stephanus Johannis Officiarius aniversariorum retulit quod ipse fuit apud Joigniatum et</text:p>
      <text:p text:style-name="Standard">69 - vidit reffectiones necesesarias in domo de Lescheriis / et quod fecit forum cum operariis qui debent</text:p>
      <text:p text:style-name="Standard">70 - per dictis reffectionibus faciendis seu repparacionibus xiiii. fr et sic placait dominis</text:p>
      <text:p text:style-name="Standard">71 - dixit eciam quod vinee ibidem existentes deberent excupari ut inde fieret commodam ecclesie quia utilique</text:p>
      <text:p text:style-name="Standard">72 - et melius tradentur postmodum si fuerint extimpate pro cultivando granum quod nunc et</text:p>
      <text:p text:style-name="Standard">73 - est ordinatum quod excupentur / et dimittatur vive quarterium pro agresta prope domum</text:p>
      <text:p text:style-name="Standard">=FRAN_0393_10819_L.jpg=</text:p>
      <text:p text:style-name="Standard">1 - maiis neg</text:p>
      <text:p text:style-name="Standard"><text:soft-page-break/>2 - ii</text:p>
      <text:p text:style-name="Standard">3 - 10</text:p>
      <text:p text:style-name="Standard">4 - Requisicio magister Andreas Grangerii requisivit quod coquina Sancti Augustini sibi tradatur et concedatur</text:p>
      <text:p text:style-name="Standard">5 - pro ponendo ligna et alias inunciones. Et non fuit super hoc deliberatum . Sed dictum fuit</text:p>
      <text:p text:style-name="Standard">6 - domino Guillelmo de Lorriaco procuratori confratrie Sancti Augustini quod portet litteras et munituenta ad videndum</text:p>
      <text:p text:style-name="Standard">7 - titulium per quem confrcia predicta tenetu predictam domum seu coquinam.</text:p>
      <text:p text:style-name="Standard">8 - relacio</text:p>
      <text:p text:style-name="Standard">9 - Magistri Sy. Freron Succentor et J. Hue commissi alias / ad visitacionem jocalium et ornamentorum thesaurr</text:p>
      <text:p text:style-name="Standard">10 - retulerunt quod omnia ibidem ornate et decenter posita et custodita / et visitata / per dominum Guillelmum de</text:p>
      <text:p text:style-name="Standard">11 - et quam fiat ei quictancia</text:p>
      <text:p text:style-name="Standard">12 - quercu / et ideo fuit ordinatum quod dentur dicto domino Guillelmo</text:p>
      <text:p text:style-name="Standard">13 - sua prout consuevit eam habere singulis annis.</text:p>
      <text:p text:style-name="Standard">14 - Coissen</text:p>
      <text:p text:style-name="Standard">15 - Domini B. de Thierno et R. de Lorriaco commissi sunt ad loquendum cum domino episcopo Parisiensis pro quodam</text:p>
      <text:p text:style-name="Standard">16 - capellano scilicet domino Johanne Babelin presbytero subdito ecclesie prisionario in castalleto / quem promotor ipsius</text:p>
      <text:p text:style-name="Standard">17 - domini episcopi videlicet magister Robertus Careti prius requisivit / et ideo noluerunt ipsum deliberare illi de Castallis</text:p>
      <text:p text:style-name="Standard">18 - permotori capituli</text:p>
      <text:p text:style-name="Standard">19 - Letailleu Deliberatum est quod domino Petrus Le Tailleur ponatur in carcibus per verberaicione Johannis de Pradellis</text:p>
      <text:p text:style-name="Standard">20 - Anno quo supra die mercurii septima maii post cantate capitulantibus dominis</text:p>
      <text:p text:style-name="Standard">21 - P. Decano</text:p>
      <text:p text:style-name="Standard">22 - Commissio. Commissum est magistro L. de Maygraco quod loquatur cum consilio ecclesie in</text:p>
      <text:p text:style-name="Standard">23 - H. Cantore</text:p>
      <text:p text:style-name="Standard">24 - parlamento super hoc quod curia secularis non permictit declinare</text:p>
      <text:p text:style-name="Standard">25 - G. archidiacono ecclesie</text:p>
      <text:p text:style-name="Standard">26 - judicem alicui qui respondit negatime / dicendo simpliter non se</text:p>
      <text:p text:style-name="Standard">27 - Sy. Succentore</text:p>
      <text:p text:style-name="Standard">28 - J. de Pomparo</text:p>
      <text:p text:style-name="Standard">29 - queratur ab eo subito fecisti tle quid</text:p>
      <text:p text:style-name="Standard">30 - P. Roberti</text:p>
      <text:p text:style-name="Standard">31 - J. de Karolay</text:p>
      <text:p text:style-name="Standard"><text:soft-page-break/>32 - Dominus decanus retulit quod magister Johannes Tucan mandavat sibi</text:p>
      <text:p text:style-name="Standard">33 - Relacio</text:p>
      <text:p text:style-name="Standard">34 - N. Chandardi</text:p>
      <text:p text:style-name="Standard">35 - quod Henricus le Mendet erat prisionarius in Castalleto / qui alias</text:p>
      <text:p text:style-name="Standard">36 - de Mongeria</text:p>
      <text:p text:style-name="Standard">37 - 3</text:p>
      <text:p text:style-name="Standard">38 - B. de Thierno</text:p>
      <text:p text:style-name="Standard">39 - vulveraverat manon Larnoullete in ecclesia coram pro magine beati Michaelis</text:p>
      <text:p text:style-name="Standard">40 - P. Forteti</text:p>
      <text:p text:style-name="Standard">41 - de uno cultello per inguinem. Et super hoc conclusum est quod</text:p>
      <text:p text:style-name="Standard">42 - R.</text:p>
      <text:p text:style-name="Standard">43 - de Lorriaco</text:p>
      <text:p text:style-name="Standard">44 - procedatur contra ipsum ad emendam honorabilem et eciam peccuniarum</text:p>
      <text:p text:style-name="Standard">45 - Hue</text:p>
      <text:p text:style-name="Standard">46 - secundum tenorem privilegii regii videlicet C. librarum Parisiense / et x. librum pro</text:p>
      <text:p text:style-name="Standard">47 - R. de Putheolis</text:p>
      <text:p text:style-name="Standard">48 - reconsiliacione ecclesie / et quod non expediatur donec satiffecerit de predictis</text:p>
      <text:p text:style-name="Standard">49 - T. de Sancto Petro</text:p>
      <text:p text:style-name="Standard">50 - G. Fedelli</text:p>
      <text:p text:style-name="Standard">51 - de Maignaco</text:p>
      <text:p text:style-name="Standard">52 - P</text:p>
      <text:p text:style-name="Standard">53 - Commissio Commissum est magistro Phi de Salione quod refferat magistro J. Careti</text:p>
      <text:p text:style-name="Standard">54 - Ph. de Salione</text:p>
      <text:p text:style-name="Standard">55 - intencionem dominorum super requesta quam ipse magister Phi. Fecit pro ipso</text:p>
      <text:p text:style-name="Standard">56 - Voignon</text:p>
      <text:p text:style-name="Standard">57 - J. Careti / et est intencio dominorum quod si ipse J. voluerit quictarci dominos</text:p>
      <text:p text:style-name="Standard">58 - J. de Socto</text:p>
      <text:p text:style-name="Standard">59 - Ar. Jausserandi</text:p>
      <text:p text:style-name="Standard">60 - ipsi quictabunt ipsum dicendo quod qui plus posuit plus perdidit et</text:p>
      <text:p text:style-name="Standard">61 - quod renunciet liti</text:p>
      <text:p text:style-name="Standard">=FRAN_0393_10820_L.jpg=</text:p>
      <text:p text:style-name="Standard">1 - May</text:p>
      <text:p text:style-name="Standard">2 - Placet dominis quod dominus Rigaldus de Duro forti archidiacono Paris.ensi maneat Cum magistro Petro</text:p>
      <text:p text:style-name="Standard">3 - Roberti in domo suam claustrali usque ad xvi</text:p>
      <text:p text:style-name="Standard">4 - Commissum est adhuc magistris B. de Thierno et R. de Lorriaco quod loquatur cum domino</text:p>
      <text:p text:style-name="Standard"><text:soft-page-break/>5 - Commissio</text:p>
      <text:p text:style-name="Standard">6 - parisiensis episcopo super hoc quod promotores sui requirunt subditos ecclesie non obstantibes ecxcesipasines</text:p>
      <text:p text:style-name="Standard">7 - Magistri R. de Lorriaco et Ph. de Salione qui alias fuerant commissi ad sciendum</text:p>
      <text:p text:style-name="Standard">8 - Relacion</text:p>
      <text:p text:style-name="Standard">9 - statum arreragiorum ecclesie retulerunt quod non poterant hoc scire nisi prius officiarii</text:p>
      <text:p text:style-name="Standard">10 - ecclesie traderent in scriptis per declearacionem omnia arreragia videlicet a quibus ipsa debentur et</text:p>
      <text:p text:style-name="Standard">11 - ubi percipi debent / et dixit ipse R. de Lorriaco quod ipse volebat ire apud Luccantum</text:p>
      <text:p text:style-name="Standard">12 - et adhuc inquiret super hoc / et conclusum est quod officiarii mandabuntur et loqutur</text:p>
      <text:p text:style-name="Standard">13 - cum eis super ista materia. et est commissum notario capituli quod dicat officiariis quod cia</text:p>
      <text:p text:style-name="Standard">14 - areragia non solubilia ponant in scriptis per declaracionem et causam quare non solvitur</text:p>
      <text:p text:style-name="Standard">15 - Delibacio</text:p>
      <text:p text:style-name="Standard">16 - Deliberatum est quod dominus Johannes Babelin presbyter subditus ecclesie prisionarius in Castalleto faciat</text:p>
      <text:p text:style-name="Standard">17 - supplicionem pro parte sua in parlamento quod ipse expediatur non obstantibus debato inter dominum episcopum</text:p>
      <text:p text:style-name="Standard">18 - et capitulum Parisiensium super sua expedicione moto</text:p>
      <text:p text:style-name="Standard">19 - solvi</text:p>
      <text:p text:style-name="Standard">20 - Anno quo supra die veneris in festo beati incolai estialis xa merii capitulantibus domini</text:p>
      <text:p text:style-name="Standard">21 - P. Decano</text:p>
      <text:p text:style-name="Standard">22 - Ordinatum est quod citentur ad requestam domini Johannis Mignos</text:p>
      <text:p text:style-name="Standard">23 - ordeimonte</text:p>
      <text:p text:style-name="Standard">24 - H. Cantore</text:p>
      <text:p text:style-name="Standard">25 - executores deffuncti domini Nicolai tatem eidem resusuri</text:p>
      <text:p text:style-name="Standard">26 - G. archidiacono ecclesie</text:p>
      <text:p text:style-name="Standard">27 - Sy. Succentore</text:p>
      <text:p text:style-name="Standard">28 - delibr</text:p>
      <text:p text:style-name="Standard">29 - Deliberatum est quod sex mille franci ex parte parlamenti in</text:p>
      <text:p text:style-name="Standard">30 - P. Roberti</text:p>
      <text:p text:style-name="Standard">31 - de Ponip</text:p>
      <text:p text:style-name="Standard">32 - thesauro ecclesie in custodia tradendi pro deponentes in aicto</text:p>
      <text:p text:style-name="Standard">33 - G. de Karolay</text:p>
      <text:p text:style-name="Standard">34 - thesauro / quod domini prestabunt locum in ipso thesauro ad</text:p>
      <text:p text:style-name="Standard">35 - B. de Thierno</text:p>
      <text:p text:style-name="Standard">36 - servandum ipsos periculis illorum de Parlamente</text:p>
      <text:p text:style-name="Standard">37 - Ar. Jausserandi</text:p>
      <text:p text:style-name="Standard"><text:soft-page-break/>38 - L. de Mongeria</text:p>
      <text:p text:style-name="Standard">39 - de Sancto</text:p>
      <text:p text:style-name="Standard">40 - Deliberatum est quod pro quodam debato moto inter illos</text:p>
      <text:p text:style-name="Standard">41 - Victris</text:p>
      <text:p text:style-name="Standard">42 - +P. de Castro</text:p>
      <text:p text:style-name="Standard">43 - J. de</text:p>
      <text:p text:style-name="Standard">44 - de Sancto Victore et magistrum J. de Karolay quod sex libre et</text:p>
      <text:p text:style-name="Standard">45 - Karolay</text:p>
      <text:p text:style-name="Standard">46 - J. Voignon</text:p>
      <text:p text:style-name="Standard">47 - dimidia petite per ipsos de Sancto Victore a majore de Orlyaco</text:p>
      <text:p text:style-name="Standard">48 - P. Forteti</text:p>
      <text:p text:style-name="Standard">49 - quod magister J. de Karolay producat testes suos infra tervita</text:p>
      <text:p text:style-name="Standard">50 - R. de Lorriaco</text:p>
      <text:p text:style-name="Standard">51 - coram dominis . G. archidiaconus ecclesie et B. de Thierno commissis ex</text:p>
      <text:p text:style-name="Standard">52 - J. Hue</text:p>
      <text:p text:style-name="Standard">53 - . de Maignaco</text:p>
      <text:p text:style-name="Standard">54 - parte capituli propter dictum debatum / Alioquim deliberabuntu</text:p>
      <text:p text:style-name="Standard">55 - Fedelli</text:p>
      <text:p text:style-name="Standard">56 - vii s. vi d.</text:p>
      <text:p text:style-name="Standard">57 - N. Chaudardi</text:p>
      <text:p text:style-name="Standard">58 - ills de Sancto Victore omnia que petunt.</text:p>
      <text:p text:style-name="Standard">59 - 4</text:p>
      <text:p text:style-name="Standard">60 - . De Socto</text:p>
      <text:p text:style-name="Standard">61 - de Louriaco</text:p>
      <text:p text:style-name="Standard">62 - Concessum est magistro R. de Lorriaco ut percipiat omne commodum capitulare quamdiu vacabit</text:p>
      <text:p text:style-name="Standard">63 - pro ecclesia / eundo apud Sanctum Maturinum de Liricantu et loca circuvcina.</text:p>
      <text:p text:style-name="Standard">=FRAN_0393_10821_L.jpg=</text:p>
      <text:p text:style-name="Standard">1 - maius nongesimo tercio</text:p>
      <text:p text:style-name="Standard">2 - 10.</text:p>
      <text:p text:style-name="Standard">3 - Anno quo supra die lune xiia maii capitulantibus dominis</text:p>
      <text:p text:style-name="Standard">4 - assecuris magister Reginaldus de Putheolis assecuravit de se et suis per sivi jurament</text:p>
      <text:p text:style-name="Standard">5 - P. Decano</text:p>
      <text:p text:style-name="Standard">6 - H. Cantore</text:p>
      <text:p text:style-name="Standard">7 - Heloysetain la Cothonne et cardinetum de Parisis ad usus et consuetudns</text:p>
      <text:p text:style-name="Standard">8 - G. archidiacono ecclesie</text:p>
      <text:p text:style-name="Standard">9 - Curie Parisiensis</text:p>
      <text:p text:style-name="Standard"><text:soft-page-break/>10 - Sy. Succentore</text:p>
      <text:p text:style-name="Standard">11 - Roberti</text:p>
      <text:p text:style-name="Standard">12 - pv.</text:p>
      <text:p text:style-name="Standard">13 - Dominus Stephanus Johannis retulit quod fidejussores quos tradit Egidius de</text:p>
      <text:p text:style-name="Standard">14 - Relo</text:p>
      <text:p text:style-name="Standard">15 - de Pompao</text:p>
      <text:p text:style-name="Standard">16 - Sancto Dyonisio sunt sufficientes ad solvendum illud in quo ipse egidius tenetur</text:p>
      <text:p text:style-name="Standard">17 - B. de Thierno</text:p>
      <text:p text:style-name="Standard">18 - ecclesie / Et comissum est ei quod faciat unam minutam de nostro quomdo</text:p>
      <text:p text:style-name="Standard">19 - P. Forteti</text:p>
      <text:p text:style-name="Standard">20 - Chandardi</text:p>
      <text:p text:style-name="Standard">21 - se debent obligare illi fidejussores</text:p>
      <text:p text:style-name="Standard">22 - de Karolay</text:p>
      <text:p text:style-name="Standard">23 - L. de Mongeria</text:p>
      <text:p text:style-name="Standard">24 - Andrietus Monse de Vernone retulit quod ipse fuerat receptor pro ecclesia</text:p>
      <text:p text:style-name="Standard">25 - Oractose</text:p>
      <text:p text:style-name="Standard">26 - J</text:p>
      <text:p text:style-name="Standard">27 - Hue</text:p>
      <text:p text:style-name="Standard">28 - in Vernone / et quod perdiderat duas cedulas que ascendrunt ad summam</text:p>
      <text:p text:style-name="Standard">29 - Ar. Jausserandi</text:p>
      <text:p text:style-name="Standard">30 - xiii. libraum xv. s. et requisivit dominos quod ipsi vellent sibi super hoc</text:p>
      <text:p text:style-name="Standard">31 - T. de Sancto Petro</text:p>
      <text:p text:style-name="Standard">32 - +N. de Brdie monte</text:p>
      <text:p text:style-name="Standard">33 - facere graciam . Et fuerunt ei de dicta suma remissi C. xv. s.</text:p>
      <text:p text:style-name="Standard">34 - Ph. de Salione</text:p>
      <text:p text:style-name="Standard">35 - R. de Lorriaco</text:p>
      <text:p text:style-name="Standard">36 - Ordeimonte</text:p>
      <text:p text:style-name="Standard">37 - Ordinatum est quod platea vacua in vernone que est ecclesie tradatur pro</text:p>
      <text:p text:style-name="Standard">38 - R. de Puthaeosio</text:p>
      <text:p text:style-name="Standard">39 - G. Fedelli</text:p>
      <text:p text:style-name="Standard">40 - xviii. so. et ille qui recipiet eam obligabit se melibi nostro quo</text:p>
      <text:p text:style-name="Standard">41 - J. de Socto</text:p>
      <text:p text:style-name="Standard">42 - poterit.</text:p>
      <text:p text:style-name="Standard">43 - J. Voignon</text:p>
      <text:p text:style-name="Standard">44 - Magister Johannes Hue rogatus est ex parte capituli quod inquirat de statu</text:p>
      <text:p text:style-name="Standard">45 - L. de Maignaco</text:p>
      <text:p text:style-name="Standard"><text:soft-page-break/>46 - de Viridi bosco prope insulam Flandrie ubi vadit.</text:p>
      <text:p text:style-name="Standard">47 - Anno quo supra die mercurii xiiiia maii capitulantibus dominis</text:p>
      <text:p text:style-name="Standard">48 - P. Decano</text:p>
      <text:p text:style-name="Standard">49 - Preceptum est domino Auberto Billardi quod portet de prealacio copiam de incendit</text:p>
      <text:p text:style-name="Standard">50 - Comissn</text:p>
      <text:p text:style-name="Standard">51 - J. Cantore</text:p>
      <text:p text:style-name="Standard">52 - et articulorum curati de Sancto Nicolao de Cardineto et Bndat eam capitulo</text:p>
      <text:p text:style-name="Standard">53 - G. archidiacono ecclesie</text:p>
      <text:p text:style-name="Standard">54 - Sy. Succentore</text:p>
      <text:p text:style-name="Standard">55 - Commissum est domino R. de Putheolis quod mictat apud Cristolium et</text:p>
      <text:p text:style-name="Standard">56 - Comiss</text:p>
      <text:p text:style-name="Standard">57 - N. Chaudardi</text:p>
      <text:p text:style-name="Standard">58 - susfyacum et significet habitantibus quod veniant majores locorum</text:p>
      <text:p text:style-name="Standard">59 - de Karolay</text:p>
      <text:p text:style-name="Standard">60 - advisati super tractatu iiendo inter capitulum et ipsos</text:p>
      <text:p text:style-name="Standard">61 - L. de Mongeria</text:p>
      <text:p text:style-name="Standard">62 - B. de Thierno</text:p>
      <text:p text:style-name="Standard">63 - Vendicio exposita prius vendicione domus claustralis magistri Leonardi de Maignaco</text:p>
      <text:p text:style-name="Standard">64 - Ar. Jausserandi</text:p>
      <text:p text:style-name="Standard">65 - Concessum est domino Guigoni de Albyaco Collacitori apostolico quod non solvat</text:p>
      <text:p text:style-name="Standard">66 - Gronse</text:p>
      <text:p text:style-name="Standard">67 - J. de Socto</text:p>
      <text:p text:style-name="Standard">68 - nisi octoginta frar per empcione domus claustralis magistri L. de Maignaco et</text:p>
      <text:p text:style-name="Standard">69 - G. Fedelli</text:p>
      <text:p text:style-name="Standard">70 - L. de Maignaco</text:p>
      <text:p text:style-name="Standard">71 - sic remanebit quictu ipse magister Leonardus de Acta vendicione</text:p>
      <text:p text:style-name="Standard">72 - P. Forteti</text:p>
      <text:p text:style-name="Standard">73 - P. Roberti</text:p>
      <text:p text:style-name="Standard">74 - Ph. de Salione</text:p>
      <text:p text:style-name="Standard">75 - R. de Putheolis</text:p>
      <text:p text:style-name="Standard">76 - R. de Lorriaco</text:p>
      <text:p text:style-name="Standard">77 - Hue</text:p>
      <text:p text:style-name="Standard">78 - J. Vooignon</text:p>
      <text:p text:style-name="Standard">79 - vi . J. de Pompodori</text:p>
      <text:p text:style-name="Standard">=FRAN_0393_10822_L.jpg=</text:p>
      <text:p text:style-name="Standard">1 - yas</text:p>
      <text:p text:style-name="Standard"><text:soft-page-break/>2 - 3</text:p>
      <text:p text:style-name="Standard">3 - Anno quo supra die veneris post ascencionis Domini xvi maii capitulantibus dominis</text:p>
      <text:p text:style-name="Standard">4 - P. decano</text:p>
      <text:p text:style-name="Standard">5 - Data est licenciatm domino Petro Valeti eundem extra villam</text:p>
      <text:p text:style-name="Standard">6 - H. Cantore</text:p>
      <text:p text:style-name="Standard">7 - per triduum pro negociis suis</text:p>
      <text:p text:style-name="Standard">8 - G. archidiacono ecclesie</text:p>
      <text:p text:style-name="Standard">9 - Sy. Succentore</text:p>
      <text:p text:style-name="Standard">10 - Recepcio</text:p>
      <text:p text:style-name="Standard">11 - Henricus viel clericus receptus est ad capellaniam beate</text:p>
      <text:p text:style-name="Standard">12 - P. Roberti</text:p>
      <text:p text:style-name="Standard">13 - capelli</text:p>
      <text:p text:style-name="Standard">14 - Maignarete in ecclesia Sepulcri quam nuper obtinebat dominus</text:p>
      <text:p text:style-name="Standard">15 - de Pompiao</text:p>
      <text:p text:style-name="Standard">16 - 4</text:p>
      <text:p text:style-name="Standard">17 - Henricus Laloyer presbyter vacante ad presens per resignacionem</text:p>
      <text:p text:style-name="Standard">18 - N. Chandardi</text:p>
      <text:p text:style-name="Standard">19 - factam de ea in manibus dominorum per Johannem Postelli clericum procuratorem</text:p>
      <text:p text:style-name="Standard">20 - P.</text:p>
      <text:p text:style-name="Standard">21 - Forteti</text:p>
      <text:p text:style-name="Standard">22 - dicti presbyteri causa permutacionis faciendi et non alias ad capellaniam beate</text:p>
      <text:p text:style-name="Standard">23 - de Karolay</text:p>
      <text:p text:style-name="Standard">24 - 3</text:p>
      <text:p text:style-name="Standard">25 - Katherine quam eciam obtinet in ecclesia monti martirum dictus</text:p>
      <text:p text:style-name="Standard">26 - Ar. Jausserandi</text:p>
      <text:p text:style-name="Standard">27 - Henricus Viel / qui juris in forma et fuit installatus per</text:p>
      <text:p text:style-name="Standard">28 - de Mongeria</text:p>
      <text:p text:style-name="Standard">29 - *</text:p>
      <text:p text:style-name="Standard">30 - dominum Sico Cantorem.</text:p>
      <text:p text:style-name="Standard">31 - B. de Thierno</text:p>
      <text:p text:style-name="Standard">32 - Au. Grangerii</text:p>
      <text:p text:style-name="Standard">33 - de Nully</text:p>
      <text:p text:style-name="Standard">34 - i.</text:p>
      <text:p text:style-name="Standard">35 - Bartholomeus de Paenes clericus receptus est ad capellani</text:p>
      <text:p text:style-name="Standard">36 - Recepcio</text:p>
      <text:p text:style-name="Standard">37 - de Sancto Petro</text:p>
      <text:p text:style-name="Standard"><text:soft-page-break/>38 - T</text:p>
      <text:p text:style-name="Standard">39 - berti Marcialis in ecclesia Parisiensis quam nuper obtinebat $qu$ dominus</text:p>
      <text:p text:style-name="Standard">40 - capelli</text:p>
      <text:p text:style-name="Standard">41 - Ph.o de Salione</text:p>
      <text:p text:style-name="Standard">42 - Johannes Munerii Canonicus Senonsis vacantes per resignacionem de</text:p>
      <text:p text:style-name="Standard">43 - Fedelli</text:p>
      <text:p text:style-name="Standard">44 - G.</text:p>
      <text:p text:style-name="Standard">45 - ea factam in manibus dominorum per dominum Johannem de Villaribus</text:p>
      <text:p text:style-name="Standard">46 - Voignon</text:p>
      <text:p text:style-name="Standard">47 - presbyterum procuratorem dicti canonici causa permutacionis faciendi et non alias</text:p>
      <text:p text:style-name="Standard">48 - de Maignaco</text:p>
      <text:p text:style-name="Standard">49 - ad capellaniam de Cramoeyo in Brya Parisiensis diocesis quam</text:p>
      <text:p text:style-name="Standard">50 - Hue absante</text:p>
      <text:p text:style-name="Standard">51 - J</text:p>
      <text:p text:style-name="Standard">52 - nuper obtinebat dictus Bartholomeus qui jurais in forma</text:p>
      <text:p text:style-name="Standard">53 - + N. de Ordeomonte</text:p>
      <text:p text:style-name="Standard">54 - de Lorriaco</text:p>
      <text:p text:style-name="Standard">55 - R8</text:p>
      <text:p text:style-name="Standard">56 - et fuit installatus per dominum cantorem.</text:p>
      <text:p text:style-name="Standard">57 - +J. de Socto</text:p>
      <text:p text:style-name="Standard">58 - snt xi s. vi d.</text:p>
      <text:p text:style-name="Standard">59 - Magister Andreas Grangerii retulit quod quidam valens vir et potens volebat eligere suam</text:p>
      <text:p text:style-name="Standard">60 - Relacio</text:p>
      <text:p text:style-name="Standard">61 - sepulturam in ecclesia extra capellam Marie Magdalensis ante introitum ipsius capelle et requirebat</text:p>
      <text:p text:style-name="Standard">62 - quod concederetur sibi pro eo et suis uxore et liberis / et ipse daret unum feacorum cuilibet dominorum / et facere</text:p>
      <text:p text:style-name="Standard">63 - commodum ecclesie in pluribus aliis rebus per ipsum magistrum An. ibidem dictis</text:p>
      <text:p text:style-name="Standard">64 - Et fuit conclusum quod concederetur ei sepultura pro ipso et uxr sua dum nostro dotet ecclesiam</text:p>
      <text:p text:style-name="Standard">65 - de certis redditibus pro uno anniversario</text:p>
      <text:p text:style-name="Standard">66 - Concordatum est ut tractetur cum domino Senonensis archiepiscopo quod viii. librarus Parisienses quas ecclesia Parisiensie</text:p>
      <text:p text:style-name="Standard">67 - De domini</text:p>
      <text:p text:style-name="Standard">68 - solvit archiepiscopo Senonensi pro exempcione ecclesie tradantur pro aliis viii libris de sexdecim libram Par.</text:p>
      <text:p text:style-name="Standard">69 - Senonsis</text:p>
      <text:p text:style-name="Standard"><text:soft-page-break/>70 - quas ipse dominus nunc Senonensis debet amortizare pro anniversario fratris sui domini Reginaldi de Dormani</text:p>
      <text:p text:style-name="Standard">71 - Archidiaconus Catalanensis quondam et canonici ecclesie Parisiensis / Et reliquas viii. librarum emet ipse dominus senescal</text:p>
      <text:p text:style-name="Standard">72 - in certa regis / et emet amortizacionem ab ecclesia / quam ecclesia alias euit a rege.</text:p>
      <text:p text:style-name="Standard">73 - Coss</text:p>
      <text:p text:style-name="Standard">74 - Domini Decanus Cantor et G. archidiaconu comissi sunt ad loquendum cum dominis de camera compotorum reium</text:p>
      <text:p text:style-name="Standard">75 - pro sciendo quom amortizabuntur iiiior lb. parisiensem quas domini debent tradere canonicis de Vivaris</text:p>
      <text:p text:style-name="Standard">76 - et quas dominus episcopus parisiensis transtulit in capitulum</text:p>
      <text:p text:style-name="Standard">=FRAN_0393_10823_L.jpg=</text:p>
      <text:p text:style-name="Standard">1 - Pa genio te</text:p>
      <text:p text:style-name="Standard">2 - domnoo quo supra die lune post ascencionis Domini xixa maii capitulantibus dominis</text:p>
      <text:p text:style-name="Standard">3 - P. Decano</text:p>
      <text:p text:style-name="Standard">4 - Magister L. de Mongeria et Ph. de Salione comissi sunt ad visitandum</text:p>
      <text:p text:style-name="Standard">5 - Coissy</text:p>
      <text:p text:style-name="Standard">6 - H. Cantore</text:p>
      <text:p text:style-name="Standard">7 - ornamenta thesauri / et refferent si aliqua fuerint ibi que</text:p>
      <text:p text:style-name="Standard">8 - G. archidiacono ecclesie</text:p>
      <text:p text:style-name="Standard">9 - possint dari cure Liricantus</text:p>
      <text:p text:style-name="Standard">10 - Sy. Succentore</text:p>
      <text:p text:style-name="Standard">11 - Ordinatum est quod munerius expectet usque ad diem mercurii et</text:p>
      <text:p text:style-name="Standard">12 - P. Roberti</text:p>
      <text:p text:style-name="Standard">13 - de mobendin</text:p>
      <text:p text:style-name="Standard">14 - de Pompato</text:p>
      <text:p text:style-name="Standard">15 - interim dominus Stephanus Johannis officialis anniversariorum veniet / et dicte</text:p>
      <text:p text:style-name="Standard">16 - de trestolio</text:p>
      <text:p text:style-name="Standard">17 - de Mongeria</text:p>
      <text:p text:style-name="Standard">18 - que crastia die debebant tenri in Castalleto continuabutur / et</text:p>
      <text:p text:style-name="Standard">19 - de Karolay</text:p>
      <text:p text:style-name="Standard">20 - magister J. de Socto dicet procuratori Castalleti quod non faciat vocari</text:p>
      <text:p text:style-name="Standard">21 - Chandardi</text:p>
      <text:p text:style-name="Standard">22 - 4</text:p>
      <text:p text:style-name="Standard">23 - dictum minerium / et eciam magister J. de Socto mandabit Hvien</text:p>
      <text:p text:style-name="Standard">24 - Forteti</text:p>
      <text:p text:style-name="Standard">25 - P.</text:p>
      <text:p text:style-name="Standard"><text:soft-page-break/>26 - dictum congneres ut reddat vadia alias per ipsum capta a dicto munuero</text:p>
      <text:p text:style-name="Standard">27 - de Lorriaco</text:p>
      <text:p text:style-name="Standard">28 - R0</text:p>
      <text:p text:style-name="Standard">29 - pro xii libras parisienses quas debuerat ecclesie</text:p>
      <text:p text:style-name="Standard">30 - de Sancto Petro</text:p>
      <text:p text:style-name="Standard">31 - T.</text:p>
      <text:p text:style-name="Standard">32 - de maignaco</text:p>
      <text:p text:style-name="Standard">33 - de Croulebarbe Item ordinatum est quod ipse magister J. de Socto faciat fieri</text:p>
      <text:p text:style-name="Standard">34 - P</text:p>
      <text:p text:style-name="Standard">35 - Vooignon</text:p>
      <text:p text:style-name="Standard">36 - molendinum de Croulebarde</text:p>
      <text:p text:style-name="Standard">37 - Ph. de Salione</text:p>
      <text:p text:style-name="Standard">38 - Fedelli</text:p>
      <text:p text:style-name="Standard">39 - Ot</text:p>
      <text:p text:style-name="Standard">40 - Notarius capituli debet scribere magistro Symoni de Bourich</text:p>
      <text:p text:style-name="Standard">41 - Ar. Jausserandi</text:p>
      <text:p text:style-name="Standard">42 - Careti</text:p>
      <text:p text:style-name="Standard">43 - quod procedat semper in causa careti et si interim lite pendente ipse</text:p>
      <text:p text:style-name="Standard">44 - de socto</text:p>
      <text:p text:style-name="Standard">45 - +is</text:p>
      <text:p text:style-name="Standard">46 - poterit concordare / quod concordet. Item suatur ab ipso magistro</text:p>
      <text:p text:style-name="Standard">47 - Hue</text:p>
      <text:p text:style-name="Standard">48 - **1.</text:p>
      <text:p text:style-name="Standard">49 - Symone si ent bonum alequa parva munera dare dominus qui se</text:p>
      <text:p text:style-name="Standard">50 - x s. vi d. B. de Thiero</text:p>
      <text:p text:style-name="Standard">51 - intromictunt Aniuoneni de causis ecclesie et quibus erit utile</text:p>
      <text:p text:style-name="Standard">52 - Roelacio</text:p>
      <text:p text:style-name="Standard">53 - Dominus Robertus de Lorriaco retulit quod portaverat de Liricantu iiiC fr. quos sibi tradiderat vicarius</text:p>
      <text:p text:style-name="Standard">54 - N. Sellani</text:p>
      <text:p text:style-name="Standard">55 - Liricantus qui postmodum fuerunt traditi per ipsum dominum Robertum in thesauro ecclesie ut apperet prchibium thesaur</text:p>
      <text:p text:style-name="Standard">56 - Magistri Johannes Hue rediens de abatisvilla retulit quod non fuerat in flandriam asus insulam</text:p>
      <text:p text:style-name="Standard">57 - pro informacione terre de videie bosco per eum facienda / quia non fuerat ei consultum per dominum Atrabatensem</text:p>
      <text:p text:style-name="Standard">58 - episcopum / et tradidit capitulo licteras ex parte ipsius domini episcopi</text:p>
      <text:p text:style-name="Standard">59 - Die jovis fiet missa sanct spicius pro pace</text:p>
      <text:p text:style-name="Standard"><text:soft-page-break/>60 - Dominus Petrus Briceti presbyter fuit receptus in vicarium Sancti Medelici pro domino Michaele Pichardus</text:p>
      <text:p text:style-name="Standard">61 - dacius</text:p>
      <text:p text:style-name="Standard">62 - canonico ipsius ecclesie</text:p>
      <text:p text:style-name="Standard">63 - Lutinus medici canonicus Sancti Stephani de Gressibus citatus per permotorem quia die prima maii fuerat</text:p>
      <text:p text:style-name="Standard">64 - Eargicio</text:p>
      <text:p text:style-name="Standard">65 - apud Rollum in quodam spaciamento inhonesto cum metricibus juravit tenere carceres et redie et compar</text:p>
      <text:p text:style-name="Standard">66 - in dietis sibi assigna sub pena exmdictais et C. librum et convictionis facti / et ibidem eum fidembuit fraeter</text:p>
      <text:p text:style-name="Standard">67 - suus videliet Stephanus Lombardi sub penis predictis . et fuit sibi data et assignata dies veneris poust penthicis</text:p>
      <text:p text:style-name="Standard">=FRAN_0393_10824_L.jpg=</text:p>
      <text:p text:style-name="Standard">1 - M. Ys</text:p>
      <text:p text:style-name="Standard">2 - 10</text:p>
      <text:p text:style-name="Standard">3 - Anno quo supra die mercurii xxiia maii post ascencionis dimini capitulantibus dominis</text:p>
      <text:p text:style-name="Standard">4 - P. Decano</text:p>
      <text:p text:style-name="Standard">5 - Belo</text:p>
      <text:p text:style-name="Standard">6 - Dominus Cantor retulit quod magister dioco Porcherii volebat</text:p>
      <text:p text:style-name="Standard">7 - H. Cantore</text:p>
      <text:p text:style-name="Standard">8 - habere domum de Lescherus prope Joigniacum Senonensim aocesis</text:p>
      <text:p text:style-name="Standard">9 - Archidiacon</text:p>
      <text:p text:style-name="Standard">10 - G</text:p>
      <text:p text:style-name="Standard">11 - et quod ipse traderet tamen de redditibus vel hereditagiis suis</text:p>
      <text:p text:style-name="Standard">12 - Sy. Succentore</text:p>
      <text:p text:style-name="Standard">13 - prope Par.iens existentibus. Et fuit ei responsum quod ipse</text:p>
      <text:p text:style-name="Standard">14 - de Pomparo</text:p>
      <text:p text:style-name="Standard">15 - magister droco tradat per declaracionem hereditagia que</text:p>
      <text:p text:style-name="Standard">16 - s</text:p>
      <text:p text:style-name="Standard">17 - de Karolay</text:p>
      <text:p text:style-name="Standard">18 - hic habet prope Parisiensis / et tunc dicetur ei super que ecclesia</text:p>
      <text:p text:style-name="Standard">19 - P. Roberti</text:p>
      <text:p text:style-name="Standard">20 - voluerit assignari.</text:p>
      <text:p text:style-name="Standard">21 - B. de Thierno</text:p>
      <text:p text:style-name="Standard">22 - de Mongeria</text:p>
      <text:p text:style-name="Standard">23 - 22</text:p>
      <text:p text:style-name="Standard"><text:soft-page-break/>24 - Dictum est officiario aniersariorum quod vadat cum</text:p>
      <text:p text:style-name="Standard">25 - P. Forteti</text:p>
      <text:p text:style-name="Standard">26 - De blado</text:p>
      <text:p text:style-name="Standard">27 - receptore episcopi Parisiensis ad forum bladi / et sciant invicem</text:p>
      <text:p text:style-name="Standard">28 - Domini Par.</text:p>
      <text:p text:style-name="Standard">29 - de Lorriaco</text:p>
      <text:p text:style-name="Standard">30 - R.</text:p>
      <text:p text:style-name="Standard">31 - quantum bladum valebat tempore quo ipse receptor debebat</text:p>
      <text:p text:style-name="Standard">32 - J.</text:p>
      <text:p text:style-name="Standard">33 - 3</text:p>
      <text:p text:style-name="Standard">34 - Hue</text:p>
      <text:p text:style-name="Standard">35 - solvere ipsum bladum / et super illo precio recipiat illud</text:p>
      <text:p text:style-name="Standard">36 - de Puthacri</text:p>
      <text:p text:style-name="Standard">37 - quod ipse receptor debet ad duos solidos prope melius</text:p>
      <text:p text:style-name="Standard">38 - de maignaco</text:p>
      <text:p text:style-name="Standard">39 - Ph. de Salione</text:p>
      <text:p text:style-name="Standard">40 - G.</text:p>
      <text:p text:style-name="Standard">41 - Fedelli</text:p>
      <text:p text:style-name="Standard">42 - visss</text:p>
      <text:p text:style-name="Standard">43 - Commissum est notarium capituli ut petat a Mathes ratiaus</text:p>
      <text:p text:style-name="Standard">44 - de socto</text:p>
      <text:p text:style-name="Standard">45 - procuratore magistri N. de rancia / procuratorium virtute cujus</text:p>
      <text:p text:style-name="Standard">46 - T. de Sancto Petro</text:p>
      <text:p text:style-name="Standard">47 - se opposuit recepcioni magistri Guigonis de Albiaco collacione</text:p>
      <text:p text:style-name="Standard">48 - Ar. Jausserandi</text:p>
      <text:p text:style-name="Standard">49 - domini nostri pape / quando ipse fuit receptus ad prebendam Paris.e quia ipse</text:p>
      <text:p text:style-name="Standard">50 - J. Voignon</text:p>
      <text:p text:style-name="Standard">51 - dominus collacior dicebat quod nllus se opposuerat recepcioni sue</text:p>
      <text:p text:style-name="Standard">52 - N. Chandardi</text:p>
      <text:p text:style-name="Standard">53 - Anno quo supra die veneris xxiii maii post ascencionis capitulantibus dominis.</text:p>
      <text:p text:style-name="Standard">54 - P. Decano</text:p>
      <text:p text:style-name="Standard">55 - Drose</text:p>
      <text:p text:style-name="Standard">56 - religiosis de Sancto augustino dati sunt xxa franci</text:p>
      <text:p text:style-name="Standard">57 - H. Cantore</text:p>
      <text:p text:style-name="Standard">58 - G. Archidiacono ecclesie</text:p>
      <text:p text:style-name="Standard">59 - pro elemosina occasione capituli generalis eorum quos solvet</text:p>
      <text:p text:style-name="Standard"><text:soft-page-break/>60 - Sy. Succentore</text:p>
      <text:p text:style-name="Standard">61 - camerarius clericus / et die penthecostes venient in e</text:p>
      <text:p text:style-name="Standard">62 - N. Chaudardi</text:p>
      <text:p text:style-name="Standard">63 - processionaliter et intererunt in missa.</text:p>
      <text:p text:style-name="Standard">64 - P. Forteti</text:p>
      <text:p text:style-name="Standard">65 - Licensi</text:p>
      <text:p text:style-name="Standard">66 - Data est licencia domino Dyonisio Saillembiensis quod</text:p>
      <text:p text:style-name="Standard">67 - Ar. Jausserandi</text:p>
      <text:p text:style-name="Standard">68 - P. Roberti</text:p>
      <text:p text:style-name="Standard">69 - vadat apud Synodum in feriis sequente dum modo in</text:p>
      <text:p text:style-name="Standard">70 - J. de Pompodorio</text:p>
      <text:p text:style-name="Standard">71 - recedat ante missam in diem Penthecostes</text:p>
      <text:p text:style-name="Standard">72 - L. de Mongeria</text:p>
      <text:p text:style-name="Standard">73 - B. de Thierno de Sancto Beantei tTtradat Camerarius clericus unum scutum auri ad corom</text:p>
      <text:p text:style-name="Standard">74 - hostiario parlamenti ut ipse ondat procuratori ecclesie licteras</text:p>
      <text:p text:style-name="Standard">75 - R. de Lorriaco</text:p>
      <text:p text:style-name="Standard">76 - R. de Putheolis</text:p>
      <text:p text:style-name="Standard">77 - illorum de Sancto Benedicto</text:p>
      <text:p text:style-name="Standard">78 - T. de Sancto Petro</text:p>
      <text:p text:style-name="Standard">79 - Comssi</text:p>
      <text:p text:style-name="Standard">80 - Commissum est notario capituli quod dicatur domino Michaeli Picharisis</text:p>
      <text:p text:style-name="Standard">81 - G. Fedelli</text:p>
      <text:p text:style-name="Standard">82 - 1</text:p>
      <text:p text:style-name="Standard">83 - canonico Sancti Mederici quod veniat in primo capitulo</text:p>
      <text:p text:style-name="Standard">84 - *.</text:p>
      <text:p text:style-name="Standard">85 - Voignon</text:p>
      <text:p text:style-name="Standard">86 - Ph. de Salione</text:p>
      <text:p text:style-name="Standard">87 - De jardino quem vult habere Almaricus procuratore dominarum</text:p>
      <text:p text:style-name="Standard">88 - L. de Maignaco</text:p>
      <text:p text:style-name="Standard">89 - de Sancto Anthonio / conclusum est quod tractetur cum ipso ut</text:p>
      <text:p text:style-name="Standard">90 - J. de Socto</text:p>
      <text:p text:style-name="Standard">91 - tradat pro ipso jardino lx. s. et tradetur ei in feudus</text:p>
      <text:p text:style-name="Standard">92 - J. de Karolay</text:p>
      <text:p text:style-name="Standard">93 - moto quo tenet aliam partem ipsius jardini</text:p>
      <text:p text:style-name="Standard">94 - n Regine</text:p>
      <text:p text:style-name="Standard">95 - Recepdia Dominus P. Mercerii presbyter receptus fuit die xxviiia maii in revestis pe</text:p>
      <text:p text:style-name="Standard"><text:soft-page-break/>96 - gracie apostolice sibi facte ad capellaniam quam obtinebat in ecclesia parisiensis dum vivebat</text:p>
      <text:p text:style-name="Standard">97 - dominus Nicolaus Lambesson qui juris et fiait installatum et succentore presentis a</text:p>
      <text:p text:style-name="Standard">98 - xxi l g</text:p>
      <text:p text:style-name="Standard">99 - P. dte</text:p>
      <text:p text:style-name="Standard">=FRAN_0393_10825_L.jpg=</text:p>
      <text:p text:style-name="Standard">1 - peccunia cere Liricanus</text:p>
      <text:p text:style-name="Standard">2 - ccc xxviii maii ordinatu fuit in revest quod di</text:p>
      <text:p text:style-name="Standard">3 - officiario anniversariorum pro repparacionibus molendini de xximo.</text:p>
      <text:p text:style-name="Standard">4 - 1611</text:p>
      <text:p text:style-name="Standard">5 - 3</text:p>
      <text:p text:style-name="Standard">6 - Conclusum est quod magister Raymondus de Templo vadat apud Castanetum et in turri existente</text:p>
      <text:p text:style-name="Standard">7 - in domo prebendariorum eligat locum competentes in quo possit fieri unum apendicium pro carcibus</text:p>
      <text:p text:style-name="Standard">8 - faciendi et minoribus sumptibus quibus poterit fieri / et refferat / et super hoc tractabunt cum</text:p>
      <text:p text:style-name="Standard">9 - ipso domini R. de Lorriaco et B. de Thierno.</text:p>
      <text:p text:style-name="Standard">10 - Nonagesimo tercio</text:p>
      <text:p text:style-name="Standard">11 - Anno quo supra die veneris xxx maii post penthecist capitulantibus dominis</text:p>
      <text:p text:style-name="Standard">12 - P. Decano</text:p>
      <text:p text:style-name="Standard">13 - Ordinatum est quod Camerarius clericus solvat die lune certos rosarum</text:p>
      <text:p text:style-name="Standard">14 - G. archidiacono ecclesie</text:p>
      <text:p text:style-name="Standard">15 - dominis de parlamento.</text:p>
      <text:p text:style-name="Standard">16 - Sy. Succentore</text:p>
      <text:p text:style-name="Standard">17 - G</text:p>
      <text:p text:style-name="Standard">18 - J. de Pompario</text:p>
      <text:p text:style-name="Standard">19 - Super requesta facta ex parte domini Nicolai grain presbyteri de domo Dei</text:p>
      <text:p text:style-name="Standard">20 - de dmino</text:p>
      <text:p text:style-name="Standard">21 - P. Roberti</text:p>
      <text:p text:style-name="Standard">22 - ordinatam est quod crastina die domini provisores loquentur cum magistro</text:p>
      <text:p text:style-name="Standard">23 - Ar. Jausserandi</text:p>
      <text:p text:style-name="Standard">24 - N. Grca</text:p>
      <text:p text:style-name="Standard">25 - et fratribus domus Dei / et eciam cum certis dominabus que impediunt recepcionem</text:p>
      <text:p text:style-name="Standard">26 - de Karolay</text:p>
      <text:p text:style-name="Standard">27 - p</text:p>
      <text:p text:style-name="Standard">28 - ipsius domini Nicolai / et ipsi dicent eis oppinionem capituli et postmodum providebut</text:p>
      <text:p text:style-name="Standard">29 - N. Chaudardi</text:p>
      <text:p text:style-name="Standard">30 - +J. de Socto</text:p>
      <text:p text:style-name="Standard"><text:soft-page-break/>31 - super facto ipsius.</text:p>
      <text:p text:style-name="Standard">32 - de Mongeria</text:p>
      <text:p text:style-name="Standard">33 - R0</text:p>
      <text:p text:style-name="Standard">34 - Capitulum dedit potestatem domino decano absolvendis ab inegulantate</text:p>
      <text:p text:style-name="Standard">35 - B. de Thierno</text:p>
      <text:p text:style-name="Standard">36 - de Bordis</text:p>
      <text:p text:style-name="Standard">37 - dictum dominum Nicolaum.</text:p>
      <text:p text:style-name="Standard">38 - I</text:p>
      <text:p text:style-name="Standard">39 - T.</text:p>
      <text:p text:style-name="Standard">40 - de Sancto Petro</text:p>
      <text:p text:style-name="Standard">41 - Ordinatum est quod requiratur Dyonisius quod loci prisionarius in</text:p>
      <text:p text:style-name="Standard">42 - R.</text:p>
      <text:p text:style-name="Standard">43 - de Lorriaco</text:p>
      <text:p text:style-name="Standard">44 - Castalleto per dominum episcopum Parisiensem</text:p>
      <text:p text:style-name="Standard">45 - R.</text:p>
      <text:p text:style-name="Standard">46 - de Putheolis</text:p>
      <text:p text:style-name="Standard">47 - J. Hue</text:p>
      <text:p text:style-name="Standard">48 - Prceptum est Johanni Caillardi quod tradat mellos magistri Johannis</text:p>
      <text:p text:style-name="Standard">49 - Merelli</text:p>
      <text:p text:style-name="Standard">50 - An. Regine</text:p>
      <text:p text:style-name="Standard">51 - de Bordis a vigilia Pasche usque ad diem hodiernam</text:p>
      <text:p text:style-name="Standard">52 - Forteti</text:p>
      <text:p text:style-name="Standard">53 - pr</text:p>
      <text:p text:style-name="Standard">54 - de Sal</text:p>
      <text:p text:style-name="Standard">55 - Pl.</text:p>
      <text:p text:style-name="Standard">56 - Ordinatum est quod Anthonius clericus camerarii clerici tradat decimam</text:p>
      <text:p text:style-name="Standard">57 - Camera</text:p>
      <text:p text:style-name="Standard">58 - Fedelli</text:p>
      <text:p text:style-name="Standard">59 - G</text:p>
      <text:p text:style-name="Standard">60 - Bladi de Soignolis pro tribus modiis / ad unum annum tament modo</text:p>
      <text:p text:style-name="Standard">61 - L. de Maignaco</text:p>
      <text:p text:style-name="Standard">62 - Voignon</text:p>
      <text:p text:style-name="Standard">63 - a</text:p>
      <text:p text:style-name="Standard">64 - Sabbati iiiior temporum xxxia maii in ecclesia beate Kathine de Valle scolarium Johannes Agni dyacos</text:p>
      <text:p text:style-name="Standard">65 - promoti ad</text:p>
      <text:p text:style-name="Standard"><text:soft-page-break/>66 - fuit promotus ad presbyteratus ordinem.</text:p>
      <text:p text:style-name="Standard">67 - ordines</text:p>
      <text:p text:style-name="Standard">68 - Bartholomeus de Paenes cbericus Capellanus in ecclesia Parisiensis ad altare beati Marcialis fuit promotus ad</text:p>
      <text:p text:style-name="Standard">69 - minores ordines.</text:p>
      <text:p text:style-name="Standard">70 - argartt</text:p>
      <text:p text:style-name="Standard">71 - licteras</text:p>
      <text:p text:style-name="Standard">72 - Honicus viel capellanus in ecclesia Sepulcri ad altare decte Katherine ad acolitatus ccterisque minores ordines.</text:p>
      <text:p text:style-name="Standard">73 - 3.</text:p>
      <text:p text:style-name="Standard">74 - eu</text:p>
      <text:p text:style-name="Standard">=FRAN_0393_10826_L.jpg=</text:p>
      <text:p text:style-name="Standard">1 - 112</text:p>
      <text:p text:style-name="Standard">2 - Aus nonagesis</text:p>
      <text:p text:style-name="Standard">3 - Anno quo supra die lunne secunda junii Capitulantibus dominis</text:p>
      <text:p text:style-name="Standard">4 - P. Decano</text:p>
      <text:p text:style-name="Standard">5 - Matheus de Sancto Anthonio et Petrus Furnerii</text:p>
      <text:p text:style-name="Standard">6 - G. archidiacono ecclesie</text:p>
      <text:p text:style-name="Standard">7 - fuerunt hodie induci veste et habitu religiosorum domus deti</text:p>
      <text:p text:style-name="Standard">8 - Sy. Succentore</text:p>
      <text:p text:style-name="Standard">9 - De Pompodorio</text:p>
      <text:p text:style-name="Standard">10 - Dominus Michael Pichardi canonicus et procuratore canonicorum Sancti</text:p>
      <text:p text:style-name="Standard">11 - de Karolay</text:p>
      <text:p text:style-name="Standard">12 - mederii promisit quod immediate post adventum magistri P.</text:p>
      <text:p text:style-name="Standard">13 - Chandardi</text:p>
      <text:p text:style-name="Standard">14 - N</text:p>
      <text:p text:style-name="Standard">15 - Beauble portaret dominis litteram annullacionis seu ad</text:p>
      <text:p text:style-name="Standard">16 - R. de Lorriaco</text:p>
      <text:p text:style-name="Standard">17 - nichilacionis arresti per ipsos canonico olimit ad eorum requestam</text:p>
      <text:p text:style-name="Standard">18 - Forteti</text:p>
      <text:p text:style-name="Standard">19 - Po</text:p>
      <text:p text:style-name="Standard">20 - facti super grossois fructibus et distribucionibus prebenda magistri</text:p>
      <text:p text:style-name="Standard">21 - Ar. Jausserandi</text:p>
      <text:p text:style-name="Standard">22 - v</text:p>
      <text:p text:style-name="Standard">23 - Roberti Charronis concanonici ipsorum.</text:p>
      <text:p text:style-name="Standard">24 - de Mongeria</text:p>
      <text:p text:style-name="Standard"><text:soft-page-break/>25 - *</text:p>
      <text:p text:style-name="Standard">26 - Hue</text:p>
      <text:p text:style-name="Standard">27 - J</text:p>
      <text:p text:style-name="Standard">28 - Deliberatum est ut dicatur a la belleheaumere ut in fest</text:p>
      <text:p text:style-name="Standard">29 - de Putheolis</text:p>
      <text:p text:style-name="Standard">30 - R</text:p>
      <text:p text:style-name="Standard">31 - omnim sanctorum anni nonagesimi quarti ipsa recedat a domo</text:p>
      <text:p text:style-name="Standard">32 - Mn. Regine</text:p>
      <text:p text:style-name="Standard">33 - caude vulpis quam nunc inhabitat titulo locacionis.</text:p>
      <text:p text:style-name="Standard">34 - T. de Sancto Petro</text:p>
      <text:p text:style-name="Standard">35 - Ph. de Salione</text:p>
      <text:p text:style-name="Standard">36 - Concessum est magistro Phlius de Salione quam possit vendere</text:p>
      <text:p text:style-name="Standard">37 - +N.</text:p>
      <text:p text:style-name="Standard">38 - de Ordeimonte</text:p>
      <text:p text:style-name="Standard">39 - domum suam claustralem quam nunc inhabitat alicui d</text:p>
      <text:p text:style-name="Standard">40 - *</text:p>
      <text:p text:style-name="Standard">41 - Vooignon</text:p>
      <text:p text:style-name="Standard">42 - Vendici</text:p>
      <text:p text:style-name="Standard">43 - portantibus habitum ecclesie dum nostro sit canonicus vel</text:p>
      <text:p text:style-name="Standard">44 - s</text:p>
      <text:p text:style-name="Standard">45 - Fedelli</text:p>
      <text:p text:style-name="Standard">46 - vicarius ipsius ecclesie / et tenebitur solvere ecclesie ipse maue</text:p>
      <text:p text:style-name="Standard">47 - de socto</text:p>
      <text:p text:style-name="Standard">48 - 4</text:p>
      <text:p text:style-name="Standard">49 - Pl / terciam partem decariorum precii quo vendetur predicta</text:p>
      <text:p text:style-name="Standard">50 - G4</text:p>
      <text:p text:style-name="Standard">51 - domus / alias non potit ipsam vendere / nec eam alicui</text:p>
      <text:p text:style-name="Standard">52 - locare / et tenebituru jurare super veo precio vendicionis</text:p>
      <text:p text:style-name="Standard">53 - Et non fiet similis gracia aliis nisi placurit capitulo</text:p>
      <text:p text:style-name="Standard">54 - Collacio prebenda Sancti Sepulcri.</text:p>
      <text:p text:style-name="Standard">55 - Recepcio canonici</text:p>
      <text:p text:style-name="Standard">56 - Dominus Petrus Cristalli presbyter capellanus perpetuus in capella deffuctorum in ecclesia Sancti Benedcti</text:p>
      <text:p text:style-name="Standard">57 - Sancti Sepulcri.</text:p>
      <text:p text:style-name="Standard">58 - benversi Parisiensis et Sancti Eutropii de Fonte du Houx in parrochia de Besuto in foresta de Leomibui</text:p>
      <text:p text:style-name="Standard"><text:soft-page-break/>59 - Rothomagensis diocesis . fuit receptus ad prebendam Sancti Sepulcri vacantes per resignacionem in inaibus domini</text:p>
      <text:p text:style-name="Standard">60 - factam per resignacionem magistri Guillelmi Aguisli possessiorio ultimi ipsius prebenda / causa permutacionis</text:p>
      <text:p text:style-name="Standard">61 - faciendi ad dictas capellanias et non alias / et fuit ipsa prebenda collata dicto domino Petro / et juri</text:p>
      <text:p text:style-name="Standard">62 - et fuit installatus per dominum Succentorem et per notarium capituli in Sepulcro.</text:p>
      <text:p text:style-name="Standard">=FRAN_0393_10827_L.jpg=</text:p>
      <text:p text:style-name="Standard">1 - lvi</text:p>
      <text:p text:style-name="Standard">2 - jumius nogesimo tercio</text:p>
      <text:p text:style-name="Standard">3 - Anno quo supra die mercurii iiii junii post teritatem capitulantibus dominis</text:p>
      <text:p text:style-name="Standard">4 - P. Decano</text:p>
      <text:p text:style-name="Standard">5 - Deliberatum est quod aliquis dominorum lequatur cum domina de</text:p>
      <text:p text:style-name="Standard">6 - De vide</text:p>
      <text:p text:style-name="Standard">7 - G. archidiacono ecclesie</text:p>
      <text:p text:style-name="Standard">8 - Bosco</text:p>
      <text:p text:style-name="Standard">9 - Baro cum ipsa venit parisiensis super facto terre de vidibosco</text:p>
      <text:p text:style-name="Standard">10 - Sy. Succentore</text:p>
      <text:p text:style-name="Standard">11 - P. Roberti</text:p>
      <text:p text:style-name="Standard">12 - Tradat Camerarius clericus xxiiiior solidos Parisiensis</text:p>
      <text:p text:style-name="Standard">13 - de Pompiao</text:p>
      <text:p text:style-name="Standard">14 - *</text:p>
      <text:p text:style-name="Standard">15 - De Sancto</text:p>
      <text:p text:style-name="Standard">16 - Ar. Jausserandi</text:p>
      <text:p text:style-name="Standard">17 - hostiario parlamenti pro onesione litterarum de Sancto Benerico</text:p>
      <text:p text:style-name="Standard">18 - Benedicto</text:p>
      <text:p text:style-name="Standard">19 - I.</text:p>
      <text:p text:style-name="Standard">20 - de Karolay</text:p>
      <text:p text:style-name="Standard">21 - de Socto</text:p>
      <text:p text:style-name="Standard">22 - +</text:p>
      <text:p text:style-name="Standard">23 - Expeditum est quod Camerarius clericus tradat granum</text:p>
      <text:p text:style-name="Standard">24 - N. Chaudardi</text:p>
      <text:p text:style-name="Standard">25 - no</text:p>
      <text:p text:style-name="Standard">26 - ecclesie dominis qui habent custodiam denariorum thesauri pro</text:p>
      <text:p text:style-name="Standard">27 - Forteti</text:p>
      <text:p text:style-name="Standard">28 - P.</text:p>
      <text:p text:style-name="Standard">29 - precio quo posset vendis in villa / et ipsi tradent sibi</text:p>
      <text:p text:style-name="Standard"><text:soft-page-break/>30 - de Mongeria</text:p>
      <text:p text:style-name="Standard">31 - peccuniam / quam / valebit illud granum</text:p>
      <text:p text:style-name="Standard">32 - de Thierno</text:p>
      <text:p text:style-name="Standard">33 - 36</text:p>
      <text:p text:style-name="Standard">34 - *</text:p>
      <text:p text:style-name="Standard">35 - Hue</text:p>
      <text:p text:style-name="Standard">36 - de Lorriaco</text:p>
      <text:p text:style-name="Standard">37 - de Almarico</text:p>
      <text:p text:style-name="Standard">38 - R.</text:p>
      <text:p text:style-name="Standard">39 - Illa pars jardini existentis in territorio de Castaneto que est</text:p>
      <text:p text:style-name="Standard">40 - de Sancto Petro</text:p>
      <text:p text:style-name="Standard">41 - TT</text:p>
      <text:p text:style-name="Standard">42 - de ponte</text:p>
      <text:p text:style-name="Standard">43 - contigua jardino Almarici de Ponte qui tenet ipsam parte</text:p>
      <text:p text:style-name="Standard">44 - Fedelli</text:p>
      <text:p text:style-name="Standard">45 - G8</text:p>
      <text:p text:style-name="Standard">46 - jardini in feudum ab ecclesia / tradetur sibi pro quiquaginta s</text:p>
      <text:p text:style-name="Standard">47 - de Salione</text:p>
      <text:p text:style-name="Standard">48 - census et reddat</text:p>
      <text:p text:style-name="Standard">49 - Philir</text:p>
      <text:p text:style-name="Standard">50 - parisiensis / et tenebit ipsam in feudam ab ecclesia modo quo tenet</text:p>
      <text:p text:style-name="Standard">51 - R.</text:p>
      <text:p text:style-name="Standard">52 - de Putheolis</text:p>
      <text:p text:style-name="Standard">53 - aliam partem ipsius jardini</text:p>
      <text:p text:style-name="Standard">54 - An. Regine</text:p>
      <text:p text:style-name="Standard">55 - N. de Ordeomonte</text:p>
      <text:p text:style-name="Standard">56 - Voignon</text:p>
      <text:p text:style-name="Standard">57 - a</text:p>
      <text:p text:style-name="Standard">58 - licu</text:p>
      <text:p text:style-name="Standard">59 - x. s. vic. d dius</text:p>
      <text:p text:style-name="Standard">60 - is</text:p>
      <text:p text:style-name="Standard">61 - Anno quo supra die veneris vi. junii post sacramentum capitulantibus dominis</text:p>
      <text:p text:style-name="Standard">62 - P. Decano</text:p>
      <text:p text:style-name="Standard">63 - Ordinatum est quod adjornetur Johannes de Bles sub pena banisacois</text:p>
      <text:p text:style-name="Standard">64 - G. archidiacono ecclesie</text:p>
      <text:p text:style-name="Standard">65 - Fracer Nicolaus grain qui se volutarie absentaverat a domo Dei apostatiza de</text:p>
      <text:p text:style-name="Standard"><text:soft-page-break/>66 - Sy. Succentore</text:p>
      <text:p text:style-name="Standard">67 - fuit absolutus et sina excomunicacionis et fuit secum aspensatum super inreglaritate</text:p>
      <text:p text:style-name="Standard">68 - J. de Pomparo</text:p>
      <text:p text:style-name="Standard">69 - nec non fuit ei injuncta prestena salutaris in modum qui sequitur</text:p>
      <text:p text:style-name="Standard">70 - N. Jausserandi</text:p>
      <text:p text:style-name="Standard">71 - premier que il sera dessoubz les freres prestrs qui sont de present ou dit hostel</text:p>
      <text:p text:style-name="Standard">72 - de Karolay</text:p>
      <text:p text:style-name="Standard">73 - i</text:p>
      <text:p text:style-name="Standard">74 - o</text:p>
      <text:p text:style-name="Standard">75 - autant de temps comme il a esté dehors. Item que il jemuera tous les</text:p>
      <text:p text:style-name="Standard">76 - de socto</text:p>
      <text:p text:style-name="Standard">77 - 4</text:p>
      <text:p text:style-name="Standard">78 - vendrediz de l'an en pain et en eaue et les vi. vegiles de Nostre Dame</text:p>
      <text:p text:style-name="Standard">79 - P. Forceti</text:p>
      <text:p text:style-name="Standard">80 - par tout le dit temps / et avecques ce sera a la selleté aux diz jours qui</text:p>
      <text:p text:style-name="Standard">81 - Roberti</text:p>
      <text:p text:style-name="Standard">82 - .</text:p>
      <text:p text:style-name="Standard">83 - jennera. Item le dit temps durant il n'aura aucune administracion ou dit</text:p>
      <text:p text:style-name="Standard">84 - L. de Mongeria</text:p>
      <text:p text:style-name="Standard">85 - hostel. Item le dit temps durant il lira la leçon au couvent des</text:p>
      <text:p text:style-name="Standard">86 - N. Chandardi</text:p>
      <text:p text:style-name="Standard">87 - B. de Thbrano</text:p>
      <text:p text:style-name="Standard">88 - de faire par tout ledit temps ou tant coral plaira aux diz doyen et</text:p>
      <text:p text:style-name="Standard">89 - A. Regine</text:p>
      <text:p text:style-name="Standard">90 - Py. de Salu Chapitre</text:p>
      <text:p text:style-name="Standard">91 - Hue</text:p>
      <text:p text:style-name="Standard">92 - G. Fedolli</text:p>
      <text:p text:style-name="Standard">93 - Veoignon</text:p>
      <text:p text:style-name="Standard">94 - L. de idagnaco firmo</text:p>
      <text:p text:style-name="Standard">95 - x s. v.</text:p>
      <text:p text:style-name="Standard">96 - R. de Puthac</text:p>
      <text:p text:style-name="Standard">97 - S sepetro</text:p>
      <text:p text:style-name="Standard">98 - de Loniaco</text:p>
      <text:p text:style-name="Standard">=FRAN_0393_10828_L.jpg=</text:p>
      <text:p text:style-name="Standard">1 - Ju</text:p>
      <text:p text:style-name="Standard">2 - 14</text:p>
      <text:p text:style-name="Standard"><text:soft-page-break/>3 - Anno quo supra die lune ixa junii post sacram capitulantibus dominis</text:p>
      <text:p text:style-name="Standard">4 - P. Decano</text:p>
      <text:p text:style-name="Standard">5 - De chesauro Placet dominis quod magister Symon Freron Succentor</text:p>
      <text:p text:style-name="Standard">6 - Custodiat claves Jocalium thesauri in absenciam</text:p>
      <text:p text:style-name="Standard">7 - G. archidiacono ecclesie</text:p>
      <text:p text:style-name="Standard">8 - domini Guillelmi de Quercu qui est infirmus</text:p>
      <text:p text:style-name="Standard">9 - Sy. succentore in missa</text:p>
      <text:p text:style-name="Standard">10 - J. de Pompodorio</text:p>
      <text:p text:style-name="Standard">11 - P. Roberti</text:p>
      <text:p text:style-name="Standard">12 - Placet dominis quod Jacobus Parvi lathomus recipiat</text:p>
      <text:p text:style-name="Standard">13 - N. de Karolay</text:p>
      <text:p text:style-name="Standard">14 - unam domum sitam in Bucheria de parvo ponte pro xiiii l.</text:p>
      <text:p text:style-name="Standard">15 - N. Chandardi</text:p>
      <text:p text:style-name="Standard">16 - +4</text:p>
      <text:p text:style-name="Standard">17 - de Socto</text:p>
      <text:p text:style-name="Standard">18 - anni et perpetui redditus pro omnibus omneibus et tenebitur</text:p>
      <text:p text:style-name="Standard">19 - P. Forteti</text:p>
      <text:p text:style-name="Standard">20 - ponere in repparacionibus neccsarisis et utilibus infra iiiior annos</text:p>
      <text:p text:style-name="Standard">21 - Ar. Jausserandi</text:p>
      <text:p text:style-name="Standard">22 - centum libras Parisiense / non computando hostia fevestras</text:p>
      <text:p text:style-name="Standard">23 - L. de Mongeria</text:p>
      <text:p text:style-name="Standard">24 - trapas fenestras clavos claves nec vindamenta vel</text:p>
      <text:p text:style-name="Standard">25 - R. de Lorriaco</text:p>
      <text:p text:style-name="Standard">26 - aliqua ferramenta / et cum hoc obligabit se non onerare</text:p>
      <text:p text:style-name="Standard">27 - B. de Thierno</text:p>
      <text:p text:style-name="Standard">28 - Actam domum alio onere quocunque.</text:p>
      <text:p text:style-name="Standard">29 - R. de Putheolis</text:p>
      <text:p text:style-name="Standard">30 - An. Regine</text:p>
      <text:p text:style-name="Standard">31 - Placet dominis quod Jacobus Gaillardi clericus magistri P. de Castr</text:p>
      <text:p text:style-name="Standard">32 - Ph. de Salione</text:p>
      <text:p text:style-name="Standard">33 - *</text:p>
      <text:p text:style-name="Standard">34 - Voygnon</text:p>
      <text:p text:style-name="Standard">35 - vadat apud Rothomagum ex parte ecclesie pro procurando solcem</text:p>
      <text:p text:style-name="Standard">36 - Hue</text:p>
      <text:p text:style-name="Standard">37 - 4</text:p>
      <text:p text:style-name="Standard">38 - debiti ecclesie a villa pro processione felitis recordum gngn pape</text:p>
      <text:p text:style-name="Standard"><text:soft-page-break/>39 - G. Fedelli</text:p>
      <text:p text:style-name="Standard">40 - p termino Pasche</text:p>
      <text:p text:style-name="Standard">41 - L. de Maignaco infirmus</text:p>
      <text:p text:style-name="Standard">42 - x s. vi d.</text:p>
      <text:p text:style-name="Standard">43 - T. de Sancto Petro</text:p>
      <text:p text:style-name="Standard">44 - Moneatur priorissa de salseta ut dividat cen sus ces inter ipsam et ecclesiam quia</text:p>
      <text:p text:style-name="Standard">45 - non placet dominis ut sunt amplius in comitate / et si noluerit hoc facere quentur via justii</text:p>
      <text:p text:style-name="Standard">46 - per quam fiet</text:p>
      <text:p text:style-name="Standard">47 - Johannes Asini Emendius Johanni Caillardi injuriam quam sibi fecerat in petendo mellos suos</text:p>
      <text:p text:style-name="Standard">48 - Emendis</text:p>
      <text:p text:style-name="Standard">49 - dicendo ei quod volebat ipsos sibi furari / et quia dicta uba sonabant in injuriam capituli</text:p>
      <text:p text:style-name="Standard">50 - ipse eciam Emendim capitulo et reservata est emenda taxanda per capitulum ad beneplacitum</text:p>
      <text:p text:style-name="Standard">51 - Preceptum est majori de Christolio quod dicat habitante de xrilio quod vereant die veneris proxima pr concordando</text:p>
      <text:p text:style-name="Standard">52 - cum dominis alias procedetur contra ipsos</text:p>
      <text:p text:style-name="Standard">53 - Major de Christolio debet portare die veneris proxima licteram sue majorie et muumenta de juribus</text:p>
      <text:p text:style-name="Standard">54 - que habet racione sui officii</text:p>
      <text:p text:style-name="Standard">55 - Magistri P. Forteti TT. de Sancto Petro. An. Regine presentes tam nomine suo quam aliorum suorum</text:p>
      <text:p text:style-name="Standard">56 - sociorum prebendam in Andresiaco / protestati sunt quod quia non sunt facte repparaciones de Andresus</text:p>
      <text:p text:style-name="Standard">57 - epredecessores suos alias ibidem prebenda quod non vertatur in prejudium ipsorum sed in qundamionm et periculi</text:p>
      <text:p text:style-name="Standard">58 - ibidem ut dictnum est alias prebenda qui easdem repparaciones debebant facere</text:p>
      <text:p text:style-name="Standard">59 - dictorum suorum pr</text:p>
      <text:p text:style-name="Standard">=FRAN_0393_10829_L.jpg=</text:p>
      <text:p text:style-name="Standard">1 - vic</text:p>
      <text:p text:style-name="Standard">2 - p gesmo terrio</text:p>
      <text:p text:style-name="Standard">3 - 1</text:p>
      <text:p text:style-name="Standard">4 - Anno quo supra die veneris xiii junii post festum beati Barnabe apostoli capitulantbus dominis</text:p>
      <text:p text:style-name="Standard">5 - P. Decano</text:p>
      <text:p text:style-name="Standard">6 - de seplacio Ordinatum est quod magistri Gubernatores seplaeri tradant in scrptis</text:p>
      <text:p text:style-name="Standard">7 - H. Cantore</text:p>
      <text:p text:style-name="Standard">8 - peticionem et requestam suam super facto vicarii magistri Guillelmi</text:p>
      <text:p text:style-name="Standard">9 - G. archidiacono ecclesie</text:p>
      <text:p text:style-name="Standard">10 - devisete canonici Sepulcri / quem ipsi magistri volunt expelle pro</text:p>
      <text:p text:style-name="Standard"><text:soft-page-break/>11 - Sy. Succentore</text:p>
      <text:p text:style-name="Standard">12 - ponendo loco ipsius vicarium magistri Guillelmi Aginculi nuper ibum</text:p>
      <text:p text:style-name="Standard">13 - de Pompriao</text:p>
      <text:p text:style-name="Standard">14 - F</text:p>
      <text:p text:style-name="Standard">15 - P. Roberti</text:p>
      <text:p text:style-name="Standard">16 - Canonici / et ipsa peticio ondetur dicto magistro Guillelmo devisete et</text:p>
      <text:p text:style-name="Standard">17 - de Karolay</text:p>
      <text:p text:style-name="Standard">18 - *</text:p>
      <text:p text:style-name="Standard">19 - mandabitur ei ad dicendum super ipsa requesta quid ipse voluerit</text:p>
      <text:p text:style-name="Standard">20 - Ar. Jausserandi</text:p>
      <text:p text:style-name="Standard">21 - Concordatum est quod Camerarius clericus vendat granum ecclesie</text:p>
      <text:p text:style-name="Standard">22 - L. de Mongeria</text:p>
      <text:p text:style-name="Standard">23 - de grand</text:p>
      <text:p text:style-name="Standard">24 - quod prius debebat tradi custodibus clavium thesauri pro precio</text:p>
      <text:p text:style-name="Standard">25 - R. de Lorriaco</text:p>
      <text:p text:style-name="Standard">26 - ecclesie</text:p>
      <text:p text:style-name="Standard">27 - B. de Thierno</text:p>
      <text:p text:style-name="Standard">28 - quod poterit valere / quia illud granum non est bone custodie et hoco</text:p>
      <text:p text:style-name="Standard">29 - Hue</text:p>
      <text:p text:style-name="Standard">30 - sz</text:p>
      <text:p text:style-name="Standard">31 - fuit dictum Anthonio clerico dicti Camerarii</text:p>
      <text:p text:style-name="Standard">32 - Forteti</text:p>
      <text:p text:style-name="Standard">33 - P.</text:p>
      <text:p text:style-name="Standard">34 - de Putheolis</text:p>
      <text:p text:style-name="Standard">35 - R.</text:p>
      <text:p text:style-name="Standard">36 - Placet dominis / quod dominus archidiaconus Paris.s habeat et teneat domum</text:p>
      <text:p text:style-name="Standard">37 - domus</text:p>
      <text:p text:style-name="Standard">38 - T. de Sancto Petro</text:p>
      <text:p text:style-name="Standard">39 - claustralem domini Petri Roberti quam nunc inhabitat magistri Guillelmus</text:p>
      <text:p text:style-name="Standard">40 - claustrilis</text:p>
      <text:p text:style-name="Standard">41 - Au. Regine</text:p>
      <text:p text:style-name="Standard">42 - de Alneto / et quam ipse dominus Petrus vendidit dicto domino Archidiaconu et</text:p>
      <text:p text:style-name="Standard">43 - Ph. de Salione</text:p>
      <text:p text:style-name="Standard">44 - quod in ea possit tenere curiam suam</text:p>
      <text:p text:style-name="Standard">45 - G. Fedelli</text:p>
      <text:p text:style-name="Standard">46 - Voignon</text:p>
      <text:p text:style-name="Standard"><text:soft-page-break/>47 - J</text:p>
      <text:p text:style-name="Standard">48 - Ad hoc autem arrestum condixit inquantum potuit dominus Cantor et</text:p>
      <text:p text:style-name="Standard">49 - N. Chaudardi</text:p>
      <text:p text:style-name="Standard">50 - si fuisset concessum de gracia ipsum eciam interiisset qui ipse dominus Cantor</text:p>
      <text:p text:style-name="Standard">51 - L. de Maignaco infirmus</text:p>
      <text:p text:style-name="Standard">52 - de socto</text:p>
      <text:p text:style-name="Standard">53 - dicebat quod nullus in ecclesia beneficiatus poterat tenere domum claustralem</text:p>
      <text:p text:style-name="Standard">54 - n. xi s. vi d.</text:p>
      <text:p text:style-name="Standard">55 - nisi esset canonicus prebendatus dato eciam quod haberet dignitatem in ipsa eclesia</text:p>
      <text:p text:style-name="Standard">56 - nisi esset de gracia / et quia domini axerunt quod post quam unus habeba</text:p>
      <text:p text:style-name="Standard">57 - dignitatem in ipsa ecclesia et erat canonicus licet non prebenda / ideo ipse dominus Cantor de hoc peciit publicum</text:p>
      <text:p text:style-name="Standard">58 - uell</text:p>
      <text:p text:style-name="Standard">59 - Magister Ph. de Salione retulit quod ipse vendiderat domum suam claustralem magistro Stephano Boussardi</text:p>
      <text:p text:style-name="Standard">60 - Boussardi</text:p>
      <text:p text:style-name="Standard">61 - vicario in ecclesia Parisiensis. precio centum octuaginta francorum auri et sic terria pars competens capitulo</text:p>
      <text:p text:style-name="Standard">62 - est sexaginta franci / et concordum est quod ipse magister Stephanus habeat et teneat ipsam domum modo</text:p>
      <text:p text:style-name="Standard">63 - ibus</text:p>
      <text:p text:style-name="Standard">64 - et forma quibus magister P. Beauble tenet domum suam claustralem</text:p>
      <text:p text:style-name="Standard">65 - Hodie fuit presentata declaracio magistri Guigonis de Albyaco canonici prebendas ecclesie Parisiensis de ipsa sua prebende</text:p>
      <text:p text:style-name="Standard">66 - De Albyac</text:p>
      <text:p text:style-name="Standard">67 - Contra magistrum N. de Rancia nuper detentorem ipsius / et fuit dominum per dominos quod a nostro in antra parti</text:p>
      <text:p text:style-name="Standard">68 - Piet ipse magister Gaigo suas distribuciones</text:p>
      <text:p text:style-name="Standard">69 - es rediera</text:p>
      <text:p text:style-name="Standard">70 - J. don mdd</text:p>
      <text:p text:style-name="Standard">71 - li dego</text:p>
      <text:p text:style-name="Standard">72 - Mi</text:p>
      <text:p text:style-name="Standard">73 - d cai cubi</text:p>
      <text:p text:style-name="Standard">=FRAN_0393_10830_L.jpg=</text:p>
      <text:p text:style-name="Standard">1 - u</text:p>
      <text:p text:style-name="Standard">2 - Dicta die venris in revestiario hora vesperum present</text:p>
      <text:p text:style-name="Standard">3 - P. Decano</text:p>
      <text:p text:style-name="Standard"><text:soft-page-break/>4 - fuit commissum notario capituli quod precipet ex parte dominorum</text:p>
      <text:p text:style-name="Standard">5 - preceptum</text:p>
      <text:p text:style-name="Standard">6 - H. Cantore</text:p>
      <text:p text:style-name="Standard">7 - magistris . P. Beauble et Jacobo Parvi canonicis Sancti</text:p>
      <text:p text:style-name="Standard">8 - G. archidiacono ecclesie</text:p>
      <text:p text:style-name="Standard">9 - medeia quod crastina die comparerent in capitulo coram dominis hoi</text:p>
      <text:p text:style-name="Standard">10 - Sy. Succentore</text:p>
      <text:p text:style-name="Standard">11 - capituli dato quod non esset dies capitularis / audituri ea que</text:p>
      <text:p text:style-name="Standard">12 - 8</text:p>
      <text:p text:style-name="Standard">13 - de Pompicao</text:p>
      <text:p text:style-name="Standard">14 - Domini vellent eis dicere. nec non eciam quod faceret citam</text:p>
      <text:p text:style-name="Standard">15 - de Mongeria</text:p>
      <text:p text:style-name="Standard">16 - v</text:p>
      <text:p text:style-name="Standard">17 - Citacio</text:p>
      <text:p text:style-name="Standard">18 - in scriptis ad eandem horam dominum Michaelem Pichardi</text:p>
      <text:p text:style-name="Standard">19 - B. de Thierno</text:p>
      <text:p text:style-name="Standard">20 - concanoicum et procuratorem ipsorum procuratorum ecclesie quod justim</text:p>
      <text:p text:style-name="Standard">21 - Ph. de Salione</text:p>
      <text:p text:style-name="Standard">22 - Fedelli</text:p>
      <text:p text:style-name="Standard">23 - G</text:p>
      <text:p text:style-name="Standard">24 - esset responsurium</text:p>
      <text:p text:style-name="Standard">25 - de Karolay</text:p>
      <text:p text:style-name="Standard">26 - Et ita fuit factum per me Nicolaum Sellarii tabellionem</text:p>
      <text:p text:style-name="Standard">27 - Jausserandi</text:p>
      <text:p text:style-name="Standard">28 - l</text:p>
      <text:p text:style-name="Standard">29 - de Putheolis</text:p>
      <text:p text:style-name="Standard">30 - d Sellarii</text:p>
      <text:p text:style-name="Standard">31 - Die sabbati sequente in capitulo hora capituli presentis</text:p>
      <text:p text:style-name="Standard">32 - P. Decano</text:p>
      <text:p text:style-name="Standard">33 - Dominus Jacobus Parvi canonicus Sancti Mederici comparuit coram</text:p>
      <text:p text:style-name="Standard">34 - H. Cantore</text:p>
      <text:p text:style-name="Standard">35 - dominis et dixit quod super requestacint quodm ipsi domini fecerant alias</text:p>
      <text:p text:style-name="Standard">36 - archidiacono ecclesie</text:p>
      <text:p text:style-name="Standard">37 - G</text:p>
      <text:p text:style-name="Standard">38 - Gmedi</text:p>
      <text:p text:style-name="Standard">39 - domino Michaeli Pichardi eorum procuratori et concanonico et super</text:p>
      <text:p text:style-name="Standard"><text:soft-page-break/>40 - Roberti</text:p>
      <text:p text:style-name="Standard">41 - P.</text:p>
      <text:p text:style-name="Standard">42 - promissiones quam ipse procurator et magister P. Beauble fecerant</text:p>
      <text:p text:style-name="Standard">43 - de Pompodorio</text:p>
      <text:p text:style-name="Standard">44 - P</text:p>
      <text:p text:style-name="Standard">45 - videsc de repportando licteram annullacionis arresti quod ipsi de Sancto</text:p>
      <text:p text:style-name="Standard">46 - de Karolay</text:p>
      <text:p text:style-name="Standard">47 - is</text:p>
      <text:p text:style-name="Standard">48 - Mederico posuerant in grossus fructibus domini Roberti Charrois</text:p>
      <text:p text:style-name="Standard">49 - Ar. Jausserandi</text:p>
      <text:p text:style-name="Standard">50 - eorum concanonici et super distribucionibus suis cotidianis / ipse et</text:p>
      <text:p text:style-name="Standard">51 - de Mongerla</text:p>
      <text:p text:style-name="Standard">52 - L</text:p>
      <text:p text:style-name="Standard">53 - alii socii sui libenter loqurentur cum dicto magistro P. Beaul</text:p>
      <text:p text:style-name="Standard">54 - R</text:p>
      <text:p text:style-name="Standard">55 - de Lorriaco</text:p>
      <text:p text:style-name="Standard">56 - et die proxima mercurii sequente darent responsum dominis super</text:p>
      <text:p text:style-name="Standard">57 - B. de Thierno</text:p>
      <text:p text:style-name="Standard">58 - illo facto in capitulo</text:p>
      <text:p text:style-name="Standard">59 - R.</text:p>
      <text:p text:style-name="Standard">60 - de Putheolis</text:p>
      <text:p text:style-name="Standard">61 - Dixit eciam ipse magister Jacobus Parvi quod per ipsum nec socios</text:p>
      <text:p text:style-name="Standard">62 - de Bordis</text:p>
      <text:p text:style-name="Standard">63 - 4</text:p>
      <text:p text:style-name="Standard">64 - suos concanonicos Sancti Mederici aut procuratorem ipsorum nec de eorum</text:p>
      <text:p text:style-name="Standard">65 - T. de Sancto Petro</text:p>
      <text:p text:style-name="Standard">66 - mandato nunquam fuerat positum impedimentum in distribucionibus</text:p>
      <text:p text:style-name="Standard">67 - Au. Regine</text:p>
      <text:p text:style-name="Standard">68 - cocidianis ipsius magistri Roberti Charronis.</text:p>
      <text:p text:style-name="Standard">69 - N.</text:p>
      <text:p text:style-name="Standard">70 - de Ordeimonte</text:p>
      <text:p text:style-name="Standard">71 - G. Fedelli</text:p>
      <text:p text:style-name="Standard">72 - Dominus Michael Pichardi predicta nomine suo et concanonioum suorum</text:p>
      <text:p text:style-name="Standard">73 - J. Voignon.</text:p>
      <text:p text:style-name="Standard">74 - sam mederici quorum est procuratorem citatus et vocatus fuit reputai</text:p>
      <text:p text:style-name="Standard">75 - contunaxum ad instantium procuratorem ecclesie.</text:p>
      <text:p text:style-name="Standard"><text:soft-page-break/>76 - Dictus dominus Michael qui sciebat se esse citatum coram dominis ad horam capituli et in capitulo ad instantbum</text:p>
      <text:p text:style-name="Standard">77 - procuratorio ecclesie venit ista die bene mane ad domum domini decani beuerit indutus et stinalatus et dixit quod intr</text:p>
      <text:p text:style-name="Standard">78 - opportebat ipsum recedere extra villam / et de quod non poterat compore ad horam sibi assignaum / et de hoco pecui</text:p>
      <text:p text:style-name="Standard">79 - instrumentum a notarius quem secum adduxerat</text:p>
      <text:p text:style-name="Standard">80 - Et expost inter horam xi. et xii ipse fuit / repertus ad tabernam de Bilanciis in vico des arcis in prandio</text:p>
      <text:p text:style-name="Standard">81 - cum pluribus sociis ut constat per instrmentum receptum super hoco et confectum per manum barchidian de Paenes notario</text:p>
      <text:p text:style-name="Standard">82 - puolici facti ad instantium Yvo de Fageto procuratoris ecclesie qui illuc dictum dominum Michaelem repperit</text:p>
      <text:p text:style-name="Standard">=FRAN_0393_10831_L.jpg=</text:p>
      <text:p text:style-name="Standard">1 - lix</text:p>
      <text:p text:style-name="Standard">2 - Junius nogagesimo tecio</text:p>
      <text:p text:style-name="Standard">3 - *</text:p>
      <text:p text:style-name="Standard">4 - Dicta die sabbati dominus Johannes Regis presbyter capellanus in ecclesia Parisiensis monitus ut solveret</text:p>
      <text:p text:style-name="Standard">5 - octo solidos Parisiensis pro taxacione cujusdam emende sponte per ipsum gagiate in manibus dominorum</text:p>
      <text:p text:style-name="Standard">6 - presentavit litteram scolaritatis que fuit tradita notario capituli.</text:p>
      <text:p text:style-name="Standard">7 - quo supra die lune post festum beati Barnabe apostoli xvia junii capitulantibus dominis</text:p>
      <text:p text:style-name="Standard">8 - P. Decano</text:p>
      <text:p text:style-name="Standard">9 - Einenda quam Huguetus carpentii debebat pro nectione manuum in</text:p>
      <text:p text:style-name="Standard">10 - Emvendi</text:p>
      <text:p text:style-name="Standard">11 - H. Cantore</text:p>
      <text:p text:style-name="Standard">12 - magisntrum Petrum le sol et que erat taxata ad duos frucorum remissa</text:p>
      <text:p text:style-name="Standard">13 - G. archidiacono ecclesie</text:p>
      <text:p text:style-name="Standard">14 - est ad unum francum</text:p>
      <text:p text:style-name="Standard">15 - Sy. succentore</text:p>
      <text:p text:style-name="Standard">16 - de Pompao</text:p>
      <text:p text:style-name="Standard">17 - Ordinatum est quod officiarius anniversariorum visitet domum quam</text:p>
      <text:p text:style-name="Standard">18 - P. Roberti</text:p>
      <text:p text:style-name="Standard">19 - visitacio</text:p>
      <text:p text:style-name="Standard">20 - tenuit magistere Ste. Boussardi et refferat pro quo precio poterit</text:p>
      <text:p text:style-name="Standard">21 - N. Chaudardi</text:p>
      <text:p text:style-name="Standard">22 - dari ad annuum redditum et pro quanto totum poterit locari.</text:p>
      <text:p text:style-name="Standard"><text:soft-page-break/>23 - de Karolay</text:p>
      <text:p text:style-name="Standard">24 - 4</text:p>
      <text:p text:style-name="Standard">25 - de socto</text:p>
      <text:p text:style-name="Standard">26 - Forteti</text:p>
      <text:p text:style-name="Standard">27 - P</text:p>
      <text:p text:style-name="Standard">28 - Mandabitur Petrus Anglici de Christolio ut magister Johannes de Soeto</text:p>
      <text:p text:style-name="Standard">29 - L. de Mongeria</text:p>
      <text:p text:style-name="Standard">30 - Blancheti informet se onm eo de valore fossati quod vult habere ab ecclesia</text:p>
      <text:p text:style-name="Standard">31 - B. de Thierno</text:p>
      <text:p text:style-name="Standard">32 - magister Ludovicus Blancheti</text:p>
      <text:p text:style-name="Standard">33 - de Albyaco</text:p>
      <text:p text:style-name="Standard">34 - G</text:p>
      <text:p text:style-name="Standard">35 - An. Regine</text:p>
      <text:p text:style-name="Standard">36 - Fiat lictera capituli pro molendino de sussyaco</text:p>
      <text:p text:style-name="Standard">37 - Chanteprime</text:p>
      <text:p text:style-name="Standard">38 - J</text:p>
      <text:p text:style-name="Standard">39 - G. Fedelli</text:p>
      <text:p text:style-name="Standard">40 - Fiat littera capituli proarracionis videlicet pro firmariis de Arbleyo</text:p>
      <text:p text:style-name="Standard">41 - Ph. de Salione</text:p>
      <text:p text:style-name="Standard">42 - scto</text:p>
      <text:p text:style-name="Standard">43 - iat quictamia magistro G. de Albyaco collcori apostolico canonico Parisiensis</text:p>
      <text:p text:style-name="Standard">44 - J. Voignon</text:p>
      <text:p text:style-name="Standard">45 - Quictanca</text:p>
      <text:p text:style-name="Standard">46 - is</text:p>
      <text:p text:style-name="Standard">47 - Hue</text:p>
      <text:p text:style-name="Standard">48 - de iiii fr. quos debebat pro empcione domus sue claustralis et de</text:p>
      <text:p text:style-name="Standard">49 - R. de Lorriaco</text:p>
      <text:p text:style-name="Standard">50 - xii. lb. paris. pro pane capitularis</text:p>
      <text:p text:style-name="Standard">51 - illa</text:p>
      <text:p text:style-name="Standard">52 - R. de Putheolis</text:p>
      <text:p text:style-name="Standard">53 - L. de Maignaco infimus</text:p>
      <text:p text:style-name="Standard">54 - xi s. vi d.</text:p>
      <text:p text:style-name="Standard">55 - cios</text:p>
      <text:p text:style-name="Standard">56 - 3</text:p>
      <text:p text:style-name="Standard">57 - orum</text:p>
      <text:p text:style-name="Standard">58 - putaniis</text:p>
      <text:p text:style-name="Standard"><text:soft-page-break/>59 - i</text:p>
      <text:p text:style-name="Standard">60 - i</text:p>
      <text:p text:style-name="Standard">61 - ecut</text:p>
      <text:p text:style-name="Standard">62 - ad</text:p>
      <text:p text:style-name="Standard">=FRAN_0393_10832_L.jpg=</text:p>
      <text:p text:style-name="Standard">1 - 118</text:p>
      <text:p text:style-name="Standard">2 - Anno quo supra die mercurii in octabis beati Benabe apostoli xviii junii capitulantibus dominis</text:p>
      <text:p text:style-name="Standard">3 - P. Decano</text:p>
      <text:p text:style-name="Standard">4 - de sanct Ad requestam factam per dominum Decanum ex parte capituli magistro</text:p>
      <text:p text:style-name="Standard">5 - H. Cantore</text:p>
      <text:p text:style-name="Standard">6 - co Petro Beauble canonico Sancti Mederici quod sicut ipse alias promiserat a</text:p>
      <text:p text:style-name="Standard">7 - archidiacono ecclesie</text:p>
      <text:p text:style-name="Standard">8 - G.</text:p>
      <text:p text:style-name="Standard">9 - tradendo licteram revocatoriam impedimenti alias per ipsum et suos</text:p>
      <text:p text:style-name="Standard">10 - Sy. Succentore</text:p>
      <text:p text:style-name="Standard">11 - socios concanonicos in grossiis fructibus prebende domini Roberti</text:p>
      <text:p text:style-name="Standard">12 - P. Roberti</text:p>
      <text:p text:style-name="Standard">13 - Charronis appositi / quod ipse vellet facere tamen facere quod illa littera</text:p>
      <text:p text:style-name="Standard">14 - s</text:p>
      <text:p text:style-name="Standard">15 - de Pompodorio</text:p>
      <text:p text:style-name="Standard">16 - habetur dxit quod ipse et socii sui concanonici erant parati</text:p>
      <text:p text:style-name="Standard">17 - Ar. Jausserandi</text:p>
      <text:p text:style-name="Standard">18 - N. Chaudardi</text:p>
      <text:p text:style-name="Standard">19 - facere litteram illam revocacionis / et quod domini facerent super hoc</text:p>
      <text:p text:style-name="Standard">20 - de Karolay</text:p>
      <text:p text:style-name="Standard">21 - J</text:p>
      <text:p text:style-name="Standard">22 - minucam lictere quam petebant et ipse faceret eam grossam</text:p>
      <text:p text:style-name="Standard">23 - de Socto</text:p>
      <text:p text:style-name="Standard">24 - et sigillari ad beneplacitum ipsorum Dixit ulterius quod per ipsum</text:p>
      <text:p text:style-name="Standard">25 - de Lorriaco</text:p>
      <text:p text:style-name="Standard">26 - 2</text:p>
      <text:p text:style-name="Standard">27 - nec socios suos fuerat uniquam apportum impedimentum in</text:p>
      <text:p text:style-name="Standard">28 - de Mongeria</text:p>
      <text:p text:style-name="Standard">29 - distribucionibus cotidianis prebende ipsius domini Roberti et ita ipse</text:p>
      <text:p text:style-name="Standard">30 - B. de Thierno</text:p>
      <text:p text:style-name="Standard">31 - affirmavit . Presentibus magistro Guillelmo de Marchia advocato</text:p>
      <text:p text:style-name="Standard"><text:soft-page-break/>32 - Hue</text:p>
      <text:p text:style-name="Standard">33 - P</text:p>
      <text:p text:style-name="Standard">34 - Parisiensies in foro ecclesiastico / et domino Johanne Gauine canonico Sancti</text:p>
      <text:p text:style-name="Standard">35 - de Putheolis</text:p>
      <text:p text:style-name="Standard">36 - R</text:p>
      <text:p text:style-name="Standard">37 - Stephani de Gressibus Parisensis</text:p>
      <text:p text:style-name="Standard">38 - Forteti</text:p>
      <text:p text:style-name="Standard">39 - P</text:p>
      <text:p text:style-name="Standard">40 - de Bordis</text:p>
      <text:p text:style-name="Standard">41 - Catuus Cintetur magister Radulsio episcopi alias de Vaussaillon alter vica</text:p>
      <text:p text:style-name="Standard">42 - G. de Albyaco</text:p>
      <text:p text:style-name="Standard">43 - Sancti Meaerci ut deserviat beneficio suo.</text:p>
      <text:p text:style-name="Standard">44 - *.</text:p>
      <text:p text:style-name="Standard">45 - Voignon</text:p>
      <text:p text:style-name="Standard">46 - Mandabitur dominus Johannes Durelli presbyter distributor coitatis ecclesie</text:p>
      <text:p text:style-name="Standard">47 - T. de Sancto Petro</text:p>
      <text:p text:style-name="Standard">48 - Hmedericus Sancti Mederlci ut solvat domino Egidio la Vaqueresse illud quod</text:p>
      <text:p text:style-name="Standard">49 - Fedelli</text:p>
      <text:p text:style-name="Standard">50 - G.</text:p>
      <text:p text:style-name="Standard">51 - Ph. de Salione</text:p>
      <text:p text:style-name="Standard">52 - sibi debetur de eo quod deservivit in euvangelio.</text:p>
      <text:p text:style-name="Standard">53 - L. de Maignaco infirmus</text:p>
      <text:p text:style-name="Standard">54 - sii.</text:p>
      <text:p text:style-name="Standard">55 - Placet dominis quod magistri Petrus Beauble et Petrus de</text:p>
      <text:p text:style-name="Standard">56 - auxona provideant super deffectibus factis et fiendis ii</text:p>
      <text:p text:style-name="Standard">57 - Emedici</text:p>
      <text:p text:style-name="Standard">58 - posterum per beneficiatos et servitores ecclesie Sancti Mederici et quod</text:p>
      <text:p text:style-name="Standard">59 - ipsos corrigant per detencionem et arrestacionem fructuum et</text:p>
      <text:p text:style-name="Standard">60 - distribucionum suarum aut alias / et remictart cum opus fuerit</text:p>
      <text:p text:style-name="Standard">61 - Euenin</text:p>
      <text:p text:style-name="Standard">62 - Emenda domini Roberti Mercerii presbyteri beneficiati in ecclesia Sancti Mederici que taxata fuerat ad duos</text:p>
      <text:p text:style-name="Standard">63 - francos / remissa est ei pro uno franco / et datus est ei terminus solucionis usque ad festum</text:p>
      <text:p text:style-name="Standard">64 - Emendin</text:p>
      <text:p text:style-name="Standard">65 - beati Martini estivalis</text:p>
      <text:p text:style-name="Standard"><text:soft-page-break/>66 - Emenda domini Johannis de Marolio que taxata fuerat ad iiior sn. remissa est et pro duobus frastum</text:p>
      <text:p text:style-name="Standard">67 - et datus est ei terminus solucionis usque ad medium augusti.</text:p>
      <text:p text:style-name="Standard">68 - Provisum est quod sine prejudicio juris canonicorum Sancti Stephani de Gressibus et magistri Philippi Burgensis</text:p>
      <text:p text:style-name="Standard">69 - De vicariis</text:p>
      <text:p text:style-name="Standard">70 - adinncem litigantes / vicarii ipsius ecclesie qui servierunt per temuum sine salario percipient quil</text:p>
      <text:p text:style-name="Standard">71 - Sancti Stephani de</text:p>
      <text:p text:style-name="Standard">72 - per quolibet anno / a magistro Philippo sexaginta solidos Par. / et a canonicis quinquaginta sei</text:p>
      <text:p text:style-name="Standard">73 - gressibus</text:p>
      <text:p text:style-name="Standard">=FRAN_0393_10833_L.jpg=</text:p>
      <text:p text:style-name="Standard">1 - jumius nogii terrio</text:p>
      <text:p text:style-name="Standard">2 - be capitli</text:p>
      <text:p text:style-name="Standard">3 - Anno quo supra die veneris xxa mensis junii post octabis Bartholomei capitulantibus dominis</text:p>
      <text:p text:style-name="Standard">4 - P. Decano</text:p>
      <text:p text:style-name="Standard">5 - de Sancto Stephano Confirmata est hic provisio facta in precedente capitulo</text:p>
      <text:p text:style-name="Standard">6 - H. Cantore</text:p>
      <text:p text:style-name="Standard">7 - de dssaz</text:p>
      <text:p text:style-name="Standard">8 - pro vicariis Sancti Stephani de Gressibus / et notificata</text:p>
      <text:p text:style-name="Standard">9 - G. archidiacono cclesie</text:p>
      <text:p text:style-name="Standard">10 - partibus / et consensierunt ipse partes et acquieverunt</text:p>
      <text:p text:style-name="Standard">11 - Sy. Succentore</text:p>
      <text:p text:style-name="Standard">12 - ordinacioni dominorum super dicta provisione facte</text:p>
      <text:p text:style-name="Standard">13 - P. Roberti</text:p>
      <text:p text:style-name="Standard">14 - J. de Pompodorio</text:p>
      <text:p text:style-name="Standard">15 - Magister Johannes Hue oneratus est de loquendo domino Parisiensis</text:p>
      <text:p text:style-name="Standard">16 - N. Jausserandi</text:p>
      <text:p text:style-name="Standard">17 - pro iiiior lb. parisiensis amortizatis etc. nec non et magistris</text:p>
      <text:p text:style-name="Standard">18 - de Karolay</text:p>
      <text:p text:style-name="Standard">19 - Petro Lorfeure / et Clementi de Orelyaco</text:p>
      <text:p text:style-name="Standard">20 - N. Chandardi</text:p>
      <text:p text:style-name="Standard">21 - P. Forteti</text:p>
      <text:p text:style-name="Standard">22 - Placet dominis quod dominus Johannes Burete capellanus in ecclesia</text:p>
      <text:p text:style-name="Standard">23 - de Mongeria</text:p>
      <text:p text:style-name="Standard">24 - 2</text:p>
      <text:p text:style-name="Standard">25 - Sancti Mederici qui debebat unum frerm pro certa emenda taxata</text:p>
      <text:p text:style-name="Standard"><text:soft-page-break/>26 - S Meain</text:p>
      <text:p text:style-name="Standard">27 - de Lorriaco</text:p>
      <text:p text:style-name="Standard">28 - R.</text:p>
      <text:p text:style-name="Standard">29 - per capitulum / quia pronon solacione ipsius portavit licteram scolaritatis</text:p>
      <text:p text:style-name="Standard">30 - B. de Thierno</text:p>
      <text:p text:style-name="Standard">31 - M. Grangerii</text:p>
      <text:p text:style-name="Standard">32 - quod celebret in ecclesia Parisiensis anniversaria usque ad festum vinm</text:p>
      <text:p text:style-name="Standard">33 - de Nully</text:p>
      <text:p text:style-name="Standard">34 - sanctorum exceptis anniversariis solempnibus.</text:p>
      <text:p text:style-name="Standard">35 - J. de Bordio</text:p>
      <text:p text:style-name="Standard">36 - An. Regine</text:p>
      <text:p text:style-name="Standard">37 - Expost ipse Burete tradidit notariom capituli vii s. par. et de</text:p>
      <text:p text:style-name="Standard">38 - G. de Albyaco</text:p>
      <text:p text:style-name="Standard">39 - residuo voluit stare ad beneplacitum dominorum</text:p>
      <text:p text:style-name="Standard">40 - T. de Sancto Petro</text:p>
      <text:p text:style-name="Standard">41 - R. de Putheolis</text:p>
      <text:p text:style-name="Standard">42 - Voignon</text:p>
      <text:p text:style-name="Standard">43 - Compotu</text:p>
      <text:p text:style-name="Standard">44 - Dominus Decanus et dominus Petrus Valeti commissi sunt ad</text:p>
      <text:p text:style-name="Standard">45 - N. de Ordeomonte</text:p>
      <text:p text:style-name="Standard">46 - audiendum compotum domini Guillelmi Anglici super bonis execucionis</text:p>
      <text:p text:style-name="Standard">47 - Ph. de Salione</text:p>
      <text:p text:style-name="Standard">48 - Domini Johannis de Barra.</text:p>
      <text:p text:style-name="Standard">49 - G. Fedelli</text:p>
      <text:p text:style-name="Standard">50 - J. de Socto</text:p>
      <text:p text:style-name="Standard">51 - Hue</text:p>
      <text:p text:style-name="Standard">52 - xxii s.</text:p>
      <text:p text:style-name="Standard">53 - L. de Maignaco nfirmus</text:p>
      <text:p text:style-name="Standard">54 - Anno quo supra Die lune xxiii junii post octais beneabe apostoli capitulantibus dominis</text:p>
      <text:p text:style-name="Standard">55 - P. Decano</text:p>
      <text:p text:style-name="Standard">56 - De prebendat in orlyaco actor contra predecessorum suos ibidem prebendatos olim</text:p>
      <text:p text:style-name="Standard">57 - H. Cantore</text:p>
      <text:p text:style-name="Standard">58 - per repparacionibus que debebant fieri per ipsos predecessiris ad mercurii</text:p>
      <text:p text:style-name="Standard">59 - G. archidiacono ecclesie</text:p>
      <text:p text:style-name="Standard">60 - Sy. Succentore</text:p>
      <text:p text:style-name="Standard">61 - Dy. Giloti Ordinatum est quod officiarius aniversariorum accomodet vii lb. par.s</text:p>
      <text:p text:style-name="Standard"><text:soft-page-break/>62 - P. Roberti</text:p>
      <text:p text:style-name="Standard">63 - per habenda littera gracie Dyonisii Giloti et recuperabit ipsas ab</text:p>
      <text:p text:style-name="Standard">64 - J. de Pompodorio</text:p>
      <text:p text:style-name="Standard">65 - amicis ipsius Dionisii</text:p>
      <text:p text:style-name="Standard">66 - Ar. Jausserandi</text:p>
      <text:p text:style-name="Standard">67 - N. Chandardi</text:p>
      <text:p text:style-name="Standard">68 - Domini habuerunt gratum / forum quod magister G. de Alneolo</text:p>
      <text:p text:style-name="Standard">69 - J. de Karolay</text:p>
      <text:p text:style-name="Standard">70 - fecit a Oultre boys cum carpentariis pro repparacionibus molendinus</text:p>
      <text:p text:style-name="Standard">71 - +J. de Socto</text:p>
      <text:p text:style-name="Standard">72 - precio lx. fr. et commissum est ipsi magistro G. quod una cum officiario</text:p>
      <text:p text:style-name="Standard">73 - L. de Mongeria</text:p>
      <text:p text:style-name="Standard">74 - P. Prepositi</text:p>
      <text:p text:style-name="Standard">75 - R. de Loriaco</text:p>
      <text:p text:style-name="Standard">76 - anniversariorum scrbat ad partes per complendo et faciendo illas</text:p>
      <text:p text:style-name="Standard">77 - R. de Putheolis J. Hue</text:p>
      <text:p text:style-name="Standard">78 - repparaciones.</text:p>
      <text:p text:style-name="Standard">79 - G. de Alneolo T. de Sancto Petro</text:p>
      <text:p text:style-name="Standard">80 - P. Forteti</text:p>
      <text:p text:style-name="Standard">81 - Ph. de Salione</text:p>
      <text:p text:style-name="Standard">82 - B. de Thierno</text:p>
      <text:p text:style-name="Standard">83 - G. Fedelli</text:p>
      <text:p text:style-name="Standard">84 - G. de Albyaco</text:p>
      <text:p text:style-name="Standard">85 - Voignon</text:p>
      <text:p text:style-name="Standard">86 - An. Regine</text:p>
      <text:p text:style-name="Standard">87 - L. de Maignaco</text:p>
      <text:p text:style-name="Standard">88 - An. Grangerii</text:p>
      <text:p text:style-name="Standard">89 - infirmus</text:p>
      <text:p text:style-name="Standard">90 - J. de Mily</text:p>
      <text:p text:style-name="Standard">=FRAN_0393_10834_L.jpg=</text:p>
      <text:p text:style-name="Standard">1 - J</text:p>
      <text:p text:style-name="Standard">2 - 2</text:p>
      <text:p text:style-name="Standard">3 - Capitulum genevut</text:p>
      <text:p text:style-name="Standard">4 - Anno quo supra die mercurii post Johannem Baptisat xxvta junii capitulantibus dominis</text:p>
      <text:p text:style-name="Standard">5 - *</text:p>
      <text:p text:style-name="Standard">6 - P. Decano</text:p>
      <text:p text:style-name="Standard"><text:soft-page-break/>7 - Dominus Decanus vice et auctoitate sua et capituli ac suo et dominorum</text:p>
      <text:p text:style-name="Standard">8 - H. Cantore</text:p>
      <text:p text:style-name="Standard">9 - nomine elegit taxum decime grossorum fructuum omnum et singularum</text:p>
      <text:p text:style-name="Standard">10 - G. archidiacono cclesie</text:p>
      <text:p text:style-name="Standard">11 - prebendarum parisiensum foranearum sive in deporta existencium</text:p>
      <text:p text:style-name="Standard">12 - Sy. Succentore</text:p>
      <text:p text:style-name="Standard">13 - P. Archidiacono Brye</text:p>
      <text:p text:style-name="Standard">14 - . prepositi prebendarii</text:p>
      <text:p text:style-name="Standard">15 - P. de Aillyaco Cancellari</text:p>
      <text:p text:style-name="Standard">16 - J. Hue</text:p>
      <text:p text:style-name="Standard">17 - In Moryaco</text:p>
      <text:p text:style-name="Standard">18 - P. Roberti</text:p>
      <text:p text:style-name="Standard">19 - 8s</text:p>
      <text:p text:style-name="Standard">20 - G. de Alneolo</text:p>
      <text:p text:style-name="Standard">21 - de Pompodorio</text:p>
      <text:p text:style-name="Standard">22 - In Cyuillyaco</text:p>
      <text:p text:style-name="Standard">23 - J</text:p>
      <text:p text:style-name="Standard">24 - Ph. de Salione</text:p>
      <text:p text:style-name="Standard">25 - N. Chandardi</text:p>
      <text:p text:style-name="Standard">26 - In. Cristolio</text:p>
      <text:p text:style-name="Standard">27 - de Karolay</text:p>
      <text:p text:style-name="Standard">28 - P. Roberti</text:p>
      <text:p text:style-name="Standard">29 - In Ytevilla</text:p>
      <text:p text:style-name="Standard">30 - de socto</text:p>
      <text:p text:style-name="Standard">31 - P</text:p>
      <text:p text:style-name="Standard">32 - R. de Lorriaco</text:p>
      <text:p text:style-name="Standard">33 - In Liricantu.</text:p>
      <text:p text:style-name="Standard">34 - P.</text:p>
      <text:p text:style-name="Standard">35 - Forteti</text:p>
      <text:p text:style-name="Standard">36 - B. de Thierno</text:p>
      <text:p text:style-name="Standard">37 - In Orlyaco</text:p>
      <text:p text:style-name="Standard">38 - G. de Veyrac</text:p>
      <text:p text:style-name="Standard">39 - T. de Sancto Petro</text:p>
      <text:p text:style-name="Standard">40 - In Andresyaco</text:p>
      <text:p text:style-name="Standard">41 - Ar. Jausserandi</text:p>
      <text:p text:style-name="Standard">42 - C</text:p>
      <text:p text:style-name="Standard"><text:soft-page-break/>43 - J. de Sanctis</text:p>
      <text:p text:style-name="Standard">44 - *.</text:p>
      <text:p text:style-name="Standard">45 - 1</text:p>
      <text:p text:style-name="Standard">46 - de Mongeria</text:p>
      <text:p text:style-name="Standard">47 - In. Viryaco</text:p>
      <text:p text:style-name="Standard">48 - J. de Focto rigatus quia noluit</text:p>
      <text:p text:style-name="Standard">49 - R. de Lorriaco</text:p>
      <text:p text:style-name="Standard">50 - In. Spedona</text:p>
      <text:p text:style-name="Standard">51 - consentiu</text:p>
      <text:p text:style-name="Standard">52 - B. de Thierno</text:p>
      <text:p text:style-name="Standard">53 - G. archidiacono cclesie</text:p>
      <text:p text:style-name="Standard">54 - In Vernoto</text:p>
      <text:p text:style-name="Standard">55 - prepositi</text:p>
      <text:p text:style-name="Standard">56 - E</text:p>
      <text:p text:style-name="Standard">57 - P.</text:p>
      <text:p text:style-name="Standard">58 - J. Voignon</text:p>
      <text:p text:style-name="Standard">59 - In Corberosa</text:p>
      <text:p text:style-name="Standard">60 - Hue</text:p>
      <text:p text:style-name="Standard">61 - J. Chanteprime</text:p>
      <text:p text:style-name="Standard">62 - s</text:p>
      <text:p text:style-name="Standard">63 - In Resayo</text:p>
      <text:p text:style-name="Standard">64 - Au. Grangerii</text:p>
      <text:p text:style-name="Standard">65 - de Putheolis</text:p>
      <text:p text:style-name="Standard">66 - 2</text:p>
      <text:p text:style-name="Standard">67 - de Bordis</text:p>
      <text:p text:style-name="Standard">68 - Prepositi prebendarii sunt onerati de solvendis capas et</text:p>
      <text:p text:style-name="Standard">69 - Au. Regine</text:p>
      <text:p text:style-name="Standard">70 - alia onera debita ecclesie per canonicos subscriptos et alios</text:p>
      <text:p text:style-name="Standard">71 - G. de Alneolo</text:p>
      <text:p text:style-name="Standard">72 - si qui sint</text:p>
      <text:p text:style-name="Standard">73 - G. de Albyaco</text:p>
      <text:p text:style-name="Standard">74 - J. de Rezes Besponrit pro eo Chanteprime</text:p>
      <text:p text:style-name="Standard">75 - de Castro</text:p>
      <text:p text:style-name="Standard">76 - P.</text:p>
      <text:p text:style-name="Standard">77 - T. de Rubeomonte dfprn P. de Salione</text:p>
      <text:p text:style-name="Standard">78 - Ph. de Salione</text:p>
      <text:p text:style-name="Standard"><text:soft-page-break/>79 - Fedelli</text:p>
      <text:p text:style-name="Standard">80 - M. Reginaldi</text:p>
      <text:p text:style-name="Standard">81 - G</text:p>
      <text:p text:style-name="Standard">82 - G. de Molinis</text:p>
      <text:p text:style-name="Standard">83 - Voignon</text:p>
      <text:p text:style-name="Standard">84 - Magister Fabrice . L. de Mongeria</text:p>
      <text:p text:style-name="Standard">85 - G</text:p>
      <text:p text:style-name="Standard">86 - regis</text:p>
      <text:p text:style-name="Standard">87 - d</text:p>
      <text:p text:style-name="Standard">88 - J. Regis</text:p>
      <text:p text:style-name="Standard">89 - de Nully</text:p>
      <text:p text:style-name="Standard">90 - R. Dangeul</text:p>
      <text:p text:style-name="Standard">91 - de Ordeomonte</text:p>
      <text:p text:style-name="Standard">92 - J. Mignot</text:p>
      <text:p text:style-name="Standard">93 - provisores domus Dei Succentor</text:p>
      <text:p text:style-name="Standard">94 - G. Dannel</text:p>
      <text:p text:style-name="Standard">95 - L. de Maignaco infirmus</text:p>
      <text:p text:style-name="Standard">96 - et R. de Lorriaco</text:p>
      <text:p text:style-name="Standard">97 - de Nully</text:p>
      <text:p text:style-name="Standard">98 - G. de Albyaco</text:p>
      <text:p text:style-name="Standard">99 - Custo de Birlatus anniversariorum</text:p>
      <text:p text:style-name="Standard">100 - B. de Chiernoe J. de Sacto</text:p>
      <text:p text:style-name="Standard">101 - Dominus Cantor requisivit dominos quod onderent ei in scriptis si possente esset jura et onera canterie</text:p>
      <text:p text:style-name="Standard">102 - Requesta</text:p>
      <text:p text:style-name="Standard">103 - sue et que debet facere et hirs racione sue cantorie / aut quod ipsi serefferart de predictos ad usum</text:p>
      <text:p text:style-name="Standard">104 - et consuctudinem ecclesie et relacionem antiquorum / et de h pecuit instrm ane</text:p>
      <text:p text:style-name="Standard">105 - Lari</text:p>
      <text:p text:style-name="Standard">=FRAN_0393_10835_L.jpg=</text:p>
      <text:p text:style-name="Standard">1 - mnus nonagesimo terlo</text:p>
      <text:p text:style-name="Standard">2 - +</text:p>
      <text:p text:style-name="Standard">3 - G</text:p>
      <text:p text:style-name="Standard">4 - xi</text:p>
      <text:p text:style-name="Standard">5 - 121</text:p>
      <text:p text:style-name="Standard">6 - Die jovis sequente capitulantibus dominis</text:p>
      <text:p text:style-name="Standard"><text:soft-page-break/>7 - . Decano</text:p>
      <text:p text:style-name="Standard">8 - Domini ordinaverunt quod clericus ymagius habeat porcionem</text:p>
      <text:p text:style-name="Standard">9 - de missis domini</text:p>
      <text:p text:style-name="Standard">10 - G. Cantore</text:p>
      <text:p text:style-name="Standard">11 - Episcopi parisiens</text:p>
      <text:p text:style-name="Standard">12 - missarum domini episcopi / ad requestam ipsius domini episcopi / quas habebat</text:p>
      <text:p text:style-name="Standard">13 - G. archidiacono ecclesie</text:p>
      <text:p text:style-name="Standard">14 - dominus P. Mangis.</text:p>
      <text:p text:style-name="Standard">15 - Sy. Succentore</text:p>
      <text:p text:style-name="Standard">16 - Et alteram porcionem tenebit notarius capituli ut prius.</text:p>
      <text:p text:style-name="Standard">17 - P. Roberti</text:p>
      <text:p text:style-name="Standard">18 - de Pompodorio</text:p>
      <text:p text:style-name="Standard">19 - Mandabitur major de Cristolio ut afferat licteram sue</text:p>
      <text:p text:style-name="Standard">20 - N. Chandardi</text:p>
      <text:p text:style-name="Standard">21 - Majorie et jura sui officii.</text:p>
      <text:p text:style-name="Standard">22 - J. de Karolay</text:p>
      <text:p text:style-name="Standard">23 - J. de Socto</text:p>
      <text:p text:style-name="Standard">24 - precipietur scriptori tabule quod a modo nichil deFalcet</text:p>
      <text:p text:style-name="Standard">25 - P. Forteti</text:p>
      <text:p text:style-name="Standard">26 - Emiende</text:p>
      <text:p text:style-name="Standard">27 - vel diminuat de emendis impositis per statutum ecclesie</text:p>
      <text:p text:style-name="Standard">28 - G. de Veyrac</text:p>
      <text:p text:style-name="Standard">29 - olim factum contra deffectum facientus in servicio domino sine</text:p>
      <text:p text:style-name="Standard">30 - Nr. Jausserandi</text:p>
      <text:p text:style-name="Standard">31 - licencia capituli.</text:p>
      <text:p text:style-name="Standard">32 - L. de Mongeria</text:p>
      <text:p text:style-name="Standard">33 - R. de Lorriaco</text:p>
      <text:p text:style-name="Standard">34 - B. de Thierno</text:p>
      <text:p text:style-name="Standard">35 - P. Prepositi</text:p>
      <text:p text:style-name="Standard">36 - R. de Putheolis</text:p>
      <text:p text:style-name="Standard">37 - N. de Bordis</text:p>
      <text:p text:style-name="Standard">38 - G. de Alneolo</text:p>
      <text:p text:style-name="Standard">39 - G. de Albyaco</text:p>
      <text:p text:style-name="Standard">40 - P. de Castro</text:p>
      <text:p text:style-name="Standard">41 - Ph. de Salione</text:p>
      <text:p text:style-name="Standard">42 - G. Fedelli</text:p>
      <text:p text:style-name="Standard"><text:soft-page-break/>43 - J. Voignon</text:p>
      <text:p text:style-name="Standard">44 - J. de Nully</text:p>
      <text:p text:style-name="Standard">45 - L. de Maignaco infirmus</text:p>
      <text:p text:style-name="Standard">=FRAN_0393_10836_L.jpg=</text:p>
      <text:p text:style-name="Standard">1 - nu</text:p>
      <text:p text:style-name="Standard">2 - 12.</text:p>
      <text:p text:style-name="Standard">3 - Die veneris sequenti capitulantibus dominis</text:p>
      <text:p text:style-name="Standard">4 - Domini Aubertus Billardi / marcialis nepotis / Guillelmus de Quertu</text:p>
      <text:p text:style-name="Standard">5 - P. Decano</text:p>
      <text:p text:style-name="Standard">6 - Eustacius Vacherii / segninus vigerii Johannes Brenvenit</text:p>
      <text:p text:style-name="Standard">7 - H. Cantore</text:p>
      <text:p text:style-name="Standard">8 - renunciaverunt missis domini regis.</text:p>
      <text:p text:style-name="Standard">9 - G. archidiacono ecclesie</text:p>
      <text:p text:style-name="Standard">10 - Sy. Succentore</text:p>
      <text:p text:style-name="Standard">11 - Domini P. Mangis et Nicolaus Sellarii renunciaverunt</text:p>
      <text:p text:style-name="Standard">12 - P. de Allyaco cancellarios</text:p>
      <text:p text:style-name="Standard">13 - missis domini Episcopi Parisiensis</text:p>
      <text:p text:style-name="Standard">14 - P. Roberti</text:p>
      <text:p text:style-name="Standard">15 - Domini Johannes de Querisy et Guillelmus Auffert renunciaverunt</text:p>
      <text:p text:style-name="Standard">16 - de Pompodorio</text:p>
      <text:p text:style-name="Standard">17 - missis archidiacioni actrabatensis.</text:p>
      <text:p text:style-name="Standard">18 - N. Chandardi</text:p>
      <text:p text:style-name="Standard">19 - J. de Karolay</text:p>
      <text:p text:style-name="Standard">20 - Expeditus est gressus prebenda domini Cancellarii in orlyaco</text:p>
      <text:p text:style-name="Standard">21 - G. de Veyrac</text:p>
      <text:p text:style-name="Standard">22 - prebenda qui alias fuerat arrestatus pro repparacionibus ad instantum</text:p>
      <text:p text:style-name="Standard">23 - L. de Mongeria</text:p>
      <text:p text:style-name="Standard">24 - magistri Johannis de Karolay</text:p>
      <text:p text:style-name="Standard">25 - P. Forteti</text:p>
      <text:p text:style-name="Standard">26 - Ar. Jausyerandi</text:p>
      <text:p text:style-name="Standard">27 - De distolis inhibitum est majori de Cuistolio quod amodo in antea non</text:p>
      <text:p text:style-name="Standard">28 - .</text:p>
      <text:p text:style-name="Standard">29 - de Srcco</text:p>
      <text:p text:style-name="Standard">30 - recipiat quecunque ligna antiqua vel pestes quantucumque</text:p>
      <text:p text:style-name="Standard">31 - R. de Lorriaco</text:p>
      <text:p text:style-name="Standard">32 - antique fuerint proverente ex molens corcularibus vel</text:p>
      <text:p text:style-name="Standard"><text:soft-page-break/>33 - B. de Thierno</text:p>
      <text:p text:style-name="Standard">34 - domibus ecclesie partiensis / Et quia ipse maior recepit jam de</text:p>
      <text:p text:style-name="Standard">35 - P. Prepositi</text:p>
      <text:p text:style-name="Standard">36 - facto ligna antiqua provenientes ex quodam molense antiquo</text:p>
      <text:p text:style-name="Standard">37 - R. de Putheolis</text:p>
      <text:p text:style-name="Standard">38 - quod nunc refficitur et repparatur prope Cristolium in maleria sua</text:p>
      <text:p text:style-name="Standard">39 - Au. Regine</text:p>
      <text:p text:style-name="Standard">40 - preceptum est ei quod ipse ea restituat et reddat infra diem</text:p>
      <text:p text:style-name="Standard">41 - G. de Alneolo</text:p>
      <text:p text:style-name="Standard">42 - crastinam per totam diem / et quod ipse informet dominos de</text:p>
      <text:p text:style-name="Standard">43 - G. de Albyaco</text:p>
      <text:p text:style-name="Standard">44 - jure quod dicit sibi competere in tlibus lignis. Ipse vero</text:p>
      <text:p text:style-name="Standard">45 - G. Fedelli</text:p>
      <text:p text:style-name="Standard">46 - majior acquievit precepto dominorum et promisit illa ligna</text:p>
      <text:p text:style-name="Standard">47 - J. Voignon</text:p>
      <text:p text:style-name="Standard">48 - restituere infia illud temporus.</text:p>
      <text:p text:style-name="Standard">49 - Ph. de Salione</text:p>
      <text:p text:style-name="Standard">50 - J. de Bhordis</text:p>
      <text:p text:style-name="Standard">51 - Restitute sunt claves scripturarum ecclesie existenciam</text:p>
      <text:p text:style-name="Standard">52 - L. de Maignaco infirmus</text:p>
      <text:p text:style-name="Standard">53 - in thesamo domino Decano.</text:p>
      <text:p text:style-name="Standard">54 - preceptum est officiario aniversariorum quod faciat obligare dyonisium Gileti cum fuit extra</text:p>
      <text:p text:style-name="Standard">55 - Castalletum pro vii. lb. que alias fuerunt sibi concesse pro habenda gracia sua</text:p>
      <text:p text:style-name="Standard">=FRAN_0393_10837_L.jpg=</text:p>
      <text:p text:style-name="Standard">1 - *</text:p>
      <text:p text:style-name="Standard">2 - sumus nonagesimo tercis</text:p>
      <text:p text:style-name="Standard">3 - Die sabbati sequenti capitulantibus dominis</text:p>
      <text:p text:style-name="Standard">4 - licencia</text:p>
      <text:p text:style-name="Standard">5 - P. Decano</text:p>
      <text:p text:style-name="Standard">6 - Johannes Caillart</text:p>
      <text:p text:style-name="Standard">7 - Data est licenciatu Guillelmo Auffert de</text:p>
      <text:p text:style-name="Standard">8 - H. Cantore</text:p>
      <text:p text:style-name="Standard">9 - Martinus Mutoriis</text:p>
      <text:p text:style-name="Standard">10 - eundo apud curam suam et quod non</text:p>
      <text:p text:style-name="Standard">11 - G. archidiacono ecclesie</text:p>
      <text:p text:style-name="Standard">12 - Hobertus Berengarii</text:p>
      <text:p text:style-name="Standard"><text:soft-page-break/>13 - maneat illac nisi per duos dies</text:p>
      <text:p text:style-name="Standard">14 - Sy. Succentore</text:p>
      <text:p text:style-name="Standard">15 - Stephanus Theobaldi</text:p>
      <text:p text:style-name="Standard">16 - P. Forteti</text:p>
      <text:p text:style-name="Standard">17 - Dominus Johannes Doussin presbyter renunciavit</text:p>
      <text:p text:style-name="Standard">18 - Johannes Constantini</text:p>
      <text:p text:style-name="Standard">19 - G. Veyrac</text:p>
      <text:p text:style-name="Standard">20 - missis archidiaconus A trabatensis que date</text:p>
      <text:p text:style-name="Standard">21 - Guillotus Cassoti</text:p>
      <text:p text:style-name="Standard">22 - J. de Pompodorio</text:p>
      <text:p text:style-name="Standard">23 - Laurensi Bigorne</text:p>
      <text:p text:style-name="Standard">24 - fuerunt domino Egidio Faillembiensi ad</text:p>
      <text:p text:style-name="Standard">25 - N. Chandardi</text:p>
      <text:p text:style-name="Standard">26 - Perrotinus valeti</text:p>
      <text:p text:style-name="Standard">27 - beneplacitum dominorum</text:p>
      <text:p text:style-name="Standard">28 - de Karolay</text:p>
      <text:p text:style-name="Standard">29 - Thomas Le Pele</text:p>
      <text:p text:style-name="Standard">30 - de Socto</text:p>
      <text:p text:style-name="Standard">31 - Guillelmus Allierini</text:p>
      <text:p text:style-name="Standard">32 - Ar. Jausserandi</text:p>
      <text:p text:style-name="Standard">33 - Guillelmus Auffert</text:p>
      <text:p text:style-name="Standard">34 - R. de Lorriaco</text:p>
      <text:p text:style-name="Standard">35 - Gidius Pinelli</text:p>
      <text:p text:style-name="Standard">36 - L. de Mongeria</text:p>
      <text:p text:style-name="Standard">37 - Gervesotus tyesse renunciaverunt officiis suis videlce officio macicocie</text:p>
      <text:p text:style-name="Standard">38 - P. Prepoati</text:p>
      <text:p text:style-name="Standard">39 - et clericature matutinarum</text:p>
      <text:p text:style-name="Standard">40 - B. de Thierno</text:p>
      <text:p text:style-name="Standard">41 - R. de Putheolis</text:p>
      <text:p text:style-name="Standard">42 - Hutinus medici presentavit dominis litteram scolaritatis ut non solveret quadam</text:p>
      <text:p text:style-name="Standard">43 - Au. Regine</text:p>
      <text:p text:style-name="Standard">44 - emendam quam debebat / et fuit ei injuncta primea quod ab hinc usque ad</text:p>
      <text:p text:style-name="Standard">45 - G. de Alneolo</text:p>
      <text:p text:style-name="Standard">46 - prima sa</text:p>
      <text:p text:style-name="Standard">47 - Pascha ipse dicat in ecclesia Parisiensis primam lictonem matutinarum sub pena</text:p>
      <text:p text:style-name="Standard">48 - Lucaris</text:p>
      <text:p text:style-name="Standard"><text:soft-page-break/>49 - G. de Albyacon</text:p>
      <text:p text:style-name="Standard">50 - excomunicacionis / qui postmodum obedunt per trs dies tamen modo</text:p>
      <text:p text:style-name="Standard">51 - de Sancto Petro</text:p>
      <text:p text:style-name="Standard">52 - G.</text:p>
      <text:p text:style-name="Standard">53 - Ph. de Salione</text:p>
      <text:p text:style-name="Standard">54 - porcio missarum domini episcopi Parisiensis quam tenebat dominus P. Mangis concessa</text:p>
      <text:p text:style-name="Standard">55 - N. de Ordeomonte</text:p>
      <text:p text:style-name="Standard">56 - clerico promagis / qui juravit reventm et obediam</text:p>
      <text:p text:style-name="Standard">57 - domino Reginaldo</text:p>
      <text:p text:style-name="Standard">58 - G. Fedelli</text:p>
      <text:p text:style-name="Standard">59 - J. Voignon</text:p>
      <text:p text:style-name="Standard">60 - dominis et promisit renunciare ipsas sigulis annis in capitulo generali et est</text:p>
      <text:p text:style-name="Standard">61 - P. Forteti</text:p>
      <text:p text:style-name="Standard">62 - ei data licenciat portandi habitum ecclesie quamdiu habebit ipsas missas</text:p>
      <text:p text:style-name="Standard">63 - L. de Maignaco infirmus</text:p>
      <text:p text:style-name="Standard">64 - Dimictetur domino Stephano du Seau domus quam tenebat magister Stephano</text:p>
      <text:p text:style-name="Standard">65 - Boussardi pro precio quo locavrat eam sibi officiarius ad quem pertinet ipsa</text:p>
      <text:p text:style-name="Standard">66 - domus racione officii su</text:p>
      <text:p text:style-name="Standard">67 - matutine concesse sunt amo in antea domino Jacobo de Villa judea qui continuavit in ecclesia per L. anno</text:p>
      <text:p text:style-name="Standard">68 - Statutum olim factum quod non debeat vendi uiium in claustro per canonicum nec aliquem alium quemcunque subpena</text:p>
      <text:p text:style-name="Standard">69 - perdicionis vini quod positum fuerit in vendicione et quod debet applicari usui domus Dei Confirmatum est</text:p>
      <text:p text:style-name="Standard">70 - et declaratum ulterius quod ano in antea non fiat eciam tamberna seu vendatur vinum per hostia posteriora</text:p>
      <text:p text:style-name="Standard">71 - domorum claustralium.</text:p>
      <text:p text:style-name="Standard">72 - n capitule va</text:p>
      <text:p text:style-name="Standard">73 - Statutum est quod quicunque canonicus in capitulo depa</text:p>
      <text:p text:style-name="Standard">74 - vucionibus quibuscunmque donec venerit ad emendat</text:p>
      <text:p text:style-name="Standard">75 - ad aiti</text:p>
      <text:p text:style-name="Standard">76 - 2a</text:p>
      <text:p text:style-name="Standard">77 - ituntum antiquintus factum de commorantibus in claustro scilicet quod nulls canonicus Parisiensi titulo locati conducti</text:p>
      <text:p text:style-name="Standard">78 - ve seu precarii aut alioquocunque titulo possit manere in ipso claustro cum aliquo canonico in eadem domo hodie fuit</text:p>
      <text:p text:style-name="Standard">79 - confirmatum / et fuit ordinatum quod nullus habens domum in claustro / possit hospitari in domo sua quacunque</text:p>
      <text:p text:style-name="Standard"><text:soft-page-break/>80 - personam que non fuerit de habitu ecclesie / nisi tenuerit ipsam propriis sumptibus suis et expensis / et fuit dictum</text:p>
      <text:p text:style-name="Standard">81 - notarius capituli quod dicet domino Stephano du seau ecclesie parisiensi vicario ut licenciaret a domo sua magistrum Johannem</text:p>
      <text:p text:style-name="Standard">82 - Rose secum commorante et extraneum quod et fecit</text:p>
      <text:p text:style-name="Standard">=FRAN_0393_10838_L.jpg=</text:p>
      <text:p text:style-name="Standard">1 - 424</text:p>
      <text:p text:style-name="Standard">2 - F</text:p>
      <text:p text:style-name="Standard">3 - Die lune xxxa junii post festum apostorum Petri et Pauli capitulantibus dominis in capitulo adoc genera</text:p>
      <text:p text:style-name="Standard">4 - P. Decano</text:p>
      <text:p text:style-name="Standard">5 - Dlacet dominis quod capitulum generale continuetur per totam</text:p>
      <text:p text:style-name="Standard">6 - continuacio</text:p>
      <text:p text:style-name="Standard">7 - H. Cantore</text:p>
      <text:p text:style-name="Standard">8 - istam ebdomadam et distribuetur medietas denariorum</text:p>
      <text:p text:style-name="Standard">9 - G. archidiacono ecclesie</text:p>
      <text:p text:style-name="Standard">10 - qui debebant in aliis precedentes capitulis.</text:p>
      <text:p text:style-name="Standard">11 - Sy. Succentore</text:p>
      <text:p text:style-name="Standard">12 - de Pompiao</text:p>
      <text:p text:style-name="Standard">13 - J. Chandardi</text:p>
      <text:p text:style-name="Standard">14 - de Karolay</text:p>
      <text:p text:style-name="Standard">15 - s</text:p>
      <text:p text:style-name="Standard">16 - P. Forteti</text:p>
      <text:p text:style-name="Standard">17 - B. de Thierno</text:p>
      <text:p text:style-name="Standard">18 - Ar. Jausserandi</text:p>
      <text:p text:style-name="Standard">19 - de Mongeria</text:p>
      <text:p text:style-name="Standard">20 - L</text:p>
      <text:p text:style-name="Standard">21 - R. de Lorriaco</text:p>
      <text:p text:style-name="Standard">22 - P. Prepositi</text:p>
      <text:p text:style-name="Standard">23 - G. de Alneolo</text:p>
      <text:p text:style-name="Standard">24 - G. de Albyaco</text:p>
      <text:p text:style-name="Standard">25 - G. Fedelli</text:p>
      <text:p text:style-name="Standard">26 - N. Voignon</text:p>
      <text:p text:style-name="Standard">27 - P.</text:p>
      <text:p text:style-name="Standard">28 - An. Regine</text:p>
      <text:p text:style-name="Standard">29 - Luvit</text:p>
      <text:p text:style-name="Standard">30 - L. de Maignaco infirmus</text:p>
      <text:p text:style-name="Standard"><text:soft-page-break/>31 - Die martis sequenti pria jullii</text:p>
      <text:p text:style-name="Standard">32 - +</text:p>
      <text:p text:style-name="Standard">33 - P. decano</text:p>
      <text:p text:style-name="Standard">34 - Bemictitur carcer illis de Christolio expensis factas</text:p>
      <text:p text:style-name="Standard">35 - H. Cantore</text:p>
      <text:p text:style-name="Standard">36 - tamen ipsi solvent</text:p>
      <text:p text:style-name="Standard">37 - G. archidiacono ecclesie</text:p>
      <text:p text:style-name="Standard">38 - Sy. succentore</text:p>
      <text:p text:style-name="Standard">39 - Datur domino Blancheto Braque militi quod possit assidare</text:p>
      <text:p text:style-name="Standard">40 - J. de Pompao</text:p>
      <text:p text:style-name="Standard">41 - xxi lb. paris. quas debet ecclesie ad causam processionis guagerii</text:p>
      <text:p text:style-name="Standard">42 - N. Chaudart</text:p>
      <text:p text:style-name="Standard">43 - pape causu quo ipse infra x. dies portabit conssenim sue uxor</text:p>
      <text:p text:style-name="Standard">44 - J. de Karolay</text:p>
      <text:p text:style-name="Standard">45 - usque ad annum</text:p>
      <text:p text:style-name="Standard">46 - Ar. Jausserandi</text:p>
      <text:p text:style-name="Standard">47 - Dabuntur domino Cardinali de Luna due Caude vini una</text:p>
      <text:p text:style-name="Standard">48 - donum</text:p>
      <text:p text:style-name="Standard">49 - L. de Mongeria</text:p>
      <text:p text:style-name="Standard">50 - de Belna et altera de Sancto Perciano et due duodene panis capiltlli</text:p>
      <text:p text:style-name="Standard">51 - R. de Lorriaco</text:p>
      <text:p text:style-name="Standard">52 - una videi illa de Belva fuit empta a magistro Phpp. de Salione</text:p>
      <text:p text:style-name="Standard">53 - P. Prepositi</text:p>
      <text:p text:style-name="Standard">54 - precio xv. fr. et altera de Sancto Porciano a magistro B. de Thiern</text:p>
      <text:p text:style-name="Standard">55 - G. de Veyrac</text:p>
      <text:p text:style-name="Standard">56 - precio viii fr. et solvet camerarius clericus.</text:p>
      <text:p text:style-name="Standard">57 - B. de Thierno</text:p>
      <text:p text:style-name="Standard">58 - R. de Putheolis</text:p>
      <text:p text:style-name="Standard">59 - G. de Albyaco</text:p>
      <text:p text:style-name="Standard">60 - P. de Castro</text:p>
      <text:p text:style-name="Standard">61 - Ph. de Salione</text:p>
      <text:p text:style-name="Standard">62 - G. Fedelli</text:p>
      <text:p text:style-name="Standard">63 - J. Voignon</text:p>
      <text:p text:style-name="Standard">64 - P. Forteti</text:p>
      <text:p text:style-name="Standard">65 - Au. Regine</text:p>
      <text:p text:style-name="Standard">66 - L. de Maignaco infirmus</text:p>
      <text:p text:style-name="Standard"><text:soft-page-break/>=FRAN_0393_10839_L.jpg=</text:p>
      <text:p text:style-name="Standard">1 - juls nogesimo tercio</text:p>
      <text:p text:style-name="Standard">2 - xi</text:p>
      <text:p text:style-name="Standard">3 - 3</text:p>
      <text:p text:style-name="Standard">4 - solvi</text:p>
      <text:p text:style-name="Standard">5 - Anno quo supra die mercurii sequenti iia julii capitulantibus dominis</text:p>
      <text:p text:style-name="Standard">6 - P. Decano</text:p>
      <text:p text:style-name="Standard">7 - Statutum antiquum factum olim de mlittribus non tenentbus in claustro</text:p>
      <text:p text:style-name="Standard">8 - M. Cantore</text:p>
      <text:p text:style-name="Standard">9 - remissum est ad jus comme</text:p>
      <text:p text:style-name="Standard">10 - G. archidiacono ecclesie</text:p>
      <text:p text:style-name="Standard">11 - Statutum vero de caxillai coma Barba sotularibus ad laquenm</text:p>
      <text:p text:style-name="Standard">12 - Sy. succentore</text:p>
      <text:p text:style-name="Standard">13 - et confutitus. reissum est ad jus comme.</text:p>
      <text:p text:style-name="Standard">14 - P. Roberti</text:p>
      <text:p text:style-name="Standard">15 - de Pomipcaro</text:p>
      <text:p text:style-name="Standard">16 - s</text:p>
      <text:p text:style-name="Standard">17 - Statutum de xxi. diebus confirmatum est nosto quo anno proxime</text:p>
      <text:p text:style-name="Standard">18 - Chandarit</text:p>
      <text:p text:style-name="Standard">19 - P</text:p>
      <text:p text:style-name="Standard">20 - preterito</text:p>
      <text:p text:style-name="Standard">21 - *.</text:p>
      <text:p text:style-name="Standard">22 - de Karolay</text:p>
      <text:p text:style-name="Standard">23 - P. Forteti</text:p>
      <text:p text:style-name="Standard">24 - A.</text:p>
      <text:p text:style-name="Standard">25 - Jausserandi</text:p>
      <text:p text:style-name="Standard">26 - de Mongeria</text:p>
      <text:p text:style-name="Standard">27 - B. de Thierno</text:p>
      <text:p text:style-name="Standard">28 - Statutum de repparacionibus domorum modificatum est sic videlicet quod visitabunt</text:p>
      <text:p text:style-name="Standard">29 - P. Prepositi</text:p>
      <text:p text:style-name="Standard">30 - domus claustri de Reniio in temnum et si repperiantur alique repperanda</text:p>
      <text:p text:style-name="Standard">31 - de Albyaco</text:p>
      <text:p text:style-name="Standard">32 - G.</text:p>
      <text:p text:style-name="Standard">33 - que possint adhuc stare usque ad decennium servi juramentum et relacionem</text:p>
      <text:p text:style-name="Standard">34 - de Lorriaco</text:p>
      <text:p text:style-name="Standard">35 - jurati ecclesie non repparabuntur alias fierat ipse repparaciones et si canonic</text:p>
      <text:p text:style-name="Standard"><text:soft-page-break/>36 - Fedelli</text:p>
      <text:p text:style-name="Standard">37 - G.</text:p>
      <text:p text:style-name="Standard">38 - vel alius obtinens ipsas domos decesserit infra illud Remium non</text:p>
      <text:p text:style-name="Standard">39 - *.</text:p>
      <text:p text:style-name="Standard">40 - Voignon</text:p>
      <text:p text:style-name="Standard">41 - tenebitur ad alias repparaciones</text:p>
      <text:p text:style-name="Standard">42 - Ph. de Salione</text:p>
      <text:p text:style-name="Standard">43 - de maignaco infirmus</text:p>
      <text:p text:style-name="Standard">44 - 1</text:p>
      <text:p text:style-name="Standard">45 - vid e.</text:p>
      <text:p text:style-name="Standard">46 - de socto</text:p>
      <text:p text:style-name="Standard">47 - Die jovis sequente iii jullii</text:p>
      <text:p text:style-name="Standard">48 - P. Decano</text:p>
      <text:p text:style-name="Standard">49 - Peceptum est domino Johanni Bleyn matriculario clerico ecclesie quod ipse afferat</text:p>
      <text:p text:style-name="Standard">50 - J. Bleyn</text:p>
      <text:p text:style-name="Standard">51 - H. Cantore</text:p>
      <text:p text:style-name="Standard">52 - in scriptis et per declaracionem omnia emolumentum pertiencius officio ipsorum magistr</text:p>
      <text:p text:style-name="Standard">53 - G. Archidiacono ceclesie</text:p>
      <text:p text:style-name="Standard">54 - triculariorum sub pena perurii et it a peromisit facere</text:p>
      <text:p text:style-name="Standard">55 - Sy. succentore</text:p>
      <text:p text:style-name="Standard">56 - P. Roberti</text:p>
      <text:p text:style-name="Standard">57 - Placet dominis quod fabrica ecclesie emat duo psalcia feriata pro</text:p>
      <text:p text:style-name="Standard">58 - de Pompo</text:p>
      <text:p text:style-name="Standard">59 - Ossiculando in ecclesia.</text:p>
      <text:p text:style-name="Standard">60 - L. de Mongeria</text:p>
      <text:p text:style-name="Standard">61 - G. de Veyrac</text:p>
      <text:p text:style-name="Standard">62 - Datus est terminus unius mensis domino Blancheto Braque ad afferendum</text:p>
      <text:p text:style-name="Standard">63 - J. de Karolay</text:p>
      <text:p text:style-name="Standard">64 - litteram conservus uxris sue / alias gracia sibi in alio capitulo facta erit ulla</text:p>
      <text:p text:style-name="Standard">65 - P. Forteti</text:p>
      <text:p text:style-name="Standard">66 - Ar. Jausserandi</text:p>
      <text:p text:style-name="Standard">67 - B. de Thierno</text:p>
      <text:p text:style-name="Standard">68 - P. Peporti</text:p>
      <text:p text:style-name="Standard">69 - R. de Putheolcis</text:p>
      <text:p text:style-name="Standard">70 - G. de Albyaco</text:p>
      <text:p text:style-name="Standard">71 - Ph.o de Salione</text:p>
      <text:p text:style-name="Standard"><text:soft-page-break/>72 - G. Fedelli</text:p>
      <text:p text:style-name="Standard">73 - J. Voignon</text:p>
      <text:p text:style-name="Standard">74 - R. de Lorriaco</text:p>
      <text:p text:style-name="Standard">75 - L. de Maignaco in firmus</text:p>
      <text:p text:style-name="Standard">=FRAN_0393_10840_L.jpg=</text:p>
      <text:p text:style-name="Standard">1 - .</text:p>
      <text:p text:style-name="Standard">2 - 26</text:p>
      <text:p text:style-name="Standard">3 - Anno quo supra die veneris iiiia jullii capitulantibus dominis in die Sancti Martini estina</text:p>
      <text:p text:style-name="Standard">4 - suv</text:p>
      <text:p text:style-name="Standard">5 - Domini sunt concordes quod fossatum quod est inter bonnoliu et</text:p>
      <text:p text:style-name="Standard">6 - P. Decano</text:p>
      <text:p text:style-name="Standard">7 - cristolium super rippariam Marie / et quod volabat</text:p>
      <text:p text:style-name="Standard">8 - Bonoica</text:p>
      <text:p text:style-name="Standard">9 - archidiacono ecclesie</text:p>
      <text:p text:style-name="Standard">10 - G</text:p>
      <text:p text:style-name="Standard">11 - habtere ab ecclesia magister Ludovicus Blancheti quod illud</text:p>
      <text:p text:style-name="Standard">12 - Succentore</text:p>
      <text:p text:style-name="Standard">13 - Sy</text:p>
      <text:p text:style-name="Standard">14 - fossatum curabitur et non tradetur dicto magistro</text:p>
      <text:p text:style-name="Standard">15 - Roberti</text:p>
      <text:p text:style-name="Standard">16 - P</text:p>
      <text:p text:style-name="Standard">17 - Ludovico quia firma diminuetur de vi lb. par.</text:p>
      <text:p text:style-name="Standard">18 - de Pompaio</text:p>
      <text:p text:style-name="Standard">19 - *</text:p>
      <text:p text:style-name="Standard">20 - N. Chaudardi</text:p>
      <text:p text:style-name="Standard">21 - Data est sergenteria que nuper fuit Symonis de Reseris</text:p>
      <text:p text:style-name="Standard">22 - Pastontelli</text:p>
      <text:p text:style-name="Standard">23 - G. de Veyrac</text:p>
      <text:p text:style-name="Standard">24 - Guillelmus Pastorelli aurifabro ad beneplacitum dominorum sub</text:p>
      <text:p text:style-name="Standard">25 - J. de Karolay</text:p>
      <text:p text:style-name="Standard">26 - condcioinibus quod debeat interesse in omnibus processionibus tam</text:p>
      <text:p text:style-name="Standard">27 - Ar. Jausserandi</text:p>
      <text:p text:style-name="Standard">28 - ordinariis quam extr ordinariis vel providebit de persona honesta</text:p>
      <text:p text:style-name="Standard">29 - de socto</text:p>
      <text:p text:style-name="Standard">30 - +R.</text:p>
      <text:p text:style-name="Standard">31 - loco sui / Cum omneibus consuetis et emolumentis iiiior fr. et</text:p>
      <text:p text:style-name="Standard"><text:soft-page-break/>32 - J. Hue</text:p>
      <text:p text:style-name="Standard">33 - vii panum capituli.</text:p>
      <text:p text:style-name="Standard">34 - R. de Lorriaco</text:p>
      <text:p text:style-name="Standard">35 - L. de Mongeria</text:p>
      <text:p text:style-name="Standard">36 - Custodia clavium thesauri tradita est magistris</text:p>
      <text:p text:style-name="Standard">37 - P. Prepositi</text:p>
      <text:p text:style-name="Standard">38 - B. de Thierno et J. de Socto</text:p>
      <text:p text:style-name="Standard">39 - B. de Chierno</text:p>
      <text:p text:style-name="Standard">40 - Ordinatum est quod Johannes Challemanne serviens ecclesie habeat</text:p>
      <text:p text:style-name="Standard">41 - R.</text:p>
      <text:p text:style-name="Standard">42 - de Putheolis</text:p>
      <text:p text:style-name="Standard">43 - Geola</text:p>
      <text:p text:style-name="Standard">44 - geolamn capituli ad beneplacitum dominorum cum geolarius presers</text:p>
      <text:p text:style-name="Standard">45 - G. de Albyaco</text:p>
      <text:p text:style-name="Standard">46 - Fedelli</text:p>
      <text:p text:style-name="Standard">47 - G.</text:p>
      <text:p text:style-name="Standard">48 - dimiserit ipsam</text:p>
      <text:p text:style-name="Standard">49 - Ph. de Salione</text:p>
      <text:p text:style-name="Standard">50 - Voignon</text:p>
      <text:p text:style-name="Standard">51 - de maignaco infirmus</text:p>
      <text:p text:style-name="Standard">52 - sx. s. vi d.</text:p>
      <text:p text:style-name="Standard">53 - s</text:p>
      <text:p text:style-name="Standard">54 - De Sancto Martino</text:p>
      <text:p text:style-name="Standard">55 - hac die domini fuerunt processionaliter apud Sanctum Martinum de Campis et post decantacionem misse</text:p>
      <text:p text:style-name="Standard">56 - ipsi venerunt in capitulo ipsius ecclesie cum religioso vnro fractre Johanne de Attrabato suppore ipsius ecclesie et</text:p>
      <text:p text:style-name="Standard">57 - Smartus</text:p>
      <text:p text:style-name="Standard">58 - aliis quam pluribus religiosis ipsius ecclesie / et ibidem dominus decanus petiit ab ipso domino suppore siessent in</text:p>
      <text:p text:style-name="Standard">59 - carcibus ipsius ecclesie aliqui prisiorarii et si aliqui essent quod ipsos eis redderent sermi formam arresti</text:p>
      <text:p text:style-name="Standard">60 - alias super hoc facti . Et ipse supprior respondit quod nlles prisionarios habebant et quod si</text:p>
      <text:p text:style-name="Standard">61 - aliquos haberent ipsos eis restituerent presenties Johanne Challemaine servientes ecclesie Parisiensis Johanne</text:p>
      <text:p text:style-name="Standard">62 - Morelli canonico Senonensis et pluribus aliis.</text:p>
      <text:p text:style-name="Standard">63 - Fiat nomincio nisi canosium coti manoiem de Chmsolio</text:p>
      <text:p text:style-name="Standard"><text:soft-page-break/>=FRAN_0393_10841_L.jpg=</text:p>
      <text:p text:style-name="Standard">1 - Jullius nogaisi tercio</text:p>
      <text:p text:style-name="Standard">2 - lxiiii</text:p>
      <text:p text:style-name="Standard">3 - vx2.</text:p>
      <text:p text:style-name="Standard">4 - Die sabbati sequenti quinta jullii in fine capitulorum generalium</text:p>
      <text:p text:style-name="Standard">5 - P. Decano</text:p>
      <text:p text:style-name="Standard">6 - Emenda remissa est emenda deffectu quem secat pouret pulsator</text:p>
      <text:p text:style-name="Standard">7 - parvarum campanarum de non comparendo coram camerario Layco</text:p>
      <text:p text:style-name="Standard">8 - H. Cantore</text:p>
      <text:p text:style-name="Standard">9 - quia ipsa die per suum juramnt erat multum infirmus</text:p>
      <text:p text:style-name="Standard">10 - G. archidiacono ecclesie</text:p>
      <text:p text:style-name="Standard">11 - Sy. succentore</text:p>
      <text:p text:style-name="Standard">12 - P. Roberti</text:p>
      <text:p text:style-name="Standard">13 - Cantor Dominus Cantor requisivit dominos prout etiam alias ipsos requisiverat</text:p>
      <text:p text:style-name="Standard">14 - quod ipsi vellent sibi ondere jura et onera cantorie sue in scriptiis</text:p>
      <text:p text:style-name="Standard">15 - J. de Pomparo</text:p>
      <text:p text:style-name="Standard">16 - si qua essent aut quod refferrent se usui antiquo et</text:p>
      <text:p text:style-name="Standard">17 - Ar. Jausserandi</text:p>
      <text:p text:style-name="Standard">18 - consuetudini servate serdum relacionem antiquorum ecclesie / et quod sic</text:p>
      <text:p text:style-name="Standard">19 - G. de Veyrac</text:p>
      <text:p text:style-name="Standard">20 - J. de Karolay</text:p>
      <text:p text:style-name="Standard">21 - permitterent ipsum uti jurilbius et preminencios suis. et de hoc.</text:p>
      <text:p text:style-name="Standard">22 - pecitu instrment a me N. Sellani</text:p>
      <text:p text:style-name="Standard">23 - N. Chaudardi</text:p>
      <text:p text:style-name="Standard">24 - P. Forteti</text:p>
      <text:p text:style-name="Standard">25 - R. de Lorriaco</text:p>
      <text:p text:style-name="Standard">26 - Magister Nicolaus Charronis procurator magistri Guillelmi Symonnelli</text:p>
      <text:p text:style-name="Standard">27 - L. de Mongeria</text:p>
      <text:p text:style-name="Standard">28 - rectorus parrochialis ecclesie de Choysiaco in Brya Meldensis diocesis ut</text:p>
      <text:p text:style-name="Standard">29 - Symoneli</text:p>
      <text:p text:style-name="Standard">30 - P. Preositi</text:p>
      <text:p text:style-name="Standard">31 - apparet per procuratorium signatum manu Yvonis de Fageto notariis</text:p>
      <text:p text:style-name="Standard">32 - Au. Grangerii</text:p>
      <text:p text:style-name="Standard">33 - publici sub anno nonagesimo secundo et die xa mensis febris exhibuit</text:p>
      <text:p text:style-name="Standard">34 - R. de Putheolis</text:p>
      <text:p text:style-name="Standard">35 - et presentavit in capitulo bullas sub data xvii° lla junii anno</text:p>
      <text:p text:style-name="Standard"><text:soft-page-break/>36 - de socto</text:p>
      <text:p text:style-name="Standard">37 - quartodecimo et processum venerabilis viri domini Petri de Ruppe forti</text:p>
      <text:p text:style-name="Standard">38 - G. Fedelli</text:p>
      <text:p text:style-name="Standard">39 - Decani ecclesie Sancti Agricoli Anionensis sub anno nonagesimo tercio</text:p>
      <text:p text:style-name="Standard">40 - Ph. de Salione</text:p>
      <text:p text:style-name="Standard">41 - et die iiiia mensis juniy supera hoc const et inde secutum quandam</text:p>
      <text:p text:style-name="Standard">42 - G. de Albyaco</text:p>
      <text:p text:style-name="Standard">43 - graciam per dominum nostrum papam dicto magistro Guillelmo factam continentes</text:p>
      <text:p text:style-name="Standard">44 - L. de Maignaco infirmus</text:p>
      <text:p text:style-name="Standard">45 - Ad collacionem etc. dominorum episcopi decani et capituli sigulorum pro canonicorum</text:p>
      <text:p text:style-name="Standard">46 - ecclesie Parisiensis comunit vel davisiri eciam si in ecclesia cathedrali</text:p>
      <text:p text:style-name="Standard">47 - existat cum cura vel sine cura / si cum cura xl. si sine cura</text:p>
      <text:p text:style-name="Standard">48 - xxx. librm etc.</text:p>
      <text:p text:style-name="Standard">=FRAN_0393_10842_L.jpg=</text:p>
      <text:p text:style-name="Standard">1 - Jullis</text:p>
      <text:p text:style-name="Standard">2 - 28</text:p>
      <text:p text:style-name="Standard">3 - Anno quo supra die lune viia jullii capitulantibus dominis</text:p>
      <text:p text:style-name="Standard">4 - P. Decano</text:p>
      <text:p text:style-name="Standard">5 - Ordinatum est quod domini loquatur cum boulengio capituli ut</text:p>
      <text:p text:style-name="Standard">6 - H. Cantore</text:p>
      <text:p text:style-name="Standard">7 - faciat panem melius proparatum quam consuevit facere</text:p>
      <text:p text:style-name="Standard">8 - Boulenges</text:p>
      <text:p text:style-name="Standard">9 - G. archidiacono ecclesie</text:p>
      <text:p text:style-name="Standard">10 - et si ipse voluerit quictare ferum quod habet cum dominis / fiet</text:p>
      <text:p text:style-name="Standard">11 - Sy. Succentore</text:p>
      <text:p text:style-name="Standard">12 - novum forum cum illo qui vult facere sextarium pro xii s. pr.</text:p>
      <text:p text:style-name="Standard">13 - de Pompiao</text:p>
      <text:p text:style-name="Standard">14 - usque ad medium annum vel pro xiiii. usque ad annum / Et</text:p>
      <text:p text:style-name="Standard">15 - P.</text:p>
      <text:p text:style-name="Standard">16 - de Karolay</text:p>
      <text:p text:style-name="Standard">17 - quia fuit hodie reppertus adhuc panis non sufficiens</text:p>
      <text:p text:style-name="Standard">18 - de Lorriaco</text:p>
      <text:p text:style-name="Standard">19 - R</text:p>
      <text:p text:style-name="Standard">20 - Domini R. de Puthac et Ph. de Salione fuerunt deputati</text:p>
      <text:p text:style-name="Standard">21 - N. Chaudardi</text:p>
      <text:p text:style-name="Standard">22 - ad loquendum cum ipso primo boulengerio / qui eciam statim fuerunt</text:p>
      <text:p text:style-name="Standard"><text:soft-page-break/>23 - de socto</text:p>
      <text:p text:style-name="Standard">24 - +</text:p>
      <text:p text:style-name="Standard">25 - loquei et retulerunt quod ipse erat contentus de quictando</text:p>
      <text:p text:style-name="Standard">26 - P. Forteti</text:p>
      <text:p text:style-name="Standard">27 - forum si placeret dominis / quibus bene placuit / et fuit ordinatm quod</text:p>
      <text:p text:style-name="Standard">28 - recipetur forum alterius usque ad medium annum pro xii s.</text:p>
      <text:p text:style-name="Standard">29 - Ar. Jausserandi</text:p>
      <text:p text:style-name="Standard">30 - de Veyrac</text:p>
      <text:p text:style-name="Standard">31 - G</text:p>
      <text:p text:style-name="Standard">32 - P. Prporti</text:p>
      <text:p text:style-name="Standard">33 - B. de Thierno</text:p>
      <text:p text:style-name="Standard">34 - Hue</text:p>
      <text:p text:style-name="Standard">35 - J</text:p>
      <text:p text:style-name="Standard">36 - R</text:p>
      <text:p text:style-name="Standard">37 - de Putheolis</text:p>
      <text:p text:style-name="Standard">38 - G. de Albyaco</text:p>
      <text:p text:style-name="Standard">39 - Ph. de Salione</text:p>
      <text:p text:style-name="Standard">40 - T</text:p>
      <text:p text:style-name="Standard">41 - T. de Sancto Petro</text:p>
      <text:p text:style-name="Standard">42 - Fedelli</text:p>
      <text:p text:style-name="Standard">43 - E</text:p>
      <text:p text:style-name="Standard">44 - Mn. Regine</text:p>
      <text:p text:style-name="Standard">45 - Voignon</text:p>
      <text:p text:style-name="Standard">46 - G. de Alneolo</text:p>
      <text:p text:style-name="Standard">47 - . xii s. vi d. L. de magisaio infirmus</text:p>
      <text:p text:style-name="Standard">48 - Anno quo supra die mercurii ixa jullii capitulantibus dominis</text:p>
      <text:p text:style-name="Standard">49 - P. Decano</text:p>
      <text:p text:style-name="Standard">50 - Hodie Guillelmus Pastourelli au fuerat predie data franca</text:p>
      <text:p text:style-name="Standard">51 - H. Cantore</text:p>
      <text:p text:style-name="Standard">52 - Pastourelli</text:p>
      <text:p text:style-name="Standard">53 - ser genteria que quondam fuit dymiodis de Roseriis fecit</text:p>
      <text:p text:style-name="Standard">54 - G. archidiacono ecclesie</text:p>
      <text:p text:style-name="Standard">55 - juramentum</text:p>
      <text:p text:style-name="Standard">56 - Sy. succentor</text:p>
      <text:p text:style-name="Standard">57 - P. Roberti</text:p>
      <text:p text:style-name="Standard">58 - Memoie de demander aux executeurs de la royne</text:p>
      <text:p text:style-name="Standard"><text:soft-page-break/>59 - *</text:p>
      <text:p text:style-name="Standard">60 - de Pomparo</text:p>
      <text:p text:style-name="Standard">61 - Jehanne ou de la Auchesse doilyens ou sont les lettres</text:p>
      <text:p text:style-name="Standard">62 - Ar. Jausserandi</text:p>
      <text:p text:style-name="Standard">63 - de socto</text:p>
      <text:p text:style-name="Standard">64 - touchans le fait de l'execucion et les lettres de la</text:p>
      <text:p text:style-name="Standard">65 - 4</text:p>
      <text:p text:style-name="Standard">66 - J. Voignon</text:p>
      <text:p text:style-name="Standard">67 - P. de Karolanyo</text:p>
      <text:p text:style-name="Standard">68 - vendicion de la terre de Dammart que ly vendi messire</text:p>
      <text:p text:style-name="Standard">69 - N. Chaudardi</text:p>
      <text:p text:style-name="Standard">70 - An. Regine</text:p>
      <text:p text:style-name="Standard">71 - Symon de Hautevesse chevalier</text:p>
      <text:p text:style-name="Standard">72 - P. Forteti</text:p>
      <text:p text:style-name="Standard">73 - R. de Putheolis</text:p>
      <text:p text:style-name="Standard">74 - L. de Mongeria</text:p>
      <text:p text:style-name="Standard">75 - R. de Lorriaco</text:p>
      <text:p text:style-name="Standard">76 - B. de Thierno</text:p>
      <text:p text:style-name="Standard">77 - G. de Alneolo infirmus</text:p>
      <text:p text:style-name="Standard">78 - G. de Albyaco</text:p>
      <text:p text:style-name="Standard">79 - L. de Maignaco infirmus</text:p>
      <text:p text:style-name="Standard">80 - Phili.</text:p>
      <text:p text:style-name="Standard">81 - de Salyone</text:p>
      <text:p text:style-name="Standard">82 - de Sancto Petro</text:p>
      <text:p text:style-name="Standard">83 - G. Fedelli</text:p>
      <text:p text:style-name="Standard">84 - Hue</text:p>
      <text:p text:style-name="Standard">=FRAN_0393_10843_L.jpg=</text:p>
      <text:p text:style-name="Standard">1 - Jullivs nongesimo terci</text:p>
      <text:p text:style-name="Standard">2 - 2</text:p>
      <text:p text:style-name="Standard">3 - Anno quo supra die veneris xia jullii capitulantibus dominis</text:p>
      <text:p text:style-name="Standard">4 - P. Decano</text:p>
      <text:p text:style-name="Standard">5 - Adhuc loquetur semel cum domino Episcopo Parisiensies de grano quod</text:p>
      <text:p text:style-name="Standard">6 - H. Cantore</text:p>
      <text:p text:style-name="Standard">7 - debebat tradere receptor ipsius antequam procedatur ulterius via</text:p>
      <text:p text:style-name="Standard">8 - G. archidiacono ecclesie</text:p>
      <text:p text:style-name="Standard">9 - proestas data commissriis Sancti Mederici ad refferendum</text:p>
      <text:p text:style-name="Standard"><text:soft-page-break/>10 - Rigorusm.</text:p>
      <text:p text:style-name="Standard">11 - deffectus</text:p>
      <text:p text:style-name="Standard">12 - Sy. succentor</text:p>
      <text:p text:style-name="Standard">13 - Decanus pet capitulum ecclesie Parisie / ad Romantem ecclesiam alio medio pertinenciis dilectis</text:p>
      <text:p text:style-name="Standard">14 - P. Roberti</text:p>
      <text:p text:style-name="Standard">15 - nostris venerabilis vius / magistris Jo. Beauble utriusque jurie professori et P. de</text:p>
      <text:p text:style-name="Standard">16 - de Pompao</text:p>
      <text:p text:style-name="Standard">17 - J</text:p>
      <text:p text:style-name="Standard">18 - aupona magistro in medicina canonicus ecclesie</text:p>
      <text:p text:style-name="Standard">19 - par nobis immendat sbrecti</text:p>
      <text:p text:style-name="Standard">20 - J. de Karolay</text:p>
      <text:p text:style-name="Standard">21 - nostrie juficiaris et subditis. Salutem in domino . Suscepctis</text:p>
      <text:p text:style-name="Standard">22 - pis predicte ecclesie Sancti Mederic</text:p>
      <text:p text:style-name="Standard">23 - cura solicita nos admonet sut ipsa ecclesia in stati</text:p>
      <text:p text:style-name="Standard">24 - P. Forteti</text:p>
      <text:p text:style-name="Standard">25 - Croespero / ac in spiritualibus</text:p>
      <text:p text:style-name="Standard">26 - et temporalibus votiva suscipiat incrementa / Cum itas</text:p>
      <text:p text:style-name="Standard">27 - out novie intellerti</text:p>
      <text:p text:style-name="Standard">28 - Ar. Jausserandi</text:p>
      <text:p text:style-name="Standard">29 - fide dignorum relatu nonnulli deffenctus cotidie commictantur in divoio officio ecclesia</text:p>
      <text:p text:style-name="Standard">30 - ejusdem per ipsius beneficiatos firmarios et clericos quorum aliqui insolerces vitam</text:p>
      <text:p text:style-name="Standard">31 - L. de Mongeria</text:p>
      <text:p text:style-name="Standard">32 - ducunt inhorestam / vobis et vestrum culibet de quorum pericia probitate probitate</text:p>
      <text:p text:style-name="Standard">33 - N. Chandardi</text:p>
      <text:p text:style-name="Standard">34 - et industria / plenam in domino fiduciam continemus tenore presencium committimus</text:p>
      <text:p text:style-name="Standard">35 - J. de Kacolay</text:p>
      <text:p text:style-name="Standard">36 - quatinus vice nostra quam vobis concedimus in hac parte diligent inquiratis</text:p>
      <text:p text:style-name="Standard">37 - ac vos eciam debite informetie / de et super hujusmodi circa divinum officium desncti</text:p>
      <text:p text:style-name="Standard">38 - B. de Thierno</text:p>
      <text:p text:style-name="Standard">39 - per dictos beneficiatos firmarios vicarios et clericos et eorum queml</text:p>
      <text:p text:style-name="Standard">40 - J</text:p>
      <text:p text:style-name="Standard">41 - Hue</text:p>
      <text:p text:style-name="Standard">42 - commissaris Ipsosque deffectus in quantum poteritis in melius refometis / et</text:p>
      <text:p text:style-name="Standard">43 - de Socco</text:p>
      <text:p text:style-name="Standard">44 - est</text:p>
      <text:p text:style-name="Standard">45 - eos quos defficiente inveteritis / per decencionem distribucionum suarum / aut alias</text:p>
      <text:p text:style-name="Standard"><text:soft-page-break/>46 - de Albyaco</text:p>
      <text:p text:style-name="Standard">47 - prout vobis melius videbitur expedire secundum exigenciam et qualitatem deffectus</text:p>
      <text:p text:style-name="Standard">48 - R.</text:p>
      <text:p text:style-name="Standard">49 - de Putheols</text:p>
      <text:p text:style-name="Standard">50 - porniatis ac eciam corrigatis. Mandantes eodem tenore presencium omnibus et singuli</text:p>
      <text:p text:style-name="Standard">51 - R. de Lorriaco</text:p>
      <text:p text:style-name="Standard">52 - subditis nostris ecclesie memorate ut vobis in premissis pareant efficacier et</text:p>
      <text:p text:style-name="Standard">53 - intendant sicut nobis. Presentibus post annum minime valituris. Datum</text:p>
      <text:p text:style-name="Standard">54 - Ph. de Salione</text:p>
      <text:p text:style-name="Standard">55 - sub sigillo nostro die undecima mensis jullii anno Domini millesimo trecentesimo</text:p>
      <text:p text:style-name="Standard">56 - 3</text:p>
      <text:p text:style-name="Standard">57 - Fedelli</text:p>
      <text:p text:style-name="Standard">58 - nonagesimo tercio.</text:p>
      <text:p text:style-name="Standard">59 - de Alneolo infirmus</text:p>
      <text:p text:style-name="Standard">60 - G</text:p>
      <text:p text:style-name="Standard">61 - +N. de Ordeomonte</text:p>
      <text:p text:style-name="Standard">62 - xi s.</text:p>
      <text:p text:style-name="Standard">63 - L. de Maignaco infirmus</text:p>
      <text:p text:style-name="Standard">64 - Anno quo supra die lune xiiiia jullii post tnslacionem Sancti Benedicti capitulantibus dominis</text:p>
      <text:p text:style-name="Standard">65 - Ementur L. lbrum parisienseum a domino G. de Bordis precio octigentorum ser</text:p>
      <text:p text:style-name="Standard">66 - P. Decano</text:p>
      <text:p text:style-name="Standard">67 - De Bordis</text:p>
      <text:p text:style-name="Standard">68 - Cantore</text:p>
      <text:p text:style-name="Standard">69 - auri / et quia ipse jam debet alias L. librarum que alias fuerunt empte</text:p>
      <text:p text:style-name="Standard">70 - l</text:p>
      <text:p text:style-name="Standard">71 - archidiacono ecclesie</text:p>
      <text:p text:style-name="Standard">72 - G.</text:p>
      <text:p text:style-name="Standard">73 - precio v fr. fient nove lictere de C. lbras emptis precio xiiia fr.</text:p>
      <text:p text:style-name="Standard">74 - Sy. Succentore</text:p>
      <text:p text:style-name="Standard">75 - Roberti</text:p>
      <text:p text:style-name="Standard">76 - P.</text:p>
      <text:p text:style-name="Standard">77 - Data est licencia magistro Alardo de Villaribus ut faciat portare</text:p>
      <text:p text:style-name="Standard">78 - S</text:p>
      <text:p text:style-name="Standard">79 - Licen</text:p>
      <text:p text:style-name="Standard">80 - *</text:p>
      <text:p text:style-name="Standard">81 - de Pompodorio</text:p>
      <text:p text:style-name="Standard"><text:soft-page-break/>82 - gravesium domus sue ad terrale</text:p>
      <text:p text:style-name="Standard">83 - de Karolay</text:p>
      <text:p text:style-name="Standard">84 - Ar. Jausserandi</text:p>
      <text:p text:style-name="Standard">85 - Non recipietur resignacio capellanie Sanctorum Philippi et Jacobi pro permutacion</text:p>
      <text:p text:style-name="Standard">86 - Forteti</text:p>
      <text:p text:style-name="Standard">87 - facienda cum domino G. Jausserandi presbytero ad prebendam Sancti Gaugici camerio</text:p>
      <text:p text:style-name="Standard">88 - P</text:p>
      <text:p text:style-name="Standard">89 - de Mongeria</text:p>
      <text:p text:style-name="Standard">90 - s</text:p>
      <text:p text:style-name="Standard">91 - quam oltinet ipse dominus Guillelmus quia ipse est inhilis et insufficiens</text:p>
      <text:p text:style-name="Standard">92 - B. de Thierno</text:p>
      <text:p text:style-name="Standard">93 - omnio ad dina celebranda.</text:p>
      <text:p text:style-name="Standard">94 - G</text:p>
      <text:p text:style-name="Standard">95 - de Sancto Petro</text:p>
      <text:p text:style-name="Standard">96 - 2</text:p>
      <text:p text:style-name="Standard">97 - Expedientur matriculariis clericis xx lb. pars. que debentur</text:p>
      <text:p text:style-name="Standard">98 - Regis</text:p>
      <text:p text:style-name="Standard">99 - eis per camerarium clericum racione officii eorum et de cetero facient</text:p>
      <text:p text:style-name="Standard">100 - de socto</text:p>
      <text:p text:style-name="Standard">101 - *</text:p>
      <text:p text:style-name="Standard">102 - et exrcibunt officiaim eorum sedum fundacionem suam</text:p>
      <text:p text:style-name="Standard">103 - Ph. de Salione</text:p>
      <text:p text:style-name="Standard">104 - Fedelli</text:p>
      <text:p text:style-name="Standard">105 - G.</text:p>
      <text:p text:style-name="Standard">106 - Dominus G. Gueront archidiaonus ecclesie oneratus est de faciendo instrucionem</text:p>
      <text:p text:style-name="Standard">107 - de Albyaco</text:p>
      <text:p text:style-name="Standard">108 - G</text:p>
      <text:p text:style-name="Standard">109 - perrecuperaudis arreragiis debitis ecclesie</text:p>
      <text:p text:style-name="Standard">110 - Voignon</text:p>
      <text:p text:style-name="Standard">111 - de Putheoli</text:p>
      <text:p text:style-name="Standard">112 - R. de Lorriaco</text:p>
      <text:p text:style-name="Standard">113 - G. de Alneolo infirmus</text:p>
      <text:p text:style-name="Standard">114 - xi</text:p>
      <text:p text:style-name="Standard">115 - L. de Maignaco in firmu</text:p>
      <text:p text:style-name="Standard">116 - N. Chaudardi</text:p>
      <text:p text:style-name="Standard">=FRAN_0393_10844_L.jpg=</text:p>
      <text:p text:style-name="Standard"><text:soft-page-break/>1 - es</text:p>
      <text:p text:style-name="Standard">2 - Anno quo supra die mercurii xvia jullii capitulantibus dominis</text:p>
      <text:p text:style-name="Standard">3 - P. Decano</text:p>
      <text:p text:style-name="Standard">4 - Coqy</text:p>
      <text:p text:style-name="Standard">5 - Dati sunt commissarii ad audiendum compotu vicarii de Liricatum</text:p>
      <text:p text:style-name="Standard">6 - H. Cantore</text:p>
      <text:p text:style-name="Standard">7 - B. de Thierno J. de Socco et L. de Mongeria</text:p>
      <text:p text:style-name="Standard">8 - G. archidiacono ecclesie</text:p>
      <text:p text:style-name="Standard">9 - Tres matercularii clerici videlicet domini G. Bellefis J. Bleyn et</text:p>
      <text:p text:style-name="Standard">10 - Sy. Succentore</text:p>
      <text:p text:style-name="Standard">11 - Symon Hubelin comparuerunt $super pro habenda responsione</text:p>
      <text:p text:style-name="Standard">12 - P.</text:p>
      <text:p text:style-name="Standard">13 - xi</text:p>
      <text:p text:style-name="Standard">14 - Roberti</text:p>
      <text:p text:style-name="Standard">15 - super requesta quam alias fecerant in capello et fuit eis dictum</text:p>
      <text:p text:style-name="Standard">16 - de Pompodorio</text:p>
      <text:p text:style-name="Standard">17 - quod non fieret eis responsio nisi dominus P. prugenti eorum socius</text:p>
      <text:p text:style-name="Standard">18 - 1</text:p>
      <text:p text:style-name="Standard">19 - *.</text:p>
      <text:p text:style-name="Standard">20 - Jausserandi</text:p>
      <text:p text:style-name="Standard">21 - esset presens</text:p>
      <text:p text:style-name="Standard">22 - Regis</text:p>
      <text:p text:style-name="Standard">23 - 3</text:p>
      <text:p text:style-name="Standard">24 - D</text:p>
      <text:p text:style-name="Standard">25 - de Karolay</text:p>
      <text:p text:style-name="Standard">26 - preceptum est notariuo quod scribat preposito despedona quod si decretum</text:p>
      <text:p text:style-name="Standard">27 - B. de Thierno</text:p>
      <text:p text:style-name="Standard">28 - quod exhibuit et ondit dominis Reginaldus fabri / possit vale</text:p>
      <text:p text:style-name="Standard">29 - de socto</text:p>
      <text:p text:style-name="Standard">30 - +</text:p>
      <text:p text:style-name="Standard">31 - Speddia</text:p>
      <text:p text:style-name="Standard">32 - sane prejudicio ecclesie quod ipsum confirmet / et si non quod vi sis</text:p>
      <text:p text:style-name="Standard">33 - P.</text:p>
      <text:p text:style-name="Standard">34 - Forteti</text:p>
      <text:p text:style-name="Standard">35 - proclamacionibus alias pro illo facto actis quod tradat et expediat</text:p>
      <text:p text:style-name="Standard">36 - de Mongeria</text:p>
      <text:p text:style-name="Standard"><text:soft-page-break/>37 - *</text:p>
      <text:p text:style-name="Standard">38 - illi Reginaldo hereditagia sua tamquam plus offerenti sic etclesi</text:p>
      <text:p text:style-name="Standard">39 - Hue</text:p>
      <text:p text:style-name="Standard">40 - 1</text:p>
      <text:p text:style-name="Standard">41 - quod ipse Reginaldus maneat possessor ipsorum hereditagiorum</text:p>
      <text:p text:style-name="Standard">42 - de Sancto Petro</text:p>
      <text:p text:style-name="Standard">43 - de Albyaco</text:p>
      <text:p text:style-name="Standard">44 - G</text:p>
      <text:p text:style-name="Standard">45 - preceptum est notarius quod dicat camerario clerico quod ipse exceat jurisdictem</text:p>
      <text:p text:style-name="Standard">46 - H.</text:p>
      <text:p text:style-name="Standard">47 - Fedelli</text:p>
      <text:p text:style-name="Standard">48 - de Spedona quia es non est ibidem prepositus prebendatus</text:p>
      <text:p text:style-name="Standard">49 - de Salione</text:p>
      <text:p text:style-name="Standard">50 - prd</text:p>
      <text:p text:style-name="Standard">51 - *</text:p>
      <text:p text:style-name="Standard">52 - Voignon</text:p>
      <text:p text:style-name="Standard">53 - Magister Johannes Huue comissus est ad loquendum cum domino Parisiensi episcopo</text:p>
      <text:p text:style-name="Standard">54 - Comssis</text:p>
      <text:p text:style-name="Standard">55 - P</text:p>
      <text:p text:style-name="Standard">56 - de Loriaco</text:p>
      <text:p text:style-name="Standard">57 - ad petendum octuaginta feaceorum quos debet pro facto de vinario</text:p>
      <text:p text:style-name="Standard">58 - R.</text:p>
      <text:p text:style-name="Standard">59 - de Putheolis</text:p>
      <text:p text:style-name="Standard">60 - G. de Alneolo infirmus</text:p>
      <text:p text:style-name="Standard">61 - L. de Maignaco infirmus</text:p>
      <text:p text:style-name="Standard">62 - N. Chaudardi</text:p>
      <text:p text:style-name="Standard">63 - xxii d.</text:p>
      <text:p text:style-name="Standard">64 - Anno quo supra die veneris xviiia jullii capitulantibus dominis</text:p>
      <text:p text:style-name="Standard">65 - de matrcularum Dmii Johannes Bleyn . Petrus Prugenti Symon Hubelin</text:p>
      <text:p text:style-name="Standard">66 - P. Decano</text:p>
      <text:p text:style-name="Standard">67 - clericis ecclesie</text:p>
      <text:p text:style-name="Standard">68 - H. Cantore</text:p>
      <text:p text:style-name="Standard">69 - et Guillelmus Bellesemie comparuerunt in capitulo pro habenda resposioni</text:p>
      <text:p text:style-name="Standard">70 - G. archidiacono ecclesie</text:p>
      <text:p text:style-name="Standard">71 - de et super quadam requesta quam alias tradiderant in capitulo / super</text:p>
      <text:p text:style-name="Standard">72 - Sy. Succentore</text:p>
      <text:p text:style-name="Standard"><text:soft-page-break/>73 - diminucione servicii eorum quod occasione officii sui habebant agere vel quad</text:p>
      <text:p text:style-name="Standard">74 - de Pompodorio</text:p>
      <text:p text:style-name="Standard">75 - augmentarentur eorum redditus qui diminuti erant faere de medictati</text:p>
      <text:p text:style-name="Standard">76 - de Mongeria</text:p>
      <text:p text:style-name="Standard">77 - Et fuit cis dictum quod expedirentur eis xxa lb. parisienses que debebantur</text:p>
      <text:p text:style-name="Standard">78 - de Karolay</text:p>
      <text:p text:style-name="Standard">79 - D</text:p>
      <text:p text:style-name="Standard">80 - *.</text:p>
      <text:p text:style-name="Standard">81 - eis de anno preterito per camerarium clericum . dumma jurarent quod a nose</text:p>
      <text:p text:style-name="Standard">82 - Ar. Jausserandi</text:p>
      <text:p text:style-name="Standard">83 - quilibet ipsorum deserviret dicto officio matrcularie juxta et secundum primam</text:p>
      <text:p text:style-name="Standard">84 - Forteti</text:p>
      <text:p text:style-name="Standard">85 - P</text:p>
      <text:p text:style-name="Standard">86 - fundacionem ipsius officii. Et dominus Guillelmus Bellefi noluit jurat</text:p>
      <text:p text:style-name="Standard">87 - 2.</text:p>
      <text:p text:style-name="Standard">88 - de Thierno</text:p>
      <text:p text:style-name="Standard">89 - R.</text:p>
      <text:p text:style-name="Standard">90 - de Lorriaco</text:p>
      <text:p text:style-name="Standard">91 - alii vero tes juraverunt ita facere et complere. Et quia ipse g</text:p>
      <text:p text:style-name="Standard">92 - R.</text:p>
      <text:p text:style-name="Standard">93 - de Putheolis R. Dangeul</text:p>
      <text:p text:style-name="Standard">94 - Bellefeinctu no luit jurare fuit ei dictum quod porcio sibi competent</text:p>
      <text:p text:style-name="Standard">95 - G.</text:p>
      <text:p text:style-name="Standard">96 - de Albyaco</text:p>
      <text:p text:style-name="Standard">97 - J. Voigon</text:p>
      <text:p text:style-name="Standard">98 - de dictis xxi lb. non expedutur ei n juraret ut alii ipse canonci</text:p>
      <text:p text:style-name="Standard">99 - Ai.</text:p>
      <text:p text:style-name="Standard">100 - Regine</text:p>
      <text:p text:style-name="Standard">101 - J. Regis</text:p>
      <text:p text:style-name="Standard">102 - noluit et de hoc domini pecierunt instrumentum presentibus Guillelmo</text:p>
      <text:p text:style-name="Standard">103 - i.</text:p>
      <text:p text:style-name="Standard">104 - Hue</text:p>
      <text:p text:style-name="Standard">105 - G. de Alneto iemus</text:p>
      <text:p text:style-name="Standard">106 - fabri serviente regio et Johanne Puffroy alias Challemar</text:p>
      <text:p text:style-name="Standard">107 - G.</text:p>
      <text:p text:style-name="Standard">108 - Fedelli</text:p>
      <text:p text:style-name="Standard"><text:soft-page-break/>109 - L. de Melagnis infirmus</text:p>
      <text:p text:style-name="Standard">110 - xiii</text:p>
      <text:p text:style-name="Standard">111 - serviente capituli. Et me N. Sellarii L.</text:p>
      <text:p text:style-name="Standard">112 - Ph. de Salione T. J. de Socto</text:p>
      <text:p text:style-name="Standard">113 - de Sancto Petro</text:p>
      <text:p text:style-name="Standard">114 - Ct</text:p>
      <text:p text:style-name="Standard">115 - N. Chaudardi</text:p>
      <text:p text:style-name="Standard">=FRAN_0393_10845_L.jpg=</text:p>
      <text:p text:style-name="Standard">1 - xvi</text:p>
      <text:p text:style-name="Standard">2 - v63</text:p>
      <text:p text:style-name="Standard">3 - jun nogesimo tercio</text:p>
      <text:p text:style-name="Standard">4 - deSpedona</text:p>
      <text:p text:style-name="Standard">5 - Domini consencierunt quod majoria de Spedona tradatur et maneat dyonisio de platea Cui Johnes</text:p>
      <text:p text:style-name="Standard">6 - Campionis clericus de Spedona tradidit eam per et post proclamaciones debitas et consuetas precio</text:p>
      <text:p text:style-name="Standard">7 - xxxa librarum parisiensem anno quolibet usque ad tero annos dataxam solvendo predecessor veo sius tenebitur</text:p>
      <text:p text:style-name="Standard">8 - tradere per declaracionem omnia jura majorie.</text:p>
      <text:p text:style-name="Standard">9 - Comisi</text:p>
      <text:p text:style-name="Standard">10 - Domini Cantor et R. de Lorriaco ibunt apud Liricantum et audient testes et informabunt se</text:p>
      <text:p text:style-name="Standard">11 - de debato moto noviter super decimis inter magistrum domus Dei de nemosio et ecclesiam.</text:p>
      <text:p text:style-name="Standard">12 - Data est geola capituli Johanni Pieffroy alias Challemanne qui juravit fidelitatem reverenciam</text:p>
      <text:p text:style-name="Standard">13 - Scola</text:p>
      <text:p text:style-name="Standard">14 - et honorem exhibere dominis et ecclesie / et nichil exigere a servitoribus dominorum / et detentos in carcibus capituli</text:p>
      <text:p text:style-name="Standard">15 - non vexare ultra modum nec ab eis peccunias extorquere proter racionem vel precium consuetum</text:p>
      <text:p text:style-name="Standard">16 - Anno quo supra die lune xxia jullii capitulantibus dominis</text:p>
      <text:p text:style-name="Standard">17 - P. Decano</text:p>
      <text:p text:style-name="Standard">18 - Data est licencia vicario liricantus de repparando quendam caminum</text:p>
      <text:p text:style-name="Standard">19 - H. Cantore</text:p>
      <text:p text:style-name="Standard">20 - qui est in lirieantu in camera in qua hospitantur domini Francie quando</text:p>
      <text:p text:style-name="Standard">21 - G. archidiacono ecclesie</text:p>
      <text:p text:style-name="Standard">22 - illuc veniunt</text:p>
      <text:p text:style-name="Standard">23 - Sy. Succentore</text:p>
      <text:p text:style-name="Standard">24 - P. Roberti</text:p>
      <text:p text:style-name="Standard">25 - P. de Castro magister Petrus de Castro presentavit dominis ii vi lbrs parsiensis quas</text:p>
      <text:p text:style-name="Standard">26 - J. de Pompodorio</text:p>
      <text:p text:style-name="Standard"><text:soft-page-break/>27 - ut asserebat ipse recuperaverat de summam iiiiC vi lb. paris.s debitarum</text:p>
      <text:p text:style-name="Standard">28 - J. de Karolay</text:p>
      <text:p text:style-name="Standard">29 - ecclesie pro certis arreragiis per ipsum recuperats et quandam assignacionis</text:p>
      <text:p text:style-name="Standard">30 - P. Forteti</text:p>
      <text:p text:style-name="Standard">31 - cedulam de iiC lb. paris. super receptore Tholose / quas volebat</text:p>
      <text:p text:style-name="Standard">32 - Ar. Jausserandi</text:p>
      <text:p text:style-name="Standard">33 - tradere et dimictere dominis Tamen ipse iterum totum reportavit quia</text:p>
      <text:p text:style-name="Standard">34 - B. de Thierno</text:p>
      <text:p text:style-name="Standard">35 - in absentie sua fuit conclusum quod ipse servaret totum usque ad</text:p>
      <text:p text:style-name="Standard">36 - L. de Mongeria</text:p>
      <text:p text:style-name="Standard">37 - complementum solucionis . et istad sibi dicerentur ut cicius ipse faceret</text:p>
      <text:p text:style-name="Standard">38 - G. de Albyaco</text:p>
      <text:p text:style-name="Standard">39 - +N. de Ordeimonte</text:p>
      <text:p text:style-name="Standard">40 - ecclesiam solvi de illa cedula</text:p>
      <text:p text:style-name="Standard">41 - R. de Putheolis</text:p>
      <text:p text:style-name="Standard">42 - An. Regine</text:p>
      <text:p text:style-name="Standard">43 - Ph. de Salione</text:p>
      <text:p text:style-name="Standard">44 - J. Regis</text:p>
      <text:p text:style-name="Standard">45 - J. Hue</text:p>
      <text:p text:style-name="Standard">46 - J. Voygon</text:p>
      <text:p text:style-name="Standard">47 - G. Fedelli</text:p>
      <text:p text:style-name="Standard">48 - +P. de Castro presente</text:p>
      <text:p text:style-name="Standard">49 - R. de Lorriaco</text:p>
      <text:p text:style-name="Standard">50 - J. de Socto</text:p>
      <text:p text:style-name="Standard">51 - L. de Maignacoinfirmus</text:p>
      <text:p text:style-name="Standard">52 - G. de Alneolo infirmus</text:p>
      <text:p text:style-name="Standard">53 - xiii s. id. N. Chaudardi</text:p>
      <text:p text:style-name="Standard">=FRAN_0393_10846_L.jpg=</text:p>
      <text:p text:style-name="Standard">1 - Aalliq</text:p>
      <text:p text:style-name="Standard">2 - Anno quo supra die mercurii xxiii jullii capitulantibus dominis</text:p>
      <text:p text:style-name="Standard">3 - Assignata est dies lune post festum assumpcionis beate</text:p>
      <text:p text:style-name="Standard">4 - P. Decano</text:p>
      <text:p text:style-name="Standard">5 - Marie medii augusti Johanni de Vullaines ad comparendum</text:p>
      <text:p text:style-name="Standard">6 - H. Cantore</text:p>
      <text:p text:style-name="Standard">7 - DEscuelles</text:p>
      <text:p text:style-name="Standard">8 - ad locum dictum de soielles / ad onedendum licteram homagii vel</text:p>
      <text:p text:style-name="Standard"><text:soft-page-break/>9 - G. archidiacono ecclesie</text:p>
      <text:p text:style-name="Standard">10 - Sy. Succentore</text:p>
      <text:p text:style-name="Standard">11 - faciendum fidem de homagio per ipsum vel tutores suos facto</text:p>
      <text:p text:style-name="Standard">12 - P. Roberti</text:p>
      <text:p text:style-name="Standard">13 - ecclesie pro quadam terra quam tenet in feudum ab ecclesia ad</text:p>
      <text:p text:style-name="Standard">14 - de Pompro</text:p>
      <text:p text:style-name="Standard">15 - 4.</text:p>
      <text:p text:style-name="Standard">16 - tausam predicte terre descuelles.</text:p>
      <text:p text:style-name="Standard">17 - A.</text:p>
      <text:p text:style-name="Standard">18 - Jausserandi</text:p>
      <text:p text:style-name="Standard">19 - de Mongeria</text:p>
      <text:p text:style-name="Standard">20 - Placet permutacio prebendam sancti Sepulcri quam obtinet dominus</text:p>
      <text:p text:style-name="Standard">21 - de Karolay</text:p>
      <text:p text:style-name="Standard">22 - s</text:p>
      <text:p text:style-name="Standard">23 - Guillelmus Devisete presbyter / ad prebendam Sancti Quiriaci de Privino</text:p>
      <text:p text:style-name="Standard">24 - B. de Thierno</text:p>
      <text:p text:style-name="Standard">25 - quam obtinent dominus Johannes de Chanloto / et fuit admissa</text:p>
      <text:p text:style-name="Standard">26 - de Putheolis</text:p>
      <text:p text:style-name="Standard">27 - R</text:p>
      <text:p text:style-name="Standard">28 - Collata</text:p>
      <text:p text:style-name="Standard">29 - resignacio facta in mainibus dominorum per ipsum dominum Guillelmum de dicta</text:p>
      <text:p text:style-name="Standard">30 - de Albyaco</text:p>
      <text:p text:style-name="Standard">31 - G</text:p>
      <text:p text:style-name="Standard">32 - predende sepleri</text:p>
      <text:p text:style-name="Standard">33 - prebendam Sancti Sepulcri / et collata ipsa prebenda dicto domino Johanni</text:p>
      <text:p text:style-name="Standard">34 - de Lorriaco</text:p>
      <text:p text:style-name="Standard">35 - R</text:p>
      <text:p text:style-name="Standard">36 - qui juravit ut in forma et fuit installatus per dominum</text:p>
      <text:p text:style-name="Standard">37 - An. Regine</text:p>
      <text:p text:style-name="Standard">38 - Cantorem in ecclesia Parisiensis et per notariuo capituli in Sepulcro.</text:p>
      <text:p text:style-name="Standard">39 - 3</text:p>
      <text:p text:style-name="Standard">40 - de Sancto Petro</text:p>
      <text:p text:style-name="Standard">41 - G. Fedelli</text:p>
      <text:p text:style-name="Standard">42 - Hue</text:p>
      <text:p text:style-name="Standard">43 - s</text:p>
      <text:p text:style-name="Standard">44 - Ph. de Salione</text:p>
      <text:p text:style-name="Standard"><text:soft-page-break/>45 - J. Voygnon</text:p>
      <text:p text:style-name="Standard">46 - J. de Socto</text:p>
      <text:p text:style-name="Standard">47 - P. Forteti</text:p>
      <text:p text:style-name="Standard">48 - G. de Alneolo infirmus</text:p>
      <text:p text:style-name="Standard">49 - N. Chaudardi</text:p>
      <text:p text:style-name="Standard">50 - Anno quo supra die veneris xxvta jullii capitulantibus dominis</text:p>
      <text:p text:style-name="Standard">51 - P. Decano</text:p>
      <text:p text:style-name="Standard">52 - H. Cantore</text:p>
      <text:p text:style-name="Standard">53 - G. archidiacono ecclesie</text:p>
      <text:p text:style-name="Standard">54 - promea sautis Placet dominis quod hutinus medici canonicus Sancti Stephani de Gressibus</text:p>
      <text:p text:style-name="Standard">55 - infra festum Beate Marie medii augusti vadat pedestario apud Sanctum</text:p>
      <text:p text:style-name="Standard">56 - Sy. succentore</text:p>
      <text:p text:style-name="Standard">57 - Maturinum de Liricantu et ibdem offerat unum torticium de ii</text:p>
      <text:p text:style-name="Standard">58 - P. Roberti</text:p>
      <text:p text:style-name="Standard">59 - Ar. Jausserandi</text:p>
      <text:p text:style-name="Standard">60 - libras cere i remissionem emende quam debebat alias solvere in peccunia pro</text:p>
      <text:p text:style-name="Standard">61 - i</text:p>
      <text:p text:style-name="Standard">62 - de Pompodorio</text:p>
      <text:p text:style-name="Standard">63 - certo delicto per eum commisso / et quod eciam revertatur pedestet et afferat</text:p>
      <text:p text:style-name="Standard">64 - de Karolay</text:p>
      <text:p text:style-name="Standard">65 - cerificacionem de vicario Liricantus quod ipse ita fecent.</text:p>
      <text:p text:style-name="Standard">66 - L. de Mongeria</text:p>
      <text:p text:style-name="Standard">67 - B. de Thierno</text:p>
      <text:p text:style-name="Standard">68 - Restitucio</text:p>
      <text:p text:style-name="Standard">69 - R. de Lorriaco</text:p>
      <text:p text:style-name="Standard">70 - R. de Putheolis</text:p>
      <text:p text:style-name="Standard">71 - Magister Petrus de Castro tradidit et reddidit capitulo unam</text:p>
      <text:p text:style-name="Standard">72 - T. de Sancto Petro</text:p>
      <text:p text:style-name="Standard">73 - cedulam signatam signetis trium thesauriorum regis de summam</text:p>
      <text:p text:style-name="Standard">74 - G. Fedelli</text:p>
      <text:p text:style-name="Standard">75 - iiiC lbrum Par. super receptore Tholose / et fuit tradita in</text:p>
      <text:p text:style-name="Standard">76 - Ph. de Salione</text:p>
      <text:p text:style-name="Standard">77 - custodia notario capituli / quam ipse notariis postmodum tradidit clerico</text:p>
      <text:p text:style-name="Standard">78 - Voygnon J. de Socco t</text:p>
      <text:p text:style-name="Standard">79 - magistri B. de Thierno de manico dominorum quia ipse magister B.</text:p>
      <text:p text:style-name="Standard">80 - G. de Albyaco</text:p>
      <text:p text:style-name="Standard"><text:soft-page-break/>81 - Regis</text:p>
      <text:p text:style-name="Standard">82 - una cum domino Cantore debebant ipsam undere in thesauro regis</text:p>
      <text:p text:style-name="Standard">83 - Hue T P. de Castro presente</text:p>
      <text:p text:style-name="Standard">84 - G. de Alneolo infirmus</text:p>
      <text:p text:style-name="Standard">85 - Chaudardi</text:p>
      <text:p text:style-name="Standard">=FRAN_0393_10847_L.jpg=</text:p>
      <text:p text:style-name="Standard">1 - V</text:p>
      <text:p text:style-name="Standard">2 - xvi</text:p>
      <text:p text:style-name="Standard">3 - feni ned</text:p>
      <text:p text:style-name="Standard">4 - 3</text:p>
      <text:p text:style-name="Standard">5 - Anno quo supra die lune xxviiia julli capitulantibus dominis</text:p>
      <text:p text:style-name="Standard">6 - P. Decano</text:p>
      <text:p text:style-name="Standard">7 - Dominus Parisiensis episcopus solvit manualiter xxxa frum auri quos alias</text:p>
      <text:p text:style-name="Standard">8 - H. Cantore</text:p>
      <text:p text:style-name="Standard">9 - dolucio</text:p>
      <text:p text:style-name="Standard">10 - promiserat pro amortizacione iiiior lb. paris.en per ipsum traditarum</text:p>
      <text:p text:style-name="Standard">11 - G. archidiacono ecclesie</text:p>
      <text:p text:style-name="Standard">12 - pro facto de vivario super domo sua quadam sita in meledino</text:p>
      <text:p text:style-name="Standard">13 - Sy. Succentore</text:p>
      <text:p text:style-name="Standard">14 - in vico dicto de Maricorne / et de hoc est quictancia sibi data</text:p>
      <text:p text:style-name="Standard">15 - P. Roberti</text:p>
      <text:p text:style-name="Standard">16 - *.</text:p>
      <text:p text:style-name="Standard">17 - de Pompodoro</text:p>
      <text:p text:style-name="Standard">18 - infra / die sexta augusti</text:p>
      <text:p text:style-name="Standard">19 - Ar. Jausserandi</text:p>
      <text:p text:style-name="Standard">20 - J. de Karolay</text:p>
      <text:p text:style-name="Standard">21 - Major de Cristolio</text:p>
      <text:p text:style-name="Standard">22 - P. Forteti</text:p>
      <text:p text:style-name="Standard">23 - Petrus Lathomi major de Cristolio promisit</text:p>
      <text:p text:style-name="Standard">24 - L. de Mongeria</text:p>
      <text:p text:style-name="Standard">25 - B. de Thierno</text:p>
      <text:p text:style-name="Standard">26 - reddere infra diem sabbati proximam certam quantitatem</text:p>
      <text:p text:style-name="Standard">27 - R. de Putheolis</text:p>
      <text:p text:style-name="Standard">28 - lignorum antiquorum que recepit in molendino</text:p>
      <text:p text:style-name="Standard">29 - R. de Lorriaco</text:p>
      <text:p text:style-name="Standard">30 - de Criscolio quano fuit repparatum et que dicebat</text:p>
      <text:p text:style-name="Standard"><text:soft-page-break/>31 - T. de Sancto Petro</text:p>
      <text:p text:style-name="Standard">32 - v</text:p>
      <text:p text:style-name="Standard">33 - sibi competere racione sui officii</text:p>
      <text:p text:style-name="Standard">34 - Hue</text:p>
      <text:p text:style-name="Standard">35 - agister puerorum</text:p>
      <text:p text:style-name="Standard">36 - R. de Albycico</text:p>
      <text:p text:style-name="Standard">37 - Placet dominis quod magister puerorum recipiat</text:p>
      <text:p text:style-name="Standard">38 - G. Fedelli</text:p>
      <text:p text:style-name="Standard">39 - in domo sua quendam parvum puerum filium eedam</text:p>
      <text:p text:style-name="Standard">40 - Ph. de Salione</text:p>
      <text:p text:style-name="Standard">41 - burgensis Parisiens quem ipse burgensi vult facere</text:p>
      <text:p text:style-name="Standard">42 - J. Regis</text:p>
      <text:p text:style-name="Standard">43 - N. Chaudardi</text:p>
      <text:p text:style-name="Standard">44 - R.</text:p>
      <text:p text:style-name="Standard">45 - Dangeul</text:p>
      <text:p text:style-name="Standard">46 - Monchum monsteri Sancti Dyonisii in Francia pro</text:p>
      <text:p text:style-name="Standard">47 - de socco+.</text:p>
      <text:p text:style-name="Standard">48 - N. de Ordeomonte</text:p>
      <text:p text:style-name="Standard">49 - docendo ei cantum dum nostro habeat bonum precium</text:p>
      <text:p text:style-name="Standard">50 - G. de Alneolo infirmus</text:p>
      <text:p text:style-name="Standard">51 - et competens.</text:p>
      <text:p text:style-name="Standard">52 - Placet dominis quod terra ligna antiqua que sunt</text:p>
      <text:p text:style-name="Standard">53 - Anno quo supra die mercurii peulcia jullii capitulantibus dominis</text:p>
      <text:p text:style-name="Standard">54 - in geola capituli vendantur per camerarium clericum</text:p>
      <text:p text:style-name="Standard">55 - de lignis</text:p>
      <text:p text:style-name="Standard">56 - P. Decano</text:p>
      <text:p text:style-name="Standard">57 - in geola</text:p>
      <text:p text:style-name="Standard">58 - et quod quictentur fidejussores geolarii proxime</text:p>
      <text:p text:style-name="Standard">59 - H. Cantore</text:p>
      <text:p text:style-name="Standard">60 - depositi pro uno frarco per eos debito pro certis</text:p>
      <text:p text:style-name="Standard">61 - G. archidiacono ecclesie</text:p>
      <text:p text:style-name="Standard">62 - aliis lignis antiquis vi in suos usus proprios</text:p>
      <text:p text:style-name="Standard">63 - Sy. Succentore</text:p>
      <text:p text:style-name="Standard">64 - converterat ipse antiquus geolarius.</text:p>
      <text:p text:style-name="Standard">65 - P. Roberti</text:p>
      <text:p text:style-name="Standard">66 - J. de Pompodorio</text:p>
      <text:p text:style-name="Standard"><text:soft-page-break/>67 - Ordinatum est quod provisores domus Dei una cum magistro Raymundo Templi</text:p>
      <text:p text:style-name="Standard">68 - J. de Karolay</text:p>
      <text:p text:style-name="Standard">69 - domus Dei</text:p>
      <text:p text:style-name="Standard">70 - jurato ecclesie visitent domum que convit in vico Sancti Hilarii et advisent</text:p>
      <text:p text:style-name="Standard">71 - P. Forteti</text:p>
      <text:p text:style-name="Standard">72 - bene et refferant per anus culpam ipsa domus corruit.</text:p>
      <text:p text:style-name="Standard">73 - N. Jausserandi</text:p>
      <text:p text:style-name="Standard">74 - L. de Mongeria</text:p>
      <text:p text:style-name="Standard">75 - Gracia Dominus Thomas de capella presbyter rector parrochal ecclesie de alno const diocesis</text:p>
      <text:p text:style-name="Standard">76 - B. de Thierno</text:p>
      <text:p text:style-name="Standard">77 - Bachalis in jure canonico presentavit suas bullas et processum super quadam</text:p>
      <text:p text:style-name="Standard">78 - R. de Putheolis</text:p>
      <text:p text:style-name="Standard">79 - Hue</text:p>
      <text:p text:style-name="Standard">80 - gracia obtentis ad collacionem episcopi decani et capituli sigulorum quod canonicorum</text:p>
      <text:p text:style-name="Standard">81 - ii8</text:p>
      <text:p text:style-name="Standard">82 - de Albyaco</text:p>
      <text:p text:style-name="Standard">83 - et personarum ecclesie Par. comiter vel divisim anius fructus si cum cura</text:p>
      <text:p text:style-name="Standard">84 - G</text:p>
      <text:p text:style-name="Standard">85 - de Sancto Petro</text:p>
      <text:p text:style-name="Standard">86 - lx. si sive cura xl etc. eciam si in ipsa ecclesia aut canonicatus et</text:p>
      <text:p text:style-name="Standard">87 - +P. de Castro presente</text:p>
      <text:p text:style-name="Standard">88 - prebenda personatus administracio vel officium existat sub data ii kl.</text:p>
      <text:p text:style-name="Standard">89 - Chanteprime</text:p>
      <text:p text:style-name="Standard">90 - augusti pontifiatus pape Anno nono. processus vero factus est sub</text:p>
      <text:p text:style-name="Standard">91 - G. Fedelli</text:p>
      <text:p text:style-name="Standard">92 - magistro Thoma de Sancto Petro Cancellaris ecclesie Barocensis.</text:p>
      <text:p text:style-name="Standard">93 - Ph. de Salione</text:p>
      <text:p text:style-name="Standard">94 - J. Regis</text:p>
      <text:p text:style-name="Standard">95 - N. Voygnon</text:p>
      <text:p text:style-name="Standard">96 - N. Chaudardi</text:p>
      <text:p text:style-name="Standard">97 - iii s. vi d. R. Dangeul</text:p>
      <text:p text:style-name="Standard">98 - de socto</text:p>
      <text:p text:style-name="Standard">99 - + N. de Ordeimonte</text:p>
      <text:p text:style-name="Standard">100 - G. de Alneolone</text:p>
      <text:p text:style-name="Standard">=FRAN_0393_10848_L.jpg=</text:p>
      <text:p text:style-name="Standard">1 - Lugultud</text:p>
      <text:p text:style-name="Standard"><text:soft-page-break/>2 - Anno quo supra die lune quarta mensis augusti capitulantibus dominis</text:p>
      <text:p text:style-name="Standard">3 - Dyonisius</text:p>
      <text:p text:style-name="Standard">4 - P. Decano</text:p>
      <text:p text:style-name="Standard">5 - Ordinatum est quod citentur fidejussores Dyonisii Gilaci</text:p>
      <text:p text:style-name="Standard">6 - Giloti</text:p>
      <text:p text:style-name="Standard">7 - H. Cantore</text:p>
      <text:p text:style-name="Standard">8 - ut reddant obligacionem quam fecerunt coram notariis</text:p>
      <text:p text:style-name="Standard">9 - G. Archidiacono ecclesie</text:p>
      <text:p text:style-name="Standard">10 - castallati quia domini sunt parati deliberare ipsum</text:p>
      <text:p text:style-name="Standard">11 - Sy Succentore</text:p>
      <text:p text:style-name="Standard">12 - dyonirsiam extra Castalletum.</text:p>
      <text:p text:style-name="Standard">13 - S</text:p>
      <text:p text:style-name="Standard">14 - de Pompodorio</text:p>
      <text:p text:style-name="Standard">15 - P. Roberti</text:p>
      <text:p text:style-name="Standard">16 - Scribetur Johanni Campionis clerico de Spedona quod ipsa</text:p>
      <text:p text:style-name="Standard">17 - Ar. Jausserandi</text:p>
      <text:p text:style-name="Standard">18 - recipiat obligacionem ab illo qui recepit majoriam de</text:p>
      <text:p text:style-name="Standard">19 - de Socco</text:p>
      <text:p text:style-name="Standard">20 - +</text:p>
      <text:p text:style-name="Standard">21 - De spedona spedona cli quod fidejussores fuit obligati quilibet insolius</text:p>
      <text:p text:style-name="Standard">22 - P. Forteti</text:p>
      <text:p text:style-name="Standard">23 - et hoc habito tradat ei sigilla ipsius majorie</text:p>
      <text:p text:style-name="Standard">24 - de Karolay</text:p>
      <text:p text:style-name="Standard">25 - de Mongeria</text:p>
      <text:p text:style-name="Standard">26 - de Lorriaco</text:p>
      <text:p text:style-name="Standard">27 - Rb</text:p>
      <text:p text:style-name="Standard">28 - De Castro magister Petrus de Castro restituit et tradidit in capitulo</text:p>
      <text:p text:style-name="Standard">29 - R. de Putheol</text:p>
      <text:p text:style-name="Standard">30 - quandam assignacionis cedulam signatam signetis trium</text:p>
      <text:p text:style-name="Standard">31 - G. de Albyaco</text:p>
      <text:p text:style-name="Standard">32 - thesauriorum regi de C. lb. par. super magistro portuum</text:p>
      <text:p text:style-name="Standard">33 - Au. Regine</text:p>
      <text:p text:style-name="Standard">34 - Bavilatus Matistonensis et fuit tradita notario</text:p>
      <text:p text:style-name="Standard">35 - G. Fedelli</text:p>
      <text:p text:style-name="Standard">36 - capituli in custodia qui eam reddidit de mandato dominorum</text:p>
      <text:p text:style-name="Standard">37 - Ph. de Salione</text:p>
      <text:p text:style-name="Standard"><text:soft-page-break/>38 - die mercurii sequente clerico magistri B. de Thaerno pro por</text:p>
      <text:p text:style-name="Standard">39 - Voygnon</text:p>
      <text:p text:style-name="Standard">40 - tando ipsam ad thesaurum cum alia cedula de iiC lb. de</text:p>
      <text:p text:style-name="Standard">41 - Hue</text:p>
      <text:p text:style-name="Standard">42 - qua supra et dixit ipse magister Petrus quod similis cedula</text:p>
      <text:p text:style-name="Standard">43 - T. de Sancto Petro</text:p>
      <text:p text:style-name="Standard">44 - Chaudardi erat in thesauro regis hoc est in registris ipsius</text:p>
      <text:p text:style-name="Standard">45 - thesauri in palacio.</text:p>
      <text:p text:style-name="Standard">46 - J. Regis</text:p>
      <text:p text:style-name="Standard">47 - Et ipse magister Petrus requisivit dominos prout alias fecerat</text:p>
      <text:p text:style-name="Standard">48 - G. de Alneolo infirmus</text:p>
      <text:p text:style-name="Standard">49 - quod ipsi solverent sibi C. lb. par. quas exposuerat in</text:p>
      <text:p text:style-name="Standard">50 - Ana $que supradieetc</text:p>
      <text:p text:style-name="Standard">51 - lite contra dominum Jacobum de Villa Judea pro certis omneibus</text:p>
      <text:p text:style-name="Standard">52 - D</text:p>
      <text:p text:style-name="Standard">53 - que ipse magister Jacobus petebat super domo claustralis</text:p>
      <text:p text:style-name="Standard">54 - dicti magistri Petri / et eciam obtinuit. Et fuit conclusim</text:p>
      <text:p text:style-name="Standard">55 - quod nichil debebatur ei propter hoc nec aliquid sibi tradetur</text:p>
      <text:p text:style-name="Standard">56 - propter illam causam propter futura in conveniencia que iudeo</text:p>
      <text:p text:style-name="Standard">57 - possent sequi.</text:p>
      <text:p text:style-name="Standard">=FRAN_0393_10849_L.jpg=</text:p>
      <text:p text:style-name="Standard">1 - Augustus nonagesimo tercio</text:p>
      <text:p text:style-name="Standard">2 - lxviii</text:p>
      <text:p text:style-name="Standard">3 - 3</text:p>
      <text:p text:style-name="Standard">4 - Anno quo supra die merurii sexta mensis augusti capitulantibus dominis</text:p>
      <text:p text:style-name="Standard">5 - quictancia Concordatum est quod fiat quictancia domino Episcopo Parisiense sub forma</text:p>
      <text:p text:style-name="Standard">6 - P. Decano</text:p>
      <text:p text:style-name="Standard">7 - H. Cantore</text:p>
      <text:p text:style-name="Standard">8 - que sequitur. Universis presentes litteras inspecturis Decanus</text:p>
      <text:p text:style-name="Standard">9 - G. archidiacono cclesie</text:p>
      <text:p text:style-name="Standard">10 - et capitulum ecclesie parisiensis</text:p>
      <text:p text:style-name="Standard">11 - Sy. succentore</text:p>
      <text:p text:style-name="Standard">12 - P. Roberti</text:p>
      <text:p text:style-name="Standard">13 - de Pompodorio</text:p>
      <text:p text:style-name="Standard">14 - de Karolay</text:p>
      <text:p text:style-name="Standard">15 - Forteti</text:p>
      <text:p text:style-name="Standard"><text:soft-page-break/>16 - P</text:p>
      <text:p text:style-name="Standard">17 - Ar. Jausserandi</text:p>
      <text:p text:style-name="Standard">18 - B. de Thierno</text:p>
      <text:p text:style-name="Standard">19 - Hue</text:p>
      <text:p text:style-name="Standard">20 - .de Mongeria</text:p>
      <text:p text:style-name="Standard">21 - G. de Sancto Petro</text:p>
      <text:p text:style-name="Standard">22 - G. de Albyaco</text:p>
      <text:p text:style-name="Standard">23 - R. de Lorriaco</text:p>
      <text:p text:style-name="Standard">24 - R. de Putheolis</text:p>
      <text:p text:style-name="Standard">25 - G. Fedelli</text:p>
      <text:p text:style-name="Standard">26 - Ph. de Salione</text:p>
      <text:p text:style-name="Standard">27 - J. Voygnon</text:p>
      <text:p text:style-name="Standard">28 - A. Regins</text:p>
      <text:p text:style-name="Standard">29 - G. de Alneolo infirmus</text:p>
      <text:p text:style-name="Standard">30 - N. Chaudardi</text:p>
      <text:p text:style-name="Standard">31 - de socto</text:p>
      <text:p text:style-name="Standard">=FRAN_0393_10850_L.jpg=</text:p>
      <text:p text:style-name="Standard">1 - Augustus</text:p>
      <text:p text:style-name="Standard">2 - Anno quo supra die veneris octava mensis augusti capitulantibus dominis</text:p>
      <text:p text:style-name="Standard">3 - P. Decano</text:p>
      <text:p text:style-name="Standard">4 - de Dyonisio</text:p>
      <text:p text:style-name="Standard">5 - fidejussores Dyonisii Giloti fuerunt presentes in capitulo</text:p>
      <text:p text:style-name="Standard">6 - H. Cantore</text:p>
      <text:p text:style-name="Standard">7 - Giloti</text:p>
      <text:p text:style-name="Standard">8 - et concessum est eis quod domini reddent ipsos quictos et</text:p>
      <text:p text:style-name="Standard">9 - G. archidiacono cclesie</text:p>
      <text:p text:style-name="Standard">10 - immunes erga regem de penis quas debebat ipse</text:p>
      <text:p text:style-name="Standard">11 - Sy. succentor</text:p>
      <text:p text:style-name="Standard">12 - dyonisius racione non solacionis reddituum quos debebat</text:p>
      <text:p text:style-name="Standard">13 - de Pompo</text:p>
      <text:p text:style-name="Standard">14 - *</text:p>
      <text:p text:style-name="Standard">15 - ecclesie et pro terminio jam elassati que arreragia ascelunt</text:p>
      <text:p text:style-name="Standard">16 - ad summam lxii. l. ii s. vi d.</text:p>
      <text:p text:style-name="Standard">17 - G. Roberti</text:p>
      <text:p text:style-name="Standard">18 - de Karolay</text:p>
      <text:p text:style-name="Standard">19 - A. Jausserandi</text:p>
      <text:p text:style-name="Standard"><text:soft-page-break/>20 - P. Forteti</text:p>
      <text:p text:style-name="Standard">21 - de Mongeria</text:p>
      <text:p text:style-name="Standard">22 - 21</text:p>
      <text:p text:style-name="Standard">23 - B. de Thierno</text:p>
      <text:p text:style-name="Standard">24 - G. de Albyaco</text:p>
      <text:p text:style-name="Standard">25 - R. de Putheolis</text:p>
      <text:p text:style-name="Standard">26 - Ph.o de Salione</text:p>
      <text:p text:style-name="Standard">27 - J. Voygnon</text:p>
      <text:p text:style-name="Standard">28 - G. Fedelli</text:p>
      <text:p text:style-name="Standard">29 - L. Regine</text:p>
      <text:p text:style-name="Standard">30 - *</text:p>
      <text:p text:style-name="Standard">31 - Regis</text:p>
      <text:p text:style-name="Standard">32 - J. de Socto</text:p>
      <text:p text:style-name="Standard">33 - R. de Lorriaco</text:p>
      <text:p text:style-name="Standard">34 - G. de Alneolo infirmus</text:p>
      <text:p text:style-name="Standard">35 - T. de Sancto Petro N. Chaudardi</text:p>
      <text:p text:style-name="Standard">36 - Anno quo supra die lune xia mensis augusti capitulantibus dominis</text:p>
      <text:p text:style-name="Standard">37 - P. Decano</text:p>
      <text:p text:style-name="Standard">38 - De Pulss</text:p>
      <text:p text:style-name="Standard">39 - magister Johannes de Socro tradet pulsatoribus campanarum ultra vi</text:p>
      <text:p text:style-name="Standard">40 - H. Cantore</text:p>
      <text:p text:style-name="Standard">41 - campanarum</text:p>
      <text:p text:style-name="Standard">42 - lbr par. quas eis alias tradidit xl. s. par. / et recuperabit illas</text:p>
      <text:p text:style-name="Standard">43 - G. archidiacono ecclesie</text:p>
      <text:p text:style-name="Standard">44 - vi. libr. aclerico fabrice.</text:p>
      <text:p text:style-name="Standard">45 - Sy. succentor</text:p>
      <text:p text:style-name="Standard">46 - P. Roberti</text:p>
      <text:p text:style-name="Standard">47 - Guillelmus filius Petri Cantereau receptus est in puerum chori</text:p>
      <text:p text:style-name="Standard">48 - . de Pomparo</text:p>
      <text:p text:style-name="Standard">49 - 8</text:p>
      <text:p text:style-name="Standard">50 - et ordinatum est quod camerarius clericus providebit ei de capa et rochec</text:p>
      <text:p text:style-name="Standard">51 - de Karolay</text:p>
      <text:p text:style-name="Standard">52 - J. de Socto</text:p>
      <text:p text:style-name="Standard">53 - et pate suus de vestientis usque fient vistimenta nova pu</text:p>
      <text:p text:style-name="Standard">54 - P. Forteti</text:p>
      <text:p text:style-name="Standard">55 - Ar. Jausserandi</text:p>
      <text:p text:style-name="Standard"><text:soft-page-break/>56 - Non recipietur nec admittetur littera Hutini medici nisi juri</text:p>
      <text:p text:style-name="Standard">57 - L. de Mongeria</text:p>
      <text:p text:style-name="Standard">58 - quod fuerit pedester apud Liricatum.</text:p>
      <text:p text:style-name="Standard">59 - B. de Thierno</text:p>
      <text:p text:style-name="Standard">60 - Inhabitum fuit Thome Godefredi matriculario Sancti Stephani de</text:p>
      <text:p text:style-name="Standard">61 - G. de Albyaco</text:p>
      <text:p text:style-name="Standard">62 - gressibus distributori quod omnum merellorum ipsius ecclesie quod nichil</text:p>
      <text:p text:style-name="Standard">63 - G. de Alneolo</text:p>
      <text:p text:style-name="Standard">64 - N. de Ordeimonte</text:p>
      <text:p text:style-name="Standard">65 - tradat domino Guillelmos Bellefemne.</text:p>
      <text:p text:style-name="Standard">66 - T. de Sancto Petro</text:p>
      <text:p text:style-name="Standard">67 - Concessa sunt capucia servientes ecclesie prout anno proxime lapsto</text:p>
      <text:p text:style-name="Standard">68 - R. de Putheolis</text:p>
      <text:p text:style-name="Standard">69 - de serven</text:p>
      <text:p text:style-name="Standard">70 - fuerunt concessa</text:p>
      <text:p text:style-name="Standard">71 - R. de Lorriaco</text:p>
      <text:p text:style-name="Standard">72 - Ph. de Salione</text:p>
      <text:p text:style-name="Standard">73 - G. Fedelli</text:p>
      <text:p text:style-name="Standard">74 - R. Dangeul</text:p>
      <text:p text:style-name="Standard">75 - J. Hue</text:p>
      <text:p text:style-name="Standard">76 - J. Chaudardi</text:p>
      <text:p text:style-name="Standard">=FRAN_0393_10851_L.jpg=</text:p>
      <text:p text:style-name="Standard">1 - Anno quo supra die mercurii xiia augusti capitulantibus dominis</text:p>
      <text:p text:style-name="Standard">2 - P. Decano</text:p>
      <text:p text:style-name="Standard">3 - Magister Johannes Comitis olim magister puerorum chori ecclesie tradidit quendam</text:p>
      <text:p text:style-name="Standard">4 - H. Cantore</text:p>
      <text:p text:style-name="Standard">5 - Icomitis rotulum replicacionis ad responsionem alias sibi factam per dominos super</text:p>
      <text:p text:style-name="Standard">6 - G. archidiacono ecclesie</text:p>
      <text:p text:style-name="Standard">7 - suis compotis / que omnia fuerunt tradita magistro Ph. de Salione ut ea</text:p>
      <text:p text:style-name="Standard">8 - Sy. succentor</text:p>
      <text:p text:style-name="Standard">9 - P.</text:p>
      <text:p text:style-name="Standard">10 - visitaret et refferret</text:p>
      <text:p text:style-name="Standard">11 - Roberti</text:p>
      <text:p text:style-name="Standard">12 - 3</text:p>
      <text:p text:style-name="Standard">13 - de Pomipario</text:p>
      <text:p text:style-name="Standard">14 - S medeiricus</text:p>
      <text:p text:style-name="Standard"><text:soft-page-break/>15 - de Karolay</text:p>
      <text:p text:style-name="Standard">16 - Magister Petrus de Auxono canonicus Sancti Medeici retulit quod dominus Johannes</text:p>
      <text:p text:style-name="Standard">17 - de socto</text:p>
      <text:p text:style-name="Standard">18 - Ar.</text:p>
      <text:p text:style-name="Standard">19 - Burete noluerat sibi obediie in faciend officiaium dminium servi quod debebat in</text:p>
      <text:p text:style-name="Standard">20 - Jausserandi</text:p>
      <text:p text:style-name="Standard">21 - de Mongeria</text:p>
      <text:p text:style-name="Standard">22 - ecclesia predicta facere virtute mandati dominorum sibi super hoc traditi quod ipse</text:p>
      <text:p text:style-name="Standard">23 - Hue</text:p>
      <text:p text:style-name="Standard">24 - Binete fecerat sibi intimare salvam gardiam regis / aujus ipse magister</text:p>
      <text:p text:style-name="Standard">25 - de Putheolis</text:p>
      <text:p text:style-name="Standard">26 - Petrus non potuerat liere copiam / et propter hoc fuit dictum ipsi magistro</text:p>
      <text:p text:style-name="Standard">27 - de Sancto Petro</text:p>
      <text:p text:style-name="Standard">28 - T</text:p>
      <text:p text:style-name="Standard">29 - Petro quod faceret venie dominum Johannem Auelli distributorem ecclesie Sancti</text:p>
      <text:p text:style-name="Standard">30 - Pli</text:p>
      <text:p text:style-name="Standard">31 - de Salione</text:p>
      <text:p text:style-name="Standard">32 - Medici predicte et sibi comictentur quod sciat nomen ceriendi ut citetur pro</text:p>
      <text:p text:style-name="Standard">33 - Fedelli</text:p>
      <text:p text:style-name="Standard">34 - 7</text:p>
      <text:p text:style-name="Standard">35 - S</text:p>
      <text:p text:style-name="Standard">36 - Regis</text:p>
      <text:p text:style-name="Standard">37 - 4</text:p>
      <text:p text:style-name="Standard">38 - habenda copia ipsius salve garde ad videndum si ibidem cadat opposicio</text:p>
      <text:p text:style-name="Standard">39 - B. de Thierno</text:p>
      <text:p text:style-name="Standard">40 - al ne</text:p>
      <text:p text:style-name="Standard">41 - Voygnon</text:p>
      <text:p text:style-name="Standard">42 - Concessum est capucium Stephano portatori fecis</text:p>
      <text:p text:style-name="Standard">43 - Au Regine</text:p>
      <text:p text:style-name="Standard">44 - G. de Alneolo</text:p>
      <text:p text:style-name="Standard">45 - 3</text:p>
      <text:p text:style-name="Standard">46 - 2.</text:p>
      <text:p text:style-name="Standard">47 - de Lorriaco</text:p>
      <text:p text:style-name="Standard">48 - Canteprime N. Chaudani</text:p>
      <text:p text:style-name="Standard">49 - svig.</text:p>
      <text:p text:style-name="Standard">50 - Anno quo supra die lune xviii. augusti capitulantibus dominis</text:p>
      <text:p text:style-name="Standard"><text:soft-page-break/>51 - P. Decano</text:p>
      <text:p text:style-name="Standard">52 - Magistri Ph. de Salione et G. Fedelli sunt deputati ad videndum compotum</text:p>
      <text:p text:style-name="Standard">53 - de Johanne</text:p>
      <text:p text:style-name="Standard">54 - H. Cantore</text:p>
      <text:p text:style-name="Standard">55 - commit</text:p>
      <text:p text:style-name="Standard">56 - magistri Johannis comitis quondam magistri puerorum chori ecclesie</text:p>
      <text:p text:style-name="Standard">57 - G. archidiacono ecclesie</text:p>
      <text:p text:style-name="Standard">58 - Sy. succentore</text:p>
      <text:p text:style-name="Standard">59 - de Spedona Johannes Campionis clericus deSpedona misit hodie quasdam litteras suas</text:p>
      <text:p text:style-name="Standard">60 - P. de Ayllyaco</text:p>
      <text:p text:style-name="Standard">61 - clausas manu sua scriptas in quibus ipse testificatur quod fidejussores Donisii</text:p>
      <text:p text:style-name="Standard">62 - J. de Pompodorio</text:p>
      <text:p text:style-name="Standard">63 - de platea qui tenet in ajoriam ipsius loci ad firmam sunt bene solvendo et</text:p>
      <text:p text:style-name="Standard">64 - J. de Karolay</text:p>
      <text:p text:style-name="Standard">65 - fuerunt posite dicte littere in Almariolo notariuo capituli coram sede decani</text:p>
      <text:p text:style-name="Standard">66 - P. Roberti</text:p>
      <text:p text:style-name="Standard">67 - P. de Castero Concessa est quictancia magistro P. de Castro de iiC vi lb. paris. et una cedla</text:p>
      <text:p text:style-name="Standard">68 - Ar. Jausserandi</text:p>
      <text:p text:style-name="Standard">69 - de iiC lb. p. quas ipse tradidit pro certis celuli de summa iiiiC vi lb. pa. in quibus</text:p>
      <text:p text:style-name="Standard">70 - J. de Socto</text:p>
      <text:p text:style-name="Standard">71 - rex tenebatur ecclesi</text:p>
      <text:p text:style-name="Standard">72 - P. Forteti</text:p>
      <text:p text:style-name="Standard">73 - L. de Mongeria</text:p>
      <text:p text:style-name="Standard">74 - Graciose concessum est magistro J. de Pompodorio L. de Mongeria et B.</text:p>
      <text:p text:style-name="Standard">75 - B. de Thierno</text:p>
      <text:p text:style-name="Standard">76 - Gracia</text:p>
      <text:p text:style-name="Standard">77 - de Thierno quod usque ad festum Sancti Remigii possint vendere quilibet ipsorum sex</text:p>
      <text:p text:style-name="Standard">78 - Hue</text:p>
      <text:p text:style-name="Standard">79 - candari per hostia posteriora domorum suarum ad potos sive $ast sedendo</text:p>
      <text:p text:style-name="Standard">80 - de Lorriaco</text:p>
      <text:p text:style-name="Standard">81 - R.</text:p>
      <text:p text:style-name="Standard">82 - de Putheolis</text:p>
      <text:p text:style-name="Standard">83 - agister P. Forteti tenebit auditorium taorum usque ad festum beati Remignii</text:p>
      <text:p text:style-name="Standard">84 - G. de Alneolo</text:p>
      <text:p text:style-name="Standard">85 - Ph. de Salione</text:p>
      <text:p text:style-name="Standard">86 - G. Fedelli</text:p>
      <text:p text:style-name="Standard"><text:soft-page-break/>87 - J. Chanteprime</text:p>
      <text:p text:style-name="Standard">88 - J. Voygnon</text:p>
      <text:p text:style-name="Standard">89 - P. de Sancto Petro</text:p>
      <text:p text:style-name="Standard">=FRAN_0393_10852_L.jpg=</text:p>
      <text:p text:style-name="Standard">1 - Dgustn</text:p>
      <text:p text:style-name="Standard">2 - Anno quo supradie mercurii vicesima mensis augusti capitulantibus dominis</text:p>
      <text:p text:style-name="Standard">3 - P. Decano</text:p>
      <text:p text:style-name="Standard">4 - Super facto Johannis de Blesis familiarum magistri N. de Ordeomonte</text:p>
      <text:p text:style-name="Standard">5 - H. Cantore</text:p>
      <text:p text:style-name="Standard">6 - loquetur cum consilio ecclesie</text:p>
      <text:p text:style-name="Standard">7 - archidiacono ecclesie</text:p>
      <text:p text:style-name="Standard">8 - G.</text:p>
      <text:p text:style-name="Standard">9 - Sy. Succentore</text:p>
      <text:p text:style-name="Standard">10 - Spedona Scribetur Johanni Campionis clerico despedona quod tradat per</text:p>
      <text:p text:style-name="Standard">11 - de Aillyaco</text:p>
      <text:p text:style-name="Standard">12 - P.</text:p>
      <text:p text:style-name="Standard">13 - recreanciam bona Johannis abbatis et Guillelmi Baudon de maseriis</text:p>
      <text:p text:style-name="Standard">14 - P. Roberti</text:p>
      <text:p text:style-name="Standard">15 - et quod non tractet ipsos ad emendam aliquo usquam magister J. de Soco</text:p>
      <text:p text:style-name="Standard">16 - De Pompodorio</text:p>
      <text:p text:style-name="Standard">17 - Iuerit illuc et de hoc ordinavit</text:p>
      <text:p text:style-name="Standard">18 - Ar. Jausserandi</text:p>
      <text:p text:style-name="Standard">19 - J. de Karolay</text:p>
      <text:p text:style-name="Standard">20 - L. de Mongeria</text:p>
      <text:p text:style-name="Standard">21 - P. Forteti</text:p>
      <text:p text:style-name="Standard">22 - N. Dictatoris.</text:p>
      <text:p text:style-name="Standard">23 - B. de Thierno</text:p>
      <text:p text:style-name="Standard">24 - R. de Lorriaco</text:p>
      <text:p text:style-name="Standard">25 - R. de Putheolis</text:p>
      <text:p text:style-name="Standard">26 - T. de Sancto Petro</text:p>
      <text:p text:style-name="Standard">27 - N. de Socto</text:p>
      <text:p text:style-name="Standard">28 - Ph. de Salione</text:p>
      <text:p text:style-name="Standard">29 - G. Fedelli</text:p>
      <text:p text:style-name="Standard">30 - Regis</text:p>
      <text:p text:style-name="Standard">31 - ps</text:p>
      <text:p text:style-name="Standard">32 - G. de Alneolo</text:p>
      <text:p text:style-name="Standard"><text:soft-page-break/>33 - . Chanteprime</text:p>
      <text:p text:style-name="Standard">34 - J. Voygnon</text:p>
      <text:p text:style-name="Standard">35 - N. Chaudardi</text:p>
      <text:p text:style-name="Standard">36 - Anno quo supra die veneris xxii augusti capitulantibus dominis</text:p>
      <text:p text:style-name="Standard">37 - P. Decano</text:p>
      <text:p text:style-name="Standard">38 - Comissum est magistros R. de Thierno et J. de Socto quod dicant domino quod</text:p>
      <text:p text:style-name="Standard">39 - H. Cantore</text:p>
      <text:p text:style-name="Standard">40 - Coisse</text:p>
      <text:p text:style-name="Standard">41 - Par. quod capitulum est volutatis si ipse voluerit quod de debato mote inter</text:p>
      <text:p text:style-name="Standard">42 - G. Archidiacono ecclesie</text:p>
      <text:p text:style-name="Standard">43 - ipsum et capitulum domini tere presidentes parlamenti aut duo ipsorum cognoscant</text:p>
      <text:p text:style-name="Standard">44 - Sy. Succentore</text:p>
      <text:p text:style-name="Standard">45 - et ordinent et quod placeat sibi dicere voluntatem et jus suum aucium</text:p>
      <text:p text:style-name="Standard">46 - P. Roberti</text:p>
      <text:p text:style-name="Standard">47 - persone at preseta suo procuratori vel advocato qui hoc refferat coram</text:p>
      <text:p text:style-name="Standard">48 - De Pompodorio</text:p>
      <text:p text:style-name="Standard">49 - ipsis</text:p>
      <text:p text:style-name="Standard">50 - Ro. de Karolay</text:p>
      <text:p text:style-name="Standard">51 - R. de Lorriaco</text:p>
      <text:p text:style-name="Standard">52 - Commissum est eciam magistro B. de Thierno quod vadat post prandium</text:p>
      <text:p text:style-name="Standard">53 - Cauti</text:p>
      <text:p text:style-name="Standard">54 - P. de Socto</text:p>
      <text:p text:style-name="Standard">55 - ad palacium ad sciendum si magister Jacobus Bonin et magister Philippus de</text:p>
      <text:p text:style-name="Standard">56 - P. Forceti</text:p>
      <text:p text:style-name="Standard">57 - Bongnont debeant iur es villam in aliqua commissione et si</text:p>
      <text:p text:style-name="Standard">58 - 44</text:p>
      <text:p text:style-name="Standard">59 - A. Jausserandi</text:p>
      <text:p text:style-name="Standard">60 - Mnon debeant ire ipsi eligentur ex parte capituli ad cognoscendum</text:p>
      <text:p text:style-name="Standard">61 - L. de Mongeriaro</text:p>
      <text:p text:style-name="Standard">62 - de predicto debato et hoc facto significabitur domino Episcopo per ism ut</text:p>
      <text:p text:style-name="Standard">63 - B. de Thierno</text:p>
      <text:p text:style-name="Standard">64 - ipse consenciat in ipsos / et si non poterint concordare partes</text:p>
      <text:p text:style-name="Standard">65 - N. Dictatoris</text:p>
      <text:p text:style-name="Standard">66 - ipsi eligent unum tercium</text:p>
      <text:p text:style-name="Standard">67 - P. de Puthaics</text:p>
      <text:p text:style-name="Standard">68 - T. de Sancto Petro</text:p>
      <text:p text:style-name="Standard"><text:soft-page-break/>69 - N. de Ordeimonte</text:p>
      <text:p text:style-name="Standard">70 - G. Fedelli</text:p>
      <text:p text:style-name="Standard">71 - Ph. de Salione N. Chandi de</text:p>
      <text:p text:style-name="Standard">72 - G. de Alveolo</text:p>
      <text:p text:style-name="Standard">=FRAN_0393_10853_L.jpg=</text:p>
      <text:p text:style-name="Standard">1 - tero</text:p>
      <text:p text:style-name="Standard">2 - xx</text:p>
      <text:p text:style-name="Standard">3 - s</text:p>
      <text:p text:style-name="Standard">4 - Lapuu EN in vigilia beati Bartholomei apostoli xxiiia mensis</text:p>
      <text:p text:style-name="Standard">5 - augusti capitulantibus dominis.</text:p>
      <text:p text:style-name="Standard">6 - P. Decano</text:p>
      <text:p text:style-name="Standard">7 - H. Cantore</text:p>
      <text:p text:style-name="Standard">8 - Deputati ad audiendum compotum magistri N. de Ordeomonte</text:p>
      <text:p text:style-name="Standard">9 - Cois</text:p>
      <text:p text:style-name="Standard">10 - G. archidiacono ecclesie</text:p>
      <text:p text:style-name="Standard">11 - nuper camerarii clerici ecclesie / sunt B. de Thierno et L. de</text:p>
      <text:p text:style-name="Standard">12 - P. Archidiacono Brye</text:p>
      <text:p text:style-name="Standard">13 - Mongeria.</text:p>
      <text:p text:style-name="Standard">14 - Sy. Succentore</text:p>
      <text:p text:style-name="Standard">15 - P. Roberti</text:p>
      <text:p text:style-name="Standard">16 - Concorditer est electus in camerarium clericums P. Roberti</text:p>
      <text:p text:style-name="Standard">17 - Camtrin</text:p>
      <text:p text:style-name="Standard">18 - B. de Thierno</text:p>
      <text:p text:style-name="Standard">19 - Sed quia ipse non bene consensut datus est sibi terminus ad</text:p>
      <text:p text:style-name="Standard">20 - Clerion.</text:p>
      <text:p text:style-name="Standard">21 - *.</text:p>
      <text:p text:style-name="Standard">22 - de Pompodorio</text:p>
      <text:p text:style-name="Standard">23 - advisandum se usque ad diem lune.</text:p>
      <text:p text:style-name="Standard">24 - Ar. Jausserandi</text:p>
      <text:p text:style-name="Standard">25 - de Karolay</text:p>
      <text:p text:style-name="Standard">26 - *.</text:p>
      <text:p text:style-name="Standard">27 - Concorditer fuit electus Php. de Salione in sollicitatorem causarum</text:p>
      <text:p text:style-name="Standard">28 - de socto</text:p>
      <text:p text:style-name="Standard">29 - Solicitationi</text:p>
      <text:p text:style-name="Standard">30 - ecclesie pendenties in parlamento / et datus est ei terminus ad respondendum</text:p>
      <text:p text:style-name="Standard">31 - P. Forteti</text:p>
      <text:p text:style-name="Standard"><text:soft-page-break/>32 - tarnum</text:p>
      <text:p text:style-name="Standard">33 - ad diem lune</text:p>
      <text:p text:style-name="Standard">34 - le diseur</text:p>
      <text:p text:style-name="Standard">35 - R. de Lorriaco</text:p>
      <text:p text:style-name="Standard">36 - L. de Mongeria</text:p>
      <text:p text:style-name="Standard">37 - R. de Putheolis</text:p>
      <text:p text:style-name="Standard">38 - T. de Sancto Petro</text:p>
      <text:p text:style-name="Standard">39 - Ph. de Salione</text:p>
      <text:p text:style-name="Standard">40 - G. Fedelli</text:p>
      <text:p text:style-name="Standard">41 - J. Regis</text:p>
      <text:p text:style-name="Standard">42 - N. de Ordeomonte</text:p>
      <text:p text:style-name="Standard">43 - N. Chandardi</text:p>
      <text:p text:style-name="Standard">44 - G. de Alneolo</text:p>
      <text:p text:style-name="Standard">45 - P. de Castro</text:p>
      <text:p text:style-name="Standard">=FRAN_0393_10854_L.jpg=</text:p>
      <text:p text:style-name="Standard">1 - Augustus</text:p>
      <text:p text:style-name="Standard">2 - 440</text:p>
      <text:p text:style-name="Standard">3 - *.</text:p>
      <text:p text:style-name="Standard">4 - Die lune post Bertholomeum secunda die capitulari et xxvta augusti capitulantibus dominis</text:p>
      <text:p text:style-name="Standard">5 - P. Decano</text:p>
      <text:p text:style-name="Standard">6 - Quictantis tradita fuit quictanaca iiiC lba. paris.em de quibus</text:p>
      <text:p text:style-name="Standard">7 - H. Cantore</text:p>
      <text:p text:style-name="Standard">8 - supra sit mencio magistro Petro de Castro et</text:p>
      <text:p text:style-name="Standard">9 - G. archidiacono ecclesie</text:p>
      <text:p text:style-name="Standard">10 - habuit eciam cedulam assignacionis de iiC lb. p.</text:p>
      <text:p text:style-name="Standard">11 - P. Archidiacono Brye</text:p>
      <text:p text:style-name="Standard">12 - super Johanne donati quondam receptore quorum dam</text:p>
      <text:p text:style-name="Standard">13 - Sy. Succentor</text:p>
      <text:p text:style-name="Standard">14 - P.</text:p>
      <text:p text:style-name="Standard">15 - Roberti</text:p>
      <text:p text:style-name="Standard">16 - subsidiorum Tholose a thesauro regis emanatam</text:p>
      <text:p text:style-name="Standard">17 - *.</text:p>
      <text:p text:style-name="Standard">18 - de Pompodorio</text:p>
      <text:p text:style-name="Standard">19 - *.</text:p>
      <text:p text:style-name="Standard">20 - Magister P. Roberti acceptavit officium camere quod promiso</text:p>
      <text:p text:style-name="Standard">21 - de Karolay</text:p>
      <text:p text:style-name="Standard"><text:soft-page-break/>22 - Damay</text:p>
      <text:p text:style-name="Standard">23 - fideliter exercere / et facere aligenciam de recuperantes areraqi</text:p>
      <text:p text:style-name="Standard">24 - P. Forteti</text:p>
      <text:p text:style-name="Standard">25 - Ar. Jausserandi</text:p>
      <text:p text:style-name="Standard">26 - voluit tamen inde se omnio onerare.</text:p>
      <text:p text:style-name="Standard">27 - L. de Mongeria</text:p>
      <text:p text:style-name="Standard">28 - Solicitater magister Php. de Salione aceptavit offici sollicitacionis</text:p>
      <text:p text:style-name="Standard">29 - R. de Lorriaco</text:p>
      <text:p text:style-name="Standard">30 - causarum ecclesie in parlamento</text:p>
      <text:p text:style-name="Standard">31 - An. Grangerii</text:p>
      <text:p text:style-name="Standard">32 - de Putheolis</text:p>
      <text:p text:style-name="Standard">33 - Consultabitur consilium ecclesie super procecucione contra</text:p>
      <text:p text:style-name="Standard">34 - T. de Sancto Petro</text:p>
      <text:p text:style-name="Standard">35 - dominum episcopum Parisiensem propter bladum quod non valt solvere servi</text:p>
      <text:p text:style-name="Standard">36 - P.</text:p>
      <text:p text:style-name="Standard">37 - de Castro</text:p>
      <text:p text:style-name="Standard">38 - tenorem arresti.</text:p>
      <text:p text:style-name="Standard">39 - G. Fedelli</text:p>
      <text:p text:style-name="Standard">40 - Deliberatum est quod servetur fundacio processionio domini</text:p>
      <text:p text:style-name="Standard">41 - de Ordeimonte</text:p>
      <text:p text:style-name="Standard">42 - Ist</text:p>
      <text:p text:style-name="Standard">43 - Gergorii pape</text:p>
      <text:p text:style-name="Standard">44 - Ph. de Salione</text:p>
      <text:p text:style-name="Standard">45 - N. Chaudardi</text:p>
      <text:p text:style-name="Standard">46 - Item quod servetur statutum super ingerssu capituli et exitu</text:p>
      <text:p text:style-name="Standard">47 - de Nully.</text:p>
      <text:p text:style-name="Standard">48 - quo ad distribuciones</text:p>
      <text:p text:style-name="Standard">49 - processiones consuete fieri ad ecclesias non subjectas</text:p>
      <text:p text:style-name="Standard">50 - continuabuntur</text:p>
      <text:p text:style-name="Standard">51 - Defficiente in servicio ecclesie mandabuntur et comminabuntur et si se non emendaverint</text:p>
      <text:p text:style-name="Standard">52 - corrigentur et punientur</text:p>
      <text:p text:style-name="Standard">=FRAN_0393_10855_L.jpg=</text:p>
      <text:p text:style-name="Standard">1 - Augustus nonagesimo ter</text:p>
      <text:p text:style-name="Standard">2 - xx</text:p>
      <text:p text:style-name="Standard">3 - Die martis sequentie teria die capitulari xxvita augusti capitulantibus dominis</text:p>
      <text:p text:style-name="Standard">4 - P. Decano</text:p>
      <text:p text:style-name="Standard"><text:soft-page-break/>5 - Eustacius Vacherii</text:p>
      <text:p text:style-name="Standard">6 - comparuerunt ad mandatum dominorum et fuit</text:p>
      <text:p text:style-name="Standard">7 - H. Cantore</text:p>
      <text:p text:style-name="Standard">8 - Tassinus de Vinolio</text:p>
      <text:p text:style-name="Standard">9 - eis intimatum quod si amodo defficiant in</text:p>
      <text:p text:style-name="Standard">10 - G. archidiacono ecclesie</text:p>
      <text:p text:style-name="Standard">11 - Huguetus Carpenterii</text:p>
      <text:p text:style-name="Standard">12 - horis divinis et nocturnis quibus debent</text:p>
      <text:p text:style-name="Standard">13 - P. Archidiacono Brye</text:p>
      <text:p text:style-name="Standard">14 - interesse in ecclesia in officio divino prout ipsi</text:p>
      <text:p text:style-name="Standard">15 - Petrus Asini</text:p>
      <text:p text:style-name="Standard">16 - Sy. succentore</text:p>
      <text:p text:style-name="Standard">17 - juraverunt quod servabitur eis statutum alias</text:p>
      <text:p text:style-name="Standard">18 - Andreas Fagon</text:p>
      <text:p text:style-name="Standard">19 - P. Roberti</text:p>
      <text:p text:style-name="Standard">20 - factum contra defficientem videz quod qui non esset</text:p>
      <text:p text:style-name="Standard">21 - Colinus de Dola</text:p>
      <text:p text:style-name="Standard">22 - *.</text:p>
      <text:p text:style-name="Standard">23 - De Pompodorio</text:p>
      <text:p text:style-name="Standard">24 - in matutinis quod perderet distribuciones tocius diei</text:p>
      <text:p text:style-name="Standard">25 - Johannes Moqueti</text:p>
      <text:p text:style-name="Standard">26 - de Karolay</text:p>
      <text:p text:style-name="Standard">27 - 38</text:p>
      <text:p text:style-name="Standard">28 - sequentes / et si se non castigarent quod proce</text:p>
      <text:p text:style-name="Standard">29 - Egidius Pinelli</text:p>
      <text:p text:style-name="Standard">30 - P. Forteti</text:p>
      <text:p text:style-name="Standard">31 - detur contra eos ad privacionem beneficiorum suorum</text:p>
      <text:p text:style-name="Standard">32 - Petrus Rati</text:p>
      <text:p text:style-name="Standard">33 - B. de Thierno</text:p>
      <text:p text:style-name="Standard">34 - Ar. Jausserandi</text:p>
      <text:p text:style-name="Standard">35 - R. de Lorriaco</text:p>
      <text:p text:style-name="Standard">36 - Domino Egidio Pinelli fuit inter dictum officium macicocie et fuit et</text:p>
      <text:p text:style-name="Standard">37 - R. de Putheolis</text:p>
      <text:p text:style-name="Standard">38 - data clericatura matutinarum</text:p>
      <text:p text:style-name="Standard">39 - G. de Alneolo</text:p>
      <text:p text:style-name="Standard">40 - L. de Mongeria</text:p>
      <text:p text:style-name="Standard"><text:soft-page-break/>41 - Magistro P. de Castro fuit tradita quictancia iiii vi lb. p. de qua me</text:p>
      <text:p text:style-name="Standard">42 - Famicta</text:p>
      <text:p text:style-name="Standard">43 - T. de Sancto Petro</text:p>
      <text:p text:style-name="Standard">44 - supra sit mencio / et ipse tradidit . Cvi lb. par. in peccunia numenata / et</text:p>
      <text:p text:style-name="Standard">45 - P. de Castro</text:p>
      <text:p text:style-name="Standard">46 - recepit a domino Decano unam cedulam assignacionis de centum libram Par.</text:p>
      <text:p text:style-name="Standard">47 - *</text:p>
      <text:p text:style-name="Standard">48 - Chanteprime</text:p>
      <text:p text:style-name="Standard">49 - super magistro portuum baillive matisconensis.</text:p>
      <text:p text:style-name="Standard">50 - G. Fedelli</text:p>
      <text:p text:style-name="Standard">51 - N Regis</text:p>
      <text:p text:style-name="Standard">52 - J. de Nully</text:p>
      <text:p text:style-name="Standard">53 - Super facto luinariorum anniversariorum ecclesie loquatur cum domino Episcopo Parisiensi</text:p>
      <text:p text:style-name="Standard">54 - N. de Ordeiomonte</text:p>
      <text:p text:style-name="Standard">55 - ad sciendum quare prohibuit capiceriis ne accendant luminaria in certis</text:p>
      <text:p text:style-name="Standard">56 - Ph. de Salione</text:p>
      <text:p text:style-name="Standard">57 - anniversarioum in ecclesia a longo tempore ordinatis</text:p>
      <text:p text:style-name="Standard">58 - N. Chaudardi</text:p>
      <text:p text:style-name="Standard">=FRAN_0393_10856_L.jpg=</text:p>
      <text:p text:style-name="Standard">1 - Aigasus</text:p>
      <text:p text:style-name="Standard">2 - 142</text:p>
      <text:p text:style-name="Standard">3 - +</text:p>
      <text:p text:style-name="Standard">4 - Die mercurii quarta die capitulari xxviia augusti capitulantibus dominis</text:p>
      <text:p text:style-name="Standard">5 - P. Decano</text:p>
      <text:p text:style-name="Standard">6 - Citabitur ad mercurii dominus Thomas Hue vicarius</text:p>
      <text:p text:style-name="Standard">7 - H. Cantore</text:p>
      <text:p text:style-name="Standard">8 - ut diait in ecclesia Sancti Stephani de Gressibus super hoc quod</text:p>
      <text:p text:style-name="Standard">9 - G. archidiacono ecclesie</text:p>
      <text:p text:style-name="Standard">10 - portat habitum sine licencia dominorum</text:p>
      <text:p text:style-name="Standard">11 - P. Archidiacono Brie</text:p>
      <text:p text:style-name="Standard">12 - Dati sunt apostoli refutatorii procuratori domini Archidiacono Par.</text:p>
      <text:p text:style-name="Standard">13 - Gy. succentore</text:p>
      <text:p text:style-name="Standard">14 - in hunc modum appellacioni seu provocacioni vestre</text:p>
      <text:p text:style-name="Standard">15 - P. Roberti</text:p>
      <text:p text:style-name="Standard">16 - tamquam frivole non defferimus.</text:p>
      <text:p text:style-name="Standard">17 - de Pompodorio</text:p>
      <text:p text:style-name="Standard"><text:soft-page-break/>18 - P</text:p>
      <text:p text:style-name="Standard">19 - J.</text:p>
      <text:p text:style-name="Standard">20 - de socco</text:p>
      <text:p text:style-name="Standard">21 - Capitulum erit caucio penes thesaurum regis pro Dyonisio</text:p>
      <text:p text:style-name="Standard">22 - J.</text:p>
      <text:p text:style-name="Standard">23 - de Karolay</text:p>
      <text:p text:style-name="Standard">24 - Giloti de summa lxii lb. p. ii s. vi d.</text:p>
      <text:p text:style-name="Standard">25 - P. Forteti</text:p>
      <text:p text:style-name="Standard">26 - Ar. Jausserandi</text:p>
      <text:p text:style-name="Standard">27 - Fanvellus hostiarius parlamenti intimavit dominis</text:p>
      <text:p text:style-name="Standard">28 - de Mongeria</text:p>
      <text:p text:style-name="Standard">29 - 22</text:p>
      <text:p text:style-name="Standard">30 - quod ipsi intersint cras in viii. hora de mane in palacio</text:p>
      <text:p text:style-name="Standard">31 - R. de Lorriaco</text:p>
      <text:p text:style-name="Standard">32 - regis in domo magistri Guillelmi Bellier pro videndo per ipsum</text:p>
      <text:p text:style-name="Standard">33 - B. de Thierno</text:p>
      <text:p text:style-name="Standard">34 - fieri inventarium bonorum domini Vyonneti chiquetat</text:p>
      <text:p text:style-name="Standard">35 - R. de Putheolis</text:p>
      <text:p text:style-name="Standard">36 - quondam sigillifferi domini episcopi Noviomensis / et fuit</text:p>
      <text:p text:style-name="Standard">37 - P. de Castro</text:p>
      <text:p text:style-name="Standard">38 - ordinatum quod illuc iuet magister domus Dei qui est procurator</text:p>
      <text:p text:style-name="Standard">39 - G. de Alneolo</text:p>
      <text:p text:style-name="Standard">40 - in hoc facto nomine ecclesie.</text:p>
      <text:p text:style-name="Standard">41 - T. de Sancto Petro</text:p>
      <text:p text:style-name="Standard">42 - G. Fedelli</text:p>
      <text:p text:style-name="Standard">43 - Commissum est magistro Johanni de Socto officiario herarum</text:p>
      <text:p text:style-name="Standard">44 - Ph. de Salione</text:p>
      <text:p text:style-name="Standard">45 - quod faciat fieri unum caminum in domo ecclesie apud</text:p>
      <text:p text:style-name="Standard">46 - J. Regis</text:p>
      <text:p text:style-name="Standard">47 - Chuvrignyacum.</text:p>
      <text:p text:style-name="Standard">48 - N. de Ordeiomonte</text:p>
      <text:p text:style-name="Standard">49 - I.</text:p>
      <text:p text:style-name="Standard">50 - de Nully</text:p>
      <text:p text:style-name="Standard">51 - N. Chaudardi</text:p>
      <text:p text:style-name="Standard">=FRAN_0393_10857_L.jpg=</text:p>
      <text:p text:style-name="Standard">1 - xxii</text:p>
      <text:p text:style-name="Standard"><text:soft-page-break/>2 - 244</text:p>
      <text:p text:style-name="Standard">3 - Die jovis quinta die capitulari xxviii augusti capitulantibus dominis</text:p>
      <text:p text:style-name="Standard">4 - P. Decano</text:p>
      <text:p text:style-name="Standard">5 - Magistro Ph. de Salione traditum est arrestum concordie</text:p>
      <text:p text:style-name="Standard">6 - Cantore</text:p>
      <text:p text:style-name="Standard">7 - li</text:p>
      <text:p text:style-name="Standard">8 - facte inter episcopum et capitulum super quatuor modiis bladi</text:p>
      <text:p text:style-name="Standard">9 - archidiacono ecclesie</text:p>
      <text:p text:style-name="Standard">10 - G</text:p>
      <text:p text:style-name="Standard">11 - que ipse dominus episcopus debet ecclesie ad duos solidos prope melius</text:p>
      <text:p text:style-name="Standard">12 - P. Archidiacono Brye</text:p>
      <text:p text:style-name="Standard">13 - ut ipse faciat prosequcionem contra ipsum dominum episcopum / consultis</text:p>
      <text:p text:style-name="Standard">14 - Sy. succentore</text:p>
      <text:p text:style-name="Standard">15 - primitus super hoc consiliariis ecclesie</text:p>
      <text:p text:style-name="Standard">16 - P. Roberti</text:p>
      <text:p text:style-name="Standard">17 - J. de Pompodorio</text:p>
      <text:p text:style-name="Standard">18 - Fiet libraria in ecclesia sumptibus fabrice et dominus succentor</text:p>
      <text:p text:style-name="Standard">19 - B. de Thierno</text:p>
      <text:p text:style-name="Standard">20 - . de Karolay</text:p>
      <text:p text:style-name="Standard">21 - ordinabit ipsam.</text:p>
      <text:p text:style-name="Standard">22 - R. de Lorriaco</text:p>
      <text:p text:style-name="Standard">23 - P. Forteti</text:p>
      <text:p text:style-name="Standard">24 - Ar. Jausserandi</text:p>
      <text:p text:style-name="Standard">25 - L. de Mongeria</text:p>
      <text:p text:style-name="Standard">26 - R. de Putheolis</text:p>
      <text:p text:style-name="Standard">27 - G. de Alneolo</text:p>
      <text:p text:style-name="Standard">28 - G. de Sancto Petro</text:p>
      <text:p text:style-name="Standard">29 - P. de Castro</text:p>
      <text:p text:style-name="Standard">30 - N. Chaudardi</text:p>
      <text:p text:style-name="Standard">31 - Ph. de Salione</text:p>
      <text:p text:style-name="Standard">32 - Toiconili</text:p>
      <text:p text:style-name="Standard">33 - G. Fedelli</text:p>
      <text:p text:style-name="Standard">34 - Pan nonagesimo terci</text:p>
      <text:p text:style-name="Standard">35 - 3</text:p>
      <text:p text:style-name="Standard">36 - J. Regis</text:p>
      <text:p text:style-name="Standard">37 - . de Nully</text:p>
      <text:p text:style-name="Standard"><text:soft-page-break/>38 - Anno quo supra die mercuri iiia septembris capitulantibus dominis</text:p>
      <text:p text:style-name="Standard">39 - P. Decano</text:p>
      <text:p text:style-name="Standard">40 - Fauiellus hostiarius parlamenti adjornavit dominos ad de veneris</text:p>
      <text:p text:style-name="Standard">41 - H. Cantore</text:p>
      <text:p text:style-name="Standard">42 - in vii° ad instantem domini episcopi Noviomensis pro facto domini Vyonneti chiquetat</text:p>
      <text:p text:style-name="Standard">43 - G. archidiacono ecclesie</text:p>
      <text:p text:style-name="Standard">44 - olim sui sigilliseri.</text:p>
      <text:p text:style-name="Standard">45 - Sy. Succentore</text:p>
      <text:p text:style-name="Standard">46 - de Pompodorio</text:p>
      <text:p text:style-name="Standard">47 - s</text:p>
      <text:p text:style-name="Standard">48 - de Karolay</text:p>
      <text:p text:style-name="Standard">49 - Magister Galterus de Lingonis promotor Curie officiaris parisiensis exhibus</text:p>
      <text:p text:style-name="Standard">50 - 3</text:p>
      <text:p text:style-name="Standard">51 - P. Forteti</text:p>
      <text:p text:style-name="Standard">52 - coram dominis quandam licteram ipsius officialis sigillo crie predicte sigillatam</text:p>
      <text:p text:style-name="Standard">53 - A. Jausserandi</text:p>
      <text:p text:style-name="Standard">54 - per quam intimavit dominis quod Johannes Douchetes alias de blesis detinebait</text:p>
      <text:p text:style-name="Standard">55 - l</text:p>
      <text:p text:style-name="Standard">56 - de Mongeria</text:p>
      <text:p text:style-name="Standard">57 - in carceribus episcopi Paris.ens. requirens quod per dominos ipse Johannes qui alias fuerat</text:p>
      <text:p text:style-name="Standard">58 - B. de Thierno</text:p>
      <text:p text:style-name="Standard">59 - servitor magistri N. de Ordeimonte canonici Parisien ipsa occasione in aliquo non</text:p>
      <text:p text:style-name="Standard">60 - i.</text:p>
      <text:p text:style-name="Standard">61 - Hue</text:p>
      <text:p text:style-name="Standard">62 - molestaretur / et si quid esset actum per ipsos in prejudicium ipsius</text:p>
      <text:p text:style-name="Standard">63 - R. de Putheolis</text:p>
      <text:p text:style-name="Standard">64 - Johannis quod revocaretur. Et super isto est de liberatum quod loquatur</text:p>
      <text:p text:style-name="Standard">65 - N. de Ordeomonte</text:p>
      <text:p text:style-name="Standard">66 - cum consilio ecclesie quod mandabitur ad cras hora prime.</text:p>
      <text:p text:style-name="Standard">67 - G. Fedelli</text:p>
      <text:p text:style-name="Standard">68 - +Ph. de Salione</text:p>
      <text:p text:style-name="Standard">69 - N. Chaudardi</text:p>
      <text:p text:style-name="Standard">70 - +</text:p>
      <text:p text:style-name="Standard">71 - de socto</text:p>
      <text:p text:style-name="Standard">72 - N. Regis</text:p>
      <text:p text:style-name="Standard">73 - R</text:p>
      <text:p text:style-name="Standard"><text:soft-page-break/>74 - de Lorriaco</text:p>
      <text:p text:style-name="Standard">75 - J. de Gully</text:p>
      <text:p text:style-name="Standard">76 - xs</text:p>
      <text:p text:style-name="Standard">77 - .</text:p>
      <text:p text:style-name="Standard">78 - Roberti+</text:p>
      <text:p text:style-name="Standard">=FRAN_0393_10858_L.jpg=</text:p>
      <text:p text:style-name="Standard">1 - September</text:p>
      <text:p text:style-name="Standard">2 - Die jovis sequente fuit congrgatum consilium ecclesie in capitulo et fuit deliberatum super facto</text:p>
      <text:p text:style-name="Standard">3 - Johannis de Blesis quod ipse Johannes requiretur ab officiali tamquam subditus ecclesie / et preventus / et cau</text:p>
      <text:p text:style-name="Standard">4 - quo ipse dominus oficalis noluerit ipsum reddere quod precedatur contra ipsum et dominum episcopum per casum novitatis</text:p>
      <text:p text:style-name="Standard">5 - Anno quo supera die veneris quanta mensis septembris capitulantibus domini</text:p>
      <text:p text:style-name="Standard">6 - P. Decano</text:p>
      <text:p text:style-name="Standard">7 - Magister Johannes Guidonis Conquestus est de quibusdam gernaibus</text:p>
      <text:p text:style-name="Standard">8 - H. Cantore</text:p>
      <text:p text:style-name="Standard">9 - sibi factis per procuratorem clericorum matutinalium que ipse tradidit per</text:p>
      <text:p text:style-name="Standard">10 - G. archidiacono ecclesie</text:p>
      <text:p text:style-name="Standard">11 - declaracionem in quadam cedula / et super hoc sunt dati commissarii</text:p>
      <text:p text:style-name="Standard">12 - Sy. succentore</text:p>
      <text:p text:style-name="Standard">13 - J. de Soccto et J. Hue ad videndum scripturas raciones et munenta</text:p>
      <text:p text:style-name="Standard">14 - de Pompodorio</text:p>
      <text:p text:style-name="Standard">15 - dicto magistri Johannis et procuratoris / et hiis visis refferent / ipse atem</text:p>
      <text:p text:style-name="Standard">16 - de Karolay</text:p>
      <text:p text:style-name="Standard">17 - *</text:p>
      <text:p text:style-name="Standard">18 - magister Johannes requisivit dominos de justicia sibi faciendes et voluit</text:p>
      <text:p text:style-name="Standard">19 - Ar. Jausserandi</text:p>
      <text:p text:style-name="Standard">20 - L. de Mongeria</text:p>
      <text:p text:style-name="Standard">21 - stare ordinacioni ipsorum</text:p>
      <text:p text:style-name="Standard">22 - P. Forteti</text:p>
      <text:p text:style-name="Standard">23 - B. de Thierno</text:p>
      <text:p text:style-name="Standard">24 - Fiet processio generalis die dominica proxima apus frceres iinores</text:p>
      <text:p text:style-name="Standard">25 - Hue</text:p>
      <text:p text:style-name="Standard">26 - *</text:p>
      <text:p text:style-name="Standard">27 - de Lorriaco</text:p>
      <text:p text:style-name="Standard">28 - 4</text:p>
      <text:p text:style-name="Standard"><text:soft-page-break/>29 - R. de Putheolis J. de Bles magister P. Roberti Camerarius clericus ecclesie adut presenciam domini</text:p>
      <text:p text:style-name="Standard">30 - J. de Socto</text:p>
      <text:p text:style-name="Standard">31 - Officialis parisiensis ad hostium camere sue coram auditorio suo superiori</text:p>
      <text:p text:style-name="Standard">32 - Ph. de Salione</text:p>
      <text:p text:style-name="Standard">33 - presentibus Richardo</text:p>
      <text:p text:style-name="Standard">34 - servitori magistri Ar. Jausserandi</text:p>
      <text:p text:style-name="Standard">35 - G. Fedelli</text:p>
      <text:p text:style-name="Standard">36 - H. Huraudi notariis curie ipsius officialis Yvone de Fageto pro motoe</text:p>
      <text:p text:style-name="Standard">37 - J. Regis</text:p>
      <text:p text:style-name="Standard">38 - capituli magistro Jacobo De nnella secretario domini episcopi Par.n et pluribs</text:p>
      <text:p text:style-name="Standard">39 - Roberti</text:p>
      <text:p text:style-name="Standard">40 - P.</text:p>
      <text:p text:style-name="Standard">41 - aliis / et requisivit ipsum dominum Officalis quod ipse redderet et restitueret sib</text:p>
      <text:p text:style-name="Standard">42 - N. Chaudardi</text:p>
      <text:p text:style-name="Standard">43 - Johannem Douchetes alias de blesi subditum ecclesie quem detinebat in sui</text:p>
      <text:p text:style-name="Standard">44 - cartibus mancipatum prout per suas litteras notificaverat dominis.</text:p>
      <text:p text:style-name="Standard">45 - Et ipse dominus Officialis respondit ipsi domino Camerario quod ipse decime</text:p>
      <text:p text:style-name="Standard">46 - ipsum $dominum Johannem / sed non credebat ipsum esse subditum ecclesie in alia</text:p>
      <text:p text:style-name="Standard">47 - nec tempore delicti perpetrati per ipsum pro quo captus est nec post / et</text:p>
      <text:p text:style-name="Standard">48 - maxime quod tempore nicii processus sui facti contra ipsum Johannem empcope</text:p>
      <text:p text:style-name="Standard">49 - Johannes non erat subditus ecclesie et hoc ipse benesciebat / et sic ipsum</text:p>
      <text:p text:style-name="Standard">50 - quonquom non redderet vel restitueret. Et de predicta requesta / et responsio</text:p>
      <text:p text:style-name="Standard">51 - ipse dominus Camerarus petiit instumentum sibi fieri per me N. Sellarii</text:p>
      <text:p text:style-name="Standard">52 - ipse eciam dominus Officialio peciit de resposione sua predicta instrumnt</text:p>
      <text:p text:style-name="Standard">53 - Die sabbati sequentis fuit adjornatus officali prisenis in causum novitatis pro facto Johannis de Blesi ad post</text:p>
      <text:p text:style-name="Standard">54 - prandie inter horam terriam et quartam. Sed post modum in revestiario fuit deliberatum quod propter</text:p>
      <text:p text:style-name="Standard">55 - absentie domini Episcopi Parisiensis pro longaretur ipsa dicta / de cosseru parcium / et fuit pro longata ad jovis</text:p>
      <text:p text:style-name="Standard">56 - eadem hora</text:p>
      <text:p text:style-name="Standard">=FRAN_0393_10859_L.jpg=</text:p>
      <text:p text:style-name="Standard">1 - viii</text:p>
      <text:p text:style-name="Standard">2 - xxii</text:p>
      <text:p text:style-name="Standard">3 - Anno quo supra die mercurii decima mensis septembris capitulantibus dominis</text:p>
      <text:p text:style-name="Standard">4 - P. Decano</text:p>
      <text:p text:style-name="Standard"><text:soft-page-break/>5 - Johannes Vacherii constitutus est Decanus apud</text:p>
      <text:p text:style-name="Standard">6 - H. Cantore</text:p>
      <text:p text:style-name="Standard">7 - Moryacum pro ecclesia ad nutum.</text:p>
      <text:p text:style-name="Standard">8 - G. Archidiacono ecclesie</text:p>
      <text:p text:style-name="Standard">9 - P.</text:p>
      <text:p text:style-name="Standard">10 - Sy. succentore</text:p>
      <text:p text:style-name="Standard">11 - De Pompodorio recepcio Nicolaus Morelli virtute licterarum apostolicarum fuit receptus</text:p>
      <text:p text:style-name="Standard">12 - ad capellaniam beatorum Petri et Pauli in ecclesia Par. vacantem</text:p>
      <text:p text:style-name="Standard">13 - capellani</text:p>
      <text:p text:style-name="Standard">14 - R. de Lorriaco</text:p>
      <text:p text:style-name="Standard">15 - per mortem Roberti Breherii quondam ipsius capellani capellani</text:p>
      <text:p text:style-name="Standard">16 - Ar. Jausserandi</text:p>
      <text:p text:style-name="Standard">17 - +J. de Socto</text:p>
      <text:p text:style-name="Standard">18 - Placet dominis quod dominus Senonensis maneat quictus de xxxii.</text:p>
      <text:p text:style-name="Standard">19 - N. Chandardi</text:p>
      <text:p text:style-name="Standard">20 - de Karolay</text:p>
      <text:p text:style-name="Standard">21 - libras paris.e quas debebat ecclesie occasione xvi librm pro anniversario</text:p>
      <text:p text:style-name="Standard">22 - *</text:p>
      <text:p text:style-name="Standard">23 - P. Forteti</text:p>
      <text:p text:style-name="Standard">24 - fratris sui quondam canonici Parisiensis / et eciam ecclesia erit immmis</text:p>
      <text:p text:style-name="Standard">25 - Ar. Jausserandi</text:p>
      <text:p text:style-name="Standard">26 - de arreragis x. lbras parisiensim quas debebat annuatim ipsi domino</text:p>
      <text:p text:style-name="Standard">27 - de Mongeria</text:p>
      <text:p text:style-name="Standard">28 - Archiepiscopo occasione execpcionis.</text:p>
      <text:p text:style-name="Standard">29 - Ph. de Salione</text:p>
      <text:p text:style-name="Standard">30 - G. Fedelli</text:p>
      <text:p text:style-name="Standard">31 - de Sanctis</text:p>
      <text:p text:style-name="Standard">32 - Preceptum est domino Stephano di Seau quod non hospitet amplivo</text:p>
      <text:p text:style-name="Standard">33 - 3</text:p>
      <text:p text:style-name="Standard">34 - Regis</text:p>
      <text:p text:style-name="Standard">35 - secum in domo sua magistrum Johannem Rose procuratorem parlamenti</text:p>
      <text:p text:style-name="Standard">36 - B. de Thierno</text:p>
      <text:p text:style-name="Standard">37 - quia hoc fecit contra statutum ecclesie et sine licencia</text:p>
      <text:p text:style-name="Standard">38 - de nully</text:p>
      <text:p text:style-name="Standard">39 - J. Roberti</text:p>
      <text:p text:style-name="Standard">40 - ix s. vi.</text:p>
      <text:p text:style-name="Standard"><text:soft-page-break/>41 - *</text:p>
      <text:p text:style-name="Standard">42 - Placet dominis quod dominus Almaricus de Ordeomonte miles assignet ecclesie x. lbras parsiensies bene obligatas</text:p>
      <text:p text:style-name="Standard">43 - pro aliis x. lb obligatis ecclesie quas ipse vult habere et emere super bonis Dyonisii Omo que bona</text:p>
      <text:p text:style-name="Standard">44 - sunt obligata omnia pro ipsis x lb.</text:p>
      <text:p text:style-name="Standard">45 - Cogantur hospites de Liricantu ut non vendant existraneis in dictibus suis hospitantibus carnes</text:p>
      <text:p text:style-name="Standard">46 - quas occidunt in eorum domibus / et quas non emerant in cariificia comnmi</text:p>
      <text:p text:style-name="Standard">=FRAN_0393_10860_L.jpg=</text:p>
      <text:p text:style-name="Standard">1 - September nonagesimo iiia</text:p>
      <text:p text:style-name="Standard">2 - Anno quo supra die veneris xiia mensis septembris capitulantibus dominis</text:p>
      <text:p text:style-name="Standard">3 - P. Decano</text:p>
      <text:p text:style-name="Standard">4 - Magister Johannes de Socto missus ex parte capituli apud</text:p>
      <text:p text:style-name="Standard">5 - J. de Bles</text:p>
      <text:p text:style-name="Standard">6 - H. Cantore</text:p>
      <text:p text:style-name="Standard">7 - dominum Officialem Parisiensies requisivit Johannem Douchetes</text:p>
      <text:p text:style-name="Standard">8 - Sy. Succentore</text:p>
      <text:p text:style-name="Standard">9 - alias de blesis detentum in carceribus ipsus officialis tamquam</text:p>
      <text:p text:style-name="Standard">10 - A. de Pomporo</text:p>
      <text:p text:style-name="Standard">11 - servitorem magistri N. de Ordeiomnte et sic subditum ecclesie</text:p>
      <text:p text:style-name="Standard">12 - J. de Karolay</text:p>
      <text:p text:style-name="Standard">13 - et preventum quos ad jurisdicionem ut per processum per</text:p>
      <text:p text:style-name="Standard">14 - N. Chaudardi</text:p>
      <text:p text:style-name="Standard">15 - pro motis capituli contra ipsum factum poterat apparere. Et</text:p>
      <text:p text:style-name="Standard">16 - P. Forteti</text:p>
      <text:p text:style-name="Standard">17 - de Mongeria</text:p>
      <text:p text:style-name="Standard">18 - L</text:p>
      <text:p text:style-name="Standard">19 - ipse dominus Officialis respondit quod ipse Johannes fuerat alias</text:p>
      <text:p text:style-name="Standard">20 - R.</text:p>
      <text:p text:style-name="Standard">21 - de Putheolis</text:p>
      <text:p text:style-name="Standard">22 - requisitus per Camerariium clericum ecclesie / tamen qui</text:p>
      <text:p text:style-name="Standard">23 - de Sanctis</text:p>
      <text:p text:style-name="Standard">24 - D</text:p>
      <text:p text:style-name="Standard">25 - ipse credebat quod tempore delicti pro quo detinebatur</text:p>
      <text:p text:style-name="Standard">26 - de Ordeomonte</text:p>
      <text:p text:style-name="Standard">27 - 1</text:p>
      <text:p text:style-name="Standard">28 - non esset servitor ipsius N. de Ordeinte nec in aliquo</text:p>
      <text:p text:style-name="Standard"><text:soft-page-break/>29 - de Lorriaco</text:p>
      <text:p text:style-name="Standard">30 - R</text:p>
      <text:p text:style-name="Standard">31 - subditus ecclesie propter hoc recusaverat ipsum restitue</text:p>
      <text:p text:style-name="Standard">32 - +</text:p>
      <text:p text:style-name="Standard">33 - de socto</text:p>
      <text:p text:style-name="Standard">34 - Sed quia postmodum ipse fuit informatus de commrio</text:p>
      <text:p text:style-name="Standard">35 - Ph. de Salione</text:p>
      <text:p text:style-name="Standard">36 - ideo libenter volebat ipsum reddere et restituere ecclesie</text:p>
      <text:p text:style-name="Standard">37 - G.</text:p>
      <text:p text:style-name="Standard">38 - Fedelli</text:p>
      <text:p text:style-name="Standard">39 - et de facto restituit eum hoc est procepit gentibus</text:p>
      <text:p text:style-name="Standard">40 - de nully</text:p>
      <text:p text:style-name="Standard">41 - d</text:p>
      <text:p text:style-name="Standard">42 - suis quod restitueretur presentius magistris Galtero de</text:p>
      <text:p text:style-name="Standard">43 - Regis</text:p>
      <text:p text:style-name="Standard">44 - Lurgonis promotis Rolando regis clerico ipsius domini oficali</text:p>
      <text:p text:style-name="Standard">45 - Voygnon</text:p>
      <text:p text:style-name="Standard">46 - et notais carum Curie sue Nicolao Sapiendis procuratore</text:p>
      <text:p text:style-name="Standard">47 - Ar.</text:p>
      <text:p text:style-name="Standard">48 - Jauserandi infirmus</text:p>
      <text:p text:style-name="Standard">49 - Roberti</text:p>
      <text:p text:style-name="Standard">50 - Ps.</text:p>
      <text:p text:style-name="Standard">51 - Johanne regis notariis Guidone Trenchant eciam notarius</text:p>
      <text:p text:style-name="Standard">52 - et locario munerii geolario ipsius curie nec non</text:p>
      <text:p text:style-name="Standard">53 - magistris Johanne Fabri vicario / et Alberto Hagembout</text:p>
      <text:p text:style-name="Standard">54 - capellano in ecclesia Parisiensis notarius publicus in curia episcopis</text:p>
      <text:p text:style-name="Standard">55 - Officialis presentis</text:p>
      <text:p text:style-name="Standard">56 - Et fuit ipse de blesis restitutus ad barram Parvisii ante a sinum rigatum ut moris est</text:p>
      <text:p text:style-name="Standard">57 - et Johannes de ulmo serviens ecclesie daxit ipsum ad carceres capituli.</text:p>
      <text:p text:style-name="Standard">58 - post modum inconcinenti predictua N. de Ordeimonte requisivit ipsum de blesi capitulo tamquam servitorem</text:p>
      <text:p text:style-name="Standard">59 - suum / et de mandato dominorum notarius capituli restituit eum sibi ad hostium carcerum capituli</text:p>
      <text:p text:style-name="Standard">60 - $pude qua restitucione ipse N. de ordeimont peciit ame N. Sellarii instrumentum presentis magistro</text:p>
      <text:p text:style-name="Standard">61 - Guillelmo</text:p>
      <text:p text:style-name="Standard">62 - notarius ad barram Johanne de Ulmo franco servientes ecclesie et</text:p>
      <text:p text:style-name="Standard"><text:soft-page-break/>=FRAN_0393_10861_L.jpg=</text:p>
      <text:p text:style-name="Standard">1 - lxxii</text:p>
      <text:p text:style-name="Standard">2 - 14.</text:p>
      <text:p text:style-name="Standard">3 - nonagesimo</text:p>
      <text:p text:style-name="Standard">4 - Anno quo supra die lune xvta septembris capitulantibus dominis</text:p>
      <text:p text:style-name="Standard">5 - P. Decano</text:p>
      <text:p text:style-name="Standard">6 - Placet dominis quod dominus Guillelmus Voygnon capellanus in ecclesia Parisiensis</text:p>
      <text:p text:style-name="Standard">7 - G. i. rots</text:p>
      <text:p text:style-name="Standard">8 - H. Cantore</text:p>
      <text:p text:style-name="Standard">9 - sepeliatur in Sancto Johanne Rotundo in contemplicionem magistri Johannis</text:p>
      <text:p text:style-name="Standard">10 - G. archidiacono ecclesie</text:p>
      <text:p text:style-name="Standard">11 - Voygnon nepotis sui canonici Parisiensis</text:p>
      <text:p text:style-name="Standard">12 - Sy. succentor</text:p>
      <text:p text:style-name="Standard">13 - J. de Pomparo</text:p>
      <text:p text:style-name="Standard">14 - Concessum est tamquam expediens magistro Philberto de Salione</text:p>
      <text:p text:style-name="Standard">15 - J. de Karolay</text:p>
      <text:p text:style-name="Standard">16 - qui est sollicitator causarum ecclesie in parlamento / quod racione officii</text:p>
      <text:p text:style-name="Standard">17 - Ar. Jausserandi</text:p>
      <text:p text:style-name="Standard">18 - sui possit manere in claustro cum aliquo dominorum usque ad annum</text:p>
      <text:p text:style-name="Standard">19 - J. de Socto</text:p>
      <text:p text:style-name="Standard">20 - proviso quod si infra annum vacaverit domus claustralis quod ipse</text:p>
      <text:p text:style-name="Standard">21 - de Mongeria</text:p>
      <text:p text:style-name="Standard">22 - R</text:p>
      <text:p text:style-name="Standard">23 - eam tenebitur emere et recipe</text:p>
      <text:p text:style-name="Standard">24 - R. de Lorriaco</text:p>
      <text:p text:style-name="Standard">25 - R. de Putheols</text:p>
      <text:p text:style-name="Standard">26 - Concessum est magistro Johanni Rose quod possit manere cum domino</text:p>
      <text:p text:style-name="Standard">27 - J. Regis</text:p>
      <text:p text:style-name="Standard">28 - Stephane du Seau usque ad festum proximm omnim sanctorum</text:p>
      <text:p text:style-name="Standard">29 - J. de Nully</text:p>
      <text:p text:style-name="Standard">30 - Andieas fagon procurator Johannis de Molomes presentavit bullas</text:p>
      <text:p text:style-name="Standard">31 - N. de Ordeimonte</text:p>
      <text:p text:style-name="Standard">32 - gracie facte per dominum nostrum ipsam ipsi Johanni / et requisivit dominos</text:p>
      <text:p text:style-name="Standard">33 - J. Voygnon</text:p>
      <text:p text:style-name="Standard">34 - +Ph. de Salione</text:p>
      <text:p text:style-name="Standard">35 - quatius traderent sibi possessionem capellaniae ad altare beate Marie</text:p>
      <text:p text:style-name="Standard"><text:soft-page-break/>36 - Fedelli</text:p>
      <text:p text:style-name="Standard">37 - et Sancti Ariarii in ecclesia Par. fundate vacantes per mortem</text:p>
      <text:p text:style-name="Standard">38 - s</text:p>
      <text:p text:style-name="Standard">39 - P. Forteti</text:p>
      <text:p text:style-name="Standard">40 - domini Guillelmi Voygnon ultimi possessiorus ejusdem Domini vo tradiderit</text:p>
      <text:p text:style-name="Standard">41 - +.P. de Castro</text:p>
      <text:p text:style-name="Standard">42 - bullas ad visitandum magistro P. Forteti / et retunuerunt tepus</text:p>
      <text:p text:style-name="Standard">43 - +. P. Roberti</text:p>
      <text:p text:style-name="Standard">44 - jurais videlicet sex dierum ad respondendum.</text:p>
      <text:p text:style-name="Standard">45 - ix s v</text:p>
      <text:p text:style-name="Standard">46 - N. Chaudardi</text:p>
      <text:p text:style-name="Standard">47 - Magister Johannes de Socco retulit quid sibi videbatur de licteris et munimentis traditer pro parte</text:p>
      <text:p text:style-name="Standard">48 - magistri Johannis Guidonis Curati de Lendevilla et procuratoris clericorum mattinalium super corta</text:p>
      <text:p text:style-name="Standard">49 - decima quam ipse curatus pretendit habere in territorio sue cure / et fuit deliberatum quod super hoc non</text:p>
      <text:p text:style-name="Standard">50 - poterat fieri judicium nisi prius excunarentur testes super hoc quod consuevit fieri</text:p>
      <text:p text:style-name="Standard">51 - Magister Nicolaus de Ordeomonte cotradixit in quantum potuit licencie date magistro Php. de Salione</text:p>
      <text:p text:style-name="Standard">52 - de se hospitando in claustro cum aliquo dominorum et petiit instrmentum a me N. Gellarii</text:p>
      <text:p text:style-name="Standard">53 - preceptum est Camerario clerico quod recipiat melius forum quod poterit de Oleo lampadum existencium</text:p>
      <text:p text:style-name="Standard">54 - in navi et choro ecclesie et de cera ad quam tenetur officialum camere</text:p>
      <text:p text:style-name="Standard">55 - Hic martis sequenti xvi dicti mensis in revestiario hora magne misse capitulantius dominis Puccano</text:p>
      <text:p text:style-name="Standard">56 - Recepcio</text:p>
      <text:p text:style-name="Standard">57 - G. archidiacono ecclesie Sy. succentor J. de Sanctis J. de Pompaoro N. de Ordeimomonte G. Fedelli L. de Mongeria</text:p>
      <text:p text:style-name="Standard">58 - capellani</text:p>
      <text:p text:style-name="Standard">59 - P. Forteti J. de Karolay . R. de Lorriaco R. de Putheelis . magister G. Symonnelli presbyter</text:p>
      <text:p text:style-name="Standard">60 - nuper notarium capituli fuit receptus ad capellaniam beate Marie et Sancti Ariani in ecclesia Parisiens fundatam</text:p>
      <text:p text:style-name="Standard">61 - vocantes per mortem domini G. Voygnon presbyteri ultum possessorum euusdem qui jutiris in forma et fuit</text:p>
      <text:p text:style-name="Standard">62 - installatus in parte dextra per succentorm</text:p>
      <text:p text:style-name="Standard">=FRAN_0393_10862_L.jpg=</text:p>
      <text:p text:style-name="Standard">1 - nonagesimo tercio</text:p>
      <text:p text:style-name="Standard">2 - Anno quo supra die mercurii xviia septembris capitulantibus dominis</text:p>
      <text:p text:style-name="Standard"><text:soft-page-break/>3 - P. Decano</text:p>
      <text:p text:style-name="Standard">4 - vi. to</text:p>
      <text:p text:style-name="Standard">5 - Ordinatum est quod luminare exequiarum domini Guillelmi</text:p>
      <text:p text:style-name="Standard">6 - G. archidiacono ecclesie</text:p>
      <text:p text:style-name="Standard">7 - Voygnon ponatur per notarium in manu capituli / et</text:p>
      <text:p text:style-name="Standard">8 - Sy. Succentore</text:p>
      <text:p text:style-name="Standard">9 - assignabit canonico et curatis diem ad veneris</text:p>
      <text:p text:style-name="Standard">10 - +P.</text:p>
      <text:p text:style-name="Standard">11 - Roberti</text:p>
      <text:p text:style-name="Standard">12 - R</text:p>
      <text:p text:style-name="Standard">13 - de Lorriaco</text:p>
      <text:p text:style-name="Standard">14 - proximam ad comparendum coram dominis in capitulo</text:p>
      <text:p text:style-name="Standard">15 - B. de Thierno</text:p>
      <text:p text:style-name="Standard">16 - et dicendum intencionem suam. super debato moto</text:p>
      <text:p text:style-name="Standard">17 - sz</text:p>
      <text:p text:style-name="Standard">18 - de Pompodoro</text:p>
      <text:p text:style-name="Standard">19 - inter ipsos occasione luninarum et oblacionum quas petut</text:p>
      <text:p text:style-name="Standard">20 - de Karolay</text:p>
      <text:p text:style-name="Standard">21 - S</text:p>
      <text:p text:style-name="Standard">22 - ipsi canonici et dicunt eis competere</text:p>
      <text:p text:style-name="Standard">23 - P. Forteti</text:p>
      <text:p text:style-name="Standard">24 - de Mongeria</text:p>
      <text:p text:style-name="Standard">25 - 1</text:p>
      <text:p text:style-name="Standard">26 - R.</text:p>
      <text:p text:style-name="Standard">27 - de Putheols</text:p>
      <text:p text:style-name="Standard">28 - Magister Johannes Voygnon executor testamenti domini</text:p>
      <text:p text:style-name="Standard">29 - Voygnon</text:p>
      <text:p text:style-name="Standard">30 - Guillelmi Voygnon amiculi sui supposuit et submisit</text:p>
      <text:p text:style-name="Standard">31 - de Nully</text:p>
      <text:p text:style-name="Standard">32 - execucionem ipsius testmenti capitulo per beneficium inventam</text:p>
      <text:p text:style-name="Standard">33 - de Ordeomonte</text:p>
      <text:p text:style-name="Standard">34 - *</text:p>
      <text:p text:style-name="Standard">35 - Regis in euvange</text:p>
      <text:p text:style-name="Standard">36 - c. J. Roa</text:p>
      <text:p text:style-name="Standard">37 - de Sanctis</text:p>
      <text:p text:style-name="Standard">38 - Die jovis sequentes in mane post missam pro deffunctis dicta</text:p>
      <text:p text:style-name="Standard"><text:soft-page-break/>39 - +</text:p>
      <text:p text:style-name="Standard">40 - de socto</text:p>
      <text:p text:style-name="Standard">41 - in Sancto J. Rotudo pro domino Guillelmo Voygnon de mandato capituli notario</text:p>
      <text:p text:style-name="Standard">42 - Vy. Chaudardi</text:p>
      <text:p text:style-name="Standard">43 - posuit liumenare jotum quod pro exequis fuerat ibi positu / in manu</text:p>
      <text:p text:style-name="Standard">44 - + Ph. de Salione</text:p>
      <text:p text:style-name="Standard">45 - capituli propter debatum motum inter curatos et canonico ipsius Sancti Joi</text:p>
      <text:p text:style-name="Standard">46 - Anno quo supra die veneris xixa mensis septembris capitulantibus dominis</text:p>
      <text:p text:style-name="Standard">47 - P. Decano</text:p>
      <text:p text:style-name="Standard">48 - Commissum est magistro Johanni de soquo quod tractet cum amicis Johannis</text:p>
      <text:p text:style-name="Standard">49 - Gy. Succentore</text:p>
      <text:p text:style-name="Standard">50 - cousin commorantes in rosayo / qui vult manamitti.</text:p>
      <text:p text:style-name="Standard">51 - G. archidiacono ecclesie</text:p>
      <text:p text:style-name="Standard">52 - *</text:p>
      <text:p text:style-name="Standard">53 - de Pompaio</text:p>
      <text:p text:style-name="Standard">54 - de Karolay</text:p>
      <text:p text:style-name="Standard">55 - S J. Rotis Comparensis curatis Sancti Johannis Rs ex una parte et canonicis ejusdem ex alta</text:p>
      <text:p text:style-name="Standard">56 - B. de Thierno</text:p>
      <text:p text:style-name="Standard">57 - et auditis hinc inde propositis fuit eis dictum per orgacio domini Decaensi quod ipsi</text:p>
      <text:p text:style-name="Standard">58 - s</text:p>
      <text:p text:style-name="Standard">59 - de Lorriaco</text:p>
      <text:p text:style-name="Standard">60 - tradant penes notaris capituli omnes litteras scripturas depiones</text:p>
      <text:p text:style-name="Standard">61 - L</text:p>
      <text:p text:style-name="Standard">62 - de Mongeria</text:p>
      <text:p text:style-name="Standard">63 - testium et alia muniventa que habent / et de quibus vel cum quibus</text:p>
      <text:p text:style-name="Standard">64 - R.</text:p>
      <text:p text:style-name="Standard">65 - de Putheolis</text:p>
      <text:p text:style-name="Standard">66 - utraque ipsarum percutm intendit probare suam intencionem / et ad viii°</text:p>
      <text:p text:style-name="Standard">67 - de Nully</text:p>
      <text:p text:style-name="Standard">68 - ad refferendum. Cum partis</text:p>
      <text:p text:style-name="Standard">69 - T. de Sancto Petro</text:p>
      <text:p text:style-name="Standard">70 - fui$ datus status ipsis curatiis de livari quod positum erat in</text:p>
      <text:p text:style-name="Standard">71 - Cosson</text:p>
      <text:p text:style-name="Standard">72 - Ja.</text:p>
      <text:p text:style-name="Standard">73 - manu capituli super quo erat contencio. et est preceptum notarium</text:p>
      <text:p text:style-name="Standard">74 - Fedelli</text:p>
      <text:p text:style-name="Standard"><text:soft-page-break/>75 - G.</text:p>
      <text:p text:style-name="Standard">76 - capituli quod faciat ponderare ipsum lumnare antequam deliberet ipsum</text:p>
      <text:p text:style-name="Standard">77 - de Ordeimonte</text:p>
      <text:p text:style-name="Standard">78 - N.</text:p>
      <text:p text:style-name="Standard">79 - Forreti</text:p>
      <text:p text:style-name="Standard">80 - P.</text:p>
      <text:p text:style-name="Standard">81 - predictis curatis.</text:p>
      <text:p text:style-name="Standard">82 - *</text:p>
      <text:p text:style-name="Standard">83 - de socto</text:p>
      <text:p text:style-name="Standard">84 - Hac die hora vesperorum notarium capituli fecit pondare lumirarem predictum</text:p>
      <text:p text:style-name="Standard">85 - Regis in euvang</text:p>
      <text:p text:style-name="Standard">86 - 2</text:p>
      <text:p text:style-name="Standard">87 - in domo Johannis dochapothecarii / et ecant xv. faces ponderis</text:p>
      <text:p text:style-name="Standard">88 - Voygnon</text:p>
      <text:p text:style-name="Standard">89 - sz</text:p>
      <text:p text:style-name="Standard">90 - lov libram et iiiior cerei ponderis xix. librarum cum didia / presentibus</text:p>
      <text:p text:style-name="Standard">91 - de Alneolo</text:p>
      <text:p text:style-name="Standard">92 - G.</text:p>
      <text:p text:style-name="Standard">93 - domino Michaele Chambonis uratorum ipsius Sancti Johannis. et Andrea fag</text:p>
      <text:p text:style-name="Standard">94 - de Sanctis</text:p>
      <text:p text:style-name="Standard">95 - 4</text:p>
      <text:p text:style-name="Standard">96 - Roberti</text:p>
      <text:p text:style-name="Standard">97 - canonico ejusdem que restituit ipse notaris de precepto capellanie dicto curato.</text:p>
      <text:p text:style-name="Standard">98 - Pil.</text:p>
      <text:p text:style-name="Standard">99 - de Salione</text:p>
      <text:p text:style-name="Standard">100 - Chaudardi</text:p>
      <text:p text:style-name="Standard">=FRAN_0393_10863_L.jpg=</text:p>
      <text:p text:style-name="Standard">1 - lxxv</text:p>
      <text:p text:style-name="Standard">2 - oqu</text:p>
      <text:p text:style-name="Standard">3 - Maciocia qua nuper habebat dominus Egidius Pinelli data est ve de poterdata est ei licencia</text:p>
      <text:p text:style-name="Standard">4 - faciende se promoveri ad dyaconatus ordinem.</text:p>
      <text:p text:style-name="Standard">5 - llicieatior sibrorum parisensi</text:p>
      <text:p text:style-name="Standard">6 - Colinus Goudram incartatus pro injectione manuum in personam Johannis Ambrosi in ecclesia Parisiensis emends</text:p>
      <text:p text:style-name="Standard">7 - Emendins</text:p>
      <text:p text:style-name="Standard">8 - Et dedit obligiacionem Castalleti de C. lbrais Pars.</text:p>
      <text:p text:style-name="Standard"><text:soft-page-break/>9 - Euendns</text:p>
      <text:p text:style-name="Standard">10 - Dictus Johannes Ambrosii incarceratus pro iectione manuum in personam dicti Colini ecclesiam in ecclesia Emendis</text:p>
      <text:p text:style-name="Standard">11 - Et dedit obligacionem Castalleti de C. librs Par.</text:p>
      <text:p text:style-name="Standard">12 - provoti ad</text:p>
      <text:p text:style-name="Standard">13 - Die sabbati iiiior temporum xxa septembris Petrus Anselini</text:p>
      <text:p text:style-name="Standard">14 - ardines</text:p>
      <text:p text:style-name="Standard">15 - fuit promotus ad acolitatus ceterosque minores ordines</text:p>
      <text:p text:style-name="Standard">16 - Laurencis de foro macicotus fuit promotus ad ordinem dyaconatus sacios ordines celebrantes reverentis patre domino Adam</text:p>
      <text:p text:style-name="Standard">17 - Episcopo Eagubino in ecclesia Sancte Katerine de Valle scolarium Parisiens de conseru domini episcopi Parisiensi</text:p>
      <text:p text:style-name="Standard">18 - Anno quo supra die lune xxiia septembris capitulantibus dominis</text:p>
      <text:p text:style-name="Standard">19 - P. Decano</text:p>
      <text:p text:style-name="Standard">20 - Receptus est Johannes de Castellione clericus capelle regis simmularius</text:p>
      <text:p text:style-name="Standard">21 - Recepcio</text:p>
      <text:p text:style-name="Standard">22 - G.</text:p>
      <text:p text:style-name="Standard">23 - archidiacono ecclesie</text:p>
      <text:p text:style-name="Standard">24 - canonici Sancti</text:p>
      <text:p text:style-name="Standard">25 - virtute denominacionis regie sibi facte / ad prebendam in Sancto Benedicto vacantes</text:p>
      <text:p text:style-name="Standard">26 - Gy.</text:p>
      <text:p text:style-name="Standard">27 - Succentor</text:p>
      <text:p text:style-name="Standard">28 - Benedicti</text:p>
      <text:p text:style-name="Standard">29 - de Pompodorio</text:p>
      <text:p text:style-name="Standard">30 - per mortem domini Clementis de Sullyaco . qui juravit etc. et fuit</text:p>
      <text:p text:style-name="Standard">31 - A</text:p>
      <text:p text:style-name="Standard">32 - Jausserandi</text:p>
      <text:p text:style-name="Standard">33 - installatus per succentorem in ecclesia Parisiensies et per notarium capituli die martis</text:p>
      <text:p text:style-name="Standard">34 - R. de Thierno</text:p>
      <text:p text:style-name="Standard">35 - sequente hora prime ibidem presentis et servicium ipsius ecclesie facientibus dominis</text:p>
      <text:p text:style-name="Standard">36 - de Mongeria</text:p>
      <text:p text:style-name="Standard">37 - l</text:p>
      <text:p text:style-name="Standard">38 - Johanne Custurarii Philippo de Parsi capellanis in ipsa ecclesia Sancti Benedicti perpetuis</text:p>
      <text:p text:style-name="Standard">39 - G.</text:p>
      <text:p text:style-name="Standard">40 - de Alneolo</text:p>
      <text:p text:style-name="Standard">41 - et domino Johanne Carnificis vicario in eadem . presenties eciam testibus Johanne</text:p>
      <text:p text:style-name="Standard">42 - *ii.</text:p>
      <text:p text:style-name="Standard"><text:soft-page-break/>43 - de socco</text:p>
      <text:p text:style-name="Standard">44 - Michaut / odino Moeti . et Hugonino Girardi habitatoribus parisiensi</text:p>
      <text:p text:style-name="Standard">45 - de Sancto Petro</text:p>
      <text:p text:style-name="Standard">46 - 3</text:p>
      <text:p text:style-name="Standard">47 - P. Sellarii</text:p>
      <text:p text:style-name="Standard">48 - Voygnon</text:p>
      <text:p text:style-name="Standard">49 - B. de Thierno . et G. de Alicolo commissi sunt ad</text:p>
      <text:p text:style-name="Standard">50 - Comissi</text:p>
      <text:p text:style-name="Standard">51 - Ano Grangemi</text:p>
      <text:p text:style-name="Standard">52 - eundem apud Conflancium loqutum cum domino Guidone de</text:p>
      <text:p text:style-name="Standard">53 - de Loniaco</text:p>
      <text:p text:style-name="Standard">54 - R</text:p>
      <text:p text:style-name="Standard">55 - Forteti</text:p>
      <text:p text:style-name="Standard">56 - P.</text:p>
      <text:p text:style-name="Standard">57 - terimoillia milite super facto xv. librum quas ecclesia percipit</text:p>
      <text:p text:style-name="Standard">58 - de Karolay</text:p>
      <text:p text:style-name="Standard">59 - super portum suum de conflancio / et pro regraciando et</text:p>
      <text:p text:style-name="Standard">60 - Fedelli</text:p>
      <text:p text:style-name="Standard">61 - O.</text:p>
      <text:p text:style-name="Standard">62 - de bono quod vult et intendit facere ecclesie Parisiensis</text:p>
      <text:p text:style-name="Standard">63 - de Ordeimonte</text:p>
      <text:p text:style-name="Standard">64 - N</text:p>
      <text:p text:style-name="Standard">65 - Regnalus in euvangesio</text:p>
      <text:p text:style-name="Standard">66 - P. Roberti</text:p>
      <text:p text:style-name="Standard">67 - N.</text:p>
      <text:p text:style-name="Standard">68 - Chaudardi</text:p>
      <text:p text:style-name="Standard">69 - Philipp. de Salione</text:p>
      <text:p text:style-name="Standard">70 - xx s. vi d.</text:p>
      <text:p text:style-name="Standard">=FRAN_0393_10864_L.jpg=</text:p>
      <text:p text:style-name="Standard">1 - nonagesimo iii</text:p>
      <text:p text:style-name="Standard">2 - 3</text:p>
      <text:p text:style-name="Standard">3 - Anno quo supra die mercuri xxiiii mensis septembris capitulantibus dominis</text:p>
      <text:p text:style-name="Standard">4 - P. Decano</text:p>
      <text:p text:style-name="Standard">5 - Magister R. de Lorriaco commissus est ad faciendum fieri</text:p>
      <text:p text:style-name="Standard">6 - Cantore</text:p>
      <text:p text:style-name="Standard">7 - repparaciones hospicii magistri Petri Roberti canonici Parisiensi</text:p>
      <text:p text:style-name="Standard"><text:soft-page-break/>8 - Ha</text:p>
      <text:p text:style-name="Standard">9 - G. archidiacono ecclesie</text:p>
      <text:p text:style-name="Standard">10 - una cum domino Decano</text:p>
      <text:p text:style-name="Standard">11 - Sy. Succentore</text:p>
      <text:p text:style-name="Standard">12 - *</text:p>
      <text:p text:style-name="Standard">13 - de Pompodorio</text:p>
      <text:p text:style-name="Standard">14 - vocentur ad diem veneris N. de Ordeomonte</text:p>
      <text:p text:style-name="Standard">15 - A.</text:p>
      <text:p text:style-name="Standard">16 - Jausserandi</text:p>
      <text:p text:style-name="Standard">17 - Matheus de Trye et magister Matheus Reginaldi phisicus</text:p>
      <text:p text:style-name="Standard">18 - *I.</text:p>
      <text:p text:style-name="Standard">19 - de Karolay</text:p>
      <text:p text:style-name="Standard">20 - ad instantum magistri Johannis de Karolay nuper prepositi</text:p>
      <text:p text:style-name="Standard">21 - de socto</text:p>
      <text:p text:style-name="Standard">22 - T</text:p>
      <text:p text:style-name="Standard">23 - prebenda de Moryeaco pro repperatoribus dicti loci</text:p>
      <text:p text:style-name="Standard">24 - P. Forteti</text:p>
      <text:p text:style-name="Standard">25 - de Mongeria</text:p>
      <text:p text:style-name="Standard">26 - B. de Thierno</text:p>
      <text:p text:style-name="Standard">27 - R.</text:p>
      <text:p text:style-name="Standard">28 - de Puteolis</text:p>
      <text:p text:style-name="Standard">29 - R. de Lorriaco</text:p>
      <text:p text:style-name="Standard">30 - T. de Sancto Petro</text:p>
      <text:p text:style-name="Standard">31 - Ja. Cosson</text:p>
      <text:p text:style-name="Standard">32 - de Nully</text:p>
      <text:p text:style-name="Standard">33 - +Ph. de Salione</text:p>
      <text:p text:style-name="Standard">34 - G. Fedlli</text:p>
      <text:p text:style-name="Standard">35 - P. Roberti +</text:p>
      <text:p text:style-name="Standard">36 - G. de Alneolo</text:p>
      <text:p text:style-name="Standard">37 - N. Chaudardi</text:p>
      <text:p text:style-name="Standard">38 - J. Regias in eivand</text:p>
      <text:p text:style-name="Standard">39 - N. de Ordeomonte</text:p>
      <text:p text:style-name="Standard">40 - Anno quo supra die veneris xxvi septembris capitulantibus dominis</text:p>
      <text:p text:style-name="Standard">41 - P. Decano</text:p>
      <text:p text:style-name="Standard">42 - G. Rotris De canonics Sancti Johannis Rotundi actoris contra curatos</text:p>
      <text:p text:style-name="Standard">43 - G. archidiacono ecclesie</text:p>
      <text:p text:style-name="Standard"><text:soft-page-break/>44 - Sy. Succentore</text:p>
      <text:p text:style-name="Standard">45 - ipsiu Sancti Johannes ad viii° in statu cum parts</text:p>
      <text:p text:style-name="Standard">46 - J. de Pompodorio</text:p>
      <text:p text:style-name="Standard">47 - Dominus Jacobus Parvi canonicis Sancti Mederici presentavit dominum</text:p>
      <text:p text:style-name="Standard">48 - J. de Karolay</text:p>
      <text:p text:style-name="Standard">49 - Johannem Houdam presbyter pro vicario suo qui fiit receptus</text:p>
      <text:p text:style-name="Standard">50 - R. de Lorriaco</text:p>
      <text:p text:style-name="Standard">51 - et juravit et data est ei licencia deffendi habitu ecclesie</text:p>
      <text:p text:style-name="Standard">52 - B. de Chierno</text:p>
      <text:p text:style-name="Standard">53 - +J. de Socto</text:p>
      <text:p text:style-name="Standard">54 - Dati sunt xv. dies de pro lorgacione termini et festo</text:p>
      <text:p text:style-name="Standard">55 - P. Forteti</text:p>
      <text:p text:style-name="Standard">56 - Sancti Remigii ultra magistro Johanni Fabri vicario</text:p>
      <text:p text:style-name="Standard">57 - A. Jausserandi</text:p>
      <text:p text:style-name="Standard">58 - ecclesie in quo festo debebat solvere xvi lb. par.</text:p>
      <text:p text:style-name="Standard">59 - R. de Putheolis</text:p>
      <text:p text:style-name="Standard">60 - N. de Ordeiomonte</text:p>
      <text:p text:style-name="Standard">61 - Assignata est prima dies capitulanis Matheo de Crye</text:p>
      <text:p text:style-name="Standard">62 - T. de Sancto Petro</text:p>
      <text:p text:style-name="Standard">63 - ad veniendum advisate super petitis per magistrum Johannem</text:p>
      <text:p text:style-name="Standard">64 - G. de Alneolo</text:p>
      <text:p text:style-name="Standard">65 - de Karolay.</text:p>
      <text:p text:style-name="Standard">66 - +Ph.o de Salione</text:p>
      <text:p text:style-name="Standard">67 - G. Fedelli</text:p>
      <text:p text:style-name="Standard">68 - Ja. Cosson</text:p>
      <text:p text:style-name="Standard">69 - P. Redqf</text:p>
      <text:p text:style-name="Standard">70 - de Aully</text:p>
      <text:p text:style-name="Standard">=FRAN_0393_10865_L.jpg=</text:p>
      <text:p text:style-name="Standard">1 - nongesimo terrio</text:p>
      <text:p text:style-name="Standard">2 - lxx</text:p>
      <text:p text:style-name="Standard">3 - Anno quo supra die lune xxixa mensis septembris capitulantibus dominis</text:p>
      <text:p text:style-name="Standard">4 - P. Decano</text:p>
      <text:p text:style-name="Standard">5 - Placet dominis quod ponatur unum tapetum quod estrin</text:p>
      <text:p text:style-name="Standard">6 - archidiacono ecclesie</text:p>
      <text:p text:style-name="Standard">7 - G</text:p>
      <text:p text:style-name="Standard">8 - thesauro coram altari majori et fuit preceptum domino</text:p>
      <text:p text:style-name="Standard"><text:soft-page-break/>9 - Sy. Succentore</text:p>
      <text:p text:style-name="Standard">10 - Guillelmo de Quercun</text:p>
      <text:p text:style-name="Standard">11 - +P. Roberti</text:p>
      <text:p text:style-name="Standard">12 - de Mongeria</text:p>
      <text:p text:style-name="Standard">13 - 4</text:p>
      <text:p text:style-name="Standard">14 - Ar. Jausserandi</text:p>
      <text:p text:style-name="Standard">15 - Deliberatum est quod magister Leonarduo de Maignaco i firmus</text:p>
      <text:p text:style-name="Standard">16 - B. de Thierno</text:p>
      <text:p text:style-name="Standard">17 - non habebit astribuciones suas quousque solvit illud</text:p>
      <text:p text:style-name="Standard">18 - T. de Sancto Petro</text:p>
      <text:p text:style-name="Standard">19 - quod debet ecclesie et magistro Egido abbatis procurators ecclesi</text:p>
      <text:p text:style-name="Standard">20 - J. de Karolay</text:p>
      <text:p text:style-name="Standard">21 - in per lamento</text:p>
      <text:p text:style-name="Standard">22 - Ph. de Salione</text:p>
      <text:p text:style-name="Standard">23 - G. Fedelli</text:p>
      <text:p text:style-name="Standard">24 - J. de Pompodorio</text:p>
      <text:p text:style-name="Standard">25 - Ja. Cosson</text:p>
      <text:p text:style-name="Standard">26 - .de Nully</text:p>
      <text:p text:style-name="Standard">27 - R. de Ordeionte</text:p>
      <text:p text:style-name="Standard">28 - P. Chaudardi</text:p>
      <text:p text:style-name="Standard">29 - R. de Lorriaco</text:p>
      <text:p text:style-name="Standard">30 - i</text:p>
      <text:p text:style-name="Standard">31 - de Socco</text:p>
      <text:p text:style-name="Standard">32 - Voygnensis</text:p>
      <text:p text:style-name="Standard">33 - h. de Salione</text:p>
      <text:p text:style-name="Standard">34 - Adie</text:p>
      <text:p text:style-name="Standard">35 - Regialus in euvangi</text:p>
      <text:p text:style-name="Standard">36 - s</text:p>
      <text:p text:style-name="Standard">37 - Anno quo supra die mercurii prima mensis octobris capitulantibus dominis</text:p>
      <text:p text:style-name="Standard">38 - P. Decano</text:p>
      <text:p text:style-name="Standard">39 - Dominus Johannes Piqueti presbyter resignavit in maibus dominorum</text:p>
      <text:p text:style-name="Standard">40 - .Cantore</text:p>
      <text:p text:style-name="Standard">41 - capellaniam quam tenebat in ecclesia Parisiensi ad altare beatorum</text:p>
      <text:p text:style-name="Standard">42 - archidiacono ecclesie</text:p>
      <text:p text:style-name="Standard">43 - B</text:p>
      <text:p text:style-name="Standard">44 - Vincentem et Beartholomei causa permutacionis fiende cum</text:p>
      <text:p text:style-name="Standard"><text:soft-page-break/>45 - Recepcio</text:p>
      <text:p text:style-name="Standard">46 - Sy. Succentor</text:p>
      <text:p text:style-name="Standard">47 - capellann</text:p>
      <text:p text:style-name="Standard">48 - Symone Bataillet / ad parrochialem ecclesiam de Choisiaco</text:p>
      <text:p text:style-name="Standard">49 - +P. Roberti</text:p>
      <text:p text:style-name="Standard">50 - in Brya et ipsa capellania fuit collata dicto Symoni qui</text:p>
      <text:p text:style-name="Standard">51 - L. de Mongeria</text:p>
      <text:p text:style-name="Standard">52 - juravitu etc. et fuit installatus per dominum cautorem</text:p>
      <text:p text:style-name="Standard">53 - Ar. Jausserandi</text:p>
      <text:p text:style-name="Standard">54 - B. de Therno</text:p>
      <text:p text:style-name="Standard">55 - Fiat quictancia magistro Haurenis de Mongera de iiiC l.vi lb.</text:p>
      <text:p text:style-name="Standard">56 - T. de Sancto Petro</text:p>
      <text:p text:style-name="Standard">57 - xix s. viii d. p. quas posuit in repparacionibus domus claustralis</text:p>
      <text:p text:style-name="Standard">58 - de Karolay</text:p>
      <text:p text:style-name="Standard">59 - de Sancto Petro</text:p>
      <text:p text:style-name="Standard">60 - deffuncti quendam magistri Johannis Hancepis</text:p>
      <text:p text:style-name="Standard">61 - . Ph. de Salione</text:p>
      <text:p text:style-name="Standard">62 - Deliberatum est quod Matheus de trye solvat magister Johanni de</text:p>
      <text:p text:style-name="Standard">63 - Fedelli</text:p>
      <text:p text:style-name="Standard">64 - G</text:p>
      <text:p text:style-name="Standard">65 - Karolay illud quod debet pro reparacionibus de orhacio occasione sue</text:p>
      <text:p text:style-name="Standard">66 - Ja. Cosson</text:p>
      <text:p text:style-name="Standard">67 - prebende</text:p>
      <text:p text:style-name="Standard">68 - N. de Ordeionte</text:p>
      <text:p text:style-name="Standard">69 - 3</text:p>
      <text:p text:style-name="Standard">70 - A Nilly</text:p>
      <text:p text:style-name="Standard">71 - 3</text:p>
      <text:p text:style-name="Standard">72 - Voygnon</text:p>
      <text:p text:style-name="Standard">73 - R. de Lorriaco</text:p>
      <text:p text:style-name="Standard">74 - R. de Putheolis</text:p>
      <text:p text:style-name="Standard">75 - J. Chaudardi</text:p>
      <text:p text:style-name="Standard">76 - G. de Alneolo</text:p>
      <text:p text:style-name="Standard">77 - de Sce .</text:p>
      <text:p text:style-name="Standard">78 - vi s.</text:p>
      <text:p text:style-name="Standard">79 - J. Regnis ineuvangesimo</text:p>
      <text:p text:style-name="Standard">=FRAN_0393_10866_L.jpg=</text:p>
      <text:p text:style-name="Standard"><text:soft-page-break/>1 - 8</text:p>
      <text:p text:style-name="Standard">2 - nonagesimo tercio</text:p>
      <text:p text:style-name="Standard">3 - 12</text:p>
      <text:p text:style-name="Standard">4 - Die jovis secudam octobris extardinarie capitulantibus dominis</text:p>
      <text:p text:style-name="Standard">5 - P. Decano</text:p>
      <text:p text:style-name="Standard">6 - H. Cantore</text:p>
      <text:p text:style-name="Standard">7 - Placet dominis quod corpus domini Leonardi de</text:p>
      <text:p text:style-name="Standard">8 - Maignaco nuper canonici Parisiensis sepeliatur in ecclesia</text:p>
      <text:p text:style-name="Standard">9 - G. archidiacono cclesie</text:p>
      <text:p text:style-name="Standard">10 - Sy. succentor</text:p>
      <text:p text:style-name="Standard">11 - Paris.n extra chorum / quod concedatur ei pallium</text:p>
      <text:p text:style-name="Standard">12 - de Karolay</text:p>
      <text:p text:style-name="Standard">13 - et quod proffessio ecclesie vadat quesitum corpus apud</text:p>
      <text:p text:style-name="Standard">14 - J. de Pompodorio</text:p>
      <text:p text:style-name="Standard">15 - Sanctum Marcellum.</text:p>
      <text:p text:style-name="Standard">16 - R. de Lorriaco</text:p>
      <text:p text:style-name="Standard">17 - Ar. Jausserandi</text:p>
      <text:p text:style-name="Standard">18 - N. Chaudardi</text:p>
      <text:p text:style-name="Standard">19 - Recepcio</text:p>
      <text:p text:style-name="Standard">20 - Magister N. de Ordeiomnte procurator magistri N. de Rancia</text:p>
      <text:p text:style-name="Standard">21 - P. Forteti</text:p>
      <text:p text:style-name="Standard">22 - canonia.</text:p>
      <text:p text:style-name="Standard">23 - fuit receptus ad canonicatum et prebendam quodo nuper obtinebat</text:p>
      <text:p text:style-name="Standard">24 - B. de Thierno</text:p>
      <text:p text:style-name="Standard">25 - in ecclesia Par. magister Leonardu de Maignaco vacante</text:p>
      <text:p text:style-name="Standard">26 - R. de Putheolis</text:p>
      <text:p text:style-name="Standard">27 - per montem ipsius magistri Leonardi qui juravit et</text:p>
      <text:p text:style-name="Standard">28 - N. de Ordeimonte</text:p>
      <text:p text:style-name="Standard">29 - fuit per dominum cantorem installatus et solvit x fr.</text:p>
      <text:p text:style-name="Standard">30 - G. Fedelli</text:p>
      <text:p text:style-name="Standard">31 - J.</text:p>
      <text:p text:style-name="Standard">32 - de Sanctis</text:p>
      <text:p text:style-name="Standard">33 - pro suo jocundo adventur</text:p>
      <text:p text:style-name="Standard">34 - Ja. Cosson</text:p>
      <text:p text:style-name="Standard">35 - Chanteprimi</text:p>
      <text:p text:style-name="Standard">36 - 12</text:p>
      <text:p text:style-name="Standard"><text:soft-page-break/>37 - Ph. de Salione</text:p>
      <text:p text:style-name="Standard">38 - T. de Sancto Petro</text:p>
      <text:p text:style-name="Standard">39 - Anno quo supra die veneris terria octobris capitulantibus dominis c. ii</text:p>
      <text:p text:style-name="Standard">40 - P. Decano</text:p>
      <text:p text:style-name="Standard">41 - H. Cantore</text:p>
      <text:p text:style-name="Standard">42 - In isto capitulo fuit solumus tractatum de modo concordie</text:p>
      <text:p text:style-name="Standard">43 - G. archidiacono ecclesie</text:p>
      <text:p text:style-name="Standard">44 - habende cum dominis Johanne Careti et J. Mignoti presbyteris et</text:p>
      <text:p text:style-name="Standard">45 - Sy. succentor</text:p>
      <text:p text:style-name="Standard">46 - capellanis ecclesie in Romana curia causa synodi contra capitulum</text:p>
      <text:p text:style-name="Standard">47 - P. Roberti</text:p>
      <text:p text:style-name="Standard">48 - litigantibus et in sequentes plenius mvenes</text:p>
      <text:p text:style-name="Standard">49 - J. de Karolay</text:p>
      <text:p text:style-name="Standard">50 - *.</text:p>
      <text:p text:style-name="Standard">51 - de Pompodorio</text:p>
      <text:p text:style-name="Standard">52 - d</text:p>
      <text:p text:style-name="Standard">53 - de Lorriaco</text:p>
      <text:p text:style-name="Standard">54 - R. Frrceti</text:p>
      <text:p text:style-name="Standard">55 - de Mongeria</text:p>
      <text:p text:style-name="Standard">56 - Ar. Jausserandi</text:p>
      <text:p text:style-name="Standard">57 - B. de Thierno</text:p>
      <text:p text:style-name="Standard">58 - de Putheolis</text:p>
      <text:p text:style-name="Standard">59 - R.</text:p>
      <text:p text:style-name="Standard">60 - T. de Sancto Petro</text:p>
      <text:p text:style-name="Standard">61 - N. de Ordeit monte</text:p>
      <text:p text:style-name="Standard">62 - Ph. de Salione</text:p>
      <text:p text:style-name="Standard">63 - G. Fedelli</text:p>
      <text:p text:style-name="Standard">64 - J. Chanteprime</text:p>
      <text:p text:style-name="Standard">65 - J. Voygnon</text:p>
      <text:p text:style-name="Standard">66 - Ja. Cosson</text:p>
      <text:p text:style-name="Standard">67 - G. de Alneolo</text:p>
      <text:p text:style-name="Standard">68 - +J. de Soco</text:p>
      <text:p text:style-name="Standard">69 - N. Chaudardi</text:p>
      <text:p text:style-name="Standard">=FRAN_0393_10867_L.jpg=</text:p>
      <text:p text:style-name="Standard">1 - nonagesio tercio</text:p>
      <text:p text:style-name="Standard">2 - lxxvi</text:p>
      <text:p text:style-name="Standard"><text:soft-page-break/>3 - s</text:p>
      <text:p text:style-name="Standard">4 - Anno quo supra die lune via mensis octobris. capitulantibus dominis</text:p>
      <text:p text:style-name="Standard">5 - P. Decano</text:p>
      <text:p text:style-name="Standard">6 - de Andresiaco Pro repparacionibus de Andre syaco / appunctuatum est quod prepositus</text:p>
      <text:p text:style-name="Standard">7 - H. Cantore</text:p>
      <text:p text:style-name="Standard">8 - prebendam mittet illac juratos ecclesie suis expensis / et si dicti</text:p>
      <text:p text:style-name="Standard">9 - Succentore</text:p>
      <text:p text:style-name="Standard">10 - Gy.</text:p>
      <text:p text:style-name="Standard">11 - jurati reppareruit quod ante particionem fuissent ibidem repparaciones</text:p>
      <text:p text:style-name="Standard">12 - Roberti</text:p>
      <text:p text:style-name="Standard">13 - P.</text:p>
      <text:p text:style-name="Standard">14 - necsarie que pro tempore antiquorum tunc prebendariorum non</text:p>
      <text:p text:style-name="Standard">15 - de Mongeria</text:p>
      <text:p text:style-name="Standard">16 - .</text:p>
      <text:p text:style-name="Standard">17 - essent facte ipsi prebendati antiqui solvent expensis juratorum</text:p>
      <text:p text:style-name="Standard">18 - e Pompodorio</text:p>
      <text:p text:style-name="Standard">19 - s</text:p>
      <text:p text:style-name="Standard">20 - de Karolay</text:p>
      <text:p text:style-name="Standard">21 - et facient fieri dictas repparaciones et si non repperiantur ut</text:p>
      <text:p text:style-name="Standard">22 - 2</text:p>
      <text:p text:style-name="Standard">23 - Chaudardi</text:p>
      <text:p text:style-name="Standard">24 - predictum est / novi prebendati tenebuntur ad hoc</text:p>
      <text:p text:style-name="Standard">25 - N.</text:p>
      <text:p text:style-name="Standard">26 - P. Forteti</text:p>
      <text:p text:style-name="Standard">27 - Commissum est notario capituli quod precipiat ex parte capituli</text:p>
      <text:p text:style-name="Standard">28 - Jausserandi</text:p>
      <text:p text:style-name="Standard">29 - An grageri</text:p>
      <text:p text:style-name="Standard">30 - Ar</text:p>
      <text:p text:style-name="Standard">31 - magistro Andree Grangerii quod computet cum antiquis prebenda</text:p>
      <text:p text:style-name="Standard">32 - de Thierno</text:p>
      <text:p text:style-name="Standard">33 - s</text:p>
      <text:p text:style-name="Standard">34 - de Putheolis</text:p>
      <text:p text:style-name="Standard">35 - R</text:p>
      <text:p text:style-name="Standard">36 - per repparacionibus de Andresiaco</text:p>
      <text:p text:style-name="Standard">37 - Dicat Mather de Trye quod</text:p>
      <text:p text:style-name="Standard">38 - R</text:p>
      <text:p text:style-name="Standard"><text:soft-page-break/>39 - de Lorriaco</text:p>
      <text:p text:style-name="Standard">40 - 3</text:p>
      <text:p text:style-name="Standard">41 - Eciam commissum est dicto notario quod infra viii° dies solvat</text:p>
      <text:p text:style-name="Standard">42 - de Sancto Petro</text:p>
      <text:p text:style-name="Standard">43 - Machiere de Cye</text:p>
      <text:p text:style-name="Standard">44 - T0</text:p>
      <text:p text:style-name="Standard">45 - magistro J. de Karolay summam vii librarm et aliquot solidorum</text:p>
      <text:p text:style-name="Standard">46 - de Ordeimonte</text:p>
      <text:p text:style-name="Standard">47 - N.</text:p>
      <text:p text:style-name="Standard">48 - Fedelli</text:p>
      <text:p text:style-name="Standard">49 - Parisiensis in quibus fuit condempnatus per capitulum pro repparacionibus</text:p>
      <text:p text:style-name="Standard">50 - x</text:p>
      <text:p text:style-name="Standard">51 - G.</text:p>
      <text:p text:style-name="Standard">52 - Chanteprime</text:p>
      <text:p text:style-name="Standard">53 - de Orlyaco</text:p>
      <text:p text:style-name="Standard">54 - Voygnon</text:p>
      <text:p text:style-name="Standard">55 - Cosson</text:p>
      <text:p text:style-name="Standard">56 - De mandato capituli magister P. Roberti Camerarius clericus ecclesie</text:p>
      <text:p text:style-name="Standard">57 - de Voygnon</text:p>
      <text:p text:style-name="Standard">58 - Ph. de Salione</text:p>
      <text:p text:style-name="Standard">59 - una cum notario capituli / adut domum magistri Guidonis Floris</text:p>
      <text:p text:style-name="Standard">60 - s</text:p>
      <text:p text:style-name="Standard">61 - de Alneolo</text:p>
      <text:p text:style-name="Standard">62 - et presentibus magistro Johanne Voygnon canonico ecclesie executoreque testi</text:p>
      <text:p text:style-name="Standard">63 - de socto</text:p>
      <text:p text:style-name="Standard">64 - . s. vi d.</text:p>
      <text:p text:style-name="Standard">65 - domini Guillelmi Voygnon capellani ecclesie nuper deffuncti / Petro Alardi</text:p>
      <text:p text:style-name="Standard">66 - clerico et servitore dicti domini Camerarii et servitoribus predicte domus</text:p>
      <text:p text:style-name="Standard">67 - ipse dominus Camerarius sigillavit quondam cameram in qua erat</text:p>
      <text:p text:style-name="Standard">68 - bona mobilia dicti deffuncti / et quoddam parvum scrinmolum Gallice</text:p>
      <text:p text:style-name="Standard">69 - dictum laiete in quo erat peccunia ipsius deffuncti</text:p>
      <text:p text:style-name="Standard">70 - Compemissim</text:p>
      <text:p text:style-name="Standard">71 - Super debato moto diu est et pendentem inter Decanum et capellan tam conjunctim quam divisim ex una parte / et</text:p>
      <text:p text:style-name="Standard">72 - Careti et</text:p>
      <text:p text:style-name="Standard"><text:soft-page-break/>73 - magistrum Johannem Careti et dominum Johannem Mignoti presbyteros capellanos ecclesie / electi sunt ex utraque parte arbitri</text:p>
      <text:p text:style-name="Standard">74 - miignoti</text:p>
      <text:p text:style-name="Standard">75 - ad cognoscendrm de terminandis et diffiniendum super quibuscunque moventes et dependentes a dicto debato / de alto et basso</text:p>
      <text:p text:style-name="Standard">76 - tam super principali quam de expensis / Et fuit electus pro parte capituli magister P. Forteti . et pro parte aliorum magister</text:p>
      <text:p text:style-name="Standard">77 - Radulsus de Ulmonte / quibus data est potestas eligendi terrium in causau discordie / voluerunt eciam dicte partes presens</text:p>
      <text:p text:style-name="Standard">78 - compromissum tenere usque ad primam diem marcii proxime promiserunt parere sine seu ordinacioni vnino de dictorum arbitrum</text:p>
      <text:p text:style-name="Standard">79 - sub pena C. lbru parisiensies parti obteperanti per partem non parentem solvendarum et applicandarum . pro quibus dicte partes</text:p>
      <text:p text:style-name="Standard">80 - obligaverunt bona sua presencia et futura videlicet dicti decanus et capellani bona sue ecclesie / et dicti capellani et eorum quibus</text:p>
      <text:p text:style-name="Standard">81 - insolidum bona sua quecumque eciam presentes et futura / Et submiserunt se Cohercioni Curie Camere apostolice auditis</text:p>
      <text:p text:style-name="Standard">82 - domini nostri pape etc. renunciantes omni appellanio et provoncinum remedio. etc. De quibus dicte partes et earum que hoc peciit instrmentum</text:p>
      <text:p text:style-name="Standard">83 - Actum in capitulo ecclesie Parisiensis anno et die quibus supra presentibus venerabilibus et discrentis viris et magistris . Nicolao</text:p>
      <text:p text:style-name="Standard">84 - careti Roberto Careti fraribus dicti J. Careti Johanne Jully clerico Remensis Stephano Garnerii clerico magistro in artibus</text:p>
      <text:p text:style-name="Standard">85 - J. Sellar s</text:p>
      <text:p text:style-name="Standard">=FRAN_0393_10868_L.jpg=</text:p>
      <text:p text:style-name="Standard">1 - nonagesimo tercio</text:p>
      <text:p text:style-name="Standard">2 - 5</text:p>
      <text:p text:style-name="Standard">3 - Anno quo supra die mercurii viii mensis dctebris capitulantibus dominis</text:p>
      <text:p text:style-name="Standard">4 - P. Decano</text:p>
      <text:p text:style-name="Standard">5 - Concesse sunt littere recommendum domino nostro pape pro magistro</text:p>
      <text:p text:style-name="Standard">6 - M. Cantore</text:p>
      <text:p text:style-name="Standard">7 - Galeiano de Pendref sacre pagine pro fessore canonico</text:p>
      <text:p text:style-name="Standard">8 - Sy. Succentore</text:p>
      <text:p text:style-name="Standard">9 - ecclesie non prebendato.</text:p>
      <text:p text:style-name="Standard">10 - Roberti</text:p>
      <text:p text:style-name="Standard">11 - +P.</text:p>
      <text:p text:style-name="Standard">12 - de Karolay</text:p>
      <text:p text:style-name="Standard">13 - *</text:p>
      <text:p text:style-name="Standard">14 - Commiseri</text:p>
      <text:p text:style-name="Standard"><text:soft-page-break/>15 - R. de Lorriaco et J. de Socto commissi sunt ad tiactandum</text:p>
      <text:p text:style-name="Standard">16 - de Lorriaco</text:p>
      <text:p text:style-name="Standard">17 - cum illis de salseta super permutacione censuum communium</text:p>
      <text:p text:style-name="Standard">18 - +</text:p>
      <text:p text:style-name="Standard">19 - de socto</text:p>
      <text:p text:style-name="Standard">20 - Ar.</text:p>
      <text:p text:style-name="Standard">21 - inter ipsos et ecclesiam</text:p>
      <text:p text:style-name="Standard">22 - Jausserandi</text:p>
      <text:p text:style-name="Standard">23 - 1.</text:p>
      <text:p text:style-name="Standard">24 - de Pompodorio</text:p>
      <text:p text:style-name="Standard">25 - Commissri</text:p>
      <text:p text:style-name="Standard">26 - Voygnon</text:p>
      <text:p text:style-name="Standard">27 - 3</text:p>
      <text:p text:style-name="Standard">28 - L. de Mongeria et R. de Putheolis commissi sunt ad tractandum</text:p>
      <text:p text:style-name="Standard">29 - cum ills de Sancto Lazaro super permutacione censuum comun</text:p>
      <text:p text:style-name="Standard">30 - Ja. Cosson</text:p>
      <text:p text:style-name="Standard">31 - inter ipsos et ecclesiam</text:p>
      <text:p text:style-name="Standard">32 - N.</text:p>
      <text:p text:style-name="Standard">33 - de Ordeiomnte</text:p>
      <text:p text:style-name="Standard">34 - 4.</text:p>
      <text:p text:style-name="Standard">35 - de Thierno</text:p>
      <text:p text:style-name="Standard">36 - Factum Symonis de Bernavilla commissum est discrecioni</text:p>
      <text:p text:style-name="Standard">37 - de Mongeria</text:p>
      <text:p text:style-name="Standard">38 - magistri J. de Socto officiari horarum</text:p>
      <text:p text:style-name="Standard">39 - Ph. de Salione</text:p>
      <text:p text:style-name="Standard">40 - Fedelli</text:p>
      <text:p text:style-name="Standard">41 - G.</text:p>
      <text:p text:style-name="Standard">42 - T.</text:p>
      <text:p text:style-name="Standard">43 - de Sancto Petro</text:p>
      <text:p text:style-name="Standard">44 - G.</text:p>
      <text:p text:style-name="Standard">45 - de Alneolo</text:p>
      <text:p text:style-name="Standard">46 - Chanteprime</text:p>
      <text:p text:style-name="Standard">47 - Regis in euvangeisio</text:p>
      <text:p text:style-name="Standard">48 - N. Chandardi</text:p>
      <text:p text:style-name="Standard">49 - Anno quo supra die veneris decima mensis octobris capitulantibus dominis</text:p>
      <text:p text:style-name="Standard">50 - P. Decano</text:p>
      <text:p text:style-name="Standard"><text:soft-page-break/>51 - Commissum est Custodibus clavium thesauri quod</text:p>
      <text:p text:style-name="Standard">52 - Sy. succentor</text:p>
      <text:p text:style-name="Standard">53 - videant valorem reddituum quos vult assignare</text:p>
      <text:p text:style-name="Standard">54 - J.</text:p>
      <text:p text:style-name="Standard">55 - de Karoulay</text:p>
      <text:p text:style-name="Standard">56 - dominus Revevallu</text:p>
      <text:p text:style-name="Standard">57 - miles pro xxx sex librum par.</text:p>
      <text:p text:style-name="Standard">58 - de Pompodorio</text:p>
      <text:p text:style-name="Standard">59 - 3.</text:p>
      <text:p text:style-name="Standard">60 - quas vult vendere et refferant.</text:p>
      <text:p text:style-name="Standard">61 - L. de Mongeria</text:p>
      <text:p text:style-name="Standard">62 - B. de Thierno</text:p>
      <text:p text:style-name="Standard">63 - V. de Putheol</text:p>
      <text:p text:style-name="Standard">64 - Deliberatum est quod precapiatur ecclesiais subditis ne</text:p>
      <text:p text:style-name="Standard">65 - T. de Sancto Petro</text:p>
      <text:p text:style-name="Standard">66 - de cetero permittant celebrare presbyteros quoscumque</text:p>
      <text:p text:style-name="Standard">67 - Ja. Cosson</text:p>
      <text:p text:style-name="Standard">68 - in dictas ecclesiis sine licencia capituli</text:p>
      <text:p text:style-name="Standard">69 - . Na. de Socto</text:p>
      <text:p text:style-name="Standard">70 - l c</text:p>
      <text:p text:style-name="Standard">71 - Chanteprime et d t de ca</text:p>
      <text:p text:style-name="Standard">72 - Rd. de Lorriaco d quat t cord et mc od n mgul</text:p>
      <text:p text:style-name="Standard">73 - vol Ar Jausserandi q Muduu didicu e pe</text:p>
      <text:p text:style-name="Standard">74 - P. Roberti</text:p>
      <text:p text:style-name="Standard">75 - oftti g ips po ra</text:p>
      <text:p text:style-name="Standard">76 - cpilera Philippu de Saligne lcon pcng aud remp obt ciss dic vet</text:p>
      <text:p text:style-name="Standard">77 - ath Chaudardi cuna ordiai mus qu cti c d crac</text:p>
      <text:p text:style-name="Standard">78 - e dm vil od aer d qq</text:p>
      <text:p text:style-name="Standard">=FRAN_0393_10869_L.jpg=</text:p>
      <text:p text:style-name="Standard">1 - nongesio</text:p>
      <text:p text:style-name="Standard">2 - xxviii</text:p>
      <text:p text:style-name="Standard">3 - Anno quo supra. Die lune decima teria mensis octobris capitulantibus dominis</text:p>
      <text:p text:style-name="Standard">4 - Sy. succentore</text:p>
      <text:p text:style-name="Standard">5 - Ordinatum est quod visitentur latrine domus magistri</text:p>
      <text:p text:style-name="Standard">6 - +P. Roberti</text:p>
      <text:p text:style-name="Standard">7 - Petri Roberti et repparentur seu repparari fiant</text:p>
      <text:p text:style-name="Standard"><text:soft-page-break/>8 - R. de Lorriaco</text:p>
      <text:p text:style-name="Standard">9 - per magistrum R. de Lorriaco ad hoc per capellanm alias deputatum</text:p>
      <text:p text:style-name="Standard">10 - P. Forteti</text:p>
      <text:p text:style-name="Standard">11 - de Sancto Petro</text:p>
      <text:p text:style-name="Standard">12 - T.</text:p>
      <text:p text:style-name="Standard">13 - J. de Pompodorio</text:p>
      <text:p text:style-name="Standard">14 - de Karolay</text:p>
      <text:p text:style-name="Standard">15 - s</text:p>
      <text:p text:style-name="Standard">16 - N. de Ordeimonte</text:p>
      <text:p text:style-name="Standard">17 - Fedelli</text:p>
      <text:p text:style-name="Standard">18 - E</text:p>
      <text:p text:style-name="Standard">19 - Voygnon</text:p>
      <text:p text:style-name="Standard">20 - 2</text:p>
      <text:p text:style-name="Standard">21 - de Mongeria</text:p>
      <text:p text:style-name="Standard">22 - 2</text:p>
      <text:p text:style-name="Standard">23 - de socco+</text:p>
      <text:p text:style-name="Standard">24 - Pho de Salione e</text:p>
      <text:p text:style-name="Standard">25 - v s. vs M. Chaudardi</text:p>
      <text:p text:style-name="Standard">26 - Anno quo supra die mercurii decima quinta mensis octobris capitulantibus dominis</text:p>
      <text:p text:style-name="Standard">27 - P. Decano</text:p>
      <text:p text:style-name="Standard">28 - Deliberatum est quod emantur a Comite meldensi vix lb. pars.</text:p>
      <text:p text:style-name="Standard">29 - Comes</text:p>
      <text:p text:style-name="Standard">30 - Cantore</text:p>
      <text:p text:style-name="Standard">31 - H</text:p>
      <text:p text:style-name="Standard">32 - Meldensis</text:p>
      <text:p text:style-name="Standard">33 - precio xiiC lb. pars. et dabitur terminus unius anni dicto comiti</text:p>
      <text:p text:style-name="Standard">34 - Sy. Succentore</text:p>
      <text:p text:style-name="Standard">35 - per redimendo dictas vixx lb. et restituende dictas xiiC lb. par.</text:p>
      <text:p text:style-name="Standard">36 - +P.</text:p>
      <text:p text:style-name="Standard">37 - Roberti</text:p>
      <text:p text:style-name="Standard">38 - de Pompodorio</text:p>
      <text:p text:style-name="Standard">39 - *</text:p>
      <text:p text:style-name="Standard">40 - quo facri</text:p>
      <text:p text:style-name="Standard">41 - de Karolay</text:p>
      <text:p text:style-name="Standard">42 - Concessa est quictancia magistro J. Fabri vicario ecclesie</text:p>
      <text:p text:style-name="Standard">43 - E</text:p>
      <text:p text:style-name="Standard"><text:soft-page-break/>44 - de Lorriaco</text:p>
      <text:p text:style-name="Standard">45 - 28</text:p>
      <text:p text:style-name="Standard">46 - de xvi. lb. pa. quas debebat pro termino sancti Remigii ad causam</text:p>
      <text:p text:style-name="Standard">47 - Forteti</text:p>
      <text:p text:style-name="Standard">48 - P.</text:p>
      <text:p text:style-name="Standard">49 - antiphanne Gergorii pape xia et quas solvit domino Hugoni</text:p>
      <text:p text:style-name="Standard">50 - de Mongeria</text:p>
      <text:p text:style-name="Standard">51 - L.</text:p>
      <text:p text:style-name="Standard">52 - caprarii distributori denarius ipsius antiphe</text:p>
      <text:p text:style-name="Standard">53 - de Thierno</text:p>
      <text:p text:style-name="Standard">54 - 6.</text:p>
      <text:p text:style-name="Standard">55 - de Putheolis</text:p>
      <text:p text:style-name="Standard">56 - R.</text:p>
      <text:p text:style-name="Standard">57 - de Sancto Petro</text:p>
      <text:p text:style-name="Standard">58 - T</text:p>
      <text:p text:style-name="Standard">59 - de Ordeimnte</text:p>
      <text:p text:style-name="Standard">60 - N</text:p>
      <text:p text:style-name="Standard">61 - Ja. Cosson</text:p>
      <text:p text:style-name="Standard">62 - Chanteprime</text:p>
      <text:p text:style-name="Standard">63 - *.</text:p>
      <text:p text:style-name="Standard">64 - G. Fedelli</text:p>
      <text:p text:style-name="Standard">65 - De socco</text:p>
      <text:p text:style-name="Standard">66 - Phb. de Salionet</text:p>
      <text:p text:style-name="Standard">67 - x s</text:p>
      <text:p text:style-name="Standard">68 - N. Chaudardi</text:p>
      <text:p text:style-name="Standard">=FRAN_0393_10870_L.jpg=</text:p>
      <text:p text:style-name="Standard">1 - iii</text:p>
      <text:p text:style-name="Standard">2 - Anno quo supra die veneris xviia mensis octobris capitulantibus dominis</text:p>
      <text:p text:style-name="Standard">3 - P. Decano</text:p>
      <text:p text:style-name="Standard">4 - Data est licencia domino Dyonisio Courson</text:p>
      <text:p text:style-name="Standard">5 - Sy. Succentore</text:p>
      <text:p text:style-name="Standard">6 - eundi ad curam suam.</text:p>
      <text:p text:style-name="Standard">7 - de Pompodorio</text:p>
      <text:p text:style-name="Standard">8 - I.</text:p>
      <text:p text:style-name="Standard">9 - P. Forteti</text:p>
      <text:p text:style-name="Standard">10 - de Lorriaco</text:p>
      <text:p text:style-name="Standard"><text:soft-page-break/>11 - Preceptum est Camerario clerico quod faciat repparari</text:p>
      <text:p text:style-name="Standard">12 - R.</text:p>
      <text:p text:style-name="Standard">13 - puteum domus puerorum chori et aliqua alia</text:p>
      <text:p text:style-name="Standard">14 - L. de Mongeria</text:p>
      <text:p text:style-name="Standard">15 - necesesiria visitata per magistrum R. de Templo.</text:p>
      <text:p text:style-name="Standard">16 - B. de Thierno</text:p>
      <text:p text:style-name="Standard">17 - R.</text:p>
      <text:p text:style-name="Standard">18 - de Putheolis</text:p>
      <text:p text:style-name="Standard">19 - de Nully</text:p>
      <text:p text:style-name="Standard">20 - Ph. de Salione</text:p>
      <text:p text:style-name="Standard">21 - J. Regis</text:p>
      <text:p text:style-name="Standard">22 - Ja. Cosson</text:p>
      <text:p text:style-name="Standard">23 - de Ordeimonte</text:p>
      <text:p text:style-name="Standard">24 - N.</text:p>
      <text:p text:style-name="Standard">25 - Fedelli</text:p>
      <text:p text:style-name="Standard">26 - G</text:p>
      <text:p text:style-name="Standard">27 - X</text:p>
      <text:p text:style-name="Standard">28 - *.</text:p>
      <text:p text:style-name="Standard">29 - Chanteprime</text:p>
      <text:p text:style-name="Standard">30 - Voygnon</text:p>
      <text:p text:style-name="Standard">31 - s</text:p>
      <text:p text:style-name="Standard">32 - de Sanctis</text:p>
      <text:p text:style-name="Standard">33 - 5</text:p>
      <text:p text:style-name="Standard">34 - de Karolay</text:p>
      <text:p text:style-name="Standard">35 - Roberti</text:p>
      <text:p text:style-name="Standard">36 - P.</text:p>
      <text:p text:style-name="Standard">37 - N. Chaudardi</text:p>
      <text:p text:style-name="Standard">38 - *sor</text:p>
      <text:p text:style-name="Standard">39 - Anno quo supra die xxta mensis octobris capitulantibus dominis.</text:p>
      <text:p text:style-name="Standard">40 - P. Decano</text:p>
      <text:p text:style-name="Standard">41 - Recepto hodie magister Nicolaus de Rancia fuit in propria persona</text:p>
      <text:p text:style-name="Standard">42 - Sy. Succentor</text:p>
      <text:p text:style-name="Standard">43 - daco receptus ad canonicatum et prebendam quos obtinebat</text:p>
      <text:p text:style-name="Standard">44 - de Mongeria</text:p>
      <text:p text:style-name="Standard">45 - P4</text:p>
      <text:p text:style-name="Standard">46 - deffunctus magister Leonardus de Maignaco et juravit</text:p>
      <text:p text:style-name="Standard"><text:soft-page-break/>47 - *.</text:p>
      <text:p text:style-name="Standard">48 - J</text:p>
      <text:p text:style-name="Standard">49 - de Pompodorio</text:p>
      <text:p text:style-name="Standard">50 - ut in forma et fuit installatus per succentore.</text:p>
      <text:p text:style-name="Standard">51 - Ar. Jausserandi</text:p>
      <text:p text:style-name="Standard">52 - R.</text:p>
      <text:p text:style-name="Standard">53 - de Lorriaco</text:p>
      <text:p text:style-name="Standard">54 - Domini acquieverunt supplicati per Symonem de Bernavilla nuper</text:p>
      <text:p text:style-name="Standard">55 - *.</text:p>
      <text:p text:style-name="Standard">56 - de Karolay</text:p>
      <text:p text:style-name="Standard">57 - prepositum de Vyriaco in unomandia facte ita quod si terra</text:p>
      <text:p text:style-name="Standard">58 - De socto</text:p>
      <text:p text:style-name="Standard">59 - +J.</text:p>
      <text:p text:style-name="Standard">60 - evinderentur per regem aut per alios quod possint reverti</text:p>
      <text:p text:style-name="Standard">61 - Forteti</text:p>
      <text:p text:style-name="Standard">62 - Pb.</text:p>
      <text:p text:style-name="Standard">63 - ad dictam debitum</text:p>
      <text:p text:style-name="Standard">64 - de Thierno</text:p>
      <text:p text:style-name="Standard">65 - 2602</text:p>
      <text:p text:style-name="Standard">66 - Hodie magister N. de Rancia fuit positus in possessione</text:p>
      <text:p text:style-name="Standard">67 - de Putheol</text:p>
      <text:p text:style-name="Standard">68 - R.</text:p>
      <text:p text:style-name="Standard">69 - dictorum canonicatus et prebenda per Stephanum Fabri hostiarium</text:p>
      <text:p text:style-name="Standard">70 - T.</text:p>
      <text:p text:style-name="Standard">71 - de Sancto Petro</text:p>
      <text:p text:style-name="Standard">72 - parlamenti / et inhibuit dominis per litteras regias ne</text:p>
      <text:p text:style-name="Standard">73 - N.</text:p>
      <text:p text:style-name="Standard">74 - de Rancia</text:p>
      <text:p text:style-name="Standard">75 - alium reciperent ad ipsos. Cui fuit responsum ex parte</text:p>
      <text:p text:style-name="Standard">76 - N.</text:p>
      <text:p text:style-name="Standard">77 - de Ordeomonte</text:p>
      <text:p text:style-name="Standard">78 - dominorum quod se caverent de male agendo et pecierunt</text:p>
      <text:p text:style-name="Standard">79 - Ja. Cosson</text:p>
      <text:p text:style-name="Standard">80 - copiam mandati sui</text:p>
      <text:p text:style-name="Standard">81 - Phi. de Salione</text:p>
      <text:p text:style-name="Standard">82 - Fedelli</text:p>
      <text:p text:style-name="Standard"><text:soft-page-break/>83 - G8</text:p>
      <text:p text:style-name="Standard">84 - de Sanctis.</text:p>
      <text:p text:style-name="Standard">85 - .</text:p>
      <text:p text:style-name="Standard">86 - Roberti</text:p>
      <text:p text:style-name="Standard">87 - xo</text:p>
      <text:p text:style-name="Standard">88 - N. Chaudardi</text:p>
      <text:p text:style-name="Standard">=FRAN_0393_10871_L.jpg=</text:p>
      <text:p text:style-name="Standard">1 - nonagesimo tercio</text:p>
      <text:p text:style-name="Standard">2 - lxxix</text:p>
      <text:p text:style-name="Standard">3 - l</text:p>
      <text:p text:style-name="Standard">4 - Anno quo supra die mercurii xxiia mensis octobris capitulantibus dominis</text:p>
      <text:p text:style-name="Standard">5 - P. Decano</text:p>
      <text:p text:style-name="Standard">6 - Deliberatum est quod dimidium aperentum quod dominus Petrus</text:p>
      <text:p text:style-name="Standard">7 - Sy. succentor</text:p>
      <text:p text:style-name="Standard">8 - Valeti obtinet apud proclametur et tradatur plus</text:p>
      <text:p text:style-name="Standard">9 - P.</text:p>
      <text:p text:style-name="Standard">10 - Roberti</text:p>
      <text:p text:style-name="Standard">11 - offerenti</text:p>
      <text:p text:style-name="Standard">12 - *.</text:p>
      <text:p text:style-name="Standard">13 - de Karolay</text:p>
      <text:p text:style-name="Standard">14 - +. Forceti</text:p>
      <text:p text:style-name="Standard">15 - t Ordinatum est quod curati Sancti Johannis Rotundi et canonici</text:p>
      <text:p text:style-name="Standard">16 - R.</text:p>
      <text:p text:style-name="Standard">17 - de Lorriaco</text:p>
      <text:p text:style-name="Standard">18 - ejusdem adinvicem litigantes videlicet quod utraque pars habeat</text:p>
      <text:p text:style-name="Standard">19 - 2</text:p>
      <text:p text:style-name="Standard">20 - de Mongeria</text:p>
      <text:p text:style-name="Standard">21 - copiam scripturarum et racionum alterius parties traditarum</text:p>
      <text:p text:style-name="Standard">22 - et quod fiat litis contestacio hincinde et dabuntur eis commissarii</text:p>
      <text:p text:style-name="Standard">23 - B. de Thierno</text:p>
      <text:p text:style-name="Standard">24 - de Sanctis</text:p>
      <text:p text:style-name="Standard">25 - qui eos pacificabunt</text:p>
      <text:p text:style-name="Standard">26 - N.</text:p>
      <text:p text:style-name="Standard">27 - de Ordeionte</text:p>
      <text:p text:style-name="Standard">28 - de Putheolis</text:p>
      <text:p text:style-name="Standard">29 - R</text:p>
      <text:p text:style-name="Standard"><text:soft-page-break/>30 - Jausserandi</text:p>
      <text:p text:style-name="Standard">31 - A</text:p>
      <text:p text:style-name="Standard">32 - 4.</text:p>
      <text:p text:style-name="Standard">33 - de socto</text:p>
      <text:p text:style-name="Standard">34 - Ph. de Salione</text:p>
      <text:p text:style-name="Standard">35 - Fedelli</text:p>
      <text:p text:style-name="Standard">36 - G.</text:p>
      <text:p text:style-name="Standard">37 - *.</text:p>
      <text:p text:style-name="Standard">38 - Voygnon</text:p>
      <text:p text:style-name="Standard">39 - *</text:p>
      <text:p text:style-name="Standard">40 - de Pompodorio</text:p>
      <text:p text:style-name="Standard">41 - G. Chaudardi</text:p>
      <text:p text:style-name="Standard">42 - vsi</text:p>
      <text:p text:style-name="Standard">43 - Anno quo supra die veneris xxiiiia mensis octobris capitulantibus dominis</text:p>
      <text:p text:style-name="Standard">44 - P. Decano</text:p>
      <text:p text:style-name="Standard">45 - Hodie magister Johannes de Nullyaco solvit quindecim Florenos</text:p>
      <text:p text:style-name="Standard">46 - Capa</text:p>
      <text:p text:style-name="Standard">47 - Sy. succentor</text:p>
      <text:p text:style-name="Standard">48 - pro capa sua debitos a quolibet canonico Parisiensis in sut jotundo adventum</text:p>
      <text:p text:style-name="Standard">49 - .de Karolay</text:p>
      <text:p text:style-name="Standard">50 - D</text:p>
      <text:p text:style-name="Standard">51 - Ordinatum est quod si dominus Guillelmus Bellefemie juret prout</text:p>
      <text:p text:style-name="Standard">52 - de Mongeria</text:p>
      <text:p text:style-name="Standard">53 - G</text:p>
      <text:p text:style-name="Standard">54 - B. de Thierno</text:p>
      <text:p text:style-name="Standard">55 - continetur in fundacione sui beneficii quod deliberabuntur sibi C. solids</text:p>
      <text:p text:style-name="Standard">56 - J.</text:p>
      <text:p text:style-name="Standard">57 - de Sanctis</text:p>
      <text:p text:style-name="Standard">58 - Ordinatum est quod recipientur iiiix fr. ab heredibus deffuncti domini</text:p>
      <text:p text:style-name="Standard">59 - P.</text:p>
      <text:p text:style-name="Standard">60 - de Putheolis</text:p>
      <text:p text:style-name="Standard">61 - cardinalis de Foresta de ducent frum ordinatusm pro ejus anniversario</text:p>
      <text:p text:style-name="Standard">62 - Ja. Cosson</text:p>
      <text:p text:style-name="Standard">63 - per condicionem quod sibona extendant se ad plus quam credatur</text:p>
      <text:p text:style-name="Standard">64 - de Ordeimnte</text:p>
      <text:p text:style-name="Standard">65 - N.</text:p>
      <text:p text:style-name="Standard"><text:soft-page-break/>66 - quod habebitur recursum ad ipsa et quictabuntur dicti heredes de</text:p>
      <text:p text:style-name="Standard">67 - TP.</text:p>
      <text:p text:style-name="Standard">68 - Roberti</text:p>
      <text:p text:style-name="Standard">69 - dictis iiC fr. pro dictis iiiix fr.</text:p>
      <text:p text:style-name="Standard">70 - T.</text:p>
      <text:p text:style-name="Standard">71 - de socto</text:p>
      <text:p text:style-name="Standard">72 - Ar. Jausserandi</text:p>
      <text:p text:style-name="Standard">73 - Hodie dominus Guillelmus Auffert macicotus ecclesie est receptus</text:p>
      <text:p text:style-name="Standard">74 - Fedelli</text:p>
      <text:p text:style-name="Standard">75 - G</text:p>
      <text:p text:style-name="Standard">76 - in procuratorem clericorum matutinalium et juravit etc.</text:p>
      <text:p text:style-name="Standard">77 - Regis</text:p>
      <text:p text:style-name="Standard">78 - .</text:p>
      <text:p text:style-name="Standard">79 - P. Forteti</text:p>
      <text:p text:style-name="Standard">80 - de Lorriaco</text:p>
      <text:p text:style-name="Standard">81 - I.</text:p>
      <text:p text:style-name="Standard">82 - de nullyaco</text:p>
      <text:p text:style-name="Standard">83 - $J. Roberti</text:p>
      <text:p text:style-name="Standard">84 - +Pho.</text:p>
      <text:p text:style-name="Standard">85 - de Falione</text:p>
      <text:p text:style-name="Standard">86 - viii s. vi d. N. Chaudardi</text:p>
      <text:p text:style-name="Standard">=FRAN_0393_10872_L.jpg=</text:p>
      <text:p text:style-name="Standard">1 - nonagsm tc.</text:p>
      <text:p text:style-name="Standard">2 - 58</text:p>
      <text:p text:style-name="Standard">3 - it</text:p>
      <text:p text:style-name="Standard">4 - xis</text:p>
      <text:p text:style-name="Standard">5 - *</text:p>
      <text:p text:style-name="Standard">6 - Apitim NuNNllis in vigilia Symonis et Jude apostolorum</text:p>
      <text:p text:style-name="Standard">7 - delebratum anno nonagesim ercio die Lune xxviia mensis d capitulantibus dominis.</text:p>
      <text:p text:style-name="Standard">8 - P. Decano</text:p>
      <text:p text:style-name="Standard">9 - H. Cantore</text:p>
      <text:p text:style-name="Standard">10 - prepositus prebendatus de Orlyaco videlicet magister Ro.</text:p>
      <text:p text:style-name="Standard">11 - Sy. succentore</text:p>
      <text:p text:style-name="Standard">12 - de Thierno remanebit oneratus de v sextariis</text:p>
      <text:p text:style-name="Standard">13 - P. Roberti</text:p>
      <text:p text:style-name="Standard">14 - cum mineto bladi ita quod possit habere recursum ad</text:p>
      <text:p text:style-name="Standard"><text:soft-page-break/>15 - de Pompodorio</text:p>
      <text:p text:style-name="Standard">16 - *</text:p>
      <text:p text:style-name="Standard">17 - *</text:p>
      <text:p text:style-name="Standard">18 - firmarium dicti loci</text:p>
      <text:p text:style-name="Standard">19 - C</text:p>
      <text:p text:style-name="Standard">20 - de Karolay</text:p>
      <text:p text:style-name="Standard">21 - de socto</text:p>
      <text:p text:style-name="Standard">22 - Concessa est magistro N. de Ordeimonte nuper Camerario</text:p>
      <text:p text:style-name="Standard">23 - P. Forteti</text:p>
      <text:p text:style-name="Standard">24 - clerico ecclesie Parisiensis quictancia generalis a festo beati Bertho</text:p>
      <text:p text:style-name="Standard">25 - lr.</text:p>
      <text:p text:style-name="Standard">26 - Jausserandi</text:p>
      <text:p text:style-name="Standard">27 - Lomei anni nonagesim secundi usque ad illudidem festum</text:p>
      <text:p text:style-name="Standard">28 - de Mongeria</text:p>
      <text:p text:style-name="Standard">29 - 2</text:p>
      <text:p text:style-name="Standard">30 - Anni presentis nonagesimi tercii. Ita quod adhibebit</text:p>
      <text:p text:style-name="Standard">31 - 2.</text:p>
      <text:p text:style-name="Standard">32 - dligenciam quantam poterit de recuperando arreragi</text:p>
      <text:p text:style-name="Standard">33 - de Thierno</text:p>
      <text:p text:style-name="Standard">34 - R.</text:p>
      <text:p text:style-name="Standard">35 - de Putheolis</text:p>
      <text:p text:style-name="Standard">36 - R</text:p>
      <text:p text:style-name="Standard">37 - de Lorriaco</text:p>
      <text:p text:style-name="Standard">38 - Ph. de Salione</text:p>
      <text:p text:style-name="Standard">39 - Ja. Cosson</text:p>
      <text:p text:style-name="Standard">40 - s</text:p>
      <text:p text:style-name="Standard">41 - s</text:p>
      <text:p text:style-name="Standard">42 - Fedelli</text:p>
      <text:p text:style-name="Standard">43 - Voygnon</text:p>
      <text:p text:style-name="Standard">44 - de Nullyaco</text:p>
      <text:p text:style-name="Standard">45 - 2</text:p>
      <text:p text:style-name="Standard">46 - de Ordeomonte</text:p>
      <text:p text:style-name="Standard">47 - Anno quo supra die mercurii xxixa octobris durantis capitulo generali et capitulantibus dominis</text:p>
      <text:p text:style-name="Standard">48 - P. Decano</text:p>
      <text:p text:style-name="Standard">49 - Magister Symon de Bourych qui alias fuerat receptus</text:p>
      <text:p text:style-name="Standard">50 - Recepcio</text:p>
      <text:p text:style-name="Standard"><text:soft-page-break/>51 - H. Cantore</text:p>
      <text:p text:style-name="Standard">52 - capicerii</text:p>
      <text:p text:style-name="Standard">53 - per procuratorem fuit in propria receptus ad capiceriatum</text:p>
      <text:p text:style-name="Standard">54 - G. archidiacono ecclesie</text:p>
      <text:p text:style-name="Standard">55 - S. Mederici</text:p>
      <text:p text:style-name="Standard">56 - Sy. succentore</text:p>
      <text:p text:style-name="Standard">57 - Canonicatum et semiprebendam ecclesie Sancti Mederici virtute</text:p>
      <text:p text:style-name="Standard">58 - I</text:p>
      <text:p text:style-name="Standard">59 - de Pompodorio</text:p>
      <text:p text:style-name="Standard">60 - licterarum apostolicarum et processus inde sequti et juravit</text:p>
      <text:p text:style-name="Standard">61 - de Karolay</text:p>
      <text:p text:style-name="Standard">62 - ut in forma et fuit installatus per dominum cantorum</text:p>
      <text:p text:style-name="Standard">63 - R.</text:p>
      <text:p text:style-name="Standard">64 - de Lorriaco</text:p>
      <text:p text:style-name="Standard">65 - Ar.</text:p>
      <text:p text:style-name="Standard">66 - Jausserandi</text:p>
      <text:p text:style-name="Standard">67 - l</text:p>
      <text:p text:style-name="Standard">68 - de Mongeria</text:p>
      <text:p text:style-name="Standard">69 - R.</text:p>
      <text:p text:style-name="Standard">70 - de Putheolis</text:p>
      <text:p text:style-name="Standard">71 - G.</text:p>
      <text:p text:style-name="Standard">72 - de Alneolo</text:p>
      <text:p text:style-name="Standard">73 - T.</text:p>
      <text:p text:style-name="Standard">74 - de Sancto Petro</text:p>
      <text:p text:style-name="Standard">75 - de Ordeimonte</text:p>
      <text:p text:style-name="Standard">76 - Ph. de Salione</text:p>
      <text:p text:style-name="Standard">77 - P. Roberti</text:p>
      <text:p text:style-name="Standard">78 - P. Forceti</text:p>
      <text:p text:style-name="Standard">79 - G.</text:p>
      <text:p text:style-name="Standard">80 - Fedelli</text:p>
      <text:p text:style-name="Standard">81 - de nullyaco</text:p>
      <text:p text:style-name="Standard">82 - de socto</text:p>
      <text:p text:style-name="Standard">83 - B. de Thierno</text:p>
      <text:p text:style-name="Standard">=FRAN_0393_10873_L.jpg=</text:p>
      <text:p text:style-name="Standard">1 - nonagegisimio tercio</text:p>
      <text:p text:style-name="Standard">2 - 3</text:p>
      <text:p text:style-name="Standard"><text:soft-page-break/>3 - 159</text:p>
      <text:p text:style-name="Standard">4 - +</text:p>
      <text:p text:style-name="Standard">5 - Anno quo supra die xxxa mensis octobris durantes capitulo generali capitulantibus dominis</text:p>
      <text:p text:style-name="Standard">6 - P. Decano</text:p>
      <text:p text:style-name="Standard">7 - H. Cantore</text:p>
      <text:p text:style-name="Standard">8 - G. archidiacono ecclesie</text:p>
      <text:p text:style-name="Standard">9 - Sy. Succentore</text:p>
      <text:p text:style-name="Standard">10 - de Pompodorio</text:p>
      <text:p text:style-name="Standard">11 - Ar. Jausserandi</text:p>
      <text:p text:style-name="Standard">12 - P. Roberti</text:p>
      <text:p text:style-name="Standard">13 - de Lorriaco</text:p>
      <text:p text:style-name="Standard">14 - R.</text:p>
      <text:p text:style-name="Standard">15 - *</text:p>
      <text:p text:style-name="Standard">16 - de Karolay</text:p>
      <text:p text:style-name="Standard">17 - de socto</text:p>
      <text:p text:style-name="Standard">18 - ss</text:p>
      <text:p text:style-name="Standard">19 - Forteti</text:p>
      <text:p text:style-name="Standard">20 - P.</text:p>
      <text:p text:style-name="Standard">21 - gia</text:p>
      <text:p text:style-name="Standard">22 - 2.</text:p>
      <text:p text:style-name="Standard">23 - de Mongeria</text:p>
      <text:p text:style-name="Standard">24 - 3</text:p>
      <text:p text:style-name="Standard">25 - de Thierno</text:p>
      <text:p text:style-name="Standard">26 - 6.</text:p>
      <text:p text:style-name="Standard">27 - de Putheolis</text:p>
      <text:p text:style-name="Standard">28 - R.</text:p>
      <text:p text:style-name="Standard">29 - de Alneolo</text:p>
      <text:p text:style-name="Standard">30 - G.</text:p>
      <text:p text:style-name="Standard">31 - Fedelli</text:p>
      <text:p text:style-name="Standard">32 - G.</text:p>
      <text:p text:style-name="Standard">33 - Cosson</text:p>
      <text:p text:style-name="Standard">34 - Ja</text:p>
      <text:p text:style-name="Standard">35 - de Sancto Petro</text:p>
      <text:p text:style-name="Standard">36 - T.</text:p>
      <text:p text:style-name="Standard">37 - Phi. de Salione</text:p>
      <text:p text:style-name="Standard">38 - de Ordeomonte</text:p>
      <text:p text:style-name="Standard"><text:soft-page-break/>39 - N</text:p>
      <text:p text:style-name="Standard">40 - +</text:p>
      <text:p text:style-name="Standard">41 - Anno quo supra die ultima mensis novembris duirante capitulo generali capitulantibus dominis</text:p>
      <text:p text:style-name="Standard">42 - P. Decano</text:p>
      <text:p text:style-name="Standard">43 - Magister Guillelmus devisete fuit receptus ad capellaniam</text:p>
      <text:p text:style-name="Standard">44 - Recepto</text:p>
      <text:p text:style-name="Standard">45 - G. archidiacono ecclesie</text:p>
      <text:p text:style-name="Standard">46 - sancte Anne in ecclesia Sepulcri quam obtinebat dominus Johannes</text:p>
      <text:p text:style-name="Standard">47 - capellani</text:p>
      <text:p text:style-name="Standard">48 - Sy. succentore</text:p>
      <text:p text:style-name="Standard">49 - q</text:p>
      <text:p text:style-name="Standard">50 - De Pompodorio</text:p>
      <text:p text:style-name="Standard">51 - poterii causa permutacionis de ipsa ad capellaniam Sancti Michaelis</text:p>
      <text:p text:style-name="Standard">52 - *.</text:p>
      <text:p text:style-name="Standard">53 - de Socto</text:p>
      <text:p text:style-name="Standard">54 - in parrochiali ecclesia Sancti Laurenci de Bellomonte diocesis</text:p>
      <text:p text:style-name="Standard">55 - P. Forteti</text:p>
      <text:p text:style-name="Standard">56 - Parisiensies et juravit ut in forma et fuit installatus per</text:p>
      <text:p text:style-name="Standard">57 - Ar. Jausserandi</text:p>
      <text:p text:style-name="Standard">58 - succentores in parte sinistra chori ecclesie.</text:p>
      <text:p text:style-name="Standard">59 - L. de Mongeria</text:p>
      <text:p text:style-name="Standard">60 - B. de Thiern</text:p>
      <text:p text:style-name="Standard">61 - de Pullyaco</text:p>
      <text:p text:style-name="Standard">62 - P</text:p>
      <text:p text:style-name="Standard">63 - de Nullyaco</text:p>
      <text:p text:style-name="Standard">64 - Tho. de Sancto Petro</text:p>
      <text:p text:style-name="Standard">65 - de Alneolo</text:p>
      <text:p text:style-name="Standard">66 - Gd</text:p>
      <text:p text:style-name="Standard">67 - Fedelli</text:p>
      <text:p text:style-name="Standard">68 - G</text:p>
      <text:p text:style-name="Standard">69 - Regis</text:p>
      <text:p text:style-name="Standard">70 - I</text:p>
      <text:p text:style-name="Standard">71 - 3</text:p>
      <text:p text:style-name="Standard">72 - de Karolay</text:p>
      <text:p text:style-name="Standard">73 - de Ordeimnte</text:p>
      <text:p text:style-name="Standard">74 - N.</text:p>
      <text:p text:style-name="Standard"><text:soft-page-break/>75 - R. de Lorriaco</text:p>
      <text:p text:style-name="Standard">76 - 1.</text:p>
      <text:p text:style-name="Standard">77 - Voygnon</text:p>
      <text:p text:style-name="Standard">=FRAN_0393_10874_L.jpg=</text:p>
      <text:p text:style-name="Standard">1 - 0</text:p>
      <text:p text:style-name="Standard">2 - Vovenilti nonagesimo ecie</text:p>
      <text:p text:style-name="Standard">3 - Anno quo supra die mercurii quinta mensis novembris capitulantibus dominis.</text:p>
      <text:p text:style-name="Standard">4 - P. Decano</text:p>
      <text:p text:style-name="Standard">5 - Ordinatum est quod distribuciones deliberentur</text:p>
      <text:p text:style-name="Standard">6 - Archidiacono ecclesie</text:p>
      <text:p text:style-name="Standard">7 - G</text:p>
      <text:p text:style-name="Standard">8 - Matheo de Trye ita quod officiarii habeant</text:p>
      <text:p text:style-name="Standard">9 - Succentore</text:p>
      <text:p text:style-name="Standard">10 - Sy.</text:p>
      <text:p text:style-name="Standard">11 - manum numnratam ab ipso Matheolio petitis per</text:p>
      <text:p text:style-name="Standard">12 - de Pompodorio</text:p>
      <text:p text:style-name="Standard">13 - 4</text:p>
      <text:p text:style-name="Standard">14 - magistrum J. de Karolay dicto Matheo</text:p>
      <text:p text:style-name="Standard">15 - de Karolay</text:p>
      <text:p text:style-name="Standard">16 - Ph. de Salione</text:p>
      <text:p text:style-name="Standard">17 - *.</text:p>
      <text:p text:style-name="Standard">18 - de socto</text:p>
      <text:p text:style-name="Standard">19 - P. Forteti</text:p>
      <text:p text:style-name="Standard">20 - L. de Mongeria</text:p>
      <text:p text:style-name="Standard">21 - R.</text:p>
      <text:p text:style-name="Standard">22 - de Lorriaco</text:p>
      <text:p text:style-name="Standard">23 - B. de Thierno</text:p>
      <text:p text:style-name="Standard">24 - de Alneolo</text:p>
      <text:p text:style-name="Standard">25 - G</text:p>
      <text:p text:style-name="Standard">26 - N. de Ordeimonte</text:p>
      <text:p text:style-name="Standard">27 - Ja. Cosson</text:p>
      <text:p text:style-name="Standard">28 - Voygnon</text:p>
      <text:p text:style-name="Standard">29 - I.</text:p>
      <text:p text:style-name="Standard">30 - Fedelli</text:p>
      <text:p text:style-name="Standard">31 - GG.</text:p>
      <text:p text:style-name="Standard">32 - de Putheolis</text:p>
      <text:p text:style-name="Standard"><text:soft-page-break/>33 - R</text:p>
      <text:p text:style-name="Standard">34 - +P.</text:p>
      <text:p text:style-name="Standard">35 - Roberti</text:p>
      <text:p text:style-name="Standard">36 - N. Chaudardi</text:p>
      <text:p text:style-name="Standard">37 - Anno quo supra die veneris viia novembris capitulantibus dominis</text:p>
      <text:p text:style-name="Standard">38 - P. Decano</text:p>
      <text:p text:style-name="Standard">39 - H. Cantore</text:p>
      <text:p text:style-name="Standard">40 - G. archidiacono ecclesie</text:p>
      <text:p text:style-name="Standard">41 - Sy. succentore</text:p>
      <text:p text:style-name="Standard">42 - J.</text:p>
      <text:p text:style-name="Standard">43 - de Pompodorio</text:p>
      <text:p text:style-name="Standard">44 - de Karolay</text:p>
      <text:p text:style-name="Standard">45 - P. Forteti</text:p>
      <text:p text:style-name="Standard">46 - L. de Mongeria</text:p>
      <text:p text:style-name="Standard">47 - B. de Thierno</text:p>
      <text:p text:style-name="Standard">48 - de Putheolis</text:p>
      <text:p text:style-name="Standard">49 - R4</text:p>
      <text:p text:style-name="Standard">50 - de Alneolo</text:p>
      <text:p text:style-name="Standard">51 - s</text:p>
      <text:p text:style-name="Standard">52 - Ph. de Salione</text:p>
      <text:p text:style-name="Standard">53 - Fedelli</text:p>
      <text:p text:style-name="Standard">54 - G.</text:p>
      <text:p text:style-name="Standard">55 - Voygnon</text:p>
      <text:p text:style-name="Standard">56 - s</text:p>
      <text:p text:style-name="Standard">57 - N.</text:p>
      <text:p text:style-name="Standard">58 - de Ordeiomnte</text:p>
      <text:p text:style-name="Standard">59 - R.</text:p>
      <text:p text:style-name="Standard">60 - de Lorriaco</text:p>
      <text:p text:style-name="Standard">61 - *.</text:p>
      <text:p text:style-name="Standard">62 - de Sanctis</text:p>
      <text:p text:style-name="Standard">63 - P. de Castro</text:p>
      <text:p text:style-name="Standard">64 - +P</text:p>
      <text:p text:style-name="Standard">65 - Roberti</text:p>
      <text:p text:style-name="Standard">66 - 47.</text:p>
      <text:p text:style-name="Standard">67 - de socto</text:p>
      <text:p text:style-name="Standard">68 - Chaudardi</text:p>
      <text:p text:style-name="Standard"><text:soft-page-break/>69 - N.</text:p>
      <text:p text:style-name="Standard">=FRAN_0393_10875_L.jpg=</text:p>
      <text:p text:style-name="Standard">1 - nonagesio ii</text:p>
      <text:p text:style-name="Standard">2 - lxxx</text:p>
      <text:p text:style-name="Standard">3 - 1</text:p>
      <text:p text:style-name="Standard">4 - Anno quo supra dicesiima mensis novembris capitulantibus dominis</text:p>
      <text:p text:style-name="Standard">5 - P. Decano</text:p>
      <text:p text:style-name="Standard">6 - Magister Johannes de Barra fuit receptus ad capellaniam</text:p>
      <text:p text:style-name="Standard">7 - Recepco</text:p>
      <text:p text:style-name="Standard">8 - H. Cantore</text:p>
      <text:p text:style-name="Standard">9 - Sancte Anne in ecclesia Sepulcri causa permutacionis de ipsa</text:p>
      <text:p text:style-name="Standard">10 - capellani</text:p>
      <text:p text:style-name="Standard">11 - Archidiacono ecclesie</text:p>
      <text:p text:style-name="Standard">12 - G.</text:p>
      <text:p text:style-name="Standard">13 - ad prebendam Beate Marie de Monchatere diocesis Belvacensis</text:p>
      <text:p text:style-name="Standard">14 - Sy. succentore</text:p>
      <text:p text:style-name="Standard">15 - et capellaniam nostre domine</text:p>
      <text:p text:style-name="Standard">16 - de Pompodorio</text:p>
      <text:p text:style-name="Standard">17 - I</text:p>
      <text:p text:style-name="Standard">18 - Forteti</text:p>
      <text:p text:style-name="Standard">19 - S.</text:p>
      <text:p text:style-name="Standard">20 - Ar. Jausserandi</text:p>
      <text:p text:style-name="Standard">21 - De causa parlamenti mota inter capellani et Johannem de Vny</text:p>
      <text:p text:style-name="Standard">22 - de Mongeria</text:p>
      <text:p text:style-name="Standard">23 - alias le fossoieur concordatum est quod si sit aliquod ex</text:p>
      <text:p text:style-name="Standard">24 - B. de Thierno</text:p>
      <text:p text:style-name="Standard">25 - pletum factum quod habeatur pro non facto.</text:p>
      <text:p text:style-name="Standard">26 - de Putheolis</text:p>
      <text:p text:style-name="Standard">27 - de Sancto Petro</text:p>
      <text:p text:style-name="Standard">28 - T</text:p>
      <text:p text:style-name="Standard">29 - de Alneolo</text:p>
      <text:p text:style-name="Standard">30 - G</text:p>
      <text:p text:style-name="Standard">31 - Jo. Roberti +</text:p>
      <text:p text:style-name="Standard">32 - Fedelli</text:p>
      <text:p text:style-name="Standard">33 - G</text:p>
      <text:p text:style-name="Standard">34 - de Soccy</text:p>
      <text:p text:style-name="Standard"><text:soft-page-break/>35 - *</text:p>
      <text:p text:style-name="Standard">36 - de Karolay</text:p>
      <text:p text:style-name="Standard">37 - Ph. de Salione</text:p>
      <text:p text:style-name="Standard">38 - iii i.</text:p>
      <text:p text:style-name="Standard">39 - xii xi p</text:p>
      <text:p text:style-name="Standard">40 - de Ordeimonte</text:p>
      <text:p text:style-name="Standard">41 - N. Chaldardi</text:p>
      <text:p text:style-name="Standard">42 - s ix s. vid. e.</text:p>
      <text:p text:style-name="Standard">43 - de Lorriaco</text:p>
      <text:p text:style-name="Standard">44 - Alillium Vellilli</text:p>
      <text:p text:style-name="Standard">45 - Ladratum in crastino festi Beati Marcini hyemalis aAnno nonagesimo tercio dem</text:p>
      <text:p text:style-name="Standard">46 - xiia mensis novembris / durat per m dies in quo fuerunt acta que sequtur capitulantibus dominis.</text:p>
      <text:p text:style-name="Standard">47 - P. Decano</text:p>
      <text:p text:style-name="Standard">48 - Commssen</text:p>
      <text:p text:style-name="Standard">49 - Ordinatum est quod domini H. Blancheti cantor</text:p>
      <text:p text:style-name="Standard">50 - H. Cantore</text:p>
      <text:p text:style-name="Standard">51 - J. de Socco et Phi. de Salione . Canonici ecclesie</text:p>
      <text:p text:style-name="Standard">52 - G. archidiacono ecclesie</text:p>
      <text:p text:style-name="Standard">53 - Parisiensis audiant compota domini Stephani Johannis</text:p>
      <text:p text:style-name="Standard">54 - Sy. Succentor</text:p>
      <text:p text:style-name="Standard">55 - Officiarii anniversariorum / et refferant capitulo</text:p>
      <text:p text:style-name="Standard">56 - P. Roberti</text:p>
      <text:p text:style-name="Standard">57 - J.</text:p>
      <text:p text:style-name="Standard">58 - de Pompodorio</text:p>
      <text:p text:style-name="Standard">59 - Ar. Jausserandi</text:p>
      <text:p text:style-name="Standard">60 - J. de Karolay</text:p>
      <text:p text:style-name="Standard">61 - Johannes dictus Tricart de jurisdione capituli in territorio</text:p>
      <text:p text:style-name="Standard">62 - J. de Socto</text:p>
      <text:p text:style-name="Standard">63 - de Viryaco in viromandia / prius requisitus per</text:p>
      <text:p text:style-name="Standard">64 - Forteti</text:p>
      <text:p text:style-name="Standard">65 - dominos utrum fuit in foro seculari ter in anno ordinato</text:p>
      <text:p text:style-name="Standard">66 - de Mongeria</text:p>
      <text:p text:style-name="Standard">67 - v</text:p>
      <text:p text:style-name="Standard">68 - in dicta villa de Vnyaco sub certa pena asservit</text:p>
      <text:p text:style-name="Standard">69 - B. de Thierno</text:p>
      <text:p text:style-name="Standard">70 - quod sic fuit</text:p>
      <text:p text:style-name="Standard"><text:soft-page-break/>71 - prepositi</text:p>
      <text:p text:style-name="Standard">72 - J</text:p>
      <text:p text:style-name="Standard">73 - R. de Putheosis</text:p>
      <text:p text:style-name="Standard">74 - G. de Alneolo</text:p>
      <text:p text:style-name="Standard">75 - G. Fedelli</text:p>
      <text:p text:style-name="Standard">76 - Phi. de Salione</text:p>
      <text:p text:style-name="Standard">77 - de Sancto Petro</text:p>
      <text:p text:style-name="Standard">78 - T</text:p>
      <text:p text:style-name="Standard">79 - de Lorriaco</text:p>
      <text:p text:style-name="Standard">80 - s</text:p>
      <text:p text:style-name="Standard">81 - Voygnon</text:p>
      <text:p text:style-name="Standard">=FRAN_0393_10876_L.jpg=</text:p>
      <text:p text:style-name="Standard">1 - Capitulum generale</text:p>
      <text:p text:style-name="Standard">2 - xiii</text:p>
      <text:p text:style-name="Standard">3 - 162.</text:p>
      <text:p text:style-name="Standard">4 - Anno quo supra de jovis xiiia novembris in capitulo generali capitulantibus dominis</text:p>
      <text:p text:style-name="Standard">5 - P. Decano</text:p>
      <text:p text:style-name="Standard">6 - Super quadam requesta facta per Adam</text:p>
      <text:p text:style-name="Standard">7 - H. Cantore</text:p>
      <text:p text:style-name="Standard">8 - de Villenier ad causam reddituum domus</text:p>
      <text:p text:style-name="Standard">9 - G. archidiacono ecclesie</text:p>
      <text:p text:style-name="Standard">10 - de Brinboys domini se informabunt / et in</text:p>
      <text:p text:style-name="Standard">11 - Sy. succentore</text:p>
      <text:p text:style-name="Standard">12 - formacione per ipsos dominos seu ex parte ipsorum</text:p>
      <text:p text:style-name="Standard">13 - *</text:p>
      <text:p text:style-name="Standard">14 - de Pompodorio</text:p>
      <text:p text:style-name="Standard">15 - facta / ipsi respondebunt ad illa requestam.</text:p>
      <text:p text:style-name="Standard">16 - de Karolay</text:p>
      <text:p text:style-name="Standard">17 - J. Jausserandi</text:p>
      <text:p text:style-name="Standard">18 - L. de Mongeria</text:p>
      <text:p text:style-name="Standard">19 - B. de Thierno</text:p>
      <text:p text:style-name="Standard">20 - P. Prepositi</text:p>
      <text:p text:style-name="Standard">21 - R. de Putheolis</text:p>
      <text:p text:style-name="Standard">22 - G. de Alneolo</text:p>
      <text:p text:style-name="Standard">23 - P. Forteti</text:p>
      <text:p text:style-name="Standard">24 - N. Chaudardi</text:p>
      <text:p text:style-name="Standard"><text:soft-page-break/>25 - . de Socto</text:p>
      <text:p text:style-name="Standard">26 - G. Fedelli</text:p>
      <text:p text:style-name="Standard">27 - De Sancto Petro</text:p>
      <text:p text:style-name="Standard">28 - T.</text:p>
      <text:p text:style-name="Standard">29 - R</text:p>
      <text:p text:style-name="Standard">30 - de Lorriaco</text:p>
      <text:p text:style-name="Standard">31 - Voygnon</text:p>
      <text:p text:style-name="Standard">32 - s</text:p>
      <text:p text:style-name="Standard">33 - Capitulum generale</text:p>
      <text:p text:style-name="Standard">34 - Anno quo supra die veneris xiii novembris in capitulo generali capitulantibus dominis</text:p>
      <text:p text:style-name="Standard">35 - +</text:p>
      <text:p text:style-name="Standard">36 - P. Decano</text:p>
      <text:p text:style-name="Standard">37 - receptio</text:p>
      <text:p text:style-name="Standard">38 - Dominus Petrus Chalopini presbyter fuit receptus ad</text:p>
      <text:p text:style-name="Standard">39 - H. Cantore</text:p>
      <text:p text:style-name="Standard">40 - Capellaniam in ecclesia Pari.ene ad altare Sancti Laurencsis</text:p>
      <text:p text:style-name="Standard">41 - G. archidiacono ecclesie</text:p>
      <text:p text:style-name="Standard">42 - fundatam / vacantes per resignacionem de ipsa per dominum Hugo nostre</text:p>
      <text:p text:style-name="Standard">43 - Sy. Succentore</text:p>
      <text:p text:style-name="Standard">44 - Barcelli ultmitum possessorem ejusdem factam in manibus</text:p>
      <text:p text:style-name="Standard">45 - P. Roberti</text:p>
      <text:p text:style-name="Standard">46 - domini nostri pape / et eidem domino Petro per eundem dominum nostrum</text:p>
      <text:p text:style-name="Standard">47 - de Pompo</text:p>
      <text:p text:style-name="Standard">48 - *</text:p>
      <text:p text:style-name="Standard">49 - papam concessam prout per litteras apostolicas super hoc con</text:p>
      <text:p text:style-name="Standard">50 - 1.</text:p>
      <text:p text:style-name="Standard">51 - de Karolay</text:p>
      <text:p text:style-name="Standard">52 - fectas nobis exhibitas plene nobis constitit juravit</text:p>
      <text:p text:style-name="Standard">53 - de Lorriaco</text:p>
      <text:p text:style-name="Standard">54 - in forma. et fuit installatus P. cantorem.</text:p>
      <text:p text:style-name="Standard">55 - de xlios</text:p>
      <text:p text:style-name="Standard">56 - de socto</text:p>
      <text:p text:style-name="Standard">57 - G. Forteti</text:p>
      <text:p text:style-name="Standard">58 - Ordinatum est per dominos quod super debato inter ipsos et illos de Chiscolio</text:p>
      <text:p text:style-name="Standard">59 - L.</text:p>
      <text:p text:style-name="Standard">60 - de Mongeria</text:p>
      <text:p text:style-name="Standard"><text:soft-page-break/>61 - alias moto nichil mutabunt de contenti in cedula alias ipsis de xlio</text:p>
      <text:p text:style-name="Standard">62 - P.</text:p>
      <text:p text:style-name="Standard">63 - prepositi</text:p>
      <text:p text:style-name="Standard">64 - tradita / et quod amplius non loquantur de ista materia nisi veluit</text:p>
      <text:p text:style-name="Standard">65 - R.</text:p>
      <text:p text:style-name="Standard">66 - de Putheolis</text:p>
      <text:p text:style-name="Standard">67 - acquiescere contentitus in dicta cedula.</text:p>
      <text:p text:style-name="Standard">68 - Ar. Jausserandi infirmus</text:p>
      <text:p text:style-name="Standard">69 - de Moriaco. Ordinatum est quod prepositus prebenda de Moryaco retineat de</text:p>
      <text:p text:style-name="Standard">70 - Phi. de Salione</text:p>
      <text:p text:style-name="Standard">71 - grossus fructibus hujus anni prebende magistri Guillelmi de Bondreville</text:p>
      <text:p text:style-name="Standard">72 - G. Fedelli</text:p>
      <text:p text:style-name="Standard">73 - usque ad summam viii° fr. pro repparacionibus de Vernoto ubi nuper</text:p>
      <text:p text:style-name="Standard">74 - G. de Alneolo</text:p>
      <text:p text:style-name="Standard">75 - fuit prebendatus</text:p>
      <text:p text:style-name="Standard">76 - Voygnon</text:p>
      <text:p text:style-name="Standard">77 - 3</text:p>
      <text:p text:style-name="Standard">78 - de Chanaco. Item quod magister J. de Socto retineat omnes grossos fructus</text:p>
      <text:p text:style-name="Standard">79 - prebende Helye de Chanaco pro repparacionibus domus sue</text:p>
      <text:p text:style-name="Standard">80 - claustralis.</text:p>
      <text:p text:style-name="Standard">=FRAN_0393_10877_L.jpg=</text:p>
      <text:p text:style-name="Standard">1 - Capitulum generale</text:p>
      <text:p text:style-name="Standard">2 - iiiiX</text:p>
      <text:p text:style-name="Standard">3 - nengesio tercio</text:p>
      <text:p text:style-name="Standard">4 - 416</text:p>
      <text:p text:style-name="Standard">5 - +</text:p>
      <text:p text:style-name="Standard">6 - Anno quo supra die lune xviia novembris in capitulo generali continiato a die sabubi</text:p>
      <text:p text:style-name="Standard">7 - solvi</text:p>
      <text:p text:style-name="Standard">8 - precedente propter processiones. Capitulantibus dominis</text:p>
      <text:p text:style-name="Standard">9 - P. Decano</text:p>
      <text:p text:style-name="Standard">10 - Magister Johannes Rolandi canonicus Beate Marie in castro</text:p>
      <text:p text:style-name="Standard">11 - De cepcio</text:p>
      <text:p text:style-name="Standard">12 - H. Cantore</text:p>
      <text:p text:style-name="Standard">13 - de lochiis Turonensis diocesis prebendas / fuit receptus ad capellaniam</text:p>
      <text:p text:style-name="Standard">14 - Capellaii</text:p>
      <text:p text:style-name="Standard">15 - archidiacono ecclesie</text:p>
      <text:p text:style-name="Standard"><text:soft-page-break/>16 - G.</text:p>
      <text:p text:style-name="Standard">17 - in septlucro</text:p>
      <text:p text:style-name="Standard">18 - ad altare sancte anne in ecclesia Sepulcri fundatam / Causa</text:p>
      <text:p text:style-name="Standard">19 - Sy. succentore</text:p>
      <text:p text:style-name="Standard">20 - permutacionis faciende de ipsa cum domino Baudeto de</text:p>
      <text:p text:style-name="Standard">21 - Roberti</text:p>
      <text:p text:style-name="Standard">22 - P.</text:p>
      <text:p text:style-name="Standard">23 - Barrario capellano dicte capellanie ultimo / ad ipsos canonicatum et prebendam</text:p>
      <text:p text:style-name="Standard">24 - R.</text:p>
      <text:p text:style-name="Standard">25 - de Lorriaco</text:p>
      <text:p text:style-name="Standard">26 - in personam domini Dyonisii Courson vicarii in ecclesia</text:p>
      <text:p text:style-name="Standard">27 - *.</text:p>
      <text:p text:style-name="Standard">28 - de Karolay</text:p>
      <text:p text:style-name="Standard">29 - Parisienses procuratoris sui / qui juravit et fuit installatus per</text:p>
      <text:p text:style-name="Standard">30 - *</text:p>
      <text:p text:style-name="Standard">31 - De Pompodorio</text:p>
      <text:p text:style-name="Standard">32 - dominum cantorem in choro ecclesie et per dominum Jacobum Piperis</text:p>
      <text:p text:style-name="Standard">33 - *.</text:p>
      <text:p text:style-name="Standard">34 - de socto</text:p>
      <text:p text:style-name="Standard">35 - in Sepulcro ad preces tabellanes capituli qui erat impeditus.</text:p>
      <text:p text:style-name="Standard">36 - Jausserandi</text:p>
      <text:p text:style-name="Standard">37 - Ar.</text:p>
      <text:p text:style-name="Standard">38 - habuit licteram</text:p>
      <text:p text:style-name="Standard">39 - de Mongeria</text:p>
      <text:p text:style-name="Standard">40 - l.</text:p>
      <text:p text:style-name="Standard">41 - Magister Germanus Paillardi fuit receptus ad</text:p>
      <text:p text:style-name="Standard">42 - Recepco</text:p>
      <text:p text:style-name="Standard">43 - B. de Thierno</text:p>
      <text:p text:style-name="Standard">44 - prepositi</text:p>
      <text:p text:style-name="Standard">45 - pr</text:p>
      <text:p text:style-name="Standard">46 - canonicui Parisiensis</text:p>
      <text:p text:style-name="Standard">47 - prebendam ecclesie parisiensis quam obtinebat deffunctus</text:p>
      <text:p text:style-name="Standard">48 - R. de Putheolis</text:p>
      <text:p text:style-name="Standard">49 - magister Leonardus de Maignaco / virtute licterarum</text:p>
      <text:p text:style-name="Standard">50 - T. de Sancto Petro</text:p>
      <text:p text:style-name="Standard">51 - apostolicarum sibi concessarum quia reservata in curia / qui</text:p>
      <text:p text:style-name="Standard"><text:soft-page-break/>52 - G. de Alneolo</text:p>
      <text:p text:style-name="Standard">53 - juravit in forma et fuit installatus in choro et</text:p>
      <text:p text:style-name="Standard">54 - Fedelli</text:p>
      <text:p text:style-name="Standard">55 - Ga</text:p>
      <text:p text:style-name="Standard">56 - habuit locum in capetlo / et solvit x. pro jotundo suo</text:p>
      <text:p text:style-name="Standard">57 - T. Houcie</text:p>
      <text:p text:style-name="Standard">58 - adventu et tradidit fidejussorem pro capa magistrum</text:p>
      <text:p text:style-name="Standard">59 - Regis</text:p>
      <text:p text:style-name="Standard">60 - P. Roberti ibidem presentem et acceptantem / habuit licteram</text:p>
      <text:p text:style-name="Standard">61 - *.</text:p>
      <text:p text:style-name="Standard">62 - de Salebruce</text:p>
      <text:p text:style-name="Standard">63 - Forteti</text:p>
      <text:p text:style-name="Standard">64 - pv</text:p>
      <text:p text:style-name="Standard">65 - processus Michaelis de Baaloy traditus est</text:p>
      <text:p text:style-name="Standard">66 - Voygnon</text:p>
      <text:p text:style-name="Standard">67 - Ph. de Salione</text:p>
      <text:p text:style-name="Standard">68 - magistro B. de Thierno ad visitandum</text:p>
      <text:p text:style-name="Standard">69 - xi</text:p>
      <text:p text:style-name="Standard">70 - N. Chaudardi</text:p>
      <text:p text:style-name="Standard">71 - Placet dominis quod magister L. de Mongeria faciat</text:p>
      <text:p text:style-name="Standard">72 - terrale</text:p>
      <text:p text:style-name="Standard">73 - portari ad certale injundicias cujusdam domus sue</text:p>
      <text:p text:style-name="Standard">74 - site retro domum suam claustralem.</text:p>
      <text:p text:style-name="Standard">=FRAN_0393_10878_L.jpg=</text:p>
      <text:p text:style-name="Standard">1 - onagem tercis</text:p>
      <text:p text:style-name="Standard">2 - Anno quo supra die mercurii xixa mensis novembris capitulantibus dominis</text:p>
      <text:p text:style-name="Standard">3 - P. Decano</text:p>
      <text:p text:style-name="Standard">4 - Magister L. de Mongria reddidit in capitulo lictras</text:p>
      <text:p text:style-name="Standard">5 - G. archidiacono ecclesie</text:p>
      <text:p text:style-name="Standard">6 - de vidimus trium lampadarum fundatarum in ecclesia</text:p>
      <text:p text:style-name="Standard">7 - Sy. succentore</text:p>
      <text:p text:style-name="Standard">8 - Parisiensis coram ymagine pro comite Bellifortis.</text:p>
      <text:p text:style-name="Standard">9 - *.</text:p>
      <text:p text:style-name="Standard">10 - de Pompodorio</text:p>
      <text:p text:style-name="Standard">11 - Ar. Jausserandi</text:p>
      <text:p text:style-name="Standard">12 - magist puerorum Ordinatum est quod Camerarius tradet magistro</text:p>
      <text:p text:style-name="Standard"><text:soft-page-break/>13 - J. de Karolay</text:p>
      <text:p text:style-name="Standard">14 - puerorum chori super hoc quod sibi debetur xxa fr.</text:p>
      <text:p text:style-name="Standard">15 - R. de Lorriaco</text:p>
      <text:p text:style-name="Standard">16 - P. Forteti</text:p>
      <text:p text:style-name="Standard">17 - Johannes de Bethevillaris ector parrochialis ecclesie</text:p>
      <text:p text:style-name="Standard">18 - Recepcio</text:p>
      <text:p text:style-name="Standard">19 - B. de Thierno</text:p>
      <text:p text:style-name="Standard">20 - capellanie in</text:p>
      <text:p text:style-name="Standard">21 - Beate Marie de Mesnillo Symonis Lexoviensis</text:p>
      <text:p text:style-name="Standard">22 - P. Prepositi</text:p>
      <text:p text:style-name="Standard">23 - ecclesiaparisieni</text:p>
      <text:p text:style-name="Standard">24 - diocesis fuit receptus ad capellaniam Sancti Petri nostris</text:p>
      <text:p text:style-name="Standard">25 - Hue</text:p>
      <text:p text:style-name="Standard">26 - in ecclesia Par. vacantes per resignacionem de ipsa factam</text:p>
      <text:p text:style-name="Standard">27 - .</text:p>
      <text:p text:style-name="Standard">28 - de Putheolis</text:p>
      <text:p text:style-name="Standard">29 - per magistrum habueum Rousselli uttimum possessonem</text:p>
      <text:p text:style-name="Standard">30 - de Alneolo</text:p>
      <text:p text:style-name="Standard">31 - G</text:p>
      <text:p text:style-name="Standard">32 - de Bordis infirmus</text:p>
      <text:p text:style-name="Standard">33 - ejusdem in manibus domini episcopi Tirasonensis</text:p>
      <text:p text:style-name="Standard">34 - *</text:p>
      <text:p text:style-name="Standard">35 - Cancellarius domini Cardinali legati et per eundem episcopum</text:p>
      <text:p text:style-name="Standard">36 - Fedelli</text:p>
      <text:p text:style-name="Standard">37 - G.</text:p>
      <text:p text:style-name="Standard">38 - admissam virtute mandati ipsius domini Cardinalis</text:p>
      <text:p text:style-name="Standard">39 - *.</text:p>
      <text:p text:style-name="Standard">40 - de Salebruce</text:p>
      <text:p text:style-name="Standard">41 - vinve vocis oraculo sibi facti causa permutacionis</text:p>
      <text:p text:style-name="Standard">42 - Paillardi</text:p>
      <text:p text:style-name="Standard">43 - G</text:p>
      <text:p text:style-name="Standard">44 - faciendi cum dicto Johanne ad dictam parrochi ecclesiam</text:p>
      <text:p text:style-name="Standard">45 - N.</text:p>
      <text:p text:style-name="Standard">46 - de Ordeimonte</text:p>
      <text:p text:style-name="Standard">47 - et fuit receptus in persona magistri Mathei</text:p>
      <text:p text:style-name="Standard">48 - + Ph. de Saluo</text:p>
      <text:p text:style-name="Standard"><text:soft-page-break/>49 - corderii procuratoris sui / qui juravit in forma</text:p>
      <text:p text:style-name="Standard">50 - Roberti</text:p>
      <text:p text:style-name="Standard">51 - + P.</text:p>
      <text:p text:style-name="Standard">52 - et fuit installatus. habuit licteram.</text:p>
      <text:p text:style-name="Standard">53 - de socto</text:p>
      <text:p text:style-name="Standard">54 - T.</text:p>
      <text:p text:style-name="Standard">55 - Chaudardi</text:p>
      <text:p text:style-name="Standard">56 - N</text:p>
      <text:p text:style-name="Standard">57 - Magister J. de Salebruce que sunt quod posset manere in</text:p>
      <text:p text:style-name="Standard">58 - claustro cum dominus G. Villardi / et magister N. de Ordeimonte</text:p>
      <text:p text:style-name="Standard">59 - condixit quia contra statuta ecclesie / et requisivit in stantis</text:p>
      <text:p text:style-name="Standard">60 - quod istud non deliberaretur sine sua presencia / quia si hoc</text:p>
      <text:p text:style-name="Standard">61 - concederetur sibi / hoc idem quebat sibi debere fieri et</text:p>
      <text:p text:style-name="Standard">62 - concedi cum locus esset</text:p>
      <text:p text:style-name="Standard">=FRAN_0393_10879_L.jpg=</text:p>
      <text:p text:style-name="Standard">1 - nonagesimo iii</text:p>
      <text:p text:style-name="Standard">2 - iii</text:p>
      <text:p text:style-name="Standard">3 - Anno quo supra die veneris xxi novembris capitulantibus dominis</text:p>
      <text:p text:style-name="Standard">4 - P. Decano</text:p>
      <text:p text:style-name="Standard">5 - Dyonisius homo fecit adjornari dominos ad de cras in viii</text:p>
      <text:p text:style-name="Standard">6 - archidiacono ecclesie</text:p>
      <text:p text:style-name="Standard">7 - G</text:p>
      <text:p text:style-name="Standard">8 - coram preposito Parisiensis in causa garendie contre la doucete</text:p>
      <text:p text:style-name="Standard">9 - Succentore</text:p>
      <text:p text:style-name="Standard">10 - Sy.</text:p>
      <text:p text:style-name="Standard">11 - et fuit petita relacio serviente.</text:p>
      <text:p text:style-name="Standard">12 - de Pooupodorio</text:p>
      <text:p text:style-name="Standard">13 - *</text:p>
      <text:p text:style-name="Standard">14 - Ar. Jausserandi</text:p>
      <text:p text:style-name="Standard">15 - Major de Corberosa ad causam sue majorie percipit jura</text:p>
      <text:p text:style-name="Standard">16 - R</text:p>
      <text:p text:style-name="Standard">17 - de Lorriaco</text:p>
      <text:p text:style-name="Standard">18 - que sequntur</text:p>
      <text:p text:style-name="Standard">19 - *</text:p>
      <text:p text:style-name="Standard">20 - de Karolay</text:p>
      <text:p text:style-name="Standard">21 - primo duo sercum adio Parsiene de qualibet emenda</text:p>
      <text:p text:style-name="Standard"><text:soft-page-break/>22 - de socto</text:p>
      <text:p text:style-name="Standard">23 - 472</text:p>
      <text:p text:style-name="Standard">24 - Item tere partes pilloni bladi quando mundatur</text:p>
      <text:p text:style-name="Standard">25 - P. Forteti</text:p>
      <text:p text:style-name="Standard">26 - Item pro qulibet saisina unum sestarium vini</text:p>
      <text:p text:style-name="Standard">27 - de Mongia</text:p>
      <text:p text:style-name="Standard">28 - L.</text:p>
      <text:p text:style-name="Standard">29 - prepositi</text:p>
      <text:p text:style-name="Standard">30 - Solebat autem percipere medium modium grani</text:p>
      <text:p text:style-name="Standard">31 - medinis frumeatuam medium avena . Se a moo camera percipiet</text:p>
      <text:p text:style-name="Standard">32 - B. de Thierno</text:p>
      <text:p text:style-name="Standard">33 - de Putheolis</text:p>
      <text:p text:style-name="Standard">34 - illud et major non.</text:p>
      <text:p text:style-name="Standard">35 - R</text:p>
      <text:p text:style-name="Standard">36 - Houcie</text:p>
      <text:p text:style-name="Standard">37 - T.</text:p>
      <text:p text:style-name="Standard">38 - Et data est ipsa majoria cum emolumentis predictis</text:p>
      <text:p text:style-name="Standard">39 - Voygnon</text:p>
      <text:p text:style-name="Standard">40 - 88</text:p>
      <text:p text:style-name="Standard">41 - durante beneplacito dominorum Petro Rousselli nepoti</text:p>
      <text:p text:style-name="Standard">42 - de Salebruce</text:p>
      <text:p text:style-name="Standard">43 - curati de Spedona / qui juravit fidelitatem etc. et</text:p>
      <text:p text:style-name="Standard">44 - Fedelli</text:p>
      <text:p text:style-name="Standard">45 - E</text:p>
      <text:p text:style-name="Standard">46 - habuit litteram suam</text:p>
      <text:p text:style-name="Standard">47 - Paillardi</text:p>
      <text:p text:style-name="Standard">48 - G.</text:p>
      <text:p text:style-name="Standard">49 - Hue</text:p>
      <text:p text:style-name="Standard">50 - 3</text:p>
      <text:p text:style-name="Standard">51 - de Bordis infirmus</text:p>
      <text:p text:style-name="Standard">52 - Placet dominis quod magister Germanus Paillardi habeat</text:p>
      <text:p text:style-name="Standard">53 - Roberti</text:p>
      <text:p text:style-name="Standard">54 - et emat domum magistri P. prepositi / precio viii°</text:p>
      <text:p text:style-name="Standard">55 - de Salione</text:p>
      <text:p text:style-name="Standard">56 - +Ph</text:p>
      <text:p text:style-name="Standard">57 - auri inter eos convento . mediante hoc quod ipse magist</text:p>
      <text:p text:style-name="Standard"><text:soft-page-break/>58 - Chaudardi</text:p>
      <text:p text:style-name="Standard">59 - xi s. vi d. v.</text:p>
      <text:p text:style-name="Standard">60 - Germanus solvet duo scuta cuilibet dominorum qui illa debt</text:p>
      <text:p text:style-name="Standard">61 - et prt percipere serum ordinacionem super hoc factam ab antiquo</text:p>
      <text:p text:style-name="Standard">62 - Conclusum est quod dominus Stephanus Johannis Mancat et sit adhuc officiarius aniversariorum</text:p>
      <text:p text:style-name="Standard">63 - et quia conquestus est de minio labore / et panca utilitate seu pancitate vadiorum</text:p>
      <text:p text:style-name="Standard">64 - suorum que recipit racione dicti officii Ordinatum est quod in fine compotorum suorum dabitur</text:p>
      <text:p text:style-name="Standard">65 - sibi aliquid in recompensacionem omnes superventi in officio predicto a x. annis citra.</text:p>
      <text:p text:style-name="Standard">=FRAN_0393_10880_L.jpg=</text:p>
      <text:p text:style-name="Standard">1 - nonagesimo iii</text:p>
      <text:p text:style-name="Standard">2 - Anno quo supra die lune xxiii mensis novembris capitulantibus dominis</text:p>
      <text:p text:style-name="Standard">3 - P. Decano</text:p>
      <text:p text:style-name="Standard">4 - Maciot abraham demourns sur maistre Estienne</text:p>
      <text:p text:style-name="Standard">5 - H. Cantore</text:p>
      <text:p text:style-name="Standard">6 - tasse en la rue de la Couronne a la pounre</text:p>
      <text:p text:style-name="Standard">7 - Succentore</text:p>
      <text:p text:style-name="Standard">8 - Sy.</text:p>
      <text:p text:style-name="Standard">9 - a presente a messeigneurs unes lettres seelles du grant seel</text:p>
      <text:p text:style-name="Standard">10 - de Karolay</text:p>
      <text:p text:style-name="Standard">11 - P.</text:p>
      <text:p text:style-name="Standard">12 - royal faisans mencion que messeigneurs feissent brie</text:p>
      <text:p text:style-name="Standard">13 - de socto</text:p>
      <text:p text:style-name="Standard">14 - .</text:p>
      <text:p text:style-name="Standard">15 - acomplissement de justice en la cause meue</text:p>
      <text:p text:style-name="Standard">16 - Forteti</text:p>
      <text:p text:style-name="Standard">17 - *</text:p>
      <text:p text:style-name="Standard">18 - entre Guillot le feure et Jehan chapuis et</text:p>
      <text:p text:style-name="Standard">19 - de Mongeria</text:p>
      <text:p text:style-name="Standard">20 - l</text:p>
      <text:p text:style-name="Standard">21 - il fut responda par mesdis seigneur audit sergent que il</text:p>
      <text:p text:style-name="Standard">22 - B. de Thierno</text:p>
      <text:p text:style-name="Standard">23 - baillast sa relaion et la lettre pour monstret</text:p>
      <text:p text:style-name="Standard">24 - P. Prepositi</text:p>
      <text:p text:style-name="Standard">25 - Hue</text:p>
      <text:p text:style-name="Standard">26 - aux parties / et que ilz estoient tous prests de</text:p>
      <text:p text:style-name="Standard">27 - *</text:p>
      <text:p text:style-name="Standard"><text:soft-page-break/>28 - +</text:p>
      <text:p text:style-name="Standard">29 - de Putheolis</text:p>
      <text:p text:style-name="Standard">30 - obeïr au mandement du roy medint seigneu</text:p>
      <text:p text:style-name="Standard">31 - G. de Alneolo</text:p>
      <text:p text:style-name="Standard">32 - de Pompodorio</text:p>
      <text:p text:style-name="Standard">33 - J</text:p>
      <text:p text:style-name="Standard">34 - Deliberatum est quod Johannes de Troux solvat an</text:p>
      <text:p text:style-name="Standard">35 - T. de Sancto Petro</text:p>
      <text:p text:style-name="Standard">36 - de ix. arpenti terre que tenet ab ecclesia de sex grabis</text:p>
      <text:p text:style-name="Standard">37 - Voygnon</text:p>
      <text:p text:style-name="Standard">38 - J</text:p>
      <text:p text:style-name="Standard">39 - unas una cum xxiiii s. par. prout ipse predicta solvere</text:p>
      <text:p text:style-name="Standard">40 - G. Fedelli</text:p>
      <text:p text:style-name="Standard">41 - consuevit / et deliberatum est sibi granum suumque</text:p>
      <text:p text:style-name="Standard">42 - T. Houcie</text:p>
      <text:p text:style-name="Standard">43 - impediverat Johannes de Ulmo / nec solvet emendem</text:p>
      <text:p text:style-name="Standard">44 - Chanteprime</text:p>
      <text:p text:style-name="Standard">45 - quam quebat ipse de ulmo / et si ipse de ulmo</text:p>
      <text:p text:style-name="Standard">46 - voluerit habere accionem contra ipsum de troux pro tempore</text:p>
      <text:p text:style-name="Standard">47 - Regis</text:p>
      <text:p text:style-name="Standard">48 - preterito quod habeat et agat ut sibi videbitur</text:p>
      <text:p text:style-name="Standard">49 - de Salebruce</text:p>
      <text:p text:style-name="Standard">50 - Et tenebitur ipse J. de Troux vocare firmariis</text:p>
      <text:p text:style-name="Standard">51 - G. Paillardi</text:p>
      <text:p text:style-name="Standard">52 - in recollcione gra vetrum suarum a terra predicta tamen</text:p>
      <text:p text:style-name="Standard">53 - de Ordeimonte</text:p>
      <text:p text:style-name="Standard">54 - 1</text:p>
      <text:p text:style-name="Standard">55 - si in hoc deffecerit non tenebitur propter hoc ad</text:p>
      <text:p text:style-name="Standard">56 - 4</text:p>
      <text:p text:style-name="Standard">57 - Roberti</text:p>
      <text:p text:style-name="Standard">58 - Emendam</text:p>
      <text:p text:style-name="Standard">59 - Ph. de Salione</text:p>
      <text:p text:style-name="Standard">60 - Et faciet ipse J. de Troux fieri novam litteram</text:p>
      <text:p text:style-name="Standard">61 - N. Chaudardi</text:p>
      <text:p text:style-name="Standard">62 - obligatoriam sub sigille Castalleti quam</text:p>
      <text:p text:style-name="Standard">63 - tradet dominis.</text:p>
      <text:p text:style-name="Standard"><text:soft-page-break/>64 - Ordinatum est quod omnes illi qui habent mellos ecclesie</text:p>
      <text:p text:style-name="Standard">65 - tradant ipsos officiariis alias ultra non computabuntu eis</text:p>
      <text:p text:style-name="Standard">=FRAN_0393_10881_L.jpg=</text:p>
      <text:p text:style-name="Standard">1 - nona</text:p>
      <text:p text:style-name="Standard">2 - ii</text:p>
      <text:p text:style-name="Standard">3 - Anno quo supra die mercurii xxvi novembris capitulantibus dominis</text:p>
      <text:p text:style-name="Standard">4 - P. Decano</text:p>
      <text:p text:style-name="Standard">5 - De orgais Ad visitacionem organorum sunt deputati H. cantor</text:p>
      <text:p text:style-name="Standard">6 - H. Cantore</text:p>
      <text:p text:style-name="Standard">7 - R. de Lorriaco L. de Mongeria et R. de Putheolis</text:p>
      <text:p text:style-name="Standard">8 - G. archidiacono cclesie</text:p>
      <text:p text:style-name="Standard">9 - et ad loquente cum Reginaldo de Remis.</text:p>
      <text:p text:style-name="Standard">10 - Sy. succentore</text:p>
      <text:p text:style-name="Standard">11 - de Pompodorio</text:p>
      <text:p text:style-name="Standard">12 - J</text:p>
      <text:p text:style-name="Standard">13 - A Billarti</text:p>
      <text:p text:style-name="Standard">14 - Deliberatum est quod illium quod debetur domino Auberto Billardi</text:p>
      <text:p text:style-name="Standard">15 - de Soico</text:p>
      <text:p text:style-name="Standard">16 - nuper procuratore clericorum matutinalium / recipiatur super</text:p>
      <text:p text:style-name="Standard">17 - de Karolay</text:p>
      <text:p text:style-name="Standard">18 - emolumentis Cure Liricantus pro solvendi dictis clericis hoc</text:p>
      <text:p text:style-name="Standard">19 - de Lorriaco</text:p>
      <text:p text:style-name="Standard">20 - P</text:p>
      <text:p text:style-name="Standard">21 - quod eis debetur de tempore suo</text:p>
      <text:p text:style-name="Standard">22 - Forteti</text:p>
      <text:p text:style-name="Standard">23 - P.</text:p>
      <text:p text:style-name="Standard">24 - Jausserandi</text:p>
      <text:p text:style-name="Standard">25 - A</text:p>
      <text:p text:style-name="Standard">26 - 3</text:p>
      <text:p text:style-name="Standard">27 - Ordinatum est quod magistri Sy. Freron et R. de Lorriaco</text:p>
      <text:p text:style-name="Standard">28 - Domus Dei</text:p>
      <text:p text:style-name="Standard">29 - sz</text:p>
      <text:p text:style-name="Standard">30 - de Mongeria</text:p>
      <text:p text:style-name="Standard">31 - lequantur cum illis qui volunt recipere domus mivosas</text:p>
      <text:p text:style-name="Standard">32 - prepositi</text:p>
      <text:p text:style-name="Standard">33 - P.</text:p>
      <text:p text:style-name="Standard"><text:soft-page-break/>34 - que sunt domus Dei Parisiensis ut ipsi consensiant quod ille</text:p>
      <text:p text:style-name="Standard">35 - de Putheolis</text:p>
      <text:p text:style-name="Standard">36 - R</text:p>
      <text:p text:style-name="Standard">37 - domus proclamentur</text:p>
      <text:p text:style-name="Standard">38 - de sancto Petro</text:p>
      <text:p text:style-name="Standard">39 - T</text:p>
      <text:p text:style-name="Standard">40 - Fedelli</text:p>
      <text:p text:style-name="Standard">41 - G.</text:p>
      <text:p text:style-name="Standard">42 - de Ordeimonte</text:p>
      <text:p text:style-name="Standard">43 - S J. Rotris</text:p>
      <text:p text:style-name="Standard">44 - Voygnon</text:p>
      <text:p text:style-name="Standard">45 - 2</text:p>
      <text:p text:style-name="Standard">46 - Deliberatum est et ordinatum quod quocienscunmque canonici</text:p>
      <text:p text:style-name="Standard">47 - Nalii ecclesie</text:p>
      <text:p text:style-name="Standard">48 - Paillardi</text:p>
      <text:p text:style-name="Standard">49 - ecclesiarum sanctorum Dyonisii de Passu et Johannis Rotundi clericique</text:p>
      <text:p text:style-name="Standard">50 - servitis</text:p>
      <text:p text:style-name="Standard">51 - matutinales et macicoti ecclesie non fuerint in matutnis</text:p>
      <text:p text:style-name="Standard">52 - de Alneolo</text:p>
      <text:p text:style-name="Standard">53 - G.</text:p>
      <text:p text:style-name="Standard">54 - Roberi T.</text:p>
      <text:p text:style-name="Standard">55 - quod ipsi privabuntur omnibus distribucionibus tocius diei sequente</text:p>
      <text:p text:style-name="Standard">56 - de Salione +</text:p>
      <text:p text:style-name="Standard">57 - Phl</text:p>
      <text:p text:style-name="Standard">58 - et eo casu quo ipsi aut eorum aliqui noluerint melius</text:p>
      <text:p text:style-name="Standard">59 - x s. vi d. p.</text:p>
      <text:p text:style-name="Standard">60 - Chaudardi</text:p>
      <text:p text:style-name="Standard">61 - frequentare ecclesiam quam consueverint / seu quod propter</text:p>
      <text:p text:style-name="Standard">62 - illam pveicionem dimiseruit vel obmiserint venire ad</text:p>
      <text:p text:style-name="Standard">63 - ecclesiam et facere suum debitum procedetur contra ipsos</text:p>
      <text:p text:style-name="Standard">64 - ad privacionem beneficiorum et officiorum suorum propter perjurium</text:p>
      <text:p text:style-name="Standard">65 - quod incurrunt ipso facto et ad incarceracionem si opus fuerit</text:p>
      <text:p text:style-name="Standard">66 - adjournamnt Henricus de Creseques serviens regnis adjornavit dominos ad de sabbati in viii° coram</text:p>
      <text:p text:style-name="Standard">67 - preposito parisiensis ad instantium procuratoris regii et ad omnem id quod eis voluerit petere responsaros.</text:p>
      <text:p text:style-name="Standard"><text:soft-page-break/>=FRAN_0393_10882_L.jpg=</text:p>
      <text:p text:style-name="Standard">1 - nonagesimo</text:p>
      <text:p text:style-name="Standard">2 - 15</text:p>
      <text:p text:style-name="Standard">3 - Anno quo supra die venri xxviiia nevembris capitulantibus dominis</text:p>
      <text:p text:style-name="Standard">4 - P. Decano</text:p>
      <text:p text:style-name="Standard">5 - De servitis</text:p>
      <text:p text:style-name="Standard">6 - Ordinacio facta in precedendm capitulo de canonicis sanctorum</text:p>
      <text:p text:style-name="Standard">7 - Sy. Succentore</text:p>
      <text:p text:style-name="Standard">8 - ecclesie.</text:p>
      <text:p text:style-name="Standard">9 - Dyonisu de Passu et J. Rotundi etc. fuit nunciata ctobilario</text:p>
      <text:p text:style-name="Standard">10 - *.</text:p>
      <text:p text:style-name="Standard">11 - de Pompodorio</text:p>
      <text:p text:style-name="Standard">12 - et distributoribus ecclesie / et fuit eis preceptum quod</text:p>
      <text:p text:style-name="Standard">13 - de Socco</text:p>
      <text:p text:style-name="Standard">14 - *</text:p>
      <text:p text:style-name="Standard">15 - ita observent</text:p>
      <text:p text:style-name="Standard">16 - Forteti</text:p>
      <text:p text:style-name="Standard">17 - P.</text:p>
      <text:p text:style-name="Standard">18 - Jausserandi</text:p>
      <text:p text:style-name="Standard">19 - Ar</text:p>
      <text:p text:style-name="Standard">20 - P. de</text:p>
      <text:p text:style-name="Standard">21 - Inhabitum est domino Petro de Mesuillio presbytero in Sancto</text:p>
      <text:p text:style-name="Standard">22 - de Thierno</text:p>
      <text:p text:style-name="Standard">23 - 23</text:p>
      <text:p text:style-name="Standard">24 - Mesnillio</text:p>
      <text:p text:style-name="Standard">25 - Mmedeico commorante quod amodo non portet habitum ecclesie</text:p>
      <text:p text:style-name="Standard">26 - prepositi</text:p>
      <text:p text:style-name="Standard">27 - Po</text:p>
      <text:p text:style-name="Standard">28 - nec exceat dominia officia quecunmque fueriat in ipsa sancti</text:p>
      <text:p text:style-name="Standard">29 - R</text:p>
      <text:p text:style-name="Standard">30 - de Lorriaco</text:p>
      <text:p text:style-name="Standard">31 - Ph. de Salione</text:p>
      <text:p text:style-name="Standard">32 - Mederici ecclesia donec placuit dominis prt tamen</text:p>
      <text:p text:style-name="Standard">33 - de Karolay</text:p>
      <text:p text:style-name="Standard">34 - audire confessiones virtute litterarum de triemno</text:p>
      <text:p text:style-name="Standard">35 - R.</text:p>
      <text:p text:style-name="Standard"><text:soft-page-break/>36 - de Putheolis</text:p>
      <text:p text:style-name="Standard">37 - + P.</text:p>
      <text:p text:style-name="Standard">38 - Roberti</text:p>
      <text:p text:style-name="Standard">39 - De ordeimoe</text:p>
      <text:p text:style-name="Standard">40 - Deliberatum est quod servetur statutum contra</text:p>
      <text:p text:style-name="Standard">41 - de Mongeria</text:p>
      <text:p text:style-name="Standard">42 - s</text:p>
      <text:p text:style-name="Standard">43 - magistrum N. de Ordeiomnte nuper camerarium causu quo</text:p>
      <text:p text:style-name="Standard">44 - G.</text:p>
      <text:p text:style-name="Standard">45 - Fedelli</text:p>
      <text:p text:style-name="Standard">46 - non solverit infra tempus contentum in statuto</text:p>
      <text:p text:style-name="Standard">47 - *</text:p>
      <text:p text:style-name="Standard">48 - Voygnon</text:p>
      <text:p text:style-name="Standard">49 - illud quod debet ecclesie</text:p>
      <text:p text:style-name="Standard">50 - de Salebruce</text:p>
      <text:p text:style-name="Standard">51 - Paillardi</text:p>
      <text:p text:style-name="Standard">52 - G.</text:p>
      <text:p text:style-name="Standard">53 - Salelrace Placet dominis quam si repperiatur quod J. de Salebruce</text:p>
      <text:p text:style-name="Standard">54 - x iii s. vi.</text:p>
      <text:p text:style-name="Standard">55 - N. Chaudardi</text:p>
      <text:p text:style-name="Standard">56 - minis solvit in pane capitulari quam sibi defalcetur</text:p>
      <text:p text:style-name="Standard">57 - in capa</text:p>
      <text:p text:style-name="Standard">58 - De molendino</text:p>
      <text:p text:style-name="Standard">59 - Datus est terminus duiorum anniorum molendinariis magni pontis</text:p>
      <text:p text:style-name="Standard">60 - pro solvendo restam quam debent ecclesie de summa iiiixx ix. lb. et</text:p>
      <text:p text:style-name="Standard">61 - in quolibet termino solvent. C. s usque ad complementum soleis</text:p>
      <text:p text:style-name="Standard">62 - seruim tenorem obligacionis quam super hoc debent facere / et ipsi</text:p>
      <text:p text:style-name="Standard">63 - debent ondere quictancies quas habent de hoc quod jam solverunt</text:p>
      <text:p text:style-name="Standard">64 - Jaquet de Marinaux ad adjourné messeigneurs au vie jour de decembre</text:p>
      <text:p text:style-name="Standard">65 - Adicurnement</text:p>
      <text:p text:style-name="Standard">66 - pour respondre a maistre Jehan Aucher / en action ypotheque et</text:p>
      <text:p text:style-name="Standard">67 - aultrement se mestirer est et proceder comme de raison sera devant</text:p>
      <text:p text:style-name="Standard">68 - le prevost de Paris en chastellet</text:p>
      <text:p text:style-name="Standard">69 - Preceptum est domino . Guillelmo Bellefemme presbitero matriculario clerico ecclesie</text:p>
      <text:p text:style-name="Standard">70 - Bellefi</text:p>
      <text:p text:style-name="Standard">71 - quod portet claves ad primum capitulum sequens de quadam capella quam</text:p>
      <text:p text:style-name="Standard"><text:soft-page-break/>72 - deservit in ecclesia et quod reddat compotum eorum que recepit</text:p>
      <text:p text:style-name="Standard">73 - Lune sequente fuit fes vt elgi</text:p>
      <text:p text:style-name="Standard">=FRAN_0393_10883_L.jpg=</text:p>
      <text:p text:style-name="Standard">1 - *</text:p>
      <text:p text:style-name="Standard">2 - 81</text:p>
      <text:p text:style-name="Standard">3 - spicp</text:p>
      <text:p text:style-name="Standard">4 - Cllellabeing</text:p>
      <text:p text:style-name="Standard">5 - Anno quo supra die mercurii tercia decembris capitulantibus dominis</text:p>
      <text:p text:style-name="Standard">6 - P. decano</text:p>
      <text:p text:style-name="Standard">7 - Domus</text:p>
      <text:p text:style-name="Standard">8 - Deliberatum est quod mille fectorum dati per regem domui Dei per emendis</text:p>
      <text:p text:style-name="Standard">9 - H. Cantore</text:p>
      <text:p text:style-name="Standard">10 - Dei</text:p>
      <text:p text:style-name="Standard">11 - redditibus pro fuidacione xii missarum amnualium in dicta domo</text:p>
      <text:p text:style-name="Standard">12 - Sy. succentore</text:p>
      <text:p text:style-name="Standard">13 - celebrandarum sint positi in thesauro et quod tradatur una</text:p>
      <text:p text:style-name="Standard">14 - Ar. Jausserandi</text:p>
      <text:p text:style-name="Standard">15 - clavis provisoribus ipsius domus et altera magistro ejusdem domus / et</text:p>
      <text:p text:style-name="Standard">16 - de Pompodorio</text:p>
      <text:p text:style-name="Standard">17 - i</text:p>
      <text:p text:style-name="Standard">18 - de Karolay</text:p>
      <text:p text:style-name="Standard">19 - data est licencia magistro Fribus et sororibus dicte domus ut</text:p>
      <text:p text:style-name="Standard">20 - de Lorriaco</text:p>
      <text:p text:style-name="Standard">21 - possint se obligaere pro servicio dictarum xii missarum debite</text:p>
      <text:p text:style-name="Standard">22 - Forceti</text:p>
      <text:p text:style-name="Standard">23 - Pr</text:p>
      <text:p text:style-name="Standard">24 - faciendi</text:p>
      <text:p text:style-name="Standard">25 - de Mongeria</text:p>
      <text:p text:style-name="Standard">26 - Hue</text:p>
      <text:p text:style-name="Standard">27 - Data est licencia domino Johanni de Qurisiaco de eundo extra</text:p>
      <text:p text:style-name="Standard">28 - de quinsiaco</text:p>
      <text:p text:style-name="Standard">29 - de Putheolis</text:p>
      <text:p text:style-name="Standard">30 - 3</text:p>
      <text:p text:style-name="Standard">31 - per aliquibus suis negociis</text:p>
      <text:p text:style-name="Standard">32 - de Alnerlo</text:p>
      <text:p text:style-name="Standard">33 - Fedelli</text:p>
      <text:p text:style-name="Standard"><text:soft-page-break/>34 - de Salebruce</text:p>
      <text:p text:style-name="Standard">35 - *.</text:p>
      <text:p text:style-name="Standard">36 - prepositi</text:p>
      <text:p text:style-name="Standard">37 - De orgais . Deliberatum est super facto organorum quod visitabuntur</text:p>
      <text:p text:style-name="Standard">38 - P.</text:p>
      <text:p text:style-name="Standard">39 - adhuc per plures expertos in arte pro deliberacione</text:p>
      <text:p text:style-name="Standard">40 - Paillardi</text:p>
      <text:p text:style-name="Standard">41 - E</text:p>
      <text:p text:style-name="Standard">42 - Roberti</text:p>
      <text:p text:style-name="Standard">43 - maturion habenda super repparacione ipsorum</text:p>
      <text:p text:style-name="Standard">44 - P.</text:p>
      <text:p text:style-name="Standard">45 - de Frcco</text:p>
      <text:p text:style-name="Standard">46 - s</text:p>
      <text:p text:style-name="Standard">47 - Houcie</text:p>
      <text:p text:style-name="Standard">48 - Pheo de Salione</text:p>
      <text:p text:style-name="Standard">49 - sz</text:p>
      <text:p text:style-name="Standard">50 - N. Chaudardi</text:p>
      <text:p text:style-name="Standard">51 - Anno quo supra die quainta decembris capitulantibus dominis</text:p>
      <text:p text:style-name="Standard">52 - P. Decano</text:p>
      <text:p text:style-name="Standard">53 - Domus Margareta Laugiere fuit velata</text:p>
      <text:p text:style-name="Standard">54 - Cantore</text:p>
      <text:p text:style-name="Standard">55 - H</text:p>
      <text:p text:style-name="Standard">56 - de</text:p>
      <text:p text:style-name="Standard">57 - et Gileta Loyselle fecit vota sua et</text:p>
      <text:p text:style-name="Standard">58 - archidiacono ecclesie</text:p>
      <text:p text:style-name="Standard">59 - G</text:p>
      <text:p text:style-name="Standard">60 - juravit obedenciam fidelitatem et castitatem</text:p>
      <text:p text:style-name="Standard">61 - Succentore</text:p>
      <text:p text:style-name="Standard">62 - Dy</text:p>
      <text:p text:style-name="Standard">63 - De Pomiparo</text:p>
      <text:p text:style-name="Standard">64 - de ordionte</text:p>
      <text:p text:style-name="Standard">65 - Commissum est notarium quod faciat monicionem contra canonicos sancti</text:p>
      <text:p text:style-name="Standard">66 - R. char</text:p>
      <text:p text:style-name="Standard">67 - de Karolay</text:p>
      <text:p text:style-name="Standard">68 - s</text:p>
      <text:p text:style-name="Standard">69 - Mederici pro domino Roberto Charronis nisi causam quia detinent</text:p>
      <text:p text:style-name="Standard"><text:soft-page-break/>70 - ronis</text:p>
      <text:p text:style-name="Standard">71 - de Lorriaco</text:p>
      <text:p text:style-name="Standard">72 - s</text:p>
      <text:p text:style-name="Standard">73 - distribuciones suas.</text:p>
      <text:p text:style-name="Standard">74 - P.</text:p>
      <text:p text:style-name="Standard">75 - Forceti</text:p>
      <text:p text:style-name="Standard">76 - Jausserandi</text:p>
      <text:p text:style-name="Standard">77 - A</text:p>
      <text:p text:style-name="Standard">78 - de Mongeria</text:p>
      <text:p text:style-name="Standard">79 - sz</text:p>
      <text:p text:style-name="Standard">80 - De notario</text:p>
      <text:p text:style-name="Standard">81 - Quia firmarii et alii tenementarii ecclesie quonmrecipuit</text:p>
      <text:p text:style-name="Standard">82 - R.</text:p>
      <text:p text:style-name="Standard">83 - de Puthicolis</text:p>
      <text:p text:style-name="Standard">84 - capituli</text:p>
      <text:p text:style-name="Standard">85 - primo et noviter possessiones ecclesie ad censum vel ad firmam</text:p>
      <text:p text:style-name="Standard">86 - de Sancto Petro</text:p>
      <text:p text:style-name="Standard">87 - E</text:p>
      <text:p text:style-name="Standard">88 - de Ahneolo</text:p>
      <text:p text:style-name="Standard">89 - P</text:p>
      <text:p text:style-name="Standard">90 - ipsi obligant se in castalleto secundum formam contractus et</text:p>
      <text:p text:style-name="Standard">91 - Hue</text:p>
      <text:p text:style-name="Standard">92 - litteras castalleti solveunt suis expensis et eas tradunt capitulo</text:p>
      <text:p text:style-name="Standard">93 - Ph. de Salione</text:p>
      <text:p text:style-name="Standard">94 - ideo volunt habere licteras capituli sine sumptibus provisti est</text:p>
      <text:p text:style-name="Standard">95 - Fedelli</text:p>
      <text:p text:style-name="Standard">96 - G</text:p>
      <text:p text:style-name="Standard">97 - quas pricust notariis capituli nolebat tradere sine satiffactre sibi</text:p>
      <text:p text:style-name="Standard">98 - Voygnon</text:p>
      <text:p text:style-name="Standard">99 - I8</text:p>
      <text:p text:style-name="Standard">100 - facta / provisum est quod amodo ipse ponet per declaracionem</text:p>
      <text:p text:style-name="Standard">101 - *.</text:p>
      <text:p text:style-name="Standard">102 - de Salebruco</text:p>
      <text:p text:style-name="Standard">103 - litteras quas ipse faciet similes predictis vel alias quascumque</text:p>
      <text:p text:style-name="Standard">104 - Paillardi</text:p>
      <text:p text:style-name="Standard">105 - ut sibi satisfiat de illis per ecclesiam et sic firmarii</text:p>
      <text:p text:style-name="Standard"><text:soft-page-break/>106 - +P.</text:p>
      <text:p text:style-name="Standard">107 - Roberti</text:p>
      <text:p text:style-name="Standard">108 - nichil solverent de licteris capituli quas pro firma recepta habere diebe</text:p>
      <text:p text:style-name="Standard">109 - +iii</text:p>
      <text:p text:style-name="Standard">110 - de socto</text:p>
      <text:p text:style-name="Standard">111 - bnc. Et de pluribus litteris quas ipse notarius fecerat $ipse $habuct</text:p>
      <text:p text:style-name="Standard">112 - N.</text:p>
      <text:p text:style-name="Standard">113 - Chaudardi</text:p>
      <text:p text:style-name="Standard">114 - alias sibi fuerunt soluti per magistrum J. de Socto de mandato capituli</text:p>
      <text:p text:style-name="Standard">115 - duo franci</text:p>
      <text:p text:style-name="Standard">116 - Die lune sequente fuit festum</text:p>
      <text:p text:style-name="Standard">117 - concepcionis beate Marie virgnis</text:p>
      <text:p text:style-name="Standard">=FRAN_0393_10884_L.jpg=</text:p>
      <text:p text:style-name="Standard">1 - Longaio</text:p>
      <text:p text:style-name="Standard">2 - Anno quo supra die mercurii decima decembris capitulantibus domini</text:p>
      <text:p text:style-name="Standard">3 - P. Decano</text:p>
      <text:p text:style-name="Standard">4 - Deliberatum est quod de peccunia Ture</text:p>
      <text:p text:style-name="Standard">5 - Abillardi</text:p>
      <text:p text:style-name="Standard">6 - H. Cantore</text:p>
      <text:p text:style-name="Standard">7 - Liricantus / tradentur domino Aubertobillari</text:p>
      <text:p text:style-name="Standard">8 - G. Archidiacono cclesi</text:p>
      <text:p text:style-name="Standard">9 - nuper procuratori clericorum matutinalium xxa l</text:p>
      <text:p text:style-name="Standard">10 - Succentore</text:p>
      <text:p text:style-name="Standard">11 - Sy</text:p>
      <text:p text:style-name="Standard">12 - R</text:p>
      <text:p text:style-name="Standard">13 - de Lorriaco</text:p>
      <text:p text:style-name="Standard">14 - Parisiense / quas accomodaverat de suo proprio xviii s. i.</text:p>
      <text:p text:style-name="Standard">15 - Jausserandi</text:p>
      <text:p text:style-name="Standard">16 - 2</text:p>
      <text:p text:style-name="Standard">17 - de Pompodorio</text:p>
      <text:p text:style-name="Standard">18 - Symon Bataillet resignavit in manibus</text:p>
      <text:p text:style-name="Standard">19 - Collacio</text:p>
      <text:p text:style-name="Standard">20 - de Karolay</text:p>
      <text:p text:style-name="Standard">21 - dominorum capellaniam quam habebat in ecclesia</text:p>
      <text:p text:style-name="Standard">22 - Forteti</text:p>
      <text:p text:style-name="Standard">23 - Parisin ad altare sanctorum BeartHolomei et</text:p>
      <text:p text:style-name="Standard"><text:soft-page-break/>24 - de Mongria</text:p>
      <text:p text:style-name="Standard">25 - s</text:p>
      <text:p text:style-name="Standard">26 - Vincencum Causa permutacionis faciendi de</text:p>
      <text:p text:style-name="Standard">27 - de Thierno</text:p>
      <text:p text:style-name="Standard">28 - B</text:p>
      <text:p text:style-name="Standard">29 - dicta capellania cum domino Galchero de</text:p>
      <text:p text:style-name="Standard">30 - de Putheolis</text:p>
      <text:p text:style-name="Standard">31 - R.</text:p>
      <text:p text:style-name="Standard">32 - lespoisse curato</text:p>
      <text:p text:style-name="Standard">33 - G.</text:p>
      <text:p text:style-name="Standard">34 - Fedelli</text:p>
      <text:p text:style-name="Standard">35 - P. Roberi e</text:p>
      <text:p text:style-name="Standard">36 - de Sancto Petro</text:p>
      <text:p text:style-name="Standard">37 - T</text:p>
      <text:p text:style-name="Standard">38 - de socto t Ad ipsam curam et non alias et fuit ipse</text:p>
      <text:p text:style-name="Standard">39 - *</text:p>
      <text:p text:style-name="Standard">40 - Voygnon</text:p>
      <text:p text:style-name="Standard">41 - Phhipe de Salione Capellaniam collata $domine $ul dicto domino C.</text:p>
      <text:p text:style-name="Standard">42 - de Selebruche N. Chaudardi in personam domini Auberti Billardi procurator su</text:p>
      <text:p text:style-name="Standard">43 - Q</text:p>
      <text:p text:style-name="Standard">44 - Paillardi</text:p>
      <text:p text:style-name="Standard">45 - P</text:p>
      <text:p text:style-name="Standard">46 - qui juravit in forma etc.</text:p>
      <text:p text:style-name="Standard">47 - Anno quo supra die veneris xiia decembris capitulantibus dominis</text:p>
      <text:p text:style-name="Standard">48 - P. Decano</text:p>
      <text:p text:style-name="Standard">49 - G. Paillidi . Dictum fuit magistro G. Paillardi quod</text:p>
      <text:p text:style-name="Standard">50 - Cantore</text:p>
      <text:p text:style-name="Standard">51 - s</text:p>
      <text:p text:style-name="Standard">52 - deffendat jus quod habet in pane capitulari qui</text:p>
      <text:p text:style-name="Standard">53 - archidiacono ecclesie</text:p>
      <text:p text:style-name="Standard">54 - G.</text:p>
      <text:p text:style-name="Standard">55 - sibi debetur ad causam sue prebende / quin</text:p>
      <text:p text:style-name="Standard">56 - saccentore</text:p>
      <text:p text:style-name="Standard">57 - Gy</text:p>
      <text:p text:style-name="Standard">58 - petunt religiosus de Sancto Pictore racione obitus</text:p>
      <text:p text:style-name="Standard">59 - +P. . Roberti</text:p>
      <text:p text:style-name="Standard"><text:soft-page-break/>60 - magistri L. de Maygnaco nuper canonici Par.</text:p>
      <text:p text:style-name="Standard">61 - *</text:p>
      <text:p text:style-name="Standard">62 - de Pompodorio</text:p>
      <text:p text:style-name="Standard">63 - per cujus obitum ipse G. fuit assequtus</text:p>
      <text:p text:style-name="Standard">64 - i.</text:p>
      <text:p text:style-name="Standard">65 - de Ordeimnte</text:p>
      <text:p text:style-name="Standard">66 - bendam Parsis</text:p>
      <text:p text:style-name="Standard">67 - de Karolay</text:p>
      <text:p text:style-name="Standard">68 - P.</text:p>
      <text:p text:style-name="Standard">69 - Focteti</text:p>
      <text:p text:style-name="Standard">70 - Mandabitur magister Sanu Boussardi ad lui</text:p>
      <text:p text:style-name="Standard">71 - Snt Bousis</text:p>
      <text:p text:style-name="Standard">72 - Ar.</text:p>
      <text:p text:style-name="Standard">73 - Jausseraudi</text:p>
      <text:p text:style-name="Standard">74 - ad sciendum si vicaria quam possidet es</text:p>
      <text:p text:style-name="Standard">75 - de Mongeria</text:p>
      <text:p text:style-name="Standard">76 - Hz</text:p>
      <text:p text:style-name="Standard">77 - litigio sa.</text:p>
      <text:p text:style-name="Standard">78 - de Thierno</text:p>
      <text:p text:style-name="Standard">79 - 23</text:p>
      <text:p text:style-name="Standard">80 - de Putheolis</text:p>
      <text:p text:style-name="Standard">81 - P</text:p>
      <text:p text:style-name="Standard">82 - Tassinus carpentarii clericus Emendum vrbator</text:p>
      <text:p text:style-name="Standard">83 - mendarirus</text:p>
      <text:p text:style-name="Standard">84 - de Sanctis</text:p>
      <text:p text:style-name="Standard">85 - factam per eum in Thomam le pele clericu matui</text:p>
      <text:p text:style-name="Standard">86 - Pl</text:p>
      <text:p text:style-name="Standard">87 - de Salione</text:p>
      <text:p text:style-name="Standard">88 - ecclesie. fuit quoed absolutus / et eidem fuit intimati</text:p>
      <text:p text:style-name="Standard">89 - Fedelli</text:p>
      <text:p text:style-name="Standard">90 - G.</text:p>
      <text:p text:style-name="Standard">91 - pena C. librarum / et promisit portare beneti</text:p>
      <text:p text:style-name="Standard">92 - T.</text:p>
      <text:p text:style-name="Standard">93 - Houcie</text:p>
      <text:p text:style-name="Standard">94 - Castalleti super pena et pro ea solvenda</text:p>
      <text:p text:style-name="Standard">95 - J</text:p>
      <text:p text:style-name="Standard"><text:soft-page-break/>96 - de Salebruce</text:p>
      <text:p text:style-name="Standard">97 - pro smili dictus Thomas fuit absolutus</text:p>
      <text:p text:style-name="Standard">98 - .</text:p>
      <text:p text:style-name="Standard">99 - say</text:p>
      <text:p text:style-name="Standard">100 - Hue</text:p>
      <text:p text:style-name="Standard">101 - D</text:p>
      <text:p text:style-name="Standard">102 - Voygnon</text:p>
      <text:p text:style-name="Standard">103 - Manumissio Johannes Coasin filius Johannis Cousin de</text:p>
      <text:p text:style-name="Standard">104 - in Brya commorantis a nangis fuit manura</text:p>
      <text:p text:style-name="Standard">105 - Paillardi</text:p>
      <text:p text:style-name="Standard">106 - G.</text:p>
      <text:p text:style-name="Standard">107 - et solvit vi. lb. par.</text:p>
      <text:p text:style-name="Standard">108 - de Alicolo</text:p>
      <text:p text:style-name="Standard">109 - G</text:p>
      <text:p text:style-name="Standard">110 - olde</text:p>
      <text:p text:style-name="Standard">111 - Cstolio</text:p>
      <text:p text:style-name="Standard">112 - Dictum est uxr majoris de Cristolio quod</text:p>
      <text:p text:style-name="Standard">113 - de Lorriaco</text:p>
      <text:p text:style-name="Standard">114 - L</text:p>
      <text:p text:style-name="Standard">115 - portet licteram majocie die lune proximaet</text:p>
      <text:p text:style-name="Standard">116 - de soctoT.</text:p>
      <text:p text:style-name="Standard">117 - absentie marici sui.</text:p>
      <text:p text:style-name="Standard">118 - Chaudardi</text:p>
      <text:p text:style-name="Standard">119 - N*</text:p>
      <text:p text:style-name="Standard">=FRAN_0393_10885_L.jpg=</text:p>
      <text:p text:style-name="Standard">1 - iv</text:p>
      <text:p text:style-name="Standard">2 - 3617</text:p>
      <text:p text:style-name="Standard">3 - Moreantur Aymericus de Maignaco et Johannes de Salebruce Ecnominci ecclesie parisiensis ut</text:p>
      <text:p text:style-name="Standard">4 - Ipsi exeant claustrum nisi recipiant domos proprias infra festum Purificacionis</text:p>
      <text:p text:style-name="Standard">5 - vocabuntur vicarii Jacobus de Villa Judea et Stephanus du Seau. ad hune ut emendant</text:p>
      <text:p text:style-name="Standard">6 - quod tenuerunt dictos dominos canonicos sine licencia capituli in domibus suis claustralibus</text:p>
      <text:p text:style-name="Standard">7 - Anno quo supra die lune xvta decembris capitulantibus dominis</text:p>
      <text:p text:style-name="Standard">8 - P. Decano</text:p>
      <text:p text:style-name="Standard">9 - Inhabicio. Inhabitum est dominis Jacobo de Villa judea$et $domin$ Guillelmo</text:p>
      <text:p text:style-name="Standard">10 - H. Cantore</text:p>
      <text:p text:style-name="Standard">11 - Villardi et Stephana duseau vicariis in ecclesia Parisiensi ne</text:p>
      <text:p text:style-name="Standard"><text:soft-page-break/>12 - archidiacono ecclesie</text:p>
      <text:p text:style-name="Standard">13 - G</text:p>
      <text:p text:style-name="Standard">14 - de cetero recipiant hospites quoscunque in domos suas canonici</text:p>
      <text:p text:style-name="Standard">15 - succentore</text:p>
      <text:p text:style-name="Standard">16 - Sy</text:p>
      <text:p text:style-name="Standard">17 - vel alios sine licencia capituli.</text:p>
      <text:p text:style-name="Standard">18 - de Pompodorio</text:p>
      <text:p text:style-name="Standard">19 - *</text:p>
      <text:p text:style-name="Standard">20 - I.</text:p>
      <text:p text:style-name="Standard">21 - de Lorriaco</text:p>
      <text:p text:style-name="Standard">22 - Dispensatum est cum magistro Philippo Le Begue capellano</text:p>
      <text:p text:style-name="Standard">23 - Dispenio</text:p>
      <text:p text:style-name="Standard">24 - +.</text:p>
      <text:p text:style-name="Standard">25 - de Socco</text:p>
      <text:p text:style-name="Standard">26 - in ecclesia Parisiensis etatis xxi annorum quod non promoveatur ad ordinaum</text:p>
      <text:p text:style-name="Standard">27 - Ph. de Salione</text:p>
      <text:p text:style-name="Standard">28 - quousque attigerit xxvttm annum. et fuit eis concessa</text:p>
      <text:p text:style-name="Standard">29 - de Karo lay</text:p>
      <text:p text:style-name="Standard">30 - *</text:p>
      <text:p text:style-name="Standard">31 - non residencie ad annum / et sic non tenebitur venire ad</text:p>
      <text:p text:style-name="Standard">32 - Chaudardi</text:p>
      <text:p text:style-name="Standard">33 - N.</text:p>
      <text:p text:style-name="Standard">34 - synodum hoc anno.</text:p>
      <text:p text:style-name="Standard">35 - Forteti</text:p>
      <text:p text:style-name="Standard">36 - P.</text:p>
      <text:p text:style-name="Standard">37 - Ar. Jausserandi</text:p>
      <text:p text:style-name="Standard">38 - Dominus G. Bellefemme procurator domini Galcheri de Lespoise</text:p>
      <text:p text:style-name="Standard">39 - fesignes</text:p>
      <text:p text:style-name="Standard">40 - de Mongeria</text:p>
      <text:p text:style-name="Standard">41 - sz</text:p>
      <text:p text:style-name="Standard">42 - presbyteri resignavit in manibus dominorum Capellaniam ad altari</text:p>
      <text:p text:style-name="Standard">43 - de Thierno</text:p>
      <text:p text:style-name="Standard">44 - B0</text:p>
      <text:p text:style-name="Standard">45 - sanctorum Bartholomei et Vincencim quam tenebat in ecclesia Parisiensi</text:p>
      <text:p text:style-name="Standard">46 - Collacio</text:p>
      <text:p text:style-name="Standard">47 - de Putheolis</text:p>
      <text:p text:style-name="Standard"><text:soft-page-break/>48 - et fuit collata domino Johanni Berrici alias de Brye presbytero qui</text:p>
      <text:p text:style-name="Standard">49 - de Alnerlo</text:p>
      <text:p text:style-name="Standard">50 - G</text:p>
      <text:p text:style-name="Standard">51 - juravit ut in forma etc. habuit licteram</text:p>
      <text:p text:style-name="Standard">52 - de Sancto Petro</text:p>
      <text:p text:style-name="Standard">53 - T.</text:p>
      <text:p text:style-name="Standard">54 - Fedelli</text:p>
      <text:p text:style-name="Standard">55 - G.</text:p>
      <text:p text:style-name="Standard">56 - Resignacione Dominus Andreas Ysamberti resgnavit capellaniam ad</text:p>
      <text:p text:style-name="Standard">57 - Houcie</text:p>
      <text:p text:style-name="Standard">58 - T</text:p>
      <text:p text:style-name="Standard">59 - altrars saint Anthenii s quam tenebat in ecclesia</text:p>
      <text:p text:style-name="Standard">60 - *</text:p>
      <text:p text:style-name="Standard">61 - de Salebruce</text:p>
      <text:p text:style-name="Standard">62 - S</text:p>
      <text:p text:style-name="Standard">63 - Collacio</text:p>
      <text:p text:style-name="Standard">64 - Sepulcri / et fuit collata domino Odoni</text:p>
      <text:p text:style-name="Standard">65 - Voygnon</text:p>
      <text:p text:style-name="Standard">66 - 2</text:p>
      <text:p text:style-name="Standard">67 - qui juravit etc.</text:p>
      <text:p text:style-name="Standard">68 - Paillardi</text:p>
      <text:p text:style-name="Standard">69 - Fra viii° dies</text:p>
      <text:p text:style-name="Standard">70 - G.</text:p>
      <text:p text:style-name="Standard">71 - de ordimionte</text:p>
      <text:p text:style-name="Standard">72 - 2.</text:p>
      <text:p text:style-name="Standard">73 - Moicio</text:p>
      <text:p text:style-name="Standard">74 - Dictus dominus Andieas fuit monitus de solvendi viii° s.</text:p>
      <text:p text:style-name="Standard">75 - Hue</text:p>
      <text:p text:style-name="Standard">76 - s</text:p>
      <text:p text:style-name="Standard">77 - *</text:p>
      <text:p text:style-name="Standard">78 - quos debet ecclesie pro quadam emenda etc. et ho pro pertinba</text:p>
      <text:p text:style-name="Standard">79 - *</text:p>
      <text:p text:style-name="Standard">80 - P. Roberti T</text:p>
      <text:p text:style-name="Standard">81 - ciome servicii per eum facta in dicta ecclesia Sepulcri et scandale</text:p>
      <text:p text:style-name="Standard">82 - inde sequto</text:p>
      <text:p text:style-name="Standard">83 - Sant Bousserardi Quia magister Stephanus Bousseridi juravit quod vicaria</text:p>
      <text:p text:style-name="Standard"><text:soft-page-break/>84 - quam obtinet in ecclesia pa. non erat litigiosa non</text:p>
      <text:p text:style-name="Standard">85 - fuerunt impedite sibi distribuciones sue que eo ecium</text:p>
      <text:p text:style-name="Standard">86 - quo beneficia ecclesie Parisiensis sunt litigiosa presnt impediri</text:p>
      <text:p text:style-name="Standard">=FRAN_0393_10886_L.jpg=</text:p>
      <text:p text:style-name="Standard">1 - nonagesim</text:p>
      <text:p text:style-name="Standard">2 - P. Decano</text:p>
      <text:p text:style-name="Standard">3 - Pariis Ordinatum est quod panis de lo canonico non promotorum</text:p>
      <text:p text:style-name="Standard">4 - Sy. succentore</text:p>
      <text:p text:style-name="Standard">5 - tradatur puoris chori / et si dicti canonici voluerint</text:p>
      <text:p text:style-name="Standard">6 - de lo</text:p>
      <text:p text:style-name="Standard">7 - de Pompodorio</text:p>
      <text:p text:style-name="Standard">8 - a liquid obicere audientur.</text:p>
      <text:p text:style-name="Standard">9 - de Mongeria</text:p>
      <text:p text:style-name="Standard">10 - de Karolay</text:p>
      <text:p text:style-name="Standard">11 - Et statim post comparuerunt in capitulo Aymericus de</text:p>
      <text:p text:style-name="Standard">12 - de socto</text:p>
      <text:p text:style-name="Standard">13 - Maignaco et Matheus de Trye canonici et se oppo</text:p>
      <text:p text:style-name="Standard">14 - Forteti</text:p>
      <text:p text:style-name="Standard">15 - G.</text:p>
      <text:p text:style-name="Standard">16 - fuerunt dicte ordinacioni . et fuit eis assignau dies ad</text:p>
      <text:p text:style-name="Standard">17 - de Thierno</text:p>
      <text:p text:style-name="Standard">18 - 33</text:p>
      <text:p text:style-name="Standard">19 - veneris ad dcendum causam sue opposicionis</text:p>
      <text:p text:style-name="Standard">20 - R.</text:p>
      <text:p text:style-name="Standard">21 - de Putheolis</text:p>
      <text:p text:style-name="Standard">22 - de Sancto Petro</text:p>
      <text:p text:style-name="Standard">23 - T</text:p>
      <text:p text:style-name="Standard">24 - Johannes Lucas commorans Abraych ultra montem didiu</text:p>
      <text:p text:style-name="Standard">25 - de Salebruce</text:p>
      <text:p text:style-name="Standard">26 - *.</text:p>
      <text:p text:style-name="Standard">27 - Pilh. de Salione</text:p>
      <text:p text:style-name="Standard">28 - debet affenre post prandium domino Decano quictancia</text:p>
      <text:p text:style-name="Standard">29 - de facto vice comnits Danvel</text:p>
      <text:p text:style-name="Standard">30 - G</text:p>
      <text:p text:style-name="Standard">31 - Fedelli</text:p>
      <text:p text:style-name="Standard">32 - Houcie</text:p>
      <text:p text:style-name="Standard"><text:soft-page-break/>33 - P. Cooti</text:p>
      <text:p text:style-name="Standard">34 - Voygnon N. Chaudardi</text:p>
      <text:p text:style-name="Standard">35 - G. Paillardi</text:p>
      <text:p text:style-name="Standard">36 - Anno quo supra die veneris xix decembris capitulantibus dominis</text:p>
      <text:p text:style-name="Standard">37 - P. Decano</text:p>
      <text:p text:style-name="Standard">38 - Prebendarius Sancti Victoris quesivit prout alias que sui at</text:p>
      <text:p text:style-name="Standard">39 - Cantore</text:p>
      <text:p text:style-name="Standard">40 - De Sancto</text:p>
      <text:p text:style-name="Standard">41 - H</text:p>
      <text:p text:style-name="Standard">42 - quod sibi deliberaretur panis de lo quem sibi dicebat</text:p>
      <text:p text:style-name="Standard">43 - archidiacono ecclesie</text:p>
      <text:p text:style-name="Standard">44 - Victore</text:p>
      <text:p text:style-name="Standard">45 - G.</text:p>
      <text:p text:style-name="Standard">46 - pertinere pust mortem L. de Maignaco quondam canonici</text:p>
      <text:p text:style-name="Standard">47 - Succentore</text:p>
      <text:p text:style-name="Standard">48 - Sy</text:p>
      <text:p text:style-name="Standard">49 - Parisiense et occasione obctus ipsius . Et ibidem magister G.</text:p>
      <text:p text:style-name="Standard">50 - de Krarolay</text:p>
      <text:p text:style-name="Standard">51 - d</text:p>
      <text:p text:style-name="Standard">52 - De Pompodorio</text:p>
      <text:p text:style-name="Standard">53 - Paillardi successor in prebenda dicti magistri L. se</text:p>
      <text:p text:style-name="Standard">54 - R</text:p>
      <text:p text:style-name="Standard">55 - de Lorriaco</text:p>
      <text:p text:style-name="Standard">56 - opposuit expedicioni dicti panis dicens quod sibi specta</text:p>
      <text:p text:style-name="Standard">57 - 3</text:p>
      <text:p text:style-name="Standard">58 - de socto</text:p>
      <text:p text:style-name="Standard">59 - v</text:p>
      <text:p text:style-name="Standard">60 - 3</text:p>
      <text:p text:style-name="Standard">61 - bat racione prebende sue / et onedit quandar</text:p>
      <text:p text:style-name="Standard">62 - Forteti</text:p>
      <text:p text:style-name="Standard">63 - antiquam composicionem factam inter capitulum et sanctum Vict</text:p>
      <text:p text:style-name="Standard">64 - de Mongeria</text:p>
      <text:p text:style-name="Standard">65 - per quam intendebat probaere intencionem sua / petii</text:p>
      <text:p text:style-name="Standard">66 - de Thierno</text:p>
      <text:p text:style-name="Standard">67 - B0</text:p>
      <text:p text:style-name="Standard">68 - que sibi dictum panem deliberari Finaliter p librus</text:p>
      <text:p text:style-name="Standard"><text:soft-page-break/>69 - Hue</text:p>
      <text:p text:style-name="Standard">70 - Hinc inde altertatis dictus prebendarius fuit concor</text:p>
      <text:p text:style-name="Standard">71 - q</text:p>
      <text:p text:style-name="Standard">72 - de Putheol</text:p>
      <text:p text:style-name="Standard">73 - quod ipse magister G. reciperet panem prebtem sub hac</text:p>
      <text:p text:style-name="Standard">74 - de Sancto Petro</text:p>
      <text:p text:style-name="Standard">75 - P</text:p>
      <text:p text:style-name="Standard">76 - condcione quod si ipse magister G. subcunbat in hac causa</text:p>
      <text:p text:style-name="Standard">77 - Fedelli</text:p>
      <text:p text:style-name="Standard">78 - G.</text:p>
      <text:p text:style-name="Standard">79 - quod teneatur ad restitucionem</text:p>
      <text:p text:style-name="Standard">80 - Voygnon</text:p>
      <text:p text:style-name="Standard">81 - t Ph</text:p>
      <text:p text:style-name="Standard">82 - de Salione</text:p>
      <text:p text:style-name="Standard">83 - Placet dominus quod Johannes Cousin manumucta</text:p>
      <text:p text:style-name="Standard">84 - manumissio</text:p>
      <text:p text:style-name="Standard">85 - Houcie</text:p>
      <text:p text:style-name="Standard">86 - Pd</text:p>
      <text:p text:style-name="Standard">87 - Vide alibi supra</text:p>
      <text:p text:style-name="Standard">88 - de Salebruco</text:p>
      <text:p text:style-name="Standard">89 - Concessum est domino Petro Coopertoris quod lucretus</text:p>
      <text:p text:style-name="Standard">90 - Gnionse</text:p>
      <text:p text:style-name="Standard">91 - G. Paillardi</text:p>
      <text:p text:style-name="Standard">92 - distribuciones suas usque ad pascha racione sue infirmitat</text:p>
      <text:p text:style-name="Standard">93 - +P. Roberti</text:p>
      <text:p text:style-name="Standard">94 - proviso quod si vadat per villam negociatum et propte</text:p>
      <text:p text:style-name="Standard">95 - N. Chaudardi</text:p>
      <text:p text:style-name="Standard">96 - hoc dimittat servicium ecclesie nichil lucrabitur</text:p>
      <text:p text:style-name="Standard">97 - Sabbati sequente Petrus Ansolini acolitus fuit promotus ad subdyacionatum</text:p>
      <text:p text:style-name="Standard">98 - fuit notificatum magistro Johanni Coray Officalis domini Archidiacioni Parisiensis quod dominus Petrus de Mesuilio</text:p>
      <text:p text:style-name="Standard">99 - presbyter commorans in Sancto Mederico erat subditus et justiciabilis ecclesie et quod a et fuit requisitus quod</text:p>
      <text:p text:style-name="Standard">100 - magister sius revocaverat presentem causam ad se</text:p>
      <text:p text:style-name="Standard">=FRAN_0393_10887_L.jpg=</text:p>
      <text:p text:style-name="Standard">1 - iiix vii</text:p>
      <text:p text:style-name="Standard"><text:soft-page-break/>2 - nonagesimo iii</text:p>
      <text:p text:style-name="Standard">3 - 3</text:p>
      <text:p text:style-name="Standard">4 - Anno quo supra Die lune xxiia decembris capitulantibus decembris</text:p>
      <text:p text:style-name="Standard">5 - P. Decano</text:p>
      <text:p text:style-name="Standard">6 - Preceptum est magistro J. de Socto quod non tradat Johanni</text:p>
      <text:p text:style-name="Standard">7 - Sirreau</text:p>
      <text:p text:style-name="Standard">8 - Archidiacono ecclesi</text:p>
      <text:p text:style-name="Standard">9 - P.</text:p>
      <text:p text:style-name="Standard">10 - sinrreau franco serviento distribuciones suas de lo quia</text:p>
      <text:p text:style-name="Standard">11 - Sy. succentor</text:p>
      <text:p text:style-name="Standard">12 - fuit inobediens ad faciendum debitum suum in servicio quod</text:p>
      <text:p text:style-name="Standard">13 - P. Roberti</text:p>
      <text:p text:style-name="Standard">14 - debet ad lo / quia debet dare ad bibendum dominus in signum</text:p>
      <text:p text:style-name="Standard">15 - de Thierno</text:p>
      <text:p text:style-name="Standard">16 - B</text:p>
      <text:p text:style-name="Standard">17 - De Pompodorio</text:p>
      <text:p text:style-name="Standard">18 - obediencie</text:p>
      <text:p text:style-name="Standard">19 - *</text:p>
      <text:p text:style-name="Standard">20 - 3</text:p>
      <text:p text:style-name="Standard">21 - de Karolay</text:p>
      <text:p text:style-name="Standard">22 - de socco</text:p>
      <text:p text:style-name="Standard">23 - 49</text:p>
      <text:p text:style-name="Standard">24 - P. de Mesnillo Deliberatum est quod magistri P. Roberti et B. de Thiemno</text:p>
      <text:p text:style-name="Standard">25 - Forteti</text:p>
      <text:p text:style-name="Standard">26 - loquatur cum domino archidiaconus Paris. ut restituat domino Petro</text:p>
      <text:p text:style-name="Standard">27 - de Mongeria</text:p>
      <text:p text:style-name="Standard">28 - de mesnilio subdito ecclesie illud quod indebite exegit ab</text:p>
      <text:p text:style-name="Standard">29 - Hue</text:p>
      <text:p text:style-name="Standard">30 - *</text:p>
      <text:p text:style-name="Standard">31 - ipso propter aliqua delicta per ipsum perpetrata ipso existente</text:p>
      <text:p text:style-name="Standard">32 - de Putheolis</text:p>
      <text:p text:style-name="Standard">33 - subdito ecclesie et que ipse alias emendaverat in capitulo / et quod</text:p>
      <text:p text:style-name="Standard">34 - de Sancto Petro</text:p>
      <text:p text:style-name="Standard">35 - illa que mala facta sunt repparet ut debet. quodque</text:p>
      <text:p text:style-name="Standard">36 - G.</text:p>
      <text:p text:style-name="Standard">37 - de Ahneolo</text:p>
      <text:p text:style-name="Standard"><text:soft-page-break/>38 - E</text:p>
      <text:p text:style-name="Standard">39 - Fedelli</text:p>
      <text:p text:style-name="Standard">40 - solvat parvum vinum quod de debut de domo sua et</text:p>
      <text:p text:style-name="Standard">41 - 2</text:p>
      <text:p text:style-name="Standard">42 - Houcie</text:p>
      <text:p text:style-name="Standard">43 - C. s. pro carceribus et si non respondit quod eis sufficiat</text:p>
      <text:p text:style-name="Standard">44 - +Ph.</text:p>
      <text:p text:style-name="Standard">45 - de Salione</text:p>
      <text:p text:style-name="Standard">46 - significent ei quod die mercurii $prd$ proxima compareat</text:p>
      <text:p text:style-name="Standard">47 - de Salebruce</text:p>
      <text:p text:style-name="Standard">48 - in capitulo super premissis responsuris.</text:p>
      <text:p text:style-name="Standard">49 - Palllardi</text:p>
      <text:p text:style-name="Standard">50 - G</text:p>
      <text:p text:style-name="Standard">51 - N. Chaudardi S. Victor</text:p>
      <text:p text:style-name="Standard">52 - S ix s.</text:p>
      <text:p text:style-name="Standard">53 - De debato moto inter Sanctum Victorem et magistrum G.</text:p>
      <text:p text:style-name="Standard">54 - Paillardi pro pane de lo sunt domini concordes quod magister</text:p>
      <text:p text:style-name="Standard">55 - G. de Marchia deliberet super illo visis allegatis per</text:p>
      <text:p text:style-name="Standard">56 - ipsas partes / dum tamen applictuamentum factum inter ipsos</text:p>
      <text:p text:style-name="Standard">57 - non transeat quousque capitulum ipsum viderit.</text:p>
      <text:p text:style-name="Standard">58 - Molendinum de Cristolio traditum est ad sex annos perrino Piquardi ad firmam xxvii lb.</text:p>
      <text:p text:style-name="Standard">59 - annuatim solvendis iiiio terminis parisiensis consuetis. et dedit fidejussorem Guillelmum Feret campsorem</text:p>
      <text:p text:style-name="Standard">60 - Civem Paris.ens pro uno anno tamen modo</text:p>
      <text:p text:style-name="Standard">=FRAN_0393_10888_L.jpg=</text:p>
      <text:p text:style-name="Standard">1 - donageio ini</text:p>
      <text:p text:style-name="Standard">2 - Anno quo supra . Die mercurii xxiiia decembris capitulantibus dominis</text:p>
      <text:p text:style-name="Standard">3 - P. Decano</text:p>
      <text:p text:style-name="Standard">4 - De tegla Deliberatum est quod magister L. de Mongeria faciat</text:p>
      <text:p text:style-name="Standard">5 - H. Cantore</text:p>
      <text:p text:style-name="Standard">6 - ontorum</text:p>
      <text:p text:style-name="Standard">7 - Venie teglam pro copertura oireorum existentium</text:p>
      <text:p text:style-name="Standard">8 - Sy. Succentore</text:p>
      <text:p text:style-name="Standard">9 - super capitulum</text:p>
      <text:p text:style-name="Standard">10 - P. Roberti</text:p>
      <text:p text:style-name="Standard">11 - Ar. Jausserandi</text:p>
      <text:p text:style-name="Standard"><text:soft-page-break/>12 - *.</text:p>
      <text:p text:style-name="Standard">13 - de Pompodorio</text:p>
      <text:p text:style-name="Standard">14 - R.</text:p>
      <text:p text:style-name="Standard">15 - de Lorriaco</text:p>
      <text:p text:style-name="Standard">16 - P</text:p>
      <text:p text:style-name="Standard">17 - Forteti</text:p>
      <text:p text:style-name="Standard">18 - de Mongeria</text:p>
      <text:p text:style-name="Standard">19 - Die veneris sequentes fuit festum beati</text:p>
      <text:p text:style-name="Standard">20 - *.</text:p>
      <text:p text:style-name="Standard">21 - Hue</text:p>
      <text:p text:style-name="Standard">22 - Stephani pro thomartiris.</text:p>
      <text:p text:style-name="Standard">23 - d</text:p>
      <text:p text:style-name="Standard">24 - de Salebruce</text:p>
      <text:p text:style-name="Standard">25 - Fedelli</text:p>
      <text:p text:style-name="Standard">26 - G.</text:p>
      <text:p text:style-name="Standard">27 - Die lune sequenti fuit festum beati</text:p>
      <text:p text:style-name="Standard">28 - R.</text:p>
      <text:p text:style-name="Standard">29 - de Putheolis</text:p>
      <text:p text:style-name="Standard">30 - Thome Cantuariensis archiepiscopi</text:p>
      <text:p text:style-name="Standard">31 - G. Paillardi</text:p>
      <text:p text:style-name="Standard">32 - de Sancto Petro</text:p>
      <text:p text:style-name="Standard">33 - T</text:p>
      <text:p text:style-name="Standard">34 - B. de Thierno</text:p>
      <text:p text:style-name="Standard">35 - G. archidiacono ecclesie</text:p>
      <text:p text:style-name="Standard">36 - N.</text:p>
      <text:p text:style-name="Standard">37 - de Ordeimonte</text:p>
      <text:p text:style-name="Standard">38 - de Nully</text:p>
      <text:p text:style-name="Standard">39 - I</text:p>
      <text:p text:style-name="Standard">40 - 7</text:p>
      <text:p text:style-name="Standard">41 - Voygnon</text:p>
      <text:p text:style-name="Standard">42 - J. Chanteprime</text:p>
      <text:p text:style-name="Standard">43 - An. Grangerii</text:p>
      <text:p text:style-name="Standard">44 - Ph. de Salione</text:p>
      <text:p text:style-name="Standard">45 - Ja. Cosson</text:p>
      <text:p text:style-name="Standard">46 - . de Socco+</text:p>
      <text:p text:style-name="Standard">47 - de Karolay N. Chaudardi</text:p>
      <text:p text:style-name="Standard"><text:soft-page-break/>48 - G. de Alneolo</text:p>
      <text:p text:style-name="Standard">49 - Anno quo supra die mercurii ultima decembris capitulantibus dominis</text:p>
      <text:p text:style-name="Standard">50 - P. Decano</text:p>
      <text:p text:style-name="Standard">51 - Cepertis Placet dominis quod dominus Petrus eoprtoris lucretur a modo</text:p>
      <text:p text:style-name="Standard">52 - Cantore</text:p>
      <text:p text:style-name="Standard">53 - H</text:p>
      <text:p text:style-name="Standard">54 - matietinas suas / et alia que sequntur inde . De horis</text:p>
      <text:p text:style-name="Standard">55 - Sy. Succentore</text:p>
      <text:p text:style-name="Standard">56 - veo diei nichil lucrabitur / quando ipse poterit ire per villam</text:p>
      <text:p text:style-name="Standard">57 - +P. Roberti</text:p>
      <text:p text:style-name="Standard">58 - Ar. Jausserandi</text:p>
      <text:p text:style-name="Standard">59 - Martius Commissum est dominis H. cantori et L. de Mongeria</text:p>
      <text:p text:style-name="Standard">60 - *.</text:p>
      <text:p text:style-name="Standard">61 - R</text:p>
      <text:p text:style-name="Standard">62 - de Lorriaco</text:p>
      <text:p text:style-name="Standard">63 - annorum pretitorum pro quolibet puero xviii. fr. vel xx ad plus</text:p>
      <text:p text:style-name="Standard">64 - P. Forteti</text:p>
      <text:p text:style-name="Standard">65 - et pro annis sequentes pro quolibet prus annuatim</text:p>
      <text:p text:style-name="Standard">66 - de Mongeria</text:p>
      <text:p text:style-name="Standard">67 - 2.</text:p>
      <text:p text:style-name="Standard">68 - xvi fr.</text:p>
      <text:p text:style-name="Standard">69 - D</text:p>
      <text:p text:style-name="Standard">70 - Hui</text:p>
      <text:p text:style-name="Standard">71 - de Salebruce domus</text:p>
      <text:p text:style-name="Standard">72 - Frater Johannes Fonquet frater domus Dei commorans in</text:p>
      <text:p text:style-name="Standard">73 - .</text:p>
      <text:p text:style-name="Standard">74 - Fedelli</text:p>
      <text:p text:style-name="Standard">75 - Dei</text:p>
      <text:p text:style-name="Standard">76 - mondivilla fecit vota sua.</text:p>
      <text:p text:style-name="Standard">77 - s</text:p>
      <text:p text:style-name="Standard">78 - +.</text:p>
      <text:p text:style-name="Standard">79 - de Putheol</text:p>
      <text:p text:style-name="Standard">80 - G. Paillardi</text:p>
      <text:p text:style-name="Standard">81 - .</text:p>
      <text:p text:style-name="Standard">82 - de Sancto Petro</text:p>
      <text:p text:style-name="Standard">83 - B. de Thierno</text:p>
      <text:p text:style-name="Standard"><text:soft-page-break/>84 - de Focto</text:p>
      <text:p text:style-name="Standard">85 - Phil</text:p>
      <text:p text:style-name="Standard">86 - de Salione</text:p>
      <text:p text:style-name="Standard">87 - 1</text:p>
      <text:p text:style-name="Standard">88 - Chaudardi</text:p>
      <text:p text:style-name="Standard">=FRAN_0393_10889_L.jpg=</text:p>
      <text:p text:style-name="Standard">1 - vii</text:p>
      <text:p text:style-name="Standard">2 - 38</text:p>
      <text:p text:style-name="Standard">3 - uarius</text:p>
      <text:p text:style-name="Standard">4 - Anno quo supra die veneris secuda mensis januarii capitulantibus dominis</text:p>
      <text:p text:style-name="Standard">5 - P. Decano</text:p>
      <text:p text:style-name="Standard">6 - Earchidiaconus domini acceptaverunt et gratam habuerunt assignacionem et</text:p>
      <text:p text:style-name="Standard">7 - Archidiacono ecclesie</text:p>
      <text:p text:style-name="Standard">8 - G.</text:p>
      <text:p text:style-name="Standard">9 - assidacionem eis factas de xvi libs parisiense pro fundacione</text:p>
      <text:p text:style-name="Standard">10 - Brye</text:p>
      <text:p text:style-name="Standard">11 - Sy. succentore</text:p>
      <text:p text:style-name="Standard">12 - de Pompodorio</text:p>
      <text:p text:style-name="Standard">13 - Aniversarii domini Petri de Bonyaco archidiaconus Brye secundum</text:p>
      <text:p text:style-name="Standard">14 - I</text:p>
      <text:p text:style-name="Standard">15 - P.</text:p>
      <text:p text:style-name="Standard">16 - Roberti</text:p>
      <text:p text:style-name="Standard">17 - tenorem licterarum Castalleti quas penes se habuerunt</text:p>
      <text:p text:style-name="Standard">18 - Jausserandi</text:p>
      <text:p text:style-name="Standard">19 - A</text:p>
      <text:p text:style-name="Standard">20 - de Lorriaco</text:p>
      <text:p text:style-name="Standard">21 - Archidiaconus Par.</text:p>
      <text:p text:style-name="Standard">22 - s</text:p>
      <text:p text:style-name="Standard">23 - de Thierno</text:p>
      <text:p text:style-name="Standard">24 - 7</text:p>
      <text:p text:style-name="Standard">25 - 4</text:p>
      <text:p text:style-name="Standard">26 - Dominus Rigaldus de Duro forti fuit requisitus quod revocet</text:p>
      <text:p text:style-name="Standard">27 - Forteti</text:p>
      <text:p text:style-name="Standard">28 - P.</text:p>
      <text:p text:style-name="Standard">29 - et repparet ea que per ipsum aut per ejus officialis acta sunt</text:p>
      <text:p text:style-name="Standard">30 - De Sancto Petro</text:p>
      <text:p text:style-name="Standard"><text:soft-page-break/>31 - G</text:p>
      <text:p text:style-name="Standard">32 - 1</text:p>
      <text:p text:style-name="Standard">33 - in personam domini Petri de Mesnilio presbyteri subditi ecclesie et</text:p>
      <text:p text:style-name="Standard">34 - Fedelli</text:p>
      <text:p text:style-name="Standard">35 - G</text:p>
      <text:p text:style-name="Standard">36 - justiciabilis ipsum citando excomunicando condempnando et</text:p>
      <text:p text:style-name="Standard">37 - G</text:p>
      <text:p text:style-name="Standard">38 - I.</text:p>
      <text:p text:style-name="Standard">39 - de Salebrace</text:p>
      <text:p text:style-name="Standard">40 - ad solacionem condempnacionum compellendo pro certis delictis que</text:p>
      <text:p text:style-name="Standard">41 - Vaygnon</text:p>
      <text:p text:style-name="Standard">42 - dixerat ipsum presbyterum commisisse</text:p>
      <text:p text:style-name="Standard">43 - 3</text:p>
      <text:p text:style-name="Standard">44 - de Mongeria</text:p>
      <text:p text:style-name="Standard">45 - Et ipse dominus archidiaconus respondit quod ipse non erat sufficienter</text:p>
      <text:p text:style-name="Standard">46 - Ph. de Salione</text:p>
      <text:p text:style-name="Standard">47 - J. de Socco t</text:p>
      <text:p text:style-name="Standard">48 - informatus quod ipse presbyter esset subditus ecclesie / et propter hoc</text:p>
      <text:p text:style-name="Standard">49 - de Karolay</text:p>
      <text:p text:style-name="Standard">50 - q</text:p>
      <text:p text:style-name="Standard">51 - N. Chandart</text:p>
      <text:p text:style-name="Standard">52 - est ei datus terminus ad se informandum usque ad diem veneris</text:p>
      <text:p text:style-name="Standard">53 - de Putheolis</text:p>
      <text:p text:style-name="Standard">54 - R</text:p>
      <text:p text:style-name="Standard">55 - vii s. vi d.</text:p>
      <text:p text:style-name="Standard">56 - proximam et rspondebit in capitulo / et presbyter erit presens</text:p>
      <text:p text:style-name="Standard">57 - ipse eciam dominus archidiaconus dixit quod libenter solveret</text:p>
      <text:p text:style-name="Standard">58 - Anno predicto die quica jancis capitulantibus dominis</text:p>
      <text:p text:style-name="Standard">59 - P. Decano</text:p>
      <text:p text:style-name="Standard">60 - parvum vinum quod pro domo sua debebat et</text:p>
      <text:p text:style-name="Standard">61 - Cantore</text:p>
      <text:p text:style-name="Standard">62 - *31</text:p>
      <text:p text:style-name="Standard">63 - C. s. quos pro carcteribus debet eo nostro qui</text:p>
      <text:p text:style-name="Standard">64 - Sy. Succentore</text:p>
      <text:p text:style-name="Standard">65 - solvere consuevit</text:p>
      <text:p text:style-name="Standard">66 - Roberti</text:p>
      <text:p text:style-name="Standard"><text:soft-page-break/>67 - P</text:p>
      <text:p text:style-name="Standard">68 - de Pompodorio</text:p>
      <text:p text:style-name="Standard">69 - xpolut</text:p>
      <text:p text:style-name="Standard">70 - Major de Christolio renunciavit majorie et datum est sibi unum</text:p>
      <text:p text:style-name="Standard">71 - E</text:p>
      <text:p text:style-name="Standard">72 - L</text:p>
      <text:p text:style-name="Standard">73 - de Lorriaco</text:p>
      <text:p text:style-name="Standard">74 - modium vini intuitu pietatis / annis singulis quamdiu vixerit super</text:p>
      <text:p text:style-name="Standard">75 - I.</text:p>
      <text:p text:style-name="Standard">76 - de socto</text:p>
      <text:p text:style-name="Standard">77 - ipso Officio percipiendum</text:p>
      <text:p text:style-name="Standard">78 - Ar. Jausserandi</text:p>
      <text:p text:style-name="Standard">79 - Domini Decanus et Cantor commissi sunt ad loquentum cum domino</text:p>
      <text:p text:style-name="Standard">80 - Coisss</text:p>
      <text:p text:style-name="Standard">81 - de Mongeria</text:p>
      <text:p text:style-name="Standard">82 - 8</text:p>
      <text:p text:style-name="Standard">83 - Cancellario Aureliansi super facto castri de PorcheFontaine</text:p>
      <text:p text:style-name="Standard">84 - D</text:p>
      <text:p text:style-name="Standard">85 - B.</text:p>
      <text:p text:style-name="Standard">86 - de Thierno</text:p>
      <text:p text:style-name="Standard">87 - ad habendum hmoinem et homagium</text:p>
      <text:p text:style-name="Standard">88 - de Alneglo</text:p>
      <text:p text:style-name="Standard">89 - de Salebruce</text:p>
      <text:p text:style-name="Standard">90 - Dominus Decanus tradidit vi lb. iii s. iiii. d. pro repparacionibus de</text:p>
      <text:p text:style-name="Standard">91 - Ph. de Salione</text:p>
      <text:p text:style-name="Standard">92 - Cyvillyaco et Layaco / olim ibidem prebendatus domino G. de Alneol</text:p>
      <text:p text:style-name="Standard">93 - Fedelli</text:p>
      <text:p text:style-name="Standard">94 - G</text:p>
      <text:p text:style-name="Standard">95 - nunc prebendario dictorum locorum / et peciit quictanciam</text:p>
      <text:p text:style-name="Standard">96 - P.</text:p>
      <text:p text:style-name="Standard">97 - Forceti</text:p>
      <text:p text:style-name="Standard">98 - Paillardi</text:p>
      <text:p text:style-name="Standard">99 - Domini P. Roberti et L. de Mongeria olim prebendati in orlyaco</text:p>
      <text:p text:style-name="Standard">100 - G.</text:p>
      <text:p text:style-name="Standard">101 - Chaudardi</text:p>
      <text:p text:style-name="Standard">102 - obtulerunt quilbus partem suam quam poterant debere de repparacionibus</text:p>
      <text:p text:style-name="Standard"><text:soft-page-break/>103 - dicti loci et protestati sunt quod lapsus temporum non prejudicet eis</text:p>
      <text:p text:style-name="Standard">104 - cansu quo prepositus ibidem prebendam nollet recipere dictas partes</text:p>
      <text:p text:style-name="Standard">105 - Domini Cantor et R. de Lorriaco pecierunt quictanciam de repparacionibus factis per ipsos in unoto quibus fuit resnsum</text:p>
      <text:p text:style-name="Standard">106 - quod viso rapporto juratorum ecclesie super dictis repparacionibus facto habient suam quictanciam / et protestati sunt quod lapsus</text:p>
      <text:p text:style-name="Standard">107 - temporum non prejudicet eis / et fuit conclusum quod nunc ibidem prebendati mitterent illac expensis dictorum prebendacionum</text:p>
      <text:p text:style-name="Standard">108 - olim in unoto prebendatorum / casu quo rapportam non fuerit factum / et si fuerit factum eo causu $per nunc ibidem prebendati</text:p>
      <text:p text:style-name="Standard">109 - nro micteret illat et si mictant ho erit suis sumpartibus</text:p>
      <text:p text:style-name="Standard">110 - Dominus Guillelmus Anglici tradidit magistro G. de Alneolo preposito prebenda de Gyuilliaco et Layaco xii lb. vi s. vii d.</text:p>
      <text:p text:style-name="Standard">111 - pro domino episcopo atrebatentis olim canonico Parisiensis et magistro G. de Veyrac nunc canonico Par. olim in dictis locis prebendatis pro</text:p>
      <text:p text:style-name="Standard">112 - repparacionibus dictorum locorum per ipsos debitis / et ipse magister G. de Alveolo iterum reddidit et tradidit dictam summam</text:p>
      <text:p text:style-name="Standard">113 - dicto domino G. Anglici una cum vi. lb. iii s. iiii d. domini decani superius traditis / et ipse dominus Guillelmus Anglici pecui</text:p>
      <text:p text:style-name="Standard">114 - quictancia pro predictis dominis et fuit ei concessa</text:p>
      <text:p text:style-name="Standard">=FRAN_0393_10890_L.jpg=</text:p>
      <text:p text:style-name="Standard">1 - conageno in</text:p>
      <text:p text:style-name="Standard">2 - 190</text:p>
      <text:p text:style-name="Standard">3 - Anno predcto die mercuri viia januarii capitulantibus dominis</text:p>
      <text:p text:style-name="Standard">4 - P. Decano</text:p>
      <text:p text:style-name="Standard">5 - domus Dei Placet dominis quod illi qui volunt recipere domos domus Dei</text:p>
      <text:p text:style-name="Standard">6 - HCt</text:p>
      <text:p text:style-name="Standard">7 - ad annuum censum ipsas habeant tamquam plus offerentdes</text:p>
      <text:p text:style-name="Standard">8 - G. archidiacono ecclesie</text:p>
      <text:p text:style-name="Standard">9 - Sy. succentor</text:p>
      <text:p text:style-name="Standard">10 - s</text:p>
      <text:p text:style-name="Standard">11 - Placet dominis quod dominus de Donzenac miles faciat</text:p>
      <text:p text:style-name="Standard">12 - A. de Pompodori</text:p>
      <text:p text:style-name="Standard">13 - Terralle</text:p>
      <text:p text:style-name="Standard">14 - +T. de Socco</text:p>
      <text:p text:style-name="Standard">15 - portare gravesium suum ad tertalle.</text:p>
      <text:p text:style-name="Standard">16 - P. Forteti</text:p>
      <text:p text:style-name="Standard">17 - L. de Mongeria</text:p>
      <text:p text:style-name="Standard"><text:soft-page-break/>18 - Domini J. de Socto L. de Mongeria et G. de Alneolo</text:p>
      <text:p text:style-name="Standard">19 - Comissern</text:p>
      <text:p text:style-name="Standard">20 - B. de Thierno</text:p>
      <text:p text:style-name="Standard">21 - audient post prandium compotum firmarii doultre Boys</text:p>
      <text:p text:style-name="Standard">22 - T. de Sancto Petro</text:p>
      <text:p text:style-name="Standard">23 - G. Fedelli</text:p>
      <text:p text:style-name="Standard">24 - sz</text:p>
      <text:p text:style-name="Standard">25 - Domini Symon de Bouryeh Matheus servientes capiceri</text:p>
      <text:p text:style-name="Standard">26 - Sum</text:p>
      <text:p text:style-name="Standard">27 - G. Baillardi</text:p>
      <text:p text:style-name="Standard">28 - G. de Alneolo</text:p>
      <text:p text:style-name="Standard">29 - Jacobus Parvi Petrus de Auxonno et Michael</text:p>
      <text:p text:style-name="Standard">30 - R. de Lorriaco</text:p>
      <text:p text:style-name="Standard">31 - Pichardi omnes canonici Sancti Mederici Comparentis in hoc</text:p>
      <text:p text:style-name="Standard">32 - J. de Karolay</text:p>
      <text:p text:style-name="Standard">33 - capitulo de mandato dominorum per notarium capituli vine vocis</text:p>
      <text:p text:style-name="Standard">34 - Petiar</text:p>
      <text:p text:style-name="Standard">35 - $u de Sacco</text:p>
      <text:p text:style-name="Standard">36 - oratulo eis facto nomine sulo et sociorum suorum concanonicorum</text:p>
      <text:p text:style-name="Standard">37 - +.P. Roberti</text:p>
      <text:p text:style-name="Standard">38 - fuerunt requisiti / quod de debato moto inter ipsos et certos</text:p>
      <text:p text:style-name="Standard">39 - +Ph. de Salione</text:p>
      <text:p text:style-name="Standard">40 - capellanos ipsius ecclesie vellent stare dicto et ordinacioni</text:p>
      <text:p text:style-name="Standard">41 - N. Chaudardi</text:p>
      <text:p text:style-name="Standard">42 - capituli et fuit eis oblatum quod super illo fieret eis bonum</text:p>
      <text:p text:style-name="Standard">43 - et breve complementum justicie.</text:p>
      <text:p text:style-name="Standard">44 - Prefati vero canonici Sancti Mederci per organum dicti domini Jacobi responderunt quod bene sciebant et itam</text:p>
      <text:p text:style-name="Standard">45 - Responsis</text:p>
      <text:p text:style-name="Standard">46 - tenebant quod domini de capitulo Parisiensis erant eorum superiores in omnioda spiritualitate et erant</text:p>
      <text:p text:style-name="Standard">47 - parati obedire eis tamquam subditi dominis suis / et quod ipsi non habebant potestatem aliqua</text:p>
      <text:p text:style-name="Standard">48 - exercendi in ipsa Sancti Mederici ecclesia quo ad spiritualitatem sive beneplacito dominorum capituli ut</text:p>
      <text:p text:style-name="Standard">49 - pesenta arrestandi distribuciones beneficiatorum in ipsa ecclesia nec ipsos pviendi seu cor</text:p>
      <text:p text:style-name="Standard">50 - rigendi / nec uniquam fecerunt nec habuerunt voluntatem faciendi / et maxime in prejudicium</text:p>
      <text:p text:style-name="Standard">51 - jurisdicionis dominorum de capitulo / tamen non erant advisati de Dando responsionem requeste</text:p>
      <text:p text:style-name="Standard"><text:soft-page-break/>52 - dominorum ita prompte . propter quod fuit eis data dilacio / ad veneris pro xinam ad verendum</text:p>
      <text:p text:style-name="Standard">53 - advisate. De qua responsione et aliis predictis dominus decanus nomine capituli petiit a me</text:p>
      <text:p text:style-name="Standard">54 - N. Sellarii instrmentum presente magistro Yvone de Fageto promotis capituli et dominis suprascripti</text:p>
      <text:p text:style-name="Standard">=FRAN_0393_10891_L.jpg=</text:p>
      <text:p text:style-name="Standard">1 - nonagesimo certi</text:p>
      <text:p text:style-name="Standard">2 - iiii</text:p>
      <text:p text:style-name="Standard">3 - 9</text:p>
      <text:p text:style-name="Standard">4 - Anno quo supra. Die veneris xota januarii capitulantibus dominis</text:p>
      <text:p text:style-name="Standard">5 - P. Decano</text:p>
      <text:p text:style-name="Standard">6 - Sunm . Domini Symon de Bourych Matheus serviente. Capiceri . Jacobus Parvi</text:p>
      <text:p text:style-name="Standard">7 - H. Cantore</text:p>
      <text:p text:style-name="Standard">8 - S</text:p>
      <text:p text:style-name="Standard">9 - Petrus de Auxonno et Michael Pichardi canonici Sancti Mederici. Ad</text:p>
      <text:p text:style-name="Standard">10 - archidiacono ecclesie</text:p>
      <text:p text:style-name="Standard">11 - G.</text:p>
      <text:p text:style-name="Standard">12 - requestam eis factam in precedente capitulo super debato moto inter</text:p>
      <text:p text:style-name="Standard">13 - Succentore</text:p>
      <text:p text:style-name="Standard">14 - Sy</text:p>
      <text:p text:style-name="Standard">15 - ipsos ex una parte / et capellanos ipsius ecclesie ex altera. respondint</text:p>
      <text:p text:style-name="Standard">16 - s</text:p>
      <text:p text:style-name="Standard">17 - de Pompodorio</text:p>
      <text:p text:style-name="Standard">18 - de Karolay</text:p>
      <text:p text:style-name="Standard">19 - per organum dicti magistri Jacobi quod eorum consilium non erat oppinionis</text:p>
      <text:p text:style-name="Standard">20 - S</text:p>
      <text:p text:style-name="Standard">21 - nec ipsi erant intencionis dimittendi litem inceptam contra dictos</text:p>
      <text:p text:style-name="Standard">22 - Forteti</text:p>
      <text:p text:style-name="Standard">23 - P</text:p>
      <text:p text:style-name="Standard">24 - B.</text:p>
      <text:p text:style-name="Standard">25 - capellanos . Verumptum dixerunt quod propter honorem ecclesie permitterent</text:p>
      <text:p text:style-name="Standard">26 - de Thierno</text:p>
      <text:p text:style-name="Standard">27 - quod non procederetur contra ipsos in aliquo durante spacio sex septimarum</text:p>
      <text:p text:style-name="Standard">28 - Hue</text:p>
      <text:p text:style-name="Standard">29 - B</text:p>
      <text:p text:style-name="Standard">30 - *</text:p>
      <text:p text:style-name="Standard">31 - vel duorum mensium / et interim tractaretur per dominos amicabiliter inter</text:p>
      <text:p text:style-name="Standard"><text:soft-page-break/>32 - de Bordis</text:p>
      <text:p text:style-name="Standard">33 - ipsas partes / et eo casu quo domini non concordaverint dctas partes in</text:p>
      <text:p text:style-name="Standard">34 - de Sancto Petro</text:p>
      <text:p text:style-name="Standard">35 - T.</text:p>
      <text:p text:style-name="Standard">36 - illo domiorum mensium spacio / procederetur ut prius ad litem. Et</text:p>
      <text:p text:style-name="Standard">37 - Fedelli</text:p>
      <text:p text:style-name="Standard">38 - G.</text:p>
      <text:p text:style-name="Standard">39 - super hoc fuit deliberatum per dominos quod infra illud spacium duorum</text:p>
      <text:p text:style-name="Standard">40 - Voygnon</text:p>
      <text:p text:style-name="Standard">41 - mensium ipsi tractarent amicabiliter inter ipsas partes / et quod canonici</text:p>
      <text:p text:style-name="Standard">42 - Paillardi</text:p>
      <text:p text:style-name="Standard">43 - G</text:p>
      <text:p text:style-name="Standard">44 - informarent dominos de jure suo per testes Ad quod ipsi canonici</text:p>
      <text:p text:style-name="Standard">45 - de Alneolo</text:p>
      <text:p text:style-name="Standard">46 - Gmre</text:p>
      <text:p text:style-name="Standard">47 - responderunt quod infra octo dies ipsi essent advisati si producerent</text:p>
      <text:p text:style-name="Standard">48 - de Lorriaco</text:p>
      <text:p text:style-name="Standard">49 - testes vel ne . Capellani videlicet domini Johannes Perier et Johanannes</text:p>
      <text:p text:style-name="Standard">50 - Ph. de Salione</text:p>
      <text:p text:style-name="Standard">51 - Burete fuerunt vocati / et fuit eis dictum predictum appunctuamentum / quod</text:p>
      <text:p text:style-name="Standard">52 - +.</text:p>
      <text:p text:style-name="Standard">53 - Roberti</text:p>
      <text:p text:style-name="Standard">54 - i</text:p>
      <text:p text:style-name="Standard">55 - ipsi acceptaverunt / et obtulerunt se tradituris testes / qui testes</text:p>
      <text:p text:style-name="Standard">56 - de socto</text:p>
      <text:p text:style-name="Standard">57 - ix s. vi d. m.</text:p>
      <text:p text:style-name="Standard">58 - Chaudardi</text:p>
      <text:p text:style-name="Standard">59 - examnabutur per magistrum G. Paillardi presente notario capituli</text:p>
      <text:p text:style-name="Standard">60 - Predictus vero burete dixit quod nunquam fuerat intencionis sue nec sociorum suorum habendi nec lucrandi</text:p>
      <text:p text:style-name="Standard">61 - distribuciones ecclesie nisi dum et quando essent presentes in horis dictis in ecclesia</text:p>
      <text:p text:style-name="Standard">62 - Dominus Petrus de Mesnilis presbyter subditus ecclesie interrogatus super emendis quas iniste exegit</text:p>
      <text:p text:style-name="Standard">63 - ab ipso dominus archidiaconus Parisiens. juravit dicere veritatem ad quesita. Et dixit quod prima die octobris</text:p>
      <text:p text:style-name="Standard">64 - fuit citatus in curia ipsius domini archidiaconi quia portaverat corpus Christi sine lune per villam. Interrogatus</text:p>
      <text:p text:style-name="Standard"><text:soft-page-break/>65 - si allegavit tunc exempcionem ecclesie dixit quod non. et solvit viii° francos pro emenda / et tunc</text:p>
      <text:p text:style-name="Standard">66 - morabatur infra ecclesiam Sancti Mederici cum firmario ejusdem ecclesie / et manserat prius in eadem ecclesia per novem</text:p>
      <text:p text:style-name="Standard">67 - menses et adhuc manet. Item dxit quod officialis archidiaconus Parisiensis predicti accusavit ipsum de inregularitate</text:p>
      <text:p text:style-name="Standard">68 - Item quod fregerat litteras ipsius domini archidiaconis . et tunc fuit iterum citatus et condempnatus et solvitr aliam</text:p>
      <text:p text:style-name="Standard">69 - emendam. Item ultimatem fuit citatus quia tulerat repositorium corporis Christi sine persona per villa</text:p>
      <text:p text:style-name="Standard">70 - et quia pulsaverat integium ultra et post horam consuetam quod eciam prius per alium fuerat pul</text:p>
      <text:p text:style-name="Standard">71 - satum et tunc axit se esse subditum dominorum / et expost eadem hora ipse officiali precepit ipsum capi et</text:p>
      <text:p text:style-name="Standard">72 - daci ad carceres / postmodum jussit eum reveriti et fecit sibi emendare / et tunc statim post fuit</text:p>
      <text:p text:style-name="Standard">73 - requisitus ex parte capituli per Petrum rati.</text:p>
      <text:p text:style-name="Standard">74 - Super predictis conclusum est quod fiat monicio contra dictum dominum archidiaconum parisiensem ut revocet acta per eum</text:p>
      <text:p text:style-name="Standard">75 - et suum rffucorum contra dominum Petrum de Mesnilio.</text:p>
      <text:p text:style-name="Standard">=FRAN_0393_10892_L.jpg=</text:p>
      <text:p text:style-name="Standard">1 - onagesimo ii</text:p>
      <text:p text:style-name="Standard">2 - Anno quo supra die lune xiia januari capitulantibus dominis</text:p>
      <text:p text:style-name="Standard">3 - Ft</text:p>
      <text:p text:style-name="Standard">4 - Hinc placuit quod fiat unus novus serviens in Liricantu</text:p>
      <text:p text:style-name="Standard">5 - H. Cantore</text:p>
      <text:p text:style-name="Standard">6 - quia alius decessit</text:p>
      <text:p text:style-name="Standard">7 - G. archidiacono ecclesie</text:p>
      <text:p text:style-name="Standard">8 - Sy. succentore</text:p>
      <text:p text:style-name="Standard">9 - de Voctis arrestum appoitum olim in prebenda magistri Johannis de Bordis</text:p>
      <text:p text:style-name="Standard">10 - de Veyracon</text:p>
      <text:p text:style-name="Standard">11 - G.</text:p>
      <text:p text:style-name="Standard">12 - est amotum mediante ix lb. iiii s. pa. / quas magister G. de Alneolo</text:p>
      <text:p text:style-name="Standard">13 - Jausserandi</text:p>
      <text:p text:style-name="Standard">14 - Ar</text:p>
      <text:p text:style-name="Standard">15 - de socto</text:p>
      <text:p text:style-name="Standard">16 - promisit solvere et tradere domino . G. Anglici. quiquidem</text:p>
      <text:p text:style-name="Standard">17 - 5</text:p>
      <text:p text:style-name="Standard">18 - Chaudardi</text:p>
      <text:p text:style-name="Standard">19 - *</text:p>
      <text:p text:style-name="Standard"><text:soft-page-break/>20 - dominus G. Anglici debebat occasione prebende foranee magistri</text:p>
      <text:p text:style-name="Standard">21 - P. Forteti</text:p>
      <text:p text:style-name="Standard">22 - P. Mignoti xxti lb. de quibus respndit capitulo una cum predictis</text:p>
      <text:p text:style-name="Standard">23 - de Mongeria</text:p>
      <text:p text:style-name="Standard">24 - lo et sic sunt xxix lb. iiii. s. pa. quas de G. Anglici</text:p>
      <text:p text:style-name="Standard">25 - R. de Lorriaco</text:p>
      <text:p text:style-name="Standard">26 - debet capitulo</text:p>
      <text:p text:style-name="Standard">27 - G. de Alneolo</text:p>
      <text:p text:style-name="Standard">28 - B. de Thierno</text:p>
      <text:p text:style-name="Standard">29 - Citentur ad mercurii officiriumpr / et promotores Archidiaconu pars.</text:p>
      <text:p text:style-name="Standard">30 - Ph. de Salione</text:p>
      <text:p text:style-name="Standard">31 - et fiat monicio contra ipsum dmini archidiaconus ut alias deliberatum est</text:p>
      <text:p text:style-name="Standard">32 - Ja. Cosson</text:p>
      <text:p text:style-name="Standard">33 - Chanteprime iComitis</text:p>
      <text:p text:style-name="Standard">34 - Deliberatum est quod offerantur Lta franci magistro Johanni</text:p>
      <text:p text:style-name="Standard">35 - R</text:p>
      <text:p text:style-name="Standard">36 - Voygnon</text:p>
      <text:p text:style-name="Standard">37 - comitis nuper magistro pverorum chori et si refutet ipsos</text:p>
      <text:p text:style-name="Standard">38 - G. Paillardi</text:p>
      <text:p text:style-name="Standard">39 - iterum visitabuntur sua compota</text:p>
      <text:p text:style-name="Standard">40 - N. de Ordeimonte</text:p>
      <text:p text:style-name="Standard">41 - G. Fedelli</text:p>
      <text:p text:style-name="Standard">42 - de Karolay in firmus</text:p>
      <text:p text:style-name="Standard">43 - P. Roberti +</text:p>
      <text:p text:style-name="Standard">44 - Anno quo supra die mercuri xiiia januarii Ccapitulantibus dominis</text:p>
      <text:p text:style-name="Standard">45 - Hodie solvi magistro</text:p>
      <text:p text:style-name="Standard">46 - P. Decanus</text:p>
      <text:p text:style-name="Standard">47 - Dominus Egidius La Vaqueresse presbyter commissus est ad exercendum</text:p>
      <text:p text:style-name="Standard">48 - J. de Socto a festo</text:p>
      <text:p text:style-name="Standard">49 - H. Cantor</text:p>
      <text:p text:style-name="Standard">50 - beat Remigii at</text:p>
      <text:p text:style-name="Standard">51 - officium matricularie clericalis quam obtinet magister Ra</text:p>
      <text:p text:style-name="Standard">52 - Archidiacono ecclesie</text:p>
      <text:p text:style-name="Standard">53 - P</text:p>
      <text:p text:style-name="Standard">54 - dulsus episcopi absente dicto R. sine prejudicio capiceriorum et</text:p>
      <text:p text:style-name="Standard">55 - Succentore</text:p>
      <text:p text:style-name="Standard"><text:soft-page-break/>56 - Sy</text:p>
      <text:p text:style-name="Standard">57 - +P.</text:p>
      <text:p text:style-name="Standard">58 - canonicorum ipsius ecclesie. Cum emolumentis ad eam pertiencius</text:p>
      <text:p text:style-name="Standard">59 - Roberti</text:p>
      <text:p text:style-name="Standard">60 - quibuscunque / habuit licteram. et fuit installatus per dsm cantore</text:p>
      <text:p text:style-name="Standard">61 - de Pompodorio</text:p>
      <text:p text:style-name="Standard">62 - *</text:p>
      <text:p text:style-name="Standard">63 - de socto</text:p>
      <text:p text:style-name="Standard">64 - et per notarium in Sancto Mederico / recepto proust juramento in lalibus solico</text:p>
      <text:p text:style-name="Standard">65 - R.</text:p>
      <text:p text:style-name="Standard">66 - de Lorriaco</text:p>
      <text:p text:style-name="Standard">67 - Et hoc ad requestam magistri Jacobi Parvi ipsum canonici</text:p>
      <text:p text:style-name="Standard">68 - ipsius ecclesie ipsum presentatis et de sufficientes recommendantis pro parte</text:p>
      <text:p text:style-name="Standard">69 - Forteti</text:p>
      <text:p text:style-name="Standard">70 - P</text:p>
      <text:p text:style-name="Standard">71 - concanonicorum sociorum suorum / et Odini de Cavernay altius</text:p>
      <text:p text:style-name="Standard">72 - Jausserandi</text:p>
      <text:p text:style-name="Standard">73 - Ar</text:p>
      <text:p text:style-name="Standard">74 - matriculariorum laicorum ejusdem ecclesie</text:p>
      <text:p text:style-name="Standard">75 - de Thierno</text:p>
      <text:p text:style-name="Standard">76 - B</text:p>
      <text:p text:style-name="Standard">77 - de Alneolo</text:p>
      <text:p text:style-name="Standard">78 - G</text:p>
      <text:p text:style-name="Standard">79 - Ipse magister Jacobus dixit pro se et sociis suis quod nolebant</text:p>
      <text:p text:style-name="Standard">80 - de Sancto Petro</text:p>
      <text:p text:style-name="Standard">81 - 28</text:p>
      <text:p text:style-name="Standard">82 - Regis</text:p>
      <text:p text:style-name="Standard">83 - producere testes in debato moto inter ipsos et capellanoetc</text:p>
      <text:p text:style-name="Standard">84 - 8</text:p>
      <text:p text:style-name="Standard">85 - Fedelli</text:p>
      <text:p text:style-name="Standard">86 - T</text:p>
      <text:p text:style-name="Standard">87 - Paillardi</text:p>
      <text:p text:style-name="Standard">88 - R</text:p>
      <text:p text:style-name="Standard">89 - de Salione</text:p>
      <text:p text:style-name="Standard">90 - +Pilrt</text:p>
      <text:p text:style-name="Standard">91 - *</text:p>
      <text:p text:style-name="Standard"><text:soft-page-break/>92 - Voygnon Spedona</text:p>
      <text:p text:style-name="Standard">93 - de Karolay infirmus</text:p>
      <text:p text:style-name="Standard">94 - N. Chaudardi</text:p>
      <text:p text:style-name="Standard">=FRAN_0393_10893_L.jpg=</text:p>
      <text:p text:style-name="Standard">1 - iiii</text:p>
      <text:p text:style-name="Standard">2 - 301</text:p>
      <text:p text:style-name="Standard">3 - Anno quo supra die veneris xvia januarii capitulantibus dominis</text:p>
      <text:p text:style-name="Standard">4 - P. decanus</text:p>
      <text:p text:style-name="Standard">5 - Concordatum est cum magistro Martino Mutonis magistro puerorum</text:p>
      <text:p text:style-name="Standard">6 - H. Cantor</text:p>
      <text:p text:style-name="Standard">7 - archidiacono ecclesie</text:p>
      <text:p text:style-name="Standard">8 - ecclesie quod pro omni eo ini ecclesia sibi prot ten per restam compotorum</text:p>
      <text:p text:style-name="Standard">9 - G</text:p>
      <text:p text:style-name="Standard">10 - Sy. succentore</text:p>
      <text:p text:style-name="Standard">11 - suorum de toto tempore preterito usque ad festum omnium sanctorum proxume</text:p>
      <text:p text:style-name="Standard">12 - de Veyrac</text:p>
      <text:p text:style-name="Standard">13 - preteritum habebit lx fr. ann non obstantibus xx fr. quos ipse</text:p>
      <text:p text:style-name="Standard">14 - O</text:p>
      <text:p text:style-name="Standard">15 - E</text:p>
      <text:p text:style-name="Standard">16 - $R. Caudatt$</text:p>
      <text:p text:style-name="Standard">17 - prius habuit / et amodo ipse habebit annuatim pro quolibet puerorum</text:p>
      <text:p text:style-name="Standard">18 - de Alneolo</text:p>
      <text:p text:style-name="Standard">19 - G</text:p>
      <text:p text:style-name="Standard">20 - xviii fr. et non tenebitur eis quere calciamenta nec</text:p>
      <text:p text:style-name="Standard">21 - Forteti</text:p>
      <text:p text:style-name="Standard">22 - P.</text:p>
      <text:p text:style-name="Standard">23 - aliquid aliud nisi victum et lectum.</text:p>
      <text:p text:style-name="Standard">24 - Jausserandi</text:p>
      <text:p text:style-name="Standard">25 - A</text:p>
      <text:p text:style-name="Standard">26 - novite prebendati in Vernoto concesserunt quictanciam olim</text:p>
      <text:p text:style-name="Standard">27 - B. de Thierno</text:p>
      <text:p text:style-name="Standard">28 - ibidem prebenda de repparacionibus ad quas tenebantur et quas</text:p>
      <text:p text:style-name="Standard">29 - Fedelli</text:p>
      <text:p text:style-name="Standard">30 - G</text:p>
      <text:p text:style-name="Standard">31 - I.</text:p>
      <text:p text:style-name="Standard">32 - regis</text:p>
      <text:p text:style-name="Standard"><text:soft-page-break/>33 - facient fieri per Johannem Coquierres Burgensis et hospite</text:p>
      <text:p text:style-name="Standard">34 - 1</text:p>
      <text:p text:style-name="Standard">35 - de Ordemonte</text:p>
      <text:p text:style-name="Standard">36 - ecclesie secundum tenorem rapporti super dictis repparacionibus facti per</text:p>
      <text:p text:style-name="Standard">37 - 2</text:p>
      <text:p text:style-name="Standard">38 - Paillardi</text:p>
      <text:p text:style-name="Standard">39 - G</text:p>
      <text:p text:style-name="Standard">40 - Guillelmum d'Estreville Lathomum et Colinum chantere au</text:p>
      <text:p text:style-name="Standard">41 - de Mongeria</text:p>
      <text:p text:style-name="Standard">42 - carpentarium missos in villent de Machau et Vernoto ex</text:p>
      <text:p text:style-name="Standard">43 - +</text:p>
      <text:p text:style-name="Standard">44 - de socto</text:p>
      <text:p text:style-name="Standard">45 - ordinacione magistri R. de Templo jurati ecclesie et ipse bur</text:p>
      <text:p text:style-name="Standard">46 - Houcie</text:p>
      <text:p text:style-name="Standard">47 - genall obligabit se pro dictis repparacionibus</text:p>
      <text:p text:style-name="Standard">48 - Voygnon ispedona</text:p>
      <text:p text:style-name="Standard">49 - D</text:p>
      <text:p text:style-name="Standard">50 - Et quia dicti olim ibidem prembendati receperunt in unoto</text:p>
      <text:p text:style-name="Standard">51 - de Karolay infirmus.</text:p>
      <text:p text:style-name="Standard">52 - certam quantitatem teglarum de et super coptura latrinarum</text:p>
      <text:p text:style-name="Standard">53 - Roberti T</text:p>
      <text:p text:style-name="Standard">54 - P.</text:p>
      <text:p text:style-name="Standard">55 - x. sz</text:p>
      <text:p text:style-name="Standard">56 - pro ali quibus repparacionibus faciendi in eodem loco / promiserunt</text:p>
      <text:p text:style-name="Standard">57 - N.</text:p>
      <text:p text:style-name="Standard">58 - Chaudardi</text:p>
      <text:p text:style-name="Standard">59 - restituere dictis $uer$ nunc ibidem prebenda estiacionem quantitatis</text:p>
      <text:p text:style-name="Standard">60 - dictarum reglarum</text:p>
      <text:p text:style-name="Standard">61 - Anno quo supra die lune xixa mensis Comissi sut ad loquentum cum domino Noviomensis T. de Jora</text:p>
      <text:p text:style-name="Standard">62 - januarii premeie et capitulantbus</text:p>
      <text:p text:style-name="Standard">63 - et B. de Thierno pro facto domus Dei et quondam sui receptis</text:p>
      <text:p text:style-name="Standard">64 - Ordinatum est quod Andreas fagon incarceretur qui non bene</text:p>
      <text:p text:style-name="Standard">65 - P. decano</text:p>
      <text:p text:style-name="Standard">66 - facit debitum suum in ecclesia licet pluries monitus et</text:p>
      <text:p text:style-name="Standard">67 - H. Cantore</text:p>
      <text:p text:style-name="Standard"><text:soft-page-break/>68 - apperet quod hoc faciat in contemptum dominorum canonicorum</text:p>
      <text:p text:style-name="Standard">69 - G. archidiacono ecclesie</text:p>
      <text:p text:style-name="Standard">70 - Sy. succentor</text:p>
      <text:p text:style-name="Standard">71 - de Pompodorio</text:p>
      <text:p text:style-name="Standard">72 - de Mongeria</text:p>
      <text:p text:style-name="Standard">73 - Magistri G. de Alneolo J. de Nully commissi sunt ad practad</text:p>
      <text:p text:style-name="Standard">74 - G.</text:p>
      <text:p text:style-name="Standard">75 - de veyrac</text:p>
      <text:p text:style-name="Standard">76 - cum Jacobo de La roe mercerio ut solvat aliquam quantitate pectini</text:p>
      <text:p text:style-name="Standard">77 - Ar. Jausserandi</text:p>
      <text:p text:style-name="Standard">78 - pro triculari quod fecit noviter in Cyvilliaco et refferant</text:p>
      <text:p text:style-name="Standard">79 - de Karolay</text:p>
      <text:p text:style-name="Standard">80 - 4</text:p>
      <text:p text:style-name="Standard">81 - de Lorriaco</text:p>
      <text:p text:style-name="Standard">82 - Deliberatum est quod Andreas Fagon adhuc teneatur in carcibus</text:p>
      <text:p text:style-name="Standard">83 - N. Chaudardi</text:p>
      <text:p text:style-name="Standard">84 - T</text:p>
      <text:p text:style-name="Standard">85 - de Sancto Petro</text:p>
      <text:p text:style-name="Standard">86 - ad beneplacitum dominorum in pane et aqua saltem per duos diet</text:p>
      <text:p text:style-name="Standard">87 - G. de Alneolo</text:p>
      <text:p text:style-name="Standard">88 - Voygnon</text:p>
      <text:p text:style-name="Standard">89 - Deliberatum est quod procedatur contra dominum archidiaconum Rigerose / et quod</text:p>
      <text:p text:style-name="Standard">90 - G. Fedelli</text:p>
      <text:p text:style-name="Standard">91 - intinentur ei processus ecclesie de exempcione facti</text:p>
      <text:p text:style-name="Standard">92 - T</text:p>
      <text:p text:style-name="Standard">93 - Houcie</text:p>
      <text:p text:style-name="Standard">94 - G. Paillardi</text:p>
      <text:p text:style-name="Standard">95 - P. Forteti</text:p>
      <text:p text:style-name="Standard">96 - B. de Thierno</text:p>
      <text:p text:style-name="Standard">97 - de socto</text:p>
      <text:p text:style-name="Standard">98 - Hue</text:p>
      <text:p text:style-name="Standard">99 - de Sanctis</text:p>
      <text:p text:style-name="Standard">100 - xii</text:p>
      <text:p text:style-name="Standard">101 - de Ordeimnte</text:p>
      <text:p text:style-name="Standard">102 - +P.</text:p>
      <text:p text:style-name="Standard">103 - Roberti</text:p>
      <text:p text:style-name="Standard"><text:soft-page-break/>=FRAN_0393_10894_L.jpg=</text:p>
      <text:p text:style-name="Standard">1 - onagesimo iii</text:p>
      <text:p text:style-name="Standard">2 - 3</text:p>
      <text:p text:style-name="Standard">3 - Anno quo supra die mercurii xxia januarii capitulantibus dominis</text:p>
      <text:p text:style-name="Standard">4 - P. Decanus</text:p>
      <text:p text:style-name="Standard">5 - Requesta . Dominus Rigaldus de Duro forti archidiaconus Parisi sumavit</text:p>
      <text:p text:style-name="Standard">6 - Cantor</text:p>
      <text:p text:style-name="Standard">7 - dominos et notariis capituli quod revocarent momnicones contra ipsum</text:p>
      <text:p text:style-name="Standard">8 - G. aArchidiacono ecclesie</text:p>
      <text:p text:style-name="Standard">9 - factas de desistendo ab exercicio jurisdicionis sue in claustro</text:p>
      <text:p text:style-name="Standard">10 - Sy. succentor</text:p>
      <text:p text:style-name="Standard">11 - et de inquietacione subditorum / et obtulit se patum stani</text:p>
      <text:p text:style-name="Standard">12 - de Pompodorio</text:p>
      <text:p text:style-name="Standard">13 - ordinacioni duorum dominorum ecclesie super debato moto inter ipsum</text:p>
      <text:p text:style-name="Standard">14 - G. de Verrac</text:p>
      <text:p text:style-name="Standard">15 - et capellani / et de hoc petiit instrumentum</text:p>
      <text:p text:style-name="Standard">16 - N. Chaudardi</text:p>
      <text:p text:style-name="Standard">17 - Responsio Et dominus Decanus respondit sibi quod ipsi erant parati</text:p>
      <text:p text:style-name="Standard">18 - de socto</text:p>
      <text:p text:style-name="Standard">19 - +ii</text:p>
      <text:p text:style-name="Standard">20 - tractare cum ipso amicabiliter / et quod ipsi elegerant dominos</text:p>
      <text:p text:style-name="Standard">21 - P. Forteti</text:p>
      <text:p text:style-name="Standard">22 - H. Blancheti cantorem . G. de Alnerlo et J. de Socto</text:p>
      <text:p text:style-name="Standard">23 - de Mongeria</text:p>
      <text:p text:style-name="Standard">24 - B. de Thierno</text:p>
      <text:p text:style-name="Standard">25 - canonicos vel duos ipsorum qui cognoscere deberent et possent</text:p>
      <text:p text:style-name="Standard">26 - R</text:p>
      <text:p text:style-name="Standard">27 - de Lorriaco</text:p>
      <text:p text:style-name="Standard">28 - summarie et de plano de debato moto inter ipsum dominum</text:p>
      <text:p text:style-name="Standard">29 - Hue</text:p>
      <text:p text:style-name="Standard">30 - Archidiaconu et Capitulum infra diem sabbati proximam videlicet</text:p>
      <text:p text:style-name="Standard">31 - C</text:p>
      <text:p text:style-name="Standard">32 - de Sancto Petro</text:p>
      <text:p text:style-name="Standard">33 - si super actis contra dominum Petrum de Mesnilio subditum ecclesie</text:p>
      <text:p text:style-name="Standard">34 - de Aheolo</text:p>
      <text:p text:style-name="Standard">35 - G</text:p>
      <text:p text:style-name="Standard"><text:soft-page-break/>36 - deberet feri revocacio et de per ipsum dominum archidiaconu</text:p>
      <text:p text:style-name="Standard">37 - G. Fedelli</text:p>
      <text:p text:style-name="Standard">38 - et de modo revocandi / et an capitulum revocaret</text:p>
      <text:p text:style-name="Standard">39 - Voygnon</text:p>
      <text:p text:style-name="Standard">40 - vel revocari procuraret moniciones factas ad reanstam</text:p>
      <text:p text:style-name="Standard">41 - d</text:p>
      <text:p text:style-name="Standard">42 - Chanteprime</text:p>
      <text:p text:style-name="Standard">43 - ipsorum contra ipsum dominum archidiaconum et de hoc pecierunt instrmnt</text:p>
      <text:p text:style-name="Standard">44 - *</text:p>
      <text:p text:style-name="Standard">45 - de Karolay</text:p>
      <text:p text:style-name="Standard">46 - per orgarium domini decani Astantes in testimonium miotando</text:p>
      <text:p text:style-name="Standard">47 - 4</text:p>
      <text:p text:style-name="Standard">48 - Dangerl</text:p>
      <text:p text:style-name="Standard">49 - replicacio ipse vero dominus Archidiaconus repplicavit et dixit</text:p>
      <text:p text:style-name="Standard">50 - G. Paillardi</text:p>
      <text:p text:style-name="Standard">51 - quod sibi non videbatur quod domini vellent procedere cum</text:p>
      <text:p text:style-name="Standard">52 - *.</text:p>
      <text:p text:style-name="Standard">53 - de Ordeemonte</text:p>
      <text:p text:style-name="Standard">54 - eo amicabiliter per hanc viam / quia tempus era</text:p>
      <text:p text:style-name="Standard">55 - P. Roberti +</text:p>
      <text:p text:style-name="Standard">56 - ninis breve et sic recessit.</text:p>
      <text:p text:style-name="Standard">57 - Anno et die predictis Ego Nicolaus Sellarii notaris publicus e scriba capituli Ethibui</text:p>
      <text:p text:style-name="Standard">58 - publicacio</text:p>
      <text:p text:style-name="Standard">59 - exempcionis</text:p>
      <text:p text:style-name="Standard">60 - legi publicavi intimani et notificavi / domino Officialis domini archidiaconis Parisiensi ipso pro</text:p>
      <text:p text:style-name="Standard">61 - ecclesie</text:p>
      <text:p text:style-name="Standard">62 - tribunali in curia ipsius domini archidiaconis sedentis / bullas et processum super exempcione</text:p>
      <text:p text:style-name="Standard">63 - ecclesie Parisiensis per sanctissi dominum nostrum Clemenis papam viia concessas / et ipsum monui ut</text:p>
      <text:p text:style-name="Standard">64 - virtute bullarum et processus predictorum desisteret ab exercicio jurisdicionis quam in claustri</text:p>
      <text:p text:style-name="Standard">65 - Parsn loco exempto / pretextu dicti Archidiaconatus excebat / nec non ab inquieta</text:p>
      <text:p text:style-name="Standard">66 - et molestacione bonorum et subditorum ecclesie sub penis in ipso processu contentis</text:p>
      <text:p text:style-name="Standard">67 - presentibus discretis viris magistris Johanne Coray nuper ipsius Domini archidiaconi Officialis</text:p>
      <text:p text:style-name="Standard">68 - Johanne Fernicle auctoritate apostolica Nicolao de Valle auctoritate imperiali notariis Johanne de</text:p>
      <text:p text:style-name="Standard">69 - Gillanova Johanne de Mailly . Guillelmo Gourlay Johanne Carnau Arnilfo de Villa lacus</text:p>
      <text:p text:style-name="Standard">70 - promotoribus dicte curie . Guillelmo Guitart. Radulfo magni Johanne Laurencis Johanne</text:p>
      <text:p text:style-name="Standard"><text:soft-page-break/>71 - Goriani Johanne dore ipsius curie notaris / et Roberto puisse servientes regio</text:p>
      <text:p text:style-name="Standard">=FRAN_0393_10895_L.jpg=</text:p>
      <text:p text:style-name="Standard">1 - onagesimo en</text:p>
      <text:p text:style-name="Standard">2 - Anno quo supra die veneris xxiia januarii capitulantibus dominis</text:p>
      <text:p text:style-name="Standard">3 - P. Decano</text:p>
      <text:p text:style-name="Standard">4 - archidiacono ecclesie</text:p>
      <text:p text:style-name="Standard">5 - G</text:p>
      <text:p text:style-name="Standard">6 - Concordatum est quod solvantur Johanni Coquierres pro repparacionibus</text:p>
      <text:p text:style-name="Standard">7 - succentore</text:p>
      <text:p text:style-name="Standard">8 - Sy.</text:p>
      <text:p text:style-name="Standard">9 - per eum factis in locis de Vernoto et de Machaut iii iiii fr.</text:p>
      <text:p text:style-name="Standard">10 - de Pompodorio</text:p>
      <text:p text:style-name="Standard">11 - iiii s. p. vel estimacio que fieret per opperarios et in hoc consserut</text:p>
      <text:p text:style-name="Standard">12 - S</text:p>
      <text:p text:style-name="Standard">13 - de Karolay</text:p>
      <text:p text:style-name="Standard">14 - dictus Johannes Coquierres / Super qua summa ibidem prebendati sol</text:p>
      <text:p text:style-name="Standard">15 - *.</text:p>
      <text:p text:style-name="Standard">16 - Chaudardi</text:p>
      <text:p text:style-name="Standard">17 - *</text:p>
      <text:p text:style-name="Standard">18 - verunt liiii fr. restant ad solliendum xxx. fr. iiii s. et</text:p>
      <text:p text:style-name="Standard">19 - de socto</text:p>
      <text:p text:style-name="Standard">20 - Tx.</text:p>
      <text:p text:style-name="Standard">21 - Roberti</text:p>
      <text:p text:style-name="Standard">22 - porcio integre prebende est vi. fr. xi s. vi d. porcio vero</text:p>
      <text:p text:style-name="Standard">23 - Forteti</text:p>
      <text:p text:style-name="Standard">24 - P.</text:p>
      <text:p text:style-name="Standard">25 - medie prebende est iii fr. v. s. ix d. vel circa</text:p>
      <text:p text:style-name="Standard">26 - de Mongeria</text:p>
      <text:p text:style-name="Standard">27 - s</text:p>
      <text:p text:style-name="Standard">28 - .</text:p>
      <text:p text:style-name="Standard">29 - de Thierno</text:p>
      <text:p text:style-name="Standard">30 - 44.</text:p>
      <text:p text:style-name="Standard">31 - Nie xxiiiia januarii in revestiario presentis P. decano H. Cantore . G. Archidiacon</text:p>
      <text:p text:style-name="Standard">32 - Fedelli</text:p>
      <text:p text:style-name="Standard">33 - ecclesie R. de Lorriaco T. Houcie . Be. de Thierno . P. Forteti J. de Pon</text:p>
      <text:p text:style-name="Standard">34 - G.</text:p>
      <text:p text:style-name="Standard"><text:soft-page-break/>35 - Revoca</text:p>
      <text:p text:style-name="Standard">36 - podier G. de Alneolo . R. Dangeul . G. Fedelli J. Voygnon. J. de Salebruce</text:p>
      <text:p text:style-name="Standard">37 - Houcie</text:p>
      <text:p text:style-name="Standard">38 - T.</text:p>
      <text:p text:style-name="Standard">39 - domini Archidico</text:p>
      <text:p text:style-name="Standard">40 - et L. de Mongla . Canonicis ecclesie parisiensis . et magistris Johanne Pdrielli in utroque</text:p>
      <text:p text:style-name="Standard">41 - Voygnon</text:p>
      <text:p text:style-name="Standard">42 - Par.</text:p>
      <text:p text:style-name="Standard">43 - jure licenciatum officialis domini Rigaldi de Ao Forti archidiaconus parisiensis / Martino de Mara juris</text:p>
      <text:p text:style-name="Standard">44 - Dangeul</text:p>
      <text:p text:style-name="Standard">45 - 4</text:p>
      <text:p text:style-name="Standard">46 - prito Paisisn foro ecclesiasaico advocato et consiliario ipsius d.s Archidiacono domino Johanne</text:p>
      <text:p text:style-name="Standard">47 - Paillardi</text:p>
      <text:p text:style-name="Standard">48 - G.</text:p>
      <text:p text:style-name="Standard">49 - de Noeriis presbytero et Guillelmo de Alba Petra clerico Claromontensis diocesis / ipse dominus</text:p>
      <text:p text:style-name="Standard">50 - De Sanctis</text:p>
      <text:p text:style-name="Standard">51 - archidiaconu revocavit omnia que facta fuerant per ipsum et promotores ac officiali</text:p>
      <text:p text:style-name="Standard">52 - suos in personam domini Petri de Mesuilio presbyteri subditi ecclesie / et domini revocaverunt</text:p>
      <text:p text:style-name="Standard">53 - R</text:p>
      <text:p text:style-name="Standard">54 - de Lorriaco</text:p>
      <text:p text:style-name="Standard">55 - et consencierunt revocacioni monicionum factarum coua ipsum occasione predicta per capitulum</text:p>
      <text:p text:style-name="Standard">56 - Sixsis</text:p>
      <text:p text:style-name="Standard">57 - G. de Alneolo</text:p>
      <text:p text:style-name="Standard">58 - et ad requestam capituli / ut apperet per instrumentum inde confectum per me sv Gellar</text:p>
      <text:p text:style-name="Standard">59 - Anno quo supra die lune xxvia januarii capitulantibus dominis</text:p>
      <text:p text:style-name="Standard">60 - P. Decano</text:p>
      <text:p text:style-name="Standard">61 - Costel Dieu de Paris baille a Jehan de La Haye charpencier</text:p>
      <text:p text:style-name="Standard">62 - H. Cantore</text:p>
      <text:p text:style-name="Standard">63 - une maison seant a Paris en la rue Gervaise Laurens</text:p>
      <text:p text:style-name="Standard">64 - archidiacono ecclesie</text:p>
      <text:p text:style-name="Standard">65 - G</text:p>
      <text:p text:style-name="Standard">66 - pres de Guir denis de la chartre pour iiii lvrs par.inses de rente</text:p>
      <text:p text:style-name="Standard">67 - succentore</text:p>
      <text:p text:style-name="Standard">68 - Gy</text:p>
      <text:p text:style-name="Standard">69 - chascun an pour toutes charges et pour iiiixx fr. qu'il</text:p>
      <text:p text:style-name="Standard"><text:soft-page-break/>70 - de Pompodorio</text:p>
      <text:p text:style-name="Standard">71 - de Karolay</text:p>
      <text:p text:style-name="Standard">72 - sera tenuz de mettre en admendement de la dicte maison dedens</text:p>
      <text:p text:style-name="Standard">73 - de socto</text:p>
      <text:p text:style-name="Standard">74 - lii. ans</text:p>
      <text:p text:style-name="Standard">75 - P.</text:p>
      <text:p text:style-name="Standard">76 - Forceti</text:p>
      <text:p text:style-name="Standard">77 - Arrestati sunt fractus et redditus capellane ad altare Sancti</text:p>
      <text:p text:style-name="Standard">78 - +P.</text:p>
      <text:p text:style-name="Standard">79 - Roberti</text:p>
      <text:p text:style-name="Standard">80 - Juliani / que est domini Petri Yrundinis in manibus domini Johannis verdecione</text:p>
      <text:p text:style-name="Standard">81 - P</text:p>
      <text:p text:style-name="Standard">82 - Chaudardi</text:p>
      <text:p text:style-name="Standard">83 - procuratoris sui in ecclesia Parisiensis capellanim usquem solverit arreragia que debet</text:p>
      <text:p text:style-name="Standard">84 - de Mongeria</text:p>
      <text:p text:style-name="Standard">85 - ecclesie prout continetur in fundacione sue capellanie</text:p>
      <text:p text:style-name="Standard">86 - B. de Thierno</text:p>
      <text:p text:style-name="Standard">87 - Fiat quictancia Johanni lucas receptis domini Johannis de Claromonte de</text:p>
      <text:p text:style-name="Standard">88 - s</text:p>
      <text:p text:style-name="Standard">89 - Hue</text:p>
      <text:p text:style-name="Standard">90 - G</text:p>
      <text:p text:style-name="Standard">91 - de Sancto Petro</text:p>
      <text:p text:style-name="Standard">92 - li. fr.</text:p>
      <text:p text:style-name="Standard">93 - d</text:p>
      <text:p text:style-name="Standard">94 - s</text:p>
      <text:p text:style-name="Standard">95 - de Salebruce</text:p>
      <text:p text:style-name="Standard">96 - pro longatus est terminus comitis Bellifortis usque ad duos annos</text:p>
      <text:p text:style-name="Standard">97 - G. Paillardi</text:p>
      <text:p text:style-name="Standard">98 - et concessa quictancia de xl. lb. proterio purificonis proximo utientem</text:p>
      <text:p text:style-name="Standard">99 - J.</text:p>
      <text:p text:style-name="Standard">100 - Voygnon</text:p>
      <text:p text:style-name="Standard">101 - Placet dominis quod dominus Johannes de Salebruce maneat in claustro</text:p>
      <text:p text:style-name="Standard">102 - G.</text:p>
      <text:p text:style-name="Standard">103 - Fedelli</text:p>
      <text:p text:style-name="Standard">104 - usque ad festum beati Johannis</text:p>
      <text:p text:style-name="Standard">105 - R</text:p>
      <text:p text:style-name="Standard"><text:soft-page-break/>106 - de Putheol</text:p>
      <text:p text:style-name="Standard">107 - G</text:p>
      <text:p text:style-name="Standard">108 - de Lorriaco</text:p>
      <text:p text:style-name="Standard">109 - Regis</text:p>
      <text:p text:style-name="Standard">110 - xi.</text:p>
      <text:p text:style-name="Standard">111 - J. de Alneolo</text:p>
      <text:p text:style-name="Standard">=FRAN_0393_10896_L.jpg=</text:p>
      <text:p text:style-name="Standard">1 - Magesao i</text:p>
      <text:p text:style-name="Standard">2 - 52</text:p>
      <text:p text:style-name="Standard">3 - Anno quo supra die meruri xxviiijanuari capitulantibus domini</text:p>
      <text:p text:style-name="Standard">4 - P. Decano</text:p>
      <text:p text:style-name="Standard">5 - Fiat quictancia domino de Donzenac de ventis</text:p>
      <text:p text:style-name="Standard">6 - Cantore</text:p>
      <text:p text:style-name="Standard">7 - domus sue sub condicione quod debeat solvere infra</text:p>
      <text:p text:style-name="Standard">8 - archidiacono ecclesie</text:p>
      <text:p text:style-name="Standard">9 - G.</text:p>
      <text:p text:style-name="Standard">10 - festum Pasche proxime venturum illud quod debet</text:p>
      <text:p text:style-name="Standard">11 - Succentor</text:p>
      <text:p text:style-name="Standard">12 - Gy</text:p>
      <text:p text:style-name="Standard">13 - de arreragis censuum quos debet pro ipsa domo</text:p>
      <text:p text:style-name="Standard">14 - de Pompodorio</text:p>
      <text:p text:style-name="Standard">15 - Annuatim officio anniversarirum ecclesi</text:p>
      <text:p text:style-name="Standard">16 - de Lorriaco</text:p>
      <text:p text:style-name="Standard">17 - R</text:p>
      <text:p text:style-name="Standard">18 - Chaudardi</text:p>
      <text:p text:style-name="Standard">19 - *</text:p>
      <text:p text:style-name="Standard">20 - N</text:p>
      <text:p text:style-name="Standard">21 - Arrestate sunt vi lb. viii s. iiii d. in maibus domini</text:p>
      <text:p text:style-name="Standard">22 - +7</text:p>
      <text:p text:style-name="Standard">23 - de socto</text:p>
      <text:p text:style-name="Standard">24 - Bertrandi de Thierno de fructibus prebende Leonardis</text:p>
      <text:p text:style-name="Standard">25 - Forteti</text:p>
      <text:p text:style-name="Standard">26 - .</text:p>
      <text:p text:style-name="Standard">27 - de maignaco nuper deffuncti in quibus tenetur officio</text:p>
      <text:p text:style-name="Standard">28 - de Mongeria</text:p>
      <text:p text:style-name="Standard">29 - anniverssrum ad causam domus sue claustram</text:p>
      <text:p text:style-name="Standard"><text:soft-page-break/>30 - 3.</text:p>
      <text:p text:style-name="Standard">31 - de Thierno</text:p>
      <text:p text:style-name="Standard">32 - Hue</text:p>
      <text:p text:style-name="Standard">33 - Roberti</text:p>
      <text:p text:style-name="Standard">34 - Sepulcrio Deliberatum est quod Cadaur Raymondi catalantibus dominis</text:p>
      <text:p text:style-name="Standard">35 - de Alneolo</text:p>
      <text:p text:style-name="Standard">36 - G</text:p>
      <text:p text:style-name="Standard">37 - in loco dicto la crastine in ecclesia deffuncti sepeliatur dini</text:p>
      <text:p text:style-name="Standard">38 - Fedelli</text:p>
      <text:p text:style-name="Standard">39 - G.</text:p>
      <text:p text:style-name="Standard">40 - va</text:p>
      <text:p text:style-name="Standard">41 - in claustro Sancti Dyonisii de Passu prope capellnum ut est</text:p>
      <text:p text:style-name="Standard">42 - Paillardi</text:p>
      <text:p text:style-name="Standard">43 - 2</text:p>
      <text:p text:style-name="Standard">44 - P</text:p>
      <text:p text:style-name="Standard">45 - fieri consuetum et fuit Sepulcus per</text:p>
      <text:p text:style-name="Standard">46 - Voygnon</text:p>
      <text:p text:style-name="Standard">47 - de Salebruce</text:p>
      <text:p text:style-name="Standard">48 - Jehan Huguenin procureur de Philippe Niquet escuier</text:p>
      <text:p text:style-name="Standard">49 - R.</text:p>
      <text:p text:style-name="Standard">50 - Dangeul</text:p>
      <text:p text:style-name="Standard">51 - seigneur de la queue au boys s'est desaisi de tous</text:p>
      <text:p text:style-name="Standard">52 - de Sancto Petro</text:p>
      <text:p text:style-name="Standard">53 - s</text:p>
      <text:p text:style-name="Standard">54 - 8</text:p>
      <text:p text:style-name="Standard">55 - heritages cens rentes boys et aultres revenues que</text:p>
      <text:p text:style-name="Standard">56 - de Karolay</text:p>
      <text:p text:style-name="Standard">57 - le dit Philippe avoit et tenoit en fié de messeigneurs de</text:p>
      <text:p text:style-name="Standard">58 - chapitre au lieu de la chaponniere a cause de</text:p>
      <text:p text:style-name="Standard">59 - Anno quo supra dierenari</text:p>
      <text:p text:style-name="Standard">60 - l'ostel dit la court / estant a pecy en Bre</text:p>
      <text:p text:style-name="Standard">61 - xxxa januarii capitulantibus dominis</text:p>
      <text:p text:style-name="Standard">62 - Et le prieur de la fonteme ou boys e requist messeigneurs</text:p>
      <text:p text:style-name="Standard">63 - P. Decano</text:p>
      <text:p text:style-name="Standard">64 - qu'il en fust mesti disant que ledit escuier les</text:p>
      <text:p text:style-name="Standard">65 - v</text:p>
      <text:p text:style-name="Standard"><text:soft-page-break/>66 - Cantore</text:p>
      <text:p text:style-name="Standard">67 - avoit donnez a son priore / Et on ly responde</text:p>
      <text:p text:style-name="Standard">68 - Archidion cclesie</text:p>
      <text:p text:style-name="Standard">69 - 28</text:p>
      <text:p text:style-name="Standard">70 - P.</text:p>
      <text:p text:style-name="Standard">71 - qu'il retournast au jour des brandons et apportai</text:p>
      <text:p text:style-name="Standard">72 - Succentore</text:p>
      <text:p text:style-name="Standard">73 - Sy</text:p>
      <text:p text:style-name="Standard">74 - par declaracion les din heritaget</text:p>
      <text:p text:style-name="Standard">75 - s</text:p>
      <text:p text:style-name="Standard">76 - de Karolay</text:p>
      <text:p text:style-name="Standard">77 - +xx</text:p>
      <text:p text:style-name="Standard">78 - Roberti</text:p>
      <text:p text:style-name="Standard">79 - Quia magister Guillelmus de Marchia non potuit concordia</text:p>
      <text:p text:style-name="Standard">80 - de Thierno</text:p>
      <text:p text:style-name="Standard">81 - B</text:p>
      <text:p text:style-name="Standard">82 - ponere inter magistrum Germanum Paillardi et religiosis de Sancti</text:p>
      <text:p text:style-name="Standard">83 - Forteti</text:p>
      <text:p text:style-name="Standard">84 - R.</text:p>
      <text:p text:style-name="Standard">85 - victore super contreversia mota inter ipsos pro pane quem dicti</text:p>
      <text:p text:style-name="Standard">86 - de Lorriaco</text:p>
      <text:p text:style-name="Standard">87 - religiosis dicunt eis competere per obitum Leonardi de maignac</text:p>
      <text:p text:style-name="Standard">88 - 2</text:p>
      <text:p text:style-name="Standard">89 - A</text:p>
      <text:p text:style-name="Standard">90 - Grangerii</text:p>
      <text:p text:style-name="Standard">91 - quondam canonici Parisienss Placet dominis quod ipse partes recipia</text:p>
      <text:p text:style-name="Standard">92 - de Alneolo</text:p>
      <text:p text:style-name="Standard">93 - *</text:p>
      <text:p text:style-name="Standard">94 - duos viros videlicet magistrum Johannem de Nully et magistrum</text:p>
      <text:p text:style-name="Standard">95 - Fedelli</text:p>
      <text:p text:style-name="Standard">96 - C</text:p>
      <text:p text:style-name="Standard">97 - Johannem Picardi advocatos in parlamento / qui ipsas</text:p>
      <text:p text:style-name="Standard">98 - Voygnon</text:p>
      <text:p text:style-name="Standard">99 - 1</text:p>
      <text:p text:style-name="Standard">100 - partes concordabunt salvo jure ecclesie / ita quod predicti admo</text:p>
      <text:p text:style-name="Standard">101 - Hue</text:p>
      <text:p text:style-name="Standard"><text:soft-page-break/>102 - cati non possint finalem concordia facere i prius</text:p>
      <text:p text:style-name="Standard">103 - Regis</text:p>
      <text:p text:style-name="Standard">104 - onenso in capitulo appuctuamento per eos inter ipsas</text:p>
      <text:p text:style-name="Standard">105 - 48</text:p>
      <text:p text:style-name="Standard">106 - de socco</text:p>
      <text:p text:style-name="Standard">107 - faciendo</text:p>
      <text:p text:style-name="Standard">108 - de Mongeria</text:p>
      <text:p text:style-name="Standard">109 - J</text:p>
      <text:p text:style-name="Standard">110 - de Ordeimonte</text:p>
      <text:p text:style-name="Standard">111 - Magister Johannes Melleti promotor Curie Parisiensis requisivit corpus</text:p>
      <text:p text:style-name="Standard">112 - G.</text:p>
      <text:p text:style-name="Standard">113 - Paillardi</text:p>
      <text:p text:style-name="Standard">114 - Au</text:p>
      <text:p text:style-name="Standard">115 - Baymondi Catalavi qui decesserat in ecclesia Parisiensis tamquam prisionarii</text:p>
      <text:p text:style-name="Standard">116 - Regine</text:p>
      <text:p text:style-name="Standard">117 - R</text:p>
      <text:p text:style-name="Standard">118 - domini episcopi par. a cuius carcibus violente recesserat / et fuit et</text:p>
      <text:p text:style-name="Standard">119 - de Putheolis</text:p>
      <text:p text:style-name="Standard">120 - Chaudardi</text:p>
      <text:p text:style-name="Standard">121 - responsum quam capitulum eratur funitum / et quod ipse sedebat ibidem pero</text:p>
      <text:p text:style-name="Standard">122 - N</text:p>
      <text:p text:style-name="Standard">123 - causus audiendis et non pro deliberando super talribus requestis</text:p>
      <text:p text:style-name="Standard">124 - quod veniret in primo capitulo et de hoco petuit instrumntum N. a</text:p>
      <text:p text:style-name="Standard">125 - a</text:p>
      <text:p text:style-name="Standard">126 - vide sabbato sequend</text:p>
      <text:p text:style-name="Standard">127 - Die lune sequentis fuit festum pmnificiom</text:p>
      <text:p text:style-name="Standard">128 - in alla pagina</text:p>
      <text:p text:style-name="Standard">=FRAN_0393_10897_L.jpg=</text:p>
      <text:p text:style-name="Standard">1 - iiii xii</text:p>
      <text:p text:style-name="Standard">2 - Fehiy</text:p>
      <text:p text:style-name="Standard">3 - 3</text:p>
      <text:p text:style-name="Standard">4 - dubrberio</text:p>
      <text:p text:style-name="Standard">5 - nonagesimo tercio</text:p>
      <text:p text:style-name="Standard">6 - Anno quo supra die mercurii iiia mensis febris capitulantibus dominis</text:p>
      <text:p text:style-name="Standard">7 - P. Decano</text:p>
      <text:p text:style-name="Standard">8 - Detrus advocati procurator domini Odardi graterii capellani ad alta</text:p>
      <text:p text:style-name="Standard"><text:soft-page-break/>9 - archidiacono ecclesie</text:p>
      <text:p text:style-name="Standard">10 - Resignacio</text:p>
      <text:p text:style-name="Standard">11 - Sancti Vultus de Luca in ecclesia Sepulcri resignavit ipsam capelani</text:p>
      <text:p text:style-name="Standard">12 - succentore</text:p>
      <text:p text:style-name="Standard">13 - Sy</text:p>
      <text:p text:style-name="Standard">14 - causa permutacionis faciendi cum Johanne Regis capellanio ad altare beate</text:p>
      <text:p text:style-name="Standard">15 - de Karolay</text:p>
      <text:p text:style-name="Standard">16 - s</text:p>
      <text:p text:style-name="Standard">17 - Marie et Sancti Vincencis in castro de Meledns Senonsi diocesis ad</text:p>
      <text:p text:style-name="Standard">18 - 8</text:p>
      <text:p text:style-name="Standard">19 - Forteti</text:p>
      <text:p text:style-name="Standard">20 - S</text:p>
      <text:p text:style-name="Standard">21 - ipsam capellaniam beate Marie. Et fuit ipsa capellania de Sepulcro</text:p>
      <text:p text:style-name="Standard">22 - Jausserandi</text:p>
      <text:p text:style-name="Standard">23 - Ar</text:p>
      <text:p text:style-name="Standard">24 - Collacio</text:p>
      <text:p text:style-name="Standard">25 - collata dicto Johanni qui juravit in forma et fuit in stallat</text:p>
      <text:p text:style-name="Standard">26 - R</text:p>
      <text:p text:style-name="Standard">27 - de Thierno</text:p>
      <text:p text:style-name="Standard">28 - de Alveolo</text:p>
      <text:p text:style-name="Standard">29 - G</text:p>
      <text:p text:style-name="Standard">30 - 18</text:p>
      <text:p text:style-name="Standard">31 - de Sancto Petro</text:p>
      <text:p text:style-name="Standard">32 - Magister Johannes Melleti promotor curie Parisiensis requisivit comp</text:p>
      <text:p text:style-name="Standard">33 - Raymondi Catalami ut fecerat in precedente capitulo / Et fuit</text:p>
      <text:p text:style-name="Standard">34 - Fedelli</text:p>
      <text:p text:style-name="Standard">35 - sibi resnsum quod ipse Raymondu decesserat in jurisdictioni</text:p>
      <text:p text:style-name="Standard">36 - Voygnon</text:p>
      <text:p text:style-name="Standard">37 - de Mongeria</text:p>
      <text:p text:style-name="Standard">38 - spirituali et temporali capituli et in mivitate ecclesie / et receperat</text:p>
      <text:p text:style-name="Standard">39 - Paillardi</text:p>
      <text:p text:style-name="Standard">40 - sacramenta ecclesiastica ut fidelis ecclesiasticus et fecerat testmentiu</text:p>
      <text:p text:style-name="Standard">41 - G</text:p>
      <text:p text:style-name="Standard">42 - Hue</text:p>
      <text:p text:style-name="Standard">43 - nec erat sabditus domini episcopi in vita nec in morte / nec era</text:p>
      <text:p text:style-name="Standard">44 - 49</text:p>
      <text:p text:style-name="Standard"><text:soft-page-break/>45 - de socco</text:p>
      <text:p text:style-name="Standard">46 - sua requesta racionabilis</text:p>
      <text:p text:style-name="Standard">47 - x.</text:p>
      <text:p text:style-name="Standard">48 - Roberti</text:p>
      <text:p text:style-name="Standard">49 - R</text:p>
      <text:p text:style-name="Standard">50 - Chaudardi</text:p>
      <text:p text:style-name="Standard">51 - vii s. vi.</text:p>
      <text:p text:style-name="Standard">52 - 2</text:p>
      <text:p text:style-name="Standard">53 - de Loniaco</text:p>
      <text:p text:style-name="Standard">54 - Anno quo supra die veneris vita febrius capitulantibus dominis</text:p>
      <text:p text:style-name="Standard">55 - P. Decano</text:p>
      <text:p text:style-name="Standard">56 - archidiacono ecclesie</text:p>
      <text:p text:style-name="Standard">57 - hic inc fuit actum</text:p>
      <text:p text:style-name="Standard">58 - E</text:p>
      <text:p text:style-name="Standard">59 - Succentor</text:p>
      <text:p text:style-name="Standard">60 - Sy</text:p>
      <text:p text:style-name="Standard">61 - de Pompodorio</text:p>
      <text:p text:style-name="Standard">62 - de Mongria</text:p>
      <text:p text:style-name="Standard">63 - de Karolay</text:p>
      <text:p text:style-name="Standard">64 - dominum Michaelem Chambon alterum curatum Sancti Johannis</text:p>
      <text:p text:style-name="Standard">65 - de Lorriaco</text:p>
      <text:p text:style-name="Standard">66 - rotundi hora decima diei de mane presentibus Johanne Mercerii</text:p>
      <text:p text:style-name="Standard">67 - P.</text:p>
      <text:p text:style-name="Standard">68 - Forceti</text:p>
      <text:p text:style-name="Standard">69 - Johanne Patenostre Johanne Prions Petro des Marche</text:p>
      <text:p text:style-name="Standard">70 - Jausserandi</text:p>
      <text:p text:style-name="Standard">71 - 27</text:p>
      <text:p text:style-name="Standard">72 - R</text:p>
      <text:p text:style-name="Standard">73 - Bernardo compere Johanne Le Chandellier Johanne Pie flor</text:p>
      <text:p text:style-name="Standard">74 - de Putheolis</text:p>
      <text:p text:style-name="Standard">75 - S.</text:p>
      <text:p text:style-name="Standard">76 - Fedelli</text:p>
      <text:p text:style-name="Standard">77 - alias Challemaine Robino Karole. Vesione vidal habitator</text:p>
      <text:p text:style-name="Standard">78 - T.</text:p>
      <text:p text:style-name="Standard">79 - Houcie</text:p>
      <text:p text:style-name="Standard">80 - Tholose . Ponceto de Agassol habitatore castri sarrassem</text:p>
      <text:p text:style-name="Standard"><text:soft-page-break/>81 - Au. Regine</text:p>
      <text:p text:style-name="Standard">82 - et Almarrico de Pestilhac habitatore de Rabasteux</text:p>
      <text:p text:style-name="Standard">83 - *</text:p>
      <text:p text:style-name="Standard">84 - Voygnon</text:p>
      <text:p text:style-name="Standard">85 - *</text:p>
      <text:p text:style-name="Standard">86 - Hue</text:p>
      <text:p text:style-name="Standard">87 - P.</text:p>
      <text:p text:style-name="Standard">88 - Roberti</text:p>
      <text:p text:style-name="Standard">89 - J</text:p>
      <text:p text:style-name="Standard">90 - de socto</text:p>
      <text:p text:style-name="Standard">91 - viii s. vi.</text:p>
      <text:p text:style-name="Standard">92 - Chaudardi</text:p>
      <text:p text:style-name="Standard">93 - Dobati ultima januarii in revestiario</text:p>
      <text:p text:style-name="Standard">94 - Resignacio magistr Yvo de Fageto procurator domini Johannis de Moncellis capellani ad altare sancte Genovef</text:p>
      <text:p text:style-name="Standard">95 - in ecclesia Parisiensis / et rectorus parrocha ecclesie de Courteryaco Parisiens dyocesis resignavit ipsam</text:p>
      <text:p text:style-name="Standard">96 - capellaniam causa permutacionis faciendi cum domino Hueo hondet curato parrochialis ecclesie</text:p>
      <text:p text:style-name="Standard">97 - Sancti Martini prope Silvanetum Ad ipsam curam et non alias et fuit collata ipsa capellania dicto domino hues</text:p>
      <text:p text:style-name="Standard">98 - Colli</text:p>
      <text:p text:style-name="Standard">99 - qui juravit presentius . P. Decano H. cantore G. Archidiaconus ecclesie Sy. Succentor Ja. Cosson J. Hue</text:p>
      <text:p text:style-name="Standard">100 - B. de Lorriaco J. de Pompodoro G. de Alneolo. G. Paillardi . R. de Putheolis L. de Mongeri</text:p>
      <text:p text:style-name="Standard">101 - G. Fedelli</text:p>
      <text:p text:style-name="Standard">102 - de pungereto</text:p>
      <text:p text:style-name="Standard">103 - Et ibidem fuit preceptum domino Petro Prugenti quod deserviat officio suo matricularie</text:p>
      <text:p text:style-name="Standard">104 - sub pena privacionis quia reppertum fuit quod quidem capellanus qui deserviebat pro ipse</text:p>
      <text:p text:style-name="Standard">105 - erat excoulacatus et hoc dxerat dominis dominus Officiali parisiensis</text:p>
      <text:p text:style-name="Standard">=FRAN_0393_10898_L.jpg=</text:p>
      <text:p text:style-name="Standard">1 - nonad</text:p>
      <text:p text:style-name="Standard">2 - Anno quo supra die lune ixa sebris capitulantibus domin</text:p>
      <text:p text:style-name="Standard">3 - solvisib de Grrit</text:p>
      <text:p text:style-name="Standard">4 - P. Episco</text:p>
      <text:p text:style-name="Standard">5 - Concesse sunt lictere testimoniales amicis Raymondi</text:p>
      <text:p text:style-name="Standard">6 - P. Decano</text:p>
      <text:p text:style-name="Standard">7 - catalari nuper deffuncti in ecclesia Par. quod ibidem</text:p>
      <text:p text:style-name="Standard"><text:soft-page-break/>8 - archidiacono cclesie</text:p>
      <text:p text:style-name="Standard">9 - G.</text:p>
      <text:p text:style-name="Standard">10 - decesserit et quod sit sepulcus in terra benedicta et loco sacro / et</text:p>
      <text:p text:style-name="Standard">11 - Succentore sz</text:p>
      <text:p text:style-name="Standard">12 - Sy</text:p>
      <text:p text:style-name="Standard">13 - quod huit ante mortem sacru confessionis. Et commissim</text:p>
      <text:p text:style-name="Standard">14 - de Mongia</text:p>
      <text:p text:style-name="Standard">15 - est notario quod se informet si ille deffunctus fuerit</text:p>
      <text:p text:style-name="Standard">16 - de Pompodorio</text:p>
      <text:p text:style-name="Standard">17 - confessus aut saltem habuerit signa pertencie et</text:p>
      <text:p text:style-name="Standard">18 - Jausserandi</text:p>
      <text:p text:style-name="Standard">19 - si sit est faciet litteras predictas</text:p>
      <text:p text:style-name="Standard">20 - v</text:p>
      <text:p text:style-name="Standard">21 - S</text:p>
      <text:p text:style-name="Standard">22 - de Karolay</text:p>
      <text:p text:style-name="Standard">23 - M.</text:p>
      <text:p text:style-name="Standard">24 - Chaudardi</text:p>
      <text:p text:style-name="Standard">25 - Remissa sunt arreragia domino Petro Yrudinis capellani</text:p>
      <text:p text:style-name="Standard">26 - Forteti</text:p>
      <text:p text:style-name="Standard">27 - P.</text:p>
      <text:p text:style-name="Standard">28 - capellania Sancti Juliani que debebat occasione dicte sue capellani</text:p>
      <text:p text:style-name="Standard">29 - Roberti</text:p>
      <text:p text:style-name="Standard">30 - + P.</text:p>
      <text:p text:style-name="Standard">31 - de pluribus annis / mediante hoc quod ipse solvet pro nunc</text:p>
      <text:p text:style-name="Standard">32 - de Lorriaco</text:p>
      <text:p text:style-name="Standard">33 - R</text:p>
      <text:p text:style-name="Standard">34 - iiiio lb. x s. p. pro anno proxime lapso et fiet ei</text:p>
      <text:p text:style-name="Standard">35 - de Thieruo</text:p>
      <text:p text:style-name="Standard">36 - 238</text:p>
      <text:p text:style-name="Standard">37 - quictancia</text:p>
      <text:p text:style-name="Standard">38 - Hue</text:p>
      <text:p text:style-name="Standard">39 - 2</text:p>
      <text:p text:style-name="Standard">40 - de Putheolis</text:p>
      <text:p text:style-name="Standard">41 - Deliberatum est quod dni G. Anglici et notarius capituli</text:p>
      <text:p text:style-name="Standard">42 - Au.</text:p>
      <text:p text:style-name="Standard">43 - Regine</text:p>
      <text:p text:style-name="Standard"><text:soft-page-break/>44 - Vadant apud Rosayum et loquantur cum magistro</text:p>
      <text:p text:style-name="Standard">45 - de socco</text:p>
      <text:p text:style-name="Standard">46 - 1</text:p>
      <text:p text:style-name="Standard">47 - Yvone Marescalli olim tabellione capitulli ut</text:p>
      <text:p text:style-name="Standard">48 - de Alneolo</text:p>
      <text:p text:style-name="Standard">49 - s8</text:p>
      <text:p text:style-name="Standard">50 - reddat et det ecclesie certos quaternos quos ipse con</text:p>
      <text:p text:style-name="Standard">51 - de Sancto Petro</text:p>
      <text:p text:style-name="Standard">52 - T</text:p>
      <text:p text:style-name="Standard">53 - posuit de pluribus rebus tangentes utilitacem ecclesie</text:p>
      <text:p text:style-name="Standard">54 - Fedelli</text:p>
      <text:p text:style-name="Standard">55 - G</text:p>
      <text:p text:style-name="Standard">56 - de Ordeimonte</text:p>
      <text:p text:style-name="Standard">57 - Voygnon</text:p>
      <text:p text:style-name="Standard">58 - de Sanctis</text:p>
      <text:p text:style-name="Standard">59 - Anno quo sapra die mercurii xia sebris capitulantibus domin</text:p>
      <text:p text:style-name="Standard">60 - P. Decano</text:p>
      <text:p text:style-name="Standard">61 - Johannes Alleaume serviens ad virgam adjornavit</text:p>
      <text:p text:style-name="Standard">62 - archidiacono ecclesie</text:p>
      <text:p text:style-name="Standard">63 - G.</text:p>
      <text:p text:style-name="Standard">64 - Succentore</text:p>
      <text:p text:style-name="Standard">65 - Sy</text:p>
      <text:p text:style-name="Standard">66 - dominos ad crastinam diem in Castalleto in causa</text:p>
      <text:p text:style-name="Standard">67 - Roberti</text:p>
      <text:p text:style-name="Standard">68 - +P.</text:p>
      <text:p text:style-name="Standard">69 - garencie ad requestam magistri Johannis Fabri vicarii</text:p>
      <text:p text:style-name="Standard">70 - de Pompodorio</text:p>
      <text:p text:style-name="Standard">71 - in ecclesia Pars.ien</text:p>
      <text:p text:style-name="Standard">72 - Ar</text:p>
      <text:p text:style-name="Standard">73 - Jausserandi</text:p>
      <text:p text:style-name="Standard">74 - Recepcio canonici Par.</text:p>
      <text:p text:style-name="Standard">75 - de Karolay</text:p>
      <text:p text:style-name="Standard">76 - de Lorriaco</text:p>
      <text:p text:style-name="Standard">77 - 3</text:p>
      <text:p text:style-name="Standard">78 - +.</text:p>
      <text:p text:style-name="Standard">79 - Dominus Petrus de Prugeto presbyter procurator nobilis Johannis</text:p>
      <text:p text:style-name="Standard"><text:soft-page-break/>80 - de Socco</text:p>
      <text:p text:style-name="Standard">81 - Pr</text:p>
      <text:p text:style-name="Standard">82 - Forteti</text:p>
      <text:p text:style-name="Standard">83 - de Passaco clerici fuit receptus ad prebendam parisiensum</text:p>
      <text:p text:style-name="Standard">84 - de Mongeria</text:p>
      <text:p text:style-name="Standard">85 - vacante per mortem magistri Guillelmi de Boudreville et</text:p>
      <text:p text:style-name="Standard">86 - E</text:p>
      <text:p text:style-name="Standard">87 - Hui</text:p>
      <text:p text:style-name="Standard">88 - juravit / et solvit x. fr. pro pane capitularis quos</text:p>
      <text:p text:style-name="Standard">89 - R</text:p>
      <text:p text:style-name="Standard">90 - de Putheolis</text:p>
      <text:p text:style-name="Standard">91 - recepit dominus Camerarius / et dedit fidejussore pro</text:p>
      <text:p text:style-name="Standard">92 - An. Regine</text:p>
      <text:p text:style-name="Standard">93 - capa magistrum Theobaldum Houcie presentem</text:p>
      <text:p text:style-name="Standard">94 - G.</text:p>
      <text:p text:style-name="Standard">95 - de Alneolo</text:p>
      <text:p text:style-name="Standard">96 - Voygnon</text:p>
      <text:p text:style-name="Standard">97 - Deliberatum est quod mandetur aitabiliter Girardus</text:p>
      <text:p text:style-name="Standard">98 - E</text:p>
      <text:p text:style-name="Standard">99 - custos clavium ecclesie prosciendo quare recusavit</text:p>
      <text:p text:style-name="Standard">100 - Fedelli</text:p>
      <text:p text:style-name="Standard">101 - 2</text:p>
      <text:p text:style-name="Standard">102 - a perrre portas ecclesie die jovis mensis januari</text:p>
      <text:p text:style-name="Standard">103 - Paillardi</text:p>
      <text:p text:style-name="Standard">104 - pro portando corpus Raymondi catalami in ecclesia</text:p>
      <text:p text:style-name="Standard">105 - T.</text:p>
      <text:p text:style-name="Standard">106 - Houcie</text:p>
      <text:p text:style-name="Standard">107 - deffuncti extra ecclesiam pro sepeliendo</text:p>
      <text:p text:style-name="Standard">108 - N.</text:p>
      <text:p text:style-name="Standard">109 - Chaudardi</text:p>
      <text:p text:style-name="Standard">=FRAN_0393_10899_L.jpg=</text:p>
      <text:p text:style-name="Standard">1 - iii xii</text:p>
      <text:p text:style-name="Standard">2 - nonagesimo iii</text:p>
      <text:p text:style-name="Standard">3 - Anno quo supra die veneris xiia febris capitulantibus dominis</text:p>
      <text:p text:style-name="Standard">4 - P. Decano</text:p>
      <text:p text:style-name="Standard">5 - Archidiacono ecclesie</text:p>
      <text:p text:style-name="Standard"><text:soft-page-break/>6 - G</text:p>
      <text:p text:style-name="Standard">7 - de nezes Deliberatum est quod ematur feudum de nezes quod tenetur ab</text:p>
      <text:p text:style-name="Standard">8 - succentor</text:p>
      <text:p text:style-name="Standard">9 - Sy</text:p>
      <text:p text:style-name="Standard">10 - Aubergenvilla precio viiix fr.</text:p>
      <text:p text:style-name="Standard">11 - de Pompodorio</text:p>
      <text:p text:style-name="Standard">12 - *</text:p>
      <text:p text:style-name="Standard">13 - de Karolay</text:p>
      <text:p text:style-name="Standard">14 - Deliberatum est quod ematur domus sita prope portum nostre due</text:p>
      <text:p text:style-name="Standard">15 - 4</text:p>
      <text:p text:style-name="Standard">16 - de socto</text:p>
      <text:p text:style-name="Standard">17 - super repparia secane que est in vendicione precio vixx fr.</text:p>
      <text:p text:style-name="Standard">18 - +P.</text:p>
      <text:p text:style-name="Standard">19 - Roberti</text:p>
      <text:p text:style-name="Standard">20 - Forteti</text:p>
      <text:p text:style-name="Standard">21 - P</text:p>
      <text:p text:style-name="Standard">22 - Magister Johannes Voygnon non faciet pressorium in spedona</text:p>
      <text:p text:style-name="Standard">23 - A</text:p>
      <text:p text:style-name="Standard">24 - Jausserandi</text:p>
      <text:p text:style-name="Standard">25 - nisi solvascundum quod alii solvit et solvere ab antiquo consueverunt</text:p>
      <text:p text:style-name="Standard">26 - Hui</text:p>
      <text:p text:style-name="Standard">27 - in patria</text:p>
      <text:p text:style-name="Standard">28 - de Mongeria</text:p>
      <text:p text:style-name="Standard">29 - 22</text:p>
      <text:p text:style-name="Standard">30 - de Ordeimnte</text:p>
      <text:p text:style-name="Standard">31 - N</text:p>
      <text:p text:style-name="Standard">32 - de Lorriaco</text:p>
      <text:p text:style-name="Standard">33 - R</text:p>
      <text:p text:style-name="Standard">34 - Voygnon</text:p>
      <text:p text:style-name="Standard">35 - G</text:p>
      <text:p text:style-name="Standard">36 - Paillardi</text:p>
      <text:p text:style-name="Standard">37 - Fedelli</text:p>
      <text:p text:style-name="Standard">38 - C</text:p>
      <text:p text:style-name="Standard">39 - Hocie</text:p>
      <text:p text:style-name="Standard">40 - R</text:p>
      <text:p text:style-name="Standard">41 - I.</text:p>
      <text:p text:style-name="Standard"><text:soft-page-break/>42 - de Sanctis</text:p>
      <text:p text:style-name="Standard">43 - A. Regine</text:p>
      <text:p text:style-name="Standard">44 - P. Focteti</text:p>
      <text:p text:style-name="Standard">45 - de Alneolo</text:p>
      <text:p text:style-name="Standard">46 - G.</text:p>
      <text:p text:style-name="Standard">47 - Chaudardi</text:p>
      <text:p text:style-name="Standard">48 - Sx. s.</text:p>
      <text:p text:style-name="Standard">49 - *c.</text:p>
      <text:p text:style-name="Standard">50 - Hodie tradidi compotum meum</text:p>
      <text:p text:style-name="Standard">51 - Anno quo supra die lune xvia febri capitulantibus dmnis</text:p>
      <text:p text:style-name="Standard">52 - de denariis capitulis quos recepi</text:p>
      <text:p text:style-name="Standard">53 - P. Decano</text:p>
      <text:p text:style-name="Standard">54 - toto tempore meo. usque ad hanc</text:p>
      <text:p text:style-name="Standard">55 - Archidiacono ecclesie</text:p>
      <text:p text:style-name="Standard">56 - G.</text:p>
      <text:p text:style-name="Standard">57 - Emenda Girardus de Montoys custos</text:p>
      <text:p text:style-name="Standard">58 - iem</text:p>
      <text:p text:style-name="Standard">59 - succentore</text:p>
      <text:p text:style-name="Standard">60 - Syo</text:p>
      <text:p text:style-name="Standard">61 - clavium portarum ecclesie emendum deffenctum</text:p>
      <text:p text:style-name="Standard">62 - De Pompodorio</text:p>
      <text:p text:style-name="Standard">63 - s</text:p>
      <text:p text:style-name="Standard">64 - per ipsum factum quanm noluit apperne januam ecclesie pro sepeliendi corpus</text:p>
      <text:p text:style-name="Standard">65 - de Karolay</text:p>
      <text:p text:style-name="Standard">66 - s</text:p>
      <text:p text:style-name="Standard">67 - 2</text:p>
      <text:p text:style-name="Standard">68 - de Lorriaco</text:p>
      <text:p text:style-name="Standard">69 - Raymendi Catalani et hoc eciam quia procuravit quod dominus Officialis mitteret</text:p>
      <text:p text:style-name="Standard">70 - de socto</text:p>
      <text:p text:style-name="Standard">71 - +</text:p>
      <text:p text:style-name="Standard">72 - in ecclesia serviente suum ad inhibendum sibi met quod non apperiret ipsas</text:p>
      <text:p text:style-name="Standard">73 - P</text:p>
      <text:p text:style-name="Standard">74 - Forteti</text:p>
      <text:p text:style-name="Standard">75 - portas / de hoc vide in capitulis precedente</text:p>
      <text:p text:style-name="Standard">76 - Jausserandi</text:p>
      <text:p text:style-name="Standard">77 - fir.</text:p>
      <text:p text:style-name="Standard"><text:soft-page-break/>78 - Ordinatum est quod legatur biblia in ecclesia more antiquo et quod</text:p>
      <text:p text:style-name="Standard">79 - libliari</text:p>
      <text:p text:style-name="Standard">80 - de Mongeria</text:p>
      <text:p text:style-name="Standard">81 - 1.</text:p>
      <text:p text:style-name="Standard">82 - non fiant ibidem commessaciones seu potaciones alique et debeant</text:p>
      <text:p text:style-name="Standard">83 - de Thierno</text:p>
      <text:p text:style-name="Standard">84 - 260</text:p>
      <text:p text:style-name="Standard">85 - interesse quamdiu legetur ipsa licteras omns illi qui ad hoc tenentur</text:p>
      <text:p text:style-name="Standard">86 - de Alneolo</text:p>
      <text:p text:style-name="Standard">87 - G.</text:p>
      <text:p text:style-name="Standard">88 - de Sancto Petro</text:p>
      <text:p text:style-name="Standard">89 - Dominus G. Guerond r chocon ecclesie supplicavit capitulo quod ipse posset</text:p>
      <text:p text:style-name="Standard">90 - Houcie</text:p>
      <text:p text:style-name="Standard">91 - T.</text:p>
      <text:p text:style-name="Standard">92 - omne domum sitam ante pertum nostre domine que est de domo Dei quam a</text:p>
      <text:p text:style-name="Standard">93 - Fedelli</text:p>
      <text:p text:style-name="Standard">94 - G</text:p>
      <text:p text:style-name="Standard">95 - capellani deliberaverat emere ad utilitatem ecclesie precio vi fr. Tho est</text:p>
      <text:p text:style-name="Standard">96 - Paillardi</text:p>
      <text:p text:style-name="Standard">97 - 3</text:p>
      <text:p text:style-name="Standard">98 - S</text:p>
      <text:p text:style-name="Standard">99 - 3</text:p>
      <text:p text:style-name="Standard">100 - ei concessum / et ipse ds Ar. dedit ipsam domum matutinis nostre domino</text:p>
      <text:p text:style-name="Standard">101 - Hue</text:p>
      <text:p text:style-name="Standard">102 - Au.</text:p>
      <text:p text:style-name="Standard">103 - Regine</text:p>
      <text:p text:style-name="Standard">104 - Dominus Ar. Jausserandi similiter quesuvit ut posset eme feudam de ne</text:p>
      <text:p text:style-name="Standard">105 - +P.</text:p>
      <text:p text:style-name="Standard">106 - hes quod alias capellani deliberaverat emere ad utilitatem ecclesie / et pape</text:p>
      <text:p text:style-name="Standard">107 - Roberti</text:p>
      <text:p text:style-name="Standard">108 - . ix s. vi.</text:p>
      <text:p text:style-name="Standard">109 - Chaudardi</text:p>
      <text:p text:style-name="Standard">110 - 1.</text:p>
      <text:p text:style-name="Standard">111 - concessit eum et dedit matutinis predictis.</text:p>
      <text:p text:style-name="Standard">112 - Conclusum est quod fiat accordum inter capellani et illos de Sussyaco modo quo consilium ecclesie deliberavit et</text:p>
      <text:p text:style-name="Standard"><text:soft-page-break/>113 - major pars deliberavit et fuit oppinionis quod exta exprimantur hereditagia in tempo accordo sed solum posatum</text:p>
      <text:p text:style-name="Standard">114 - nomina illorum qui ad hoc consenserunt.</text:p>
      <text:p text:style-name="Standard">115 - Accomodati sunt iiC fr magistro J. de Socto officiario horarum pro certis repparacionibus ad suum officium</text:p>
      <text:p text:style-name="Standard">116 - pertinenciis et ipse promisit eos restituer</text:p>
      <text:p text:style-name="Standard">=FRAN_0393_10900_L.jpg=</text:p>
      <text:p text:style-name="Standard">1 - onagesimo iii</text:p>
      <text:p text:style-name="Standard">2 - 86</text:p>
      <text:p text:style-name="Standard">3 - Anno quo supra die mercurii xviiia febris capitulantibus dominis</text:p>
      <text:p text:style-name="Standard">4 - P. Decano</text:p>
      <text:p text:style-name="Standard">5 - P. de Mes Data est licenciatum domino Petro de Mesnilio ut ferat habitum</text:p>
      <text:p text:style-name="Standard">6 - Archidiacono ecclesie</text:p>
      <text:p text:style-name="Standard">7 - G.</text:p>
      <text:p text:style-name="Standard">8 - milio</text:p>
      <text:p text:style-name="Standard">9 - ecclesie in Sancto Mederico / et ibidem ministret sacram ecclesiastica et hec</text:p>
      <text:p text:style-name="Standard">10 - Sy. Succentore</text:p>
      <text:p text:style-name="Standard">11 - ad requestam illustirs domine Regine Francorum que super hoc</text:p>
      <text:p text:style-name="Standard">12 - Roberti</text:p>
      <text:p text:style-name="Standard">13 - +P.</text:p>
      <text:p text:style-name="Standard">14 - scripsit capitulo / ibidemque missas celebret et confessus</text:p>
      <text:p text:style-name="Standard">15 - de Pompodorio</text:p>
      <text:p text:style-name="Standard">16 - audiat / et precepta ecclesie diebus dominicis et aliis consuetis</text:p>
      <text:p text:style-name="Standard">17 - Ar.</text:p>
      <text:p text:style-name="Standard">18 - Jausserandi</text:p>
      <text:p text:style-name="Standard">19 - faciende / et cctera hujusmodi que dominus P. Belhoste alter fir</text:p>
      <text:p text:style-name="Standard">20 - de Karolay</text:p>
      <text:p text:style-name="Standard">21 - 3</text:p>
      <text:p text:style-name="Standard">22 - mariorum ipsius ecclesie Sancti Mederici sibi precipiet usque ad</text:p>
      <text:p text:style-name="Standard">23 - de Lonriaco</text:p>
      <text:p text:style-name="Standard">24 - P.</text:p>
      <text:p text:style-name="Standard">25 - Forteti</text:p>
      <text:p text:style-name="Standard">26 - quesimodo proximam</text:p>
      <text:p text:style-name="Standard">27 - de Mongeria</text:p>
      <text:p text:style-name="Standard">28 - L.</text:p>
      <text:p text:style-name="Standard">29 - Deliberatum est quod dominus archidiaconus de Josayo nomine suo</text:p>
      <text:p text:style-name="Standard"><text:soft-page-break/>30 - de Thierno</text:p>
      <text:p text:style-name="Standard">31 - B</text:p>
      <text:p text:style-name="Standard">32 - emet illam domum de qua alias fuit loqutum in capitulo</text:p>
      <text:p text:style-name="Standard">33 - *</text:p>
      <text:p text:style-name="Standard">34 - Hue</text:p>
      <text:p text:style-name="Standard">35 - precedente / Et exnunc ipse dominus Archidiaconus transtulit jus</text:p>
      <text:p text:style-name="Standard">36 - An. Regine</text:p>
      <text:p text:style-name="Standard">37 - Usuffructus ipsius domus vita sua durante capitulo et</text:p>
      <text:p text:style-name="Standard">38 - de Alneolo</text:p>
      <text:p text:style-name="Standard">39 - G</text:p>
      <text:p text:style-name="Standard">40 - Fedelli</text:p>
      <text:p text:style-name="Standard">41 - G</text:p>
      <text:p text:style-name="Standard">42 - capitulum sustinebit ipsam domum suis sumptibus / post</text:p>
      <text:p text:style-name="Standard">43 - R.</text:p>
      <text:p text:style-name="Standard">44 - de Putheolis</text:p>
      <text:p text:style-name="Standard">45 - mortem vero ipsius domini Archidiaconis ipse concessit et donavit</text:p>
      <text:p text:style-name="Standard">46 - Voygnon</text:p>
      <text:p text:style-name="Standard">47 - eam ad usum distribucionam matutinarum nostre domine</text:p>
      <text:p text:style-name="Standard">48 - J. Chaudard</text:p>
      <text:p text:style-name="Standard">49 - P</text:p>
      <text:p text:style-name="Standard">50 - de Socto</text:p>
      <text:p text:style-name="Standard">51 - Anno quo supra die veneris xxta febris capitulantibus dominis</text:p>
      <text:p text:style-name="Standard">52 - P. Decano</text:p>
      <text:p text:style-name="Standard">53 - domini sunt concordes quod dominus Aubertus Billardi sit</text:p>
      <text:p text:style-name="Standard">54 - G. archidiacono ecclesie</text:p>
      <text:p text:style-name="Standard">55 - Sy. succentor</text:p>
      <text:p text:style-name="Standard">56 - oneratus de recuperandis arreragiis ecclesie ubocumque</text:p>
      <text:p text:style-name="Standard">57 - P. Roberti</text:p>
      <text:p text:style-name="Standard">58 - fuerint si de hoc se volurit onerare</text:p>
      <text:p text:style-name="Standard">59 - .</text:p>
      <text:p text:style-name="Standard">60 - B. de Thierno</text:p>
      <text:p text:style-name="Standard">61 - J.</text:p>
      <text:p text:style-name="Standard">62 - de Karolay</text:p>
      <text:p text:style-name="Standard">63 - u</text:p>
      <text:p text:style-name="Standard">64 - J</text:p>
      <text:p text:style-name="Standard">65 - de Pompodorio</text:p>
      <text:p text:style-name="Standard"><text:soft-page-break/>66 - ct</text:p>
      <text:p text:style-name="Standard">67 - + N. de Socco</text:p>
      <text:p text:style-name="Standard">68 - P. Forteti dannotisl</text:p>
      <text:p text:style-name="Standard">69 - de Mongeria</text:p>
      <text:p text:style-name="Standard">70 - l08</text:p>
      <text:p text:style-name="Standard">71 - a</text:p>
      <text:p text:style-name="Standard">72 - de Lorriaco</text:p>
      <text:p text:style-name="Standard">73 - R.</text:p>
      <text:p text:style-name="Standard">74 - R. de Putheolis</text:p>
      <text:p text:style-name="Standard">75 - Au. Regine</text:p>
      <text:p text:style-name="Standard">76 - de Salebruce</text:p>
      <text:p text:style-name="Standard">77 - T. de Alneolo</text:p>
      <text:p text:style-name="Standard">78 - G. Fedelli</text:p>
      <text:p text:style-name="Standard">79 - Voygnon</text:p>
      <text:p text:style-name="Standard">80 - N. Chaudardi</text:p>
      <text:p text:style-name="Standard">=FRAN_0393_10901_L.jpg=</text:p>
      <text:p text:style-name="Standard">1 - nonagesimo in</text:p>
      <text:p text:style-name="Standard">2 - iiiix xiiii</text:p>
      <text:p text:style-name="Standard">3 - Anno quo supra die lune xxiiia febris capitulantibus dominis</text:p>
      <text:p text:style-name="Standard">4 - dcape canonicus Pari</text:p>
      <text:p text:style-name="Standard">5 - P. Decano</text:p>
      <text:p text:style-name="Standard">6 - Archidiacono ecclesie</text:p>
      <text:p text:style-name="Standard">7 - G</text:p>
      <text:p text:style-name="Standard">8 - Magister Guillelmus de Porta decanus Bisunitinensis fuit receptus</text:p>
      <text:p text:style-name="Standard">9 - Sy</text:p>
      <text:p text:style-name="Standard">10 - Succentore</text:p>
      <text:p text:style-name="Standard">11 - ad prebendam parisiensium vacante per resignacionem in manibus domini nostri pape</text:p>
      <text:p text:style-name="Standard">12 - Roberti</text:p>
      <text:p text:style-name="Standard">13 - +P.</text:p>
      <text:p text:style-name="Standard">14 - per procuratorem magistri N. Chaudardi ultimi possessoris ejusdem factam</text:p>
      <text:p text:style-name="Standard">15 - de Karolay</text:p>
      <text:p text:style-name="Standard">16 - qui juravit in forma et fuit installatus in choro et locu sibi</text:p>
      <text:p text:style-name="Standard">17 - Jausserandi</text:p>
      <text:p text:style-name="Standard">18 - *</text:p>
      <text:p text:style-name="Standard">19 - assignatus in capitulo / solvit x. fr. pro jocundo adventu et</text:p>
      <text:p text:style-name="Standard">20 - de Pompodorio</text:p>
      <text:p text:style-name="Standard"><text:soft-page-break/>21 - vi</text:p>
      <text:p text:style-name="Standard">22 - dedit fideiussum pro capa dominos J. Hue et J. Voygnon canonico</text:p>
      <text:p text:style-name="Standard">23 - de Socto</text:p>
      <text:p text:style-name="Standard">24 - Forteti</text:p>
      <text:p text:style-name="Standard">25 - p.</text:p>
      <text:p text:style-name="Standard">26 - Pars. ibidem presentes / et onus hujusmodi fidejussis acceptantes / ac dictam</text:p>
      <text:p text:style-name="Standard">27 - de Mongeria</text:p>
      <text:p text:style-name="Standard">28 - L</text:p>
      <text:p text:style-name="Standard">29 - capa in deffectum ipsius noviter recepti solvere promittentes.</text:p>
      <text:p text:style-name="Standard">30 - B.</text:p>
      <text:p text:style-name="Standard">31 - de Thierno</text:p>
      <text:p text:style-name="Standard">32 - S Maercy Philippus Polini fuit receptus ad matulariam clericalem Sancti Mederici</text:p>
      <text:p text:style-name="Standard">33 - Hue</text:p>
      <text:p text:style-name="Standard">34 - virtute licterarum domini Cardnlis de luna / qui juravit obedeidam et fuit</text:p>
      <text:p text:style-name="Standard">35 - de Putheolis</text:p>
      <text:p text:style-name="Standard">36 - s</text:p>
      <text:p text:style-name="Standard">37 - installatus</text:p>
      <text:p text:style-name="Standard">38 - Regie</text:p>
      <text:p text:style-name="Standard">39 - Andi</text:p>
      <text:p text:style-name="Standard">40 - de Alneolo</text:p>
      <text:p text:style-name="Standard">41 - 8</text:p>
      <text:p text:style-name="Standard">42 - G</text:p>
      <text:p text:style-name="Standard">43 - Placet dominis quod magister N. Chaudardi ferat habitum ecclesie</text:p>
      <text:p text:style-name="Standard">44 - de Porta</text:p>
      <text:p text:style-name="Standard">45 - G.</text:p>
      <text:p text:style-name="Standard">46 - usque ad pascha / et quod facta visitacione de domo sua per</text:p>
      <text:p text:style-name="Standard">47 - Fedelli</text:p>
      <text:p text:style-name="Standard">48 - G.</text:p>
      <text:p text:style-name="Standard">49 - juratos ecclesie / ipsa domus exponetur vendicioni / et tradetur</text:p>
      <text:p text:style-name="Standard">50 - de Salebrace</text:p>
      <text:p text:style-name="Standard">51 - alicui dominorum plus offerenti.</text:p>
      <text:p text:style-name="Standard">52 - Voygnon</text:p>
      <text:p text:style-name="Standard">53 - s</text:p>
      <text:p text:style-name="Standard">54 - de Lorriaco</text:p>
      <text:p text:style-name="Standard">55 - $</text:p>
      <text:p text:style-name="Standard">56 - s. x s.</text:p>
      <text:p text:style-name="Standard"><text:soft-page-break/>57 - Chaudardi</text:p>
      <text:p text:style-name="Standard">58 - N.</text:p>
      <text:p text:style-name="Standard">59 - Dominus Johannes Fabri procurator Johannis de Moulinis Doicelli se de saisinit</text:p>
      <text:p text:style-name="Standard">60 - l</text:p>
      <text:p text:style-name="Standard">61 - et devestivit de tenris redditibus et proprietatibus ac censibus quibus an</text:p>
      <text:p text:style-name="Standard">62 - que ipse domicellus tenebat in feudum ab ecclesia seu capitulo Parisienses in villis de Alneolo et Nezello</text:p>
      <text:p text:style-name="Standard">63 - que vendidit magistro Johanni de Socto / et ipse magister J. de Socto fuit receptus in fidem et homagium</text:p>
      <text:p text:style-name="Standard">64 - dictorum feudorum per dominum decanum Parisiensem vice et nomine capituli ipsum recipientem / postmodum ipse magister Johannes</text:p>
      <text:p text:style-name="Standard">65 - de socto transculit omne jus et actionem que in predictis habebat in manu domini Armandi Jausserandi</text:p>
      <text:p text:style-name="Standard">66 - dictus vero dominus Armandu transculit eciam predicta in manu capituli ad usum et utilitatem</text:p>
      <text:p text:style-name="Standard">67 - matutinarum beate Marie que in ecclesia Parisien dicuntur</text:p>
      <text:p text:style-name="Standard">68 - Dominus Egidius La Vaqueresse fuit receptus in vicarium Sancti Mederici pro magistro Jacobo provi</text:p>
      <text:p text:style-name="Standard">69 - canonico ipsius ecclesie</text:p>
      <text:p text:style-name="Standard">=FRAN_0393_10902_L.jpg=</text:p>
      <text:p text:style-name="Standard">1 - nonagesimo</text:p>
      <text:p text:style-name="Standard">2 - Anno quo supra die mercurii xxvta febris capitulantibus dominis</text:p>
      <text:p text:style-name="Standard">3 - P. Decano</text:p>
      <text:p text:style-name="Standard">4 - Commissrii. Dati sunt commissarii fiimario d'Oultreboys vidlicet domini</text:p>
      <text:p text:style-name="Standard">5 - s</text:p>
      <text:p text:style-name="Standard">6 - archidiacono ecclesie</text:p>
      <text:p text:style-name="Standard">7 - G. de Alicolo et J. de Socto ad audtum compotis suum</text:p>
      <text:p text:style-name="Standard">8 - Succentore</text:p>
      <text:p text:style-name="Standard">9 - Sy</text:p>
      <text:p text:style-name="Standard">10 - Roberti</text:p>
      <text:p text:style-name="Standard">11 - PP.</text:p>
      <text:p text:style-name="Standard">12 - Majoria de Christolio data est ad beneplacitum dominos</text:p>
      <text:p text:style-name="Standard">13 - Jausserandi</text:p>
      <text:p text:style-name="Standard">14 - Ar</text:p>
      <text:p text:style-name="Standard">15 - Philipo Cofferii habitis dicti loci et juravit fidelitatem et</text:p>
      <text:p text:style-name="Standard">16 - si</text:p>
      <text:p text:style-name="Standard">17 - de Karolay</text:p>
      <text:p text:style-name="Standard">18 - et debet adducere clericum suum mercurii proxima qui</text:p>
      <text:p text:style-name="Standard"><text:soft-page-break/>19 - +</text:p>
      <text:p text:style-name="Standard">20 - de Socto</text:p>
      <text:p text:style-name="Standard">21 - jurabit</text:p>
      <text:p text:style-name="Standard">22 - de Pompodorio</text:p>
      <text:p text:style-name="Standard">23 - G.</text:p>
      <text:p text:style-name="Standard">24 - *</text:p>
      <text:p text:style-name="Standard">25 - Forteti</text:p>
      <text:p text:style-name="Standard">26 - Preceptum est domino Guillelmo Bellefemme sub pena</text:p>
      <text:p text:style-name="Standard">27 - excomunicacionis et late sine ut in vesperis inter sit cum</text:p>
      <text:p text:style-name="Standard">28 - de Mongeria</text:p>
      <text:p text:style-name="Standard">29 - de Thierno</text:p>
      <text:p text:style-name="Standard">30 - domino G. archidiaconus ecclesie provisore capelle Sancti Leonardi</text:p>
      <text:p text:style-name="Standard">31 - B</text:p>
      <text:p text:style-name="Standard">32 - *</text:p>
      <text:p text:style-name="Standard">33 - ad reddendum compotum suum et inventarium fait</text:p>
      <text:p text:style-name="Standard">34 - Hui</text:p>
      <text:p text:style-name="Standard">35 - S</text:p>
      <text:p text:style-name="Standard">36 - R</text:p>
      <text:p text:style-name="Standard">37 - de Putheol</text:p>
      <text:p text:style-name="Standard">38 - de ornamentis capellanie cui deservivit pro domino</text:p>
      <text:p text:style-name="Standard">39 - de Alneolo</text:p>
      <text:p text:style-name="Standard">40 - Engueralmo Benedicti nuper deffuncti et ipsius</text:p>
      <text:p text:style-name="Standard">41 - G</text:p>
      <text:p text:style-name="Standard">42 - de porta</text:p>
      <text:p text:style-name="Standard">43 - capellanie quondam capellani</text:p>
      <text:p text:style-name="Standard">44 - P4</text:p>
      <text:p text:style-name="Standard">45 - A.</text:p>
      <text:p text:style-name="Standard">46 - Regine</text:p>
      <text:p text:style-name="Standard">47 - Placet dominis quod dominus G. de Porta habeat domum</text:p>
      <text:p text:style-name="Standard">48 - Fedelli</text:p>
      <text:p text:style-name="Standard">49 - G</text:p>
      <text:p text:style-name="Standard">50 - magistri N. Chaudardi precio centum scutorum domimino</text:p>
      <text:p text:style-name="Standard">51 - D</text:p>
      <text:p text:style-name="Standard">52 - de Ordeimonte</text:p>
      <text:p text:style-name="Standard">53 - *.</text:p>
      <text:p text:style-name="Standard">54 - velit se onerare de repparacionibus et solvere onia que</text:p>
      <text:p text:style-name="Standard"><text:soft-page-break/>55 - Voygnon</text:p>
      <text:p text:style-name="Standard">56 - 3</text:p>
      <text:p text:style-name="Standard">57 - ipsa domus debet et ad que tenetur / Et ipse dominus</text:p>
      <text:p text:style-name="Standard">58 - de Salebruce</text:p>
      <text:p text:style-name="Standard">59 - G. de Porta habuit hoc gratum et tradidit denariom de</text:p>
      <text:p text:style-name="Standard">60 - R.</text:p>
      <text:p text:style-name="Standard">61 - de Lorriaco</text:p>
      <text:p text:style-name="Standard">62 - et fuit sibi liberata ipsa domus.</text:p>
      <text:p text:style-name="Standard">63 - Resigna</text:p>
      <text:p text:style-name="Standard">64 - Johannes Canardi capellanus ad altare Sancti Eustacii dictam capellania resignavit causa permutacionis</text:p>
      <text:p text:style-name="Standard">65 - faciende cum magistro Julyano de Blessonno rctore alterius poicionis parrochia ecclesie de</text:p>
      <text:p text:style-name="Standard">66 - Collacio</text:p>
      <text:p text:style-name="Standard">67 - Bellomonte in argonnia remensis diocesis ad ipsam alteram porcionem et non alias et fuit</text:p>
      <text:p text:style-name="Standard">68 - collata dicto magistro Juliano in persionam dictuim Johannis la Buffe presbyteri procuratoris sui</text:p>
      <text:p text:style-name="Standard">69 - qui juravit ut procuratori et fuit installatus</text:p>
      <text:p text:style-name="Standard">70 - Anno quo supra die veneris xxviia febris capitulantibus domini</text:p>
      <text:p text:style-name="Standard">71 - P. Decano</text:p>
      <text:p text:style-name="Standard">72 - Visa composione Sancti Victoris fuit expeditus panis</text:p>
      <text:p text:style-name="Standard">73 - archidiacono ecclesie</text:p>
      <text:p text:style-name="Standard">74 - G.</text:p>
      <text:p text:style-name="Standard">75 - succentore</text:p>
      <text:p text:style-name="Standard">76 - Sy</text:p>
      <text:p text:style-name="Standard">77 - quadragesime prebendam Sancti Victorum quem peciit et</text:p>
      <text:p text:style-name="Standard">78 - P.</text:p>
      <text:p text:style-name="Standard">79 - Roberti</text:p>
      <text:p text:style-name="Standard">80 - dixeis sibi deberi causa resignacione prebenda magistri Nicolai</text:p>
      <text:p text:style-name="Standard">81 - de Pompodorio</text:p>
      <text:p text:style-name="Standard">82 - Chaudardi</text:p>
      <text:p text:style-name="Standard">83 - de Lorriaco</text:p>
      <text:p text:style-name="Standard">84 - 3</text:p>
      <text:p text:style-name="Standard">85 - 2</text:p>
      <text:p text:style-name="Standard">86 - de Karolay</text:p>
      <text:p text:style-name="Standard">87 - enpcio Dominus Johannes Mugney presbyter procurator domini Ade de</text:p>
      <text:p text:style-name="Standard">88 - P</text:p>
      <text:p text:style-name="Standard">89 - Forteti</text:p>
      <text:p text:style-name="Standard"><text:soft-page-break/>90 - Vivariis fuit receptus virtute gracie apostolice sibi</text:p>
      <text:p text:style-name="Standard">91 - de Mongeria</text:p>
      <text:p text:style-name="Standard">92 - facte ad capellaniam Sancti Johannis Baptiste in ecclesia Par.</text:p>
      <text:p text:style-name="Standard">93 - B</text:p>
      <text:p text:style-name="Standard">94 - de Thierno</text:p>
      <text:p text:style-name="Standard">95 - fundatam vacante per mortem domini Johannis de Sancto preste</text:p>
      <text:p text:style-name="Standard">96 - Hue</text:p>
      <text:p text:style-name="Standard">97 - qui juravit in forma et fuit installatus</text:p>
      <text:p text:style-name="Standard">98 - de Sancto Petro</text:p>
      <text:p text:style-name="Standard">99 - G</text:p>
      <text:p text:style-name="Standard">100 - l</text:p>
      <text:p text:style-name="Standard">101 - de Alneolo</text:p>
      <text:p text:style-name="Standard">102 - de porta</text:p>
      <text:p text:style-name="Standard">103 - G</text:p>
      <text:p text:style-name="Standard">104 - Retenut Jaques de Bacouel est retenu conselllier pour</text:p>
      <text:p text:style-name="Standard">105 - Compromissum canti</text:p>
      <text:p text:style-name="Standard">106 - G</text:p>
      <text:p text:style-name="Standard">107 - Fedelli</text:p>
      <text:p text:style-name="Standard">108 - chapitre en la terre d'oultre boys a. C. .</text:p>
      <text:p text:style-name="Standard">109 - 4.</text:p>
      <text:p text:style-name="Standard">110 - de socto</text:p>
      <text:p text:style-name="Standard">111 - Mignoti</text:p>
      <text:p text:style-name="Standard">112 - de pension</text:p>
      <text:p text:style-name="Standard">113 - in revestiario</text:p>
      <text:p text:style-name="Standard">114 - Jausserandi</text:p>
      <text:p text:style-name="Standard">115 - Ar</text:p>
      <text:p text:style-name="Standard">116 - Die sabbati ultima februari presentis P. decano . C. de Sancto Petri</text:p>
      <text:p text:style-name="Standard">117 - 4</text:p>
      <text:p text:style-name="Standard">118 - de Putheolis</text:p>
      <text:p text:style-name="Standard">119 - R. de Lorriaco An. Regine J. de Socto B. de Thierno . J. de Pomr.</text:p>
      <text:p text:style-name="Standard">=FRAN_0393_10903_L.jpg=</text:p>
      <text:p text:style-name="Standard">1 - iiii xv</text:p>
      <text:p text:style-name="Standard">2 - xos</text:p>
      <text:p text:style-name="Standard">3 - 189</text:p>
      <text:p text:style-name="Standard">4 - Afevallis</text:p>
      <text:p text:style-name="Standard">5 - l.</text:p>
      <text:p text:style-name="Standard"><text:soft-page-break/>6 - Anno quo supra die lune secunda mensis marcii capitulantibus dominis</text:p>
      <text:p text:style-name="Standard">7 - nonagesim cco</text:p>
      <text:p text:style-name="Standard">8 - P. Decano</text:p>
      <text:p text:style-name="Standard">9 - Johannes Preau clericus majoris de Cristolio juravit fidelitatem</text:p>
      <text:p text:style-name="Standard">10 - H. Cantore</text:p>
      <text:p text:style-name="Standard">11 - dominis et obedenciam jura ecclesie pro posse servare et quenon poterit</text:p>
      <text:p text:style-name="Standard">12 - G. archidiacono ecclesie</text:p>
      <text:p text:style-name="Standard">13 - revelare / a subditis ecclesie ultra salarium debitum non petere</text:p>
      <text:p text:style-name="Standard">14 - Sy. succentore</text:p>
      <text:p text:style-name="Standard">15 - de Pompodorio</text:p>
      <text:p text:style-name="Standard">16 - .</text:p>
      <text:p text:style-name="Standard">17 - nec exigere quavisde causa</text:p>
      <text:p text:style-name="Standard">18 - P. Roberti</text:p>
      <text:p text:style-name="Standard">19 - de Mongeria</text:p>
      <text:p text:style-name="Standard">20 - Johannes de Courlon procurator magistri Johannis Viillequin resignavit</text:p>
      <text:p text:style-name="Standard">21 - Resignacio</text:p>
      <text:p text:style-name="Standard">22 - *.</text:p>
      <text:p text:style-name="Standard">23 - de Karolay</text:p>
      <text:p text:style-name="Standard">24 - in manibus dominorum capellaniamm Sancti Saturnini in ecclesia Paris. causa per</text:p>
      <text:p text:style-name="Standard">25 - +</text:p>
      <text:p text:style-name="Standard">26 - de Sroco</text:p>
      <text:p text:style-name="Standard">27 - Collacio</text:p>
      <text:p text:style-name="Standard">28 - mutacionis faciendi cum magistro Richardo Habart canonico Sancti Paul</text:p>
      <text:p text:style-name="Standard">29 - Forteti</text:p>
      <text:p text:style-name="Standard">30 - P.</text:p>
      <text:p text:style-name="Standard">31 - de Sancto Dyonisio in francia ad ipsos canonicatum et prebendam et non ab</text:p>
      <text:p text:style-name="Standard">32 - de Thierno</text:p>
      <text:p text:style-name="Standard">33 - et fuit collata dicto magistro Richardo qui nundum juravit</text:p>
      <text:p text:style-name="Standard">34 - R.</text:p>
      <text:p text:style-name="Standard">35 - de Putheolis</text:p>
      <text:p text:style-name="Standard">36 - R.</text:p>
      <text:p text:style-name="Standard">37 - de Lorriaco</text:p>
      <text:p text:style-name="Standard">38 - Au. Regine</text:p>
      <text:p text:style-name="Standard">39 - de Ordeimnte</text:p>
      <text:p text:style-name="Standard">40 - N</text:p>
      <text:p text:style-name="Standard">41 - *.</text:p>
      <text:p text:style-name="Standard"><text:soft-page-break/>42 - Voygnon</text:p>
      <text:p text:style-name="Standard">43 - Hue</text:p>
      <text:p text:style-name="Standard">44 - Mercuritis sequenti non fuit cai prope</text:p>
      <text:p text:style-name="Standard">45 - S. ix s.</text:p>
      <text:p text:style-name="Standard">46 - G. de Porta</text:p>
      <text:p text:style-name="Standard">47 - Anno quo supra die veneris post cives sexta marcii capitulantibus dominis</text:p>
      <text:p text:style-name="Standard">48 - P. Decano</text:p>
      <text:p text:style-name="Standard">49 - H. Cantore</text:p>
      <text:p text:style-name="Standard">50 - Remissa sunt arreragia domino Thome Boillardi capellano ad altare beati</text:p>
      <text:p text:style-name="Standard">51 - G. Archidiacono ecclesie</text:p>
      <text:p text:style-name="Standard">52 - dyonisii que debebat officio anmversariorum et matutinarum racione dicte sue</text:p>
      <text:p text:style-name="Standard">53 - Sy. succentore</text:p>
      <text:p text:style-name="Standard">54 - capellanie videlicet de duobus Francis pro anno quolibet / et fuit quictus diigino de</text:p>
      <text:p text:style-name="Standard">55 - Voygnon</text:p>
      <text:p text:style-name="Standard">56 - solvat de uno anno et amodo sine deffecta</text:p>
      <text:p text:style-name="Standard">57 - de Karolay</text:p>
      <text:p text:style-name="Standard">58 - de Pompodorio</text:p>
      <text:p text:style-name="Standard">59 - Ipse dominus Thomas emendavit deffectum quem fecerat in non deserviendo</text:p>
      <text:p text:style-name="Standard">60 - Servendi</text:p>
      <text:p text:style-name="Standard">61 - P. Forteti</text:p>
      <text:p text:style-name="Standard">62 - debite dicte sue capellani</text:p>
      <text:p text:style-name="Standard">63 - Sabbati viia marcii in revestiario</text:p>
      <text:p text:style-name="Standard">64 - +P. Roberti.</text:p>
      <text:p text:style-name="Standard">65 - De uppar</text:p>
      <text:p text:style-name="Standard">66 - 8</text:p>
      <text:p text:style-name="Standard">67 - presentibus P. decano G. Archidiaconus ecclesie Sy succentor . R. de Lorriaso G. de Alneoo</text:p>
      <text:p text:style-name="Standard">68 - de Mongeria</text:p>
      <text:p text:style-name="Standard">69 - L. de Mongeria B. de Thierno J. de Secto Ph. de Salione . G. Fedelli</text:p>
      <text:p text:style-name="Standard">70 - Hue</text:p>
      <text:p text:style-name="Standard">71 - R. de Putheol</text:p>
      <text:p text:style-name="Standard">72 - P. Forteti et pluribus aliis. fuit datu terminus duorum annorum domino Burello</text:p>
      <text:p text:style-name="Standard">73 - de rippeia ad redimendum iiiiCr lb. t. redditus quas venadit ecclesie precio</text:p>
      <text:p text:style-name="Standard">74 - G. de Porta</text:p>
      <text:p text:style-name="Standard">75 - e escus</text:p>
      <text:p text:style-name="Standard">76 - de Sancto Petro</text:p>
      <text:p text:style-name="Standard">77 - G.</text:p>
      <text:p text:style-name="Standard"><text:soft-page-break/>78 - de Lorriaco</text:p>
      <text:p text:style-name="Standard">79 - R.</text:p>
      <text:p text:style-name="Standard">80 - P. Forteti . G. de Porta L. de Mongeria et J. de Karolay pro parte capituli / magister</text:p>
      <text:p text:style-name="Standard">81 - G. Fedelli</text:p>
      <text:p text:style-name="Standard">82 - N. Careti procuratore magistri Johannis Careti et domino Johanne Mignoti pro se / dicte partes</text:p>
      <text:p text:style-name="Standard">83 - T.</text:p>
      <text:p text:style-name="Standard">84 - Houcie</text:p>
      <text:p text:style-name="Standard">85 - prolongaverunt compromissum alias per ipsos factum usque ad sinem mensis maii present</text:p>
      <text:p text:style-name="Standard">86 - An. Regine</text:p>
      <text:p text:style-name="Standard">87 - magistro Johanne Curial Parisiensis in foro eccesistio dvocato domino Petro Charleti presbtero</text:p>
      <text:p text:style-name="Standard">88 - B. de Thierno</text:p>
      <text:p text:style-name="Standard">89 - Remensis diocesis domino Petro Prugereti presbytero in ecclesia Parisiensis beneficiato et Petro</text:p>
      <text:p text:style-name="Standard">90 - de Ordeimonte</text:p>
      <text:p text:style-name="Standard">91 - N.</text:p>
      <text:p text:style-name="Standard">92 - Amonini clerico Aurelianensis.</text:p>
      <text:p text:style-name="Standard">93 - 1.</text:p>
      <text:p text:style-name="Standard">94 - Regis</text:p>
      <text:p text:style-name="Standard">95 - xi</text:p>
      <text:p text:style-name="Standard">96 - ii d</text:p>
      <text:p text:style-name="Standard">97 - Jausyerandi</text:p>
      <text:p text:style-name="Standard">98 - A</text:p>
      <text:p text:style-name="Standard">=FRAN_0393_10904_L.jpg=</text:p>
      <text:p text:style-name="Standard">1 - *</text:p>
      <text:p text:style-name="Standard">2 - Anno quo supra die martis decima mensis marcii capitulantibus dominis</text:p>
      <text:p text:style-name="Standard">3 - P. Decano</text:p>
      <text:p text:style-name="Standard">4 - H. Cantore</text:p>
      <text:p text:style-name="Standard">5 - adamentum Johannes Aleaumeserviens ad virgam adjornavit dominos</text:p>
      <text:p text:style-name="Standard">6 - archidiacono ecclesie</text:p>
      <text:p text:style-name="Standard">7 - G</text:p>
      <text:p text:style-name="Standard">8 - ad diem crastinam in Castalleto contra Thomam de</text:p>
      <text:p text:style-name="Standard">9 - Sy. succentore</text:p>
      <text:p text:style-name="Standard">10 - nully visurs taxari quasdam expensis</text:p>
      <text:p text:style-name="Standard">11 - de Ordeimonte</text:p>
      <text:p text:style-name="Standard">12 - 4</text:p>
      <text:p text:style-name="Standard">13 - de socto</text:p>
      <text:p text:style-name="Standard">14 - 43</text:p>
      <text:p text:style-name="Standard"><text:soft-page-break/>15 - Deliberatum est quod prepositus prebendarius de Andresiaco</text:p>
      <text:p text:style-name="Standard">16 - Andresis</text:p>
      <text:p text:style-name="Standard">17 - R. de Lorriaco</text:p>
      <text:p text:style-name="Standard">18 - faciet fieri pretorium dicti loci expensis dominorum ibidem</text:p>
      <text:p text:style-name="Standard">19 - de Karolay</text:p>
      <text:p text:style-name="Standard">20 - de Pompodorio</text:p>
      <text:p text:style-name="Standard">21 - prebendatorum quia considerato quod ipsi percipiunt inde</text:p>
      <text:p text:style-name="Standard">22 - Forteti</text:p>
      <text:p text:style-name="Standard">23 - emolumenta eo ipso tenentur ad onera / et jurati</text:p>
      <text:p text:style-name="Standard">24 - L.</text:p>
      <text:p text:style-name="Standard">25 - de Mongeria</text:p>
      <text:p text:style-name="Standard">26 - ecclesie mittentur illac ad visitandum repparaciones</text:p>
      <text:p text:style-name="Standard">27 - B.</text:p>
      <text:p text:style-name="Standard">28 - de Thierno</text:p>
      <text:p text:style-name="Standard">29 - domus que dicitur aula de Andresiaco expensis illorum</text:p>
      <text:p text:style-name="Standard">30 - I.</text:p>
      <text:p text:style-name="Standard">31 - Hue</text:p>
      <text:p text:style-name="Standard">32 - qui debebunt illas repparaciones facere. Et</text:p>
      <text:p text:style-name="Standard">33 - Au. Grangerti</text:p>
      <text:p text:style-name="Standard">34 - *.</text:p>
      <text:p text:style-name="Standard">35 - de Bordis</text:p>
      <text:p text:style-name="Standard">36 - magister An Grangerii presens non consencuit isti</text:p>
      <text:p text:style-name="Standard">37 - de Sancto Petro</text:p>
      <text:p text:style-name="Standard">38 - G</text:p>
      <text:p text:style-name="Standard">39 - ordinacion</text:p>
      <text:p text:style-name="Standard">40 - de Sanctis</text:p>
      <text:p text:style-name="Standard">41 - de Alneolo</text:p>
      <text:p text:style-name="Standard">42 - *a</text:p>
      <text:p text:style-name="Standard">43 - de Putheoleis</text:p>
      <text:p text:style-name="Standard">44 - 2</text:p>
      <text:p text:style-name="Standard">45 - Deliberatum est quod regerus medici solvat olevm</text:p>
      <text:p text:style-name="Standard">46 - quod debet pro lampadibus pro uno anno / et si</text:p>
      <text:p text:style-name="Standard">47 - G. Fedelli</text:p>
      <text:p text:style-name="Standard">48 - T.</text:p>
      <text:p text:style-name="Standard">49 - Hocie</text:p>
      <text:p text:style-name="Standard">50 - annis futuris pecient graciam domini facient pro eo</text:p>
      <text:p text:style-name="Standard"><text:soft-page-break/>51 - Voygnon</text:p>
      <text:p text:style-name="Standard">52 - .</text:p>
      <text:p text:style-name="Standard">53 - ut melius poterunt</text:p>
      <text:p text:style-name="Standard">54 - Ph.o de Salione</text:p>
      <text:p text:style-name="Standard">55 - Ar. Jausserandi</text:p>
      <text:p text:style-name="Standard">56 - P. Roberti</text:p>
      <text:p text:style-name="Standard">57 - Anno quo supra die jovis xiia marcii capitulantibus dominis</text:p>
      <text:p text:style-name="Standard">58 - H. Cantore</text:p>
      <text:p text:style-name="Standard">59 - archidiacono ecclesie</text:p>
      <text:p text:style-name="Standard">60 - G.</text:p>
      <text:p text:style-name="Standard">61 - Adveu Le prieur de la Fontaine au boys a envoyé son</text:p>
      <text:p text:style-name="Standard">62 - Dy. succentore</text:p>
      <text:p text:style-name="Standard">63 - adveu des terres de la chapomniere mouvans de Pecy</text:p>
      <text:p text:style-name="Standard">64 - P. de Ordimimonte</text:p>
      <text:p text:style-name="Standard">65 - et a esté respondu que on le tenoit en souffrance</text:p>
      <text:p text:style-name="Standard">66 - R</text:p>
      <text:p text:style-name="Standard">67 - de Lorriaco</text:p>
      <text:p text:style-name="Standard">68 - de Pompodorio</text:p>
      <text:p text:style-name="Standard">69 - J</text:p>
      <text:p text:style-name="Standard">70 - jusques a trois sepum et lors il sera present et</text:p>
      <text:p text:style-name="Standard">71 - *.</text:p>
      <text:p text:style-name="Standard">72 - de Karolay</text:p>
      <text:p text:style-name="Standard">73 - pendent ce on se informera se il doit rien</text:p>
      <text:p text:style-name="Standard">74 - 47.</text:p>
      <text:p text:style-name="Standard">75 - de socto</text:p>
      <text:p text:style-name="Standard">76 - P. Forceti</text:p>
      <text:p text:style-name="Standard">77 - de Thierno</text:p>
      <text:p text:style-name="Standard">78 - Jehan Leschevin prevost de Rosay a apporté un</text:p>
      <text:p text:style-name="Standard">79 - B</text:p>
      <text:p text:style-name="Standard">80 - Rosay</text:p>
      <text:p text:style-name="Standard">81 - de Mongeria</text:p>
      <text:p text:style-name="Standard">82 - 18</text:p>
      <text:p text:style-name="Standard">83 - proces pour visiter qui a esté baille a maist</text:p>
      <text:p text:style-name="Standard">84 - R.</text:p>
      <text:p text:style-name="Standard">85 - de Puthes</text:p>
      <text:p text:style-name="Standard">86 - Guillelmeo Danvel</text:p>
      <text:p text:style-name="Standard"><text:soft-page-break/>87 - *.</text:p>
      <text:p text:style-name="Standard">88 - de Bordis</text:p>
      <text:p text:style-name="Standard">89 - J. de Sanctis</text:p>
      <text:p text:style-name="Standard">90 - Magister Richardus Habart qalis collata fuit capelili</text:p>
      <text:p text:style-name="Standard">91 - Jura</text:p>
      <text:p text:style-name="Standard">92 - de Alneolo</text:p>
      <text:p text:style-name="Standard">93 - G</text:p>
      <text:p text:style-name="Standard">94 - Sancti Saturnini in ecclesia Par. vacans per ressiquacionem etc.</text:p>
      <text:p text:style-name="Standard">95 - de Sancto Petro</text:p>
      <text:p text:style-name="Standard">96 - T</text:p>
      <text:p text:style-name="Standard">97 - qui nundum juraverat hodie juravit in forma et</text:p>
      <text:p text:style-name="Standard">98 - Voygnon</text:p>
      <text:p text:style-name="Standard">99 - non fuit installatus</text:p>
      <text:p text:style-name="Standard">100 - Vide de hoc die littre iia marcii</text:p>
      <text:p text:style-name="Standard">101 - 8</text:p>
      <text:p text:style-name="Standard">102 - Fedelli</text:p>
      <text:p text:style-name="Standard">103 - G</text:p>
      <text:p text:style-name="Standard">104 - + Pil</text:p>
      <text:p text:style-name="Standard">105 - de Salione</text:p>
      <text:p text:style-name="Standard">106 - Hue</text:p>
      <text:p text:style-name="Standard">107 - xii</text:p>
      <text:p text:style-name="Standard">108 - Regis</text:p>
      <text:p text:style-name="Standard">109 - Au. Regine</text:p>
      <text:p text:style-name="Standard">110 - P. Roberti</text:p>
      <text:p text:style-name="Standard">=FRAN_0393_10905_L.jpg=</text:p>
      <text:p text:style-name="Standard">1 - iiii xv</text:p>
      <text:p text:style-name="Standard">2 - nonagesimo</text:p>
      <text:p text:style-name="Standard">3 - ano quo supra die sabbati xiiiia mensis marcii capitulantibus dominis</text:p>
      <text:p text:style-name="Standard">4 - P. Decano</text:p>
      <text:p text:style-name="Standard">5 - maistre Jehan de Fontenay commissarire ou chastellet de Paris</text:p>
      <text:p text:style-name="Standard">6 - Preceptu</text:p>
      <text:p text:style-name="Standard">7 - H. Cantor</text:p>
      <text:p text:style-name="Standard">8 - Regio</text:p>
      <text:p text:style-name="Standard">9 - a fait deffense et commandement a mesirer de par le roy cre seigneur</text:p>
      <text:p text:style-name="Standard">10 - archidiacono ecclesie</text:p>
      <text:p text:style-name="Standard">11 - G</text:p>
      <text:p text:style-name="Standard"><text:soft-page-break/>12 - et le prevost de Paris et sur peinie de deuxcens mard d'argent</text:p>
      <text:p text:style-name="Standard">13 - Sy. succentore</text:p>
      <text:p text:style-name="Standard">14 - que ilz ne procedent en aucune maniere contre messeigneurs mahieu seineu get</text:p>
      <text:p text:style-name="Standard">15 - De Pompodorio</text:p>
      <text:p text:style-name="Standard">16 - *</text:p>
      <text:p text:style-name="Standard">17 - a cause de L. fr. qu'il doit a messeigneur Jehan le Femre pour la</text:p>
      <text:p text:style-name="Standard">18 - de Karolay</text:p>
      <text:p text:style-name="Standard">19 - vente d'une maison etc. et se aucun proces ont fait encont</text:p>
      <text:p text:style-name="Standard">20 - de Lorricico</text:p>
      <text:p text:style-name="Standard">21 - de Mongeria</text:p>
      <text:p text:style-name="Standard">22 - luy qu'ilz le revoquent et mettent au neant</text:p>
      <text:p text:style-name="Standard">23 - de socto</text:p>
      <text:p text:style-name="Standard">24 - D</text:p>
      <text:p text:style-name="Standard">25 - messeigneur ly ont respondu que ilz se garderont de mesprendre</text:p>
      <text:p text:style-name="Standard">26 - P</text:p>
      <text:p text:style-name="Standard">27 - Hue</text:p>
      <text:p text:style-name="Standard">28 - *.</text:p>
      <text:p text:style-name="Standard">29 - de Thierno</text:p>
      <text:p text:style-name="Standard">30 - 44</text:p>
      <text:p text:style-name="Standard">31 - Fedelli</text:p>
      <text:p text:style-name="Standard">32 - G</text:p>
      <text:p text:style-name="Standard">33 - Placet dominis quod magister fratres et sorores domus Dei Parisiensis se</text:p>
      <text:p text:style-name="Standard">34 - Ar</text:p>
      <text:p text:style-name="Standard">35 - Jouisserandi</text:p>
      <text:p text:style-name="Standard">36 - obligent executoribus Katherine de Quarmont ad dicendum</text:p>
      <text:p text:style-name="Standard">37 - Voygnon</text:p>
      <text:p text:style-name="Standard">38 - *.</text:p>
      <text:p text:style-name="Standard">39 - perpetuo unam missam pro anima dicte deffuncte in capella dicte domus</text:p>
      <text:p text:style-name="Standard">40 - +PPh. de Salione</text:p>
      <text:p text:style-name="Standard">41 - Dei qualibet ebdomada semel nec recompensacionem eorum que le gavit</text:p>
      <text:p text:style-name="Standard">42 - de maignaco</text:p>
      <text:p text:style-name="Standard">43 - Ay</text:p>
      <text:p text:style-name="Standard">44 - eis n suo testamnt dicta clier</text:p>
      <text:p text:style-name="Standard">45 - de Alneolo</text:p>
      <text:p text:style-name="Standard">46 - G.</text:p>
      <text:p text:style-name="Standard">47 - Forceti</text:p>
      <text:p text:style-name="Standard"><text:soft-page-break/>48 - P.</text:p>
      <text:p text:style-name="Standard">49 - Ordeimonte est quod refficiatur pons de Galon et capiantur lapides</text:p>
      <text:p text:style-name="Standard">50 - Robert</text:p>
      <text:p text:style-name="Standard">51 - .</text:p>
      <text:p text:style-name="Standard">52 - in masuris granchiarum de Spedona</text:p>
      <text:p text:style-name="Standard">53 - de Putheolis</text:p>
      <text:p text:style-name="Standard">54 - F</text:p>
      <text:p text:style-name="Standard">55 - Regis</text:p>
      <text:p text:style-name="Standard">56 - Dominus Guillelmos Tibie fortes presbyter commissus est ad regimen capelcanium</text:p>
      <text:p text:style-name="Standard">57 - coms</text:p>
      <text:p text:style-name="Standard">58 - x s. vi d.</text:p>
      <text:p text:style-name="Standard">59 - Ar. Jausyandi</text:p>
      <text:p text:style-name="Standard">60 - sancte Kathirine in ecclesia Sancti Mederici vacantes per mortem domini Guillelmi</text:p>
      <text:p text:style-name="Standard">61 - et juravit bene et fideliter desservire usquam appareat</text:p>
      <text:p text:style-name="Standard">62 - verus possessioer ejusdem et promisit ceddere compotum de receptis</text:p>
      <text:p text:style-name="Standard">63 - Promoti ad ordines die sabbati iiiior temprum post brandones in ecclesia Parisiensis per dominum parisiensium episcopum</text:p>
      <text:p text:style-name="Standard">64 - Americus de Maignaco Canonicus Par. ad subdyaconatus ordina</text:p>
      <text:p text:style-name="Standard">65 - firminus vanassorum capellanum in ecclesia Sancti Mederici ad acolitatus ceterosque minores ordinam</text:p>
      <text:p text:style-name="Standard">66 - Petrus Anselini capellanis in Sancto Benedico ad altaracem beati J. Euvangue ad dyaconatus ordenae</text:p>
      <text:p text:style-name="Standard">67 - Philippus Polrn ad presbteratus vicai matricularius clericus in Sancto Mederico ad presbyteratus ordinam</text:p>
      <text:p text:style-name="Standard">68 - Anno predicto die lune xvia marcii magister P. Roberti Camerarius clericus in crti domus epecopali coram janua</text:p>
      <text:p text:style-name="Standard">69 - Thenal</text:p>
      <text:p text:style-name="Standard">70 - ecclesie presentibus magistro P. Forteti canonico Parisiensis Ynone de Fageto promotis capituli et Petro Alardi clerico ipsius</text:p>
      <text:p text:style-name="Standard">71 - domini Camerarii invenit dominum Officialis Parisiensis et requisivit ipsum ut excomunicacionem a gravacioem etc. in personam domini</text:p>
      <text:p text:style-name="Standard">72 - Jacobi equi subditi ecclesie vicarii in Sancto Mederico ad instanta colini cheurenoire facta vellet revocare</text:p>
      <text:p text:style-name="Standard">73 - Et ipse dominus Officialits respondit quod bene verum erat quod ipse colinus fecerat citari dictum presbyterum ad certam</text:p>
      <text:p text:style-name="Standard">74 - diem coram ipso / ad quam non comparuerat debite nec allegaverat privilegium suum et ideo fuerat reputati</text:p>
      <text:p text:style-name="Standard">75 - contunaxa et denunciatus excommunicatus postmodum veo ipse fuerat citatus ex parte dicti colini visarum seabsolvi</text:p>
      <text:p text:style-name="Standard"><text:soft-page-break/>76 - et tunc ad requestam dicti camerarii fuat remissus curie capituli et sic videbatur sibi quod in deffectum ipsius</text:p>
      <text:p text:style-name="Standard">77 - ipse feuerat excommunicatus et hoc non revocaret / cetera vero que post requisicionem predictam fuerant facta</text:p>
      <text:p text:style-name="Standard">78 - libenter revocaret</text:p>
      <text:p text:style-name="Standard">=FRAN_0393_10906_L.jpg=</text:p>
      <text:p text:style-name="Standard">1 - 3</text:p>
      <text:p text:style-name="Standard">2 - Anno quo supra die martis xviia menser varcii in Grallo capitulantibus dominis</text:p>
      <text:p text:style-name="Standard">3 - P. Decanos</text:p>
      <text:p text:style-name="Standard">4 - H. Cantore</text:p>
      <text:p text:style-name="Standard">5 - G. archidiacono ecclesie</text:p>
      <text:p text:style-name="Standard">6 - megi fuit actum post Synodum</text:p>
      <text:p text:style-name="Standard">7 - Succentor</text:p>
      <text:p text:style-name="Standard">8 - Sy.</text:p>
      <text:p text:style-name="Standard">9 - de Mongeria</text:p>
      <text:p text:style-name="Standard">10 - L</text:p>
      <text:p text:style-name="Standard">11 - de Lorriaco</text:p>
      <text:p text:style-name="Standard">12 - R.</text:p>
      <text:p text:style-name="Standard">13 - J.</text:p>
      <text:p text:style-name="Standard">14 - de Pompodorio</text:p>
      <text:p text:style-name="Standard">15 - de Karolay</text:p>
      <text:p text:style-name="Standard">16 - P. Forteti</text:p>
      <text:p text:style-name="Standard">17 - J.</text:p>
      <text:p text:style-name="Standard">18 - Hue</text:p>
      <text:p text:style-name="Standard">19 - Ja.</text:p>
      <text:p text:style-name="Standard">20 - Cosson</text:p>
      <text:p text:style-name="Standard">21 - Fedelli</text:p>
      <text:p text:style-name="Standard">22 - G.</text:p>
      <text:p text:style-name="Standard">23 - B. de Thierno</text:p>
      <text:p text:style-name="Standard">24 - de Alneolo</text:p>
      <text:p text:style-name="Standard">25 - G</text:p>
      <text:p text:style-name="Standard">26 - Voygnon</text:p>
      <text:p text:style-name="Standard">27 - E</text:p>
      <text:p text:style-name="Standard">28 - de Bordis</text:p>
      <text:p text:style-name="Standard">29 - +.</text:p>
      <text:p text:style-name="Standard">30 - Roberti</text:p>
      <text:p text:style-name="Standard"><text:soft-page-break/>31 - Regis</text:p>
      <text:p text:style-name="Standard">32 - *</text:p>
      <text:p text:style-name="Standard">33 - Ar.</text:p>
      <text:p text:style-name="Standard">34 - Jausserandi</text:p>
      <text:p text:style-name="Standard">35 - PPh. de Salione</text:p>
      <text:p text:style-name="Standard">36 - 48</text:p>
      <text:p text:style-name="Standard">37 - de Socco</text:p>
      <text:p text:style-name="Standard">38 - Anno quo supra die jovis xixa marcii capitulantibus dominis</text:p>
      <text:p text:style-name="Standard">39 - P. Decano</text:p>
      <text:p text:style-name="Standard">40 - Datus est terminus domino P. de Mesnilio usque ad</text:p>
      <text:p text:style-name="Standard">41 - H. Cantore</text:p>
      <text:p text:style-name="Standard">42 - quammodo de solvendi xii s. par. quos debet pro quadam</text:p>
      <text:p text:style-name="Standard">43 - archidiacono ecclesie</text:p>
      <text:p text:style-name="Standard">44 - G.</text:p>
      <text:p text:style-name="Standard">45 - emenda quam fecit racione certi delicti pro quibus fuerat</text:p>
      <text:p text:style-name="Standard">46 - Sy. succentore</text:p>
      <text:p text:style-name="Standard">47 - Monitus.</text:p>
      <text:p text:style-name="Standard">48 - de Pompodorio</text:p>
      <text:p text:style-name="Standard">49 - A. Jausserandi</text:p>
      <text:p text:style-name="Standard">50 - Placet dominis et magistro Aymerico de Maignaco quod</text:p>
      <text:p text:style-name="Standard">51 - de Karolay</text:p>
      <text:p text:style-name="Standard">52 - J</text:p>
      <text:p text:style-name="Standard">53 - parvum vinum quod dominus quondam Leonardus de Maignaco</text:p>
      <text:p text:style-name="Standard">54 - de Lorriaco</text:p>
      <text:p text:style-name="Standard">55 - R.</text:p>
      <text:p text:style-name="Standard">56 - frater suus canonicus Parisiensis debebat racione domus sue</text:p>
      <text:p text:style-name="Standard">57 - Forteti</text:p>
      <text:p text:style-name="Standard">58 - P.</text:p>
      <text:p text:style-name="Standard">59 - claustralis vendite per eum domino Guigoni de Albyaco</text:p>
      <text:p text:style-name="Standard">60 - de Mongeria</text:p>
      <text:p text:style-name="Standard">61 - 10</text:p>
      <text:p text:style-name="Standard">62 - recipiatur super lxx. s. quos sibi debet magister</text:p>
      <text:p text:style-name="Standard">63 - R.</text:p>
      <text:p text:style-name="Standard">64 - de Putheolis</text:p>
      <text:p text:style-name="Standard">65 - Johannes de Socto</text:p>
      <text:p text:style-name="Standard">66 - G. de Alneolo</text:p>
      <text:p text:style-name="Standard"><text:soft-page-break/>67 - de Sancto Petro</text:p>
      <text:p text:style-name="Standard">68 - E</text:p>
      <text:p text:style-name="Standard">69 - Deliberatum est quod moneantur omns illi qui debent</text:p>
      <text:p text:style-name="Standard">70 - Ph. de Salione</text:p>
      <text:p text:style-name="Standard">71 - parvum uinum / ad martis nisi causam</text:p>
      <text:p text:style-name="Standard">72 - G. Fedelli</text:p>
      <text:p text:style-name="Standard">73 - Houcie</text:p>
      <text:p text:style-name="Standard">74 - T.</text:p>
      <text:p text:style-name="Standard">75 - J. Voygnon</text:p>
      <text:p text:style-name="Standard">76 - Ay. de Maignaco</text:p>
      <text:p text:style-name="Standard">77 - B. de Thierno</text:p>
      <text:p text:style-name="Standard">78 - N. de Ordeimonte</text:p>
      <text:p text:style-name="Standard">79 - P. Hue</text:p>
      <text:p text:style-name="Standard">80 - de.</text:p>
      <text:p text:style-name="Standard">81 - 3</text:p>
      <text:p text:style-name="Standard">82 - de socy.</text:p>
      <text:p text:style-name="Standard">83 - l</text:p>
      <text:p text:style-name="Standard">=FRAN_0393_10907_L.jpg=</text:p>
      <text:p text:style-name="Standard">1 - ii xvi</text:p>
      <text:p text:style-name="Standard">2 - nonagesimo tercio</text:p>
      <text:p text:style-name="Standard">3 - Anno quo supra die sabbati xxia marcii capitulantibus dominis</text:p>
      <text:p text:style-name="Standard">4 - P. Decano</text:p>
      <text:p text:style-name="Standard">5 - Inhabitum est domino Egidio Pinelli presbytero ne de cetero sit ausus</text:p>
      <text:p text:style-name="Standard">6 - H. Cantore</text:p>
      <text:p text:style-name="Standard">7 - dicere nec dicat domino Johanni Moqueti nec cuiquam alteri de ecclesia aliques</text:p>
      <text:p text:style-name="Standard">8 - G. archidiaconuo ecclesie</text:p>
      <text:p text:style-name="Standard">9 - Pine</text:p>
      <text:p text:style-name="Standard">10 - Injurias vel faciat sub pena perdicionis habitus et privacionis</text:p>
      <text:p text:style-name="Standard">11 - Sy. succentore</text:p>
      <text:p text:style-name="Standard">12 - chori . Et similiter inhabitum est dicto domino Johanni Moqueti . Et ulterius</text:p>
      <text:p text:style-name="Standard">13 - Ar. Jausserandi</text:p>
      <text:p text:style-name="Standard">14 - moquet</text:p>
      <text:p text:style-name="Standard">15 - Forceti</text:p>
      <text:p text:style-name="Standard">16 - ipsi assecuraverunt se invicem et unus alterum ad usus et consuetis</text:p>
      <text:p text:style-name="Standard">17 - P.</text:p>
      <text:p text:style-name="Standard">18 - B. de Thierno</text:p>
      <text:p text:style-name="Standard"><text:soft-page-break/>19 - Curie Parisiensis hoc est sub pena carcis perpetui</text:p>
      <text:p text:style-name="Standard">20 - de Mongeria</text:p>
      <text:p text:style-name="Standard">21 - R.</text:p>
      <text:p text:style-name="Standard">22 - de Lorriaco</text:p>
      <text:p text:style-name="Standard">23 - Peceptum est domino Camerario clerico quod de medietate proventuum</text:p>
      <text:p text:style-name="Standard">24 - *</text:p>
      <text:p text:style-name="Standard">25 - Hue</text:p>
      <text:p text:style-name="Standard">26 - Capellanie domini Martini le Prisie solvatur creditoribus cuilibet</text:p>
      <text:p text:style-name="Standard">27 - Le presieu</text:p>
      <text:p text:style-name="Standard">28 - de Albyaco</text:p>
      <text:p text:style-name="Standard">29 - pro rata / et altera medietas convertetur in servicium ipsius capellani</text:p>
      <text:p text:style-name="Standard">30 - G.</text:p>
      <text:p text:style-name="Standard">31 - de Alneolo</text:p>
      <text:p text:style-name="Standard">32 - PPaillardi</text:p>
      <text:p text:style-name="Standard">33 - G</text:p>
      <text:p text:style-name="Standard">34 - Deliberatum est quod processus exempcionis ecclesie insinuetur</text:p>
      <text:p text:style-name="Standard">35 - Cheval</text:p>
      <text:p text:style-name="Standard">36 - Fedelli</text:p>
      <text:p text:style-name="Standard">37 - G</text:p>
      <text:p text:style-name="Standard">38 - domino Officiali Parisiense et requiratur graciose quod revocet illa que</text:p>
      <text:p text:style-name="Standard">39 - P. Roberti</text:p>
      <text:p text:style-name="Standard">40 - fecit in personas dominorum Jacobi equi et Johannis de quansi presbyterorum</text:p>
      <text:p text:style-name="Standard">41 - de Sancto Petro</text:p>
      <text:p text:style-name="Standard">42 - T</text:p>
      <text:p text:style-name="Standard">43 - Ay</text:p>
      <text:p text:style-name="Standard">44 - de Maignaco</text:p>
      <text:p text:style-name="Standard">45 - subdiaconus ecclesie</text:p>
      <text:p text:style-name="Standard">46 - *.</text:p>
      <text:p text:style-name="Standard">47 - de Pompodorio infirmus</text:p>
      <text:p text:style-name="Standard">48 - Datus est terminus domino Johanni de Chanloto ut solvat unum</text:p>
      <text:p text:style-name="Standard">49 - Regis</text:p>
      <text:p text:style-name="Standard">50 - francum quem debet pro quodam emenda hinc ad pasta</text:p>
      <text:p text:style-name="Standard">51 - Ph. de Salione</text:p>
      <text:p text:style-name="Standard">52 - x s.</text:p>
      <text:p text:style-name="Standard">53 - de socto</text:p>
      <text:p text:style-name="Standard">54 - Vicarius Dominus Michael Pichardi procurator enomincorum Sancti Mederici ex parte</text:p>
      <text:p text:style-name="Standard"><text:soft-page-break/>55 - dictorum canonicorum presentavit dominum Robertum estat ad vicariam</text:p>
      <text:p text:style-name="Standard">56 - quam solebat obtinere dominus Jacobus equi qui juravit obedieciam</text:p>
      <text:p text:style-name="Standard">57 - et reverenciam dominis et debite deservire in dominis in dicta ecclesia</text:p>
      <text:p text:style-name="Standard">58 - et fiat installatus</text:p>
      <text:p text:style-name="Standard">59 - Billardi</text:p>
      <text:p text:style-name="Standard">60 - Dominus Aubertus Billardi fuit oneratus de recuperando arreragia ordinariam debita ecclesie</text:p>
      <text:p text:style-name="Standard">61 - et officiis ejusdem et juravit ea bene et fideliter recuperare / et de recuperatis reddere bonum compotum</text:p>
      <text:p text:style-name="Standard">62 - et legalem quociens fuerit requisitus.</text:p>
      <text:p text:style-name="Standard">63 - Deliberatum est quod mandetur Johannes Condigeri clericus Sancti Medeici ad martis ut affecat</text:p>
      <text:p text:style-name="Standard">64 - claves quas habet ad causam clericalius officii</text:p>
      <text:p text:style-name="Standard">=FRAN_0393_10908_L.jpg=</text:p>
      <text:p text:style-name="Standard">1 - no</text:p>
      <text:p text:style-name="Standard">2 - 3</text:p>
      <text:p text:style-name="Standard">3 - Anno quo supra die martis post cculi xxiii marcii capitulantibus dominis</text:p>
      <text:p text:style-name="Standard">4 - P. Decano</text:p>
      <text:p text:style-name="Standard">5 - H. Cantore</text:p>
      <text:p text:style-name="Standard">6 - Ordinatum est quod mandetur ad parmo capellni hHelyas</text:p>
      <text:p text:style-name="Standard">7 - G. archidiacono ecclesie</text:p>
      <text:p text:style-name="Standard">8 - de Chenaco pro repparacionibus domus sue.</text:p>
      <text:p text:style-name="Standard">9 - Sy. succentore</text:p>
      <text:p text:style-name="Standard">10 - de Pompodorio</text:p>
      <text:p text:style-name="Standard">11 - +P. Roberti</text:p>
      <text:p text:style-name="Standard">12 - Ar. Jausserandi</text:p>
      <text:p text:style-name="Standard">13 - J. de Karolay</text:p>
      <text:p text:style-name="Standard">14 - P. Forteti</text:p>
      <text:p text:style-name="Standard">15 - de Mongeria</text:p>
      <text:p text:style-name="Standard">16 - *1</text:p>
      <text:p text:style-name="Standard">17 - B. de Thierno</text:p>
      <text:p text:style-name="Standard">18 - Hue</text:p>
      <text:p text:style-name="Standard">19 - *.</text:p>
      <text:p text:style-name="Standard">20 - de Putheolis</text:p>
      <text:p text:style-name="Standard">21 - 4</text:p>
      <text:p text:style-name="Standard">22 - Au. Regine</text:p>
      <text:p text:style-name="Standard">23 - Ordinatum est quod vicus inter ecclesias beate Marie</text:p>
      <text:p text:style-name="Standard">24 - G. de Alvcolo</text:p>
      <text:p text:style-name="Standard"><text:soft-page-break/>25 - et Sancti Dyonisii de Passa mundetur et fient</text:p>
      <text:p text:style-name="Standard">26 - R.</text:p>
      <text:p text:style-name="Standard">27 - de Lorriaco</text:p>
      <text:p text:style-name="Standard">28 - claves per clericum fabrice qui recupperabit</text:p>
      <text:p text:style-name="Standard">29 - de Sancto Petro</text:p>
      <text:p text:style-name="Standard">30 - T8</text:p>
      <text:p text:style-name="Standard">31 - peccuniam clavium ab illes qui recipient claves.</text:p>
      <text:p text:style-name="Standard">32 - de Sanctis</text:p>
      <text:p text:style-name="Standard">33 - **</text:p>
      <text:p text:style-name="Standard">34 - N. de Ordeimonte</text:p>
      <text:p text:style-name="Standard">35 - G. Fedelli</text:p>
      <text:p text:style-name="Standard">36 - T. Houcie</text:p>
      <text:p text:style-name="Standard">37 - J. Regis</text:p>
      <text:p text:style-name="Standard">38 - Voygnon</text:p>
      <text:p text:style-name="Standard">39 - Ay. de Maignaco</text:p>
      <text:p text:style-name="Standard">40 - An. Grangerii</text:p>
      <text:p text:style-name="Standard">41 - Anno quo supra die jovis post oculi xxvia marcii capitulantibus dominis</text:p>
      <text:p text:style-name="Standard">42 - P. Decanus</text:p>
      <text:p text:style-name="Standard">43 - Domini L. de Mongeria et R. de Lorriaco deputati sunt ad visitandum</text:p>
      <text:p text:style-name="Standard">44 - domum sitam prope senctum Landericum pro repparacionibus faciendis</text:p>
      <text:p text:style-name="Standard">45 - H. Cantor</text:p>
      <text:p text:style-name="Standard">46 - G. archidiacono ecclesie</text:p>
      <text:p text:style-name="Standard">47 - H. Cantor et R. de Lorriaco dati sunt commissarii ad</text:p>
      <text:p text:style-name="Standard">48 - Sy. succentore</text:p>
      <text:p text:style-name="Standard">49 - audience compotum clerici fabrice</text:p>
      <text:p text:style-name="Standard">50 - 3</text:p>
      <text:p text:style-name="Standard">51 - de Lorrics</text:p>
      <text:p text:style-name="Standard">52 - N. de Soeto</text:p>
      <text:p text:style-name="Standard">53 - preceptum est notarius quod faciat inventarium bonorum</text:p>
      <text:p text:style-name="Standard">54 - blemn</text:p>
      <text:p text:style-name="Standard">55 - B. de Thiano</text:p>
      <text:p text:style-name="Standard">56 - reppertorum in camera domini Johannis de Velleblani capicerii</text:p>
      <text:p text:style-name="Standard">57 - de Mongeria</text:p>
      <text:p text:style-name="Standard">58 - 2</text:p>
      <text:p text:style-name="Standard">59 - ecclesie Pars.ens que camera sita est retro potum cupri in vico</text:p>
      <text:p text:style-name="Standard">60 - Hue</text:p>
      <text:p text:style-name="Standard"><text:soft-page-break/>61 - Sancte Marine et hoc fuit quia verberat cum gladrio suo</text:p>
      <text:p text:style-name="Standard">62 - An Regine</text:p>
      <text:p text:style-name="Standard">63 - quendam dictum Stephanum Brye ex qua ubera ciomne postmodum</text:p>
      <text:p text:style-name="Standard">64 - de Bordis</text:p>
      <text:p text:style-name="Standard">65 - mors fuit subsequta.</text:p>
      <text:p text:style-name="Standard">66 - N. de Ordeimonte</text:p>
      <text:p text:style-name="Standard">67 - Estienne le feure a adjourné messeineurs a mardin a trois</text:p>
      <text:p text:style-name="Standard">68 - G. Fedelli</text:p>
      <text:p text:style-name="Standard">69 - Hemnes aprés midi devant messeigneurs pere Bochet president en</text:p>
      <text:p text:style-name="Standard">70 - R. de Putheoli</text:p>
      <text:p text:style-name="Standard">71 - par lement a la requeste du procureur du roy pour veoir prens</text:p>
      <text:p text:style-name="Standard">72 - Ph. de Salione</text:p>
      <text:p text:style-name="Standard">73 - un adjorint en la cause de l'imunité du cloistre et du</text:p>
      <text:p text:style-name="Standard">74 - Ay. de Maignaco</text:p>
      <text:p text:style-name="Standard">75 - guet ordinaire des subgrez et ad ce sont commis</text:p>
      <text:p text:style-name="Standard">76 - J. de Karolay</text:p>
      <text:p text:style-name="Standard">77 - G. de Alneolo et R. de Lorriaco</text:p>
      <text:p text:style-name="Standard">78 - Voygnon</text:p>
      <text:p text:style-name="Standard">79 - G. de Alnerlo</text:p>
      <text:p text:style-name="Standard">=FRAN_0393_10909_L.jpg=</text:p>
      <text:p text:style-name="Standard">1 - nonagesimo te</text:p>
      <text:p text:style-name="Standard">2 - iiii xvii</text:p>
      <text:p text:style-name="Standard">3 - Anno predico die sabbati post oclesi xxviiia marcii capitulantibus dominis</text:p>
      <text:p text:style-name="Standard">4 - P. Decano</text:p>
      <text:p text:style-name="Standard">5 - Placetur dominis quod magister Guillelmus de Alneolo habeat domum</text:p>
      <text:p text:style-name="Standard">6 - G. archidiacono ecclesie</text:p>
      <text:p text:style-name="Standard">7 - domini decani Belvacensis pro repparacionibus necesaris quas ipse</text:p>
      <text:p text:style-name="Standard">8 - Sy. succentore</text:p>
      <text:p text:style-name="Standard">9 - tenebitur facere et parvam dinum solvere</text:p>
      <text:p text:style-name="Standard">10 - *</text:p>
      <text:p text:style-name="Standard">11 - de Karolay</text:p>
      <text:p text:style-name="Standard">12 - *</text:p>
      <text:p text:style-name="Standard">13 - de Pompodorio</text:p>
      <text:p text:style-name="Standard">14 - *.</text:p>
      <text:p text:style-name="Standard">15 - de Ordeimonte</text:p>
      <text:p text:style-name="Standard">16 - Martin de Nenville clerc prisonnier detenu pour la</text:p>
      <text:p text:style-name="Standard"><text:soft-page-break/>17 - +J.</text:p>
      <text:p text:style-name="Standard">18 - de socto</text:p>
      <text:p text:style-name="Standard">19 - bateure faicte par l'uy en cloistre en la personne de</text:p>
      <text:p text:style-name="Standard">20 - Forteti</text:p>
      <text:p text:style-name="Standard">21 - *</text:p>
      <text:p text:style-name="Standard">22 - Guillelmum Regnier / a esté deluvre present ledit Guillelmum</text:p>
      <text:p text:style-name="Standard">23 - de Mongeria</text:p>
      <text:p text:style-name="Standard">24 - s</text:p>
      <text:p text:style-name="Standard">25 - qui lya pardonne la dite bateure / et ledite Martin la</text:p>
      <text:p text:style-name="Standard">26 - Hue</text:p>
      <text:p text:style-name="Standard">27 - G</text:p>
      <text:p text:style-name="Standard">28 - admiende a messeigneurs et a promis de faire un brevet</text:p>
      <text:p text:style-name="Standard">29 - de Putheolis</text:p>
      <text:p text:style-name="Standard">30 - de C. lbr. par. pour l'admende.</text:p>
      <text:p text:style-name="Standard">31 - de Alneolo</text:p>
      <text:p text:style-name="Standard">32 - G</text:p>
      <text:p text:style-name="Standard">33 - Ph. de Salione</text:p>
      <text:p text:style-name="Standard">34 - Commissum est notarious quod faciat informacionem pro parte</text:p>
      <text:p text:style-name="Standard">35 - Fedelli</text:p>
      <text:p text:style-name="Standard">36 - G</text:p>
      <text:p text:style-name="Standard">37 - Johannis Cordigeri clerici de Sancto Mederico super vita et conteresaioem</text:p>
      <text:p text:style-name="Standard">38 - Doygnon</text:p>
      <text:p text:style-name="Standard">39 - ipsius in parrochia Sancti Mederici et servicio quod facit ibidem.</text:p>
      <text:p text:style-name="Standard">40 - Chanteprime</text:p>
      <text:p text:style-name="Standard">41 - Ay. de Maignaco</text:p>
      <text:p text:style-name="Standard">42 - *</text:p>
      <text:p text:style-name="Standard">43 - Regis</text:p>
      <text:p text:style-name="Standard">44 - x vii s. vid.</text:p>
      <text:p text:style-name="Standard">45 - Anno predicto die martis post letare ultima marcii capitulantibus dominis</text:p>
      <text:p text:style-name="Standard">46 - P. Decano</text:p>
      <text:p text:style-name="Standard">47 - Prebenda subdyaconalis Sancti Johannis Rotudi vacans</text:p>
      <text:p text:style-name="Standard">48 - H. Cantore</text:p>
      <text:p text:style-name="Standard">49 - per mortem Tassini de Vinay collata est Johanni con</text:p>
      <text:p text:style-name="Standard">50 - archidiaconus ecclesie</text:p>
      <text:p text:style-name="Standard">51 - G.</text:p>
      <text:p text:style-name="Standard">52 - stantini macicoto ecclesie / qui juravit in forma.</text:p>
      <text:p text:style-name="Standard"><text:soft-page-break/>53 - Succentor</text:p>
      <text:p text:style-name="Standard">54 - Sy</text:p>
      <text:p text:style-name="Standard">55 - e au chei</text:p>
      <text:p text:style-name="Standard">56 - s</text:p>
      <text:p text:style-name="Standard">57 - de Karolay capellani</text:p>
      <text:p text:style-name="Standard">58 - N.</text:p>
      <text:p text:style-name="Standard">59 - de Ordeomonte</text:p>
      <text:p text:style-name="Standard">60 - obtinebat dum decessit dominus Johannes La Buffe et</text:p>
      <text:p text:style-name="Standard">61 - de socto</text:p>
      <text:p text:style-name="Standard">62 - *</text:p>
      <text:p text:style-name="Standard">63 - juravit in forma et fuit installatus</text:p>
      <text:p text:style-name="Standard">64 - v</text:p>
      <text:p text:style-name="Standard">65 - Forteti</text:p>
      <text:p text:style-name="Standard">66 - Dominus Bricius Monachi presbyter fuit receptus ad capellaniam</text:p>
      <text:p text:style-name="Standard">67 - de Lorriaco</text:p>
      <text:p text:style-name="Standard">68 - P</text:p>
      <text:p text:style-name="Standard">69 - ad altare Bartholomei et Vincente vacantes per mortem domini</text:p>
      <text:p text:style-name="Standard">70 - de Thierno</text:p>
      <text:p text:style-name="Standard">71 - 2.</text:p>
      <text:p text:style-name="Standard">72 - Stephani quadrigarii in ecclesia Paris.ensi qui juravit in forma</text:p>
      <text:p text:style-name="Standard">73 - de Mongeria</text:p>
      <text:p text:style-name="Standard">74 - L.</text:p>
      <text:p text:style-name="Standard">75 - et fuit installatus</text:p>
      <text:p text:style-name="Standard">76 - Hue</text:p>
      <text:p text:style-name="Standard">77 - *</text:p>
      <text:p text:style-name="Standard">78 - 1</text:p>
      <text:p text:style-name="Standard">79 - G</text:p>
      <text:p text:style-name="Standard">80 - de Putheo s</text:p>
      <text:p text:style-name="Standard">81 - Hebertus Berengarii factus est macicotus loco constantim et</text:p>
      <text:p text:style-name="Standard">82 - de Sanctis</text:p>
      <text:p text:style-name="Standard">83 - ille qui erat spe factus est clericus matutinarum et antiquiorum</text:p>
      <text:p text:style-name="Standard">84 - G.</text:p>
      <text:p text:style-name="Standard">85 - de AHneolo</text:p>
      <text:p text:style-name="Standard">86 - puerorum post ipsum factus est spe scilicet Michael Bruneau</text:p>
      <text:p text:style-name="Standard">87 - T.</text:p>
      <text:p text:style-name="Standard">88 - de Sancto Petro</text:p>
      <text:p text:style-name="Standard"><text:soft-page-break/>89 - preceptum est domino Symoni prepositi quod hinc ad festum Sancti Johannis</text:p>
      <text:p text:style-name="Standard">90 - G.</text:p>
      <text:p text:style-name="Standard">91 - Fedelli</text:p>
      <text:p text:style-name="Standard">92 - celebret missas pro deffunctis in ecclesia Parisiensis in parvo altari</text:p>
      <text:p text:style-name="Standard">93 - Pli.</text:p>
      <text:p text:style-name="Standard">94 - de Salione</text:p>
      <text:p text:style-name="Standard">95 - et ipse Symon non consserut et quia non consserut fuit tet</text:p>
      <text:p text:style-name="Standard">96 - Hocie</text:p>
      <text:p text:style-name="Standard">97 - T.</text:p>
      <text:p text:style-name="Standard">98 - monitus ut pareat mandatum dominorum / et ipse protestaius fuit de apelali</text:p>
      <text:p text:style-name="Standard">99 - Voygnon</text:p>
      <text:p text:style-name="Standard">100 - et pecuitu instrumentum</text:p>
      <text:p text:style-name="Standard">101 - Regis</text:p>
      <text:p text:style-name="Standard">102 - xii s. vi.</text:p>
      <text:p text:style-name="Standard">103 - Paillardi</text:p>
      <text:p text:style-name="Standard">104 - 3</text:p>
      <text:p text:style-name="Standard">105 - M. de Maignaco</text:p>
      <text:p text:style-name="Standard">=FRAN_0393_10910_L.jpg=</text:p>
      <text:p text:style-name="Standard">1 - q</text:p>
      <text:p text:style-name="Standard">2 - Prrud nonagegesimo terris</text:p>
      <text:p text:style-name="Standard">3 - Anno predicoo die jovris post letare iia mensis apostoli capitulantibus dominis</text:p>
      <text:p text:style-name="Standard">4 - P. Decano</text:p>
      <text:p text:style-name="Standard">5 - Deliberatum est quod id quod debetur per officiarios ecclesie</text:p>
      <text:p text:style-name="Standard">6 - H. Cantore</text:p>
      <text:p text:style-name="Standard">7 - deffuncto magistro Johanni de Guignicurte dividatur</text:p>
      <text:p text:style-name="Standard">8 - G. archidiacono ecclesie</text:p>
      <text:p text:style-name="Standard">9 - mediatim / et una pers convertetur pro suo servicio faciende</text:p>
      <text:p text:style-name="Standard">10 - Gy.</text:p>
      <text:p text:style-name="Standard">11 - Succentore</text:p>
      <text:p text:style-name="Standard">12 - in ecclesia Parisienses / et altera pars tradetur executoribus</text:p>
      <text:p text:style-name="Standard">13 - de Pompodorio</text:p>
      <text:p text:style-name="Standard">14 - pro tumba sua facienda</text:p>
      <text:p text:style-name="Standard">15 - de Karolay</text:p>
      <text:p text:style-name="Standard">16 - Dominus Philipps Burgensis resignavit canonicatum et prebendam quos</text:p>
      <text:p text:style-name="Standard">17 - de Lorriaco</text:p>
      <text:p text:style-name="Standard">18 - tenebat in ecclesia Sancti Stephani de Gressibus causa permutacionis</text:p>
      <text:p text:style-name="Standard"><text:soft-page-break/>19 - Forteti</text:p>
      <text:p text:style-name="Standard">20 - P.</text:p>
      <text:p text:style-name="Standard">21 - faciendi cum magistro Guillelmo denisete ad capellaniam quas</text:p>
      <text:p text:style-name="Standard">22 - de Mongeria</text:p>
      <text:p text:style-name="Standard">23 - obtinetu. et fuerunt collati ipsi canonicus et prebenda dicto G.</text:p>
      <text:p text:style-name="Standard">24 - B. de Thierno</text:p>
      <text:p text:style-name="Standard">25 - qui juravit in forma / et quia fuit dictum ipsi G. quod</text:p>
      <text:p text:style-name="Standard">26 - Hue</text:p>
      <text:p text:style-name="Standard">27 - dictum beneficium erat litigiosum ipse respondit et</text:p>
      <text:p text:style-name="Standard">28 - R</text:p>
      <text:p text:style-name="Standard">29 - de Putheolis</text:p>
      <text:p text:style-name="Standard">30 - promisit stare ordinacioni dominorum super hiio que predictam</text:p>
      <text:p text:style-name="Standard">31 - G.</text:p>
      <text:p text:style-name="Standard">32 - de Alneolo</text:p>
      <text:p text:style-name="Standard">33 - litem possunt tangere salva sua consiencia</text:p>
      <text:p text:style-name="Standard">34 - +</text:p>
      <text:p text:style-name="Standard">35 - de socto</text:p>
      <text:p text:style-name="Standard">36 - Paillardi</text:p>
      <text:p text:style-name="Standard">37 - Deliberatum est quod arrestentur fructus vicarie</text:p>
      <text:p text:style-name="Standard">38 - P</text:p>
      <text:p text:style-name="Standard">39 - magistri Stephani Boussardi</text:p>
      <text:p text:style-name="Standard">40 - Ay. de Maignaco</text:p>
      <text:p text:style-name="Standard">41 - VVoygnon</text:p>
      <text:p text:style-name="Standard">42 - Anno predicto die sabbati post letare iiiia aprilis capitulantibus dominis</text:p>
      <text:p text:style-name="Standard">43 - P. Decano</text:p>
      <text:p text:style-name="Standard">44 - Dominus Johannes notarii presbyter executor testamentis domini Johannis</text:p>
      <text:p text:style-name="Standard">45 - Sy</text:p>
      <text:p text:style-name="Standard">46 - Succentore</text:p>
      <text:p text:style-name="Standard">47 - 2</text:p>
      <text:p text:style-name="Standard">48 - la Buffe capellani in ecclesia Parisiense qui decessit in domo sua</text:p>
      <text:p text:style-name="Standard">49 - N.</text:p>
      <text:p text:style-name="Standard">50 - de Ordeimnte</text:p>
      <text:p text:style-name="Standard">51 - prope Sanctum Lendericum submisit execucionem ipsius testamentis</text:p>
      <text:p text:style-name="Standard">52 - *.</text:p>
      <text:p text:style-name="Standard">53 - e Karolay</text:p>
      <text:p text:style-name="Standard">54 - dominus de capitulo / et tradidit copiam testamenti et inventam</text:p>
      <text:p text:style-name="Standard"><text:soft-page-break/>55 - de Pompodorio</text:p>
      <text:p text:style-name="Standard">56 - et promisit portare in capitulo originalia quamcicius potit</text:p>
      <text:p text:style-name="Standard">57 - 49.</text:p>
      <text:p text:style-name="Standard">58 - de socto</text:p>
      <text:p text:style-name="Standard">59 - P.</text:p>
      <text:p text:style-name="Standard">60 - Forteti</text:p>
      <text:p text:style-name="Standard">61 - fuit intimatum et dictum magistro Stephano Boussardi quam</text:p>
      <text:p text:style-name="Standard">62 - de Mongeria</text:p>
      <text:p text:style-name="Standard">63 - L</text:p>
      <text:p text:style-name="Standard">64 - con suetudo erat in ecclesia Parisienses quod quando aliquod beneficim</text:p>
      <text:p text:style-name="Standard">65 - B. de Thierno</text:p>
      <text:p text:style-name="Standard">66 - erat litigiosum quod fractus debebant sequestrari et</text:p>
      <text:p text:style-name="Standard">67 - R.</text:p>
      <text:p text:style-name="Standard">68 - de Putheolis</text:p>
      <text:p text:style-name="Standard">69 - ideo domini ordinaverant quod fructus sub vicarie que erat</text:p>
      <text:p text:style-name="Standard">70 - de Alneolo</text:p>
      <text:p text:style-name="Standard">71 - G.</text:p>
      <text:p text:style-name="Standard">72 - litigiosa ut intllerant / sequestrarentur / et ipse S.</text:p>
      <text:p text:style-name="Standard">73 - s</text:p>
      <text:p text:style-name="Standard">74 - Hue</text:p>
      <text:p text:style-name="Standard">75 - respondit quod si domini vellent ei restituere denarios</text:p>
      <text:p text:style-name="Standard">76 - de Salione</text:p>
      <text:p text:style-name="Standard">77 - +P.</text:p>
      <text:p text:style-name="Standard">78 - quos ipse solverat pro pane capitulari ipse libenter</text:p>
      <text:p text:style-name="Standard">79 - desisceret a servicio in sua vicaria faciendo et sic in</text:p>
      <text:p text:style-name="Standard">80 - G. Fedelli</text:p>
      <text:p text:style-name="Standard">81 - reciperet et de hoc requisivit eos . de quibus dominus decanus</text:p>
      <text:p text:style-name="Standard">82 - Ay. de Maignaco</text:p>
      <text:p text:style-name="Standard">83 - Roberti</text:p>
      <text:p text:style-name="Standard">84 - maxime de sua interiacione petiit instrumntum / et ipse s</text:p>
      <text:p text:style-name="Standard">85 - P</text:p>
      <text:p text:style-name="Standard">86 - Voygnon</text:p>
      <text:p text:style-name="Standard">87 - de suis responsione et requisige presentis colino</text:p>
      <text:p text:style-name="Standard">88 - trepereau et quodam carpentario qui ipso die</text:p>
      <text:p text:style-name="Standard">89 - G. Paillardi</text:p>
      <text:p text:style-name="Standard">90 - pecierat pecanam a magistro Johanne de Karolay</text:p>
      <text:p text:style-name="Standard"><text:soft-page-break/>91 - furmus de Vaudelay et pressorium pro vii. lb. parisiensis tradatur Johanni d Chemin reservata</text:p>
      <text:p text:style-name="Standard">92 - omioda justia in locis et eciam carceribus ad ponendum animalia que debent incarcerari.</text:p>
      <text:p text:style-name="Standard">=FRAN_0393_10911_L.jpg=</text:p>
      <text:p text:style-name="Standard">1 - iiiix xix</text:p>
      <text:p text:style-name="Standard">2 - nonagesimo tercio</text:p>
      <text:p text:style-name="Standard">3 - 57</text:p>
      <text:p text:style-name="Standard">4 - Religiosi de Sancto Victore et magister Germanus Paillardi sunt concordes quod quilibet eorum habeat</text:p>
      <text:p text:style-name="Standard">5 - medietatem panis quadragesime quem dicti religiosi petebant eis debere per obitum</text:p>
      <text:p text:style-name="Standard">6 - L. de Maignaco quondam canonici Parisiensis et hoc pro asta vice tament nostro sine prejudicio ecclesie</text:p>
      <text:p text:style-name="Standard">7 - Magister Guido Custelli capellanus in ecclesia Parisie ad altare beate Anne fuit promotus ad acolitatus</text:p>
      <text:p text:style-name="Standard">8 - omoti ad ordines ceterosque minores ordines in ecclesia Sancte Kratherine de Valle scolarium per dominum Parisiensium episcopum</text:p>
      <text:p text:style-name="Standard">9 - Johannes Constantimi canonico Sancti Johannis Rotundi fuit promotus ibidem ad subditus</text:p>
      <text:p text:style-name="Standard">10 - Bartholomeus de Paenes capellanus in ecclesia Parisiensis ad altare Sancti Marcialis ad subditue</text:p>
      <text:p text:style-name="Standard">11 - Petrus Anselini capellanis in ecclesia Sancti Benedicti ad altare Sancti Johannis Euvangeliste ad prebratum</text:p>
      <text:p text:style-name="Standard">12 - Anno predico die martis post judica viia aprilis capitulantibus dominis</text:p>
      <text:p text:style-name="Standard">13 - P. Decano</text:p>
      <text:p text:style-name="Standard">14 - prebendaius Sancti Victoris habuit gratam relictonem quam in precedenti capitulo</text:p>
      <text:p text:style-name="Standard">15 - H. Cantore</text:p>
      <text:p text:style-name="Standard">16 - fecerat magister G. Paillardi super debato moto inter ipsum et dictum prebendam</text:p>
      <text:p text:style-name="Standard">17 - Succentore</text:p>
      <text:p text:style-name="Standard">18 - Sy</text:p>
      <text:p text:style-name="Standard">19 - de Mongeria</text:p>
      <text:p text:style-name="Standard">20 - pro pare de lo et quadragitum et hoc sine prejudicio ecclesie</text:p>
      <text:p text:style-name="Standard">21 - L</text:p>
      <text:p text:style-name="Standard">22 - de Pompodorio</text:p>
      <text:p text:style-name="Standard">23 - sz</text:p>
      <text:p text:style-name="Standard">24 - s</text:p>
      <text:p text:style-name="Standard">25 - Deliberatum est quod illa platea vacua coram sancto Maturino a parte</text:p>
      <text:p text:style-name="Standard">26 - 4</text:p>
      <text:p text:style-name="Standard">27 - de Lorriaco</text:p>
      <text:p text:style-name="Standard">28 - Sancti Benedicti sita tradatur alicui qui eam recipere voluerit et quod</text:p>
      <text:p text:style-name="Standard">29 - + P.</text:p>
      <text:p text:style-name="Standard"><text:soft-page-break/>30 - Roberti</text:p>
      <text:p text:style-name="Standard">31 - defalcetur certa porcio de redditibus quos ecclesia percipit ibidem</text:p>
      <text:p text:style-name="Standard">32 - 4</text:p>
      <text:p text:style-name="Standard">33 - de socco</text:p>
      <text:p text:style-name="Standard">34 - *.</text:p>
      <text:p text:style-name="Standard">35 - dum nostro defalcetur eciam silis porcio quos alii ibidem percipiunt</text:p>
      <text:p text:style-name="Standard">36 - P.</text:p>
      <text:p text:style-name="Standard">37 - Forteti</text:p>
      <text:p text:style-name="Standard">38 - proviso quod semper ecclesia percipiat primitus et ante omnes suum redditu</text:p>
      <text:p text:style-name="Standard">39 - B.</text:p>
      <text:p text:style-name="Standard">40 - de Thierno</text:p>
      <text:p text:style-name="Standard">41 - prout ana percipiebat</text:p>
      <text:p text:style-name="Standard">42 - Hue</text:p>
      <text:p text:style-name="Standard">43 - *</text:p>
      <text:p text:style-name="Standard">44 - Ph. de Falione</text:p>
      <text:p text:style-name="Standard">45 - remissa est emenda domini Symonis prepositi presbyteri in sancto Benedico</text:p>
      <text:p text:style-name="Standard">46 - de Alneolo</text:p>
      <text:p text:style-name="Standard">47 - G</text:p>
      <text:p text:style-name="Standard">48 - capellani ad unum fuacorum que erat tax ad duos fraceorum quem promisit solve</text:p>
      <text:p text:style-name="Standard">49 - G.</text:p>
      <text:p text:style-name="Standard">50 - Paillardi</text:p>
      <text:p text:style-name="Standard">51 - hinc ad quammodo.</text:p>
      <text:p text:style-name="Standard">52 - Ly</text:p>
      <text:p text:style-name="Standard">53 - Gop</text:p>
      <text:p text:style-name="Standard">54 - de Karolay</text:p>
      <text:p text:style-name="Standard">55 - Deliberatum est quod magister Johannes de Karolay solvat operario</text:p>
      <text:p text:style-name="Standard">56 - de maignaco</text:p>
      <text:p text:style-name="Standard">57 - qui fecit repparaciones in orlyaco illud quod debetur sib. de resta</text:p>
      <text:p text:style-name="Standard">58 - Voygnon</text:p>
      <text:p text:style-name="Standard">59 - s</text:p>
      <text:p text:style-name="Standard">60 - dictarum repparacionum / et ipse Karolay habebit recuisum super dominos</text:p>
      <text:p text:style-name="Standard">61 - 1</text:p>
      <text:p text:style-name="Standard">62 - de Ordeiomonte</text:p>
      <text:p text:style-name="Standard">63 - N</text:p>
      <text:p text:style-name="Standard">64 - olim ibidem prebendatos.</text:p>
      <text:p text:style-name="Standard">65 - Fedelli</text:p>
      <text:p text:style-name="Standard"><text:soft-page-break/>66 - C</text:p>
      <text:p text:style-name="Standard">67 - regis</text:p>
      <text:p text:style-name="Standard">68 - Dominus Aymericus de Maignaco promisit solvere x. fr. infra dem</text:p>
      <text:p text:style-name="Standard">69 - xix s. vi d.</text:p>
      <text:p text:style-name="Standard">70 - 3</text:p>
      <text:p text:style-name="Standard">71 - dominicam magistro Egidio Abbatis procuratori ecclesie in parlamento quos</text:p>
      <text:p text:style-name="Standard">72 - sibi debebat magister Leonardus de Maignaco fratr sugon</text:p>
      <text:p text:style-name="Standard">73 - Domini contentantur quod decanus Belvacensi solvat cuilibet dominorum infra</text:p>
      <text:p text:style-name="Standard">74 - licitacionem in capitulo verentes unum fcrum pro vendicione domus sue</text:p>
      <text:p text:style-name="Standard">75 - claustralis. et magister G. de Alneolo parvum viium</text:p>
      <text:p text:style-name="Standard">=FRAN_0393_10912_L.jpg=</text:p>
      <text:p text:style-name="Standard">1 - nonagesimo tercio</text:p>
      <text:p text:style-name="Standard">2 - Anno quo supra die jovis post judica ixa mensis apostoli capitulantibus dominis</text:p>
      <text:p text:style-name="Standard">3 - P. Decano</text:p>
      <text:p text:style-name="Standard">4 - Expeditum est quod tradatur domino Roberto Hembourt</text:p>
      <text:p text:style-name="Standard">5 - M. Cantore</text:p>
      <text:p text:style-name="Standard">6 - canonico Sancti Dyonisii de Passu illud quod debebatur.</text:p>
      <text:p text:style-name="Standard">7 - archidiacono ecclesie</text:p>
      <text:p text:style-name="Standard">8 - G.</text:p>
      <text:p text:style-name="Standard">9 - predecesseri suo pro repparacionibus domus sue claustrarioni</text:p>
      <text:p text:style-name="Standard">10 - Sy. succentor</text:p>
      <text:p text:style-name="Standard">11 - proviso quod ipse obliget se ad repparaciones neccsrias</text:p>
      <text:p text:style-name="Standard">12 - de Pompodorio</text:p>
      <text:p text:style-name="Standard">13 - I.</text:p>
      <text:p text:style-name="Standard">14 - faciendas</text:p>
      <text:p text:style-name="Standard">15 - B. de Chierno</text:p>
      <text:p text:style-name="Standard">16 - *</text:p>
      <text:p text:style-name="Standard">17 - de Karolay</text:p>
      <text:p text:style-name="Standard">18 - Dominus Aarchidiaconus ecclesie dicto de Josayo opposuit se</text:p>
      <text:p text:style-name="Standard">19 - P</text:p>
      <text:p text:style-name="Standard">20 - de socto</text:p>
      <text:p text:style-name="Standard">21 - expedicioni bonorum domini Johannis la Buffe deffuncti</text:p>
      <text:p text:style-name="Standard">22 - P.</text:p>
      <text:p text:style-name="Standard">23 - Forteti</text:p>
      <text:p text:style-name="Standard">24 - et commissum est magistro Petro Forteti quod informet</text:p>
      <text:p text:style-name="Standard">25 - R.</text:p>
      <text:p text:style-name="Standard"><text:soft-page-break/>26 - de Lorriaco</text:p>
      <text:p text:style-name="Standard">27 - se si in capellania quam de serviebat ipse deffunctus</text:p>
      <text:p text:style-name="Standard">28 - fuerunt umquam missale et calix.</text:p>
      <text:p text:style-name="Standard">29 - l.</text:p>
      <text:p text:style-name="Standard">30 - de Mongeria</text:p>
      <text:p text:style-name="Standard">31 - *</text:p>
      <text:p text:style-name="Standard">32 - Hue</text:p>
      <text:p text:style-name="Standard">33 - Deliberatum est quod domini P. Forteti et Caularius</text:p>
      <text:p text:style-name="Standard">34 - G. de Alneolo</text:p>
      <text:p text:style-name="Standard">35 - clericus loquantur adhuc cum domino Officalio Parisiensi pro</text:p>
      <text:p text:style-name="Standard">36 - Fedelli</text:p>
      <text:p text:style-name="Standard">37 - G</text:p>
      <text:p text:style-name="Standard">38 - capellani ecclesie etc. et habita responsione ipsius providebitur</text:p>
      <text:p text:style-name="Standard">39 - P. de Castro</text:p>
      <text:p text:style-name="Standard">40 - si procedetur contra eum per viam caius novitatis alias per</text:p>
      <text:p text:style-name="Standard">41 - .</text:p>
      <text:p text:style-name="Standard">42 - Voygnon</text:p>
      <text:p text:style-name="Standard">43 - moicionem</text:p>
      <text:p text:style-name="Standard">44 - G. Paillardi</text:p>
      <text:p text:style-name="Standard">45 - Preceptum est magistro puerorum chori quod ipse faciat</text:p>
      <text:p text:style-name="Standard">46 - Ay. de Maignaco</text:p>
      <text:p text:style-name="Standard">47 - repparari ortum domus puerorum moderatis tamen sumptibus</text:p>
      <text:p text:style-name="Standard">48 - Regis</text:p>
      <text:p text:style-name="Standard">49 - et allocabitur quod ibidem exponet in compotis suis</text:p>
      <text:p text:style-name="Standard">50 - +P.</text:p>
      <text:p text:style-name="Standard">51 - Roberti</text:p>
      <text:p text:style-name="Standard">52 - +Ph. de Salione</text:p>
      <text:p text:style-name="Standard">53 - Placet dominus quod magister fratres et sorores domus Dei</text:p>
      <text:p text:style-name="Standard">54 - obligent se magistro P. de Castro qui vult eis</text:p>
      <text:p text:style-name="Standard">55 - dare duo milia fatrum pro celebrando cotidie unam</text:p>
      <text:p text:style-name="Standard">56 - missam submissa voce in eorum capella et per Augmenen</text:p>
      <text:p text:style-name="Standard">57 - nuimnroin fratrum de uno.</text:p>
      <text:p text:style-name="Standard">58 - Deliberatum est quod omnes servitores claustri pertantes sequilimum equorum ad terrale</text:p>
      <text:p text:style-name="Standard">59 - ponantur in carere et solvant quinque solidous pro emenda quorum xii. denariois dabuntur</text:p>
      <text:p text:style-name="Standard">60 - primo servienti qui eos duxerit ad carcerem et alii iiiior erunt ad placitum dominorum / et exeranei</text:p>
      <text:p text:style-name="Standard">61 - ponetur in carceribus et emendabunt</text:p>
      <text:p text:style-name="Standard"><text:soft-page-break/>=FRAN_0393_10913_L.jpg=</text:p>
      <text:p text:style-name="Standard">1 - nonagesimo tri</text:p>
      <text:p text:style-name="Standard">2 - x0</text:p>
      <text:p text:style-name="Standard">3 - 1</text:p>
      <text:p text:style-name="Standard">4 - Anno precto die sabbati post judica xia aplis capitulantibus dominis</text:p>
      <text:p text:style-name="Standard">5 - P. Decano</text:p>
      <text:p text:style-name="Standard">6 - G. archidiacono ecclesie</text:p>
      <text:p text:style-name="Standard">7 - Deliberatum est quod recipiatur in albis puer quem</text:p>
      <text:p text:style-name="Standard">8 - Sy.</text:p>
      <text:p text:style-name="Standard">9 - Succentore</text:p>
      <text:p text:style-name="Standard">10 - magister puerorum presentavit ad probandum si fuerit util</text:p>
      <text:p text:style-name="Standard">11 - 4</text:p>
      <text:p text:style-name="Standard">12 - de Karolay</text:p>
      <text:p text:style-name="Standard">13 - R</text:p>
      <text:p text:style-name="Standard">14 - de Lorriaco</text:p>
      <text:p text:style-name="Standard">15 - Magister Johannes de Socto procurator magistri Richardi</text:p>
      <text:p text:style-name="Standard">16 - Recepcio</text:p>
      <text:p text:style-name="Standard">17 - 4</text:p>
      <text:p text:style-name="Standard">18 - de socto</text:p>
      <text:p text:style-name="Standard">19 - belet fuit receptus ad capellaniam in ecclesia Parisiene vacante</text:p>
      <text:p text:style-name="Standard">20 - capellani</text:p>
      <text:p text:style-name="Standard">21 - P. Forteti</text:p>
      <text:p text:style-name="Standard">22 - per obitum domini Johannis de Sancto Prisco salvo jure culibet</text:p>
      <text:p text:style-name="Standard">23 - B. de Thierno</text:p>
      <text:p text:style-name="Standard">24 - et juravit in forma.</text:p>
      <text:p text:style-name="Standard">25 - de Putheolis</text:p>
      <text:p text:style-name="Standard">26 - Re</text:p>
      <text:p text:style-name="Standard">27 - G. de Ahneolo</text:p>
      <text:p text:style-name="Standard">28 - *</text:p>
      <text:p text:style-name="Standard">29 - Voygnon</text:p>
      <text:p text:style-name="Standard">30 - G. Fedelli</text:p>
      <text:p text:style-name="Standard">31 - G. Paillardi</text:p>
      <text:p text:style-name="Standard">32 - Ay. de Maignaco</text:p>
      <text:p text:style-name="Standard">33 - Regis</text:p>
      <text:p text:style-name="Standard">34 - de Mongeria</text:p>
      <text:p text:style-name="Standard">35 - +. P. Roberti</text:p>
      <text:p text:style-name="Standard"><text:soft-page-break/>36 - viii s.</text:p>
      <text:p text:style-name="Standard">37 - Ph. de Salione</text:p>
      <text:p text:style-name="Standard">38 - Anno predicto de Lune post Ronos xii apilli capitulantibus domin</text:p>
      <text:p text:style-name="Standard">39 - P. Decano</text:p>
      <text:p text:style-name="Standard">40 - archidiacono ecclesie</text:p>
      <text:p text:style-name="Standard">41 - G0</text:p>
      <text:p text:style-name="Standard">42 - Johannes Fabri clericus domini Cardinalis de Luva presentavit licteras</text:p>
      <text:p text:style-name="Standard">43 - Sy. Succentore</text:p>
      <text:p text:style-name="Standard">44 - ipsius domini Cardinalis super collacione capellanie ad altare Sancti Johannis</text:p>
      <text:p text:style-name="Standard">45 - de Karolay</text:p>
      <text:p text:style-name="Standard">46 - Baptiste quam obtinebat in ecclesia Paris. deffunctus dominus Johannes</text:p>
      <text:p text:style-name="Standard">47 - 1</text:p>
      <text:p text:style-name="Standard">48 - de socco</text:p>
      <text:p text:style-name="Standard">49 - de Sancto preseo / et petebat ad ipsam adjicti et recipi et</text:p>
      <text:p text:style-name="Standard">50 - de Pompodorio</text:p>
      <text:p text:style-name="Standard">51 - E</text:p>
      <text:p text:style-name="Standard">52 - in possessionem poni sed fuit ei responsam quod erat unus</text:p>
      <text:p text:style-name="Standard">53 - P.</text:p>
      <text:p text:style-name="Standard">54 - Forteti</text:p>
      <text:p text:style-name="Standard">55 - impetrans in possessionem ipsius positus fere erat mensis</text:p>
      <text:p text:style-name="Standard">56 - 2.</text:p>
      <text:p text:style-name="Standard">57 - de Mongeria</text:p>
      <text:p text:style-name="Standard">58 - 2</text:p>
      <text:p text:style-name="Standard">59 - de Thierno</text:p>
      <text:p text:style-name="Standard">60 - Dominus marcialis nepotis presbyter procurator Johannis de Vineto</text:p>
      <text:p text:style-name="Standard">61 - *</text:p>
      <text:p text:style-name="Standard">62 - Hue</text:p>
      <text:p text:style-name="Standard">63 - fuit receptus ad capellaniam Beati Leonardi in ecclesia Pars.</text:p>
      <text:p text:style-name="Standard">64 - R.</text:p>
      <text:p text:style-name="Standard">65 - de Putheolis</text:p>
      <text:p text:style-name="Standard">66 - vacantes per mortem engueralimi benedicti servitoris papere</text:p>
      <text:p text:style-name="Standard">67 - *.</text:p>
      <text:p text:style-name="Standard">68 - de Sanctis</text:p>
      <text:p text:style-name="Standard">69 - vigore gracie sibi facte per dominum nostrum papam qui juravit</text:p>
      <text:p text:style-name="Standard">70 - de Alneolo</text:p>
      <text:p text:style-name="Standard">71 - G</text:p>
      <text:p text:style-name="Standard"><text:soft-page-break/>72 - in forma et fuitur installatus.</text:p>
      <text:p text:style-name="Standard">73 - de Sancto Petro</text:p>
      <text:p text:style-name="Standard">74 - T</text:p>
      <text:p text:style-name="Standard">75 - Fedelli</text:p>
      <text:p text:style-name="Standard">76 - G.</text:p>
      <text:p text:style-name="Standard">77 - Ph. de Salione</text:p>
      <text:p text:style-name="Standard">78 - + P.</text:p>
      <text:p text:style-name="Standard">79 - Roberti</text:p>
      <text:p text:style-name="Standard">80 - Voygnon</text:p>
      <text:p text:style-name="Standard">81 - ii s. vi d. Ay. de Maignac</text:p>
      <text:p text:style-name="Standard">=FRAN_0393_10914_L.jpg=</text:p>
      <text:p text:style-name="Standard">1 - gz</text:p>
      <text:p text:style-name="Standard">2 - Anno predicto die mercurii xva aprilis capitulantibus dominis</text:p>
      <text:p text:style-name="Standard">3 - P. Decano</text:p>
      <text:p text:style-name="Standard">4 - Sy. succentore</text:p>
      <text:p text:style-name="Standard">5 - Placet dominis tractatus habitus cum Radulfo le nour</text:p>
      <text:p text:style-name="Standard">6 - sz</text:p>
      <text:p text:style-name="Standard">7 - de Pompodorio</text:p>
      <text:p text:style-name="Standard">8 - hostiario parlamenti de conquestis immollibus que</text:p>
      <text:p text:style-name="Standard">9 - Ar. Jausserandi</text:p>
      <text:p text:style-name="Standard">10 - uxor sua nuper in testamo suo legavit domui Dei</text:p>
      <text:p text:style-name="Standard">11 - *</text:p>
      <text:p text:style-name="Standard">12 - de Karolay</text:p>
      <text:p text:style-name="Standard">13 - dum nostro declaret illa conquesta et quod fiat tractatus</text:p>
      <text:p text:style-name="Standard">14 - +P.</text:p>
      <text:p text:style-name="Standard">15 - Roberti</text:p>
      <text:p text:style-name="Standard">16 - cum ipso de declaratis conquestis et non alias ut si nfuturo</text:p>
      <text:p text:style-name="Standard">17 - P.</text:p>
      <text:p text:style-name="Standard">18 - Forteti</text:p>
      <text:p text:style-name="Standard">19 - Veniret ad noticiam quod fuissent plura conquesta quod</text:p>
      <text:p text:style-name="Standard">20 - ipsa applicari possint domui Dei</text:p>
      <text:p text:style-name="Standard">21 - de Mongeria</text:p>
      <text:p text:style-name="Standard">22 - 28</text:p>
      <text:p text:style-name="Standard">23 - B. de Thierno</text:p>
      <text:p text:style-name="Standard">24 - Jehan Aleaume sergent a verge a dit a chapitre</text:p>
      <text:p text:style-name="Standard">25 - 2.</text:p>
      <text:p text:style-name="Standard"><text:soft-page-break/>26 - de Putheos</text:p>
      <text:p text:style-name="Standard">27 - adjournement et segnefie que par vertu dune taxacion de despens</text:p>
      <text:p text:style-name="Standard">28 - G.</text:p>
      <text:p text:style-name="Standard">29 - de Ahneolo</text:p>
      <text:p text:style-name="Standard">30 - T.</text:p>
      <text:p text:style-name="Standard">31 - de Sancto Petro</text:p>
      <text:p text:style-name="Standard">32 - donnee contre eulx a cause des clers de matines et</text:p>
      <text:p text:style-name="Standard">33 - G.</text:p>
      <text:p text:style-name="Standard">34 - Fedelli</text:p>
      <text:p text:style-name="Standard">35 - pour Thomas de nully changeur de la soime</text:p>
      <text:p text:style-name="Standard">36 - T Pl.</text:p>
      <text:p text:style-name="Standard">37 - de Salione</text:p>
      <text:p text:style-name="Standard">38 - de viii lb. vi s. viii d. p. il a pris et mis en</text:p>
      <text:p text:style-name="Standard">39 - Hocie</text:p>
      <text:p text:style-name="Standard">40 - T</text:p>
      <text:p text:style-name="Standard">41 - la main du roy tout le temporel a cause des din clery</text:p>
      <text:p text:style-name="Standard">42 - P.</text:p>
      <text:p text:style-name="Standard">43 - Chanteprime</text:p>
      <text:p text:style-name="Standard">44 - de matines et monseigneur le deyen ou nom de chapitre</text:p>
      <text:p text:style-name="Standard">45 - G.</text:p>
      <text:p text:style-name="Standard">46 - Paillardi</text:p>
      <text:p text:style-name="Standard">47 - s'est opposez pour ce que pour trop petité somme</text:p>
      <text:p text:style-name="Standard">48 - Ay. de Maignaco</text:p>
      <text:p text:style-name="Standard">49 - il prenoit trop grant gaige / et pour ce ledite sernegent</text:p>
      <text:p text:style-name="Standard">50 - J.</text:p>
      <text:p text:style-name="Standard">51 - Voygnon</text:p>
      <text:p text:style-name="Standard">52 - a adjourné chapitre au premier jour plaidoyable</text:p>
      <text:p text:style-name="Standard">53 - de socto</text:p>
      <text:p text:style-name="Standard">54 - aprés Pasques en chastellet devant le prevost</text:p>
      <text:p text:style-name="Standard">55 - de Paris pour verir vendre ledit temporel et pour</text:p>
      <text:p text:style-name="Standard">56 - dire leur opposicion</text:p>
      <text:p text:style-name="Standard">57 - Dictum est Guillelmo Auffert procurator clericorum matutinalium quod solvat dicto Thomme de</text:p>
      <text:p text:style-name="Standard">58 - nully dictas viii° lb. etc. infra diem premecai post quamo</text:p>
      <text:p text:style-name="Standard">59 - G. de Alncolo et J. de Soco deputati sunt ad loquentum statim cum domino Officalis ut</text:p>
      <text:p text:style-name="Standard">60 - revocet illa que fecit contra dominos . J. de quarisi et Jacobum equi. subditus ecclesie</text:p>
      <text:p text:style-name="Standard"><text:soft-page-break/>61 - Johannes Regis capellani in ecclesia Seplactoi capellanie ad altare Sancti Vultui de Luca resignavit</text:p>
      <text:p text:style-name="Standard">62 - causa permutacionis faceem cum domino Dyonisio regis capellanio in ecclesia Parisiens ad altare Sancti Marcialis</text:p>
      <text:p text:style-name="Standard">63 - ad ipsam capellaniam Sancti Marcialis et fuit collata ipsi domino Dyonisis qui juravit in forma</text:p>
      <text:p text:style-name="Standard">64 - Collacio</text:p>
      <text:p text:style-name="Standard">65 - et fuit installatus / et viceversa dictus dominus Dyonisius resignavit dictam Sancti Marcialis</text:p>
      <text:p text:style-name="Standard">66 - capellaniam causa permutacionis cum dicto Johanne ad ipsam capellaniam sancti Vultu / que fuit sibi collata et</text:p>
      <text:p text:style-name="Standard">67 - juravit</text:p>
      <text:p text:style-name="Standard">68 - Camerarius clericus solvet iii fr. pro scripturis factis in lite contra cogerum de la poterie</text:p>
      <text:p text:style-name="Standard">69 - et tradet ipsos magistro Egidio abbatis procuratori ecclesie in parlament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9cm" fo:margin-bottom="0.199cm" style:contextual-spacing="false" fo:line-height="110%" fo:text-align="start" style:justify-single-word="false" fo:orphans="2" fo:widows="2" style:writing-mode="lr-tb">
        <style:tab-stops/>
      </style:paragraph-properties>
      <style:text-properties style:font-name="Times New Roman2" fo:font-family="'Times New Roman'" style:font-style-name="Regular" style:font-family-generic="roman" style:font-pitch="variable"/>
    </style:style>
    <style:style style:name="Heading" style:family="paragraph" loext:hidden="true" style:hidden="true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TML_20_Preformatted" style:display-name="HTML Preformatted" style:family="paragraph" loext:hidden="true" style:hidden="true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entrée" style:family="paragraph" loext:hidden="true" style:hidden="true" style:parent-style-name="Standard" style:auto-update="true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letter-spacing="0.035cm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Date1" style:family="paragraph" loext:hidden="true" style:hidden="true" style:parent-style-name="Standard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conclusion" style:family="paragraph" loext:hidden="true" style:hidden="true" style:parent-style-name="Standard" style:default-outline-level="">
      <style:paragraph-properties fo:margin-top="0cm" fo:margin-bottom="0.212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loext:hidden="true" style:hidden="true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loext:hidden="true" style:hidden="true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tyle1" style:family="paragraph" loext:hidden="true" style:hidden="true" style:parent-style-name="Date1" style:default-outline-level="">
      <style:paragraph-properties fo:keep-with-next="always"/>
      <style:text-properties fo:text-transform="uppercase"/>
    </style:style>
    <style:style style:name="Style2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Style3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List_20_Paragraph" style:display-name="List Paragraph" style:family="paragraph" loext:hidden="true" style:hidden="true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age-année" style:family="paragraph" loext:hidden="true" style:hidden="true" style:parent-style-name="Style1" style:default-outline-level="">
      <style:paragraph-properties fo:margin-top="0.635cm" fo:margin-bottom="0.212cm" style:contextual-spacing="false"/>
    </style:style>
    <style:style style:name="nombre_20_pc" style:display-name="nombre pc" style:family="paragraph" loext:hidden="true" style:hidden="true" style:parent-style-name="conclusion" style:default-outline-level="">
      <style:text-properties fo:font-variant="small-caps"/>
    </style:style>
    <style:style style:name="Footnote" style:family="paragraph" loext:hidden="true" style:hidden="true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itre1" style:family="paragraph" style:parent-style-name="Standard" style:default-outline-level="1" style:list-style-name="">
      <style:paragraph-properties fo:margin-top="0.7cm" fo:margin-bottom="0.7cm" style:contextual-spacing="false" fo:text-align="center" style:justify-single-word="false">
        <style:tab-stops/>
      </style:paragraph-properties>
      <style:text-properties style:font-name="Times New Roman2" fo:font-family="'Times New Roman'" style:font-style-name="Regular" style:font-family-generic="roman" style:font-pitch="variable" fo:font-size="14pt" fo:font-weight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Drawing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llustration" style:family="paragraph" loext:hidden="true" style:hidden="true" style:parent-style-name="Caption" style:class="extra"/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loext:hidden="true" style:hidden="true" style:parent-style-name="Caption" style:class="extra"/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loext:hidden="true" style:hidden="true" style:parent-style-name="Caption" style:class="extra"/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_5f_endp_5f_non-deliberation" style:display-name="_endp_non-deliberation" style:family="paragraph" style:parent-style-name="Standard">
      <loext:graphic-properties draw:fill="solid" draw:fill-color="#dee7e5"/>
      <style:paragraph-properties fo:margin-left="1.3cm" fo:margin-right="1.3cm" fo:margin-top="0.199cm" fo:margin-bottom="0.4cm" style:contextual-spacing="false" fo:line-height="110%" fo:text-indent="0cm" style:auto-text-indent="false" fo:background-color="#dee7e5" fo:padding="0.199cm" fo:border="none">
        <style:tab-stops/>
      </style:paragraph-properties>
      <style:text-properties style:font-name="Arial1" fo:font-family="Arial" style:font-style-name="Normal" style:font-family-generic="swiss" style:font-pitch="variable" fo:font-size="9pt"/>
    </style:style>
    <style:style style:name="_5f_endp_5f_person-list" style:display-name="_endp_person-list" style:family="paragraph" style:parent-style-name="Standard" style:list-style-name="List_20_1">
      <style:paragraph-properties fo:margin-top="0cm" fo:margin-bottom="0cm" style:contextual-spacing="false" fo:line-height="110%"/>
    </style:style>
    <style:style style:name="Préformaté_20_HTML_20_Car" style:display-name="Préformaté HTML Car" style:family="text" loext:hidden="true" style:hidden="true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loext:hidden="true" style:hidden="true">
      <style:text-properties fo:font-size="8pt" style:font-size-asian="8pt" style:font-size-complex="8pt"/>
    </style:style>
    <style:style style:name="Commentaire_20_Car" style:display-name="Commentaire Car" style:family="text" loext:hidden="true" style:hidden="true">
      <style:text-properties fo:font-size="10pt" style:font-size-asian="10pt" style:font-size-complex="10pt"/>
    </style:style>
    <style:style style:name="Objet_20_du_20_commentaire_20_Car" style:display-name="Objet du commentaire Car" style:family="text" loext:hidden="true" style:hidden="true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Style2_20_Car" style:display-name="Style2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3_20_Car" style:display-name="Style3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1_20_Car" style:display-name="Style1 Car" style:family="text" loext:hidden="true" style:hidden="true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page-année_20_Car" style:display-name="page-année Car" style:family="text" loext:hidden="true" style:hidden="true" style:parent-style-name="Style1_20_Car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Note_20_de_20_bas_20_de_20_page_20_Car" style:display-name="Note de bas de page Car" style:family="text" loext:hidden="true" style:hidden="true">
      <style:text-properties fo:font-size="10pt" style:font-size-asian="10pt" style:font-size-complex="10pt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endp_5f_date" style:display-name="_endp_date" style:family="text">
      <style:text-properties style:font-name="Times New Roman" fo:font-family="'Times New Roman'" style:font-family-generic="roman" style:font-pitch="variable" fo:font-size="11pt" officeooo:rsid="0017caaf" fo:background-color="#afd095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 loext:hidden="true" style:hidden="true"/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Drop_20_Caps" style:display-name="Drop Caps" style:family="text" loext:hidden="true" style:hidden="true"/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_5f_endp_5f_frm" style:display-name="_endp_frm" style:family="text">
      <style:text-properties style:font-name="Times New Roman" fo:font-family="'Times New Roman'" style:font-family-generic="roman" style:font-pitch="variable" fo:font-size="11pt" fo:background-color="#fff5ce" style:font-size-asian="11pt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rwin Smith</meta:initial-creator>
    <meta:editing-cycles>77</meta:editing-cycles>
    <meta:print-date>2023-01-31T21:48:00</meta:print-date>
    <meta:creation-date>2023-01-30T15:29:00</meta:creation-date>
    <dc:date>2023-07-11T16:54:27.380992715</dc:date>
    <meta:editing-duration>P1DT2H51M26S</meta:editing-duration>
    <meta:generator>LibreOffice/7.5.2.2$MacOSX_AARCH64 LibreOffice_project/53bb9681a964705cf672590721dbc85eb4d0c3a2</meta:generator>
    <meta:document-statistic meta:table-count="0" meta:image-count="0" meta:object-count="0" meta:page-count="408" meta:paragraph-count="14053" meta:word-count="99985" meta:character-count="524127" meta:non-whitespace-character-count="438195"/>
    <meta:user-defined meta:name="AppVersion">16.0000</meta:user-defined>
    <meta:user-defined meta:name="Company">UP1</meta:user-defined>
    <meta:template xlink:type="simple" xlink:actuate="onRequest" xlink:title="Normal" xlink:href=""/>
  </office:meta>
</office:document-meta>
</file>